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7382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209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728in" fo:break-before="auto" style:use-optimal-row-height="true"/>
    </style:style>
    <style:style style:name="ro8" style:family="table-row">
      <style:table-row-properties style:row-height="0.8701in" fo:break-before="auto" style:use-optimal-row-height="true"/>
    </style:style>
    <style:style style:name="ro9" style:family="table-row">
      <style:table-row-properties style:row-height="0.5799in" fo:break-before="auto" style:use-optimal-row-height="true"/>
    </style:style>
    <style:style style:name="ro10" style:family="table-row">
      <style:table-row-properties style:row-height="0.2839in" fo:break-before="auto" style:use-optimal-row-height="true"/>
    </style:style>
    <style:style style:name="ro11" style:family="table-row">
      <style:table-row-properties style:row-height="0.848in" fo:break-before="auto" style:use-optimal-row-height="false"/>
    </style:style>
    <style:style style:name="ro12" style:family="table-row">
      <style:table-row-properties style:row-height="0.7457in" fo:break-before="auto" style:use-optimal-row-height="true"/>
    </style:style>
    <style:style style:name="ro13" style:family="table-row">
      <style:table-row-properties style:row-height="0.9118in" fo:break-before="auto" style:use-optimal-row-height="true"/>
    </style:style>
    <style:style style:name="ro14" style:family="table-row">
      <style:table-row-properties style:row-height="1.078in" fo:break-before="auto" style:use-optimal-row-height="true"/>
    </style:style>
    <style:style style:name="ro15" style:family="table-row">
      <style:table-row-properties style:row-height="1.2437in" fo:break-before="auto" style:use-optimal-row-height="true"/>
    </style:style>
    <style:style style:name="ro16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 fo:padding="0.0417in"/>
    </style:style>
    <style:style style:name="ce35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8.G10"/>
    </style:style>
    <style:style style:name="ce4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3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57" style:family="table-cell" style:parent-style-name="Default">
      <style:text-properties fo:font-size="9pt" style:font-size-asian="9pt" style:font-size-complex="9pt"/>
    </style:style>
    <style:style style:name="ce58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62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wrap-option="wrap" fo:border="0.0008in solid #000000"/>
    </style:style>
    <style:style style:name="ce67" style:family="table-cell" style:parent-style-name="Default">
      <style:table-cell-properties fo:background-color="transparent" fo:wrap-option="wrap" fo:border="0.0008in solid #000000"/>
    </style:style>
    <style:style style:name="ce68" style:family="table-cell" style:parent-style-name="Default" style:data-style-name="N60">
      <style:table-cell-properties fo:wrap-option="wrap" fo:border="0.0008in solid #000000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72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008in solid #000000" fo:padding="0.028in"/>
    </style:style>
    <style:style style:name="ce74" style:family="table-cell" style:parent-style-name="Default">
      <style:table-cell-properties fo:background-color="#ff9999" fo:border="0.0008in solid #000000"/>
    </style:style>
    <style:style style:name="ce75" style:family="table-cell" style:parent-style-name="Default">
      <style:table-cell-properties fo:background-color="#ffcc00" fo:border="0.0008in solid #000000"/>
    </style:style>
    <style:style style:name="ce7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7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2" style:family="table-cell" style:parent-style-name="Default"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4" style:family="table-cell" style:parent-style-name="Default"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0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1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2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8" style:family="table-cell" style:parent-style-name="Default"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3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9" style:family="table-cell" style:parent-style-name="Default"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0" style:family="table-cell" style:parent-style-name="Default"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5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1" style:family="table-cell" style:parent-style-name="Default"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6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2" style:family="table-cell" style:parent-style-name="Default"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7" style:family="table-cell" style:parent-style-name="Default">
      <style:table-cell-properties fo:background-color="#ff950e" fo:border="0.0008in solid #000000"/>
    </style:style>
    <style:style style:name="ce17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7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4" style:family="table-cell" style:parent-style-name="Default"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9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9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5" style:family="table-cell" style:parent-style-name="Default"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0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20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06" style:family="table-cell" style:parent-style-name="Default">
      <style:map style:condition="cell-content()=&quot;Sun&quot;" style:apply-style-name="Không_20_tên4" style:base-cell-address="'Cover Page'.AH1"/>
    </style:style>
    <style:style style:name="ce2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72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45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59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.2">
            <text:p>1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6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8" table:number-columns-repeated="1014"/>
          <table:table-cell table:style-name="ce39" table:number-columns-repeated="4"/>
        </table:table-row>
        <table:table-row table:style-name="ro6">
          <table:table-cell table:style-name="ce33" office:value-type="float" office:value="0.1">
            <text:p>0.1</text:p>
          </table:table-cell>
          <table:table-cell table:style-name="ce35" office:value-type="string">
            <text:p>Initiate and add conten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02">
            <text:p>January 0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3" office:value-type="float" office:value="0.2">
            <text:p>0.2</text:p>
          </table:table-cell>
          <table:table-cell table:style-name="ce35" office:value-type="string">
            <text:p>Remove HuyDNN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03">
            <text:p>January 03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Remove ThuyCNTA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05">
            <text:p>Jan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NhuVNQ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16">
            <text:p>January 16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ThuyNTX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22">
            <text:p>January 2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BinhV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HienV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TaiPA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QuynhNN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PhuTV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7">
            <text:p>February 07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4">
            <text:p>0.4</text:p>
          </table:table-cell>
          <table:table-cell table:style-name="ce34" office:value-type="string">
            <text:p>Remove KienP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28">
            <text:p>February 28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5">
            <text:p>0.5</text:p>
          </table:table-cell>
          <table:table-cell table:style-name="ce34" office:value-type="string">
            <text:p>Remove LongDD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3-13">
            <text:p>March 13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6">
            <text:p>0.6</text:p>
          </table:table-cell>
          <table:table-cell table:style-name="ce34" office:value-type="string">
            <text:p>Remove BinhV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3-13">
            <text:p>March 13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7">
            <text:p>0.7</text:p>
          </table:table-cell>
          <table:table-cell table:style-name="ce34" office:value-type="string">
            <text:p>Add VietL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3">
            <text:p>April 03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7">
            <text:p>0.7</text:p>
          </table:table-cell>
          <table:table-cell table:style-name="ce34" office:value-type="string">
            <text:p>Remove QuynhNN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3">
            <text:p>April 03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7">
            <text:p>0.7</text:p>
          </table:table-cell>
          <table:table-cell table:style-name="ce34" office:value-type="string">
            <text:p>Remove HuyD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3">
            <text:p>April 03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8">
            <text:p>0.8</text:p>
          </table:table-cell>
          <table:table-cell table:style-name="ce34" office:value-type="string">
            <text:p>Remove NhungHT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9">
            <text:p>April 09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8">
            <text:p>0.8</text:p>
          </table:table-cell>
          <table:table-cell table:style-name="ce34" office:value-type="string">
            <text:p>Remove HienV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9">
            <text:p>April 09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9">
            <text:p>0.9</text:p>
          </table:table-cell>
          <table:table-cell table:style-name="ce34" office:value-type="string">
            <text:p>Remove VietL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12">
            <text:p>April 1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9">
            <text:p>0.9</text:p>
          </table:table-cell>
          <table:table-cell table:style-name="ce34" office:value-type="string">
            <text:p>Remove QuangVD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12">
            <text:p>April 1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1">
            <text:p>1.1</text:p>
          </table:table-cell>
          <table:table-cell table:style-name="ce34" office:value-type="string">
            <text:p>Remove KhaiLV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24">
            <text:p>April 24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1">
            <text:p>1.1</text:p>
          </table:table-cell>
          <table:table-cell table:style-name="ce34" office:value-type="string">
            <text:p>Add ThanhC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6-04">
            <text:p>June 04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Remove PhuongPV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6-29">
            <text:p>June 29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Remove HungNC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6-29">
            <text:p>June 29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HanTT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7-02">
            <text:p>July 0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TamHV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7-02">
            <text:p>July 0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NhatN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7-24">
            <text:p>July 24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NhanPV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7-27">
            <text:p>July 27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DaiPD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7-30">
            <text:p>July 30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ViTH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8-07">
            <text:p>August 07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ToanBV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8-08">
            <text:p>August 08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5" office:value-type="string">
            <text:p>Add AnhNK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8-15">
            <text:p>August 1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5" office:value-type="string">
            <text:p>Add ThinhCT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8-15">
            <text:p>August 1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5" office:value-type="string">
            <text:p>Add AnhNVN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8-20">
            <text:p>August 20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3">
            <text:p>1.3</text:p>
          </table:table-cell>
          <table:table-cell table:style-name="ce35" office:value-type="string">
            <text:p>Remove HaTT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8-27">
            <text:p>August 27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4">
            <text:p>1.4</text:p>
          </table:table-cell>
          <table:table-cell table:style-name="ce35" office:value-type="string">
            <text:p>Remove HiepNH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9-04">
            <text:p>September 04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4">
            <text:p>1.4</text:p>
          </table:table-cell>
          <table:table-cell table:style-name="ce35" office:value-type="string">
            <text:p>Add KhanhVH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9-04">
            <text:p>September 04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4">
            <text:p>1.4</text:p>
          </table:table-cell>
          <table:table-cell table:style-name="ce35" office:value-type="string">
            <text:p>Remove MaiNTT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9-04">
            <text:p>September 04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4">
            <text:p>1.4</text:p>
          </table:table-cell>
          <table:table-cell table:style-name="ce35" office:value-type="string">
            <text:p>Add DauDQ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9-07">
            <text:p>September 07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4">
            <text:p>1.4</text:p>
          </table:table-cell>
          <table:table-cell table:style-name="ce35" office:value-type="string">
            <text:p>Add NhungLM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9-11">
            <text:p>September 11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4">
            <text:p>1.4</text:p>
          </table:table-cell>
          <table:table-cell table:style-name="ce35" office:value-type="string">
            <text:p>Remove KhanhVH from sheet Oct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9-11">
            <text:p>September 11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5">
            <text:p>1.5</text:p>
          </table:table-cell>
          <table:table-cell table:style-name="ce35" office:value-type="string">
            <text:p>Remove VietBA from sheet Oct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9-24">
            <text:p>September 24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5">
            <text:p>1.5</text:p>
          </table:table-cell>
          <table:table-cell table:style-name="ce35" office:value-type="string">
            <text:p>Add LocNB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9-24">
            <text:p>September 24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6">
            <text:p>1.6</text:p>
          </table:table-cell>
          <table:table-cell table:style-name="ce35" office:value-type="string">
            <text:p>Add LongDD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10-01">
            <text:p>October 01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6">
            <text:p>1.6</text:p>
          </table:table-cell>
          <table:table-cell table:style-name="ce35" office:value-type="string">
            <text:p>Remove ThaoDTN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10-01">
            <text:p>October 01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6">
            <text:p>1.6</text:p>
          </table:table-cell>
          <table:table-cell table:style-name="ce35" office:value-type="string">
            <text:p>Add SangLT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10-02">
            <text:p>October 02, 2018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34" office:value-type="float" office:value="1.6">
            <text:p>1.6</text:p>
          </table:table-cell>
          <table:table-cell table:style-name="ce35" office:value-type="string">
            <text:p>Add KhanhNN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10-05">
            <text:p>October 05, 2018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34">
          <table:table-cell table:style-name="ce12" table:number-columns-repeated="1018"/>
          <table:table-cell table:number-columns-repeated="4"/>
        </table:table-row>
        <table:table-row table:style-name="ro2" table:number-rows-repeated="98309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8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7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ce65"/>
        <table:table-column table:style-name="co20" table:default-cell-style-name="Default"/>
        <table:table-column table:style-name="co21" table:default-cell-style-name="Default"/>
        <table:table-column table:style-name="co7" table:number-columns-repeated="1009" table:default-cell-style-name="Default"/>
        <table:table-row table:style-name="ro7">
          <table:table-cell table:style-name="ce40" office:value-type="string">
            <text:p>Tổng hợp ngày nghỉ 2018</text:p>
          </table:table-cell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7" table:number-rows-repeated="4">
          <table:table-cell table:style-name="ce40"/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8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7" office:value-type="string">
            <text:p>Remaining Leave Days From 2017</text:p>
          </table:table-cell>
          <table:table-cell table:style-name="ce47" office:value-type="string">
            <office:annotation draw:style-name="gr1" draw:text-style-name="P1" svg:width="3.4126in" svg:height="1.3232in" svg:x="4.2114in" svg:y="0.4547in" draw:caption-point-x="-0.7689in" draw:caption-point-y="0.9091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7 MOVE TO 2018</text:p>
          </table:table-cell>
          <table:table-cell table:style-name="ce47" office:value-type="string">
            <office:annotation draw:style-name="gr2" draw:text-style-name="P1" svg:width="1.1413in" svg:height="0.5457in" svg:x="4.724in" svg:y="0.6831in" draw:caption-point-x="-0.2402in" draw:caption-point-y="0.6807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8</text:p>
          </table:table-cell>
          <table:table-cell table:style-name="ce47" office:value-type="string">
            <text:p>Working To</text:p>
          </table:table-cell>
          <table:table-cell table:style-name="ce47" office:value-type="string">
            <office:annotation draw:style-name="gr3" draw:text-style-name="P1" svg:width="1.1413in" svg:height="0.7012in" svg:x="6.7047in" svg:y="0.6831in" draw:caption-point-x="-0.2622in" draw:caption-point-y="0.6807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8</text:p>
          </table:table-cell>
          <table:table-cell table:style-name="ce54" office:value-type="string">
            <office:annotation draw:style-name="gr2" draw:text-style-name="P1" svg:width="1.1413in" svg:height="0.5457in" svg:x="7.8642in" svg:y="0.6831in" draw:caption-point-x="-0.2402in" draw:caption-point-y="0.6807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9" office:value-type="string">
            <office:annotation draw:style-name="gr4" draw:text-style-name="P1" svg:width="1.1413in" svg:height="0.3902in" svg:x="9.0303in" svg:y="0.6831in" draw:caption-point-x="-0.2402in" draw:caption-point-y="0.6807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7" office:value-type="string">
            <text:p>Remaining Leave Days</text:p>
          </table:table-cell>
          <table:table-cell table:style-name="ce47" office:value-type="string">
            <text:p>Extended Leave Days</text:p>
          </table:table-cell>
          <table:table-cell table:style-name="ce47" office:value-type="string">
            <text:p>Leave Days Already Subtracted From Salary</text:p>
          </table:table-cell>
          <table:table-cell table:style-name="ce47" office:value-type="string">
            <text:p>Leave Days Seniority (over 3 years)</text:p>
          </table:table-cell>
          <table:table-cell table:style-name="ce47" office:value-type="string">
            <office:annotation office:display="true" draw:style-name="gr5" draw:text-style-name="P1" svg:width="1.9224in" svg:height="1.4787in" svg:x="15.6535in" svg:y="1.1571in" draw:caption-point-x="-1.4484in" draw:caption-point-y="0.2063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09"/>
        </table:table-row>
        <table:table-row table:style-name="ro9">
          <table:table-cell table:style-name="ce4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8-13">
            <text:p>08/13/18</text:p>
          </table:table-cell>
          <table:table-cell table:style-name="ce50" table:formula="of:=IF(YEAR(NOW())&gt;YEAR([.E7]);DATE(YEAR([.E7]);12;31);NOW())" office:value-type="date" office:date-value="2018-10-09T14:45:52.02">
            <text:p>10/09/18</text:p>
          </table:table-cell>
          <table:table-cell table:style-name="ce52" table:formula="of:= IF(MONTH([.F7])=MONTH([.E7]) ; IF(NETWORKDAYS([.E7];[.E7]) &lt; NETWORKDAYS(DATE(YEAR([.E7]);MONTH([.E7]);1);EOMONTH([.E7];0)) / 2 ; 0 ; 1)  ;  IF( NETWORKDAYS([.E7];EOMONTH([.E7];0)) &lt; NETWORKDAYS(DATE(YEAR([.E7]);MONTH([.E7]);1);EOMONTH([.E7];0))/2  ; 0  ; 1) + IF(MONTH([.F7]) &gt; MONTH([.E7]) ; MONTH([.F7])-MONTH([.E7])-1 ; 0) + IF(NETWORKDAYS(DATE(YEAR([.F7]);MONTH([.F7]);1);[.F7]) &lt;  NETWORKDAYS(DATE(YEAR([.F7]);MONTH([.F7]);1);EOMONTH([.F7];0)) / 2 ; 0 ; 1))" office:value-type="float" office:value="2">
            <text:p>2</text:p>
          </table:table-cell>
          <table:table-cell table:style-name="ce55" table:formula="of:=SUMPRODUCT([Thong_Tin_Ngay_Nghi_201801.$B$3:.$B$53]=[.$B7];[Thong_Tin_Ngay_Nghi_201801.$C$3:.$C$53]) +  SUMPRODUCT([Thong_Tin_Ngay_Nghi_201802.$B$3:.$B$55]=[.$B7];[Thong_Tin_Ngay_Nghi_201802.$C$3:.$C$55]) + SUMPRODUCT([Thong_Tin_Ngay_Nghi_201803.$B$3:.$B$49]=[.$B7];[Thong_Tin_Ngay_Nghi_201803.$C$3:.$C$49])" office:value-type="float" office:value="0">
            <text:p>0</text:p>
          </table:table-cell>
          <table:table-cell table:style-name="ce60" table:formula="of:=SUMPRODUCT([Thong_Tin_Ngay_Nghi_201801.$B$3:.$B$54]=[.$B7];[Thong_Tin_Ngay_Nghi_201801.$C$3:.$C$54])+SUMPRODUCT([Thong_Tin_Ngay_Nghi_201802.$B$3:.$B$56]=[.$B7];[Thong_Tin_Ngay_Nghi_201802.$C$3:.$C$56])+SUMPRODUCT([Thong_Tin_Ngay_Nghi_201803.$B$3:.$B$50]=[.$B7];[Thong_Tin_Ngay_Nghi_201803.$C$3:.$C$50])+SUMPRODUCT([Thong_Tin_Ngay_Nghi_201804.$B$3:.$B$49]=[.$B7];[Thong_Tin_Ngay_Nghi_201804.$C$3:.$C$49])+SUMPRODUCT([Thong_Tin_Ngay_Nghi_201805.$B$3:.$B$47]=[.$B7];[Thong_Tin_Ngay_Nghi_201805.$C$3:.$C$47])+SUMPRODUCT([Thong_Tin_Ngay_Nghi_201806.$B$3:.$B$51]=[.$B7];[Thong_Tin_Ngay_Nghi_201806.$C$3:.$C$51])+SUMPRODUCT([Thong_Tin_Ngay_Nghi_201807.$B$3:.$B$57]=[.$B7];[Thong_Tin_Ngay_Nghi_201807.$C$3:.$C$57])+SUMPRODUCT([Thong_Tin_Ngay_Nghi_201808.$B$3:.$B$62]=[.$B7];[Thong_Tin_Ngay_Nghi_201808.$C$3:.$C$62])+SUMPRODUCT([Thong_Tin_Ngay_Nghi_201809.$B$3:.$B$61]=[.$B7];[Thong_Tin_Ngay_Nghi_201809.$C$3:.$C$61])+SUMPRODUCT([Thong_Tin_Ngay_Nghi_201810.$B$3:.$B$59]=[.$B7];[Thong_Tin_Ngay_Nghi_201810.$C$3:.$C$59])+SUMPRODUCT([Thong_Tin_Ngay_Nghi_201811.$B$3:.$B$60]=[.$B7];[Thong_Tin_Ngay_Nghi_201811.$C$3:.$C$60])+ SUMPRODUCT([Thong_Tin_Ngay_Nghi_201812.$B$3:.$B$59]=[.$B7];[Thong_Tin_Ngay_Nghi_201812.$C$3:.$C$59])" office:value-type="float" office:value="7">
            <text:p>7</text:p>
          </table:table-cell>
          <table:table-cell table:style-name="ce48" table:formula="of:=IF(DATE(YEAR([.F7]);MONTH([.F7]);DAY([.F7]))&lt;=DATE(YEAR([.F7]);3;31); [.D7]-[.H7] + [.G7]; IF([.H7]-[.D7]&lt;0;[.H7] + [.G7] -[.I7];[.G7]+[.D7]-[.I7]))" office:value-type="float" office:value="-5">
            <text:p>-5</text:p>
          </table:table-cell>
          <table:table-cell table:style-name="ce48"/>
          <table:table-cell table:style-name="ce48" table:formula="of:=2.5" office:value-type="float" office:value="2.5">
            <text:p>2.5</text:p>
          </table:table-cell>
          <table:table-cell table:style-name="ce63"/>
          <table:table-cell table:style-name="ce48" table:formula="of:=[.J7]+[.L7] +[.K7]+[.M7]" office:value-type="float" office:value="-2.5">
            <text:p>-2.5</text:p>
          </table:table-cell>
          <table:table-cell table:style-name="ce66" office:value-type="string">
            <text:p>Những ngày nghỉ này đã trừ vào lương → sẽ ko trừ vào phép nữa: </text:p>
            <text:p>- Tháng 9: 2.5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8-20">
            <text:p>08/20/18</text:p>
          </table:table-cell>
          <table:table-cell table:style-name="ce50" table:formula="of:=IF(YEAR(NOW())&gt;YEAR([.E8]);DATE(YEAR([.E8]);12;31);NOW())" office:value-type="date" office:date-value="2018-10-09T14:45:52.03">
            <text:p>10/09/18</text:p>
          </table:table-cell>
          <table:table-cell table:style-name="ce52" table:formula="of:= IF(MONTH([.F8])=MONTH([.E8]) ; IF(NETWORKDAYS([.E8];[.E8]) &lt; NETWORKDAYS(DATE(YEAR([.E8]);MONTH([.E8]);1);EOMONTH([.E8];0)) / 2 ; 0 ; 1)  ;  IF( NETWORKDAYS([.E8];EOMONTH([.E8];0)) &lt; NETWORKDAYS(DATE(YEAR([.E8]);MONTH([.E8]);1);EOMONTH([.E8];0))/2  ; 0  ; 1) + IF(MONTH([.F8]) &gt; MONTH([.E8]) ; MONTH([.F8])-MONTH([.E8])-1 ; 0) + IF(NETWORKDAYS(DATE(YEAR([.F8]);MONTH([.F8]);1);[.F8]) &lt;  NETWORKDAYS(DATE(YEAR([.F8]);MONTH([.F8]);1);EOMONTH([.F8];0)) / 2 ; 0 ; 1))" office:value-type="float" office:value="1">
            <text:p>1</text:p>
          </table:table-cell>
          <table:table-cell table:style-name="ce55" table:formula="of:=SUMPRODUCT([Thong_Tin_Ngay_Nghi_201801.$B$3:.$B$53]=[.$B8];[Thong_Tin_Ngay_Nghi_201801.$C$3:.$C$53]) +  SUMPRODUCT([Thong_Tin_Ngay_Nghi_201802.$B$3:.$B$55]=[.$B8];[Thong_Tin_Ngay_Nghi_201802.$C$3:.$C$55]) + SUMPRODUCT([Thong_Tin_Ngay_Nghi_201803.$B$3:.$B$49]=[.$B8];[Thong_Tin_Ngay_Nghi_201803.$C$3:.$C$49])" office:value-type="float" office:value="0">
            <text:p>0</text:p>
          </table:table-cell>
          <table:table-cell table:style-name="ce60" table:formula="of:=SUMPRODUCT([Thong_Tin_Ngay_Nghi_201801.$B$3:.$B$54]=[.$B8];[Thong_Tin_Ngay_Nghi_201801.$C$3:.$C$54])+SUMPRODUCT([Thong_Tin_Ngay_Nghi_201802.$B$3:.$B$56]=[.$B8];[Thong_Tin_Ngay_Nghi_201802.$C$3:.$C$56])+SUMPRODUCT([Thong_Tin_Ngay_Nghi_201803.$B$3:.$B$50]=[.$B8];[Thong_Tin_Ngay_Nghi_201803.$C$3:.$C$50])+SUMPRODUCT([Thong_Tin_Ngay_Nghi_201804.$B$3:.$B$49]=[.$B8];[Thong_Tin_Ngay_Nghi_201804.$C$3:.$C$49])+SUMPRODUCT([Thong_Tin_Ngay_Nghi_201805.$B$3:.$B$47]=[.$B8];[Thong_Tin_Ngay_Nghi_201805.$C$3:.$C$47])+SUMPRODUCT([Thong_Tin_Ngay_Nghi_201806.$B$3:.$B$51]=[.$B8];[Thong_Tin_Ngay_Nghi_201806.$C$3:.$C$51])+SUMPRODUCT([Thong_Tin_Ngay_Nghi_201807.$B$3:.$B$57]=[.$B8];[Thong_Tin_Ngay_Nghi_201807.$C$3:.$C$57])+SUMPRODUCT([Thong_Tin_Ngay_Nghi_201808.$B$3:.$B$62]=[.$B8];[Thong_Tin_Ngay_Nghi_201808.$C$3:.$C$62])+SUMPRODUCT([Thong_Tin_Ngay_Nghi_201809.$B$3:.$B$61]=[.$B8];[Thong_Tin_Ngay_Nghi_201809.$C$3:.$C$61])+SUMPRODUCT([Thong_Tin_Ngay_Nghi_201810.$B$3:.$B$59]=[.$B8];[Thong_Tin_Ngay_Nghi_201810.$C$3:.$C$59])+SUMPRODUCT([Thong_Tin_Ngay_Nghi_201811.$B$3:.$B$60]=[.$B8];[Thong_Tin_Ngay_Nghi_201811.$C$3:.$C$60])+ SUMPRODUCT([Thong_Tin_Ngay_Nghi_201812.$B$3:.$B$59]=[.$B8];[Thong_Tin_Ngay_Nghi_201812.$C$3:.$C$59])" office:value-type="float" office:value="0">
            <text:p>0</text:p>
          </table:table-cell>
          <table:table-cell table:style-name="ce48" table:formula="of:=IF(DATE(YEAR([.F8]);MONTH([.F8]);DAY([.F8]))&lt;=DATE(YEAR([.F8]);3;31); [.D8]-[.H8] + [.G8]; IF([.H8]-[.D8]&lt;0;[.H8] + [.G8] -[.I8];[.G8]+[.D8]-[.I8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8]+[.L8] +[.K8]+[.M8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48" office:value-type="float" office:value="-8.5">
            <text:p>-8.5</text:p>
          </table:table-cell>
          <table:table-cell table:style-name="ce48" table:formula="of:=IF([.C9]&lt;0;0;[.C9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9]);DATE(YEAR([.E9]);12;31);NOW())" office:value-type="date" office:date-value="2018-10-09T14:45:52.03">
            <text:p>10/09/18</text:p>
          </table:table-cell>
          <table:table-cell table:style-name="ce52" table:formula="of:= IF(MONTH([.F9])=MONTH([.E9]) ; IF(NETWORKDAYS([.E9];[.E9]) &lt; NETWORKDAYS(DATE(YEAR([.E9]);MONTH([.E9]);1);EOMONTH([.E9];0)) / 2 ; 0 ; 1)  ;  IF( NETWORKDAYS([.E9];EOMONTH([.E9];0)) &lt; NETWORKDAYS(DATE(YEAR([.E9]);MONTH([.E9]);1);EOMONTH([.E9];0))/2  ; 0  ; 1) + IF(MONTH([.F9]) &gt; MONTH([.E9]) ; MONTH([.F9])-MONTH([.E9])-1 ; 0) + IF(NETWORKDAYS(DATE(YEAR([.F9]);MONTH([.F9]);1);[.F9]) &lt;  NETWORKDAYS(DATE(YEAR([.F9]);MONTH([.F9]);1);EOMONTH([.F9];0)) / 2 ; 0 ; 1))" office:value-type="float" office:value="9">
            <text:p>9</text:p>
          </table:table-cell>
          <table:table-cell table:style-name="ce56" table:formula="of:=SUMPRODUCT([Thong_Tin_Ngay_Nghi_201801.$B$3:.$B$53]=[.$B9];[Thong_Tin_Ngay_Nghi_201801.$C$3:.$C$53]) +  SUMPRODUCT([Thong_Tin_Ngay_Nghi_201802.$B$3:.$B$55]=[.$B9];[Thong_Tin_Ngay_Nghi_201802.$C$3:.$C$55]) + SUMPRODUCT([Thong_Tin_Ngay_Nghi_201803.$B$3:.$B$49]=[.$B9];[Thong_Tin_Ngay_Nghi_201803.$C$3:.$C$49])" office:value-type="float" office:value="4">
            <text:p>4</text:p>
          </table:table-cell>
          <table:table-cell table:style-name="ce61" table:formula="of:=SUMPRODUCT([Thong_Tin_Ngay_Nghi_201801.$B$3:.$B$54]=[.$B9];[Thong_Tin_Ngay_Nghi_201801.$C$3:.$C$54])+SUMPRODUCT([Thong_Tin_Ngay_Nghi_201802.$B$3:.$B$56]=[.$B9];[Thong_Tin_Ngay_Nghi_201802.$C$3:.$C$56])+SUMPRODUCT([Thong_Tin_Ngay_Nghi_201803.$B$3:.$B$50]=[.$B9];[Thong_Tin_Ngay_Nghi_201803.$C$3:.$C$50])+SUMPRODUCT([Thong_Tin_Ngay_Nghi_201804.$B$3:.$B$49]=[.$B9];[Thong_Tin_Ngay_Nghi_201804.$C$3:.$C$49])+SUMPRODUCT([Thong_Tin_Ngay_Nghi_201805.$B$3:.$B$47]=[.$B9];[Thong_Tin_Ngay_Nghi_201805.$C$3:.$C$47])+SUMPRODUCT([Thong_Tin_Ngay_Nghi_201806.$B$3:.$B$51]=[.$B9];[Thong_Tin_Ngay_Nghi_201806.$C$3:.$C$51])+SUMPRODUCT([Thong_Tin_Ngay_Nghi_201807.$B$3:.$B$57]=[.$B9];[Thong_Tin_Ngay_Nghi_201807.$C$3:.$C$57])+SUMPRODUCT([Thong_Tin_Ngay_Nghi_201808.$B$3:.$B$62]=[.$B9];[Thong_Tin_Ngay_Nghi_201808.$C$3:.$C$62])+SUMPRODUCT([Thong_Tin_Ngay_Nghi_201809.$B$3:.$B$61]=[.$B9];[Thong_Tin_Ngay_Nghi_201809.$C$3:.$C$61])+SUMPRODUCT([Thong_Tin_Ngay_Nghi_201810.$B$3:.$B$59]=[.$B9];[Thong_Tin_Ngay_Nghi_201810.$C$3:.$C$59])+SUMPRODUCT([Thong_Tin_Ngay_Nghi_201811.$B$3:.$B$60]=[.$B9];[Thong_Tin_Ngay_Nghi_201811.$C$3:.$C$60])+ SUMPRODUCT([Thong_Tin_Ngay_Nghi_201812.$B$3:.$B$59]=[.$B9];[Thong_Tin_Ngay_Nghi_201812.$C$3:.$C$59])" office:value-type="float" office:value="21.5">
            <text:p>21.5</text:p>
          </table:table-cell>
          <table:table-cell table:style-name="ce48" table:formula="of:=IF(DATE(YEAR([.F9]);MONTH([.F9]);DAY([.F9]))&lt;=DATE(YEAR([.F9]);3;31); [.D9]-[.H9] + [.G9]; IF([.H9]-[.D9]&lt;0;[.H9] + [.G9] -[.I9];[.G9]+[.D9]-[.I9]))" office:value-type="float" office:value="-12.5">
            <text:p>-12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9]+[.L9] +[.K9]+[.M9]" office:value-type="float" office:value="-11.5">
            <text:p>-11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48" office:value-type="float" office:value="0">
            <text:p>0</text:p>
          </table:table-cell>
          <table:table-cell table:style-name="ce48" table:formula="of:=IF([.C10]&lt;0;0;[.C10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0]);DATE(YEAR([.E10]);12;31);NOW())" office:value-type="date" office:date-value="2018-10-09T14:45:52.03">
            <text:p>10/09/18</text:p>
          </table:table-cell>
          <table:table-cell table:style-name="ce52" table:formula="of:= IF(MONTH([.F10])=MONTH([.E10]) ; IF(NETWORKDAYS([.E10];[.E10]) &lt; NETWORKDAYS(DATE(YEAR([.E10]);MONTH([.E10]);1);EOMONTH([.E10];0)) / 2 ; 0 ; 1)  ;  IF( NETWORKDAYS([.E10];EOMONTH([.E10];0)) &lt; NETWORKDAYS(DATE(YEAR([.E10]);MONTH([.E10]);1);EOMONTH([.E10];0))/2  ; 0  ; 1) + IF(MONTH([.F10]) &gt; MONTH([.E10]) ; MONTH([.F10])-MONTH([.E10])-1 ; 0) + IF(NETWORKDAYS(DATE(YEAR([.F10]);MONTH([.F10]);1);[.F10]) &lt;  NETWORKDAYS(DATE(YEAR([.F10]);MONTH([.F10]);1);EOMONTH([.F10];0)) / 2 ; 0 ; 1))" office:value-type="float" office:value="9">
            <text:p>9</text:p>
          </table:table-cell>
          <table:table-cell table:style-name="ce55" table:formula="of:=SUMPRODUCT([Thong_Tin_Ngay_Nghi_201801.$B$3:.$B$53]=[.$B10];[Thong_Tin_Ngay_Nghi_201801.$C$3:.$C$53]) +  SUMPRODUCT([Thong_Tin_Ngay_Nghi_201802.$B$3:.$B$55]=[.$B10];[Thong_Tin_Ngay_Nghi_201802.$C$3:.$C$55]) + SUMPRODUCT([Thong_Tin_Ngay_Nghi_201803.$B$3:.$B$49]=[.$B10];[Thong_Tin_Ngay_Nghi_201803.$C$3:.$C$49])" office:value-type="float" office:value="3">
            <text:p>3</text:p>
          </table:table-cell>
          <table:table-cell table:style-name="ce60" table:formula="of:=SUMPRODUCT([Thong_Tin_Ngay_Nghi_201801.$B$3:.$B$54]=[.$B10];[Thong_Tin_Ngay_Nghi_201801.$C$3:.$C$54])+SUMPRODUCT([Thong_Tin_Ngay_Nghi_201802.$B$3:.$B$56]=[.$B10];[Thong_Tin_Ngay_Nghi_201802.$C$3:.$C$56])+SUMPRODUCT([Thong_Tin_Ngay_Nghi_201803.$B$3:.$B$50]=[.$B10];[Thong_Tin_Ngay_Nghi_201803.$C$3:.$C$50])+SUMPRODUCT([Thong_Tin_Ngay_Nghi_201804.$B$3:.$B$49]=[.$B10];[Thong_Tin_Ngay_Nghi_201804.$C$3:.$C$49])+SUMPRODUCT([Thong_Tin_Ngay_Nghi_201805.$B$3:.$B$47]=[.$B10];[Thong_Tin_Ngay_Nghi_201805.$C$3:.$C$47])+SUMPRODUCT([Thong_Tin_Ngay_Nghi_201806.$B$3:.$B$51]=[.$B10];[Thong_Tin_Ngay_Nghi_201806.$C$3:.$C$51])+SUMPRODUCT([Thong_Tin_Ngay_Nghi_201807.$B$3:.$B$57]=[.$B10];[Thong_Tin_Ngay_Nghi_201807.$C$3:.$C$57])+SUMPRODUCT([Thong_Tin_Ngay_Nghi_201808.$B$3:.$B$62]=[.$B10];[Thong_Tin_Ngay_Nghi_201808.$C$3:.$C$62])+SUMPRODUCT([Thong_Tin_Ngay_Nghi_201809.$B$3:.$B$61]=[.$B10];[Thong_Tin_Ngay_Nghi_201809.$C$3:.$C$61])+SUMPRODUCT([Thong_Tin_Ngay_Nghi_201810.$B$3:.$B$59]=[.$B10];[Thong_Tin_Ngay_Nghi_201810.$C$3:.$C$59])+SUMPRODUCT([Thong_Tin_Ngay_Nghi_201811.$B$3:.$B$60]=[.$B10];[Thong_Tin_Ngay_Nghi_201811.$C$3:.$C$60])+ SUMPRODUCT([Thong_Tin_Ngay_Nghi_201812.$B$3:.$B$59]=[.$B10];[Thong_Tin_Ngay_Nghi_201812.$C$3:.$C$59])" office:value-type="float" office:value="4.5">
            <text:p>4.5</text:p>
          </table:table-cell>
          <table:table-cell table:style-name="ce48" table:formula="of:=IF(DATE(YEAR([.F10]);MONTH([.F10]);DAY([.F10]))&lt;=DATE(YEAR([.F10]);3;31); [.D10]-[.H10] + [.G10]; IF([.H10]-[.D10]&lt;0;[.H10] + [.G10] -[.I10];[.G10]+[.D10]-[.I10]))" office:value-type="float" office:value="4.5">
            <text:p>4.5</text:p>
          </table:table-cell>
          <table:table-cell table:number-columns-repeated="2" table:style-name="ce48"/>
          <table:table-cell table:style-name="ce63"/>
          <table:table-cell table:style-name="ce48" table:formula="of:=[.J10]+[.L10] +[.K10]+[.M10]" office:value-type="float" office:value="4.5">
            <text:p>4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48" office:value-type="float" office:value="-1.5">
            <text:p>-1.5</text:p>
          </table:table-cell>
          <table:table-cell table:style-name="ce48" table:formula="of:=IF([.C11]&lt;0;0;[.C11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1]);DATE(YEAR([.E11]);12;31);NOW())" office:value-type="date" office:date-value="2018-10-09T14:45:52.03">
            <text:p>10/09/18</text:p>
          </table:table-cell>
          <table:table-cell table:style-name="ce52" table:formula="of:= IF(MONTH([.F11])=MONTH([.E11]) ; IF(NETWORKDAYS([.E11];[.E11]) &lt; NETWORKDAYS(DATE(YEAR([.E11]);MONTH([.E11]);1);EOMONTH([.E11];0)) / 2 ; 0 ; 1)  ;  IF( NETWORKDAYS([.E11];EOMONTH([.E11];0)) &lt; NETWORKDAYS(DATE(YEAR([.E11]);MONTH([.E11]);1);EOMONTH([.E11];0))/2  ; 0  ; 1) + IF(MONTH([.F11]) &gt; MONTH([.E11]) ; MONTH([.F11])-MONTH([.E11])-1 ; 0) + IF(NETWORKDAYS(DATE(YEAR([.F11]);MONTH([.F11]);1);[.F11]) &lt;  NETWORKDAYS(DATE(YEAR([.F11]);MONTH([.F11]);1);EOMONTH([.F11];0)) / 2 ; 0 ; 1))" office:value-type="float" office:value="9">
            <text:p>9</text:p>
          </table:table-cell>
          <table:table-cell table:style-name="ce55" table:formula="of:=SUMPRODUCT([Thong_Tin_Ngay_Nghi_201801.$B$3:.$B$53]=[.$B11];[Thong_Tin_Ngay_Nghi_201801.$C$3:.$C$53]) +  SUMPRODUCT([Thong_Tin_Ngay_Nghi_201802.$B$3:.$B$55]=[.$B11];[Thong_Tin_Ngay_Nghi_201802.$C$3:.$C$55]) + SUMPRODUCT([Thong_Tin_Ngay_Nghi_201803.$B$3:.$B$49]=[.$B11];[Thong_Tin_Ngay_Nghi_201803.$C$3:.$C$49])" office:value-type="float" office:value="3">
            <text:p>3</text:p>
          </table:table-cell>
          <table:table-cell table:style-name="ce60" table:formula="of:=SUMPRODUCT([Thong_Tin_Ngay_Nghi_201801.$B$3:.$B$54]=[.$B11];[Thong_Tin_Ngay_Nghi_201801.$C$3:.$C$54])+SUMPRODUCT([Thong_Tin_Ngay_Nghi_201802.$B$3:.$B$56]=[.$B11];[Thong_Tin_Ngay_Nghi_201802.$C$3:.$C$56])+SUMPRODUCT([Thong_Tin_Ngay_Nghi_201803.$B$3:.$B$50]=[.$B11];[Thong_Tin_Ngay_Nghi_201803.$C$3:.$C$50])+SUMPRODUCT([Thong_Tin_Ngay_Nghi_201804.$B$3:.$B$49]=[.$B11];[Thong_Tin_Ngay_Nghi_201804.$C$3:.$C$49])+SUMPRODUCT([Thong_Tin_Ngay_Nghi_201805.$B$3:.$B$47]=[.$B11];[Thong_Tin_Ngay_Nghi_201805.$C$3:.$C$47])+SUMPRODUCT([Thong_Tin_Ngay_Nghi_201806.$B$3:.$B$51]=[.$B11];[Thong_Tin_Ngay_Nghi_201806.$C$3:.$C$51])+SUMPRODUCT([Thong_Tin_Ngay_Nghi_201807.$B$3:.$B$57]=[.$B11];[Thong_Tin_Ngay_Nghi_201807.$C$3:.$C$57])+SUMPRODUCT([Thong_Tin_Ngay_Nghi_201808.$B$3:.$B$62]=[.$B11];[Thong_Tin_Ngay_Nghi_201808.$C$3:.$C$62])+SUMPRODUCT([Thong_Tin_Ngay_Nghi_201809.$B$3:.$B$61]=[.$B11];[Thong_Tin_Ngay_Nghi_201809.$C$3:.$C$61])+SUMPRODUCT([Thong_Tin_Ngay_Nghi_201810.$B$3:.$B$59]=[.$B11];[Thong_Tin_Ngay_Nghi_201810.$C$3:.$C$59])+SUMPRODUCT([Thong_Tin_Ngay_Nghi_201811.$B$3:.$B$60]=[.$B11];[Thong_Tin_Ngay_Nghi_201811.$C$3:.$C$60])+ SUMPRODUCT([Thong_Tin_Ngay_Nghi_201812.$B$3:.$B$59]=[.$B11];[Thong_Tin_Ngay_Nghi_201812.$C$3:.$C$59])" office:value-type="float" office:value="6.5">
            <text:p>6.5</text:p>
          </table:table-cell>
          <table:table-cell table:style-name="ce48" table:formula="of:=IF(DATE(YEAR([.F11]);MONTH([.F11]);DAY([.F11]))&lt;=DATE(YEAR([.F11]);3;31); [.D11]-[.H11] + [.G11]; IF([.H11]-[.D11]&lt;0;[.H11] + [.G11] -[.I11];[.G11]+[.D11]-[.I11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11]+[.L11] +[.K11]+[.M11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6">
            <text:p>6</text:p>
          </table:table-cell>
          <table:table-cell table:style-name="ce44" office:value-type="string">
            <text:p>CuongNM</text:p>
          </table:table-cell>
          <table:table-cell table:style-name="ce48" office:value-type="float" office:value="-8">
            <text:p>-8</text:p>
          </table:table-cell>
          <table:table-cell table:style-name="ce48" table:formula="of:=IF([.C12]&lt;0;0;[.C12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2]);DATE(YEAR([.E12]);12;31);NOW())" office:value-type="date" office:date-value="2018-10-09T14:45:52.03">
            <text:p>10/09/18</text:p>
          </table:table-cell>
          <table:table-cell table:style-name="ce52" table:formula="of:= IF(MONTH([.F12])=MONTH([.E12]) ; IF(NETWORKDAYS([.E12];[.E12]) &lt; NETWORKDAYS(DATE(YEAR([.E12]);MONTH([.E12]);1);EOMONTH([.E12];0)) / 2 ; 0 ; 1)  ;  IF( NETWORKDAYS([.E12];EOMONTH([.E12];0)) &lt; NETWORKDAYS(DATE(YEAR([.E12]);MONTH([.E12]);1);EOMONTH([.E12];0))/2  ; 0  ; 1) + IF(MONTH([.F12]) &gt; MONTH([.E12]) ; MONTH([.F12])-MONTH([.E12])-1 ; 0) + IF(NETWORKDAYS(DATE(YEAR([.F12]);MONTH([.F12]);1);[.F12]) &lt;  NETWORKDAYS(DATE(YEAR([.F12]);MONTH([.F12]);1);EOMONTH([.F12];0)) / 2 ; 0 ; 1))" office:value-type="float" office:value="9">
            <text:p>9</text:p>
          </table:table-cell>
          <table:table-cell table:style-name="ce55" table:formula="of:=SUMPRODUCT([Thong_Tin_Ngay_Nghi_201801.$B$3:.$B$53]=[.$B12];[Thong_Tin_Ngay_Nghi_201801.$C$3:.$C$53]) +  SUMPRODUCT([Thong_Tin_Ngay_Nghi_201802.$B$3:.$B$55]=[.$B12];[Thong_Tin_Ngay_Nghi_201802.$C$3:.$C$55]) + SUMPRODUCT([Thong_Tin_Ngay_Nghi_201803.$B$3:.$B$49]=[.$B12];[Thong_Tin_Ngay_Nghi_201803.$C$3:.$C$49])" office:value-type="float" office:value="3">
            <text:p>3</text:p>
          </table:table-cell>
          <table:table-cell table:style-name="ce60" table:formula="of:=SUMPRODUCT([Thong_Tin_Ngay_Nghi_201801.$B$3:.$B$54]=[.$B12];[Thong_Tin_Ngay_Nghi_201801.$C$3:.$C$54])+SUMPRODUCT([Thong_Tin_Ngay_Nghi_201802.$B$3:.$B$56]=[.$B12];[Thong_Tin_Ngay_Nghi_201802.$C$3:.$C$56])+SUMPRODUCT([Thong_Tin_Ngay_Nghi_201803.$B$3:.$B$50]=[.$B12];[Thong_Tin_Ngay_Nghi_201803.$C$3:.$C$50])+SUMPRODUCT([Thong_Tin_Ngay_Nghi_201804.$B$3:.$B$49]=[.$B12];[Thong_Tin_Ngay_Nghi_201804.$C$3:.$C$49])+SUMPRODUCT([Thong_Tin_Ngay_Nghi_201805.$B$3:.$B$47]=[.$B12];[Thong_Tin_Ngay_Nghi_201805.$C$3:.$C$47])+SUMPRODUCT([Thong_Tin_Ngay_Nghi_201806.$B$3:.$B$51]=[.$B12];[Thong_Tin_Ngay_Nghi_201806.$C$3:.$C$51])+SUMPRODUCT([Thong_Tin_Ngay_Nghi_201807.$B$3:.$B$57]=[.$B12];[Thong_Tin_Ngay_Nghi_201807.$C$3:.$C$57])+SUMPRODUCT([Thong_Tin_Ngay_Nghi_201808.$B$3:.$B$62]=[.$B12];[Thong_Tin_Ngay_Nghi_201808.$C$3:.$C$62])+SUMPRODUCT([Thong_Tin_Ngay_Nghi_201809.$B$3:.$B$61]=[.$B12];[Thong_Tin_Ngay_Nghi_201809.$C$3:.$C$61])+SUMPRODUCT([Thong_Tin_Ngay_Nghi_201810.$B$3:.$B$59]=[.$B12];[Thong_Tin_Ngay_Nghi_201810.$C$3:.$C$59])+SUMPRODUCT([Thong_Tin_Ngay_Nghi_201811.$B$3:.$B$60]=[.$B12];[Thong_Tin_Ngay_Nghi_201811.$C$3:.$C$60])+ SUMPRODUCT([Thong_Tin_Ngay_Nghi_201812.$B$3:.$B$59]=[.$B12];[Thong_Tin_Ngay_Nghi_201812.$C$3:.$C$59])" office:value-type="float" office:value="9.5">
            <text:p>9.5</text:p>
          </table:table-cell>
          <table:table-cell table:style-name="ce48" table:formula="of:=IF(DATE(YEAR([.F12]);MONTH([.F12]);DAY([.F12]))&lt;=DATE(YEAR([.F12]);3;31); [.D12]-[.H12] + [.G12]; IF([.H12]-[.D12]&lt;0;[.H12] + [.G12] -[.I12];[.G12]+[.D12]-[.I12]))" office:value-type="float" office:value="-0.5">
            <text:p>-0.5</text:p>
          </table:table-cell>
          <table:table-cell table:number-columns-repeated="2" table:style-name="ce48"/>
          <table:table-cell table:style-name="ce63"/>
          <table:table-cell table:style-name="ce48" table:formula="of:=[.J12]+[.L12] +[.K12]+[.M12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7">
            <text:p>7</text:p>
          </table:table-cell>
          <table:table-cell table:style-name="ce44" office:value-type="string">
            <text:p>DaiPD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7-30">
            <text:p>07/30/18</text:p>
          </table:table-cell>
          <table:table-cell table:style-name="ce50" table:formula="of:=IF(YEAR(NOW())&gt;YEAR([.E13]);DATE(YEAR([.E13]);12;31);NOW())" office:value-type="date" office:date-value="2018-10-09T14:45:52.04">
            <text:p>10/09/18</text:p>
          </table:table-cell>
          <table:table-cell table:style-name="ce52" table:formula="of:= IF(MONTH([.F13])=MONTH([.E13]) ; IF(NETWORKDAYS([.E13];[.E13]) &lt; NETWORKDAYS(DATE(YEAR([.E13]);MONTH([.E13]);1);EOMONTH([.E13];0)) / 2 ; 0 ; 1)  ;  IF( NETWORKDAYS([.E13];EOMONTH([.E13];0)) &lt; NETWORKDAYS(DATE(YEAR([.E13]);MONTH([.E13]);1);EOMONTH([.E13];0))/2  ; 0  ; 1) + IF(MONTH([.F13]) &gt; MONTH([.E13]) ; MONTH([.F13])-MONTH([.E13])-1 ; 0) + IF(NETWORKDAYS(DATE(YEAR([.F13]);MONTH([.F13]);1);[.F13]) &lt;  NETWORKDAYS(DATE(YEAR([.F13]);MONTH([.F13]);1);EOMONTH([.F13];0)) / 2 ; 0 ; 1))" office:value-type="float" office:value="2">
            <text:p>2</text:p>
          </table:table-cell>
          <table:table-cell table:style-name="ce55" table:formula="of:=SUMPRODUCT([Thong_Tin_Ngay_Nghi_201801.$B$3:.$B$53]=[.$B13];[Thong_Tin_Ngay_Nghi_201801.$C$3:.$C$53]) +  SUMPRODUCT([Thong_Tin_Ngay_Nghi_201802.$B$3:.$B$55]=[.$B13];[Thong_Tin_Ngay_Nghi_201802.$C$3:.$C$55]) + SUMPRODUCT([Thong_Tin_Ngay_Nghi_201803.$B$3:.$B$49]=[.$B13];[Thong_Tin_Ngay_Nghi_201803.$C$3:.$C$49])" office:value-type="float" office:value="0">
            <text:p>0</text:p>
          </table:table-cell>
          <table:table-cell table:style-name="ce60" table:formula="of:=SUMPRODUCT([Thong_Tin_Ngay_Nghi_201801.$B$3:.$B$54]=[.$B13];[Thong_Tin_Ngay_Nghi_201801.$C$3:.$C$54])+SUMPRODUCT([Thong_Tin_Ngay_Nghi_201802.$B$3:.$B$56]=[.$B13];[Thong_Tin_Ngay_Nghi_201802.$C$3:.$C$56])+SUMPRODUCT([Thong_Tin_Ngay_Nghi_201803.$B$3:.$B$50]=[.$B13];[Thong_Tin_Ngay_Nghi_201803.$C$3:.$C$50])+SUMPRODUCT([Thong_Tin_Ngay_Nghi_201804.$B$3:.$B$49]=[.$B13];[Thong_Tin_Ngay_Nghi_201804.$C$3:.$C$49])+SUMPRODUCT([Thong_Tin_Ngay_Nghi_201805.$B$3:.$B$47]=[.$B13];[Thong_Tin_Ngay_Nghi_201805.$C$3:.$C$47])+SUMPRODUCT([Thong_Tin_Ngay_Nghi_201806.$B$3:.$B$51]=[.$B13];[Thong_Tin_Ngay_Nghi_201806.$C$3:.$C$51])+SUMPRODUCT([Thong_Tin_Ngay_Nghi_201807.$B$3:.$B$57]=[.$B13];[Thong_Tin_Ngay_Nghi_201807.$C$3:.$C$57])+SUMPRODUCT([Thong_Tin_Ngay_Nghi_201808.$B$3:.$B$62]=[.$B13];[Thong_Tin_Ngay_Nghi_201808.$C$3:.$C$62])+SUMPRODUCT([Thong_Tin_Ngay_Nghi_201809.$B$3:.$B$61]=[.$B13];[Thong_Tin_Ngay_Nghi_201809.$C$3:.$C$61])+SUMPRODUCT([Thong_Tin_Ngay_Nghi_201810.$B$3:.$B$59]=[.$B13];[Thong_Tin_Ngay_Nghi_201810.$C$3:.$C$59])+SUMPRODUCT([Thong_Tin_Ngay_Nghi_201811.$B$3:.$B$60]=[.$B13];[Thong_Tin_Ngay_Nghi_201811.$C$3:.$C$60])+ SUMPRODUCT([Thong_Tin_Ngay_Nghi_201812.$B$3:.$B$59]=[.$B13];[Thong_Tin_Ngay_Nghi_201812.$C$3:.$C$59])" office:value-type="float" office:value="0">
            <text:p>0</text:p>
          </table:table-cell>
          <table:table-cell table:style-name="ce48" table:formula="of:=IF(DATE(YEAR([.F13]);MONTH([.F13]);DAY([.F13]))&lt;=DATE(YEAR([.F13]);3;31); [.D13]-[.H13] + [.G13]; IF([.H13]-[.D13]&lt;0;[.H13] + [.G13] -[.I13];[.G13]+[.D13]-[.I13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13]+[.L13] +[.K13]+[.M13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8">
            <text:p>8</text:p>
          </table:table-cell>
          <table:table-cell table:style-name="ce44" office:value-type="string">
            <text:p>DauDQ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9-07">
            <text:p>09/07/18</text:p>
          </table:table-cell>
          <table:table-cell table:style-name="ce50" table:formula="of:=IF(YEAR(NOW())&gt;YEAR([.E14]);DATE(YEAR([.E14]);12;31);NOW())" office:value-type="date" office:date-value="2018-10-09T14:45:52.04">
            <text:p>10/09/18</text:p>
          </table:table-cell>
          <table:table-cell table:style-name="ce52" table:formula="of:= IF(MONTH([.F14])=MONTH([.E14]) ; IF(NETWORKDAYS([.E14];[.E14]) &lt; NETWORKDAYS(DATE(YEAR([.E14]);MONTH([.E14]);1);EOMONTH([.E14];0)) / 2 ; 0 ; 1)  ;  IF( NETWORKDAYS([.E14];EOMONTH([.E14];0)) &lt; NETWORKDAYS(DATE(YEAR([.E14]);MONTH([.E14]);1);EOMONTH([.E14];0))/2  ; 0  ; 1) + IF(MONTH([.F14]) &gt; MONTH([.E14]) ; MONTH([.F14])-MONTH([.E14])-1 ; 0) + IF(NETWORKDAYS(DATE(YEAR([.F14]);MONTH([.F14]);1);[.F14]) &lt;  NETWORKDAYS(DATE(YEAR([.F14]);MONTH([.F14]);1);EOMONTH([.F14];0)) / 2 ; 0 ; 1))" office:value-type="float" office:value="1">
            <text:p>1</text:p>
          </table:table-cell>
          <table:table-cell table:style-name="ce55" table:formula="of:=SUMPRODUCT([Thong_Tin_Ngay_Nghi_201801.$B$3:.$B$53]=[.$B14];[Thong_Tin_Ngay_Nghi_201801.$C$3:.$C$53]) +  SUMPRODUCT([Thong_Tin_Ngay_Nghi_201802.$B$3:.$B$55]=[.$B14];[Thong_Tin_Ngay_Nghi_201802.$C$3:.$C$55]) + SUMPRODUCT([Thong_Tin_Ngay_Nghi_201803.$B$3:.$B$49]=[.$B14];[Thong_Tin_Ngay_Nghi_201803.$C$3:.$C$49])" office:value-type="float" office:value="0">
            <text:p>0</text:p>
          </table:table-cell>
          <table:table-cell table:style-name="ce60" table:formula="of:=SUMPRODUCT([Thong_Tin_Ngay_Nghi_201801.$B$3:.$B$54]=[.$B14];[Thong_Tin_Ngay_Nghi_201801.$C$3:.$C$54])+SUMPRODUCT([Thong_Tin_Ngay_Nghi_201802.$B$3:.$B$56]=[.$B14];[Thong_Tin_Ngay_Nghi_201802.$C$3:.$C$56])+SUMPRODUCT([Thong_Tin_Ngay_Nghi_201803.$B$3:.$B$50]=[.$B14];[Thong_Tin_Ngay_Nghi_201803.$C$3:.$C$50])+SUMPRODUCT([Thong_Tin_Ngay_Nghi_201804.$B$3:.$B$49]=[.$B14];[Thong_Tin_Ngay_Nghi_201804.$C$3:.$C$49])+SUMPRODUCT([Thong_Tin_Ngay_Nghi_201805.$B$3:.$B$47]=[.$B14];[Thong_Tin_Ngay_Nghi_201805.$C$3:.$C$47])+SUMPRODUCT([Thong_Tin_Ngay_Nghi_201806.$B$3:.$B$51]=[.$B14];[Thong_Tin_Ngay_Nghi_201806.$C$3:.$C$51])+SUMPRODUCT([Thong_Tin_Ngay_Nghi_201807.$B$3:.$B$57]=[.$B14];[Thong_Tin_Ngay_Nghi_201807.$C$3:.$C$57])+SUMPRODUCT([Thong_Tin_Ngay_Nghi_201808.$B$3:.$B$62]=[.$B14];[Thong_Tin_Ngay_Nghi_201808.$C$3:.$C$62])+SUMPRODUCT([Thong_Tin_Ngay_Nghi_201809.$B$3:.$B$61]=[.$B14];[Thong_Tin_Ngay_Nghi_201809.$C$3:.$C$61])+SUMPRODUCT([Thong_Tin_Ngay_Nghi_201810.$B$3:.$B$59]=[.$B14];[Thong_Tin_Ngay_Nghi_201810.$C$3:.$C$59])+SUMPRODUCT([Thong_Tin_Ngay_Nghi_201811.$B$3:.$B$60]=[.$B14];[Thong_Tin_Ngay_Nghi_201811.$C$3:.$C$60])+ SUMPRODUCT([Thong_Tin_Ngay_Nghi_201812.$B$3:.$B$59]=[.$B14];[Thong_Tin_Ngay_Nghi_201812.$C$3:.$C$59])" office:value-type="float" office:value="0.5">
            <text:p>0.5</text:p>
          </table:table-cell>
          <table:table-cell table:style-name="ce48" table:formula="of:=IF(DATE(YEAR([.F14]);MONTH([.F14]);DAY([.F14]))&lt;=DATE(YEAR([.F14]);3;31); [.D14]-[.H14] + [.G14]; IF([.H14]-[.D14]&lt;0;[.H14] + [.G14] -[.I14];[.G14]+[.D14]-[.I14]))" office:value-type="float" office:value="0.5">
            <text:p>0.5</text:p>
          </table:table-cell>
          <table:table-cell table:number-columns-repeated="2" table:style-name="ce48"/>
          <table:table-cell table:style-name="ce63"/>
          <table:table-cell table:style-name="ce48" table:formula="of:=[.J14]+[.L14] +[.K14]+[.M14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48" office:value-type="float" office:value="5">
            <text:p>5</text:p>
          </table:table-cell>
          <table:table-cell table:style-name="ce48" table:formula="of:=IF([.C15]&lt;0;0;[.C15])" office:value-type="float" office:value="5">
            <text:p>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5]);DATE(YEAR([.E15]);12;31);NOW())" office:value-type="date" office:date-value="2018-10-09T14:45:52.04">
            <text:p>10/09/18</text:p>
          </table:table-cell>
          <table:table-cell table:style-name="ce52" table:formula="of:= IF(MONTH([.F15])=MONTH([.E15]) ; IF(NETWORKDAYS([.E15];[.E15]) &lt; NETWORKDAYS(DATE(YEAR([.E15]);MONTH([.E15]);1);EOMONTH([.E15];0)) / 2 ; 0 ; 1)  ;  IF( NETWORKDAYS([.E15];EOMONTH([.E15];0)) &lt; NETWORKDAYS(DATE(YEAR([.E15]);MONTH([.E15]);1);EOMONTH([.E15];0))/2  ; 0  ; 1) + IF(MONTH([.F15]) &gt; MONTH([.E15]) ; MONTH([.F15])-MONTH([.E15])-1 ; 0) + IF(NETWORKDAYS(DATE(YEAR([.F15]);MONTH([.F15]);1);[.F15]) &lt;  NETWORKDAYS(DATE(YEAR([.F15]);MONTH([.F15]);1);EOMONTH([.F15];0)) / 2 ; 0 ; 1))" office:value-type="float" office:value="9">
            <text:p>9</text:p>
          </table:table-cell>
          <table:table-cell table:style-name="ce55" table:formula="of:=SUMPRODUCT([Thong_Tin_Ngay_Nghi_201801.$B$3:.$B$53]=[.$B15];[Thong_Tin_Ngay_Nghi_201801.$C$3:.$C$53]) +  SUMPRODUCT([Thong_Tin_Ngay_Nghi_201802.$B$3:.$B$55]=[.$B15];[Thong_Tin_Ngay_Nghi_201802.$C$3:.$C$55]) + SUMPRODUCT([Thong_Tin_Ngay_Nghi_201803.$B$3:.$B$49]=[.$B15];[Thong_Tin_Ngay_Nghi_201803.$C$3:.$C$49])" office:value-type="float" office:value="4.5">
            <text:p>4.5</text:p>
          </table:table-cell>
          <table:table-cell table:style-name="ce60" table:formula="of:=SUMPRODUCT([Thong_Tin_Ngay_Nghi_201801.$B$3:.$B$54]=[.$B15];[Thong_Tin_Ngay_Nghi_201801.$C$3:.$C$54])+SUMPRODUCT([Thong_Tin_Ngay_Nghi_201802.$B$3:.$B$56]=[.$B15];[Thong_Tin_Ngay_Nghi_201802.$C$3:.$C$56])+SUMPRODUCT([Thong_Tin_Ngay_Nghi_201803.$B$3:.$B$50]=[.$B15];[Thong_Tin_Ngay_Nghi_201803.$C$3:.$C$50])+SUMPRODUCT([Thong_Tin_Ngay_Nghi_201804.$B$3:.$B$49]=[.$B15];[Thong_Tin_Ngay_Nghi_201804.$C$3:.$C$49])+SUMPRODUCT([Thong_Tin_Ngay_Nghi_201805.$B$3:.$B$47]=[.$B15];[Thong_Tin_Ngay_Nghi_201805.$C$3:.$C$47])+SUMPRODUCT([Thong_Tin_Ngay_Nghi_201806.$B$3:.$B$51]=[.$B15];[Thong_Tin_Ngay_Nghi_201806.$C$3:.$C$51])+SUMPRODUCT([Thong_Tin_Ngay_Nghi_201807.$B$3:.$B$57]=[.$B15];[Thong_Tin_Ngay_Nghi_201807.$C$3:.$C$57])+SUMPRODUCT([Thong_Tin_Ngay_Nghi_201808.$B$3:.$B$62]=[.$B15];[Thong_Tin_Ngay_Nghi_201808.$C$3:.$C$62])+SUMPRODUCT([Thong_Tin_Ngay_Nghi_201809.$B$3:.$B$61]=[.$B15];[Thong_Tin_Ngay_Nghi_201809.$C$3:.$C$61])+SUMPRODUCT([Thong_Tin_Ngay_Nghi_201810.$B$3:.$B$59]=[.$B15];[Thong_Tin_Ngay_Nghi_201810.$C$3:.$C$59])+SUMPRODUCT([Thong_Tin_Ngay_Nghi_201811.$B$3:.$B$60]=[.$B15];[Thong_Tin_Ngay_Nghi_201811.$C$3:.$C$60])+ SUMPRODUCT([Thong_Tin_Ngay_Nghi_201812.$B$3:.$B$59]=[.$B15];[Thong_Tin_Ngay_Nghi_201812.$C$3:.$C$59])" office:value-type="float" office:value="11">
            <text:p>11</text:p>
          </table:table-cell>
          <table:table-cell table:style-name="ce48" table:formula="of:=IF(DATE(YEAR([.F15]);MONTH([.F15]);DAY([.F15]))&lt;=DATE(YEAR([.F15]);3;31); [.D15]-[.H15] + [.G15]; IF([.H15]-[.D15]&lt;0;[.H15] + [.G15] -[.I15];[.G15]+[.D15]-[.I15]))" office:value-type="float" office:value="2.5">
            <text:p>2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5]+[.L15] +[.K15]+[.M15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48" office:value-type="float" office:value="-3">
            <text:p>-3</text:p>
          </table:table-cell>
          <table:table-cell table:style-name="ce48" table:formula="of:=IF([.C16]&lt;0;0;[.C16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6]);DATE(YEAR([.E16]);12;31);NOW())" office:value-type="date" office:date-value="2018-10-09T14:45:52.04">
            <text:p>10/09/18</text:p>
          </table:table-cell>
          <table:table-cell table:style-name="ce52" table:formula="of:= IF(MONTH([.F16])=MONTH([.E16]) ; IF(NETWORKDAYS([.E16];[.E16]) &lt; NETWORKDAYS(DATE(YEAR([.E16]);MONTH([.E16]);1);EOMONTH([.E16];0)) / 2 ; 0 ; 1)  ;  IF( NETWORKDAYS([.E16];EOMONTH([.E16];0)) &lt; NETWORKDAYS(DATE(YEAR([.E16]);MONTH([.E16]);1);EOMONTH([.E16];0))/2  ; 0  ; 1) + IF(MONTH([.F16]) &gt; MONTH([.E16]) ; MONTH([.F16])-MONTH([.E16])-1 ; 0) + IF(NETWORKDAYS(DATE(YEAR([.F16]);MONTH([.F16]);1);[.F16]) &lt;  NETWORKDAYS(DATE(YEAR([.F16]);MONTH([.F16]);1);EOMONTH([.F16];0)) / 2 ; 0 ; 1))" office:value-type="float" office:value="9">
            <text:p>9</text:p>
          </table:table-cell>
          <table:table-cell table:style-name="ce55" table:formula="of:=SUMPRODUCT([Thong_Tin_Ngay_Nghi_201801.$B$3:.$B$53]=[.$B16];[Thong_Tin_Ngay_Nghi_201801.$C$3:.$C$53]) +  SUMPRODUCT([Thong_Tin_Ngay_Nghi_201802.$B$3:.$B$55]=[.$B16];[Thong_Tin_Ngay_Nghi_201802.$C$3:.$C$55]) + SUMPRODUCT([Thong_Tin_Ngay_Nghi_201803.$B$3:.$B$49]=[.$B16];[Thong_Tin_Ngay_Nghi_201803.$C$3:.$C$49])" office:value-type="float" office:value="3">
            <text:p>3</text:p>
          </table:table-cell>
          <table:table-cell table:style-name="ce60" table:formula="of:=SUMPRODUCT([Thong_Tin_Ngay_Nghi_201801.$B$3:.$B$54]=[.$B16];[Thong_Tin_Ngay_Nghi_201801.$C$3:.$C$54])+SUMPRODUCT([Thong_Tin_Ngay_Nghi_201802.$B$3:.$B$56]=[.$B16];[Thong_Tin_Ngay_Nghi_201802.$C$3:.$C$56])+SUMPRODUCT([Thong_Tin_Ngay_Nghi_201803.$B$3:.$B$50]=[.$B16];[Thong_Tin_Ngay_Nghi_201803.$C$3:.$C$50])+SUMPRODUCT([Thong_Tin_Ngay_Nghi_201804.$B$3:.$B$49]=[.$B16];[Thong_Tin_Ngay_Nghi_201804.$C$3:.$C$49])+SUMPRODUCT([Thong_Tin_Ngay_Nghi_201805.$B$3:.$B$47]=[.$B16];[Thong_Tin_Ngay_Nghi_201805.$C$3:.$C$47])+SUMPRODUCT([Thong_Tin_Ngay_Nghi_201806.$B$3:.$B$51]=[.$B16];[Thong_Tin_Ngay_Nghi_201806.$C$3:.$C$51])+SUMPRODUCT([Thong_Tin_Ngay_Nghi_201807.$B$3:.$B$57]=[.$B16];[Thong_Tin_Ngay_Nghi_201807.$C$3:.$C$57])+SUMPRODUCT([Thong_Tin_Ngay_Nghi_201808.$B$3:.$B$62]=[.$B16];[Thong_Tin_Ngay_Nghi_201808.$C$3:.$C$62])+SUMPRODUCT([Thong_Tin_Ngay_Nghi_201809.$B$3:.$B$61]=[.$B16];[Thong_Tin_Ngay_Nghi_201809.$C$3:.$C$61])+SUMPRODUCT([Thong_Tin_Ngay_Nghi_201810.$B$3:.$B$59]=[.$B16];[Thong_Tin_Ngay_Nghi_201810.$C$3:.$C$59])+SUMPRODUCT([Thong_Tin_Ngay_Nghi_201811.$B$3:.$B$60]=[.$B16];[Thong_Tin_Ngay_Nghi_201811.$C$3:.$C$60])+ SUMPRODUCT([Thong_Tin_Ngay_Nghi_201812.$B$3:.$B$59]=[.$B16];[Thong_Tin_Ngay_Nghi_201812.$C$3:.$C$59])" office:value-type="float" office:value="13">
            <text:p>13</text:p>
          </table:table-cell>
          <table:table-cell table:style-name="ce48" table:formula="of:=IF(DATE(YEAR([.F16]);MONTH([.F16]);DAY([.F16]))&lt;=DATE(YEAR([.F16]);3;31); [.D16]-[.H16] + [.G16]; IF([.H16]-[.D16]&lt;0;[.H16] + [.G16] -[.I16];[.G16]+[.D16]-[.I16]))" office:value-type="float" office:value="-4">
            <text:p>-4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6]+[.L16] +[.K16]+[.M16]" office:value-type="float" office:value="-3">
            <text:p>-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1">
            <text:p>11</text:p>
          </table:table-cell>
          <table:table-cell table:style-name="ce45" office:value-type="string">
            <text:p>DuyenLT</text:p>
          </table:table-cell>
          <table:table-cell table:style-name="ce49" office:value-type="float" office:value="-2">
            <text:p>-2</text:p>
          </table:table-cell>
          <table:table-cell table:style-name="ce48" table:formula="of:=IF([.C17]&lt;0;0;[.C17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1" table:formula="of:=IF(YEAR(NOW())&gt;YEAR([.E17]);DATE(YEAR([.E17]);12;31);NOW())" office:value-type="date" office:date-value="2018-10-09T14:45:52.05">
            <text:p>10/09/18</text:p>
          </table:table-cell>
          <table:table-cell table:style-name="ce52" table:formula="of:= IF(MONTH([.F17])=MONTH([.E17]) ; IF(NETWORKDAYS([.E17];[.E17]) &lt; NETWORKDAYS(DATE(YEAR([.E17]);MONTH([.E17]);1);EOMONTH([.E17];0)) / 2 ; 0 ; 1)  ;  IF( NETWORKDAYS([.E17];EOMONTH([.E17];0)) &lt; NETWORKDAYS(DATE(YEAR([.E17]);MONTH([.E17]);1);EOMONTH([.E17];0))/2  ; 0  ; 1) + IF(MONTH([.F17]) &gt; MONTH([.E17]) ; MONTH([.F17])-MONTH([.E17])-1 ; 0) + IF(NETWORKDAYS(DATE(YEAR([.F17]);MONTH([.F17]);1);[.F17]) &lt;  NETWORKDAYS(DATE(YEAR([.F17]);MONTH([.F17]);1);EOMONTH([.F17];0)) / 2 ; 0 ; 1))" office:value-type="float" office:value="9">
            <text:p>9</text:p>
          </table:table-cell>
          <table:table-cell table:style-name="ce55" table:formula="of:=SUMPRODUCT([Thong_Tin_Ngay_Nghi_201801.$B$3:.$B$53]=[.$B17];[Thong_Tin_Ngay_Nghi_201801.$C$3:.$C$53]) +  SUMPRODUCT([Thong_Tin_Ngay_Nghi_201802.$B$3:.$B$55]=[.$B17];[Thong_Tin_Ngay_Nghi_201802.$C$3:.$C$55]) + SUMPRODUCT([Thong_Tin_Ngay_Nghi_201803.$B$3:.$B$49]=[.$B17];[Thong_Tin_Ngay_Nghi_201803.$C$3:.$C$49])" office:value-type="float" office:value="6">
            <text:p>6</text:p>
          </table:table-cell>
          <table:table-cell table:style-name="ce60" table:formula="of:=SUMPRODUCT([Thong_Tin_Ngay_Nghi_201801.$B$3:.$B$54]=[.$B17];[Thong_Tin_Ngay_Nghi_201801.$C$3:.$C$54])+SUMPRODUCT([Thong_Tin_Ngay_Nghi_201802.$B$3:.$B$56]=[.$B17];[Thong_Tin_Ngay_Nghi_201802.$C$3:.$C$56])+SUMPRODUCT([Thong_Tin_Ngay_Nghi_201803.$B$3:.$B$50]=[.$B17];[Thong_Tin_Ngay_Nghi_201803.$C$3:.$C$50])+SUMPRODUCT([Thong_Tin_Ngay_Nghi_201804.$B$3:.$B$49]=[.$B17];[Thong_Tin_Ngay_Nghi_201804.$C$3:.$C$49])+SUMPRODUCT([Thong_Tin_Ngay_Nghi_201805.$B$3:.$B$47]=[.$B17];[Thong_Tin_Ngay_Nghi_201805.$C$3:.$C$47])+SUMPRODUCT([Thong_Tin_Ngay_Nghi_201806.$B$3:.$B$51]=[.$B17];[Thong_Tin_Ngay_Nghi_201806.$C$3:.$C$51])+SUMPRODUCT([Thong_Tin_Ngay_Nghi_201807.$B$3:.$B$57]=[.$B17];[Thong_Tin_Ngay_Nghi_201807.$C$3:.$C$57])+SUMPRODUCT([Thong_Tin_Ngay_Nghi_201808.$B$3:.$B$62]=[.$B17];[Thong_Tin_Ngay_Nghi_201808.$C$3:.$C$62])+SUMPRODUCT([Thong_Tin_Ngay_Nghi_201809.$B$3:.$B$61]=[.$B17];[Thong_Tin_Ngay_Nghi_201809.$C$3:.$C$61])+SUMPRODUCT([Thong_Tin_Ngay_Nghi_201810.$B$3:.$B$59]=[.$B17];[Thong_Tin_Ngay_Nghi_201810.$C$3:.$C$59])+SUMPRODUCT([Thong_Tin_Ngay_Nghi_201811.$B$3:.$B$60]=[.$B17];[Thong_Tin_Ngay_Nghi_201811.$C$3:.$C$60])+ SUMPRODUCT([Thong_Tin_Ngay_Nghi_201812.$B$3:.$B$59]=[.$B17];[Thong_Tin_Ngay_Nghi_201812.$C$3:.$C$59])" office:value-type="float" office:value="10.5">
            <text:p>10.5</text:p>
          </table:table-cell>
          <table:table-cell table:style-name="ce48" table:formula="of:=IF(DATE(YEAR([.F17]);MONTH([.F17]);DAY([.F17]))&lt;=DATE(YEAR([.F17]);3;31); [.D17]-[.H17] + [.G17]; IF([.H17]-[.D17]&lt;0;[.H17] + [.G17] -[.I17];[.G17]+[.D17]-[.I17]))" office:value-type="float" office:value="-1.5">
            <text:p>-1.5</text:p>
          </table:table-cell>
          <table:table-cell table:number-columns-repeated="2" table:style-name="ce49"/>
          <table:table-cell table:style-name="ce64"/>
          <table:table-cell table:style-name="ce48" table:formula="of:=[.J17]+[.L17] +[.K17]+[.M17]" office:value-type="float" office:value="-1.5">
            <text:p>-1.5</text:p>
          </table:table-cell>
          <table:table-cell table:style-name="ce67"/>
          <table:table-cell table:style-name="ce69" table:number-columns-repeated="1009"/>
        </table:table-row>
        <table:table-row table:style-name="ro10">
          <table:table-cell table:style-name="ce4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48" office:value-type="float" office:value="-1.5">
            <text:p>-1.5</text:p>
          </table:table-cell>
          <table:table-cell table:style-name="ce48" table:formula="of:=IF([.C18]&lt;0;0;[.C18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8]);DATE(YEAR([.E18]);12;31);NOW())" office:value-type="date" office:date-value="2018-10-09T14:45:52.05">
            <text:p>10/09/18</text:p>
          </table:table-cell>
          <table:table-cell table:style-name="ce52" table:formula="of:= IF(MONTH([.F18])=MONTH([.E18]) ; IF(NETWORKDAYS([.E18];[.E18]) &lt; NETWORKDAYS(DATE(YEAR([.E18]);MONTH([.E18]);1);EOMONTH([.E18];0)) / 2 ; 0 ; 1)  ;  IF( NETWORKDAYS([.E18];EOMONTH([.E18];0)) &lt; NETWORKDAYS(DATE(YEAR([.E18]);MONTH([.E18]);1);EOMONTH([.E18];0))/2  ; 0  ; 1) + IF(MONTH([.F18]) &gt; MONTH([.E18]) ; MONTH([.F18])-MONTH([.E18])-1 ; 0) + IF(NETWORKDAYS(DATE(YEAR([.F18]);MONTH([.F18]);1);[.F18]) &lt;  NETWORKDAYS(DATE(YEAR([.F18]);MONTH([.F18]);1);EOMONTH([.F18];0)) / 2 ; 0 ; 1))" office:value-type="float" office:value="9">
            <text:p>9</text:p>
          </table:table-cell>
          <table:table-cell table:style-name="ce55" table:formula="of:=SUMPRODUCT([Thong_Tin_Ngay_Nghi_201801.$B$3:.$B$53]=[.$B18];[Thong_Tin_Ngay_Nghi_201801.$C$3:.$C$53]) +  SUMPRODUCT([Thong_Tin_Ngay_Nghi_201802.$B$3:.$B$55]=[.$B18];[Thong_Tin_Ngay_Nghi_201802.$C$3:.$C$55]) + SUMPRODUCT([Thong_Tin_Ngay_Nghi_201803.$B$3:.$B$49]=[.$B18];[Thong_Tin_Ngay_Nghi_201803.$C$3:.$C$49])" office:value-type="float" office:value="5">
            <text:p>5</text:p>
          </table:table-cell>
          <table:table-cell table:style-name="ce60" table:formula="of:=SUMPRODUCT([Thong_Tin_Ngay_Nghi_201801.$B$3:.$B$54]=[.$B18];[Thong_Tin_Ngay_Nghi_201801.$C$3:.$C$54])+SUMPRODUCT([Thong_Tin_Ngay_Nghi_201802.$B$3:.$B$56]=[.$B18];[Thong_Tin_Ngay_Nghi_201802.$C$3:.$C$56])+SUMPRODUCT([Thong_Tin_Ngay_Nghi_201803.$B$3:.$B$50]=[.$B18];[Thong_Tin_Ngay_Nghi_201803.$C$3:.$C$50])+SUMPRODUCT([Thong_Tin_Ngay_Nghi_201804.$B$3:.$B$49]=[.$B18];[Thong_Tin_Ngay_Nghi_201804.$C$3:.$C$49])+SUMPRODUCT([Thong_Tin_Ngay_Nghi_201805.$B$3:.$B$47]=[.$B18];[Thong_Tin_Ngay_Nghi_201805.$C$3:.$C$47])+SUMPRODUCT([Thong_Tin_Ngay_Nghi_201806.$B$3:.$B$51]=[.$B18];[Thong_Tin_Ngay_Nghi_201806.$C$3:.$C$51])+SUMPRODUCT([Thong_Tin_Ngay_Nghi_201807.$B$3:.$B$57]=[.$B18];[Thong_Tin_Ngay_Nghi_201807.$C$3:.$C$57])+SUMPRODUCT([Thong_Tin_Ngay_Nghi_201808.$B$3:.$B$62]=[.$B18];[Thong_Tin_Ngay_Nghi_201808.$C$3:.$C$62])+SUMPRODUCT([Thong_Tin_Ngay_Nghi_201809.$B$3:.$B$61]=[.$B18];[Thong_Tin_Ngay_Nghi_201809.$C$3:.$C$61])+SUMPRODUCT([Thong_Tin_Ngay_Nghi_201810.$B$3:.$B$59]=[.$B18];[Thong_Tin_Ngay_Nghi_201810.$C$3:.$C$59])+SUMPRODUCT([Thong_Tin_Ngay_Nghi_201811.$B$3:.$B$60]=[.$B18];[Thong_Tin_Ngay_Nghi_201811.$C$3:.$C$60])+ SUMPRODUCT([Thong_Tin_Ngay_Nghi_201812.$B$3:.$B$59]=[.$B18];[Thong_Tin_Ngay_Nghi_201812.$C$3:.$C$59])" office:value-type="float" office:value="13.5">
            <text:p>13.5</text:p>
          </table:table-cell>
          <table:table-cell table:style-name="ce48" table:formula="of:=IF(DATE(YEAR([.F18]);MONTH([.F18]);DAY([.F18]))&lt;=DATE(YEAR([.F18]);3;31); [.D18]-[.H18] + [.G18]; IF([.H18]-[.D18]&lt;0;[.H18] + [.G18] -[.I18];[.G18]+[.D18]-[.I18]))" office:value-type="float" office:value="-4.5">
            <text:p>-4.5</text:p>
          </table:table-cell>
          <table:table-cell table:number-columns-repeated="2" table:style-name="ce48"/>
          <table:table-cell table:style-name="ce63"/>
          <table:table-cell table:style-name="ce48" table:formula="of:=[.J18]+[.L18] +[.K18]+[.M18]" office:value-type="float" office:value="-4.5">
            <text:p>-4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3">
            <text:p>13</text:p>
          </table:table-cell>
          <table:table-cell table:style-name="ce45" office:value-type="string">
            <text:p>HaTH</text:p>
          </table:table-cell>
          <table:table-cell table:style-name="ce49" office:value-type="float" office:value="0.5">
            <text:p>0.5</text:p>
          </table:table-cell>
          <table:table-cell table:style-name="ce48" table:formula="of:=IF([.C19]&lt;0;0;[.C19])" office:value-type="float" office:value="0.5">
            <text:p>0.5</text:p>
          </table:table-cell>
          <table:table-cell table:style-name="ce50" office:value-type="date" office:date-value="2018-01-01">
            <text:p>01/01/18</text:p>
          </table:table-cell>
          <table:table-cell table:style-name="ce51" table:formula="of:=IF(YEAR(NOW())&gt;YEAR([.E19]);DATE(YEAR([.E19]);12;31);NOW())" office:value-type="date" office:date-value="2018-10-09T14:45:52.05">
            <text:p>10/09/18</text:p>
          </table:table-cell>
          <table:table-cell table:style-name="ce52" table:formula="of:= IF(MONTH([.F19])=MONTH([.E19]) ; IF(NETWORKDAYS([.E19];[.E19]) &lt; NETWORKDAYS(DATE(YEAR([.E19]);MONTH([.E19]);1);EOMONTH([.E19];0)) / 2 ; 0 ; 1)  ;  IF( NETWORKDAYS([.E19];EOMONTH([.E19];0)) &lt; NETWORKDAYS(DATE(YEAR([.E19]);MONTH([.E19]);1);EOMONTH([.E19];0))/2  ; 0  ; 1) + IF(MONTH([.F19]) &gt; MONTH([.E19]) ; MONTH([.F19])-MONTH([.E19])-1 ; 0) + IF(NETWORKDAYS(DATE(YEAR([.F19]);MONTH([.F19]);1);[.F19]) &lt;  NETWORKDAYS(DATE(YEAR([.F19]);MONTH([.F19]);1);EOMONTH([.F19];0)) / 2 ; 0 ; 1))" office:value-type="float" office:value="9">
            <text:p>9</text:p>
          </table:table-cell>
          <table:table-cell table:style-name="ce55" table:formula="of:=SUMPRODUCT([Thong_Tin_Ngay_Nghi_201801.$B$3:.$B$53]=[.$B19];[Thong_Tin_Ngay_Nghi_201801.$C$3:.$C$53]) +  SUMPRODUCT([Thong_Tin_Ngay_Nghi_201802.$B$3:.$B$55]=[.$B19];[Thong_Tin_Ngay_Nghi_201802.$C$3:.$C$55]) + SUMPRODUCT([Thong_Tin_Ngay_Nghi_201803.$B$3:.$B$49]=[.$B19];[Thong_Tin_Ngay_Nghi_201803.$C$3:.$C$49])" office:value-type="float" office:value="7">
            <text:p>7</text:p>
          </table:table-cell>
          <table:table-cell table:style-name="ce60" table:formula="of:=SUMPRODUCT([Thong_Tin_Ngay_Nghi_201801.$B$3:.$B$54]=[.$B19];[Thong_Tin_Ngay_Nghi_201801.$C$3:.$C$54])+SUMPRODUCT([Thong_Tin_Ngay_Nghi_201802.$B$3:.$B$56]=[.$B19];[Thong_Tin_Ngay_Nghi_201802.$C$3:.$C$56])+SUMPRODUCT([Thong_Tin_Ngay_Nghi_201803.$B$3:.$B$50]=[.$B19];[Thong_Tin_Ngay_Nghi_201803.$C$3:.$C$50])+SUMPRODUCT([Thong_Tin_Ngay_Nghi_201804.$B$3:.$B$49]=[.$B19];[Thong_Tin_Ngay_Nghi_201804.$C$3:.$C$49])+SUMPRODUCT([Thong_Tin_Ngay_Nghi_201805.$B$3:.$B$47]=[.$B19];[Thong_Tin_Ngay_Nghi_201805.$C$3:.$C$47])+SUMPRODUCT([Thong_Tin_Ngay_Nghi_201806.$B$3:.$B$51]=[.$B19];[Thong_Tin_Ngay_Nghi_201806.$C$3:.$C$51])+SUMPRODUCT([Thong_Tin_Ngay_Nghi_201807.$B$3:.$B$57]=[.$B19];[Thong_Tin_Ngay_Nghi_201807.$C$3:.$C$57])+SUMPRODUCT([Thong_Tin_Ngay_Nghi_201808.$B$3:.$B$62]=[.$B19];[Thong_Tin_Ngay_Nghi_201808.$C$3:.$C$62])+SUMPRODUCT([Thong_Tin_Ngay_Nghi_201809.$B$3:.$B$61]=[.$B19];[Thong_Tin_Ngay_Nghi_201809.$C$3:.$C$61])+SUMPRODUCT([Thong_Tin_Ngay_Nghi_201810.$B$3:.$B$59]=[.$B19];[Thong_Tin_Ngay_Nghi_201810.$C$3:.$C$59])+SUMPRODUCT([Thong_Tin_Ngay_Nghi_201811.$B$3:.$B$60]=[.$B19];[Thong_Tin_Ngay_Nghi_201811.$C$3:.$C$60])+ SUMPRODUCT([Thong_Tin_Ngay_Nghi_201812.$B$3:.$B$59]=[.$B19];[Thong_Tin_Ngay_Nghi_201812.$C$3:.$C$59])" office:value-type="float" office:value="11.5">
            <text:p>11.5</text:p>
          </table:table-cell>
          <table:table-cell table:style-name="ce48" table:formula="of:=IF(DATE(YEAR([.F19]);MONTH([.F19]);DAY([.F19]))&lt;=DATE(YEAR([.F19]);3;31); [.D19]-[.H19] + [.G19]; IF([.H19]-[.D19]&lt;0;[.H19] + [.G19] -[.I19];[.G19]+[.D19]-[.I19]))" office:value-type="float" office:value="-2">
            <text:p>-2</text:p>
          </table:table-cell>
          <table:table-cell table:number-columns-repeated="2" table:style-name="ce49"/>
          <table:table-cell table:style-name="ce64" office:value-type="float" office:value="1">
            <text:p>1</text:p>
          </table:table-cell>
          <table:table-cell table:style-name="ce48" table:formula="of:=[.J19]+[.L19] +[.K19]+[.M19]" office:value-type="float" office:value="-1">
            <text:p>-1</text:p>
          </table:table-cell>
          <table:table-cell table:style-name="ce66"/>
          <table:table-cell table:style-name="ce69" table:number-columns-repeated="1009"/>
        </table:table-row>
        <table:table-row table:style-name="ro9">
          <table:table-cell table:style-name="ce4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48" office:value-type="float" office:value="1">
            <text:p>1</text:p>
          </table:table-cell>
          <table:table-cell table:style-name="ce48" table:formula="of:=IF([.C20]&lt;0;0;[.C20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0]);DATE(YEAR([.E20]);12;31);NOW())" office:value-type="date" office:date-value="2018-10-09T14:45:52.05">
            <text:p>10/09/18</text:p>
          </table:table-cell>
          <table:table-cell table:style-name="ce52" table:formula="of:= IF(MONTH([.F20])=MONTH([.E20]) ; IF(NETWORKDAYS([.E20];[.E20]) &lt; NETWORKDAYS(DATE(YEAR([.E20]);MONTH([.E20]);1);EOMONTH([.E20];0)) / 2 ; 0 ; 1)  ;  IF( NETWORKDAYS([.E20];EOMONTH([.E20];0)) &lt; NETWORKDAYS(DATE(YEAR([.E20]);MONTH([.E20]);1);EOMONTH([.E20];0))/2  ; 0  ; 1) + IF(MONTH([.F20]) &gt; MONTH([.E20]) ; MONTH([.F20])-MONTH([.E20])-1 ; 0) + IF(NETWORKDAYS(DATE(YEAR([.F20]);MONTH([.F20]);1);[.F20]) &lt;  NETWORKDAYS(DATE(YEAR([.F20]);MONTH([.F20]);1);EOMONTH([.F20];0)) / 2 ; 0 ; 1))" office:value-type="float" office:value="9">
            <text:p>9</text:p>
          </table:table-cell>
          <table:table-cell table:style-name="ce55" table:formula="of:=SUMPRODUCT([Thong_Tin_Ngay_Nghi_201801.$B$3:.$B$53]=[.$B20];[Thong_Tin_Ngay_Nghi_201801.$C$3:.$C$53]) +  SUMPRODUCT([Thong_Tin_Ngay_Nghi_201802.$B$3:.$B$55]=[.$B20];[Thong_Tin_Ngay_Nghi_201802.$C$3:.$C$55]) + SUMPRODUCT([Thong_Tin_Ngay_Nghi_201803.$B$3:.$B$49]=[.$B20];[Thong_Tin_Ngay_Nghi_201803.$C$3:.$C$49])" office:value-type="float" office:value="7">
            <text:p>7</text:p>
          </table:table-cell>
          <table:table-cell table:style-name="ce60" table:formula="of:=SUMPRODUCT([Thong_Tin_Ngay_Nghi_201801.$B$3:.$B$54]=[.$B20];[Thong_Tin_Ngay_Nghi_201801.$C$3:.$C$54])+SUMPRODUCT([Thong_Tin_Ngay_Nghi_201802.$B$3:.$B$56]=[.$B20];[Thong_Tin_Ngay_Nghi_201802.$C$3:.$C$56])+SUMPRODUCT([Thong_Tin_Ngay_Nghi_201803.$B$3:.$B$50]=[.$B20];[Thong_Tin_Ngay_Nghi_201803.$C$3:.$C$50])+SUMPRODUCT([Thong_Tin_Ngay_Nghi_201804.$B$3:.$B$49]=[.$B20];[Thong_Tin_Ngay_Nghi_201804.$C$3:.$C$49])+SUMPRODUCT([Thong_Tin_Ngay_Nghi_201805.$B$3:.$B$47]=[.$B20];[Thong_Tin_Ngay_Nghi_201805.$C$3:.$C$47])+SUMPRODUCT([Thong_Tin_Ngay_Nghi_201806.$B$3:.$B$51]=[.$B20];[Thong_Tin_Ngay_Nghi_201806.$C$3:.$C$51])+SUMPRODUCT([Thong_Tin_Ngay_Nghi_201807.$B$3:.$B$57]=[.$B20];[Thong_Tin_Ngay_Nghi_201807.$C$3:.$C$57])+SUMPRODUCT([Thong_Tin_Ngay_Nghi_201808.$B$3:.$B$62]=[.$B20];[Thong_Tin_Ngay_Nghi_201808.$C$3:.$C$62])+SUMPRODUCT([Thong_Tin_Ngay_Nghi_201809.$B$3:.$B$61]=[.$B20];[Thong_Tin_Ngay_Nghi_201809.$C$3:.$C$61])+SUMPRODUCT([Thong_Tin_Ngay_Nghi_201810.$B$3:.$B$59]=[.$B20];[Thong_Tin_Ngay_Nghi_201810.$C$3:.$C$59])+SUMPRODUCT([Thong_Tin_Ngay_Nghi_201811.$B$3:.$B$60]=[.$B20];[Thong_Tin_Ngay_Nghi_201811.$C$3:.$C$60])+ SUMPRODUCT([Thong_Tin_Ngay_Nghi_201812.$B$3:.$B$59]=[.$B20];[Thong_Tin_Ngay_Nghi_201812.$C$3:.$C$59])" office:value-type="float" office:value="15.5">
            <text:p>15.5</text:p>
          </table:table-cell>
          <table:table-cell table:style-name="ce48" table:formula="of:=IF(DATE(YEAR([.F20]);MONTH([.F20]);DAY([.F20]))&lt;=DATE(YEAR([.F20]);3;31); [.D20]-[.H20] + [.G20]; IF([.H20]-[.D20]&lt;0;[.H20] + [.G20] -[.I20];[.G20]+[.D20]-[.I20]))" office:value-type="float" office:value="-5.5">
            <text:p>-5.5</text:p>
          </table:table-cell>
          <table:table-cell table:style-name="ce48"/>
          <table:table-cell table:style-name="ce48" office:value-type="float" office:value="3.5">
            <text:p>3.5</text:p>
          </table:table-cell>
          <table:table-cell table:style-name="ce63"/>
          <table:table-cell table:style-name="ce48" table:formula="of:=[.J20]+[.L20] +[.K20]+[.M20]" office:value-type="float" office:value="-2">
            <text:p>-2</text:p>
          </table:table-cell>
          <table:table-cell table:style-name="ce66" office:value-type="string">
            <text:p>Những ngày nghỉ này đã trừ vào lương → sẽ ko trừ vào phép nữa: </text:p>
            <text:p>- Tháng 6: 3.5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48" office:value-type="float" office:value="3.5">
            <text:p>3.5</text:p>
          </table:table-cell>
          <table:table-cell table:style-name="ce48" table:formula="of:=IF([.C21]&lt;0;0;[.C21])" office:value-type="float" office:value="3.5">
            <text:p>3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1]);DATE(YEAR([.E21]);12;31);NOW())" office:value-type="date" office:date-value="2018-10-09T14:45:52.05">
            <text:p>10/09/18</text:p>
          </table:table-cell>
          <table:table-cell table:style-name="ce52" table:formula="of:= IF(MONTH([.F21])=MONTH([.E21]) ; IF(NETWORKDAYS([.E21];[.E21]) &lt; NETWORKDAYS(DATE(YEAR([.E21]);MONTH([.E21]);1);EOMONTH([.E21];0)) / 2 ; 0 ; 1)  ;  IF( NETWORKDAYS([.E21];EOMONTH([.E21];0)) &lt; NETWORKDAYS(DATE(YEAR([.E21]);MONTH([.E21]);1);EOMONTH([.E21];0))/2  ; 0  ; 1) + IF(MONTH([.F21]) &gt; MONTH([.E21]) ; MONTH([.F21])-MONTH([.E21])-1 ; 0) + IF(NETWORKDAYS(DATE(YEAR([.F21]);MONTH([.F21]);1);[.F21]) &lt;  NETWORKDAYS(DATE(YEAR([.F21]);MONTH([.F21]);1);EOMONTH([.F21];0)) / 2 ; 0 ; 1))" office:value-type="float" office:value="9">
            <text:p>9</text:p>
          </table:table-cell>
          <table:table-cell table:style-name="ce55" table:formula="of:=SUMPRODUCT([Thong_Tin_Ngay_Nghi_201801.$B$3:.$B$53]=[.$B21];[Thong_Tin_Ngay_Nghi_201801.$C$3:.$C$53]) +  SUMPRODUCT([Thong_Tin_Ngay_Nghi_201802.$B$3:.$B$55]=[.$B21];[Thong_Tin_Ngay_Nghi_201802.$C$3:.$C$55]) + SUMPRODUCT([Thong_Tin_Ngay_Nghi_201803.$B$3:.$B$49]=[.$B21];[Thong_Tin_Ngay_Nghi_201803.$C$3:.$C$49])" office:value-type="float" office:value="4.5">
            <text:p>4.5</text:p>
          </table:table-cell>
          <table:table-cell table:style-name="ce60" table:formula="of:=SUMPRODUCT([Thong_Tin_Ngay_Nghi_201801.$B$3:.$B$54]=[.$B21];[Thong_Tin_Ngay_Nghi_201801.$C$3:.$C$54])+SUMPRODUCT([Thong_Tin_Ngay_Nghi_201802.$B$3:.$B$56]=[.$B21];[Thong_Tin_Ngay_Nghi_201802.$C$3:.$C$56])+SUMPRODUCT([Thong_Tin_Ngay_Nghi_201803.$B$3:.$B$50]=[.$B21];[Thong_Tin_Ngay_Nghi_201803.$C$3:.$C$50])+SUMPRODUCT([Thong_Tin_Ngay_Nghi_201804.$B$3:.$B$49]=[.$B21];[Thong_Tin_Ngay_Nghi_201804.$C$3:.$C$49])+SUMPRODUCT([Thong_Tin_Ngay_Nghi_201805.$B$3:.$B$47]=[.$B21];[Thong_Tin_Ngay_Nghi_201805.$C$3:.$C$47])+SUMPRODUCT([Thong_Tin_Ngay_Nghi_201806.$B$3:.$B$51]=[.$B21];[Thong_Tin_Ngay_Nghi_201806.$C$3:.$C$51])+SUMPRODUCT([Thong_Tin_Ngay_Nghi_201807.$B$3:.$B$57]=[.$B21];[Thong_Tin_Ngay_Nghi_201807.$C$3:.$C$57])+SUMPRODUCT([Thong_Tin_Ngay_Nghi_201808.$B$3:.$B$62]=[.$B21];[Thong_Tin_Ngay_Nghi_201808.$C$3:.$C$62])+SUMPRODUCT([Thong_Tin_Ngay_Nghi_201809.$B$3:.$B$61]=[.$B21];[Thong_Tin_Ngay_Nghi_201809.$C$3:.$C$61])+SUMPRODUCT([Thong_Tin_Ngay_Nghi_201810.$B$3:.$B$59]=[.$B21];[Thong_Tin_Ngay_Nghi_201810.$C$3:.$C$59])+SUMPRODUCT([Thong_Tin_Ngay_Nghi_201811.$B$3:.$B$60]=[.$B21];[Thong_Tin_Ngay_Nghi_201811.$C$3:.$C$60])+ SUMPRODUCT([Thong_Tin_Ngay_Nghi_201812.$B$3:.$B$59]=[.$B21];[Thong_Tin_Ngay_Nghi_201812.$C$3:.$C$59])" office:value-type="float" office:value="9.5">
            <text:p>9.5</text:p>
          </table:table-cell>
          <table:table-cell table:style-name="ce48" table:formula="of:=IF(DATE(YEAR([.F21]);MONTH([.F21]);DAY([.F21]))&lt;=DATE(YEAR([.F21]);3;31); [.D21]-[.H21] + [.G21]; IF([.H21]-[.D21]&lt;0;[.H21] + [.G21] -[.I21];[.G21]+[.D21]-[.I21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21]+[.L21] +[.K21]+[.M21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7-02">
            <text:p>07/02/18</text:p>
          </table:table-cell>
          <table:table-cell table:style-name="ce50" table:formula="of:=IF(YEAR(NOW())&gt;YEAR([.E22]);DATE(YEAR([.E22]);12;31);NOW())" office:value-type="date" office:date-value="2018-10-09T14:45:52.06">
            <text:p>10/09/18</text:p>
          </table:table-cell>
          <table:table-cell table:style-name="ce52" table:formula="of:= IF(MONTH([.F22])=MONTH([.E22]) ; IF(NETWORKDAYS([.E22];[.E22]) &lt; NETWORKDAYS(DATE(YEAR([.E22]);MONTH([.E22]);1);EOMONTH([.E22];0)) / 2 ; 0 ; 1)  ;  IF( NETWORKDAYS([.E22];EOMONTH([.E22];0)) &lt; NETWORKDAYS(DATE(YEAR([.E22]);MONTH([.E22]);1);EOMONTH([.E22];0))/2  ; 0  ; 1) + IF(MONTH([.F22]) &gt; MONTH([.E22]) ; MONTH([.F22])-MONTH([.E22])-1 ; 0) + IF(NETWORKDAYS(DATE(YEAR([.F22]);MONTH([.F22]);1);[.F22]) &lt;  NETWORKDAYS(DATE(YEAR([.F22]);MONTH([.F22]);1);EOMONTH([.F22];0)) / 2 ; 0 ; 1))" office:value-type="float" office:value="3">
            <text:p>3</text:p>
          </table:table-cell>
          <table:table-cell table:style-name="ce55" table:formula="of:=SUMPRODUCT([Thong_Tin_Ngay_Nghi_201801.$B$3:.$B$53]=[.$B22];[Thong_Tin_Ngay_Nghi_201801.$C$3:.$C$53]) +  SUMPRODUCT([Thong_Tin_Ngay_Nghi_201802.$B$3:.$B$55]=[.$B22];[Thong_Tin_Ngay_Nghi_201802.$C$3:.$C$55]) + SUMPRODUCT([Thong_Tin_Ngay_Nghi_201803.$B$3:.$B$49]=[.$B22];[Thong_Tin_Ngay_Nghi_201803.$C$3:.$C$49])" office:value-type="float" office:value="0">
            <text:p>0</text:p>
          </table:table-cell>
          <table:table-cell table:style-name="ce60" table:formula="of:=SUMPRODUCT([Thong_Tin_Ngay_Nghi_201801.$B$3:.$B$54]=[.$B22];[Thong_Tin_Ngay_Nghi_201801.$C$3:.$C$54])+SUMPRODUCT([Thong_Tin_Ngay_Nghi_201802.$B$3:.$B$56]=[.$B22];[Thong_Tin_Ngay_Nghi_201802.$C$3:.$C$56])+SUMPRODUCT([Thong_Tin_Ngay_Nghi_201803.$B$3:.$B$50]=[.$B22];[Thong_Tin_Ngay_Nghi_201803.$C$3:.$C$50])+SUMPRODUCT([Thong_Tin_Ngay_Nghi_201804.$B$3:.$B$49]=[.$B22];[Thong_Tin_Ngay_Nghi_201804.$C$3:.$C$49])+SUMPRODUCT([Thong_Tin_Ngay_Nghi_201805.$B$3:.$B$47]=[.$B22];[Thong_Tin_Ngay_Nghi_201805.$C$3:.$C$47])+SUMPRODUCT([Thong_Tin_Ngay_Nghi_201806.$B$3:.$B$51]=[.$B22];[Thong_Tin_Ngay_Nghi_201806.$C$3:.$C$51])+SUMPRODUCT([Thong_Tin_Ngay_Nghi_201807.$B$3:.$B$57]=[.$B22];[Thong_Tin_Ngay_Nghi_201807.$C$3:.$C$57])+SUMPRODUCT([Thong_Tin_Ngay_Nghi_201808.$B$3:.$B$62]=[.$B22];[Thong_Tin_Ngay_Nghi_201808.$C$3:.$C$62])+SUMPRODUCT([Thong_Tin_Ngay_Nghi_201809.$B$3:.$B$61]=[.$B22];[Thong_Tin_Ngay_Nghi_201809.$C$3:.$C$61])+SUMPRODUCT([Thong_Tin_Ngay_Nghi_201810.$B$3:.$B$59]=[.$B22];[Thong_Tin_Ngay_Nghi_201810.$C$3:.$C$59])+SUMPRODUCT([Thong_Tin_Ngay_Nghi_201811.$B$3:.$B$60]=[.$B22];[Thong_Tin_Ngay_Nghi_201811.$C$3:.$C$60])+ SUMPRODUCT([Thong_Tin_Ngay_Nghi_201812.$B$3:.$B$59]=[.$B22];[Thong_Tin_Ngay_Nghi_201812.$C$3:.$C$59])" office:value-type="float" office:value="1">
            <text:p>1</text:p>
          </table:table-cell>
          <table:table-cell table:style-name="ce48" table:formula="of:=IF(DATE(YEAR([.F22]);MONTH([.F22]);DAY([.F22]))&lt;=DATE(YEAR([.F22]);3;31); [.D22]-[.H22] + [.G22]; IF([.H22]-[.D22]&lt;0;[.H22] + [.G22] -[.I22];[.G22]+[.D22]-[.I22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22]+[.L22] +[.K22]+[.M22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48" office:value-type="float" office:value="-49.5">
            <text:p>-49.5</text:p>
          </table:table-cell>
          <table:table-cell table:style-name="ce48" table:formula="of:=IF([.C23]&lt;0;0;[.C23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3]);DATE(YEAR([.E23]);12;31);NOW())" office:value-type="date" office:date-value="2018-10-09T14:45:52.06">
            <text:p>10/09/18</text:p>
          </table:table-cell>
          <table:table-cell table:style-name="ce52" table:formula="of:= IF(MONTH([.F23])=MONTH([.E23]) ; IF(NETWORKDAYS([.E23];[.E23]) &lt; NETWORKDAYS(DATE(YEAR([.E23]);MONTH([.E23]);1);EOMONTH([.E23];0)) / 2 ; 0 ; 1)  ;  IF( NETWORKDAYS([.E23];EOMONTH([.E23];0)) &lt; NETWORKDAYS(DATE(YEAR([.E23]);MONTH([.E23]);1);EOMONTH([.E23];0))/2  ; 0  ; 1) + IF(MONTH([.F23]) &gt; MONTH([.E23]) ; MONTH([.F23])-MONTH([.E23])-1 ; 0) + IF(NETWORKDAYS(DATE(YEAR([.F23]);MONTH([.F23]);1);[.F23]) &lt;  NETWORKDAYS(DATE(YEAR([.F23]);MONTH([.F23]);1);EOMONTH([.F23];0)) / 2 ; 0 ; 1))" office:value-type="float" office:value="9">
            <text:p>9</text:p>
          </table:table-cell>
          <table:table-cell table:style-name="ce55" table:formula="of:=SUMPRODUCT([Thong_Tin_Ngay_Nghi_201801.$B$3:.$B$53]=[.$B23];[Thong_Tin_Ngay_Nghi_201801.$C$3:.$C$53]) +  SUMPRODUCT([Thong_Tin_Ngay_Nghi_201802.$B$3:.$B$55]=[.$B23];[Thong_Tin_Ngay_Nghi_201802.$C$3:.$C$55]) + SUMPRODUCT([Thong_Tin_Ngay_Nghi_201803.$B$3:.$B$49]=[.$B23];[Thong_Tin_Ngay_Nghi_201803.$C$3:.$C$49])" office:value-type="float" office:value="21">
            <text:p>21</text:p>
          </table:table-cell>
          <table:table-cell table:style-name="ce60" table:formula="of:=SUMPRODUCT([Thong_Tin_Ngay_Nghi_201801.$B$3:.$B$54]=[.$B23];[Thong_Tin_Ngay_Nghi_201801.$C$3:.$C$54])+SUMPRODUCT([Thong_Tin_Ngay_Nghi_201802.$B$3:.$B$56]=[.$B23];[Thong_Tin_Ngay_Nghi_201802.$C$3:.$C$56])+SUMPRODUCT([Thong_Tin_Ngay_Nghi_201803.$B$3:.$B$50]=[.$B23];[Thong_Tin_Ngay_Nghi_201803.$C$3:.$C$50])+SUMPRODUCT([Thong_Tin_Ngay_Nghi_201804.$B$3:.$B$49]=[.$B23];[Thong_Tin_Ngay_Nghi_201804.$C$3:.$C$49])+SUMPRODUCT([Thong_Tin_Ngay_Nghi_201805.$B$3:.$B$47]=[.$B23];[Thong_Tin_Ngay_Nghi_201805.$C$3:.$C$47])+SUMPRODUCT([Thong_Tin_Ngay_Nghi_201806.$B$3:.$B$51]=[.$B23];[Thong_Tin_Ngay_Nghi_201806.$C$3:.$C$51])+SUMPRODUCT([Thong_Tin_Ngay_Nghi_201807.$B$3:.$B$57]=[.$B23];[Thong_Tin_Ngay_Nghi_201807.$C$3:.$C$57])+SUMPRODUCT([Thong_Tin_Ngay_Nghi_201808.$B$3:.$B$62]=[.$B23];[Thong_Tin_Ngay_Nghi_201808.$C$3:.$C$62])+SUMPRODUCT([Thong_Tin_Ngay_Nghi_201809.$B$3:.$B$61]=[.$B23];[Thong_Tin_Ngay_Nghi_201809.$C$3:.$C$61])+SUMPRODUCT([Thong_Tin_Ngay_Nghi_201810.$B$3:.$B$59]=[.$B23];[Thong_Tin_Ngay_Nghi_201810.$C$3:.$C$59])+SUMPRODUCT([Thong_Tin_Ngay_Nghi_201811.$B$3:.$B$60]=[.$B23];[Thong_Tin_Ngay_Nghi_201811.$C$3:.$C$60])+ SUMPRODUCT([Thong_Tin_Ngay_Nghi_201812.$B$3:.$B$59]=[.$B23];[Thong_Tin_Ngay_Nghi_201812.$C$3:.$C$59])" office:value-type="float" office:value="73.5">
            <text:p>73.5</text:p>
          </table:table-cell>
          <table:table-cell table:style-name="ce48" table:formula="of:=IF(DATE(YEAR([.F23]);MONTH([.F23]);DAY([.F23]))&lt;=DATE(YEAR([.F23]);3;31); [.D23]-[.H23] + [.G23]; IF([.H23]-[.D23]&lt;0;[.H23] + [.G23] -[.I23];[.G23]+[.D23]-[.I23]))" office:value-type="float" office:value="-64.5">
            <text:p>-64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3]+[.L23] +[.K23]+[.M23]" office:value-type="float" office:value="-63.5">
            <text:p>-63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office:value-type="float" office:value="4.5">
            <text:p>4.5</text:p>
          </table:table-cell>
          <table:table-cell table:style-name="ce48" table:formula="of:=IF([.C24]&lt;0;0;[.C24])" office:value-type="float" office:value="4.5">
            <text:p>4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4]);DATE(YEAR([.E24]);12;31);NOW())" office:value-type="date" office:date-value="2018-10-09T14:45:52.06">
            <text:p>10/09/18</text:p>
          </table:table-cell>
          <table:table-cell table:style-name="ce52" table:formula="of:= IF(MONTH([.F24])=MONTH([.E24]) ; IF(NETWORKDAYS([.E24];[.E24]) &lt; NETWORKDAYS(DATE(YEAR([.E24]);MONTH([.E24]);1);EOMONTH([.E24];0)) / 2 ; 0 ; 1)  ;  IF( NETWORKDAYS([.E24];EOMONTH([.E24];0)) &lt; NETWORKDAYS(DATE(YEAR([.E24]);MONTH([.E24]);1);EOMONTH([.E24];0))/2  ; 0  ; 1) + IF(MONTH([.F24]) &gt; MONTH([.E24]) ; MONTH([.F24])-MONTH([.E24])-1 ; 0) + IF(NETWORKDAYS(DATE(YEAR([.F24]);MONTH([.F24]);1);[.F24]) &lt;  NETWORKDAYS(DATE(YEAR([.F24]);MONTH([.F24]);1);EOMONTH([.F24];0)) / 2 ; 0 ; 1))" office:value-type="float" office:value="9">
            <text:p>9</text:p>
          </table:table-cell>
          <table:table-cell table:style-name="ce55" table:formula="of:=SUMPRODUCT([Thong_Tin_Ngay_Nghi_201801.$B$3:.$B$53]=[.$B24];[Thong_Tin_Ngay_Nghi_201801.$C$3:.$C$53]) +  SUMPRODUCT([Thong_Tin_Ngay_Nghi_201802.$B$3:.$B$55]=[.$B24];[Thong_Tin_Ngay_Nghi_201802.$C$3:.$C$55]) + SUMPRODUCT([Thong_Tin_Ngay_Nghi_201803.$B$3:.$B$49]=[.$B24];[Thong_Tin_Ngay_Nghi_201803.$C$3:.$C$49])" office:value-type="float" office:value="4">
            <text:p>4</text:p>
          </table:table-cell>
          <table:table-cell table:style-name="ce60" table:formula="of:=SUMPRODUCT([Thong_Tin_Ngay_Nghi_201801.$B$3:.$B$54]=[.$B24];[Thong_Tin_Ngay_Nghi_201801.$C$3:.$C$54])+SUMPRODUCT([Thong_Tin_Ngay_Nghi_201802.$B$3:.$B$56]=[.$B24];[Thong_Tin_Ngay_Nghi_201802.$C$3:.$C$56])+SUMPRODUCT([Thong_Tin_Ngay_Nghi_201803.$B$3:.$B$50]=[.$B24];[Thong_Tin_Ngay_Nghi_201803.$C$3:.$C$50])+SUMPRODUCT([Thong_Tin_Ngay_Nghi_201804.$B$3:.$B$49]=[.$B24];[Thong_Tin_Ngay_Nghi_201804.$C$3:.$C$49])+SUMPRODUCT([Thong_Tin_Ngay_Nghi_201805.$B$3:.$B$47]=[.$B24];[Thong_Tin_Ngay_Nghi_201805.$C$3:.$C$47])+SUMPRODUCT([Thong_Tin_Ngay_Nghi_201806.$B$3:.$B$51]=[.$B24];[Thong_Tin_Ngay_Nghi_201806.$C$3:.$C$51])+SUMPRODUCT([Thong_Tin_Ngay_Nghi_201807.$B$3:.$B$57]=[.$B24];[Thong_Tin_Ngay_Nghi_201807.$C$3:.$C$57])+SUMPRODUCT([Thong_Tin_Ngay_Nghi_201808.$B$3:.$B$62]=[.$B24];[Thong_Tin_Ngay_Nghi_201808.$C$3:.$C$62])+SUMPRODUCT([Thong_Tin_Ngay_Nghi_201809.$B$3:.$B$61]=[.$B24];[Thong_Tin_Ngay_Nghi_201809.$C$3:.$C$61])+SUMPRODUCT([Thong_Tin_Ngay_Nghi_201810.$B$3:.$B$59]=[.$B24];[Thong_Tin_Ngay_Nghi_201810.$C$3:.$C$59])+SUMPRODUCT([Thong_Tin_Ngay_Nghi_201811.$B$3:.$B$60]=[.$B24];[Thong_Tin_Ngay_Nghi_201811.$C$3:.$C$60])+ SUMPRODUCT([Thong_Tin_Ngay_Nghi_201812.$B$3:.$B$59]=[.$B24];[Thong_Tin_Ngay_Nghi_201812.$C$3:.$C$59])" office:value-type="float" office:value="11">
            <text:p>11</text:p>
          </table:table-cell>
          <table:table-cell table:style-name="ce48" table:formula="of:=IF(DATE(YEAR([.F24]);MONTH([.F24]);DAY([.F24]))&lt;=DATE(YEAR([.F24]);3;31); [.D24]-[.H24] + [.G24]; IF([.H24]-[.D24]&lt;0;[.H24] + [.G24] -[.I24];[.G24]+[.D24]-[.I24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24]+[.L24] +[.K24]+[.M24]" office:value-type="float" office:value="2">
            <text:p>2</text:p>
          </table:table-cell>
          <table:table-cell table:style-name="ce68"/>
          <table:table-cell table:number-columns-repeated="1009"/>
        </table:table-row>
        <table:table-row table:style-name="ro10">
          <table:table-cell table:style-name="ce42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48" office:value-type="float" office:value="3.5">
            <text:p>3.5</text:p>
          </table:table-cell>
          <table:table-cell table:style-name="ce48" table:formula="of:=IF([.C25]&lt;0;0;[.C25])" office:value-type="float" office:value="3.5">
            <text:p>3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5]);DATE(YEAR([.E25]);12;31);NOW())" office:value-type="date" office:date-value="2018-10-09T14:45:52.07">
            <text:p>10/09/18</text:p>
          </table:table-cell>
          <table:table-cell table:style-name="ce52" table:formula="of:= IF(MONTH([.F25])=MONTH([.E25]) ; IF(NETWORKDAYS([.E25];[.E25]) &lt; NETWORKDAYS(DATE(YEAR([.E25]);MONTH([.E25]);1);EOMONTH([.E25];0)) / 2 ; 0 ; 1)  ;  IF( NETWORKDAYS([.E25];EOMONTH([.E25];0)) &lt; NETWORKDAYS(DATE(YEAR([.E25]);MONTH([.E25]);1);EOMONTH([.E25];0))/2  ; 0  ; 1) + IF(MONTH([.F25]) &gt; MONTH([.E25]) ; MONTH([.F25])-MONTH([.E25])-1 ; 0) + IF(NETWORKDAYS(DATE(YEAR([.F25]);MONTH([.F25]);1);[.F25]) &lt;  NETWORKDAYS(DATE(YEAR([.F25]);MONTH([.F25]);1);EOMONTH([.F25];0)) / 2 ; 0 ; 1))" office:value-type="float" office:value="9">
            <text:p>9</text:p>
          </table:table-cell>
          <table:table-cell table:style-name="ce55" table:formula="of:=SUMPRODUCT([Thong_Tin_Ngay_Nghi_201801.$B$3:.$B$53]=[.$B25];[Thong_Tin_Ngay_Nghi_201801.$C$3:.$C$53]) +  SUMPRODUCT([Thong_Tin_Ngay_Nghi_201802.$B$3:.$B$55]=[.$B25];[Thong_Tin_Ngay_Nghi_201802.$C$3:.$C$55]) + SUMPRODUCT([Thong_Tin_Ngay_Nghi_201803.$B$3:.$B$49]=[.$B25];[Thong_Tin_Ngay_Nghi_201803.$C$3:.$C$49])" office:value-type="float" office:value="2.5">
            <text:p>2.5</text:p>
          </table:table-cell>
          <table:table-cell table:style-name="ce60" table:formula="of:=SUMPRODUCT([Thong_Tin_Ngay_Nghi_201801.$B$3:.$B$54]=[.$B25];[Thong_Tin_Ngay_Nghi_201801.$C$3:.$C$54])+SUMPRODUCT([Thong_Tin_Ngay_Nghi_201802.$B$3:.$B$56]=[.$B25];[Thong_Tin_Ngay_Nghi_201802.$C$3:.$C$56])+SUMPRODUCT([Thong_Tin_Ngay_Nghi_201803.$B$3:.$B$50]=[.$B25];[Thong_Tin_Ngay_Nghi_201803.$C$3:.$C$50])+SUMPRODUCT([Thong_Tin_Ngay_Nghi_201804.$B$3:.$B$49]=[.$B25];[Thong_Tin_Ngay_Nghi_201804.$C$3:.$C$49])+SUMPRODUCT([Thong_Tin_Ngay_Nghi_201805.$B$3:.$B$47]=[.$B25];[Thong_Tin_Ngay_Nghi_201805.$C$3:.$C$47])+SUMPRODUCT([Thong_Tin_Ngay_Nghi_201806.$B$3:.$B$51]=[.$B25];[Thong_Tin_Ngay_Nghi_201806.$C$3:.$C$51])+SUMPRODUCT([Thong_Tin_Ngay_Nghi_201807.$B$3:.$B$57]=[.$B25];[Thong_Tin_Ngay_Nghi_201807.$C$3:.$C$57])+SUMPRODUCT([Thong_Tin_Ngay_Nghi_201808.$B$3:.$B$62]=[.$B25];[Thong_Tin_Ngay_Nghi_201808.$C$3:.$C$62])+SUMPRODUCT([Thong_Tin_Ngay_Nghi_201809.$B$3:.$B$61]=[.$B25];[Thong_Tin_Ngay_Nghi_201809.$C$3:.$C$61])+SUMPRODUCT([Thong_Tin_Ngay_Nghi_201810.$B$3:.$B$59]=[.$B25];[Thong_Tin_Ngay_Nghi_201810.$C$3:.$C$59])+SUMPRODUCT([Thong_Tin_Ngay_Nghi_201811.$B$3:.$B$60]=[.$B25];[Thong_Tin_Ngay_Nghi_201811.$C$3:.$C$60])+ SUMPRODUCT([Thong_Tin_Ngay_Nghi_201812.$B$3:.$B$59]=[.$B25];[Thong_Tin_Ngay_Nghi_201812.$C$3:.$C$59])" office:value-type="float" office:value="8.5">
            <text:p>8.5</text:p>
          </table:table-cell>
          <table:table-cell table:style-name="ce48" table:formula="of:=IF(DATE(YEAR([.F25]);MONTH([.F25]);DAY([.F25]))&lt;=DATE(YEAR([.F25]);3;31); [.D25]-[.H25] + [.G25]; IF([.H25]-[.D25]&lt;0;[.H25] + [.G25] -[.I25];[.G25]+[.D25]-[.I25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25]+[.L25] +[.K25]+[.M25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2">
          <table:table-cell table:style-name="ce4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26]&lt;0;0;[.C26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6]);DATE(YEAR([.E26]);12;31);NOW())" office:value-type="date" office:date-value="2018-10-09T14:45:52.07">
            <text:p>10/09/18</text:p>
          </table:table-cell>
          <table:table-cell table:style-name="ce52" table:formula="of:= IF(MONTH([.F26])=MONTH([.E26]) ; IF(NETWORKDAYS([.E26];[.E26]) &lt; NETWORKDAYS(DATE(YEAR([.E26]);MONTH([.E26]);1);EOMONTH([.E26];0)) / 2 ; 0 ; 1)  ;  IF( NETWORKDAYS([.E26];EOMONTH([.E26];0)) &lt; NETWORKDAYS(DATE(YEAR([.E26]);MONTH([.E26]);1);EOMONTH([.E26];0))/2  ; 0  ; 1) + IF(MONTH([.F26]) &gt; MONTH([.E26]) ; MONTH([.F26])-MONTH([.E26])-1 ; 0) + IF(NETWORKDAYS(DATE(YEAR([.F26]);MONTH([.F26]);1);[.F26]) &lt;  NETWORKDAYS(DATE(YEAR([.F26]);MONTH([.F26]);1);EOMONTH([.F26];0)) / 2 ; 0 ; 1))" office:value-type="float" office:value="9">
            <text:p>9</text:p>
          </table:table-cell>
          <table:table-cell table:style-name="ce55" table:formula="of:=SUMPRODUCT([Thong_Tin_Ngay_Nghi_201801.$B$3:.$B$53]=[.$B26];[Thong_Tin_Ngay_Nghi_201801.$C$3:.$C$53]) +  SUMPRODUCT([Thong_Tin_Ngay_Nghi_201802.$B$3:.$B$55]=[.$B26];[Thong_Tin_Ngay_Nghi_201802.$C$3:.$C$55]) + SUMPRODUCT([Thong_Tin_Ngay_Nghi_201803.$B$3:.$B$49]=[.$B26];[Thong_Tin_Ngay_Nghi_201803.$C$3:.$C$49])" office:value-type="float" office:value="12.5">
            <text:p>12.5</text:p>
          </table:table-cell>
          <table:table-cell table:style-name="ce60" table:formula="of:=SUMPRODUCT([Thong_Tin_Ngay_Nghi_201801.$B$3:.$B$54]=[.$B26];[Thong_Tin_Ngay_Nghi_201801.$C$3:.$C$54])+SUMPRODUCT([Thong_Tin_Ngay_Nghi_201802.$B$3:.$B$56]=[.$B26];[Thong_Tin_Ngay_Nghi_201802.$C$3:.$C$56])+SUMPRODUCT([Thong_Tin_Ngay_Nghi_201803.$B$3:.$B$50]=[.$B26];[Thong_Tin_Ngay_Nghi_201803.$C$3:.$C$50])+SUMPRODUCT([Thong_Tin_Ngay_Nghi_201804.$B$3:.$B$49]=[.$B26];[Thong_Tin_Ngay_Nghi_201804.$C$3:.$C$49])+SUMPRODUCT([Thong_Tin_Ngay_Nghi_201805.$B$3:.$B$47]=[.$B26];[Thong_Tin_Ngay_Nghi_201805.$C$3:.$C$47])+SUMPRODUCT([Thong_Tin_Ngay_Nghi_201806.$B$3:.$B$51]=[.$B26];[Thong_Tin_Ngay_Nghi_201806.$C$3:.$C$51])+SUMPRODUCT([Thong_Tin_Ngay_Nghi_201807.$B$3:.$B$57]=[.$B26];[Thong_Tin_Ngay_Nghi_201807.$C$3:.$C$57])+SUMPRODUCT([Thong_Tin_Ngay_Nghi_201808.$B$3:.$B$62]=[.$B26];[Thong_Tin_Ngay_Nghi_201808.$C$3:.$C$62])+SUMPRODUCT([Thong_Tin_Ngay_Nghi_201809.$B$3:.$B$61]=[.$B26];[Thong_Tin_Ngay_Nghi_201809.$C$3:.$C$61])+SUMPRODUCT([Thong_Tin_Ngay_Nghi_201810.$B$3:.$B$59]=[.$B26];[Thong_Tin_Ngay_Nghi_201810.$C$3:.$C$59])+SUMPRODUCT([Thong_Tin_Ngay_Nghi_201811.$B$3:.$B$60]=[.$B26];[Thong_Tin_Ngay_Nghi_201811.$C$3:.$C$60])+ SUMPRODUCT([Thong_Tin_Ngay_Nghi_201812.$B$3:.$B$59]=[.$B26];[Thong_Tin_Ngay_Nghi_201812.$C$3:.$C$59])" office:value-type="float" office:value="24">
            <text:p>24</text:p>
          </table:table-cell>
          <table:table-cell table:style-name="ce48" table:formula="of:=IF(DATE(YEAR([.F26]);MONTH([.F26]);DAY([.F26]))&lt;=DATE(YEAR([.F26]);3;31); [.D26]-[.H26] + [.G26]; IF([.H26]-[.D26]&lt;0;[.H26] + [.G26] -[.I26];[.G26]+[.D26]-[.I26]))" office:value-type="float" office:value="-15">
            <text:p>-15</text:p>
          </table:table-cell>
          <table:table-cell table:style-name="ce48"/>
          <table:table-cell table:style-name="ce48" table:formula="of:=3+3" office:value-type="float" office:value="6">
            <text:p>6</text:p>
          </table:table-cell>
          <table:table-cell table:style-name="ce63" office:value-type="float" office:value="1">
            <text:p>1</text:p>
          </table:table-cell>
          <table:table-cell table:style-name="ce48" table:formula="of:=[.J26]+[.L26] +[.K26]+[.M26]" office:value-type="float" office:value="-8">
            <text:p>-8</text:p>
          </table:table-cell>
          <table:table-cell table:style-name="ce66" office:value-type="string">
            <text:p>Những ngày nghỉ này đã trừ vào lương → sẽ ko trừ vào phép nữa: </text:p>
            <text:p>- Tháng 8: 3 ngày</text:p>
            <text:p>- Tháng 9: 3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27]&lt;0;0;[.C27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7]);DATE(YEAR([.E27]);12;31);NOW())" office:value-type="date" office:date-value="2018-10-09T14:45:52.07">
            <text:p>10/09/18</text:p>
          </table:table-cell>
          <table:table-cell table:style-name="ce52" table:formula="of:= IF(MONTH([.F27])=MONTH([.E27]) ; IF(NETWORKDAYS([.E27];[.E27]) &lt; NETWORKDAYS(DATE(YEAR([.E27]);MONTH([.E27]);1);EOMONTH([.E27];0)) / 2 ; 0 ; 1)  ;  IF( NETWORKDAYS([.E27];EOMONTH([.E27];0)) &lt; NETWORKDAYS(DATE(YEAR([.E27]);MONTH([.E27]);1);EOMONTH([.E27];0))/2  ; 0  ; 1) + IF(MONTH([.F27]) &gt; MONTH([.E27]) ; MONTH([.F27])-MONTH([.E27])-1 ; 0) + IF(NETWORKDAYS(DATE(YEAR([.F27]);MONTH([.F27]);1);[.F27]) &lt;  NETWORKDAYS(DATE(YEAR([.F27]);MONTH([.F27]);1);EOMONTH([.F27];0)) / 2 ; 0 ; 1))" office:value-type="float" office:value="9">
            <text:p>9</text:p>
          </table:table-cell>
          <table:table-cell table:style-name="ce55" table:formula="of:=SUMPRODUCT([Thong_Tin_Ngay_Nghi_201801.$B$3:.$B$53]=[.$B27];[Thong_Tin_Ngay_Nghi_201801.$C$3:.$C$53]) +  SUMPRODUCT([Thong_Tin_Ngay_Nghi_201802.$B$3:.$B$55]=[.$B27];[Thong_Tin_Ngay_Nghi_201802.$C$3:.$C$55]) + SUMPRODUCT([Thong_Tin_Ngay_Nghi_201803.$B$3:.$B$49]=[.$B27];[Thong_Tin_Ngay_Nghi_201803.$C$3:.$C$49])" office:value-type="float" office:value="2">
            <text:p>2</text:p>
          </table:table-cell>
          <table:table-cell table:style-name="ce60" table:formula="of:=SUMPRODUCT([Thong_Tin_Ngay_Nghi_201801.$B$3:.$B$54]=[.$B27];[Thong_Tin_Ngay_Nghi_201801.$C$3:.$C$54])+SUMPRODUCT([Thong_Tin_Ngay_Nghi_201802.$B$3:.$B$56]=[.$B27];[Thong_Tin_Ngay_Nghi_201802.$C$3:.$C$56])+SUMPRODUCT([Thong_Tin_Ngay_Nghi_201803.$B$3:.$B$50]=[.$B27];[Thong_Tin_Ngay_Nghi_201803.$C$3:.$C$50])+SUMPRODUCT([Thong_Tin_Ngay_Nghi_201804.$B$3:.$B$49]=[.$B27];[Thong_Tin_Ngay_Nghi_201804.$C$3:.$C$49])+SUMPRODUCT([Thong_Tin_Ngay_Nghi_201805.$B$3:.$B$47]=[.$B27];[Thong_Tin_Ngay_Nghi_201805.$C$3:.$C$47])+SUMPRODUCT([Thong_Tin_Ngay_Nghi_201806.$B$3:.$B$51]=[.$B27];[Thong_Tin_Ngay_Nghi_201806.$C$3:.$C$51])+SUMPRODUCT([Thong_Tin_Ngay_Nghi_201807.$B$3:.$B$57]=[.$B27];[Thong_Tin_Ngay_Nghi_201807.$C$3:.$C$57])+SUMPRODUCT([Thong_Tin_Ngay_Nghi_201808.$B$3:.$B$62]=[.$B27];[Thong_Tin_Ngay_Nghi_201808.$C$3:.$C$62])+SUMPRODUCT([Thong_Tin_Ngay_Nghi_201809.$B$3:.$B$61]=[.$B27];[Thong_Tin_Ngay_Nghi_201809.$C$3:.$C$61])+SUMPRODUCT([Thong_Tin_Ngay_Nghi_201810.$B$3:.$B$59]=[.$B27];[Thong_Tin_Ngay_Nghi_201810.$C$3:.$C$59])+SUMPRODUCT([Thong_Tin_Ngay_Nghi_201811.$B$3:.$B$60]=[.$B27];[Thong_Tin_Ngay_Nghi_201811.$C$3:.$C$60])+ SUMPRODUCT([Thong_Tin_Ngay_Nghi_201812.$B$3:.$B$59]=[.$B27];[Thong_Tin_Ngay_Nghi_201812.$C$3:.$C$59])" office:value-type="float" office:value="8.5">
            <text:p>8.5</text:p>
          </table:table-cell>
          <table:table-cell table:style-name="ce48" table:formula="of:=IF(DATE(YEAR([.F27]);MONTH([.F27]);DAY([.F27]))&lt;=DATE(YEAR([.F27]);3;31); [.D27]-[.H27] + [.G27]; IF([.H27]-[.D27]&lt;0;[.H27] + [.G27] -[.I27];[.G27]+[.D27]-[.I27]))" office:value-type="float" office:value="0.5">
            <text:p>0.5</text:p>
          </table:table-cell>
          <table:table-cell table:number-columns-repeated="2" table:style-name="ce48"/>
          <table:table-cell table:style-name="ce63"/>
          <table:table-cell table:style-name="ce48" table:formula="of:=[.J27]+[.L27] +[.K27]+[.M27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48" office:value-type="float" office:value="11">
            <text:p>11</text:p>
          </table:table-cell>
          <table:table-cell table:style-name="ce48" table:formula="of:=IF([.C28]&lt;0;0;[.C28])" office:value-type="float" office:value="11">
            <text:p>1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8]);DATE(YEAR([.E28]);12;31);NOW())" office:value-type="date" office:date-value="2018-10-09T14:45:52.07">
            <text:p>10/09/18</text:p>
          </table:table-cell>
          <table:table-cell table:style-name="ce52" table:formula="of:= IF(MONTH([.F28])=MONTH([.E28]) ; IF(NETWORKDAYS([.E28];[.E28]) &lt; NETWORKDAYS(DATE(YEAR([.E28]);MONTH([.E28]);1);EOMONTH([.E28];0)) / 2 ; 0 ; 1)  ;  IF( NETWORKDAYS([.E28];EOMONTH([.E28];0)) &lt; NETWORKDAYS(DATE(YEAR([.E28]);MONTH([.E28]);1);EOMONTH([.E28];0))/2  ; 0  ; 1) + IF(MONTH([.F28]) &gt; MONTH([.E28]) ; MONTH([.F28])-MONTH([.E28])-1 ; 0) + IF(NETWORKDAYS(DATE(YEAR([.F28]);MONTH([.F28]);1);[.F28]) &lt;  NETWORKDAYS(DATE(YEAR([.F28]);MONTH([.F28]);1);EOMONTH([.F28];0)) / 2 ; 0 ; 1))" office:value-type="float" office:value="9">
            <text:p>9</text:p>
          </table:table-cell>
          <table:table-cell table:style-name="ce55" table:formula="of:=SUMPRODUCT([Thong_Tin_Ngay_Nghi_201801.$B$3:.$B$54]=[.$B28];[Thong_Tin_Ngay_Nghi_201801.$C$3:.$C$54]) +SUMPRODUCT([Thong_Tin_Ngay_Nghi_201802.$B$3:.$B$56]=[.$B28];[Thong_Tin_Ngay_Nghi_201802.$C$3:.$C$56]) +SUMPRODUCT([Thong_Tin_Ngay_Nghi_201803.$B$3:.$B$50]=[.$B28];[Thong_Tin_Ngay_Nghi_201803.$C$3:.$C$50]) +SUMPRODUCT([Thong_Tin_Ngay_Nghi_201804.$B$3:.$B$49]=[.$B28];[Thong_Tin_Ngay_Nghi_201804.$C$3:.$C$49]) +SUMPRODUCT([Thong_Tin_Ngay_Nghi_201805.$B$3:.$B$47]=[.$B28];[Thong_Tin_Ngay_Nghi_201805.$C$3:.$C$47]) +SUMPRODUCT([Thong_Tin_Ngay_Nghi_201806.$B$3:.$B$51]=[.$B28];[Thong_Tin_Ngay_Nghi_201806.$C$3:.$C$51])" office:value-type="float" office:value="9.5">
            <text:p>9.5</text:p>
          </table:table-cell>
          <table:table-cell table:style-name="ce60" table:formula="of:=SUMPRODUCT([Thong_Tin_Ngay_Nghi_201801.$B$3:.$B$54]=[.$B28];[Thong_Tin_Ngay_Nghi_201801.$C$3:.$C$54])+SUMPRODUCT([Thong_Tin_Ngay_Nghi_201802.$B$3:.$B$56]=[.$B28];[Thong_Tin_Ngay_Nghi_201802.$C$3:.$C$56])+SUMPRODUCT([Thong_Tin_Ngay_Nghi_201803.$B$3:.$B$50]=[.$B28];[Thong_Tin_Ngay_Nghi_201803.$C$3:.$C$50])+SUMPRODUCT([Thong_Tin_Ngay_Nghi_201804.$B$3:.$B$49]=[.$B28];[Thong_Tin_Ngay_Nghi_201804.$C$3:.$C$49])+SUMPRODUCT([Thong_Tin_Ngay_Nghi_201805.$B$3:.$B$47]=[.$B28];[Thong_Tin_Ngay_Nghi_201805.$C$3:.$C$47])+SUMPRODUCT([Thong_Tin_Ngay_Nghi_201806.$B$3:.$B$51]=[.$B28];[Thong_Tin_Ngay_Nghi_201806.$C$3:.$C$51])+SUMPRODUCT([Thong_Tin_Ngay_Nghi_201807.$B$3:.$B$57]=[.$B28];[Thong_Tin_Ngay_Nghi_201807.$C$3:.$C$57])+SUMPRODUCT([Thong_Tin_Ngay_Nghi_201808.$B$3:.$B$62]=[.$B28];[Thong_Tin_Ngay_Nghi_201808.$C$3:.$C$62])+SUMPRODUCT([Thong_Tin_Ngay_Nghi_201809.$B$3:.$B$61]=[.$B28];[Thong_Tin_Ngay_Nghi_201809.$C$3:.$C$61])+SUMPRODUCT([Thong_Tin_Ngay_Nghi_201810.$B$3:.$B$59]=[.$B28];[Thong_Tin_Ngay_Nghi_201810.$C$3:.$C$59])+SUMPRODUCT([Thong_Tin_Ngay_Nghi_201811.$B$3:.$B$60]=[.$B28];[Thong_Tin_Ngay_Nghi_201811.$C$3:.$C$60])+ SUMPRODUCT([Thong_Tin_Ngay_Nghi_201812.$B$3:.$B$59]=[.$B28];[Thong_Tin_Ngay_Nghi_201812.$C$3:.$C$59])" office:value-type="float" office:value="11.5">
            <text:p>11.5</text:p>
          </table:table-cell>
          <table:table-cell table:style-name="ce48" table:formula="of:=IF(DATE(YEAR([.F28]);MONTH([.F28]);DAY([.F28]))&lt;=DATE(YEAR([.F28]);6;30); [.D28]-[.H28] + [.G28]; IF([.H28]-[.D28]&lt;0;[.H28] + [.G28] -[.I28];[.G28]+[.D28]-[.I28]))" office:value-type="float" office:value="7">
            <text:p>7</text:p>
          </table:table-cell>
          <table:table-cell table:number-columns-repeated="2" table:style-name="ce48"/>
          <table:table-cell table:style-name="ce63"/>
          <table:table-cell table:style-name="ce48" table:formula="of:=[.J28]+[.L28] +[.K28]+[.M28]" office:value-type="float" office:value="7">
            <text:p>7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3">
            <text:p>23</text:p>
          </table:table-cell>
          <table:table-cell table:style-name="ce44" office:value-type="string">
            <text:p>KhanhNN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10-08">
            <text:p>10/08/18</text:p>
          </table:table-cell>
          <table:table-cell table:style-name="ce50" table:formula="of:=IF(YEAR(NOW())&gt;YEAR([.E29]);DATE(YEAR([.E29]);12;31);NOW())" office:value-type="date" office:date-value="2018-10-09T14:45:52.08">
            <text:p>10/09/18</text:p>
          </table:table-cell>
          <table:table-cell table:style-name="ce52" table:formula="of:= IF(MONTH([.F29])=MONTH([.E29]) ; IF(NETWORKDAYS([.E29];[.E29]) &lt; NETWORKDAYS(DATE(YEAR([.E29]);MONTH([.E29]);1);EOMONTH([.E29];0)) / 2 ; 0 ; 1)  ;  IF( NETWORKDAYS([.E29];EOMONTH([.E29];0)) &lt; NETWORKDAYS(DATE(YEAR([.E29]);MONTH([.E29]);1);EOMONTH([.E29];0))/2  ; 0  ; 1) + IF(MONTH([.F29]) &gt; MONTH([.E29]) ; MONTH([.F29])-MONTH([.E29])-1 ; 0) + IF(NETWORKDAYS(DATE(YEAR([.F29]);MONTH([.F29]);1);[.F29]) &lt;  NETWORKDAYS(DATE(YEAR([.F29]);MONTH([.F29]);1);EOMONTH([.F29];0)) / 2 ; 0 ; 1))" office:value-type="float" office:value="0">
            <text:p>0</text:p>
          </table:table-cell>
          <table:table-cell table:style-name="ce55" table:formula="of:=SUMPRODUCT([Thong_Tin_Ngay_Nghi_201801.$B$3:.$B$54]=[.$B29];[Thong_Tin_Ngay_Nghi_201801.$C$3:.$C$54]) +SUMPRODUCT([Thong_Tin_Ngay_Nghi_201802.$B$3:.$B$56]=[.$B29];[Thong_Tin_Ngay_Nghi_201802.$C$3:.$C$56]) +SUMPRODUCT([Thong_Tin_Ngay_Nghi_201803.$B$3:.$B$50]=[.$B29];[Thong_Tin_Ngay_Nghi_201803.$C$3:.$C$50]) +SUMPRODUCT([Thong_Tin_Ngay_Nghi_201804.$B$3:.$B$49]=[.$B29];[Thong_Tin_Ngay_Nghi_201804.$C$3:.$C$49]) +SUMPRODUCT([Thong_Tin_Ngay_Nghi_201805.$B$3:.$B$47]=[.$B29];[Thong_Tin_Ngay_Nghi_201805.$C$3:.$C$47]) +SUMPRODUCT([Thong_Tin_Ngay_Nghi_201806.$B$3:.$B$51]=[.$B29];[Thong_Tin_Ngay_Nghi_201806.$C$3:.$C$51])" office:value-type="float" office:value="0">
            <text:p>0</text:p>
          </table:table-cell>
          <table:table-cell table:style-name="ce60" table:formula="of:=SUMPRODUCT([Thong_Tin_Ngay_Nghi_201801.$B$3:.$B$54]=[.$B29];[Thong_Tin_Ngay_Nghi_201801.$C$3:.$C$54])+SUMPRODUCT([Thong_Tin_Ngay_Nghi_201802.$B$3:.$B$56]=[.$B29];[Thong_Tin_Ngay_Nghi_201802.$C$3:.$C$56])+SUMPRODUCT([Thong_Tin_Ngay_Nghi_201803.$B$3:.$B$50]=[.$B29];[Thong_Tin_Ngay_Nghi_201803.$C$3:.$C$50])+SUMPRODUCT([Thong_Tin_Ngay_Nghi_201804.$B$3:.$B$49]=[.$B29];[Thong_Tin_Ngay_Nghi_201804.$C$3:.$C$49])+SUMPRODUCT([Thong_Tin_Ngay_Nghi_201805.$B$3:.$B$47]=[.$B29];[Thong_Tin_Ngay_Nghi_201805.$C$3:.$C$47])+SUMPRODUCT([Thong_Tin_Ngay_Nghi_201806.$B$3:.$B$51]=[.$B29];[Thong_Tin_Ngay_Nghi_201806.$C$3:.$C$51])+SUMPRODUCT([Thong_Tin_Ngay_Nghi_201807.$B$3:.$B$57]=[.$B29];[Thong_Tin_Ngay_Nghi_201807.$C$3:.$C$57])+SUMPRODUCT([Thong_Tin_Ngay_Nghi_201808.$B$3:.$B$62]=[.$B29];[Thong_Tin_Ngay_Nghi_201808.$C$3:.$C$62])+SUMPRODUCT([Thong_Tin_Ngay_Nghi_201809.$B$3:.$B$61]=[.$B29];[Thong_Tin_Ngay_Nghi_201809.$C$3:.$C$61])+SUMPRODUCT([Thong_Tin_Ngay_Nghi_201810.$B$3:.$B$59]=[.$B29];[Thong_Tin_Ngay_Nghi_201810.$C$3:.$C$59])+SUMPRODUCT([Thong_Tin_Ngay_Nghi_201811.$B$3:.$B$60]=[.$B29];[Thong_Tin_Ngay_Nghi_201811.$C$3:.$C$60])+ SUMPRODUCT([Thong_Tin_Ngay_Nghi_201812.$B$3:.$B$59]=[.$B29];[Thong_Tin_Ngay_Nghi_201812.$C$3:.$C$59])" office:value-type="float" office:value="0">
            <text:p>0</text:p>
          </table:table-cell>
          <table:table-cell table:style-name="ce48" table:formula="of:=IF(DATE(YEAR([.F29]);MONTH([.F29]);DAY([.F29]))&lt;=DATE(YEAR([.F29]);6;30); [.D29]-[.H29] + [.G29]; IF([.H29]-[.D29]&lt;0;[.H29] + [.G29] -[.I29];[.G29]+[.D29]-[.I29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29]+[.L29] +[.K29]+[.M29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3">
          <table:table-cell table:style-name="ce42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48" office:value-type="float" office:value="-3">
            <text:p>-3</text:p>
          </table:table-cell>
          <table:table-cell table:style-name="ce48" table:formula="of:=IF([.C30]&lt;0;0;[.C30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0]);DATE(YEAR([.E30]);12;31);NOW())" office:value-type="date" office:date-value="2018-10-09T14:45:52.08">
            <text:p>10/09/18</text:p>
          </table:table-cell>
          <table:table-cell table:style-name="ce52" table:formula="of:= IF(MONTH([.F30])=MONTH([.E30]) ; IF(NETWORKDAYS([.E30];[.E30]) &lt; NETWORKDAYS(DATE(YEAR([.E30]);MONTH([.E30]);1);EOMONTH([.E30];0)) / 2 ; 0 ; 1)  ;  IF( NETWORKDAYS([.E30];EOMONTH([.E30];0)) &lt; NETWORKDAYS(DATE(YEAR([.E30]);MONTH([.E30]);1);EOMONTH([.E30];0))/2  ; 0  ; 1) + IF(MONTH([.F30]) &gt; MONTH([.E30]) ; MONTH([.F30])-MONTH([.E30])-1 ; 0) + IF(NETWORKDAYS(DATE(YEAR([.F30]);MONTH([.F30]);1);[.F30]) &lt;  NETWORKDAYS(DATE(YEAR([.F30]);MONTH([.F30]);1);EOMONTH([.F30];0)) / 2 ; 0 ; 1))" office:value-type="float" office:value="9">
            <text:p>9</text:p>
          </table:table-cell>
          <table:table-cell table:style-name="ce55" table:formula="of:=SUMPRODUCT([Thong_Tin_Ngay_Nghi_201801.$B$3:.$B$53]=[.$B30];[Thong_Tin_Ngay_Nghi_201801.$C$3:.$C$53]) +  SUMPRODUCT([Thong_Tin_Ngay_Nghi_201802.$B$3:.$B$55]=[.$B30];[Thong_Tin_Ngay_Nghi_201802.$C$3:.$C$55]) + SUMPRODUCT([Thong_Tin_Ngay_Nghi_201803.$B$3:.$B$49]=[.$B30];[Thong_Tin_Ngay_Nghi_201803.$C$3:.$C$49])" office:value-type="float" office:value="8">
            <text:p>8</text:p>
          </table:table-cell>
          <table:table-cell table:style-name="ce60" table:formula="of:=SUMPRODUCT([Thong_Tin_Ngay_Nghi_201801.$B$3:.$B$54]=[.$B30];[Thong_Tin_Ngay_Nghi_201801.$C$3:.$C$54])+SUMPRODUCT([Thong_Tin_Ngay_Nghi_201802.$B$3:.$B$56]=[.$B30];[Thong_Tin_Ngay_Nghi_201802.$C$3:.$C$56])+SUMPRODUCT([Thong_Tin_Ngay_Nghi_201803.$B$3:.$B$50]=[.$B30];[Thong_Tin_Ngay_Nghi_201803.$C$3:.$C$50])+SUMPRODUCT([Thong_Tin_Ngay_Nghi_201804.$B$3:.$B$49]=[.$B30];[Thong_Tin_Ngay_Nghi_201804.$C$3:.$C$49])+SUMPRODUCT([Thong_Tin_Ngay_Nghi_201805.$B$3:.$B$47]=[.$B30];[Thong_Tin_Ngay_Nghi_201805.$C$3:.$C$47])+SUMPRODUCT([Thong_Tin_Ngay_Nghi_201806.$B$3:.$B$51]=[.$B30];[Thong_Tin_Ngay_Nghi_201806.$C$3:.$C$51])+SUMPRODUCT([Thong_Tin_Ngay_Nghi_201807.$B$3:.$B$57]=[.$B30];[Thong_Tin_Ngay_Nghi_201807.$C$3:.$C$57])+SUMPRODUCT([Thong_Tin_Ngay_Nghi_201808.$B$3:.$B$62]=[.$B30];[Thong_Tin_Ngay_Nghi_201808.$C$3:.$C$62])+SUMPRODUCT([Thong_Tin_Ngay_Nghi_201809.$B$3:.$B$61]=[.$B30];[Thong_Tin_Ngay_Nghi_201809.$C$3:.$C$61])+SUMPRODUCT([Thong_Tin_Ngay_Nghi_201810.$B$3:.$B$59]=[.$B30];[Thong_Tin_Ngay_Nghi_201810.$C$3:.$C$59])+SUMPRODUCT([Thong_Tin_Ngay_Nghi_201811.$B$3:.$B$60]=[.$B30];[Thong_Tin_Ngay_Nghi_201811.$C$3:.$C$60])+ SUMPRODUCT([Thong_Tin_Ngay_Nghi_201812.$B$3:.$B$59]=[.$B30];[Thong_Tin_Ngay_Nghi_201812.$C$3:.$C$59])" office:value-type="float" office:value="13.5">
            <text:p>13.5</text:p>
          </table:table-cell>
          <table:table-cell table:style-name="ce48" table:formula="of:=IF(DATE(YEAR([.F30]);MONTH([.F30]);DAY([.F30]))&lt;=DATE(YEAR([.F30]);3;31); [.D30]-[.H30] + [.G30]; IF([.H30]-[.D30]&lt;0;[.H30] + [.G30] -[.I30];[.G30]+[.D30]-[.I30]))" office:value-type="float" office:value="-4.5">
            <text:p>-4.5</text:p>
          </table:table-cell>
          <table:table-cell table:style-name="ce48"/>
          <table:table-cell table:style-name="ce48" table:formula="of:=1+1+1" office:value-type="float" office:value="3">
            <text:p>3</text:p>
          </table:table-cell>
          <table:table-cell table:style-name="ce63"/>
          <table:table-cell table:style-name="ce48" table:formula="of:=[.J30]+[.L30] +[.K30]+[.M30]" office:value-type="float" office:value="-1.5">
            <text:p>-1.5</text:p>
          </table:table-cell>
          <table:table-cell table:style-name="ce66" office:value-type="string">
            <text:p>Những ngày nghỉ này đã trừ vào lương → sẽ ko trừ vào phép nữa: </text:p>
            <text:p>- Tháng 2: 1 ngày</text:p>
            <text:p>- Tháng 3: 1 ngày</text:p>
            <text:p>- Tháng 4: 1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48" office:value-type="float" office:value="2">
            <text:p>2</text:p>
          </table:table-cell>
          <table:table-cell table:style-name="ce48" table:formula="of:=IF([.C31]&lt;0;0;[.C31])" office:value-type="float" office:value="2">
            <text:p>2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1]);DATE(YEAR([.E31]);12;31);NOW())" office:value-type="date" office:date-value="2018-10-09T14:45:52.08">
            <text:p>10/09/18</text:p>
          </table:table-cell>
          <table:table-cell table:style-name="ce52" table:formula="of:= IF(MONTH([.F31])=MONTH([.E31]) ; IF(NETWORKDAYS([.E31];[.E31]) &lt; NETWORKDAYS(DATE(YEAR([.E31]);MONTH([.E31]);1);EOMONTH([.E31];0)) / 2 ; 0 ; 1)  ;  IF( NETWORKDAYS([.E31];EOMONTH([.E31];0)) &lt; NETWORKDAYS(DATE(YEAR([.E31]);MONTH([.E31]);1);EOMONTH([.E31];0))/2  ; 0  ; 1) + IF(MONTH([.F31]) &gt; MONTH([.E31]) ; MONTH([.F31])-MONTH([.E31])-1 ; 0) + IF(NETWORKDAYS(DATE(YEAR([.F31]);MONTH([.F31]);1);[.F31]) &lt;  NETWORKDAYS(DATE(YEAR([.F31]);MONTH([.F31]);1);EOMONTH([.F31];0)) / 2 ; 0 ; 1))" office:value-type="float" office:value="9">
            <text:p>9</text:p>
          </table:table-cell>
          <table:table-cell table:style-name="ce55" table:formula="of:=SUMPRODUCT([Thong_Tin_Ngay_Nghi_201801.$B$3:.$B$53]=[.$B31];[Thong_Tin_Ngay_Nghi_201801.$C$3:.$C$53]) +  SUMPRODUCT([Thong_Tin_Ngay_Nghi_201802.$B$3:.$B$55]=[.$B31];[Thong_Tin_Ngay_Nghi_201802.$C$3:.$C$55]) + SUMPRODUCT([Thong_Tin_Ngay_Nghi_201803.$B$3:.$B$49]=[.$B31];[Thong_Tin_Ngay_Nghi_201803.$C$3:.$C$49])" office:value-type="float" office:value="4">
            <text:p>4</text:p>
          </table:table-cell>
          <table:table-cell table:style-name="ce60" table:formula="of:=SUMPRODUCT([Thong_Tin_Ngay_Nghi_201801.$B$3:.$B$54]=[.$B31];[Thong_Tin_Ngay_Nghi_201801.$C$3:.$C$54])+SUMPRODUCT([Thong_Tin_Ngay_Nghi_201802.$B$3:.$B$56]=[.$B31];[Thong_Tin_Ngay_Nghi_201802.$C$3:.$C$56])+SUMPRODUCT([Thong_Tin_Ngay_Nghi_201803.$B$3:.$B$50]=[.$B31];[Thong_Tin_Ngay_Nghi_201803.$C$3:.$C$50])+SUMPRODUCT([Thong_Tin_Ngay_Nghi_201804.$B$3:.$B$49]=[.$B31];[Thong_Tin_Ngay_Nghi_201804.$C$3:.$C$49])+SUMPRODUCT([Thong_Tin_Ngay_Nghi_201805.$B$3:.$B$47]=[.$B31];[Thong_Tin_Ngay_Nghi_201805.$C$3:.$C$47])+SUMPRODUCT([Thong_Tin_Ngay_Nghi_201806.$B$3:.$B$51]=[.$B31];[Thong_Tin_Ngay_Nghi_201806.$C$3:.$C$51])+SUMPRODUCT([Thong_Tin_Ngay_Nghi_201807.$B$3:.$B$57]=[.$B31];[Thong_Tin_Ngay_Nghi_201807.$C$3:.$C$57])+SUMPRODUCT([Thong_Tin_Ngay_Nghi_201808.$B$3:.$B$62]=[.$B31];[Thong_Tin_Ngay_Nghi_201808.$C$3:.$C$62])+SUMPRODUCT([Thong_Tin_Ngay_Nghi_201809.$B$3:.$B$61]=[.$B31];[Thong_Tin_Ngay_Nghi_201809.$C$3:.$C$61])+SUMPRODUCT([Thong_Tin_Ngay_Nghi_201810.$B$3:.$B$59]=[.$B31];[Thong_Tin_Ngay_Nghi_201810.$C$3:.$C$59])+SUMPRODUCT([Thong_Tin_Ngay_Nghi_201811.$B$3:.$B$60]=[.$B31];[Thong_Tin_Ngay_Nghi_201811.$C$3:.$C$60])+ SUMPRODUCT([Thong_Tin_Ngay_Nghi_201812.$B$3:.$B$59]=[.$B31];[Thong_Tin_Ngay_Nghi_201812.$C$3:.$C$59])" office:value-type="float" office:value="11.5">
            <text:p>11.5</text:p>
          </table:table-cell>
          <table:table-cell table:style-name="ce48" table:formula="of:=IF(DATE(YEAR([.F31]);MONTH([.F31]);DAY([.F31]))&lt;=DATE(YEAR([.F31]);3;31); [.D31]-[.H31] + [.G31]; IF([.H31]-[.D31]&lt;0;[.H31] + [.G31] -[.I31];[.G31]+[.D31]-[.I31]))" office:value-type="float" office:value="-0.5">
            <text:p>-0.5</text:p>
          </table:table-cell>
          <table:table-cell table:number-columns-repeated="2" table:style-name="ce48"/>
          <table:table-cell table:style-name="ce63"/>
          <table:table-cell table:style-name="ce48" table:formula="of:=[.J31]+[.L31] +[.K31]+[.M31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6">
            <text:p>26</text:p>
          </table:table-cell>
          <table:table-cell table:style-name="ce44" office:value-type="string">
            <text:p>LocNB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9-24">
            <text:p>09/24/18</text:p>
          </table:table-cell>
          <table:table-cell table:style-name="ce50" table:formula="of:=IF(YEAR(NOW())&gt;YEAR([.E32]);DATE(YEAR([.E32]);12;31);NOW())" office:value-type="date" office:date-value="2018-10-09T14:45:52.08">
            <text:p>10/09/18</text:p>
          </table:table-cell>
          <table:table-cell table:style-name="ce52" table:formula="of:= IF(MONTH([.F32])=MONTH([.E32]) ; IF(NETWORKDAYS([.E32];[.E32]) &lt; NETWORKDAYS(DATE(YEAR([.E32]);MONTH([.E32]);1);EOMONTH([.E32];0)) / 2 ; 0 ; 1)  ;  IF( NETWORKDAYS([.E32];EOMONTH([.E32];0)) &lt; NETWORKDAYS(DATE(YEAR([.E32]);MONTH([.E32]);1);EOMONTH([.E32];0))/2  ; 0  ; 1) + IF(MONTH([.F32]) &gt; MONTH([.E32]) ; MONTH([.F32])-MONTH([.E32])-1 ; 0) + IF(NETWORKDAYS(DATE(YEAR([.F32]);MONTH([.F32]);1);[.F32]) &lt;  NETWORKDAYS(DATE(YEAR([.F32]);MONTH([.F32]);1);EOMONTH([.F32];0)) / 2 ; 0 ; 1))" office:value-type="float" office:value="0">
            <text:p>0</text:p>
          </table:table-cell>
          <table:table-cell table:style-name="ce55" table:formula="of:=SUMPRODUCT([Thong_Tin_Ngay_Nghi_201801.$B$3:.$B$53]=[.$B32];[Thong_Tin_Ngay_Nghi_201801.$C$3:.$C$53]) +  SUMPRODUCT([Thong_Tin_Ngay_Nghi_201802.$B$3:.$B$55]=[.$B32];[Thong_Tin_Ngay_Nghi_201802.$C$3:.$C$55]) + SUMPRODUCT([Thong_Tin_Ngay_Nghi_201803.$B$3:.$B$49]=[.$B32];[Thong_Tin_Ngay_Nghi_201803.$C$3:.$C$49])" office:value-type="float" office:value="0">
            <text:p>0</text:p>
          </table:table-cell>
          <table:table-cell table:style-name="ce60" table:formula="of:=SUMPRODUCT([Thong_Tin_Ngay_Nghi_201801.$B$3:.$B$54]=[.$B32];[Thong_Tin_Ngay_Nghi_201801.$C$3:.$C$54])+SUMPRODUCT([Thong_Tin_Ngay_Nghi_201802.$B$3:.$B$56]=[.$B32];[Thong_Tin_Ngay_Nghi_201802.$C$3:.$C$56])+SUMPRODUCT([Thong_Tin_Ngay_Nghi_201803.$B$3:.$B$50]=[.$B32];[Thong_Tin_Ngay_Nghi_201803.$C$3:.$C$50])+SUMPRODUCT([Thong_Tin_Ngay_Nghi_201804.$B$3:.$B$49]=[.$B32];[Thong_Tin_Ngay_Nghi_201804.$C$3:.$C$49])+SUMPRODUCT([Thong_Tin_Ngay_Nghi_201805.$B$3:.$B$47]=[.$B32];[Thong_Tin_Ngay_Nghi_201805.$C$3:.$C$47])+SUMPRODUCT([Thong_Tin_Ngay_Nghi_201806.$B$3:.$B$51]=[.$B32];[Thong_Tin_Ngay_Nghi_201806.$C$3:.$C$51])+SUMPRODUCT([Thong_Tin_Ngay_Nghi_201807.$B$3:.$B$57]=[.$B32];[Thong_Tin_Ngay_Nghi_201807.$C$3:.$C$57])+SUMPRODUCT([Thong_Tin_Ngay_Nghi_201808.$B$3:.$B$62]=[.$B32];[Thong_Tin_Ngay_Nghi_201808.$C$3:.$C$62])+SUMPRODUCT([Thong_Tin_Ngay_Nghi_201809.$B$3:.$B$61]=[.$B32];[Thong_Tin_Ngay_Nghi_201809.$C$3:.$C$61])+SUMPRODUCT([Thong_Tin_Ngay_Nghi_201810.$B$3:.$B$59]=[.$B32];[Thong_Tin_Ngay_Nghi_201810.$C$3:.$C$59])+SUMPRODUCT([Thong_Tin_Ngay_Nghi_201811.$B$3:.$B$60]=[.$B32];[Thong_Tin_Ngay_Nghi_201811.$C$3:.$C$60])+ SUMPRODUCT([Thong_Tin_Ngay_Nghi_201812.$B$3:.$B$59]=[.$B32];[Thong_Tin_Ngay_Nghi_201812.$C$3:.$C$59])" office:value-type="float" office:value="0">
            <text:p>0</text:p>
          </table:table-cell>
          <table:table-cell table:style-name="ce48" table:formula="of:=IF(DATE(YEAR([.F32]);MONTH([.F32]);DAY([.F32]))&lt;=DATE(YEAR([.F32]);3;31); [.D32]-[.H32] + [.G32]; IF([.H32]-[.D32]&lt;0;[.H32] + [.G32] -[.I32];[.G32]+[.D32]-[.I32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32]+[.L32] +[.K32]+[.M32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10-01">
            <text:p>10/01/18</text:p>
          </table:table-cell>
          <table:table-cell table:style-name="ce50" table:formula="of:=IF(YEAR(NOW())&gt;YEAR([.E33]);DATE(YEAR([.E33]);12;31);NOW())" office:value-type="date" office:date-value="2018-10-09T14:45:52.08">
            <text:p>10/09/18</text:p>
          </table:table-cell>
          <table:table-cell table:style-name="ce52" table:formula="of:= IF(MONTH([.F33])=MONTH([.E33]) ; IF(NETWORKDAYS([.E33];[.E33]) &lt; NETWORKDAYS(DATE(YEAR([.E33]);MONTH([.E33]);1);EOMONTH([.E33];0)) / 2 ; 0 ; 1)  ;  IF( NETWORKDAYS([.E33];EOMONTH([.E33];0)) &lt; NETWORKDAYS(DATE(YEAR([.E33]);MONTH([.E33]);1);EOMONTH([.E33];0))/2  ; 0  ; 1) + IF(MONTH([.F33]) &gt; MONTH([.E33]) ; MONTH([.F33])-MONTH([.E33])-1 ; 0) + IF(NETWORKDAYS(DATE(YEAR([.F33]);MONTH([.F33]);1);[.F33]) &lt;  NETWORKDAYS(DATE(YEAR([.F33]);MONTH([.F33]);1);EOMONTH([.F33];0)) / 2 ; 0 ; 1))" office:value-type="float" office:value="0">
            <text:p>0</text:p>
          </table:table-cell>
          <table:table-cell table:style-name="ce55" table:formula="of:=SUMPRODUCT([Thong_Tin_Ngay_Nghi_201801.$B$3:.$B$53]=[.$B33];[Thong_Tin_Ngay_Nghi_201801.$C$3:.$C$53]) +  SUMPRODUCT([Thong_Tin_Ngay_Nghi_201802.$B$3:.$B$55]=[.$B33];[Thong_Tin_Ngay_Nghi_201802.$C$3:.$C$55]) + SUMPRODUCT([Thong_Tin_Ngay_Nghi_201803.$B$3:.$B$49]=[.$B33];[Thong_Tin_Ngay_Nghi_201803.$C$3:.$C$49])" office:value-type="float" office:value="0">
            <text:p>0</text:p>
          </table:table-cell>
          <table:table-cell table:style-name="ce60" table:formula="of:=SUMPRODUCT([Thong_Tin_Ngay_Nghi_201801.$B$3:.$B$54]=[.$B33];[Thong_Tin_Ngay_Nghi_201801.$C$3:.$C$54])+SUMPRODUCT([Thong_Tin_Ngay_Nghi_201802.$B$3:.$B$56]=[.$B33];[Thong_Tin_Ngay_Nghi_201802.$C$3:.$C$56])+SUMPRODUCT([Thong_Tin_Ngay_Nghi_201803.$B$3:.$B$50]=[.$B33];[Thong_Tin_Ngay_Nghi_201803.$C$3:.$C$50])+SUMPRODUCT([Thong_Tin_Ngay_Nghi_201804.$B$3:.$B$49]=[.$B33];[Thong_Tin_Ngay_Nghi_201804.$C$3:.$C$49])+SUMPRODUCT([Thong_Tin_Ngay_Nghi_201805.$B$3:.$B$47]=[.$B33];[Thong_Tin_Ngay_Nghi_201805.$C$3:.$C$47])+SUMPRODUCT([Thong_Tin_Ngay_Nghi_201806.$B$3:.$B$51]=[.$B33];[Thong_Tin_Ngay_Nghi_201806.$C$3:.$C$51])+SUMPRODUCT([Thong_Tin_Ngay_Nghi_201807.$B$3:.$B$57]=[.$B33];[Thong_Tin_Ngay_Nghi_201807.$C$3:.$C$57])+SUMPRODUCT([Thong_Tin_Ngay_Nghi_201808.$B$3:.$B$62]=[.$B33];[Thong_Tin_Ngay_Nghi_201808.$C$3:.$C$62])+SUMPRODUCT([Thong_Tin_Ngay_Nghi_201809.$B$3:.$B$61]=[.$B33];[Thong_Tin_Ngay_Nghi_201809.$C$3:.$C$61])+SUMPRODUCT([Thong_Tin_Ngay_Nghi_201810.$B$3:.$B$59]=[.$B33];[Thong_Tin_Ngay_Nghi_201810.$C$3:.$C$59])+SUMPRODUCT([Thong_Tin_Ngay_Nghi_201811.$B$3:.$B$60]=[.$B33];[Thong_Tin_Ngay_Nghi_201811.$C$3:.$C$60])+ SUMPRODUCT([Thong_Tin_Ngay_Nghi_201812.$B$3:.$B$59]=[.$B33];[Thong_Tin_Ngay_Nghi_201812.$C$3:.$C$59])" office:value-type="float" office:value="0">
            <text:p>0</text:p>
          </table:table-cell>
          <table:table-cell table:style-name="ce48" table:formula="of:=IF(DATE(YEAR([.F33]);MONTH([.F33]);DAY([.F33]))&lt;=DATE(YEAR([.F33]);3;31); [.D33]-[.H33] + [.G33]; IF([.H33]-[.D33]&lt;0;[.H33] + [.G33] -[.I33];[.G33]+[.D33]-[.I33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33]+[.L33] +[.K33]+[.M33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48" office:value-type="float" office:value="1.5">
            <text:p>1.5</text:p>
          </table:table-cell>
          <table:table-cell table:style-name="ce48" table:formula="of:=IF([.C34]&lt;0;0;[.C34])" office:value-type="float" office:value="1.5">
            <text:p>1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4]);DATE(YEAR([.E34]);12;31);NOW())" office:value-type="date" office:date-value="2018-10-09T14:45:52.09">
            <text:p>10/09/18</text:p>
          </table:table-cell>
          <table:table-cell table:style-name="ce52" table:formula="of:= IF(MONTH([.F34])=MONTH([.E34]) ; IF(NETWORKDAYS([.E34];[.E34]) &lt; NETWORKDAYS(DATE(YEAR([.E34]);MONTH([.E34]);1);EOMONTH([.E34];0)) / 2 ; 0 ; 1)  ;  IF( NETWORKDAYS([.E34];EOMONTH([.E34];0)) &lt; NETWORKDAYS(DATE(YEAR([.E34]);MONTH([.E34]);1);EOMONTH([.E34];0))/2  ; 0  ; 1) + IF(MONTH([.F34]) &gt; MONTH([.E34]) ; MONTH([.F34])-MONTH([.E34])-1 ; 0) + IF(NETWORKDAYS(DATE(YEAR([.F34]);MONTH([.F34]);1);[.F34]) &lt;  NETWORKDAYS(DATE(YEAR([.F34]);MONTH([.F34]);1);EOMONTH([.F34];0)) / 2 ; 0 ; 1))" office:value-type="float" office:value="9">
            <text:p>9</text:p>
          </table:table-cell>
          <table:table-cell table:style-name="ce55" table:formula="of:=SUMPRODUCT([Thong_Tin_Ngay_Nghi_201801.$B$3:.$B$53]=[.$B34];[Thong_Tin_Ngay_Nghi_201801.$C$3:.$C$53]) +  SUMPRODUCT([Thong_Tin_Ngay_Nghi_201802.$B$3:.$B$55]=[.$B34];[Thong_Tin_Ngay_Nghi_201802.$C$3:.$C$55]) + SUMPRODUCT([Thong_Tin_Ngay_Nghi_201803.$B$3:.$B$49]=[.$B34];[Thong_Tin_Ngay_Nghi_201803.$C$3:.$C$49])" office:value-type="float" office:value="1.5">
            <text:p>1.5</text:p>
          </table:table-cell>
          <table:table-cell table:style-name="ce60" table:formula="of:=SUMPRODUCT([Thong_Tin_Ngay_Nghi_201801.$B$3:.$B$54]=[.$B34];[Thong_Tin_Ngay_Nghi_201801.$C$3:.$C$54])+SUMPRODUCT([Thong_Tin_Ngay_Nghi_201802.$B$3:.$B$56]=[.$B34];[Thong_Tin_Ngay_Nghi_201802.$C$3:.$C$56])+SUMPRODUCT([Thong_Tin_Ngay_Nghi_201803.$B$3:.$B$50]=[.$B34];[Thong_Tin_Ngay_Nghi_201803.$C$3:.$C$50])+SUMPRODUCT([Thong_Tin_Ngay_Nghi_201804.$B$3:.$B$49]=[.$B34];[Thong_Tin_Ngay_Nghi_201804.$C$3:.$C$49])+SUMPRODUCT([Thong_Tin_Ngay_Nghi_201805.$B$3:.$B$47]=[.$B34];[Thong_Tin_Ngay_Nghi_201805.$C$3:.$C$47])+SUMPRODUCT([Thong_Tin_Ngay_Nghi_201806.$B$3:.$B$51]=[.$B34];[Thong_Tin_Ngay_Nghi_201806.$C$3:.$C$51])+SUMPRODUCT([Thong_Tin_Ngay_Nghi_201807.$B$3:.$B$57]=[.$B34];[Thong_Tin_Ngay_Nghi_201807.$C$3:.$C$57])+SUMPRODUCT([Thong_Tin_Ngay_Nghi_201808.$B$3:.$B$62]=[.$B34];[Thong_Tin_Ngay_Nghi_201808.$C$3:.$C$62])+SUMPRODUCT([Thong_Tin_Ngay_Nghi_201809.$B$3:.$B$61]=[.$B34];[Thong_Tin_Ngay_Nghi_201809.$C$3:.$C$61])+SUMPRODUCT([Thong_Tin_Ngay_Nghi_201810.$B$3:.$B$59]=[.$B34];[Thong_Tin_Ngay_Nghi_201810.$C$3:.$C$59])+SUMPRODUCT([Thong_Tin_Ngay_Nghi_201811.$B$3:.$B$60]=[.$B34];[Thong_Tin_Ngay_Nghi_201811.$C$3:.$C$60])+ SUMPRODUCT([Thong_Tin_Ngay_Nghi_201812.$B$3:.$B$59]=[.$B34];[Thong_Tin_Ngay_Nghi_201812.$C$3:.$C$59])" office:value-type="float" office:value="14.5">
            <text:p>14.5</text:p>
          </table:table-cell>
          <table:table-cell table:style-name="ce48" table:formula="of:=IF(DATE(YEAR([.F34]);MONTH([.F34]);DAY([.F34]))&lt;=DATE(YEAR([.F34]);3;31); [.D34]-[.H34] + [.G34]; IF([.H34]-[.D34]&lt;0;[.H34] + [.G34] -[.I34];[.G34]+[.D34]-[.I34]))" office:value-type="float" office:value="-4">
            <text:p>-4</text:p>
          </table:table-cell>
          <table:table-cell table:number-columns-repeated="2" table:style-name="ce48"/>
          <table:table-cell table:style-name="ce63"/>
          <table:table-cell table:style-name="ce48" table:formula="of:=[.J34]+[.L34] +[.K34]+[.M34]" office:value-type="float" office:value="-4">
            <text:p>-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48" office:value-type="float" office:value="1">
            <text:p>1</text:p>
          </table:table-cell>
          <table:table-cell table:style-name="ce48" table:formula="of:=IF([.C35]&lt;0;0;[.C35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5]);DATE(YEAR([.E35]);12;31);NOW())" office:value-type="date" office:date-value="2018-10-09T14:45:52.09">
            <text:p>10/09/18</text:p>
          </table:table-cell>
          <table:table-cell table:style-name="ce52" table:formula="of:= IF(MONTH([.F35])=MONTH([.E35]) ; IF(NETWORKDAYS([.E35];[.E35]) &lt; NETWORKDAYS(DATE(YEAR([.E35]);MONTH([.E35]);1);EOMONTH([.E35];0)) / 2 ; 0 ; 1)  ;  IF( NETWORKDAYS([.E35];EOMONTH([.E35];0)) &lt; NETWORKDAYS(DATE(YEAR([.E35]);MONTH([.E35]);1);EOMONTH([.E35];0))/2  ; 0  ; 1) + IF(MONTH([.F35]) &gt; MONTH([.E35]) ; MONTH([.F35])-MONTH([.E35])-1 ; 0) + IF(NETWORKDAYS(DATE(YEAR([.F35]);MONTH([.F35]);1);[.F35]) &lt;  NETWORKDAYS(DATE(YEAR([.F35]);MONTH([.F35]);1);EOMONTH([.F35];0)) / 2 ; 0 ; 1))" office:value-type="float" office:value="9">
            <text:p>9</text:p>
          </table:table-cell>
          <table:table-cell table:style-name="ce55" table:formula="of:=SUMPRODUCT([Thong_Tin_Ngay_Nghi_201801.$B$3:.$B$53]=[.$B35];[Thong_Tin_Ngay_Nghi_201801.$C$3:.$C$53]) +  SUMPRODUCT([Thong_Tin_Ngay_Nghi_201802.$B$3:.$B$55]=[.$B35];[Thong_Tin_Ngay_Nghi_201802.$C$3:.$C$55]) + SUMPRODUCT([Thong_Tin_Ngay_Nghi_201803.$B$3:.$B$49]=[.$B35];[Thong_Tin_Ngay_Nghi_201803.$C$3:.$C$49])" office:value-type="float" office:value="7.5">
            <text:p>7.5</text:p>
          </table:table-cell>
          <table:table-cell table:style-name="ce60" table:formula="of:=SUMPRODUCT([Thong_Tin_Ngay_Nghi_201801.$B$3:.$B$54]=[.$B35];[Thong_Tin_Ngay_Nghi_201801.$C$3:.$C$54])+SUMPRODUCT([Thong_Tin_Ngay_Nghi_201802.$B$3:.$B$56]=[.$B35];[Thong_Tin_Ngay_Nghi_201802.$C$3:.$C$56])+SUMPRODUCT([Thong_Tin_Ngay_Nghi_201803.$B$3:.$B$50]=[.$B35];[Thong_Tin_Ngay_Nghi_201803.$C$3:.$C$50])+SUMPRODUCT([Thong_Tin_Ngay_Nghi_201804.$B$3:.$B$49]=[.$B35];[Thong_Tin_Ngay_Nghi_201804.$C$3:.$C$49])+SUMPRODUCT([Thong_Tin_Ngay_Nghi_201805.$B$3:.$B$47]=[.$B35];[Thong_Tin_Ngay_Nghi_201805.$C$3:.$C$47])+SUMPRODUCT([Thong_Tin_Ngay_Nghi_201806.$B$3:.$B$51]=[.$B35];[Thong_Tin_Ngay_Nghi_201806.$C$3:.$C$51])+SUMPRODUCT([Thong_Tin_Ngay_Nghi_201807.$B$3:.$B$57]=[.$B35];[Thong_Tin_Ngay_Nghi_201807.$C$3:.$C$57])+SUMPRODUCT([Thong_Tin_Ngay_Nghi_201808.$B$3:.$B$62]=[.$B35];[Thong_Tin_Ngay_Nghi_201808.$C$3:.$C$62])+SUMPRODUCT([Thong_Tin_Ngay_Nghi_201809.$B$3:.$B$61]=[.$B35];[Thong_Tin_Ngay_Nghi_201809.$C$3:.$C$61])+SUMPRODUCT([Thong_Tin_Ngay_Nghi_201810.$B$3:.$B$59]=[.$B35];[Thong_Tin_Ngay_Nghi_201810.$C$3:.$C$59])+SUMPRODUCT([Thong_Tin_Ngay_Nghi_201811.$B$3:.$B$60]=[.$B35];[Thong_Tin_Ngay_Nghi_201811.$C$3:.$C$60])+ SUMPRODUCT([Thong_Tin_Ngay_Nghi_201812.$B$3:.$B$59]=[.$B35];[Thong_Tin_Ngay_Nghi_201812.$C$3:.$C$59])" office:value-type="float" office:value="13">
            <text:p>13</text:p>
          </table:table-cell>
          <table:table-cell table:style-name="ce48" table:formula="of:=IF(DATE(YEAR([.F35]);MONTH([.F35]);DAY([.F35]))&lt;=DATE(YEAR([.F35]);3;31); [.D35]-[.H35] + [.G35]; IF([.H35]-[.D35]&lt;0;[.H35] + [.G35] -[.I35];[.G35]+[.D35]-[.I35]))" office:value-type="float" office:value="-3">
            <text:p>-3</text:p>
          </table:table-cell>
          <table:table-cell table:number-columns-repeated="2" table:style-name="ce48"/>
          <table:table-cell table:style-name="ce63"/>
          <table:table-cell table:style-name="ce48" table:formula="of:=[.J35]+[.L35] +[.K35]+[.M35]" office:value-type="float" office:value="-3">
            <text:p>-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48" office:value-type="float" office:value="2.5">
            <text:p>2.5</text:p>
          </table:table-cell>
          <table:table-cell table:style-name="ce48" table:formula="of:=IF([.C36]&lt;0;0;[.C36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6]);DATE(YEAR([.E36]);12;31);NOW())" office:value-type="date" office:date-value="2018-10-09T14:45:52.09">
            <text:p>10/09/18</text:p>
          </table:table-cell>
          <table:table-cell table:style-name="ce52" table:formula="of:= IF(MONTH([.F36])=MONTH([.E36]) ; IF(NETWORKDAYS([.E36];[.E36]) &lt; NETWORKDAYS(DATE(YEAR([.E36]);MONTH([.E36]);1);EOMONTH([.E36];0)) / 2 ; 0 ; 1)  ;  IF( NETWORKDAYS([.E36];EOMONTH([.E36];0)) &lt; NETWORKDAYS(DATE(YEAR([.E36]);MONTH([.E36]);1);EOMONTH([.E36];0))/2  ; 0  ; 1) + IF(MONTH([.F36]) &gt; MONTH([.E36]) ; MONTH([.F36])-MONTH([.E36])-1 ; 0) + IF(NETWORKDAYS(DATE(YEAR([.F36]);MONTH([.F36]);1);[.F36]) &lt;  NETWORKDAYS(DATE(YEAR([.F36]);MONTH([.F36]);1);EOMONTH([.F36];0)) / 2 ; 0 ; 1))" office:value-type="float" office:value="9">
            <text:p>9</text:p>
          </table:table-cell>
          <table:table-cell table:style-name="ce55" table:formula="of:=SUMPRODUCT([Thong_Tin_Ngay_Nghi_201801.$B$3:.$B$53]=[.$B36];[Thong_Tin_Ngay_Nghi_201801.$C$3:.$C$53]) +  SUMPRODUCT([Thong_Tin_Ngay_Nghi_201802.$B$3:.$B$55]=[.$B36];[Thong_Tin_Ngay_Nghi_201802.$C$3:.$C$55]) + SUMPRODUCT([Thong_Tin_Ngay_Nghi_201803.$B$3:.$B$49]=[.$B36];[Thong_Tin_Ngay_Nghi_201803.$C$3:.$C$49])" office:value-type="float" office:value="2.5">
            <text:p>2.5</text:p>
          </table:table-cell>
          <table:table-cell table:style-name="ce60" table:formula="of:=SUMPRODUCT([Thong_Tin_Ngay_Nghi_201801.$B$3:.$B$54]=[.$B36];[Thong_Tin_Ngay_Nghi_201801.$C$3:.$C$54])+SUMPRODUCT([Thong_Tin_Ngay_Nghi_201802.$B$3:.$B$56]=[.$B36];[Thong_Tin_Ngay_Nghi_201802.$C$3:.$C$56])+SUMPRODUCT([Thong_Tin_Ngay_Nghi_201803.$B$3:.$B$50]=[.$B36];[Thong_Tin_Ngay_Nghi_201803.$C$3:.$C$50])+SUMPRODUCT([Thong_Tin_Ngay_Nghi_201804.$B$3:.$B$49]=[.$B36];[Thong_Tin_Ngay_Nghi_201804.$C$3:.$C$49])+SUMPRODUCT([Thong_Tin_Ngay_Nghi_201805.$B$3:.$B$47]=[.$B36];[Thong_Tin_Ngay_Nghi_201805.$C$3:.$C$47])+SUMPRODUCT([Thong_Tin_Ngay_Nghi_201806.$B$3:.$B$51]=[.$B36];[Thong_Tin_Ngay_Nghi_201806.$C$3:.$C$51])+SUMPRODUCT([Thong_Tin_Ngay_Nghi_201807.$B$3:.$B$57]=[.$B36];[Thong_Tin_Ngay_Nghi_201807.$C$3:.$C$57])+SUMPRODUCT([Thong_Tin_Ngay_Nghi_201808.$B$3:.$B$62]=[.$B36];[Thong_Tin_Ngay_Nghi_201808.$C$3:.$C$62])+SUMPRODUCT([Thong_Tin_Ngay_Nghi_201809.$B$3:.$B$61]=[.$B36];[Thong_Tin_Ngay_Nghi_201809.$C$3:.$C$61])+SUMPRODUCT([Thong_Tin_Ngay_Nghi_201810.$B$3:.$B$59]=[.$B36];[Thong_Tin_Ngay_Nghi_201810.$C$3:.$C$59])+SUMPRODUCT([Thong_Tin_Ngay_Nghi_201811.$B$3:.$B$60]=[.$B36];[Thong_Tin_Ngay_Nghi_201811.$C$3:.$C$60])+ SUMPRODUCT([Thong_Tin_Ngay_Nghi_201812.$B$3:.$B$59]=[.$B36];[Thong_Tin_Ngay_Nghi_201812.$C$3:.$C$59])" office:value-type="float" office:value="7">
            <text:p>7</text:p>
          </table:table-cell>
          <table:table-cell table:style-name="ce48" table:formula="of:=IF(DATE(YEAR([.F36]);MONTH([.F36]);DAY([.F36]))&lt;=DATE(YEAR([.F36]);3;31); [.D36]-[.H36] + [.G36]; IF([.H36]-[.D36]&lt;0;[.H36] + [.G36] -[.I36];[.G36]+[.D36]-[.I36]))" office:value-type="float" office:value="4.5">
            <text:p>4.5</text:p>
          </table:table-cell>
          <table:table-cell table:number-columns-repeated="2" table:style-name="ce48"/>
          <table:table-cell table:style-name="ce63"/>
          <table:table-cell table:style-name="ce48" table:formula="of:=[.J36]+[.L36] +[.K36]+[.M36]" office:value-type="float" office:value="4.5">
            <text:p>4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48" office:value-type="float" office:value="6.5">
            <text:p>6.5</text:p>
          </table:table-cell>
          <table:table-cell table:style-name="ce48" table:formula="of:=IF([.C37]&lt;0;0;[.C37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7]);DATE(YEAR([.E37]);12;31);NOW())" office:value-type="date" office:date-value="2018-10-09T14:45:52.09">
            <text:p>10/09/18</text:p>
          </table:table-cell>
          <table:table-cell table:style-name="ce52" table:formula="of:= IF(MONTH([.F37])=MONTH([.E37]) ; IF(NETWORKDAYS([.E37];[.E37]) &lt; NETWORKDAYS(DATE(YEAR([.E37]);MONTH([.E37]);1);EOMONTH([.E37];0)) / 2 ; 0 ; 1)  ;  IF( NETWORKDAYS([.E37];EOMONTH([.E37];0)) &lt; NETWORKDAYS(DATE(YEAR([.E37]);MONTH([.E37]);1);EOMONTH([.E37];0))/2  ; 0  ; 1) + IF(MONTH([.F37]) &gt; MONTH([.E37]) ; MONTH([.F37])-MONTH([.E37])-1 ; 0) + IF(NETWORKDAYS(DATE(YEAR([.F37]);MONTH([.F37]);1);[.F37]) &lt;  NETWORKDAYS(DATE(YEAR([.F37]);MONTH([.F37]);1);EOMONTH([.F37];0)) / 2 ; 0 ; 1))" office:value-type="float" office:value="9">
            <text:p>9</text:p>
          </table:table-cell>
          <table:table-cell table:style-name="ce55" table:formula="of:=SUMPRODUCT([Thong_Tin_Ngay_Nghi_201801.$B$3:.$B$53]=[.$B37];[Thong_Tin_Ngay_Nghi_201801.$C$3:.$C$53]) +  SUMPRODUCT([Thong_Tin_Ngay_Nghi_201802.$B$3:.$B$55]=[.$B37];[Thong_Tin_Ngay_Nghi_201802.$C$3:.$C$55]) + SUMPRODUCT([Thong_Tin_Ngay_Nghi_201803.$B$3:.$B$49]=[.$B37];[Thong_Tin_Ngay_Nghi_201803.$C$3:.$C$49])" office:value-type="float" office:value="5">
            <text:p>5</text:p>
          </table:table-cell>
          <table:table-cell table:style-name="ce60" table:formula="of:=SUMPRODUCT([Thong_Tin_Ngay_Nghi_201801.$B$3:.$B$54]=[.$B37];[Thong_Tin_Ngay_Nghi_201801.$C$3:.$C$54])+SUMPRODUCT([Thong_Tin_Ngay_Nghi_201802.$B$3:.$B$56]=[.$B37];[Thong_Tin_Ngay_Nghi_201802.$C$3:.$C$56])+SUMPRODUCT([Thong_Tin_Ngay_Nghi_201803.$B$3:.$B$50]=[.$B37];[Thong_Tin_Ngay_Nghi_201803.$C$3:.$C$50])+SUMPRODUCT([Thong_Tin_Ngay_Nghi_201804.$B$3:.$B$49]=[.$B37];[Thong_Tin_Ngay_Nghi_201804.$C$3:.$C$49])+SUMPRODUCT([Thong_Tin_Ngay_Nghi_201805.$B$3:.$B$47]=[.$B37];[Thong_Tin_Ngay_Nghi_201805.$C$3:.$C$47])+SUMPRODUCT([Thong_Tin_Ngay_Nghi_201806.$B$3:.$B$51]=[.$B37];[Thong_Tin_Ngay_Nghi_201806.$C$3:.$C$51])+SUMPRODUCT([Thong_Tin_Ngay_Nghi_201807.$B$3:.$B$57]=[.$B37];[Thong_Tin_Ngay_Nghi_201807.$C$3:.$C$57])+SUMPRODUCT([Thong_Tin_Ngay_Nghi_201808.$B$3:.$B$62]=[.$B37];[Thong_Tin_Ngay_Nghi_201808.$C$3:.$C$62])+SUMPRODUCT([Thong_Tin_Ngay_Nghi_201809.$B$3:.$B$61]=[.$B37];[Thong_Tin_Ngay_Nghi_201809.$C$3:.$C$61])+SUMPRODUCT([Thong_Tin_Ngay_Nghi_201810.$B$3:.$B$59]=[.$B37];[Thong_Tin_Ngay_Nghi_201810.$C$3:.$C$59])+SUMPRODUCT([Thong_Tin_Ngay_Nghi_201811.$B$3:.$B$60]=[.$B37];[Thong_Tin_Ngay_Nghi_201811.$C$3:.$C$60])+ SUMPRODUCT([Thong_Tin_Ngay_Nghi_201812.$B$3:.$B$59]=[.$B37];[Thong_Tin_Ngay_Nghi_201812.$C$3:.$C$59])" office:value-type="float" office:value="12">
            <text:p>12</text:p>
          </table:table-cell>
          <table:table-cell table:style-name="ce48" table:formula="of:=IF(DATE(YEAR([.F37]);MONTH([.F37]);DAY([.F37]))&lt;=DATE(YEAR([.F37]);3;31); [.D37]-[.H37] + [.G37]; IF([.H37]-[.D37]&lt;0;[.H37] + [.G37] -[.I37];[.G37]+[.D37]-[.I37]))" office:value-type="float" office:value="2">
            <text:p>2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37]+[.L37] +[.K37]+[.M37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48" office:value-type="float" office:value="8.5">
            <text:p>8.5</text:p>
          </table:table-cell>
          <table:table-cell table:style-name="ce48" table:formula="of:=IF([.C38]&lt;0;0;[.C38])" office:value-type="float" office:value="8.5">
            <text:p>8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8]);DATE(YEAR([.E38]);12;31);NOW())" office:value-type="date" office:date-value="2018-10-09T14:45:52.09">
            <text:p>10/09/18</text:p>
          </table:table-cell>
          <table:table-cell table:style-name="ce52" table:formula="of:= IF(MONTH([.F38])=MONTH([.E38]) ; IF(NETWORKDAYS([.E38];[.E38]) &lt; NETWORKDAYS(DATE(YEAR([.E38]);MONTH([.E38]);1);EOMONTH([.E38];0)) / 2 ; 0 ; 1)  ;  IF( NETWORKDAYS([.E38];EOMONTH([.E38];0)) &lt; NETWORKDAYS(DATE(YEAR([.E38]);MONTH([.E38]);1);EOMONTH([.E38];0))/2  ; 0  ; 1) + IF(MONTH([.F38]) &gt; MONTH([.E38]) ; MONTH([.F38])-MONTH([.E38])-1 ; 0) + IF(NETWORKDAYS(DATE(YEAR([.F38]);MONTH([.F38]);1);[.F38]) &lt;  NETWORKDAYS(DATE(YEAR([.F38]);MONTH([.F38]);1);EOMONTH([.F38];0)) / 2 ; 0 ; 1))" office:value-type="float" office:value="9">
            <text:p>9</text:p>
          </table:table-cell>
          <table:table-cell table:style-name="ce55" table:formula="of:=SUMPRODUCT([Thong_Tin_Ngay_Nghi_201801.$B$3:.$B$53]=[.$B38];[Thong_Tin_Ngay_Nghi_201801.$C$3:.$C$53]) +  SUMPRODUCT([Thong_Tin_Ngay_Nghi_201802.$B$3:.$B$55]=[.$B38];[Thong_Tin_Ngay_Nghi_201802.$C$3:.$C$55]) + SUMPRODUCT([Thong_Tin_Ngay_Nghi_201803.$B$3:.$B$49]=[.$B38];[Thong_Tin_Ngay_Nghi_201803.$C$3:.$C$49])" office:value-type="float" office:value="6">
            <text:p>6</text:p>
          </table:table-cell>
          <table:table-cell table:style-name="ce60" table:formula="of:=SUMPRODUCT([Thong_Tin_Ngay_Nghi_201801.$B$3:.$B$54]=[.$B38];[Thong_Tin_Ngay_Nghi_201801.$C$3:.$C$54])+SUMPRODUCT([Thong_Tin_Ngay_Nghi_201802.$B$3:.$B$56]=[.$B38];[Thong_Tin_Ngay_Nghi_201802.$C$3:.$C$56])+SUMPRODUCT([Thong_Tin_Ngay_Nghi_201803.$B$3:.$B$50]=[.$B38];[Thong_Tin_Ngay_Nghi_201803.$C$3:.$C$50])+SUMPRODUCT([Thong_Tin_Ngay_Nghi_201804.$B$3:.$B$49]=[.$B38];[Thong_Tin_Ngay_Nghi_201804.$C$3:.$C$49])+SUMPRODUCT([Thong_Tin_Ngay_Nghi_201805.$B$3:.$B$47]=[.$B38];[Thong_Tin_Ngay_Nghi_201805.$C$3:.$C$47])+SUMPRODUCT([Thong_Tin_Ngay_Nghi_201806.$B$3:.$B$51]=[.$B38];[Thong_Tin_Ngay_Nghi_201806.$C$3:.$C$51])+SUMPRODUCT([Thong_Tin_Ngay_Nghi_201807.$B$3:.$B$57]=[.$B38];[Thong_Tin_Ngay_Nghi_201807.$C$3:.$C$57])+SUMPRODUCT([Thong_Tin_Ngay_Nghi_201808.$B$3:.$B$62]=[.$B38];[Thong_Tin_Ngay_Nghi_201808.$C$3:.$C$62])+SUMPRODUCT([Thong_Tin_Ngay_Nghi_201809.$B$3:.$B$61]=[.$B38];[Thong_Tin_Ngay_Nghi_201809.$C$3:.$C$61])+SUMPRODUCT([Thong_Tin_Ngay_Nghi_201810.$B$3:.$B$59]=[.$B38];[Thong_Tin_Ngay_Nghi_201810.$C$3:.$C$59])+SUMPRODUCT([Thong_Tin_Ngay_Nghi_201811.$B$3:.$B$60]=[.$B38];[Thong_Tin_Ngay_Nghi_201811.$C$3:.$C$60])+ SUMPRODUCT([Thong_Tin_Ngay_Nghi_201812.$B$3:.$B$59]=[.$B38];[Thong_Tin_Ngay_Nghi_201812.$C$3:.$C$59])" office:value-type="float" office:value="12.5">
            <text:p>12.5</text:p>
          </table:table-cell>
          <table:table-cell table:style-name="ce48" table:formula="of:=IF(DATE(YEAR([.F38]);MONTH([.F38]);DAY([.F38]))&lt;=DATE(YEAR([.F38]);3;31); [.D38]-[.H38] + [.G38]; IF([.H38]-[.D38]&lt;0;[.H38] + [.G38] -[.I38];[.G38]+[.D38]-[.I38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38]+[.L38] +[.K38]+[.M38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48" office:value-type="float" office:value="8">
            <text:p>8</text:p>
          </table:table-cell>
          <table:table-cell table:style-name="ce48" table:formula="of:=IF([.C39]&lt;0;0;[.C39])" office:value-type="float" office:value="8">
            <text:p>8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9]);DATE(YEAR([.E39]);12;31);NOW())" office:value-type="date" office:date-value="2018-10-09T14:45:52.09">
            <text:p>10/09/18</text:p>
          </table:table-cell>
          <table:table-cell table:style-name="ce52" table:formula="of:= IF(MONTH([.F39])=MONTH([.E39]) ; IF(NETWORKDAYS([.E39];[.E39]) &lt; NETWORKDAYS(DATE(YEAR([.E39]);MONTH([.E39]);1);EOMONTH([.E39];0)) / 2 ; 0 ; 1)  ;  IF( NETWORKDAYS([.E39];EOMONTH([.E39];0)) &lt; NETWORKDAYS(DATE(YEAR([.E39]);MONTH([.E39]);1);EOMONTH([.E39];0))/2  ; 0  ; 1) + IF(MONTH([.F39]) &gt; MONTH([.E39]) ; MONTH([.F39])-MONTH([.E39])-1 ; 0) + IF(NETWORKDAYS(DATE(YEAR([.F39]);MONTH([.F39]);1);[.F39]) &lt;  NETWORKDAYS(DATE(YEAR([.F39]);MONTH([.F39]);1);EOMONTH([.F39];0)) / 2 ; 0 ; 1))" office:value-type="float" office:value="9">
            <text:p>9</text:p>
          </table:table-cell>
          <table:table-cell table:style-name="ce55" table:formula="of:=SUMPRODUCT([Thong_Tin_Ngay_Nghi_201801.$B$3:.$B$53]=[.$B39];[Thong_Tin_Ngay_Nghi_201801.$C$3:.$C$53]) +  SUMPRODUCT([Thong_Tin_Ngay_Nghi_201802.$B$3:.$B$55]=[.$B39];[Thong_Tin_Ngay_Nghi_201802.$C$3:.$C$55]) + SUMPRODUCT([Thong_Tin_Ngay_Nghi_201803.$B$3:.$B$49]=[.$B39];[Thong_Tin_Ngay_Nghi_201803.$C$3:.$C$49])" office:value-type="float" office:value="8">
            <text:p>8</text:p>
          </table:table-cell>
          <table:table-cell table:style-name="ce60" table:formula="of:=SUMPRODUCT([Thong_Tin_Ngay_Nghi_201801.$B$3:.$B$54]=[.$B39];[Thong_Tin_Ngay_Nghi_201801.$C$3:.$C$54])+SUMPRODUCT([Thong_Tin_Ngay_Nghi_201802.$B$3:.$B$56]=[.$B39];[Thong_Tin_Ngay_Nghi_201802.$C$3:.$C$56])+SUMPRODUCT([Thong_Tin_Ngay_Nghi_201803.$B$3:.$B$50]=[.$B39];[Thong_Tin_Ngay_Nghi_201803.$C$3:.$C$50])+SUMPRODUCT([Thong_Tin_Ngay_Nghi_201804.$B$3:.$B$49]=[.$B39];[Thong_Tin_Ngay_Nghi_201804.$C$3:.$C$49])+SUMPRODUCT([Thong_Tin_Ngay_Nghi_201805.$B$3:.$B$47]=[.$B39];[Thong_Tin_Ngay_Nghi_201805.$C$3:.$C$47])+SUMPRODUCT([Thong_Tin_Ngay_Nghi_201806.$B$3:.$B$51]=[.$B39];[Thong_Tin_Ngay_Nghi_201806.$C$3:.$C$51])+SUMPRODUCT([Thong_Tin_Ngay_Nghi_201807.$B$3:.$B$57]=[.$B39];[Thong_Tin_Ngay_Nghi_201807.$C$3:.$C$57])+SUMPRODUCT([Thong_Tin_Ngay_Nghi_201808.$B$3:.$B$62]=[.$B39];[Thong_Tin_Ngay_Nghi_201808.$C$3:.$C$62])+SUMPRODUCT([Thong_Tin_Ngay_Nghi_201809.$B$3:.$B$61]=[.$B39];[Thong_Tin_Ngay_Nghi_201809.$C$3:.$C$61])+SUMPRODUCT([Thong_Tin_Ngay_Nghi_201810.$B$3:.$B$59]=[.$B39];[Thong_Tin_Ngay_Nghi_201810.$C$3:.$C$59])+SUMPRODUCT([Thong_Tin_Ngay_Nghi_201811.$B$3:.$B$60]=[.$B39];[Thong_Tin_Ngay_Nghi_201811.$C$3:.$C$60])+ SUMPRODUCT([Thong_Tin_Ngay_Nghi_201812.$B$3:.$B$59]=[.$B39];[Thong_Tin_Ngay_Nghi_201812.$C$3:.$C$59])" office:value-type="float" office:value="14.5">
            <text:p>14.5</text:p>
          </table:table-cell>
          <table:table-cell table:style-name="ce48" table:formula="of:=IF(DATE(YEAR([.F39]);MONTH([.F39]);DAY([.F39]))&lt;=DATE(YEAR([.F39]);3;31); [.D39]-[.H39] + [.G39]; IF([.H39]-[.D39]&lt;0;[.H39] + [.G39] -[.I39];[.G39]+[.D39]-[.I39]))" office:value-type="float" office:value="2.5">
            <text:p>2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39]+[.L39] +[.K39]+[.M39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4">
            <text:p>34</text:p>
          </table:table-cell>
          <table:table-cell table:style-name="ce44" office:value-type="string">
            <text:p>NhanPV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7-26">
            <text:p>07/26/18</text:p>
          </table:table-cell>
          <table:table-cell table:style-name="ce50" table:formula="of:=IF(YEAR(NOW())&gt;YEAR([.E40]);DATE(YEAR([.E40]);12;31);NOW())" office:value-type="date" office:date-value="2018-10-09T14:45:52.1">
            <text:p>10/09/18</text:p>
          </table:table-cell>
          <table:table-cell table:style-name="ce52" table:formula="of:= IF(MONTH([.F40])=MONTH([.E40]) ; IF(NETWORKDAYS([.E40];[.E40]) &lt; NETWORKDAYS(DATE(YEAR([.E40]);MONTH([.E40]);1);EOMONTH([.E40];0)) / 2 ; 0 ; 1)  ;  IF( NETWORKDAYS([.E40];EOMONTH([.E40];0)) &lt; NETWORKDAYS(DATE(YEAR([.E40]);MONTH([.E40]);1);EOMONTH([.E40];0))/2  ; 0  ; 1) + IF(MONTH([.F40]) &gt; MONTH([.E40]) ; MONTH([.F40])-MONTH([.E40])-1 ; 0) + IF(NETWORKDAYS(DATE(YEAR([.F40]);MONTH([.F40]);1);[.F40]) &lt;  NETWORKDAYS(DATE(YEAR([.F40]);MONTH([.F40]);1);EOMONTH([.F40];0)) / 2 ; 0 ; 1))" office:value-type="float" office:value="2">
            <text:p>2</text:p>
          </table:table-cell>
          <table:table-cell table:style-name="ce55" office:value-type="float" office:value="0">
            <text:p>0</text:p>
          </table:table-cell>
          <table:table-cell table:style-name="ce60" table:formula="of:=SUMPRODUCT([Thong_Tin_Ngay_Nghi_201801.$B$3:.$B$54]=[.$B40];[Thong_Tin_Ngay_Nghi_201801.$C$3:.$C$54])+SUMPRODUCT([Thong_Tin_Ngay_Nghi_201802.$B$3:.$B$56]=[.$B40];[Thong_Tin_Ngay_Nghi_201802.$C$3:.$C$56])+SUMPRODUCT([Thong_Tin_Ngay_Nghi_201803.$B$3:.$B$50]=[.$B40];[Thong_Tin_Ngay_Nghi_201803.$C$3:.$C$50])+SUMPRODUCT([Thong_Tin_Ngay_Nghi_201804.$B$3:.$B$49]=[.$B40];[Thong_Tin_Ngay_Nghi_201804.$C$3:.$C$49])+SUMPRODUCT([Thong_Tin_Ngay_Nghi_201805.$B$3:.$B$47]=[.$B40];[Thong_Tin_Ngay_Nghi_201805.$C$3:.$C$47])+SUMPRODUCT([Thong_Tin_Ngay_Nghi_201806.$B$3:.$B$51]=[.$B40];[Thong_Tin_Ngay_Nghi_201806.$C$3:.$C$51])+SUMPRODUCT([Thong_Tin_Ngay_Nghi_201807.$B$3:.$B$57]=[.$B40];[Thong_Tin_Ngay_Nghi_201807.$C$3:.$C$57])+SUMPRODUCT([Thong_Tin_Ngay_Nghi_201808.$B$3:.$B$62]=[.$B40];[Thong_Tin_Ngay_Nghi_201808.$C$3:.$C$62])+SUMPRODUCT([Thong_Tin_Ngay_Nghi_201809.$B$3:.$B$61]=[.$B40];[Thong_Tin_Ngay_Nghi_201809.$C$3:.$C$61])+SUMPRODUCT([Thong_Tin_Ngay_Nghi_201810.$B$3:.$B$59]=[.$B40];[Thong_Tin_Ngay_Nghi_201810.$C$3:.$C$59])+SUMPRODUCT([Thong_Tin_Ngay_Nghi_201811.$B$3:.$B$60]=[.$B40];[Thong_Tin_Ngay_Nghi_201811.$C$3:.$C$60])+ SUMPRODUCT([Thong_Tin_Ngay_Nghi_201812.$B$3:.$B$59]=[.$B40];[Thong_Tin_Ngay_Nghi_201812.$C$3:.$C$59])" office:value-type="float" office:value="0">
            <text:p>0</text:p>
          </table:table-cell>
          <table:table-cell table:style-name="ce48" table:formula="of:=IF(DATE(YEAR([.F40]);MONTH([.F40]);DAY([.F40]))&lt;=DATE(YEAR([.F40]);3;31); [.D40]-[.H40] + [.G40]; IF([.H40]-[.D40]&lt;0;[.H40] + [.G40] -[.I40];[.G40]+[.D40]-[.I40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40]+[.L40] +[.K40]+[.M40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35">
            <text:p>35</text:p>
          </table:table-cell>
          <table:table-cell table:style-name="ce44" office:value-type="string">
            <text:p>NhatNH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7-23">
            <text:p>07/23/18</text:p>
          </table:table-cell>
          <table:table-cell table:style-name="ce50" table:formula="of:=IF(YEAR(NOW())&gt;YEAR([.E41]);DATE(YEAR([.E41]);12;31);NOW())" office:value-type="date" office:date-value="2018-10-09T14:45:52.1">
            <text:p>10/09/18</text:p>
          </table:table-cell>
          <table:table-cell table:style-name="ce52" table:formula="of:= IF(MONTH([.F41])=MONTH([.E41]) ; IF(NETWORKDAYS([.E41];[.E41]) &lt; NETWORKDAYS(DATE(YEAR([.E41]);MONTH([.E41]);1);EOMONTH([.E41];0)) / 2 ; 0 ; 1)  ;  IF( NETWORKDAYS([.E41];EOMONTH([.E41];0)) &lt; NETWORKDAYS(DATE(YEAR([.E41]);MONTH([.E41]);1);EOMONTH([.E41];0))/2  ; 0  ; 1) + IF(MONTH([.F41]) &gt; MONTH([.E41]) ; MONTH([.F41])-MONTH([.E41])-1 ; 0) + IF(NETWORKDAYS(DATE(YEAR([.F41]);MONTH([.F41]);1);[.F41]) &lt;  NETWORKDAYS(DATE(YEAR([.F41]);MONTH([.F41]);1);EOMONTH([.F41];0)) / 2 ; 0 ; 1))" office:value-type="float" office:value="2">
            <text:p>2</text:p>
          </table:table-cell>
          <table:table-cell table:style-name="ce55" table:formula="of:=SUMPRODUCT([Thong_Tin_Ngay_Nghi_201801.$B$3:.$B$53]=[.$B41];[Thong_Tin_Ngay_Nghi_201801.$C$3:.$C$53]) +  SUMPRODUCT([Thong_Tin_Ngay_Nghi_201802.$B$3:.$B$55]=[.$B41];[Thong_Tin_Ngay_Nghi_201802.$C$3:.$C$55]) + SUMPRODUCT([Thong_Tin_Ngay_Nghi_201803.$B$3:.$B$49]=[.$B41];[Thong_Tin_Ngay_Nghi_201803.$C$3:.$C$49])" office:value-type="float" office:value="0">
            <text:p>0</text:p>
          </table:table-cell>
          <table:table-cell table:style-name="ce60" table:formula="of:=SUMPRODUCT([Thong_Tin_Ngay_Nghi_201801.$B$3:.$B$54]=[.$B41];[Thong_Tin_Ngay_Nghi_201801.$C$3:.$C$54])+SUMPRODUCT([Thong_Tin_Ngay_Nghi_201802.$B$3:.$B$56]=[.$B41];[Thong_Tin_Ngay_Nghi_201802.$C$3:.$C$56])+SUMPRODUCT([Thong_Tin_Ngay_Nghi_201803.$B$3:.$B$50]=[.$B41];[Thong_Tin_Ngay_Nghi_201803.$C$3:.$C$50])+SUMPRODUCT([Thong_Tin_Ngay_Nghi_201804.$B$3:.$B$49]=[.$B41];[Thong_Tin_Ngay_Nghi_201804.$C$3:.$C$49])+SUMPRODUCT([Thong_Tin_Ngay_Nghi_201805.$B$3:.$B$47]=[.$B41];[Thong_Tin_Ngay_Nghi_201805.$C$3:.$C$47])+SUMPRODUCT([Thong_Tin_Ngay_Nghi_201806.$B$3:.$B$51]=[.$B41];[Thong_Tin_Ngay_Nghi_201806.$C$3:.$C$51])+SUMPRODUCT([Thong_Tin_Ngay_Nghi_201807.$B$3:.$B$57]=[.$B41];[Thong_Tin_Ngay_Nghi_201807.$C$3:.$C$57])+SUMPRODUCT([Thong_Tin_Ngay_Nghi_201808.$B$3:.$B$62]=[.$B41];[Thong_Tin_Ngay_Nghi_201808.$C$3:.$C$62])+SUMPRODUCT([Thong_Tin_Ngay_Nghi_201809.$B$3:.$B$61]=[.$B41];[Thong_Tin_Ngay_Nghi_201809.$C$3:.$C$61])+SUMPRODUCT([Thong_Tin_Ngay_Nghi_201810.$B$3:.$B$59]=[.$B41];[Thong_Tin_Ngay_Nghi_201810.$C$3:.$C$59])+SUMPRODUCT([Thong_Tin_Ngay_Nghi_201811.$B$3:.$B$60]=[.$B41];[Thong_Tin_Ngay_Nghi_201811.$C$3:.$C$60])+ SUMPRODUCT([Thong_Tin_Ngay_Nghi_201812.$B$3:.$B$59]=[.$B41];[Thong_Tin_Ngay_Nghi_201812.$C$3:.$C$59])" office:value-type="float" office:value="1">
            <text:p>1</text:p>
          </table:table-cell>
          <table:table-cell table:style-name="ce48" table:formula="of:=IF(DATE(YEAR([.F41]);MONTH([.F41]);DAY([.F41]))&lt;=DATE(YEAR([.F41]);3;31); [.D41]-[.H41] + [.G41]; IF([.H41]-[.D41]&lt;0;[.H41] + [.G41] -[.I41];[.G41]+[.D41]-[.I41]))" office:value-type="float" office:value="1">
            <text:p>1</text:p>
          </table:table-cell>
          <table:table-cell table:style-name="ce48"/>
          <table:table-cell table:style-name="ce48" office:value-type="float" office:value="0.5">
            <text:p>0.5</text:p>
          </table:table-cell>
          <table:table-cell table:style-name="ce63"/>
          <table:table-cell table:style-name="ce48" table:formula="of:=[.J41]+[.L41] +[.K41]+[.M41]" office:value-type="float" office:value="1.5">
            <text:p>1.5</text:p>
          </table:table-cell>
          <table:table-cell table:style-name="ce66" office:value-type="string">
            <text:p>Những ngày nghỉ này đã trừ vào lương → sẽ ko trừ vào phép nữa: </text:p>
            <text:p>- Tháng 9: 0.5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36">
            <text:p>36</text:p>
          </table:table-cell>
          <table:table-cell table:style-name="ce44" office:value-type="string">
            <text:p>NhungLM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9-05">
            <text:p>09/05/18</text:p>
          </table:table-cell>
          <table:table-cell table:style-name="ce50" table:formula="of:=IF(YEAR(NOW())&gt;YEAR([.E42]);DATE(YEAR([.E42]);12;31);NOW())" office:value-type="date" office:date-value="2018-10-09T14:45:52.1">
            <text:p>10/09/18</text:p>
          </table:table-cell>
          <table:table-cell table:style-name="ce52" table:formula="of:= IF(MONTH([.F42])=MONTH([.E42]) ; IF(NETWORKDAYS([.E42];[.E42]) &lt; NETWORKDAYS(DATE(YEAR([.E42]);MONTH([.E42]);1);EOMONTH([.E42];0)) / 2 ; 0 ; 1)  ;  IF( NETWORKDAYS([.E42];EOMONTH([.E42];0)) &lt; NETWORKDAYS(DATE(YEAR([.E42]);MONTH([.E42]);1);EOMONTH([.E42];0))/2  ; 0  ; 1) + IF(MONTH([.F42]) &gt; MONTH([.E42]) ; MONTH([.F42])-MONTH([.E42])-1 ; 0) + IF(NETWORKDAYS(DATE(YEAR([.F42]);MONTH([.F42]);1);[.F42]) &lt;  NETWORKDAYS(DATE(YEAR([.F42]);MONTH([.F42]);1);EOMONTH([.F42];0)) / 2 ; 0 ; 1))" office:value-type="float" office:value="1">
            <text:p>1</text:p>
          </table:table-cell>
          <table:table-cell table:style-name="ce55" table:formula="of:=SUMPRODUCT([Thong_Tin_Ngay_Nghi_201801.$B$3:.$B$53]=[.$B42];[Thong_Tin_Ngay_Nghi_201801.$C$3:.$C$53]) +  SUMPRODUCT([Thong_Tin_Ngay_Nghi_201802.$B$3:.$B$55]=[.$B42];[Thong_Tin_Ngay_Nghi_201802.$C$3:.$C$55]) + SUMPRODUCT([Thong_Tin_Ngay_Nghi_201803.$B$3:.$B$49]=[.$B42];[Thong_Tin_Ngay_Nghi_201803.$C$3:.$C$49])" office:value-type="float" office:value="0">
            <text:p>0</text:p>
          </table:table-cell>
          <table:table-cell table:style-name="ce60" table:formula="of:=SUMPRODUCT([Thong_Tin_Ngay_Nghi_201801.$B$3:.$B$54]=[.$B42];[Thong_Tin_Ngay_Nghi_201801.$C$3:.$C$54])+SUMPRODUCT([Thong_Tin_Ngay_Nghi_201802.$B$3:.$B$56]=[.$B42];[Thong_Tin_Ngay_Nghi_201802.$C$3:.$C$56])+SUMPRODUCT([Thong_Tin_Ngay_Nghi_201803.$B$3:.$B$50]=[.$B42];[Thong_Tin_Ngay_Nghi_201803.$C$3:.$C$50])+SUMPRODUCT([Thong_Tin_Ngay_Nghi_201804.$B$3:.$B$49]=[.$B42];[Thong_Tin_Ngay_Nghi_201804.$C$3:.$C$49])+SUMPRODUCT([Thong_Tin_Ngay_Nghi_201805.$B$3:.$B$47]=[.$B42];[Thong_Tin_Ngay_Nghi_201805.$C$3:.$C$47])+SUMPRODUCT([Thong_Tin_Ngay_Nghi_201806.$B$3:.$B$51]=[.$B42];[Thong_Tin_Ngay_Nghi_201806.$C$3:.$C$51])+SUMPRODUCT([Thong_Tin_Ngay_Nghi_201807.$B$3:.$B$57]=[.$B42];[Thong_Tin_Ngay_Nghi_201807.$C$3:.$C$57])+SUMPRODUCT([Thong_Tin_Ngay_Nghi_201808.$B$3:.$B$62]=[.$B42];[Thong_Tin_Ngay_Nghi_201808.$C$3:.$C$62])+SUMPRODUCT([Thong_Tin_Ngay_Nghi_201809.$B$3:.$B$61]=[.$B42];[Thong_Tin_Ngay_Nghi_201809.$C$3:.$C$61])+SUMPRODUCT([Thong_Tin_Ngay_Nghi_201810.$B$3:.$B$59]=[.$B42];[Thong_Tin_Ngay_Nghi_201810.$C$3:.$C$59])+SUMPRODUCT([Thong_Tin_Ngay_Nghi_201811.$B$3:.$B$60]=[.$B42];[Thong_Tin_Ngay_Nghi_201811.$C$3:.$C$60])+ SUMPRODUCT([Thong_Tin_Ngay_Nghi_201812.$B$3:.$B$59]=[.$B42];[Thong_Tin_Ngay_Nghi_201812.$C$3:.$C$59])" office:value-type="float" office:value="1">
            <text:p>1</text:p>
          </table:table-cell>
          <table:table-cell table:style-name="ce48" table:formula="of:=IF(DATE(YEAR([.F42]);MONTH([.F42]);DAY([.F42]))&lt;=DATE(YEAR([.F42]);3;31); [.D42]-[.H42] + [.G42]; IF([.H42]-[.D42]&lt;0;[.H42] + [.G42] -[.I42];[.G42]+[.D42]-[.I42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42]+[.L42] +[.K42]+[.M42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48" office:value-type="float" office:value="6.5">
            <text:p>6.5</text:p>
          </table:table-cell>
          <table:table-cell table:style-name="ce48" table:formula="of:=IF([.C43]&lt;0;0;[.C43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3]);DATE(YEAR([.E43]);12;31);NOW())" office:value-type="date" office:date-value="2018-10-09T14:45:52.1">
            <text:p>10/09/18</text:p>
          </table:table-cell>
          <table:table-cell table:style-name="ce52" table:formula="of:= IF(MONTH([.F43])=MONTH([.E43]) ; IF(NETWORKDAYS([.E43];[.E43]) &lt; NETWORKDAYS(DATE(YEAR([.E43]);MONTH([.E43]);1);EOMONTH([.E43];0)) / 2 ; 0 ; 1)  ;  IF( NETWORKDAYS([.E43];EOMONTH([.E43];0)) &lt; NETWORKDAYS(DATE(YEAR([.E43]);MONTH([.E43]);1);EOMONTH([.E43];0))/2  ; 0  ; 1) + IF(MONTH([.F43]) &gt; MONTH([.E43]) ; MONTH([.F43])-MONTH([.E43])-1 ; 0) + IF(NETWORKDAYS(DATE(YEAR([.F43]);MONTH([.F43]);1);[.F43]) &lt;  NETWORKDAYS(DATE(YEAR([.F43]);MONTH([.F43]);1);EOMONTH([.F43];0)) / 2 ; 0 ; 1))" office:value-type="float" office:value="9">
            <text:p>9</text:p>
          </table:table-cell>
          <table:table-cell table:style-name="ce55" table:formula="of:=SUMPRODUCT([Thong_Tin_Ngay_Nghi_201801.$B$3:.$B$53]=[.$B43];[Thong_Tin_Ngay_Nghi_201801.$C$3:.$C$53]) +  SUMPRODUCT([Thong_Tin_Ngay_Nghi_201802.$B$3:.$B$55]=[.$B43];[Thong_Tin_Ngay_Nghi_201802.$C$3:.$C$55]) + SUMPRODUCT([Thong_Tin_Ngay_Nghi_201803.$B$3:.$B$49]=[.$B43];[Thong_Tin_Ngay_Nghi_201803.$C$3:.$C$49])" office:value-type="float" office:value="3.5">
            <text:p>3.5</text:p>
          </table:table-cell>
          <table:table-cell table:style-name="ce60" table:formula="of:=SUMPRODUCT([Thong_Tin_Ngay_Nghi_201801.$B$3:.$B$54]=[.$B43];[Thong_Tin_Ngay_Nghi_201801.$C$3:.$C$54])+SUMPRODUCT([Thong_Tin_Ngay_Nghi_201802.$B$3:.$B$56]=[.$B43];[Thong_Tin_Ngay_Nghi_201802.$C$3:.$C$56])+SUMPRODUCT([Thong_Tin_Ngay_Nghi_201803.$B$3:.$B$50]=[.$B43];[Thong_Tin_Ngay_Nghi_201803.$C$3:.$C$50])+SUMPRODUCT([Thong_Tin_Ngay_Nghi_201804.$B$3:.$B$49]=[.$B43];[Thong_Tin_Ngay_Nghi_201804.$C$3:.$C$49])+SUMPRODUCT([Thong_Tin_Ngay_Nghi_201805.$B$3:.$B$47]=[.$B43];[Thong_Tin_Ngay_Nghi_201805.$C$3:.$C$47])+SUMPRODUCT([Thong_Tin_Ngay_Nghi_201806.$B$3:.$B$51]=[.$B43];[Thong_Tin_Ngay_Nghi_201806.$C$3:.$C$51])+SUMPRODUCT([Thong_Tin_Ngay_Nghi_201807.$B$3:.$B$57]=[.$B43];[Thong_Tin_Ngay_Nghi_201807.$C$3:.$C$57])+SUMPRODUCT([Thong_Tin_Ngay_Nghi_201808.$B$3:.$B$62]=[.$B43];[Thong_Tin_Ngay_Nghi_201808.$C$3:.$C$62])+SUMPRODUCT([Thong_Tin_Ngay_Nghi_201809.$B$3:.$B$61]=[.$B43];[Thong_Tin_Ngay_Nghi_201809.$C$3:.$C$61])+SUMPRODUCT([Thong_Tin_Ngay_Nghi_201810.$B$3:.$B$59]=[.$B43];[Thong_Tin_Ngay_Nghi_201810.$C$3:.$C$59])+SUMPRODUCT([Thong_Tin_Ngay_Nghi_201811.$B$3:.$B$60]=[.$B43];[Thong_Tin_Ngay_Nghi_201811.$C$3:.$C$60])+ SUMPRODUCT([Thong_Tin_Ngay_Nghi_201812.$B$3:.$B$59]=[.$B43];[Thong_Tin_Ngay_Nghi_201812.$C$3:.$C$59])" office:value-type="float" office:value="9.5">
            <text:p>9.5</text:p>
          </table:table-cell>
          <table:table-cell table:style-name="ce48" table:formula="of:=IF(DATE(YEAR([.F43]);MONTH([.F43]);DAY([.F43]))&lt;=DATE(YEAR([.F43]);3;31); [.D43]-[.H43] + [.G43]; IF([.H43]-[.D43]&lt;0;[.H43] + [.G43] -[.I43];[.G43]+[.D43]-[.I43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43]+[.L43] +[.K43]+[.M43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48" office:value-type="float" office:value="0">
            <text:p>0</text:p>
          </table:table-cell>
          <table:table-cell table:style-name="ce48" table:formula="of:=IF([.C44]&lt;0;0;[.C44])" office:value-type="float" office:value="0">
            <text:p>0</text:p>
          </table:table-cell>
          <table:table-cell table:style-name="ce50" office:value-type="date" office:date-value="2018-01-11">
            <text:p>01/11/18</text:p>
          </table:table-cell>
          <table:table-cell table:style-name="ce50" table:formula="of:=IF(YEAR(NOW())&gt;YEAR([.E44]);DATE(YEAR([.E44]);12;31);NOW())" office:value-type="date" office:date-value="2018-10-09T14:45:52.1">
            <text:p>10/09/18</text:p>
          </table:table-cell>
          <table:table-cell table:style-name="ce52" table:formula="of:= IF(MONTH([.F44])=MONTH([.E44]) ; IF(NETWORKDAYS([.E44];[.E44]) &lt; NETWORKDAYS(DATE(YEAR([.E44]);MONTH([.E44]);1);EOMONTH([.E44];0)) / 2 ; 0 ; 1)  ;  IF( NETWORKDAYS([.E44];EOMONTH([.E44];0)) &lt; NETWORKDAYS(DATE(YEAR([.E44]);MONTH([.E44]);1);EOMONTH([.E44];0))/2  ; 0  ; 1) + IF(MONTH([.F44]) &gt; MONTH([.E44]) ; MONTH([.F44])-MONTH([.E44])-1 ; 0) + IF(NETWORKDAYS(DATE(YEAR([.F44]);MONTH([.F44]);1);[.F44]) &lt;  NETWORKDAYS(DATE(YEAR([.F44]);MONTH([.F44]);1);EOMONTH([.F44];0)) / 2 ; 0 ; 1))" office:value-type="float" office:value="9">
            <text:p>9</text:p>
          </table:table-cell>
          <table:table-cell table:style-name="ce55" table:formula="of:=SUMPRODUCT([Thong_Tin_Ngay_Nghi_201801.$B$3:.$B$53]=[.$B44];[Thong_Tin_Ngay_Nghi_201801.$C$3:.$C$53]) +  SUMPRODUCT([Thong_Tin_Ngay_Nghi_201802.$B$3:.$B$55]=[.$B44];[Thong_Tin_Ngay_Nghi_201802.$C$3:.$C$55]) + SUMPRODUCT([Thong_Tin_Ngay_Nghi_201803.$B$3:.$B$49]=[.$B44];[Thong_Tin_Ngay_Nghi_201803.$C$3:.$C$49])" office:value-type="float" office:value="2.5">
            <text:p>2.5</text:p>
          </table:table-cell>
          <table:table-cell table:style-name="ce60" table:formula="of:=SUMPRODUCT([Thong_Tin_Ngay_Nghi_201801.$B$3:.$B$54]=[.$B44];[Thong_Tin_Ngay_Nghi_201801.$C$3:.$C$54])+SUMPRODUCT([Thong_Tin_Ngay_Nghi_201802.$B$3:.$B$56]=[.$B44];[Thong_Tin_Ngay_Nghi_201802.$C$3:.$C$56])+SUMPRODUCT([Thong_Tin_Ngay_Nghi_201803.$B$3:.$B$50]=[.$B44];[Thong_Tin_Ngay_Nghi_201803.$C$3:.$C$50])+SUMPRODUCT([Thong_Tin_Ngay_Nghi_201804.$B$3:.$B$49]=[.$B44];[Thong_Tin_Ngay_Nghi_201804.$C$3:.$C$49])+SUMPRODUCT([Thong_Tin_Ngay_Nghi_201805.$B$3:.$B$47]=[.$B44];[Thong_Tin_Ngay_Nghi_201805.$C$3:.$C$47])+SUMPRODUCT([Thong_Tin_Ngay_Nghi_201806.$B$3:.$B$51]=[.$B44];[Thong_Tin_Ngay_Nghi_201806.$C$3:.$C$51])+SUMPRODUCT([Thong_Tin_Ngay_Nghi_201807.$B$3:.$B$57]=[.$B44];[Thong_Tin_Ngay_Nghi_201807.$C$3:.$C$57])+SUMPRODUCT([Thong_Tin_Ngay_Nghi_201808.$B$3:.$B$62]=[.$B44];[Thong_Tin_Ngay_Nghi_201808.$C$3:.$C$62])+SUMPRODUCT([Thong_Tin_Ngay_Nghi_201809.$B$3:.$B$61]=[.$B44];[Thong_Tin_Ngay_Nghi_201809.$C$3:.$C$61])+SUMPRODUCT([Thong_Tin_Ngay_Nghi_201810.$B$3:.$B$59]=[.$B44];[Thong_Tin_Ngay_Nghi_201810.$C$3:.$C$59])+SUMPRODUCT([Thong_Tin_Ngay_Nghi_201811.$B$3:.$B$60]=[.$B44];[Thong_Tin_Ngay_Nghi_201811.$C$3:.$C$60])+ SUMPRODUCT([Thong_Tin_Ngay_Nghi_201812.$B$3:.$B$59]=[.$B44];[Thong_Tin_Ngay_Nghi_201812.$C$3:.$C$59])" office:value-type="float" office:value="14.5">
            <text:p>14.5</text:p>
          </table:table-cell>
          <table:table-cell table:style-name="ce48" table:formula="of:=IF(DATE(YEAR([.F44]);MONTH([.F44]);DAY([.F44]))&lt;=DATE(YEAR([.F44]);3;31); [.D44]-[.H44] + [.G44]; IF([.H44]-[.D44]&lt;0;[.H44] + [.G44] -[.I44];[.G44]+[.D44]-[.I44]))" office:value-type="float" office:value="-5.5">
            <text:p>-5.5</text:p>
          </table:table-cell>
          <table:table-cell table:number-columns-repeated="2" table:style-name="ce48"/>
          <table:table-cell table:style-name="ce63"/>
          <table:table-cell table:style-name="ce48" table:formula="of:=[.J44]+[.L44] +[.K44]+[.M44]" office:value-type="float" office:value="-5.5">
            <text:p>-5.5</text:p>
          </table:table-cell>
          <table:table-cell table:style-name="ce66"/>
          <table:table-cell table:number-columns-repeated="1009"/>
        </table:table-row>
        <table:table-row table:style-name="ro12">
          <table:table-cell table:style-name="ce42" office:value-type="float" office:value="39">
            <text:p>39</text:p>
          </table:table-cell>
          <table:table-cell table:style-name="ce44" office:value-type="string">
            <text:p>PhatHDT</text:p>
          </table:table-cell>
          <table:table-cell table:style-name="ce48" office:value-type="float" office:value="0">
            <text:p>0</text:p>
          </table:table-cell>
          <table:table-cell table:style-name="ce48" table:formula="of:=IF([.C45]&lt;0;0;[.C45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5]);DATE(YEAR([.E45]);12;31);NOW())" office:value-type="date" office:date-value="2018-10-09T14:45:52.11">
            <text:p>10/09/18</text:p>
          </table:table-cell>
          <table:table-cell table:style-name="ce52" table:formula="of:= IF(MONTH([.F45])=MONTH([.E45]) ; IF(NETWORKDAYS([.E45];[.E45]) &lt; NETWORKDAYS(DATE(YEAR([.E45]);MONTH([.E45]);1);EOMONTH([.E45];0)) / 2 ; 0 ; 1)  ;  IF( NETWORKDAYS([.E45];EOMONTH([.E45];0)) &lt; NETWORKDAYS(DATE(YEAR([.E45]);MONTH([.E45]);1);EOMONTH([.E45];0))/2  ; 0  ; 1) + IF(MONTH([.F45]) &gt; MONTH([.E45]) ; MONTH([.F45])-MONTH([.E45])-1 ; 0) + IF(NETWORKDAYS(DATE(YEAR([.F45]);MONTH([.F45]);1);[.F45]) &lt;  NETWORKDAYS(DATE(YEAR([.F45]);MONTH([.F45]);1);EOMONTH([.F45];0)) / 2 ; 0 ; 1))" office:value-type="float" office:value="9">
            <text:p>9</text:p>
          </table:table-cell>
          <table:table-cell table:style-name="ce55" table:formula="of:=SUMPRODUCT([Thong_Tin_Ngay_Nghi_201801.$B$3:.$B$53]=[.$B45];[Thong_Tin_Ngay_Nghi_201801.$C$3:.$C$53]) +  SUMPRODUCT([Thong_Tin_Ngay_Nghi_201802.$B$3:.$B$55]=[.$B45];[Thong_Tin_Ngay_Nghi_201802.$C$3:.$C$55]) + SUMPRODUCT([Thong_Tin_Ngay_Nghi_201803.$B$3:.$B$49]=[.$B45];[Thong_Tin_Ngay_Nghi_201803.$C$3:.$C$49])" office:value-type="float" office:value="7.5">
            <text:p>7.5</text:p>
          </table:table-cell>
          <table:table-cell table:style-name="ce60" table:formula="of:=SUMPRODUCT([Thong_Tin_Ngay_Nghi_201801.$B$3:.$B$54]=[.$B45];[Thong_Tin_Ngay_Nghi_201801.$C$3:.$C$54])+SUMPRODUCT([Thong_Tin_Ngay_Nghi_201802.$B$3:.$B$56]=[.$B45];[Thong_Tin_Ngay_Nghi_201802.$C$3:.$C$56])+SUMPRODUCT([Thong_Tin_Ngay_Nghi_201803.$B$3:.$B$50]=[.$B45];[Thong_Tin_Ngay_Nghi_201803.$C$3:.$C$50])+SUMPRODUCT([Thong_Tin_Ngay_Nghi_201804.$B$3:.$B$49]=[.$B45];[Thong_Tin_Ngay_Nghi_201804.$C$3:.$C$49])+SUMPRODUCT([Thong_Tin_Ngay_Nghi_201805.$B$3:.$B$47]=[.$B45];[Thong_Tin_Ngay_Nghi_201805.$C$3:.$C$47])+SUMPRODUCT([Thong_Tin_Ngay_Nghi_201806.$B$3:.$B$51]=[.$B45];[Thong_Tin_Ngay_Nghi_201806.$C$3:.$C$51])+SUMPRODUCT([Thong_Tin_Ngay_Nghi_201807.$B$3:.$B$57]=[.$B45];[Thong_Tin_Ngay_Nghi_201807.$C$3:.$C$57])+SUMPRODUCT([Thong_Tin_Ngay_Nghi_201808.$B$3:.$B$62]=[.$B45];[Thong_Tin_Ngay_Nghi_201808.$C$3:.$C$62])+SUMPRODUCT([Thong_Tin_Ngay_Nghi_201809.$B$3:.$B$61]=[.$B45];[Thong_Tin_Ngay_Nghi_201809.$C$3:.$C$61])+SUMPRODUCT([Thong_Tin_Ngay_Nghi_201810.$B$3:.$B$59]=[.$B45];[Thong_Tin_Ngay_Nghi_201810.$C$3:.$C$59])+SUMPRODUCT([Thong_Tin_Ngay_Nghi_201811.$B$3:.$B$60]=[.$B45];[Thong_Tin_Ngay_Nghi_201811.$C$3:.$C$60])+ SUMPRODUCT([Thong_Tin_Ngay_Nghi_201812.$B$3:.$B$59]=[.$B45];[Thong_Tin_Ngay_Nghi_201812.$C$3:.$C$59])" office:value-type="float" office:value="15">
            <text:p>15</text:p>
          </table:table-cell>
          <table:table-cell table:style-name="ce48" table:formula="of:=IF(DATE(YEAR([.F45]);MONTH([.F45]);DAY([.F45]))&lt;=DATE(YEAR([.F45]);3;31); [.D45]-[.H45] + [.G45]; IF([.H45]-[.D45]&lt;0;[.H45] + [.G45] -[.I45];[.G45]+[.D45]-[.I45]))" office:value-type="float" office:value="-6">
            <text:p>-6</text:p>
          </table:table-cell>
          <table:table-cell table:style-name="ce48"/>
          <table:table-cell table:style-name="ce48" table:formula="of:=4.5+1" office:value-type="float" office:value="5.5">
            <text:p>5.5</text:p>
          </table:table-cell>
          <table:table-cell table:style-name="ce63"/>
          <table:table-cell table:style-name="ce48" table:formula="of:=[.J45]+[.L45] +[.K45]+[.M45]" office:value-type="float" office:value="-0.5">
            <text:p>-0.5</text:p>
          </table:table-cell>
          <table:table-cell table:style-name="ce66" office:value-type="string">
            <text:p>Những ngày nghỉ này đã trừ vào lương → sẽ ko trừ vào phép nữa:</text:p>
            <text:p>- Tháng 1 4.5 ngày</text:p>
            <text:p>- Tháng 4 1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40">
            <text:p>40</text:p>
          </table:table-cell>
          <table:table-cell table:style-name="ce44" office:value-type="string">
            <text:p>PhongPT</text:p>
          </table:table-cell>
          <table:table-cell table:style-name="ce48" office:value-type="float" office:value="-3">
            <text:p>-3</text:p>
          </table:table-cell>
          <table:table-cell table:style-name="ce48" table:formula="of:=IF([.C46]&lt;0;0;[.C46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6]);DATE(YEAR([.E46]);12;31);NOW())" office:value-type="date" office:date-value="2018-10-09T14:45:52.11">
            <text:p>10/09/18</text:p>
          </table:table-cell>
          <table:table-cell table:style-name="ce52" table:formula="of:= IF(MONTH([.F46])=MONTH([.E46]) ; IF(NETWORKDAYS([.E46];[.E46]) &lt; NETWORKDAYS(DATE(YEAR([.E46]);MONTH([.E46]);1);EOMONTH([.E46];0)) / 2 ; 0 ; 1)  ;  IF( NETWORKDAYS([.E46];EOMONTH([.E46];0)) &lt; NETWORKDAYS(DATE(YEAR([.E46]);MONTH([.E46]);1);EOMONTH([.E46];0))/2  ; 0  ; 1) + IF(MONTH([.F46]) &gt; MONTH([.E46]) ; MONTH([.F46])-MONTH([.E46])-1 ; 0) + IF(NETWORKDAYS(DATE(YEAR([.F46]);MONTH([.F46]);1);[.F46]) &lt;  NETWORKDAYS(DATE(YEAR([.F46]);MONTH([.F46]);1);EOMONTH([.F46];0)) / 2 ; 0 ; 1))" office:value-type="float" office:value="9">
            <text:p>9</text:p>
          </table:table-cell>
          <table:table-cell table:style-name="ce55" table:formula="of:=SUMPRODUCT([Thong_Tin_Ngay_Nghi_201801.$B$3:.$B$53]=[.$B46];[Thong_Tin_Ngay_Nghi_201801.$C$3:.$C$53]) +  SUMPRODUCT([Thong_Tin_Ngay_Nghi_201802.$B$3:.$B$55]=[.$B46];[Thong_Tin_Ngay_Nghi_201802.$C$3:.$C$55]) + SUMPRODUCT([Thong_Tin_Ngay_Nghi_201803.$B$3:.$B$49]=[.$B46];[Thong_Tin_Ngay_Nghi_201803.$C$3:.$C$49])" office:value-type="float" office:value="0">
            <text:p>0</text:p>
          </table:table-cell>
          <table:table-cell table:style-name="ce60" table:formula="of:=SUMPRODUCT([Thong_Tin_Ngay_Nghi_201801.$B$3:.$B$54]=[.$B46];[Thong_Tin_Ngay_Nghi_201801.$C$3:.$C$54])+SUMPRODUCT([Thong_Tin_Ngay_Nghi_201802.$B$3:.$B$56]=[.$B46];[Thong_Tin_Ngay_Nghi_201802.$C$3:.$C$56])+SUMPRODUCT([Thong_Tin_Ngay_Nghi_201803.$B$3:.$B$50]=[.$B46];[Thong_Tin_Ngay_Nghi_201803.$C$3:.$C$50])+SUMPRODUCT([Thong_Tin_Ngay_Nghi_201804.$B$3:.$B$49]=[.$B46];[Thong_Tin_Ngay_Nghi_201804.$C$3:.$C$49])+SUMPRODUCT([Thong_Tin_Ngay_Nghi_201805.$B$3:.$B$47]=[.$B46];[Thong_Tin_Ngay_Nghi_201805.$C$3:.$C$47])+SUMPRODUCT([Thong_Tin_Ngay_Nghi_201806.$B$3:.$B$51]=[.$B46];[Thong_Tin_Ngay_Nghi_201806.$C$3:.$C$51])+SUMPRODUCT([Thong_Tin_Ngay_Nghi_201807.$B$3:.$B$57]=[.$B46];[Thong_Tin_Ngay_Nghi_201807.$C$3:.$C$57])+SUMPRODUCT([Thong_Tin_Ngay_Nghi_201808.$B$3:.$B$62]=[.$B46];[Thong_Tin_Ngay_Nghi_201808.$C$3:.$C$62])+SUMPRODUCT([Thong_Tin_Ngay_Nghi_201809.$B$3:.$B$61]=[.$B46];[Thong_Tin_Ngay_Nghi_201809.$C$3:.$C$61])+SUMPRODUCT([Thong_Tin_Ngay_Nghi_201810.$B$3:.$B$59]=[.$B46];[Thong_Tin_Ngay_Nghi_201810.$C$3:.$C$59])+SUMPRODUCT([Thong_Tin_Ngay_Nghi_201811.$B$3:.$B$60]=[.$B46];[Thong_Tin_Ngay_Nghi_201811.$C$3:.$C$60])+ SUMPRODUCT([Thong_Tin_Ngay_Nghi_201812.$B$3:.$B$59]=[.$B46];[Thong_Tin_Ngay_Nghi_201812.$C$3:.$C$59])" office:value-type="float" office:value="6.5">
            <text:p>6.5</text:p>
          </table:table-cell>
          <table:table-cell table:style-name="ce48" table:formula="of:=IF(DATE(YEAR([.F46]);MONTH([.F46]);DAY([.F46]))&lt;=DATE(YEAR([.F46]);3;31); [.D46]-[.H46] + [.G46]; IF([.H46]-[.D46]&lt;0;[.H46] + [.G46] -[.I46];[.G46]+[.D46]-[.I46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46]+[.L46] +[.K46]+[.M46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4">
          <table:table-cell table:style-name="ce4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48" office:value-type="float" office:value="1.5">
            <text:p>1.5</text:p>
          </table:table-cell>
          <table:table-cell table:style-name="ce48" table:formula="of:=IF([.C47]&lt;0;0;[.C47])" office:value-type="float" office:value="1.5">
            <text:p>1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7]);DATE(YEAR([.E47]);12;31);NOW())" office:value-type="date" office:date-value="2018-10-09T14:45:52.11">
            <text:p>10/09/18</text:p>
          </table:table-cell>
          <table:table-cell table:style-name="ce52" table:formula="of:= IF(MONTH([.F47])=MONTH([.E47]) ; IF(NETWORKDAYS([.E47];[.E47]) &lt; NETWORKDAYS(DATE(YEAR([.E47]);MONTH([.E47]);1);EOMONTH([.E47];0)) / 2 ; 0 ; 1)  ;  IF( NETWORKDAYS([.E47];EOMONTH([.E47];0)) &lt; NETWORKDAYS(DATE(YEAR([.E47]);MONTH([.E47]);1);EOMONTH([.E47];0))/2  ; 0  ; 1) + IF(MONTH([.F47]) &gt; MONTH([.E47]) ; MONTH([.F47])-MONTH([.E47])-1 ; 0) + IF(NETWORKDAYS(DATE(YEAR([.F47]);MONTH([.F47]);1);[.F47]) &lt;  NETWORKDAYS(DATE(YEAR([.F47]);MONTH([.F47]);1);EOMONTH([.F47];0)) / 2 ; 0 ; 1))" office:value-type="float" office:value="9">
            <text:p>9</text:p>
          </table:table-cell>
          <table:table-cell table:style-name="ce55" table:formula="of:=SUMPRODUCT([Thong_Tin_Ngay_Nghi_201801.$B$3:.$B$53]=[.$B47];[Thong_Tin_Ngay_Nghi_201801.$C$3:.$C$53]) +  SUMPRODUCT([Thong_Tin_Ngay_Nghi_201802.$B$3:.$B$55]=[.$B47];[Thong_Tin_Ngay_Nghi_201802.$C$3:.$C$55]) + SUMPRODUCT([Thong_Tin_Ngay_Nghi_201803.$B$3:.$B$49]=[.$B47];[Thong_Tin_Ngay_Nghi_201803.$C$3:.$C$49])" office:value-type="float" office:value="8.5">
            <text:p>8.5</text:p>
          </table:table-cell>
          <table:table-cell table:style-name="ce60" table:formula="of:=SUMPRODUCT([Thong_Tin_Ngay_Nghi_201801.$B$3:.$B$54]=[.$B47];[Thong_Tin_Ngay_Nghi_201801.$C$3:.$C$54])+SUMPRODUCT([Thong_Tin_Ngay_Nghi_201802.$B$3:.$B$56]=[.$B47];[Thong_Tin_Ngay_Nghi_201802.$C$3:.$C$56])+SUMPRODUCT([Thong_Tin_Ngay_Nghi_201803.$B$3:.$B$50]=[.$B47];[Thong_Tin_Ngay_Nghi_201803.$C$3:.$C$50])+SUMPRODUCT([Thong_Tin_Ngay_Nghi_201804.$B$3:.$B$49]=[.$B47];[Thong_Tin_Ngay_Nghi_201804.$C$3:.$C$49])+SUMPRODUCT([Thong_Tin_Ngay_Nghi_201805.$B$3:.$B$47]=[.$B47];[Thong_Tin_Ngay_Nghi_201805.$C$3:.$C$47])+SUMPRODUCT([Thong_Tin_Ngay_Nghi_201806.$B$3:.$B$51]=[.$B47];[Thong_Tin_Ngay_Nghi_201806.$C$3:.$C$51])+SUMPRODUCT([Thong_Tin_Ngay_Nghi_201807.$B$3:.$B$57]=[.$B47];[Thong_Tin_Ngay_Nghi_201807.$C$3:.$C$57])+SUMPRODUCT([Thong_Tin_Ngay_Nghi_201808.$B$3:.$B$62]=[.$B47];[Thong_Tin_Ngay_Nghi_201808.$C$3:.$C$62])+SUMPRODUCT([Thong_Tin_Ngay_Nghi_201809.$B$3:.$B$61]=[.$B47];[Thong_Tin_Ngay_Nghi_201809.$C$3:.$C$61])+SUMPRODUCT([Thong_Tin_Ngay_Nghi_201810.$B$3:.$B$59]=[.$B47];[Thong_Tin_Ngay_Nghi_201810.$C$3:.$C$59])+SUMPRODUCT([Thong_Tin_Ngay_Nghi_201811.$B$3:.$B$60]=[.$B47];[Thong_Tin_Ngay_Nghi_201811.$C$3:.$C$60])+ SUMPRODUCT([Thong_Tin_Ngay_Nghi_201812.$B$3:.$B$59]=[.$B47];[Thong_Tin_Ngay_Nghi_201812.$C$3:.$C$59])" office:value-type="float" office:value="40.5">
            <text:p>40.5</text:p>
          </table:table-cell>
          <table:table-cell table:style-name="ce48" table:formula="of:=IF(DATE(YEAR([.F47]);MONTH([.F47]);DAY([.F47]))&lt;=DATE(YEAR([.F47]);3;31); [.D47]-[.H47] + [.G47]; IF([.H47]-[.D47]&lt;0;[.H47] + [.G47] -[.I47];[.G47]+[.D47]-[.I47]))" office:value-type="float" office:value="-30">
            <text:p>-30</text:p>
          </table:table-cell>
          <table:table-cell table:style-name="ce48"/>
          <table:table-cell table:style-name="ce48" table:formula="of:=4.5+6+6+6.5" office:value-type="float" office:value="23">
            <text:p>23</text:p>
          </table:table-cell>
          <table:table-cell table:style-name="ce63"/>
          <table:table-cell table:style-name="ce48" table:formula="of:=[.J47]+[.L47] +[.K47]+[.M47]" office:value-type="float" office:value="-7">
            <text:p>-7</text:p>
          </table:table-cell>
          <table:table-cell table:style-name="ce66" office:value-type="string">
            <text:p>Những ngày nghỉ này đã trừ vào lương → sẽ ko trừ vào phép nữa:</text:p>
            <text:p>- Tháng 3: 4.5 ngày</text:p>
            <text:p>- Tháng 4: 6 ngày</text:p>
            <text:p>- Tháng 5: 6 ngày</text:p>
            <text:p>- Tháng 6: 6.5 ngày</text:p>
          </table:table-cell>
          <table:table-cell table:number-columns-repeated="1009"/>
        </table:table-row>
        <table:table-row table:style-name="ro15">
          <table:table-cell table:style-name="ce4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7">
            <text:p>02/07/18</text:p>
          </table:table-cell>
          <table:table-cell table:style-name="ce50" table:formula="of:=IF(YEAR(NOW())&gt;YEAR([.E48]);DATE(YEAR([.E48]);12;31);NOW())" office:value-type="date" office:date-value="2018-10-09T14:45:52.11">
            <text:p>10/09/18</text:p>
          </table:table-cell>
          <table:table-cell table:style-name="ce52" table:formula="of:= IF(MONTH([.F48])=MONTH([.E48]) ; IF(NETWORKDAYS([.E48];[.E48]) &lt; NETWORKDAYS(DATE(YEAR([.E48]);MONTH([.E48]);1);EOMONTH([.E48];0)) / 2 ; 0 ; 1)  ;  IF( NETWORKDAYS([.E48];EOMONTH([.E48];0)) &lt; NETWORKDAYS(DATE(YEAR([.E48]);MONTH([.E48]);1);EOMONTH([.E48];0))/2  ; 0  ; 1) + IF(MONTH([.F48]) &gt; MONTH([.E48]) ; MONTH([.F48])-MONTH([.E48])-1 ; 0) + IF(NETWORKDAYS(DATE(YEAR([.F48]);MONTH([.F48]);1);[.F48]) &lt;  NETWORKDAYS(DATE(YEAR([.F48]);MONTH([.F48]);1);EOMONTH([.F48];0)) / 2 ; 0 ; 1))" office:value-type="float" office:value="8">
            <text:p>8</text:p>
          </table:table-cell>
          <table:table-cell table:style-name="ce55" table:formula="of:=SUMPRODUCT([Thong_Tin_Ngay_Nghi_201801.$B$3:.$B$53]=[.$B48];[Thong_Tin_Ngay_Nghi_201801.$C$3:.$C$53]) +  SUMPRODUCT([Thong_Tin_Ngay_Nghi_201802.$B$3:.$B$55]=[.$B48];[Thong_Tin_Ngay_Nghi_201802.$C$3:.$C$55]) + SUMPRODUCT([Thong_Tin_Ngay_Nghi_201803.$B$3:.$B$49]=[.$B48];[Thong_Tin_Ngay_Nghi_201803.$C$3:.$C$49])" office:value-type="float" office:value="6">
            <text:p>6</text:p>
          </table:table-cell>
          <table:table-cell table:style-name="ce60" table:formula="of:=SUMPRODUCT([Thong_Tin_Ngay_Nghi_201801.$B$3:.$B$54]=[.$B48];[Thong_Tin_Ngay_Nghi_201801.$C$3:.$C$54])+SUMPRODUCT([Thong_Tin_Ngay_Nghi_201802.$B$3:.$B$56]=[.$B48];[Thong_Tin_Ngay_Nghi_201802.$C$3:.$C$56])+SUMPRODUCT([Thong_Tin_Ngay_Nghi_201803.$B$3:.$B$50]=[.$B48];[Thong_Tin_Ngay_Nghi_201803.$C$3:.$C$50])+SUMPRODUCT([Thong_Tin_Ngay_Nghi_201804.$B$3:.$B$49]=[.$B48];[Thong_Tin_Ngay_Nghi_201804.$C$3:.$C$49])+SUMPRODUCT([Thong_Tin_Ngay_Nghi_201805.$B$3:.$B$47]=[.$B48];[Thong_Tin_Ngay_Nghi_201805.$C$3:.$C$47])+SUMPRODUCT([Thong_Tin_Ngay_Nghi_201806.$B$3:.$B$51]=[.$B48];[Thong_Tin_Ngay_Nghi_201806.$C$3:.$C$51])+SUMPRODUCT([Thong_Tin_Ngay_Nghi_201807.$B$3:.$B$57]=[.$B48];[Thong_Tin_Ngay_Nghi_201807.$C$3:.$C$57])+SUMPRODUCT([Thong_Tin_Ngay_Nghi_201808.$B$3:.$B$62]=[.$B48];[Thong_Tin_Ngay_Nghi_201808.$C$3:.$C$62])+SUMPRODUCT([Thong_Tin_Ngay_Nghi_201809.$B$3:.$B$61]=[.$B48];[Thong_Tin_Ngay_Nghi_201809.$C$3:.$C$61])+SUMPRODUCT([Thong_Tin_Ngay_Nghi_201810.$B$3:.$B$59]=[.$B48];[Thong_Tin_Ngay_Nghi_201810.$C$3:.$C$59])+SUMPRODUCT([Thong_Tin_Ngay_Nghi_201811.$B$3:.$B$60]=[.$B48];[Thong_Tin_Ngay_Nghi_201811.$C$3:.$C$60])+ SUMPRODUCT([Thong_Tin_Ngay_Nghi_201812.$B$3:.$B$59]=[.$B48];[Thong_Tin_Ngay_Nghi_201812.$C$3:.$C$59])" office:value-type="float" office:value="23">
            <text:p>23</text:p>
          </table:table-cell>
          <table:table-cell table:style-name="ce48" table:formula="of:=IF(DATE(YEAR([.F48]);MONTH([.F48]);DAY([.F48]))&lt;=DATE(YEAR([.F48]);3;31); [.D48]-[.H48] + [.G48]; IF([.H48]-[.D48]&lt;0;[.H48] + [.G48] -[.I48];[.G48]+[.D48]-[.I48]))" office:value-type="float" office:value="-15">
            <text:p>-15</text:p>
          </table:table-cell>
          <table:table-cell table:style-name="ce48"/>
          <table:table-cell table:style-name="ce48" table:formula="of:=2+3+1+7" office:value-type="float" office:value="13">
            <text:p>13</text:p>
          </table:table-cell>
          <table:table-cell table:style-name="ce63"/>
          <table:table-cell table:style-name="ce48" table:formula="of:=[.J48]+[.L48] +[.K48]+[.M48]" office:value-type="float" office:value="-2">
            <text:p>-2</text:p>
          </table:table-cell>
          <table:table-cell table:style-name="ce66" office:value-type="string">
            <text:p>Những ngày nghỉ này đã trừ vào lương → sẽ ko trừ vào phép nữa:</text:p>
            <text:p>- Tháng 3: 2 ngày</text:p>
            <text:p>- Tháng 4: 3 ngày</text:p>
            <text:p>- Tháng 5: 1 ngày</text:p>
            <text:p>- Tháng 6: 7 ngày</text:p>
            <text:p/>
          </table:table-cell>
          <table:table-cell table:number-columns-repeated="1009"/>
        </table:table-row>
        <table:table-row table:style-name="ro10">
          <table:table-cell table:style-name="ce4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10-02">
            <text:p>10/02/18</text:p>
          </table:table-cell>
          <table:table-cell table:style-name="ce50" table:formula="of:=IF(YEAR(NOW())&gt;YEAR([.E49]);DATE(YEAR([.E49]);12;31);NOW())" office:value-type="date" office:date-value="2018-10-09T14:45:52.12">
            <text:p>10/09/18</text:p>
          </table:table-cell>
          <table:table-cell table:style-name="ce52" table:formula="of:= IF(MONTH([.F49])=MONTH([.E49]) ; IF(NETWORKDAYS([.E49];[.E49]) &lt; NETWORKDAYS(DATE(YEAR([.E49]);MONTH([.E49]);1);EOMONTH([.E49];0)) / 2 ; 0 ; 1)  ;  IF( NETWORKDAYS([.E49];EOMONTH([.E49];0)) &lt; NETWORKDAYS(DATE(YEAR([.E49]);MONTH([.E49]);1);EOMONTH([.E49];0))/2  ; 0  ; 1) + IF(MONTH([.F49]) &gt; MONTH([.E49]) ; MONTH([.F49])-MONTH([.E49])-1 ; 0) + IF(NETWORKDAYS(DATE(YEAR([.F49]);MONTH([.F49]);1);[.F49]) &lt;  NETWORKDAYS(DATE(YEAR([.F49]);MONTH([.F49]);1);EOMONTH([.F49];0)) / 2 ; 0 ; 1))" office:value-type="float" office:value="0">
            <text:p>0</text:p>
          </table:table-cell>
          <table:table-cell table:style-name="ce55" table:formula="of:=SUMPRODUCT([Thong_Tin_Ngay_Nghi_201801.$B$3:.$B$53]=[.$B49];[Thong_Tin_Ngay_Nghi_201801.$C$3:.$C$53]) +  SUMPRODUCT([Thong_Tin_Ngay_Nghi_201802.$B$3:.$B$55]=[.$B49];[Thong_Tin_Ngay_Nghi_201802.$C$3:.$C$55]) + SUMPRODUCT([Thong_Tin_Ngay_Nghi_201803.$B$3:.$B$49]=[.$B49];[Thong_Tin_Ngay_Nghi_201803.$C$3:.$C$49])" office:value-type="float" office:value="0">
            <text:p>0</text:p>
          </table:table-cell>
          <table:table-cell table:style-name="ce60" table:formula="of:=SUMPRODUCT([Thong_Tin_Ngay_Nghi_201801.$B$3:.$B$54]=[.$B49];[Thong_Tin_Ngay_Nghi_201801.$C$3:.$C$54])+SUMPRODUCT([Thong_Tin_Ngay_Nghi_201802.$B$3:.$B$56]=[.$B49];[Thong_Tin_Ngay_Nghi_201802.$C$3:.$C$56])+SUMPRODUCT([Thong_Tin_Ngay_Nghi_201803.$B$3:.$B$50]=[.$B49];[Thong_Tin_Ngay_Nghi_201803.$C$3:.$C$50])+SUMPRODUCT([Thong_Tin_Ngay_Nghi_201804.$B$3:.$B$49]=[.$B49];[Thong_Tin_Ngay_Nghi_201804.$C$3:.$C$49])+SUMPRODUCT([Thong_Tin_Ngay_Nghi_201805.$B$3:.$B$47]=[.$B49];[Thong_Tin_Ngay_Nghi_201805.$C$3:.$C$47])+SUMPRODUCT([Thong_Tin_Ngay_Nghi_201806.$B$3:.$B$51]=[.$B49];[Thong_Tin_Ngay_Nghi_201806.$C$3:.$C$51])+SUMPRODUCT([Thong_Tin_Ngay_Nghi_201807.$B$3:.$B$57]=[.$B49];[Thong_Tin_Ngay_Nghi_201807.$C$3:.$C$57])+SUMPRODUCT([Thong_Tin_Ngay_Nghi_201808.$B$3:.$B$62]=[.$B49];[Thong_Tin_Ngay_Nghi_201808.$C$3:.$C$62])+SUMPRODUCT([Thong_Tin_Ngay_Nghi_201809.$B$3:.$B$61]=[.$B49];[Thong_Tin_Ngay_Nghi_201809.$C$3:.$C$61])+SUMPRODUCT([Thong_Tin_Ngay_Nghi_201810.$B$3:.$B$59]=[.$B49];[Thong_Tin_Ngay_Nghi_201810.$C$3:.$C$59])+SUMPRODUCT([Thong_Tin_Ngay_Nghi_201811.$B$3:.$B$60]=[.$B49];[Thong_Tin_Ngay_Nghi_201811.$C$3:.$C$60])+ SUMPRODUCT([Thong_Tin_Ngay_Nghi_201812.$B$3:.$B$59]=[.$B49];[Thong_Tin_Ngay_Nghi_201812.$C$3:.$C$59])" office:value-type="float" office:value="1">
            <text:p>1</text:p>
          </table:table-cell>
          <table:table-cell table:style-name="ce48" table:formula="of:=IF(DATE(YEAR([.F49]);MONTH([.F49]);DAY([.F49]))&lt;=DATE(YEAR([.F49]);3;31); [.D49]-[.H49] + [.G49]; IF([.H49]-[.D49]&lt;0;[.H49] + [.G49] -[.I49];[.G49]+[.D49]-[.I49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49]+[.L49] +[.K49]+[.M49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5">
            <text:p>02/05/18</text:p>
          </table:table-cell>
          <table:table-cell table:style-name="ce50" table:formula="of:=IF(YEAR(NOW())&gt;YEAR([.E50]);DATE(YEAR([.E50]);12;31);NOW())" office:value-type="date" office:date-value="2018-10-09T14:45:52.12">
            <text:p>10/09/18</text:p>
          </table:table-cell>
          <table:table-cell table:style-name="ce52" table:formula="of:= IF(MONTH([.F50])=MONTH([.E50]) ; IF(NETWORKDAYS([.E50];[.E50]) &lt; NETWORKDAYS(DATE(YEAR([.E50]);MONTH([.E50]);1);EOMONTH([.E50];0)) / 2 ; 0 ; 1)  ;  IF( NETWORKDAYS([.E50];EOMONTH([.E50];0)) &lt; NETWORKDAYS(DATE(YEAR([.E50]);MONTH([.E50]);1);EOMONTH([.E50];0))/2  ; 0  ; 1) + IF(MONTH([.F50]) &gt; MONTH([.E50]) ; MONTH([.F50])-MONTH([.E50])-1 ; 0) + IF(NETWORKDAYS(DATE(YEAR([.F50]);MONTH([.F50]);1);[.F50]) &lt;  NETWORKDAYS(DATE(YEAR([.F50]);MONTH([.F50]);1);EOMONTH([.F50];0)) / 2 ; 0 ; 1))" office:value-type="float" office:value="8">
            <text:p>8</text:p>
          </table:table-cell>
          <table:table-cell table:style-name="ce55" table:formula="of:=SUMPRODUCT([Thong_Tin_Ngay_Nghi_201801.$B$3:.$B$53]=[.$B50];[Thong_Tin_Ngay_Nghi_201801.$C$3:.$C$53]) +  SUMPRODUCT([Thong_Tin_Ngay_Nghi_201802.$B$3:.$B$55]=[.$B50];[Thong_Tin_Ngay_Nghi_201802.$C$3:.$C$55]) + SUMPRODUCT([Thong_Tin_Ngay_Nghi_201803.$B$3:.$B$49]=[.$B50];[Thong_Tin_Ngay_Nghi_201803.$C$3:.$C$49])" office:value-type="float" office:value="0.5">
            <text:p>0.5</text:p>
          </table:table-cell>
          <table:table-cell table:style-name="ce60" table:formula="of:=SUMPRODUCT([Thong_Tin_Ngay_Nghi_201801.$B$3:.$B$54]=[.$B50];[Thong_Tin_Ngay_Nghi_201801.$C$3:.$C$54])+SUMPRODUCT([Thong_Tin_Ngay_Nghi_201802.$B$3:.$B$56]=[.$B50];[Thong_Tin_Ngay_Nghi_201802.$C$3:.$C$56])+SUMPRODUCT([Thong_Tin_Ngay_Nghi_201803.$B$3:.$B$50]=[.$B50];[Thong_Tin_Ngay_Nghi_201803.$C$3:.$C$50])+SUMPRODUCT([Thong_Tin_Ngay_Nghi_201804.$B$3:.$B$49]=[.$B50];[Thong_Tin_Ngay_Nghi_201804.$C$3:.$C$49])+SUMPRODUCT([Thong_Tin_Ngay_Nghi_201805.$B$3:.$B$47]=[.$B50];[Thong_Tin_Ngay_Nghi_201805.$C$3:.$C$47])+SUMPRODUCT([Thong_Tin_Ngay_Nghi_201806.$B$3:.$B$51]=[.$B50];[Thong_Tin_Ngay_Nghi_201806.$C$3:.$C$51])+SUMPRODUCT([Thong_Tin_Ngay_Nghi_201807.$B$3:.$B$57]=[.$B50];[Thong_Tin_Ngay_Nghi_201807.$C$3:.$C$57])+SUMPRODUCT([Thong_Tin_Ngay_Nghi_201808.$B$3:.$B$62]=[.$B50];[Thong_Tin_Ngay_Nghi_201808.$C$3:.$C$62])+SUMPRODUCT([Thong_Tin_Ngay_Nghi_201809.$B$3:.$B$61]=[.$B50];[Thong_Tin_Ngay_Nghi_201809.$C$3:.$C$61])+SUMPRODUCT([Thong_Tin_Ngay_Nghi_201810.$B$3:.$B$59]=[.$B50];[Thong_Tin_Ngay_Nghi_201810.$C$3:.$C$59])+SUMPRODUCT([Thong_Tin_Ngay_Nghi_201811.$B$3:.$B$60]=[.$B50];[Thong_Tin_Ngay_Nghi_201811.$C$3:.$C$60])+ SUMPRODUCT([Thong_Tin_Ngay_Nghi_201812.$B$3:.$B$59]=[.$B50];[Thong_Tin_Ngay_Nghi_201812.$C$3:.$C$59])" office:value-type="float" office:value="7">
            <text:p>7</text:p>
          </table:table-cell>
          <table:table-cell table:style-name="ce48" table:formula="of:=IF(DATE(YEAR([.F50]);MONTH([.F50]);DAY([.F50]))&lt;=DATE(YEAR([.F50]);3;31); [.D50]-[.H50] + [.G50]; IF([.H50]-[.D50]&lt;0;[.H50] + [.G50] -[.I50];[.G50]+[.D50]-[.I50]))" office:value-type="float" office:value="1">
            <text:p>1</text:p>
          </table:table-cell>
          <table:table-cell table:style-name="ce48"/>
          <table:table-cell table:style-name="ce48" table:formula="of:=0.5" office:value-type="float" office:value="0.5">
            <text:p>0.5</text:p>
          </table:table-cell>
          <table:table-cell table:style-name="ce63"/>
          <table:table-cell table:style-name="ce48" table:formula="of:=[.J50]+[.L50] +[.K50]+[.M50]" office:value-type="float" office:value="1.5">
            <text:p>1.5</text:p>
          </table:table-cell>
          <table:table-cell table:style-name="ce66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7-02">
            <text:p>07/02/18</text:p>
          </table:table-cell>
          <table:table-cell table:style-name="ce50" table:formula="of:=IF(YEAR(NOW())&gt;YEAR([.E51]);DATE(YEAR([.E51]);12;31);NOW())" office:value-type="date" office:date-value="2018-10-09T14:45:52.12">
            <text:p>10/09/18</text:p>
          </table:table-cell>
          <table:table-cell table:style-name="ce52" table:formula="of:= IF(MONTH([.F51])=MONTH([.E51]) ; IF(NETWORKDAYS([.E51];[.E51]) &lt; NETWORKDAYS(DATE(YEAR([.E51]);MONTH([.E51]);1);EOMONTH([.E51];0)) / 2 ; 0 ; 1)  ;  IF( NETWORKDAYS([.E51];EOMONTH([.E51];0)) &lt; NETWORKDAYS(DATE(YEAR([.E51]);MONTH([.E51]);1);EOMONTH([.E51];0))/2  ; 0  ; 1) + IF(MONTH([.F51]) &gt; MONTH([.E51]) ; MONTH([.F51])-MONTH([.E51])-1 ; 0) + IF(NETWORKDAYS(DATE(YEAR([.F51]);MONTH([.F51]);1);[.F51]) &lt;  NETWORKDAYS(DATE(YEAR([.F51]);MONTH([.F51]);1);EOMONTH([.F51];0)) / 2 ; 0 ; 1))" office:value-type="float" office:value="3">
            <text:p>3</text:p>
          </table:table-cell>
          <table:table-cell table:style-name="ce55" table:formula="of:=SUMPRODUCT([Thong_Tin_Ngay_Nghi_201801.$B$3:.$B$53]=[.$B51];[Thong_Tin_Ngay_Nghi_201801.$C$3:.$C$53]) +  SUMPRODUCT([Thong_Tin_Ngay_Nghi_201802.$B$3:.$B$55]=[.$B51];[Thong_Tin_Ngay_Nghi_201802.$C$3:.$C$55]) + SUMPRODUCT([Thong_Tin_Ngay_Nghi_201803.$B$3:.$B$49]=[.$B51];[Thong_Tin_Ngay_Nghi_201803.$C$3:.$C$49])" office:value-type="float" office:value="0">
            <text:p>0</text:p>
          </table:table-cell>
          <table:table-cell table:style-name="ce60" table:formula="of:=SUMPRODUCT([Thong_Tin_Ngay_Nghi_201801.$B$3:.$B$54]=[.$B51];[Thong_Tin_Ngay_Nghi_201801.$C$3:.$C$54])+SUMPRODUCT([Thong_Tin_Ngay_Nghi_201802.$B$3:.$B$56]=[.$B51];[Thong_Tin_Ngay_Nghi_201802.$C$3:.$C$56])+SUMPRODUCT([Thong_Tin_Ngay_Nghi_201803.$B$3:.$B$50]=[.$B51];[Thong_Tin_Ngay_Nghi_201803.$C$3:.$C$50])+SUMPRODUCT([Thong_Tin_Ngay_Nghi_201804.$B$3:.$B$49]=[.$B51];[Thong_Tin_Ngay_Nghi_201804.$C$3:.$C$49])+SUMPRODUCT([Thong_Tin_Ngay_Nghi_201805.$B$3:.$B$47]=[.$B51];[Thong_Tin_Ngay_Nghi_201805.$C$3:.$C$47])+SUMPRODUCT([Thong_Tin_Ngay_Nghi_201806.$B$3:.$B$51]=[.$B51];[Thong_Tin_Ngay_Nghi_201806.$C$3:.$C$51])+SUMPRODUCT([Thong_Tin_Ngay_Nghi_201807.$B$3:.$B$57]=[.$B51];[Thong_Tin_Ngay_Nghi_201807.$C$3:.$C$57])+SUMPRODUCT([Thong_Tin_Ngay_Nghi_201808.$B$3:.$B$62]=[.$B51];[Thong_Tin_Ngay_Nghi_201808.$C$3:.$C$62])+SUMPRODUCT([Thong_Tin_Ngay_Nghi_201809.$B$3:.$B$61]=[.$B51];[Thong_Tin_Ngay_Nghi_201809.$C$3:.$C$61])+SUMPRODUCT([Thong_Tin_Ngay_Nghi_201810.$B$3:.$B$59]=[.$B51];[Thong_Tin_Ngay_Nghi_201810.$C$3:.$C$59])+SUMPRODUCT([Thong_Tin_Ngay_Nghi_201811.$B$3:.$B$60]=[.$B51];[Thong_Tin_Ngay_Nghi_201811.$C$3:.$C$60])+ SUMPRODUCT([Thong_Tin_Ngay_Nghi_201812.$B$3:.$B$59]=[.$B51];[Thong_Tin_Ngay_Nghi_201812.$C$3:.$C$59])" office:value-type="float" office:value="0.5">
            <text:p>0.5</text:p>
          </table:table-cell>
          <table:table-cell table:style-name="ce48" table:formula="of:=IF(DATE(YEAR([.F51]);MONTH([.F51]);DAY([.F51]))&lt;=DATE(YEAR([.F51]);3;31); [.D51]-[.H51] + [.G51]; IF([.H51]-[.D51]&lt;0;[.H51] + [.G51] -[.I51];[.G51]+[.D51]-[.I51]))" office:value-type="float" office:value="2.5">
            <text:p>2.5</text:p>
          </table:table-cell>
          <table:table-cell table:style-name="ce48"/>
          <table:table-cell table:style-name="ce48" office:value-type="float" office:value="0">
            <text:p>0</text:p>
          </table:table-cell>
          <table:table-cell table:style-name="ce63"/>
          <table:table-cell table:style-name="ce48" table:formula="of:=[.J51]+[.L51] +[.K51]+[.M51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5-02">
            <text:p>05/02/18</text:p>
          </table:table-cell>
          <table:table-cell table:style-name="ce50" table:formula="of:=IF(YEAR(NOW())&gt;YEAR([.E52]);DATE(YEAR([.E52]);12;31);NOW())" office:value-type="date" office:date-value="2018-10-09T14:45:52.12">
            <text:p>10/09/18</text:p>
          </table:table-cell>
          <table:table-cell table:style-name="ce52" table:formula="of:= IF(MONTH([.F52])=MONTH([.E52]) ; IF(NETWORKDAYS([.E52];[.E52]) &lt; NETWORKDAYS(DATE(YEAR([.E52]);MONTH([.E52]);1);EOMONTH([.E52];0)) / 2 ; 0 ; 1)  ;  IF( NETWORKDAYS([.E52];EOMONTH([.E52];0)) &lt; NETWORKDAYS(DATE(YEAR([.E52]);MONTH([.E52]);1);EOMONTH([.E52];0))/2  ; 0  ; 1) + IF(MONTH([.F52]) &gt; MONTH([.E52]) ; MONTH([.F52])-MONTH([.E52])-1 ; 0) + IF(NETWORKDAYS(DATE(YEAR([.F52]);MONTH([.F52]);1);[.F52]) &lt;  NETWORKDAYS(DATE(YEAR([.F52]);MONTH([.F52]);1);EOMONTH([.F52];0)) / 2 ; 0 ; 1))" office:value-type="float" office:value="5">
            <text:p>5</text:p>
          </table:table-cell>
          <table:table-cell table:style-name="ce55" table:formula="of:=SUMPRODUCT([Thong_Tin_Ngay_Nghi_201801.$B$3:.$B$53]=[.$B52];[Thong_Tin_Ngay_Nghi_201801.$C$3:.$C$53]) +  SUMPRODUCT([Thong_Tin_Ngay_Nghi_201802.$B$3:.$B$55]=[.$B52];[Thong_Tin_Ngay_Nghi_201802.$C$3:.$C$55]) + SUMPRODUCT([Thong_Tin_Ngay_Nghi_201803.$B$3:.$B$49]=[.$B52];[Thong_Tin_Ngay_Nghi_201803.$C$3:.$C$49])" office:value-type="float" office:value="0">
            <text:p>0</text:p>
          </table:table-cell>
          <table:table-cell table:style-name="ce60" table:formula="of:=SUMPRODUCT([Thong_Tin_Ngay_Nghi_201801.$B$3:.$B$54]=[.$B52];[Thong_Tin_Ngay_Nghi_201801.$C$3:.$C$54])+SUMPRODUCT([Thong_Tin_Ngay_Nghi_201802.$B$3:.$B$56]=[.$B52];[Thong_Tin_Ngay_Nghi_201802.$C$3:.$C$56])+SUMPRODUCT([Thong_Tin_Ngay_Nghi_201803.$B$3:.$B$50]=[.$B52];[Thong_Tin_Ngay_Nghi_201803.$C$3:.$C$50])+SUMPRODUCT([Thong_Tin_Ngay_Nghi_201804.$B$3:.$B$49]=[.$B52];[Thong_Tin_Ngay_Nghi_201804.$C$3:.$C$49])+SUMPRODUCT([Thong_Tin_Ngay_Nghi_201805.$B$3:.$B$47]=[.$B52];[Thong_Tin_Ngay_Nghi_201805.$C$3:.$C$47])+SUMPRODUCT([Thong_Tin_Ngay_Nghi_201806.$B$3:.$B$51]=[.$B52];[Thong_Tin_Ngay_Nghi_201806.$C$3:.$C$51])+SUMPRODUCT([Thong_Tin_Ngay_Nghi_201807.$B$3:.$B$57]=[.$B52];[Thong_Tin_Ngay_Nghi_201807.$C$3:.$C$57])+SUMPRODUCT([Thong_Tin_Ngay_Nghi_201808.$B$3:.$B$62]=[.$B52];[Thong_Tin_Ngay_Nghi_201808.$C$3:.$C$62])+SUMPRODUCT([Thong_Tin_Ngay_Nghi_201809.$B$3:.$B$61]=[.$B52];[Thong_Tin_Ngay_Nghi_201809.$C$3:.$C$61])+SUMPRODUCT([Thong_Tin_Ngay_Nghi_201810.$B$3:.$B$59]=[.$B52];[Thong_Tin_Ngay_Nghi_201810.$C$3:.$C$59])+SUMPRODUCT([Thong_Tin_Ngay_Nghi_201811.$B$3:.$B$60]=[.$B52];[Thong_Tin_Ngay_Nghi_201811.$C$3:.$C$60])+ SUMPRODUCT([Thong_Tin_Ngay_Nghi_201812.$B$3:.$B$59]=[.$B52];[Thong_Tin_Ngay_Nghi_201812.$C$3:.$C$59])" office:value-type="float" office:value="8.5">
            <text:p>8.5</text:p>
          </table:table-cell>
          <table:table-cell table:style-name="ce48" table:formula="of:=IF(DATE(YEAR([.F52]);MONTH([.F52]);DAY([.F52]))&lt;=DATE(YEAR([.F52]);3;31); [.D52]-[.H52] + [.G52]; IF([.H52]-[.D52]&lt;0;[.H52] + [.G52] -[.I52];[.G52]+[.D52]-[.I52]))" office:value-type="float" office:value="-3.5">
            <text:p>-3.5</text:p>
          </table:table-cell>
          <table:table-cell table:style-name="ce48"/>
          <table:table-cell table:style-name="ce48" office:value-type="float" office:value="1">
            <text:p>1</text:p>
          </table:table-cell>
          <table:table-cell table:style-name="ce63"/>
          <table:table-cell table:style-name="ce48" table:formula="of:=[.J52]+[.L52] +[.K52]+[.M52]" office:value-type="float" office:value="-2.5">
            <text:p>-2.5</text:p>
          </table:table-cell>
          <table:table-cell table:style-name="ce66" office:value-type="string">
            <text:p>Những ngày nghỉ này đã trừ vào lương → sẽ ko trừ vào phép nữa:</text:p>
            <text:p>- Tháng 6: 1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53]&lt;0;0;[.C53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3]);DATE(YEAR([.E53]);12;31);NOW())" office:value-type="date" office:date-value="2018-10-09T14:45:52.12">
            <text:p>10/09/18</text:p>
          </table:table-cell>
          <table:table-cell table:style-name="ce52" table:formula="of:= IF(MONTH([.F53])=MONTH([.E53]) ; IF(NETWORKDAYS([.E53];[.E53]) &lt; NETWORKDAYS(DATE(YEAR([.E53]);MONTH([.E53]);1);EOMONTH([.E53];0)) / 2 ; 0 ; 1)  ;  IF( NETWORKDAYS([.E53];EOMONTH([.E53];0)) &lt; NETWORKDAYS(DATE(YEAR([.E53]);MONTH([.E53]);1);EOMONTH([.E53];0))/2  ; 0  ; 1) + IF(MONTH([.F53]) &gt; MONTH([.E53]) ; MONTH([.F53])-MONTH([.E53])-1 ; 0) + IF(NETWORKDAYS(DATE(YEAR([.F53]);MONTH([.F53]);1);[.F53]) &lt;  NETWORKDAYS(DATE(YEAR([.F53]);MONTH([.F53]);1);EOMONTH([.F53];0)) / 2 ; 0 ; 1))" office:value-type="float" office:value="9">
            <text:p>9</text:p>
          </table:table-cell>
          <table:table-cell table:style-name="ce55" table:formula="of:=SUMPRODUCT([Thong_Tin_Ngay_Nghi_201801.$B$3:.$B$53]=[.$B53];[Thong_Tin_Ngay_Nghi_201801.$C$3:.$C$53]) +  SUMPRODUCT([Thong_Tin_Ngay_Nghi_201802.$B$3:.$B$55]=[.$B53];[Thong_Tin_Ngay_Nghi_201802.$C$3:.$C$55]) + SUMPRODUCT([Thong_Tin_Ngay_Nghi_201803.$B$3:.$B$49]=[.$B53];[Thong_Tin_Ngay_Nghi_201803.$C$3:.$C$49])" office:value-type="float" office:value="5">
            <text:p>5</text:p>
          </table:table-cell>
          <table:table-cell table:style-name="ce60" table:formula="of:=SUMPRODUCT([Thong_Tin_Ngay_Nghi_201801.$B$3:.$B$54]=[.$B53];[Thong_Tin_Ngay_Nghi_201801.$C$3:.$C$54])+SUMPRODUCT([Thong_Tin_Ngay_Nghi_201802.$B$3:.$B$56]=[.$B53];[Thong_Tin_Ngay_Nghi_201802.$C$3:.$C$56])+SUMPRODUCT([Thong_Tin_Ngay_Nghi_201803.$B$3:.$B$50]=[.$B53];[Thong_Tin_Ngay_Nghi_201803.$C$3:.$C$50])+SUMPRODUCT([Thong_Tin_Ngay_Nghi_201804.$B$3:.$B$49]=[.$B53];[Thong_Tin_Ngay_Nghi_201804.$C$3:.$C$49])+SUMPRODUCT([Thong_Tin_Ngay_Nghi_201805.$B$3:.$B$47]=[.$B53];[Thong_Tin_Ngay_Nghi_201805.$C$3:.$C$47])+SUMPRODUCT([Thong_Tin_Ngay_Nghi_201806.$B$3:.$B$51]=[.$B53];[Thong_Tin_Ngay_Nghi_201806.$C$3:.$C$51])+SUMPRODUCT([Thong_Tin_Ngay_Nghi_201807.$B$3:.$B$57]=[.$B53];[Thong_Tin_Ngay_Nghi_201807.$C$3:.$C$57])+SUMPRODUCT([Thong_Tin_Ngay_Nghi_201808.$B$3:.$B$62]=[.$B53];[Thong_Tin_Ngay_Nghi_201808.$C$3:.$C$62])+SUMPRODUCT([Thong_Tin_Ngay_Nghi_201809.$B$3:.$B$61]=[.$B53];[Thong_Tin_Ngay_Nghi_201809.$C$3:.$C$61])+SUMPRODUCT([Thong_Tin_Ngay_Nghi_201810.$B$3:.$B$59]=[.$B53];[Thong_Tin_Ngay_Nghi_201810.$C$3:.$C$59])+SUMPRODUCT([Thong_Tin_Ngay_Nghi_201811.$B$3:.$B$60]=[.$B53];[Thong_Tin_Ngay_Nghi_201811.$C$3:.$C$60])+ SUMPRODUCT([Thong_Tin_Ngay_Nghi_201812.$B$3:.$B$59]=[.$B53];[Thong_Tin_Ngay_Nghi_201812.$C$3:.$C$59])" office:value-type="float" office:value="10.5">
            <text:p>10.5</text:p>
          </table:table-cell>
          <table:table-cell table:style-name="ce48" table:formula="of:=IF(DATE(YEAR([.F53]);MONTH([.F53]);DAY([.F53]))&lt;=DATE(YEAR([.F53]);3;31); [.D53]-[.H53] + [.G53]; IF([.H53]-[.D53]&lt;0;[.H53] + [.G53] -[.I53];[.G53]+[.D53]-[.I53]))" office:value-type="float" office:value="-1.5">
            <text:p>-1.5</text:p>
          </table:table-cell>
          <table:table-cell table:number-columns-repeated="2" table:style-name="ce48"/>
          <table:table-cell table:style-name="ce63"/>
          <table:table-cell table:style-name="ce48" table:formula="of:=[.J53]+[.L53] +[.K53]+[.M53]" office:value-type="float" office:value="-1.5">
            <text:p>-1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48" office:value-type="float" office:value="1">
            <text:p>1</text:p>
          </table:table-cell>
          <table:table-cell table:style-name="ce48" table:formula="of:=IF([.C54]&lt;0;0;[.C54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4]);DATE(YEAR([.E54]);12;31);NOW())" office:value-type="date" office:date-value="2018-10-09T14:45:52.12">
            <text:p>10/09/18</text:p>
          </table:table-cell>
          <table:table-cell table:style-name="ce52" table:formula="of:= IF(MONTH([.F54])=MONTH([.E54]) ; IF(NETWORKDAYS([.E54];[.E54]) &lt; NETWORKDAYS(DATE(YEAR([.E54]);MONTH([.E54]);1);EOMONTH([.E54];0)) / 2 ; 0 ; 1)  ;  IF( NETWORKDAYS([.E54];EOMONTH([.E54];0)) &lt; NETWORKDAYS(DATE(YEAR([.E54]);MONTH([.E54]);1);EOMONTH([.E54];0))/2  ; 0  ; 1) + IF(MONTH([.F54]) &gt; MONTH([.E54]) ; MONTH([.F54])-MONTH([.E54])-1 ; 0) + IF(NETWORKDAYS(DATE(YEAR([.F54]);MONTH([.F54]);1);[.F54]) &lt;  NETWORKDAYS(DATE(YEAR([.F54]);MONTH([.F54]);1);EOMONTH([.F54];0)) / 2 ; 0 ; 1))" office:value-type="float" office:value="9">
            <text:p>9</text:p>
          </table:table-cell>
          <table:table-cell table:style-name="ce55" table:formula="of:=SUMPRODUCT([Thong_Tin_Ngay_Nghi_201801.$B$3:.$B$53]=[.$B54];[Thong_Tin_Ngay_Nghi_201801.$C$3:.$C$53]) +  SUMPRODUCT([Thong_Tin_Ngay_Nghi_201802.$B$3:.$B$55]=[.$B54];[Thong_Tin_Ngay_Nghi_201802.$C$3:.$C$55]) + SUMPRODUCT([Thong_Tin_Ngay_Nghi_201803.$B$3:.$B$49]=[.$B54];[Thong_Tin_Ngay_Nghi_201803.$C$3:.$C$49])" office:value-type="float" office:value="3">
            <text:p>3</text:p>
          </table:table-cell>
          <table:table-cell table:style-name="ce60" table:formula="of:=SUMPRODUCT([Thong_Tin_Ngay_Nghi_201801.$B$3:.$B$54]=[.$B54];[Thong_Tin_Ngay_Nghi_201801.$C$3:.$C$54])+SUMPRODUCT([Thong_Tin_Ngay_Nghi_201802.$B$3:.$B$56]=[.$B54];[Thong_Tin_Ngay_Nghi_201802.$C$3:.$C$56])+SUMPRODUCT([Thong_Tin_Ngay_Nghi_201803.$B$3:.$B$50]=[.$B54];[Thong_Tin_Ngay_Nghi_201803.$C$3:.$C$50])+SUMPRODUCT([Thong_Tin_Ngay_Nghi_201804.$B$3:.$B$49]=[.$B54];[Thong_Tin_Ngay_Nghi_201804.$C$3:.$C$49])+SUMPRODUCT([Thong_Tin_Ngay_Nghi_201805.$B$3:.$B$47]=[.$B54];[Thong_Tin_Ngay_Nghi_201805.$C$3:.$C$47])+SUMPRODUCT([Thong_Tin_Ngay_Nghi_201806.$B$3:.$B$51]=[.$B54];[Thong_Tin_Ngay_Nghi_201806.$C$3:.$C$51])+SUMPRODUCT([Thong_Tin_Ngay_Nghi_201807.$B$3:.$B$57]=[.$B54];[Thong_Tin_Ngay_Nghi_201807.$C$3:.$C$57])+SUMPRODUCT([Thong_Tin_Ngay_Nghi_201808.$B$3:.$B$62]=[.$B54];[Thong_Tin_Ngay_Nghi_201808.$C$3:.$C$62])+SUMPRODUCT([Thong_Tin_Ngay_Nghi_201809.$B$3:.$B$61]=[.$B54];[Thong_Tin_Ngay_Nghi_201809.$C$3:.$C$61])+SUMPRODUCT([Thong_Tin_Ngay_Nghi_201810.$B$3:.$B$59]=[.$B54];[Thong_Tin_Ngay_Nghi_201810.$C$3:.$C$59])+SUMPRODUCT([Thong_Tin_Ngay_Nghi_201811.$B$3:.$B$60]=[.$B54];[Thong_Tin_Ngay_Nghi_201811.$C$3:.$C$60])+ SUMPRODUCT([Thong_Tin_Ngay_Nghi_201812.$B$3:.$B$59]=[.$B54];[Thong_Tin_Ngay_Nghi_201812.$C$3:.$C$59])" office:value-type="float" office:value="13">
            <text:p>13</text:p>
          </table:table-cell>
          <table:table-cell table:style-name="ce48" table:formula="of:=IF(DATE(YEAR([.F54]);MONTH([.F54]);DAY([.F54]))&lt;=DATE(YEAR([.F54]);3;31); [.D54]-[.H54] + [.G54]; IF([.H54]-[.D54]&lt;0;[.H54] + [.G54] -[.I54];[.G54]+[.D54]-[.I54]))" office:value-type="float" office:value="-3">
            <text:p>-3</text:p>
          </table:table-cell>
          <table:table-cell table:number-columns-repeated="2" table:style-name="ce48"/>
          <table:table-cell table:style-name="ce63"/>
          <table:table-cell table:style-name="ce48" table:formula="of:=[.J54]+[.L54] +[.K54]+[.M54]" office:value-type="float" office:value="-3">
            <text:p>-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9">
            <text:p>49</text:p>
          </table:table-cell>
          <table:table-cell table:style-name="ce44" office:value-type="string">
            <text:p>ToanBV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8-08">
            <text:p>08/08/18</text:p>
          </table:table-cell>
          <table:table-cell table:style-name="ce50" table:formula="of:=IF(YEAR(NOW())&gt;YEAR([.E55]);DATE(YEAR([.E55]);12;31);NOW())" office:value-type="date" office:date-value="2018-10-09T14:45:52.13">
            <text:p>10/09/18</text:p>
          </table:table-cell>
          <table:table-cell table:style-name="ce52" table:formula="of:= IF(MONTH([.F55])=MONTH([.E55]) ; IF(NETWORKDAYS([.E55];[.E55]) &lt; NETWORKDAYS(DATE(YEAR([.E55]);MONTH([.E55]);1);EOMONTH([.E55];0)) / 2 ; 0 ; 1)  ;  IF( NETWORKDAYS([.E55];EOMONTH([.E55];0)) &lt; NETWORKDAYS(DATE(YEAR([.E55]);MONTH([.E55]);1);EOMONTH([.E55];0))/2  ; 0  ; 1) + IF(MONTH([.F55]) &gt; MONTH([.E55]) ; MONTH([.F55])-MONTH([.E55])-1 ; 0) + IF(NETWORKDAYS(DATE(YEAR([.F55]);MONTH([.F55]);1);[.F55]) &lt;  NETWORKDAYS(DATE(YEAR([.F55]);MONTH([.F55]);1);EOMONTH([.F55];0)) / 2 ; 0 ; 1))" office:value-type="float" office:value="2">
            <text:p>2</text:p>
          </table:table-cell>
          <table:table-cell table:style-name="ce55" table:formula="of:=SUMPRODUCT([Thong_Tin_Ngay_Nghi_201801.$B$3:.$B$53]=[.$B55];[Thong_Tin_Ngay_Nghi_201801.$C$3:.$C$53]) +  SUMPRODUCT([Thong_Tin_Ngay_Nghi_201802.$B$3:.$B$55]=[.$B55];[Thong_Tin_Ngay_Nghi_201802.$C$3:.$C$55]) + SUMPRODUCT([Thong_Tin_Ngay_Nghi_201803.$B$3:.$B$49]=[.$B55];[Thong_Tin_Ngay_Nghi_201803.$C$3:.$C$49])" office:value-type="float" office:value="0">
            <text:p>0</text:p>
          </table:table-cell>
          <table:table-cell table:style-name="ce60" table:formula="of:=SUMPRODUCT([Thong_Tin_Ngay_Nghi_201801.$B$3:.$B$54]=[.$B55];[Thong_Tin_Ngay_Nghi_201801.$C$3:.$C$54])+SUMPRODUCT([Thong_Tin_Ngay_Nghi_201802.$B$3:.$B$56]=[.$B55];[Thong_Tin_Ngay_Nghi_201802.$C$3:.$C$56])+SUMPRODUCT([Thong_Tin_Ngay_Nghi_201803.$B$3:.$B$50]=[.$B55];[Thong_Tin_Ngay_Nghi_201803.$C$3:.$C$50])+SUMPRODUCT([Thong_Tin_Ngay_Nghi_201804.$B$3:.$B$49]=[.$B55];[Thong_Tin_Ngay_Nghi_201804.$C$3:.$C$49])+SUMPRODUCT([Thong_Tin_Ngay_Nghi_201805.$B$3:.$B$47]=[.$B55];[Thong_Tin_Ngay_Nghi_201805.$C$3:.$C$47])+SUMPRODUCT([Thong_Tin_Ngay_Nghi_201806.$B$3:.$B$51]=[.$B55];[Thong_Tin_Ngay_Nghi_201806.$C$3:.$C$51])+SUMPRODUCT([Thong_Tin_Ngay_Nghi_201807.$B$3:.$B$57]=[.$B55];[Thong_Tin_Ngay_Nghi_201807.$C$3:.$C$57])+SUMPRODUCT([Thong_Tin_Ngay_Nghi_201808.$B$3:.$B$62]=[.$B55];[Thong_Tin_Ngay_Nghi_201808.$C$3:.$C$62])+SUMPRODUCT([Thong_Tin_Ngay_Nghi_201809.$B$3:.$B$61]=[.$B55];[Thong_Tin_Ngay_Nghi_201809.$C$3:.$C$61])+SUMPRODUCT([Thong_Tin_Ngay_Nghi_201810.$B$3:.$B$59]=[.$B55];[Thong_Tin_Ngay_Nghi_201810.$C$3:.$C$59])+SUMPRODUCT([Thong_Tin_Ngay_Nghi_201811.$B$3:.$B$60]=[.$B55];[Thong_Tin_Ngay_Nghi_201811.$C$3:.$C$60])+ SUMPRODUCT([Thong_Tin_Ngay_Nghi_201812.$B$3:.$B$59]=[.$B55];[Thong_Tin_Ngay_Nghi_201812.$C$3:.$C$59])" office:value-type="float" office:value="0">
            <text:p>0</text:p>
          </table:table-cell>
          <table:table-cell table:style-name="ce48" table:formula="of:=IF(DATE(YEAR([.F55]);MONTH([.F55]);DAY([.F55]))&lt;=DATE(YEAR([.F55]);3;31); [.D55]-[.H55] + [.G55]; IF([.H55]-[.D55]&lt;0;[.H55] + [.G55] -[.I55];[.G55]+[.D55]-[.I55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55]+[.L55] +[.K55]+[.M55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0">
            <text:p>50</text:p>
          </table:table-cell>
          <table:table-cell table:style-name="ce44" office:value-type="string">
            <text:p>ThaiNHQ</text:p>
          </table:table-cell>
          <table:table-cell table:style-name="ce48" office:value-type="float" office:value="1">
            <text:p>1</text:p>
          </table:table-cell>
          <table:table-cell table:style-name="ce48" table:formula="of:=IF([.C56]&lt;0;0;[.C56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6]);DATE(YEAR([.E56]);12;31);NOW())" office:value-type="date" office:date-value="2018-10-09T14:45:52.13">
            <text:p>10/09/18</text:p>
          </table:table-cell>
          <table:table-cell table:style-name="ce52" table:formula="of:= IF(MONTH([.F56])=MONTH([.E56]) ; IF(NETWORKDAYS([.E56];[.E56]) &lt; NETWORKDAYS(DATE(YEAR([.E56]);MONTH([.E56]);1);EOMONTH([.E56];0)) / 2 ; 0 ; 1)  ;  IF( NETWORKDAYS([.E56];EOMONTH([.E56];0)) &lt; NETWORKDAYS(DATE(YEAR([.E56]);MONTH([.E56]);1);EOMONTH([.E56];0))/2  ; 0  ; 1) + IF(MONTH([.F56]) &gt; MONTH([.E56]) ; MONTH([.F56])-MONTH([.E56])-1 ; 0) + IF(NETWORKDAYS(DATE(YEAR([.F56]);MONTH([.F56]);1);[.F56]) &lt;  NETWORKDAYS(DATE(YEAR([.F56]);MONTH([.F56]);1);EOMONTH([.F56];0)) / 2 ; 0 ; 1))" office:value-type="float" office:value="9">
            <text:p>9</text:p>
          </table:table-cell>
          <table:table-cell table:style-name="ce55" table:formula="of:=SUMPRODUCT([Thong_Tin_Ngay_Nghi_201801.$B$3:.$B$53]=[.$B56];[Thong_Tin_Ngay_Nghi_201801.$C$3:.$C$53]) +  SUMPRODUCT([Thong_Tin_Ngay_Nghi_201802.$B$3:.$B$55]=[.$B56];[Thong_Tin_Ngay_Nghi_201802.$C$3:.$C$55]) + SUMPRODUCT([Thong_Tin_Ngay_Nghi_201803.$B$3:.$B$49]=[.$B56];[Thong_Tin_Ngay_Nghi_201803.$C$3:.$C$49])" office:value-type="float" office:value="1">
            <text:p>1</text:p>
          </table:table-cell>
          <table:table-cell table:style-name="ce60" table:formula="of:=SUMPRODUCT([Thong_Tin_Ngay_Nghi_201801.$B$3:.$B$54]=[.$B56];[Thong_Tin_Ngay_Nghi_201801.$C$3:.$C$54])+SUMPRODUCT([Thong_Tin_Ngay_Nghi_201802.$B$3:.$B$56]=[.$B56];[Thong_Tin_Ngay_Nghi_201802.$C$3:.$C$56])+SUMPRODUCT([Thong_Tin_Ngay_Nghi_201803.$B$3:.$B$50]=[.$B56];[Thong_Tin_Ngay_Nghi_201803.$C$3:.$C$50])+SUMPRODUCT([Thong_Tin_Ngay_Nghi_201804.$B$3:.$B$49]=[.$B56];[Thong_Tin_Ngay_Nghi_201804.$C$3:.$C$49])+SUMPRODUCT([Thong_Tin_Ngay_Nghi_201805.$B$3:.$B$47]=[.$B56];[Thong_Tin_Ngay_Nghi_201805.$C$3:.$C$47])+SUMPRODUCT([Thong_Tin_Ngay_Nghi_201806.$B$3:.$B$51]=[.$B56];[Thong_Tin_Ngay_Nghi_201806.$C$3:.$C$51])+SUMPRODUCT([Thong_Tin_Ngay_Nghi_201807.$B$3:.$B$57]=[.$B56];[Thong_Tin_Ngay_Nghi_201807.$C$3:.$C$57])+SUMPRODUCT([Thong_Tin_Ngay_Nghi_201808.$B$3:.$B$62]=[.$B56];[Thong_Tin_Ngay_Nghi_201808.$C$3:.$C$62])+SUMPRODUCT([Thong_Tin_Ngay_Nghi_201809.$B$3:.$B$61]=[.$B56];[Thong_Tin_Ngay_Nghi_201809.$C$3:.$C$61])+SUMPRODUCT([Thong_Tin_Ngay_Nghi_201810.$B$3:.$B$59]=[.$B56];[Thong_Tin_Ngay_Nghi_201810.$C$3:.$C$59])+SUMPRODUCT([Thong_Tin_Ngay_Nghi_201811.$B$3:.$B$60]=[.$B56];[Thong_Tin_Ngay_Nghi_201811.$C$3:.$C$60])+ SUMPRODUCT([Thong_Tin_Ngay_Nghi_201812.$B$3:.$B$59]=[.$B56];[Thong_Tin_Ngay_Nghi_201812.$C$3:.$C$59])" office:value-type="float" office:value="7">
            <text:p>7</text:p>
          </table:table-cell>
          <table:table-cell table:style-name="ce48" table:formula="of:=IF(DATE(YEAR([.F56]);MONTH([.F56]);DAY([.F56]))&lt;=DATE(YEAR([.F56]);3;31); [.D56]-[.H56] + [.G56]; IF([.H56]-[.D56]&lt;0;[.H56] + [.G56] -[.I56];[.G56]+[.D56]-[.I56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56]+[.L56] +[.K56]+[.M56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1">
            <text:p>51</text:p>
          </table:table-cell>
          <table:table-cell table:style-name="ce44" office:value-type="string">
            <text:p>ThamDT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57]&lt;0;0;[.C57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7]);DATE(YEAR([.E57]);12;31);NOW())" office:value-type="date" office:date-value="2018-10-09T14:45:52.13">
            <text:p>10/09/18</text:p>
          </table:table-cell>
          <table:table-cell table:style-name="ce52" table:formula="of:= IF(MONTH([.F57])=MONTH([.E57]) ; IF(NETWORKDAYS([.E57];[.E57]) &lt; NETWORKDAYS(DATE(YEAR([.E57]);MONTH([.E57]);1);EOMONTH([.E57];0)) / 2 ; 0 ; 1)  ;  IF( NETWORKDAYS([.E57];EOMONTH([.E57];0)) &lt; NETWORKDAYS(DATE(YEAR([.E57]);MONTH([.E57]);1);EOMONTH([.E57];0))/2  ; 0  ; 1) + IF(MONTH([.F57]) &gt; MONTH([.E57]) ; MONTH([.F57])-MONTH([.E57])-1 ; 0) + IF(NETWORKDAYS(DATE(YEAR([.F57]);MONTH([.F57]);1);[.F57]) &lt;  NETWORKDAYS(DATE(YEAR([.F57]);MONTH([.F57]);1);EOMONTH([.F57];0)) / 2 ; 0 ; 1))" office:value-type="float" office:value="9">
            <text:p>9</text:p>
          </table:table-cell>
          <table:table-cell table:style-name="ce55" table:formula="of:=SUMPRODUCT([Thong_Tin_Ngay_Nghi_201801.$B$3:.$B$53]=[.$B57];[Thong_Tin_Ngay_Nghi_201801.$C$3:.$C$53]) +  SUMPRODUCT([Thong_Tin_Ngay_Nghi_201802.$B$3:.$B$55]=[.$B57];[Thong_Tin_Ngay_Nghi_201802.$C$3:.$C$55]) + SUMPRODUCT([Thong_Tin_Ngay_Nghi_201803.$B$3:.$B$49]=[.$B57];[Thong_Tin_Ngay_Nghi_201803.$C$3:.$C$49])" office:value-type="float" office:value="0">
            <text:p>0</text:p>
          </table:table-cell>
          <table:table-cell table:style-name="ce60" table:formula="of:=SUMPRODUCT([Thong_Tin_Ngay_Nghi_201801.$B$3:.$B$54]=[.$B57];[Thong_Tin_Ngay_Nghi_201801.$C$3:.$C$54])+SUMPRODUCT([Thong_Tin_Ngay_Nghi_201802.$B$3:.$B$56]=[.$B57];[Thong_Tin_Ngay_Nghi_201802.$C$3:.$C$56])+SUMPRODUCT([Thong_Tin_Ngay_Nghi_201803.$B$3:.$B$50]=[.$B57];[Thong_Tin_Ngay_Nghi_201803.$C$3:.$C$50])+SUMPRODUCT([Thong_Tin_Ngay_Nghi_201804.$B$3:.$B$49]=[.$B57];[Thong_Tin_Ngay_Nghi_201804.$C$3:.$C$49])+SUMPRODUCT([Thong_Tin_Ngay_Nghi_201805.$B$3:.$B$47]=[.$B57];[Thong_Tin_Ngay_Nghi_201805.$C$3:.$C$47])+SUMPRODUCT([Thong_Tin_Ngay_Nghi_201806.$B$3:.$B$51]=[.$B57];[Thong_Tin_Ngay_Nghi_201806.$C$3:.$C$51])+SUMPRODUCT([Thong_Tin_Ngay_Nghi_201807.$B$3:.$B$57]=[.$B57];[Thong_Tin_Ngay_Nghi_201807.$C$3:.$C$57])+SUMPRODUCT([Thong_Tin_Ngay_Nghi_201808.$B$3:.$B$62]=[.$B57];[Thong_Tin_Ngay_Nghi_201808.$C$3:.$C$62])+SUMPRODUCT([Thong_Tin_Ngay_Nghi_201809.$B$3:.$B$61]=[.$B57];[Thong_Tin_Ngay_Nghi_201809.$C$3:.$C$61])+SUMPRODUCT([Thong_Tin_Ngay_Nghi_201810.$B$3:.$B$59]=[.$B57];[Thong_Tin_Ngay_Nghi_201810.$C$3:.$C$59])+SUMPRODUCT([Thong_Tin_Ngay_Nghi_201811.$B$3:.$B$60]=[.$B57];[Thong_Tin_Ngay_Nghi_201811.$C$3:.$C$60])+ SUMPRODUCT([Thong_Tin_Ngay_Nghi_201812.$B$3:.$B$59]=[.$B57];[Thong_Tin_Ngay_Nghi_201812.$C$3:.$C$59])" office:value-type="float" office:value="4.5">
            <text:p>4.5</text:p>
          </table:table-cell>
          <table:table-cell table:style-name="ce48" table:formula="of:=IF(DATE(YEAR([.F57]);MONTH([.F57]);DAY([.F57]))&lt;=DATE(YEAR([.F57]);3;31); [.D57]-[.H57] + [.G57]; IF([.H57]-[.D57]&lt;0;[.H57] + [.G57] -[.I57];[.G57]+[.D57]-[.I57]))" office:value-type="float" office:value="4.5">
            <text:p>4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7]+[.L57] +[.K57]+[.M57]" office:value-type="float" office:value="5.5">
            <text:p>5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2">
            <text:p>52</text:p>
          </table:table-cell>
          <table:table-cell table:style-name="ce44" office:value-type="string">
            <text:p>ThanhCH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6-01">
            <text:p>06/01/18</text:p>
          </table:table-cell>
          <table:table-cell table:style-name="ce50" table:formula="of:=IF(YEAR(NOW())&gt;YEAR([.E58]);DATE(YEAR([.E58]);12;31);NOW())" office:value-type="date" office:date-value="2018-10-09T14:45:52.13">
            <text:p>10/09/18</text:p>
          </table:table-cell>
          <table:table-cell table:style-name="ce52" table:formula="of:= IF(MONTH([.F58])=MONTH([.E58]) ; IF(NETWORKDAYS([.E58];[.E58]) &lt; NETWORKDAYS(DATE(YEAR([.E58]);MONTH([.E58]);1);EOMONTH([.E58];0)) / 2 ; 0 ; 1)  ;  IF( NETWORKDAYS([.E58];EOMONTH([.E58];0)) &lt; NETWORKDAYS(DATE(YEAR([.E58]);MONTH([.E58]);1);EOMONTH([.E58];0))/2  ; 0  ; 1) + IF(MONTH([.F58]) &gt; MONTH([.E58]) ; MONTH([.F58])-MONTH([.E58])-1 ; 0) + IF(NETWORKDAYS(DATE(YEAR([.F58]);MONTH([.F58]);1);[.F58]) &lt;  NETWORKDAYS(DATE(YEAR([.F58]);MONTH([.F58]);1);EOMONTH([.F58];0)) / 2 ; 0 ; 1))" office:value-type="float" office:value="4">
            <text:p>4</text:p>
          </table:table-cell>
          <table:table-cell table:style-name="ce55" table:formula="of:=SUMPRODUCT([Thong_Tin_Ngay_Nghi_201801.$B$3:.$B$53]=[.$B58];[Thong_Tin_Ngay_Nghi_201801.$C$3:.$C$53]) +  SUMPRODUCT([Thong_Tin_Ngay_Nghi_201802.$B$3:.$B$55]=[.$B58];[Thong_Tin_Ngay_Nghi_201802.$C$3:.$C$55]) + SUMPRODUCT([Thong_Tin_Ngay_Nghi_201803.$B$3:.$B$49]=[.$B58];[Thong_Tin_Ngay_Nghi_201803.$C$3:.$C$49])" office:value-type="float" office:value="0">
            <text:p>0</text:p>
          </table:table-cell>
          <table:table-cell table:style-name="ce60" table:formula="of:=SUMPRODUCT([Thong_Tin_Ngay_Nghi_201801.$B$3:.$B$54]=[.$B58];[Thong_Tin_Ngay_Nghi_201801.$C$3:.$C$54])+SUMPRODUCT([Thong_Tin_Ngay_Nghi_201802.$B$3:.$B$56]=[.$B58];[Thong_Tin_Ngay_Nghi_201802.$C$3:.$C$56])+SUMPRODUCT([Thong_Tin_Ngay_Nghi_201803.$B$3:.$B$50]=[.$B58];[Thong_Tin_Ngay_Nghi_201803.$C$3:.$C$50])+SUMPRODUCT([Thong_Tin_Ngay_Nghi_201804.$B$3:.$B$49]=[.$B58];[Thong_Tin_Ngay_Nghi_201804.$C$3:.$C$49])+SUMPRODUCT([Thong_Tin_Ngay_Nghi_201805.$B$3:.$B$47]=[.$B58];[Thong_Tin_Ngay_Nghi_201805.$C$3:.$C$47])+SUMPRODUCT([Thong_Tin_Ngay_Nghi_201806.$B$3:.$B$51]=[.$B58];[Thong_Tin_Ngay_Nghi_201806.$C$3:.$C$51])+SUMPRODUCT([Thong_Tin_Ngay_Nghi_201807.$B$3:.$B$57]=[.$B58];[Thong_Tin_Ngay_Nghi_201807.$C$3:.$C$57])+SUMPRODUCT([Thong_Tin_Ngay_Nghi_201808.$B$3:.$B$62]=[.$B58];[Thong_Tin_Ngay_Nghi_201808.$C$3:.$C$62])+SUMPRODUCT([Thong_Tin_Ngay_Nghi_201809.$B$3:.$B$61]=[.$B58];[Thong_Tin_Ngay_Nghi_201809.$C$3:.$C$61])+SUMPRODUCT([Thong_Tin_Ngay_Nghi_201810.$B$3:.$B$59]=[.$B58];[Thong_Tin_Ngay_Nghi_201810.$C$3:.$C$59])+SUMPRODUCT([Thong_Tin_Ngay_Nghi_201811.$B$3:.$B$60]=[.$B58];[Thong_Tin_Ngay_Nghi_201811.$C$3:.$C$60])+ SUMPRODUCT([Thong_Tin_Ngay_Nghi_201812.$B$3:.$B$59]=[.$B58];[Thong_Tin_Ngay_Nghi_201812.$C$3:.$C$59])" office:value-type="float" office:value="2">
            <text:p>2</text:p>
          </table:table-cell>
          <table:table-cell table:style-name="ce48" table:formula="of:=IF(DATE(YEAR([.F58]);MONTH([.F58]);DAY([.F58]))&lt;=DATE(YEAR([.F58]);3;31); [.D58]-[.H58] + [.G58]; IF([.H58]-[.D58]&lt;0;[.H58] + [.G58] -[.I58];[.G58]+[.D58]-[.I58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58]+[.L58] +[.K58]+[.M58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3">
            <text:p>53</text:p>
          </table:table-cell>
          <table:table-cell table:style-name="ce44" office:value-type="string">
            <text:p>ThaoDTN</text:p>
          </table:table-cell>
          <table:table-cell table:style-name="ce48" office:value-type="float" office:value="7">
            <text:p>7</text:p>
          </table:table-cell>
          <table:table-cell table:style-name="ce48" table:formula="of:=IF([.C59]&lt;0;0;[.C59])" office:value-type="float" office:value="7">
            <text:p>7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9]);DATE(YEAR([.E59]);12;31);NOW())" office:value-type="date" office:date-value="2018-10-09T14:45:52.13">
            <text:p>10/09/18</text:p>
          </table:table-cell>
          <table:table-cell table:style-name="ce52" table:formula="of:= IF(MONTH([.F59])=MONTH([.E59]) ; IF(NETWORKDAYS([.E59];[.E59]) &lt; NETWORKDAYS(DATE(YEAR([.E59]);MONTH([.E59]);1);EOMONTH([.E59];0)) / 2 ; 0 ; 1)  ;  IF( NETWORKDAYS([.E59];EOMONTH([.E59];0)) &lt; NETWORKDAYS(DATE(YEAR([.E59]);MONTH([.E59]);1);EOMONTH([.E59];0))/2  ; 0  ; 1) + IF(MONTH([.F59]) &gt; MONTH([.E59]) ; MONTH([.F59])-MONTH([.E59])-1 ; 0) + IF(NETWORKDAYS(DATE(YEAR([.F59]);MONTH([.F59]);1);[.F59]) &lt;  NETWORKDAYS(DATE(YEAR([.F59]);MONTH([.F59]);1);EOMONTH([.F59];0)) / 2 ; 0 ; 1))" office:value-type="float" office:value="9">
            <text:p>9</text:p>
          </table:table-cell>
          <table:table-cell table:style-name="ce55" table:formula="of:=SUMPRODUCT([Thong_Tin_Ngay_Nghi_201801.$B$3:.$B$53]=[.$B59];[Thong_Tin_Ngay_Nghi_201801.$C$3:.$C$53]) +  SUMPRODUCT([Thong_Tin_Ngay_Nghi_201802.$B$3:.$B$55]=[.$B59];[Thong_Tin_Ngay_Nghi_201802.$C$3:.$C$55]) + SUMPRODUCT([Thong_Tin_Ngay_Nghi_201803.$B$3:.$B$49]=[.$B59];[Thong_Tin_Ngay_Nghi_201803.$C$3:.$C$49])" office:value-type="float" office:value="7.5">
            <text:p>7.5</text:p>
          </table:table-cell>
          <table:table-cell table:style-name="ce60" table:formula="of:=SUMPRODUCT([Thong_Tin_Ngay_Nghi_201801.$B$3:.$B$54]=[.$B59];[Thong_Tin_Ngay_Nghi_201801.$C$3:.$C$54])+SUMPRODUCT([Thong_Tin_Ngay_Nghi_201802.$B$3:.$B$56]=[.$B59];[Thong_Tin_Ngay_Nghi_201802.$C$3:.$C$56])+SUMPRODUCT([Thong_Tin_Ngay_Nghi_201803.$B$3:.$B$50]=[.$B59];[Thong_Tin_Ngay_Nghi_201803.$C$3:.$C$50])+SUMPRODUCT([Thong_Tin_Ngay_Nghi_201804.$B$3:.$B$49]=[.$B59];[Thong_Tin_Ngay_Nghi_201804.$C$3:.$C$49])+SUMPRODUCT([Thong_Tin_Ngay_Nghi_201805.$B$3:.$B$47]=[.$B59];[Thong_Tin_Ngay_Nghi_201805.$C$3:.$C$47])+SUMPRODUCT([Thong_Tin_Ngay_Nghi_201806.$B$3:.$B$51]=[.$B59];[Thong_Tin_Ngay_Nghi_201806.$C$3:.$C$51])+SUMPRODUCT([Thong_Tin_Ngay_Nghi_201807.$B$3:.$B$57]=[.$B59];[Thong_Tin_Ngay_Nghi_201807.$C$3:.$C$57])+SUMPRODUCT([Thong_Tin_Ngay_Nghi_201808.$B$3:.$B$62]=[.$B59];[Thong_Tin_Ngay_Nghi_201808.$C$3:.$C$62])+SUMPRODUCT([Thong_Tin_Ngay_Nghi_201809.$B$3:.$B$61]=[.$B59];[Thong_Tin_Ngay_Nghi_201809.$C$3:.$C$61])+SUMPRODUCT([Thong_Tin_Ngay_Nghi_201810.$B$3:.$B$59]=[.$B59];[Thong_Tin_Ngay_Nghi_201810.$C$3:.$C$59])+SUMPRODUCT([Thong_Tin_Ngay_Nghi_201811.$B$3:.$B$60]=[.$B59];[Thong_Tin_Ngay_Nghi_201811.$C$3:.$C$60])+ SUMPRODUCT([Thong_Tin_Ngay_Nghi_201812.$B$3:.$B$59]=[.$B59];[Thong_Tin_Ngay_Nghi_201812.$C$3:.$C$59])" office:value-type="float" office:value="14">
            <text:p>14</text:p>
          </table:table-cell>
          <table:table-cell table:style-name="ce48" table:formula="of:=IF(DATE(YEAR([.F59]);MONTH([.F59]);DAY([.F59]))&lt;=DATE(YEAR([.F59]);3;31); [.D59]-[.H59] + [.G59]; IF([.H59]-[.D59]&lt;0;[.H59] + [.G59] -[.I59];[.G59]+[.D59]-[.I59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59]+[.L59] +[.K59]+[.M59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4">
            <text:p>54</text:p>
          </table:table-cell>
          <table:table-cell table:style-name="ce44" office:value-type="string">
            <text:p>ThinhCT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8-15">
            <text:p>08/15/18</text:p>
          </table:table-cell>
          <table:table-cell table:style-name="ce50" table:formula="of:=IF(YEAR(NOW())&gt;YEAR([.E60]);DATE(YEAR([.E60]);12;31);NOW())" office:value-type="date" office:date-value="2018-10-09T14:45:52.14">
            <text:p>10/09/18</text:p>
          </table:table-cell>
          <table:table-cell table:style-name="ce52" table:formula="of:= IF(MONTH([.F60])=MONTH([.E60]) ; IF(NETWORKDAYS([.E60];[.E60]) &lt; NETWORKDAYS(DATE(YEAR([.E60]);MONTH([.E60]);1);EOMONTH([.E60];0)) / 2 ; 0 ; 1)  ;  IF( NETWORKDAYS([.E60];EOMONTH([.E60];0)) &lt; NETWORKDAYS(DATE(YEAR([.E60]);MONTH([.E60]);1);EOMONTH([.E60];0))/2  ; 0  ; 1) + IF(MONTH([.F60]) &gt; MONTH([.E60]) ; MONTH([.F60])-MONTH([.E60])-1 ; 0) + IF(NETWORKDAYS(DATE(YEAR([.F60]);MONTH([.F60]);1);[.F60]) &lt;  NETWORKDAYS(DATE(YEAR([.F60]);MONTH([.F60]);1);EOMONTH([.F60];0)) / 2 ; 0 ; 1))" office:value-type="float" office:value="2">
            <text:p>2</text:p>
          </table:table-cell>
          <table:table-cell table:style-name="ce55" table:formula="of:=SUMPRODUCT([Thong_Tin_Ngay_Nghi_201801.$B$3:.$B$53]=[.$B60];[Thong_Tin_Ngay_Nghi_201801.$C$3:.$C$53]) +  SUMPRODUCT([Thong_Tin_Ngay_Nghi_201802.$B$3:.$B$55]=[.$B60];[Thong_Tin_Ngay_Nghi_201802.$C$3:.$C$55]) + SUMPRODUCT([Thong_Tin_Ngay_Nghi_201803.$B$3:.$B$49]=[.$B60];[Thong_Tin_Ngay_Nghi_201803.$C$3:.$C$49])" office:value-type="float" office:value="0">
            <text:p>0</text:p>
          </table:table-cell>
          <table:table-cell table:style-name="ce60" table:formula="of:=SUMPRODUCT([Thong_Tin_Ngay_Nghi_201801.$B$3:.$B$54]=[.$B60];[Thong_Tin_Ngay_Nghi_201801.$C$3:.$C$54])+SUMPRODUCT([Thong_Tin_Ngay_Nghi_201802.$B$3:.$B$56]=[.$B60];[Thong_Tin_Ngay_Nghi_201802.$C$3:.$C$56])+SUMPRODUCT([Thong_Tin_Ngay_Nghi_201803.$B$3:.$B$50]=[.$B60];[Thong_Tin_Ngay_Nghi_201803.$C$3:.$C$50])+SUMPRODUCT([Thong_Tin_Ngay_Nghi_201804.$B$3:.$B$49]=[.$B60];[Thong_Tin_Ngay_Nghi_201804.$C$3:.$C$49])+SUMPRODUCT([Thong_Tin_Ngay_Nghi_201805.$B$3:.$B$47]=[.$B60];[Thong_Tin_Ngay_Nghi_201805.$C$3:.$C$47])+SUMPRODUCT([Thong_Tin_Ngay_Nghi_201806.$B$3:.$B$51]=[.$B60];[Thong_Tin_Ngay_Nghi_201806.$C$3:.$C$51])+SUMPRODUCT([Thong_Tin_Ngay_Nghi_201807.$B$3:.$B$57]=[.$B60];[Thong_Tin_Ngay_Nghi_201807.$C$3:.$C$57])+SUMPRODUCT([Thong_Tin_Ngay_Nghi_201808.$B$3:.$B$62]=[.$B60];[Thong_Tin_Ngay_Nghi_201808.$C$3:.$C$62])+SUMPRODUCT([Thong_Tin_Ngay_Nghi_201809.$B$3:.$B$61]=[.$B60];[Thong_Tin_Ngay_Nghi_201809.$C$3:.$C$61])+SUMPRODUCT([Thong_Tin_Ngay_Nghi_201810.$B$3:.$B$59]=[.$B60];[Thong_Tin_Ngay_Nghi_201810.$C$3:.$C$59])+SUMPRODUCT([Thong_Tin_Ngay_Nghi_201811.$B$3:.$B$60]=[.$B60];[Thong_Tin_Ngay_Nghi_201811.$C$3:.$C$60])+ SUMPRODUCT([Thong_Tin_Ngay_Nghi_201812.$B$3:.$B$59]=[.$B60];[Thong_Tin_Ngay_Nghi_201812.$C$3:.$C$59])" office:value-type="float" office:value="2">
            <text:p>2</text:p>
          </table:table-cell>
          <table:table-cell table:style-name="ce48" table:formula="of:=IF(DATE(YEAR([.F60]);MONTH([.F60]);DAY([.F60]))&lt;=DATE(YEAR([.F60]);3;31); [.D60]-[.H60] + [.G60]; IF([.H60]-[.D60]&lt;0;[.H60] + [.G60] -[.I60];[.G60]+[.D60]-[.I60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60]+[.L60] +[.K60]+[.M60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48" office:value-type="float" office:value="-2">
            <text:p>-2</text:p>
          </table:table-cell>
          <table:table-cell table:style-name="ce48" table:formula="of:=IF([.C61]&lt;0;0;[.C61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61]);DATE(YEAR([.E61]);12;31);NOW())" office:value-type="date" office:date-value="2018-10-09T14:45:52.14">
            <text:p>10/09/18</text:p>
          </table:table-cell>
          <table:table-cell table:style-name="ce52" table:formula="of:= IF(MONTH([.F61])=MONTH([.E61]) ; IF(NETWORKDAYS([.E61];[.E61]) &lt; NETWORKDAYS(DATE(YEAR([.E61]);MONTH([.E61]);1);EOMONTH([.E61];0)) / 2 ; 0 ; 1)  ;  IF( NETWORKDAYS([.E61];EOMONTH([.E61];0)) &lt; NETWORKDAYS(DATE(YEAR([.E61]);MONTH([.E61]);1);EOMONTH([.E61];0))/2  ; 0  ; 1) + IF(MONTH([.F61]) &gt; MONTH([.E61]) ; MONTH([.F61])-MONTH([.E61])-1 ; 0) + IF(NETWORKDAYS(DATE(YEAR([.F61]);MONTH([.F61]);1);[.F61]) &lt;  NETWORKDAYS(DATE(YEAR([.F61]);MONTH([.F61]);1);EOMONTH([.F61];0)) / 2 ; 0 ; 1))" office:value-type="float" office:value="9">
            <text:p>9</text:p>
          </table:table-cell>
          <table:table-cell table:style-name="ce55" table:formula="of:=SUMPRODUCT([Thong_Tin_Ngay_Nghi_201801.$B$3:.$B$53]=[.$B61];[Thong_Tin_Ngay_Nghi_201801.$C$3:.$C$53]) +  SUMPRODUCT([Thong_Tin_Ngay_Nghi_201802.$B$3:.$B$55]=[.$B61];[Thong_Tin_Ngay_Nghi_201802.$C$3:.$C$55]) + SUMPRODUCT([Thong_Tin_Ngay_Nghi_201803.$B$3:.$B$49]=[.$B61];[Thong_Tin_Ngay_Nghi_201803.$C$3:.$C$49])" office:value-type="float" office:value="4">
            <text:p>4</text:p>
          </table:table-cell>
          <table:table-cell table:style-name="ce60" table:formula="of:=SUMPRODUCT([Thong_Tin_Ngay_Nghi_201801.$B$3:.$B$54]=[.$B61];[Thong_Tin_Ngay_Nghi_201801.$C$3:.$C$54])+SUMPRODUCT([Thong_Tin_Ngay_Nghi_201802.$B$3:.$B$56]=[.$B61];[Thong_Tin_Ngay_Nghi_201802.$C$3:.$C$56])+SUMPRODUCT([Thong_Tin_Ngay_Nghi_201803.$B$3:.$B$50]=[.$B61];[Thong_Tin_Ngay_Nghi_201803.$C$3:.$C$50])+SUMPRODUCT([Thong_Tin_Ngay_Nghi_201804.$B$3:.$B$49]=[.$B61];[Thong_Tin_Ngay_Nghi_201804.$C$3:.$C$49])+SUMPRODUCT([Thong_Tin_Ngay_Nghi_201805.$B$3:.$B$47]=[.$B61];[Thong_Tin_Ngay_Nghi_201805.$C$3:.$C$47])+SUMPRODUCT([Thong_Tin_Ngay_Nghi_201806.$B$3:.$B$51]=[.$B61];[Thong_Tin_Ngay_Nghi_201806.$C$3:.$C$51])+SUMPRODUCT([Thong_Tin_Ngay_Nghi_201807.$B$3:.$B$57]=[.$B61];[Thong_Tin_Ngay_Nghi_201807.$C$3:.$C$57])+SUMPRODUCT([Thong_Tin_Ngay_Nghi_201808.$B$3:.$B$62]=[.$B61];[Thong_Tin_Ngay_Nghi_201808.$C$3:.$C$62])+SUMPRODUCT([Thong_Tin_Ngay_Nghi_201809.$B$3:.$B$61]=[.$B61];[Thong_Tin_Ngay_Nghi_201809.$C$3:.$C$61])+SUMPRODUCT([Thong_Tin_Ngay_Nghi_201810.$B$3:.$B$59]=[.$B61];[Thong_Tin_Ngay_Nghi_201810.$C$3:.$C$59])+SUMPRODUCT([Thong_Tin_Ngay_Nghi_201811.$B$3:.$B$60]=[.$B61];[Thong_Tin_Ngay_Nghi_201811.$C$3:.$C$60])+ SUMPRODUCT([Thong_Tin_Ngay_Nghi_201812.$B$3:.$B$59]=[.$B61];[Thong_Tin_Ngay_Nghi_201812.$C$3:.$C$59])" office:value-type="float" office:value="19">
            <text:p>19</text:p>
          </table:table-cell>
          <table:table-cell table:style-name="ce48" table:formula="of:=IF(DATE(YEAR([.F61]);MONTH([.F61]);DAY([.F61]))&lt;=DATE(YEAR([.F61]);3;31); [.D61]-[.H61] + [.G61]; IF([.H61]-[.D61]&lt;0;[.H61] + [.G61] -[.I61];[.G61]+[.D61]-[.I61]))" office:value-type="float" office:value="-10">
            <text:p>-10</text:p>
          </table:table-cell>
          <table:table-cell table:number-columns-repeated="2" table:style-name="ce48"/>
          <table:table-cell table:style-name="ce63"/>
          <table:table-cell table:style-name="ce48" table:formula="of:=[.J61]+[.L61] +[.K61]+[.M61]" office:value-type="float" office:value="-10">
            <text:p>-10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48" office:value-type="float" office:value="-24">
            <text:p>-24</text:p>
          </table:table-cell>
          <table:table-cell table:style-name="ce48" table:formula="of:=IF([.C62]&lt;0;0;[.C62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62]);DATE(YEAR([.E62]);12;31);NOW())" office:value-type="date" office:date-value="2018-10-09T14:45:52.14">
            <text:p>10/09/18</text:p>
          </table:table-cell>
          <table:table-cell table:style-name="ce52" table:formula="of:= IF(MONTH([.F62])=MONTH([.E62]) ; IF(NETWORKDAYS([.E62];[.E62]) &lt; NETWORKDAYS(DATE(YEAR([.E62]);MONTH([.E62]);1);EOMONTH([.E62];0)) / 2 ; 0 ; 1)  ;  IF( NETWORKDAYS([.E62];EOMONTH([.E62];0)) &lt; NETWORKDAYS(DATE(YEAR([.E62]);MONTH([.E62]);1);EOMONTH([.E62];0))/2  ; 0  ; 1) + IF(MONTH([.F62]) &gt; MONTH([.E62]) ; MONTH([.F62])-MONTH([.E62])-1 ; 0) + IF(NETWORKDAYS(DATE(YEAR([.F62]);MONTH([.F62]);1);[.F62]) &lt;  NETWORKDAYS(DATE(YEAR([.F62]);MONTH([.F62]);1);EOMONTH([.F62];0)) / 2 ; 0 ; 1))" office:value-type="float" office:value="9">
            <text:p>9</text:p>
          </table:table-cell>
          <table:table-cell table:style-name="ce55" table:formula="of:=SUMPRODUCT([Thong_Tin_Ngay_Nghi_201801.$B$3:.$B$53]=[.$B62];[Thong_Tin_Ngay_Nghi_201801.$C$3:.$C$53]) +  SUMPRODUCT([Thong_Tin_Ngay_Nghi_201802.$B$3:.$B$55]=[.$B62];[Thong_Tin_Ngay_Nghi_201802.$C$3:.$C$55]) + SUMPRODUCT([Thong_Tin_Ngay_Nghi_201803.$B$3:.$B$49]=[.$B62];[Thong_Tin_Ngay_Nghi_201803.$C$3:.$C$49])" office:value-type="float" office:value="7">
            <text:p>7</text:p>
          </table:table-cell>
          <table:table-cell table:style-name="ce60" table:formula="of:=SUMPRODUCT([Thong_Tin_Ngay_Nghi_201801.$B$3:.$B$54]=[.$B62];[Thong_Tin_Ngay_Nghi_201801.$C$3:.$C$54])+SUMPRODUCT([Thong_Tin_Ngay_Nghi_201802.$B$3:.$B$56]=[.$B62];[Thong_Tin_Ngay_Nghi_201802.$C$3:.$C$56])+SUMPRODUCT([Thong_Tin_Ngay_Nghi_201803.$B$3:.$B$50]=[.$B62];[Thong_Tin_Ngay_Nghi_201803.$C$3:.$C$50])+SUMPRODUCT([Thong_Tin_Ngay_Nghi_201804.$B$3:.$B$49]=[.$B62];[Thong_Tin_Ngay_Nghi_201804.$C$3:.$C$49])+SUMPRODUCT([Thong_Tin_Ngay_Nghi_201805.$B$3:.$B$47]=[.$B62];[Thong_Tin_Ngay_Nghi_201805.$C$3:.$C$47])+SUMPRODUCT([Thong_Tin_Ngay_Nghi_201806.$B$3:.$B$51]=[.$B62];[Thong_Tin_Ngay_Nghi_201806.$C$3:.$C$51])+SUMPRODUCT([Thong_Tin_Ngay_Nghi_201807.$B$3:.$B$57]=[.$B62];[Thong_Tin_Ngay_Nghi_201807.$C$3:.$C$57])+SUMPRODUCT([Thong_Tin_Ngay_Nghi_201808.$B$3:.$B$62]=[.$B62];[Thong_Tin_Ngay_Nghi_201808.$C$3:.$C$62])+SUMPRODUCT([Thong_Tin_Ngay_Nghi_201809.$B$3:.$B$61]=[.$B62];[Thong_Tin_Ngay_Nghi_201809.$C$3:.$C$61])+SUMPRODUCT([Thong_Tin_Ngay_Nghi_201810.$B$3:.$B$59]=[.$B62];[Thong_Tin_Ngay_Nghi_201810.$C$3:.$C$59])+SUMPRODUCT([Thong_Tin_Ngay_Nghi_201811.$B$3:.$B$60]=[.$B62];[Thong_Tin_Ngay_Nghi_201811.$C$3:.$C$60])+ SUMPRODUCT([Thong_Tin_Ngay_Nghi_201812.$B$3:.$B$59]=[.$B62];[Thong_Tin_Ngay_Nghi_201812.$C$3:.$C$59])" office:value-type="float" office:value="25.5">
            <text:p>25.5</text:p>
          </table:table-cell>
          <table:table-cell table:style-name="ce48" table:formula="of:=IF(DATE(YEAR([.F62]);MONTH([.F62]);DAY([.F62]))&lt;=DATE(YEAR([.F62]);3;31); [.D62]-[.H62] + [.G62]; IF([.H62]-[.D62]&lt;0;[.H62] + [.G62] -[.I62];[.G62]+[.D62]-[.I62]))" office:value-type="float" office:value="-16.5">
            <text:p>-16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2]+[.L62] +[.K62]+[.M62]" office:value-type="float" office:value="-15.5">
            <text:p>-15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48" office:value-type="float" office:value="0">
            <text:p>0</text:p>
          </table:table-cell>
          <table:table-cell table:style-name="ce48" table:formula="of:=IF([.C63]&lt;0;0;[.C63])" office:value-type="float" office:value="0">
            <text:p>0</text:p>
          </table:table-cell>
          <table:table-cell table:style-name="ce50" office:value-type="date" office:date-value="2018-01-22">
            <text:p>01/22/18</text:p>
          </table:table-cell>
          <table:table-cell table:style-name="ce50" table:formula="of:=IF(YEAR(NOW())&gt;YEAR([.E63]);DATE(YEAR([.E63]);12;31);NOW())" office:value-type="date" office:date-value="2018-10-09T14:45:52.14">
            <text:p>10/09/18</text:p>
          </table:table-cell>
          <table:table-cell table:style-name="ce52" table:formula="of:= IF(MONTH([.F63])=MONTH([.E63]) ; IF(NETWORKDAYS([.E63];[.E63]) &lt; NETWORKDAYS(DATE(YEAR([.E63]);MONTH([.E63]);1);EOMONTH([.E63];0)) / 2 ; 0 ; 1)  ;  IF( NETWORKDAYS([.E63];EOMONTH([.E63];0)) &lt; NETWORKDAYS(DATE(YEAR([.E63]);MONTH([.E63]);1);EOMONTH([.E63];0))/2  ; 0  ; 1) + IF(MONTH([.F63]) &gt; MONTH([.E63]) ; MONTH([.F63])-MONTH([.E63])-1 ; 0) + IF(NETWORKDAYS(DATE(YEAR([.F63]);MONTH([.F63]);1);[.F63]) &lt;  NETWORKDAYS(DATE(YEAR([.F63]);MONTH([.F63]);1);EOMONTH([.F63];0)) / 2 ; 0 ; 1))" office:value-type="float" office:value="8">
            <text:p>8</text:p>
          </table:table-cell>
          <table:table-cell table:style-name="ce55" table:formula="of:=SUMPRODUCT([Thong_Tin_Ngay_Nghi_201801.$B$3:.$B$53]=[.$B63];[Thong_Tin_Ngay_Nghi_201801.$C$3:.$C$53]) +  SUMPRODUCT([Thong_Tin_Ngay_Nghi_201802.$B$3:.$B$55]=[.$B63];[Thong_Tin_Ngay_Nghi_201802.$C$3:.$C$55]) + SUMPRODUCT([Thong_Tin_Ngay_Nghi_201803.$B$3:.$B$49]=[.$B63];[Thong_Tin_Ngay_Nghi_201803.$C$3:.$C$49])" office:value-type="float" office:value="2">
            <text:p>2</text:p>
          </table:table-cell>
          <table:table-cell table:style-name="ce60" table:formula="of:=SUMPRODUCT([Thong_Tin_Ngay_Nghi_201801.$B$3:.$B$54]=[.$B63];[Thong_Tin_Ngay_Nghi_201801.$C$3:.$C$54])+SUMPRODUCT([Thong_Tin_Ngay_Nghi_201802.$B$3:.$B$56]=[.$B63];[Thong_Tin_Ngay_Nghi_201802.$C$3:.$C$56])+SUMPRODUCT([Thong_Tin_Ngay_Nghi_201803.$B$3:.$B$50]=[.$B63];[Thong_Tin_Ngay_Nghi_201803.$C$3:.$C$50])+SUMPRODUCT([Thong_Tin_Ngay_Nghi_201804.$B$3:.$B$49]=[.$B63];[Thong_Tin_Ngay_Nghi_201804.$C$3:.$C$49])+SUMPRODUCT([Thong_Tin_Ngay_Nghi_201805.$B$3:.$B$47]=[.$B63];[Thong_Tin_Ngay_Nghi_201805.$C$3:.$C$47])+SUMPRODUCT([Thong_Tin_Ngay_Nghi_201806.$B$3:.$B$51]=[.$B63];[Thong_Tin_Ngay_Nghi_201806.$C$3:.$C$51])+SUMPRODUCT([Thong_Tin_Ngay_Nghi_201807.$B$3:.$B$57]=[.$B63];[Thong_Tin_Ngay_Nghi_201807.$C$3:.$C$57])+SUMPRODUCT([Thong_Tin_Ngay_Nghi_201808.$B$3:.$B$62]=[.$B63];[Thong_Tin_Ngay_Nghi_201808.$C$3:.$C$62])+SUMPRODUCT([Thong_Tin_Ngay_Nghi_201809.$B$3:.$B$61]=[.$B63];[Thong_Tin_Ngay_Nghi_201809.$C$3:.$C$61])+SUMPRODUCT([Thong_Tin_Ngay_Nghi_201810.$B$3:.$B$59]=[.$B63];[Thong_Tin_Ngay_Nghi_201810.$C$3:.$C$59])+SUMPRODUCT([Thong_Tin_Ngay_Nghi_201811.$B$3:.$B$60]=[.$B63];[Thong_Tin_Ngay_Nghi_201811.$C$3:.$C$60])+ SUMPRODUCT([Thong_Tin_Ngay_Nghi_201812.$B$3:.$B$59]=[.$B63];[Thong_Tin_Ngay_Nghi_201812.$C$3:.$C$59])" office:value-type="float" office:value="9">
            <text:p>9</text:p>
          </table:table-cell>
          <table:table-cell table:style-name="ce48" table:formula="of:=IF(DATE(YEAR([.F63]);MONTH([.F63]);DAY([.F63]))&lt;=DATE(YEAR([.F63]);3;31); [.D63]-[.H63] + [.G63]; IF([.H63]-[.D63]&lt;0;[.H63] + [.G63] -[.I63];[.G63]+[.D63]-[.I63]))" office:value-type="float" office:value="-1">
            <text:p>-1</text:p>
          </table:table-cell>
          <table:table-cell table:style-name="ce48"/>
          <table:table-cell table:style-name="ce48" office:value-type="float" office:value="2">
            <text:p>2</text:p>
          </table:table-cell>
          <table:table-cell table:style-name="ce63"/>
          <table:table-cell table:style-name="ce48" table:formula="of:=[.J63]+[.L63] +[.K63]+[.M63]" office:value-type="float" office:value="1">
            <text:p>1</text:p>
          </table:table-cell>
          <table:table-cell table:style-name="ce66" office:value-type="string">
            <text:p>Những ngày nghỉ này đã trừ vào lương → sẽ ko trừ vào phép nữa: </text:p>
            <text:p>- Tháng 2: 2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48" office:value-type="float" office:value="2">
            <text:p>2</text:p>
          </table:table-cell>
          <table:table-cell table:style-name="ce48" table:formula="of:=IF([.C64]&lt;0;0;[.C64])" office:value-type="float" office:value="2">
            <text:p>2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64]);DATE(YEAR([.E64]);12;31);NOW())" office:value-type="date" office:date-value="2018-10-09T14:45:52.14">
            <text:p>10/09/18</text:p>
          </table:table-cell>
          <table:table-cell table:style-name="ce52" table:formula="of:= IF(MONTH([.F64])=MONTH([.E64]) ; IF(NETWORKDAYS([.E64];[.E64]) &lt; NETWORKDAYS(DATE(YEAR([.E64]);MONTH([.E64]);1);EOMONTH([.E64];0)) / 2 ; 0 ; 1)  ;  IF( NETWORKDAYS([.E64];EOMONTH([.E64];0)) &lt; NETWORKDAYS(DATE(YEAR([.E64]);MONTH([.E64]);1);EOMONTH([.E64];0))/2  ; 0  ; 1) + IF(MONTH([.F64]) &gt; MONTH([.E64]) ; MONTH([.F64])-MONTH([.E64])-1 ; 0) + IF(NETWORKDAYS(DATE(YEAR([.F64]);MONTH([.F64]);1);[.F64]) &lt;  NETWORKDAYS(DATE(YEAR([.F64]);MONTH([.F64]);1);EOMONTH([.F64];0)) / 2 ; 0 ; 1))" office:value-type="float" office:value="9">
            <text:p>9</text:p>
          </table:table-cell>
          <table:table-cell table:style-name="ce55" table:formula="of:=SUMPRODUCT([Thong_Tin_Ngay_Nghi_201801.$B$3:.$B$53]=[.$B64];[Thong_Tin_Ngay_Nghi_201801.$C$3:.$C$53]) +  SUMPRODUCT([Thong_Tin_Ngay_Nghi_201802.$B$3:.$B$55]=[.$B64];[Thong_Tin_Ngay_Nghi_201802.$C$3:.$C$55]) + SUMPRODUCT([Thong_Tin_Ngay_Nghi_201803.$B$3:.$B$49]=[.$B64];[Thong_Tin_Ngay_Nghi_201803.$C$3:.$C$49])" office:value-type="float" office:value="3">
            <text:p>3</text:p>
          </table:table-cell>
          <table:table-cell table:style-name="ce60" table:formula="of:=SUMPRODUCT([Thong_Tin_Ngay_Nghi_201801.$B$3:.$B$54]=[.$B64];[Thong_Tin_Ngay_Nghi_201801.$C$3:.$C$54])+SUMPRODUCT([Thong_Tin_Ngay_Nghi_201802.$B$3:.$B$56]=[.$B64];[Thong_Tin_Ngay_Nghi_201802.$C$3:.$C$56])+SUMPRODUCT([Thong_Tin_Ngay_Nghi_201803.$B$3:.$B$50]=[.$B64];[Thong_Tin_Ngay_Nghi_201803.$C$3:.$C$50])+SUMPRODUCT([Thong_Tin_Ngay_Nghi_201804.$B$3:.$B$49]=[.$B64];[Thong_Tin_Ngay_Nghi_201804.$C$3:.$C$49])+SUMPRODUCT([Thong_Tin_Ngay_Nghi_201805.$B$3:.$B$47]=[.$B64];[Thong_Tin_Ngay_Nghi_201805.$C$3:.$C$47])+SUMPRODUCT([Thong_Tin_Ngay_Nghi_201806.$B$3:.$B$51]=[.$B64];[Thong_Tin_Ngay_Nghi_201806.$C$3:.$C$51])+SUMPRODUCT([Thong_Tin_Ngay_Nghi_201807.$B$3:.$B$57]=[.$B64];[Thong_Tin_Ngay_Nghi_201807.$C$3:.$C$57])+SUMPRODUCT([Thong_Tin_Ngay_Nghi_201808.$B$3:.$B$62]=[.$B64];[Thong_Tin_Ngay_Nghi_201808.$C$3:.$C$62])+SUMPRODUCT([Thong_Tin_Ngay_Nghi_201809.$B$3:.$B$61]=[.$B64];[Thong_Tin_Ngay_Nghi_201809.$C$3:.$C$61])+SUMPRODUCT([Thong_Tin_Ngay_Nghi_201810.$B$3:.$B$59]=[.$B64];[Thong_Tin_Ngay_Nghi_201810.$C$3:.$C$59])+SUMPRODUCT([Thong_Tin_Ngay_Nghi_201811.$B$3:.$B$60]=[.$B64];[Thong_Tin_Ngay_Nghi_201811.$C$3:.$C$60])+ SUMPRODUCT([Thong_Tin_Ngay_Nghi_201812.$B$3:.$B$59]=[.$B64];[Thong_Tin_Ngay_Nghi_201812.$C$3:.$C$59])" office:value-type="float" office:value="9.5">
            <text:p>9.5</text:p>
          </table:table-cell>
          <table:table-cell table:style-name="ce48" table:formula="of:=IF(DATE(YEAR([.F64]);MONTH([.F64]);DAY([.F64]))&lt;=DATE(YEAR([.F64]);3;31); [.D64]-[.H64] + [.G64]; IF([.H64]-[.D64]&lt;0;[.H64] + [.G64] -[.I64];[.G64]+[.D64]-[.I64]))" office:value-type="float" office:value="1.5">
            <text:p>1.5</text:p>
          </table:table-cell>
          <table:table-cell table:number-columns-repeated="2" table:style-name="ce48"/>
          <table:table-cell table:style-name="ce63"/>
          <table:table-cell table:style-name="ce48" table:formula="of:=[.J64]+[.L64] +[.K64]+[.M64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59">
            <text:p>59</text:p>
          </table:table-cell>
          <table:table-cell table:style-name="ce46" office:value-type="string">
            <text:p>VinhP</text:p>
          </table:table-cell>
          <table:table-cell table:style-name="ce48" office:value-type="float" office:value="2.5">
            <text:p>2.5</text:p>
          </table:table-cell>
          <table:table-cell table:style-name="ce48" table:formula="of:=IF([.C65]&lt;0;0;[.C65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65]);DATE(YEAR([.E65]);12;31);NOW())" office:value-type="date" office:date-value="2018-10-09T14:45:52.15">
            <text:p>10/09/18</text:p>
          </table:table-cell>
          <table:table-cell table:style-name="ce52" table:formula="of:= IF(MONTH([.F65])=MONTH([.E65]) ; IF(NETWORKDAYS([.E65];[.E65]) &lt; NETWORKDAYS(DATE(YEAR([.E65]);MONTH([.E65]);1);EOMONTH([.E65];0)) / 2 ; 0 ; 1)  ;  IF( NETWORKDAYS([.E65];EOMONTH([.E65];0)) &lt; NETWORKDAYS(DATE(YEAR([.E65]);MONTH([.E65]);1);EOMONTH([.E65];0))/2  ; 0  ; 1) + IF(MONTH([.F65]) &gt; MONTH([.E65]) ; MONTH([.F65])-MONTH([.E65])-1 ; 0) + IF(NETWORKDAYS(DATE(YEAR([.F65]);MONTH([.F65]);1);[.F65]) &lt;  NETWORKDAYS(DATE(YEAR([.F65]);MONTH([.F65]);1);EOMONTH([.F65];0)) / 2 ; 0 ; 1))" office:value-type="float" office:value="9">
            <text:p>9</text:p>
          </table:table-cell>
          <table:table-cell table:style-name="ce55" table:formula="of:=SUMPRODUCT([Thong_Tin_Ngay_Nghi_201801.$B$3:.$B$53]=[.$B65];[Thong_Tin_Ngay_Nghi_201801.$C$3:.$C$53]) +  SUMPRODUCT([Thong_Tin_Ngay_Nghi_201802.$B$3:.$B$55]=[.$B65];[Thong_Tin_Ngay_Nghi_201802.$C$3:.$C$55]) + SUMPRODUCT([Thong_Tin_Ngay_Nghi_201803.$B$3:.$B$49]=[.$B65];[Thong_Tin_Ngay_Nghi_201803.$C$3:.$C$49])" office:value-type="float" office:value="5">
            <text:p>5</text:p>
          </table:table-cell>
          <table:table-cell table:style-name="ce60" table:formula="of:=SUMPRODUCT([Thong_Tin_Ngay_Nghi_201801.$B$3:.$B$54]=[.$B65];[Thong_Tin_Ngay_Nghi_201801.$C$3:.$C$54])+SUMPRODUCT([Thong_Tin_Ngay_Nghi_201802.$B$3:.$B$56]=[.$B65];[Thong_Tin_Ngay_Nghi_201802.$C$3:.$C$56])+SUMPRODUCT([Thong_Tin_Ngay_Nghi_201803.$B$3:.$B$50]=[.$B65];[Thong_Tin_Ngay_Nghi_201803.$C$3:.$C$50])+SUMPRODUCT([Thong_Tin_Ngay_Nghi_201804.$B$3:.$B$49]=[.$B65];[Thong_Tin_Ngay_Nghi_201804.$C$3:.$C$49])+SUMPRODUCT([Thong_Tin_Ngay_Nghi_201805.$B$3:.$B$47]=[.$B65];[Thong_Tin_Ngay_Nghi_201805.$C$3:.$C$47])+SUMPRODUCT([Thong_Tin_Ngay_Nghi_201806.$B$3:.$B$51]=[.$B65];[Thong_Tin_Ngay_Nghi_201806.$C$3:.$C$51])+SUMPRODUCT([Thong_Tin_Ngay_Nghi_201807.$B$3:.$B$57]=[.$B65];[Thong_Tin_Ngay_Nghi_201807.$C$3:.$C$57])+SUMPRODUCT([Thong_Tin_Ngay_Nghi_201808.$B$3:.$B$62]=[.$B65];[Thong_Tin_Ngay_Nghi_201808.$C$3:.$C$62])+SUMPRODUCT([Thong_Tin_Ngay_Nghi_201809.$B$3:.$B$61]=[.$B65];[Thong_Tin_Ngay_Nghi_201809.$C$3:.$C$61])+SUMPRODUCT([Thong_Tin_Ngay_Nghi_201810.$B$3:.$B$59]=[.$B65];[Thong_Tin_Ngay_Nghi_201810.$C$3:.$C$59])+SUMPRODUCT([Thong_Tin_Ngay_Nghi_201811.$B$3:.$B$60]=[.$B65];[Thong_Tin_Ngay_Nghi_201811.$C$3:.$C$60])+ SUMPRODUCT([Thong_Tin_Ngay_Nghi_201812.$B$3:.$B$59]=[.$B65];[Thong_Tin_Ngay_Nghi_201812.$C$3:.$C$59])" office:value-type="float" office:value="11">
            <text:p>11</text:p>
          </table:table-cell>
          <table:table-cell table:style-name="ce48" table:formula="of:=IF(DATE(YEAR([.F65]);MONTH([.F65]);DAY([.F65]))&lt;=DATE(YEAR([.F65]);3;31); [.D65]-[.H65] + [.G65]; IF([.H65]-[.D65]&lt;0;[.H65] + [.G65] -[.I65];[.G65]+[.D65]-[.I65]))" office:value-type="float" office:value="0.5">
            <text:p>0.5</text:p>
          </table:table-cell>
          <table:table-cell table:style-name="ce48"/>
          <table:table-cell table:style-name="ce48" office:value-type="float" office:value="5">
            <text:p>5</text:p>
          </table:table-cell>
          <table:table-cell table:style-name="ce63" office:value-type="float" office:value="1">
            <text:p>1</text:p>
          </table:table-cell>
          <table:table-cell table:style-name="ce48" table:formula="of:=[.J65]+[.L65] +[.K65]+[.M65]" office:value-type="float" office:value="6.5">
            <text:p>6.5</text:p>
          </table:table-cell>
          <table:table-cell table:style-name="ce66" office:value-type="string">
            <text:p>Những ngày nghỉ này đã trừ vào lương → sẽ ko trừ vào phép nữa: </text:p>
            <text:p>- Tháng 9: 5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60">
            <text:p>60</text:p>
          </table:table-cell>
          <table:table-cell table:style-name="ce46" office:value-type="string">
            <text:p>ViTHT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8-01">
            <text:p>08/01/18</text:p>
          </table:table-cell>
          <table:table-cell table:style-name="ce50" table:formula="of:=IF(YEAR(NOW())&gt;YEAR([.E66]);DATE(YEAR([.E66]);12;31);NOW())" office:value-type="date" office:date-value="2018-10-09T14:45:52.15">
            <text:p>10/09/18</text:p>
          </table:table-cell>
          <table:table-cell table:style-name="ce52" table:formula="of:= IF(MONTH([.F66])=MONTH([.E66]) ; IF(NETWORKDAYS([.E66];[.E66]) &lt; NETWORKDAYS(DATE(YEAR([.E66]);MONTH([.E66]);1);EOMONTH([.E66];0)) / 2 ; 0 ; 1)  ;  IF( NETWORKDAYS([.E66];EOMONTH([.E66];0)) &lt; NETWORKDAYS(DATE(YEAR([.E66]);MONTH([.E66]);1);EOMONTH([.E66];0))/2  ; 0  ; 1) + IF(MONTH([.F66]) &gt; MONTH([.E66]) ; MONTH([.F66])-MONTH([.E66])-1 ; 0) + IF(NETWORKDAYS(DATE(YEAR([.F66]);MONTH([.F66]);1);[.F66]) &lt;  NETWORKDAYS(DATE(YEAR([.F66]);MONTH([.F66]);1);EOMONTH([.F66];0)) / 2 ; 0 ; 1))" office:value-type="float" office:value="2">
            <text:p>2</text:p>
          </table:table-cell>
          <table:table-cell table:style-name="ce55" table:formula="of:=SUMPRODUCT([Thong_Tin_Ngay_Nghi_201801.$B$3:.$B$53]=[.$B66];[Thong_Tin_Ngay_Nghi_201801.$C$3:.$C$53]) +  SUMPRODUCT([Thong_Tin_Ngay_Nghi_201802.$B$3:.$B$55]=[.$B66];[Thong_Tin_Ngay_Nghi_201802.$C$3:.$C$55]) + SUMPRODUCT([Thong_Tin_Ngay_Nghi_201803.$B$3:.$B$49]=[.$B66];[Thong_Tin_Ngay_Nghi_201803.$C$3:.$C$49])" office:value-type="float" office:value="0">
            <text:p>0</text:p>
          </table:table-cell>
          <table:table-cell table:style-name="ce60" table:formula="of:=SUMPRODUCT([Thong_Tin_Ngay_Nghi_201801.$B$3:.$B$54]=[.$B66];[Thong_Tin_Ngay_Nghi_201801.$C$3:.$C$54])+SUMPRODUCT([Thong_Tin_Ngay_Nghi_201802.$B$3:.$B$56]=[.$B66];[Thong_Tin_Ngay_Nghi_201802.$C$3:.$C$56])+SUMPRODUCT([Thong_Tin_Ngay_Nghi_201803.$B$3:.$B$50]=[.$B66];[Thong_Tin_Ngay_Nghi_201803.$C$3:.$C$50])+SUMPRODUCT([Thong_Tin_Ngay_Nghi_201804.$B$3:.$B$49]=[.$B66];[Thong_Tin_Ngay_Nghi_201804.$C$3:.$C$49])+SUMPRODUCT([Thong_Tin_Ngay_Nghi_201805.$B$3:.$B$47]=[.$B66];[Thong_Tin_Ngay_Nghi_201805.$C$3:.$C$47])+SUMPRODUCT([Thong_Tin_Ngay_Nghi_201806.$B$3:.$B$51]=[.$B66];[Thong_Tin_Ngay_Nghi_201806.$C$3:.$C$51])+SUMPRODUCT([Thong_Tin_Ngay_Nghi_201807.$B$3:.$B$57]=[.$B66];[Thong_Tin_Ngay_Nghi_201807.$C$3:.$C$57])+SUMPRODUCT([Thong_Tin_Ngay_Nghi_201808.$B$3:.$B$62]=[.$B66];[Thong_Tin_Ngay_Nghi_201808.$C$3:.$C$62])+SUMPRODUCT([Thong_Tin_Ngay_Nghi_201809.$B$3:.$B$61]=[.$B66];[Thong_Tin_Ngay_Nghi_201809.$C$3:.$C$61])+SUMPRODUCT([Thong_Tin_Ngay_Nghi_201810.$B$3:.$B$59]=[.$B66];[Thong_Tin_Ngay_Nghi_201810.$C$3:.$C$59])+SUMPRODUCT([Thong_Tin_Ngay_Nghi_201811.$B$3:.$B$60]=[.$B66];[Thong_Tin_Ngay_Nghi_201811.$C$3:.$C$60])+ SUMPRODUCT([Thong_Tin_Ngay_Nghi_201812.$B$3:.$B$59]=[.$B66];[Thong_Tin_Ngay_Nghi_201812.$C$3:.$C$59])" office:value-type="float" office:value="1">
            <text:p>1</text:p>
          </table:table-cell>
          <table:table-cell table:style-name="ce48" table:formula="of:=IF(DATE(YEAR([.F66]);MONTH([.F66]);DAY([.F66]))&lt;=DATE(YEAR([.F66]);3;31); [.D66]-[.H66] + [.G66]; IF([.H66]-[.D66]&lt;0;[.H66] + [.G66] -[.I66];[.G66]+[.D66]-[.I66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66]+[.L66] +[.K66]+[.M66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2" table:number-rows-repeated="10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82"/>
        <table:table-column table:style-name="co26" table:number-columns-repeated="7" table:default-cell-style-name="ce82"/>
        <table:table-column table:style-name="co25" table:number-columns-repeated="16" table:default-cell-style-name="ce82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77" table:number-columns-repeated="8"/>
          <table:table-cell table:style-name="ce83" office:value-type="string" table:number-columns-spanned="2" table:number-rows-spanned="1">
            <text:p>Month</text:p>
          </table:table-cell>
          <table:covered-table-cell table:style-name="ce84"/>
          <table:table-cell table:style-name="ce85" table:content-validation-name="val1" office:value-type="float" office:value="1" table:number-columns-spanned="2" table:number-rows-spanned="1">
            <text:p>1</text:p>
          </table:table-cell>
          <table:covered-table-cell table:style-name="ce84"/>
          <table:table-cell table:style-name="ce83" office:value-type="string" table:number-columns-spanned="2" table:number-rows-spanned="1">
            <text:p>Year</text:p>
          </table:table-cell>
          <table:covered-table-cell table:style-name="ce84"/>
          <table:table-cell table:style-name="ce83" office:value-type="float" office:value="2018" table:number-columns-spanned="2" table:number-rows-spanned="1">
            <text:p>2018</text:p>
          </table:table-cell>
          <table:covered-table-cell table:style-name="ce86"/>
          <table:table-cell table:style-name="ce77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78" table:formula="of:=DATE([.$R$1];[.N1];1)" office:value-type="date" office:date-value="2018-01-01">
            <text:p>01</text:p>
          </table:table-cell>
          <table:table-cell table:style-name="ce78" table:formula="of:=[.D2]+1" office:value-type="date" office:date-value="2018-01-02">
            <text:p>02</text:p>
          </table:table-cell>
          <table:table-cell table:style-name="ce78" table:formula="of:=[.E2]+1" office:value-type="date" office:date-value="2018-01-03">
            <text:p>03</text:p>
          </table:table-cell>
          <table:table-cell table:style-name="ce78" table:formula="of:=[.F2]+1" office:value-type="date" office:date-value="2018-01-04">
            <text:p>04</text:p>
          </table:table-cell>
          <table:table-cell table:style-name="ce78" table:formula="of:=[.G2]+1" office:value-type="date" office:date-value="2018-01-05">
            <text:p>05</text:p>
          </table:table-cell>
          <table:table-cell table:style-name="ce78" table:formula="of:=[.H2]+1" office:value-type="date" office:date-value="2018-01-06">
            <text:p>06</text:p>
          </table:table-cell>
          <table:table-cell table:style-name="ce78" table:formula="of:=[.I2]+1" office:value-type="date" office:date-value="2018-01-07">
            <text:p>07</text:p>
          </table:table-cell>
          <table:table-cell table:style-name="ce78" table:formula="of:=[.J2]+1" office:value-type="date" office:date-value="2018-01-08">
            <text:p>08</text:p>
          </table:table-cell>
          <table:table-cell table:style-name="ce78" table:formula="of:=[.K2]+1" office:value-type="date" office:date-value="2018-01-09">
            <text:p>09</text:p>
          </table:table-cell>
          <table:table-cell table:style-name="ce78" table:formula="of:=[.L2]+1" office:value-type="date" office:date-value="2018-01-10">
            <text:p>10</text:p>
          </table:table-cell>
          <table:table-cell table:style-name="ce78" table:formula="of:=[.M2]+1" office:value-type="date" office:date-value="2018-01-11">
            <text:p>11</text:p>
          </table:table-cell>
          <table:table-cell table:style-name="ce78" table:formula="of:=[.N2]+1" office:value-type="date" office:date-value="2018-01-12">
            <text:p>12</text:p>
          </table:table-cell>
          <table:table-cell table:style-name="ce78" table:formula="of:=[.O2]+1" office:value-type="date" office:date-value="2018-01-13">
            <text:p>13</text:p>
          </table:table-cell>
          <table:table-cell table:style-name="ce78" table:formula="of:=[.P2]+1" office:value-type="date" office:date-value="2018-01-14">
            <text:p>14</text:p>
          </table:table-cell>
          <table:table-cell table:style-name="ce78" table:formula="of:=[.Q2]+1" office:value-type="date" office:date-value="2018-01-15">
            <text:p>15</text:p>
          </table:table-cell>
          <table:table-cell table:style-name="ce78" table:formula="of:=[.R2]+1" office:value-type="date" office:date-value="2018-01-16">
            <text:p>16</text:p>
          </table:table-cell>
          <table:table-cell table:style-name="ce78" table:formula="of:=[.S2]+1" office:value-type="date" office:date-value="2018-01-17">
            <text:p>17</text:p>
          </table:table-cell>
          <table:table-cell table:style-name="ce78" table:formula="of:=[.T2]+1" office:value-type="date" office:date-value="2018-01-18">
            <text:p>18</text:p>
          </table:table-cell>
          <table:table-cell table:style-name="ce78" table:formula="of:=[.U2]+1" office:value-type="date" office:date-value="2018-01-19">
            <text:p>19</text:p>
          </table:table-cell>
          <table:table-cell table:style-name="ce78" table:formula="of:=[.V2]+1" office:value-type="date" office:date-value="2018-01-20">
            <text:p>20</text:p>
          </table:table-cell>
          <table:table-cell table:style-name="ce78" table:formula="of:=[.W2]+1" office:value-type="date" office:date-value="2018-01-21">
            <text:p>21</text:p>
          </table:table-cell>
          <table:table-cell table:style-name="ce78" table:formula="of:=[.X2]+1" office:value-type="date" office:date-value="2018-01-22">
            <text:p>22</text:p>
          </table:table-cell>
          <table:table-cell table:style-name="ce78" table:formula="of:=[.Y2]+1" office:value-type="date" office:date-value="2018-01-23">
            <text:p>23</text:p>
          </table:table-cell>
          <table:table-cell table:style-name="ce78" table:formula="of:=[.Z2]+1" office:value-type="date" office:date-value="2018-01-24">
            <text:p>24</text:p>
          </table:table-cell>
          <table:table-cell table:style-name="ce78" table:formula="of:=[.AA2]+1" office:value-type="date" office:date-value="2018-01-25">
            <text:p>25</text:p>
          </table:table-cell>
          <table:table-cell table:style-name="ce78" table:formula="of:=[.AB2]+1" office:value-type="date" office:date-value="2018-01-26">
            <text:p>26</text:p>
          </table:table-cell>
          <table:table-cell table:style-name="ce78" table:formula="of:=[.AC2]+1" office:value-type="date" office:date-value="2018-01-27">
            <text:p>27</text:p>
          </table:table-cell>
          <table:table-cell table:style-name="ce78" table:formula="of:=[.AD2]+1" office:value-type="date" office:date-value="2018-01-28">
            <text:p>28</text:p>
          </table:table-cell>
          <table:table-cell table:style-name="ce78" table:formula="of:=[.AE2]+1" office:value-type="date" office:date-value="2018-01-29">
            <text:p>29</text:p>
          </table:table-cell>
          <table:table-cell table:style-name="ce78" table:formula="of:=[.AF2]+1" office:value-type="date" office:date-value="2018-01-30">
            <text:p>30</text:p>
          </table:table-cell>
          <table:table-cell table:style-name="ce78" table:formula="of:=[.AG2]+1" office:value-type="date" office:date-value="2018-01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79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76" table:formula="of:=SUM([.D4:.AH4])" office:value-type="float" office:value="3">
            <text:p>3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113in" draw:caption-point-x="-0.2402in" draw:caption-point-y="0.605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3.1024in" svg:y="0.1004in" draw:caption-point-x="-0.2402in" draw:caption-point-y="0.6177in">
              <dc:date>2018-02-06T00:00:00</dc:date>
              <text:p text:style-name="P1"><text:span text:style-name="T1">Bận việc gia đình, xin đi trễ, 10h58 đến cty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0.1008in" draw:caption-point-x="-0.2402in" draw:caption-point-y="0.6173in">
              <dc:date>2018-01-03T00:00:00</dc:date>
              <text:p text:style-name="P1"><text:span text:style-name="T1">Dậy trễ + kẹt xe, 9h0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0.1035in" draw:caption-point-x="-0.2402in" draw:caption-point-y="0.6146in">
              <dc:date>2018-01-05T00:00:00</dc:date>
              <text:p text:style-name="P1"><text:span text:style-name="T1"><text:s/></text:span><text:span text:style-name="T1">Kẹt xe, 8h40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2" draw:text-style-name="P1" svg:width="1.1413in" svg:height="0.5457in" svg:x="5.8421in" svg:y="0.1043in" draw:caption-point-x="-0.2402in" draw:caption-point-y="0.6138in">
              <dc:date>2018-01-08T00:00:00</dc:date>
              <text:p text:style-name="P1"><text:span text:style-name="T1">Đau bụng, xin đi trễ, 10h41 đến cty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0.1047in" draw:caption-point-x="-0.2402in" draw:caption-point-y="0.6134in">
              <dc:date>2018-01-08T00:00:00</dc:date>
              <text:p text:style-name="P1"><text:span text:style-name="T1">Đi khám bệnh, xin đi trễ</text:span></text:p>
            </office:annotation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6.8205in" svg:y="0.1043in" draw:caption-point-x="-0.2402in" draw:caption-point-y="0.6138in">
              <dc:date>2018-02-06T00:00:00</dc:date>
              <text:p text:style-name="P1"><text:span text:style-name="T1">Đi lấy thuốc với má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0.1059in" draw:caption-point-x="-0.2402in" draw:caption-point-y="0.6122in">
              <dc:date>2018-01-12T00:00:00</dc:date>
              <text:p text:style-name="P1"><text:span text:style-name="T1">Chờ nghe điện thoại cho má, 8h44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0.1791in" svg:y="0.1087in" draw:caption-point-x="-0.2402in" draw:caption-point-y="0.6094in">
              <dc:date>2018-01-17T00:00:00</dc:date>
              <text:p text:style-name="P1"><text:span text:style-name="T1">Nhà có việc, off sáng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0.1083in" draw:caption-point-x="-0.2402in" draw:caption-point-y="0.6098in">
              <dc:date>2018-01-18T00:00:00</dc:date>
              <text:p text:style-name="P1"><text:span text:style-name="T1">Dậy muộn, 8h37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1.0925in" svg:y="0.1087in" draw:caption-point-x="-0.2402in" draw:caption-point-y="0.6094in">
              <dc:date>2018-01-19T00:00:00</dc:date>
              <text:p text:style-name="P1"><text:span text:style-name="T1">Kẹt xe + dậy muộn, 9h0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12.4622in" svg:y="0.1091in" draw:caption-point-x="-0.2402in" draw:caption-point-y="0.6091in">
              <dc:date>2018-02-06T00:00:00</dc:date>
              <text:p text:style-name="P1"><text:span text:style-name="T1">Không khỏe, xin đi trễ, off sáng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0.1094in" draw:caption-point-x="-0.2402in" draw:caption-point-y="0.6087in">
              <dc:date>2018-01-23T00:00:00</dc:date>
              <text:p text:style-name="P1"><text:span text:style-name="T1">Dậy muộn, 8h5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0.1098in" draw:caption-point-x="-0.2402in" draw:caption-point-y="0.6083in">
              <dc:date>2018-01-24T00:00:00</dc:date>
              <text:p text:style-name="P1"><text:span text:style-name="T1">Dậy trễ, 8h45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0.1106in" draw:caption-point-x="-0.2402in" draw:caption-point-y="0.6075in">
              <dc:date>2018-01-25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0.1114in" draw:caption-point-x="-0.2402in" draw:caption-point-y="0.6067in">
              <dc:date>2018-01-26T00:00:00</dc:date>
              <text:p text:style-name="P1"><text:span text:style-name="T1">Ngủ dậy muộn, 9h10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0.1126in" draw:caption-point-x="-0.2402in" draw:caption-point-y="0.6055in">
              <dc:date>2018-02-06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76" table:formula="of:=SUM([.D5:.AH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4181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76" table:formula="of:=SUM([.D6:.AH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6657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76" table:formula="of:=SUM([.D7:.AH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9134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472in" svg:y="0.8465in" draw:caption-point-x="-0.2402in" draw:caption-point-y="0.6146in">
              <dc:date>2018-01-05T00:00:00</dc:date>
              <text:p text:style-name="P1"><text:span text:style-name="T1">Leent rường giải quyết vụ bằng tốt nghiệp, xin đi trễ, 9h25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7.7988in" svg:y="0.8488in" draw:caption-point-x="-0.2402in" draw:caption-point-y="0.6122in">
              <dc:date>2018-01-12T00:00:00</dc:date>
              <text:p text:style-name="P1"><text:span text:style-name="T1">Về quê dự đám cưới em gái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0.8504in" draw:caption-point-x="-0.2402in" draw:caption-point-y="0.6106in">
              <dc:date>2018-01-16T00:00:00</dc:date>
              <text:p text:style-name="P1"><text:span text:style-name="T1">Lủng bánh xe, xin đi trễ, 8h4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0.8524in" draw:caption-point-x="-0.2402in" draw:caption-point-y="0.6087in">
              <dc:date>2018-01-23T00:00:00</dc:date>
              <text:p text:style-name="P1"><text:span text:style-name="T1">Ngủ quên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0.8528in" draw:caption-point-x="-0.2402in" draw:caption-point-y="0.6083in">
              <dc:date>2018-01-24T00:00:00</dc:date>
              <text:p text:style-name="P1"><text:span text:style-name="T1">Bận việc nhà, 8h4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0.8543in" draw:caption-point-x="-0.2402in" draw:caption-point-y="0.6067in">
              <dc:date>2018-01-26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76" table:formula="of:=SUM([.D8:.AH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161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0157in" svg:y="1.0933in" draw:caption-point-x="-0.2402in" draw:caption-point-y="0.6154in">
              <dc:date>2018-01-04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.0941in" draw:caption-point-x="-0.2402in" draw:caption-point-y="0.6146in">
              <dc:date>2018-01-05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1.0972in" draw:caption-point-x="-0.2402in" draw:caption-point-y="0.6114in">
              <dc:date>2018-01-15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1.0988in" draw:caption-point-x="-0.2402in" draw:caption-point-y="0.6098in">
              <dc:date>2018-01-18T00:00:00</dc:date>
              <text:p text:style-name="P1"><text:span text:style-name="T1">Chở vợ đi công việc, 8h3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.0992in" draw:caption-point-x="-0.2402in" draw:caption-point-y="0.6094in">
              <dc:date>2018-01-19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.1047in" draw:caption-point-x="-0.2402in" draw:caption-point-y="0.6039in">
              <dc:date>2018-01-31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76" table:formula="of:=SUM([.D9:.AH9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4091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3.1024in" svg:y="1.3386in" draw:caption-point-x="-0.2402in" draw:caption-point-y="0.6181in">
              <dc:date>2018-01-0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76" table:formula="of:=SUM([.D10:.AH10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6567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5591in" svg:y="1.587in" draw:caption-point-x="-0.2402in" draw:caption-point-y="0.6173in">
              <dc:date>2018-01-03T00:00:00</dc:date>
              <text:p text:style-name="P1"><text:span text:style-name="T1">Đi khám bệnh, off sáng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1.5906in" draw:caption-point-x="-0.2402in" draw:caption-point-y="0.6138in">
              <dc:date>2018-01-08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1.5937in" draw:caption-point-x="-0.2402in" draw:caption-point-y="0.6106in">
              <dc:date>2018-01-16T00:00:00</dc:date>
              <text:p text:style-name="P1"><text:span text:style-name="T1">Quên mang sơm trưa, quay lại lấy, 8h35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1.0925in" svg:y="1.5949in" draw:caption-point-x="-0.2402in" draw:caption-point-y="0.6094in">
              <dc:date>2018-01-19T00:00:00</dc:date>
              <text:p text:style-name="P1"><text:span text:style-name="T1">Xe tải hất nước làm ướt đồ, về nhà thay, 8h41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6.1154in" svg:y="1.5988in" draw:caption-point-x="-0.2402in" draw:caption-point-y="0.6055in">
              <dc:date>2018-01-30T00:00:00</dc:date>
              <text:p text:style-name="P1"><text:span text:style-name="T1">Lấy đồ ở quê gửi vô, xin đi trễ, 9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76" table:formula="of:=SUM([.D11:.AH1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9043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1.8394in" draw:caption-point-x="-0.2402in" draw:caption-point-y="0.6126in">
              <dc:date>2018-01-09T00:00:00</dc:date>
              <text:p text:style-name="P1"><text:span text:style-name="T1">Ra ngân hàng, xin đi trễ, 9h06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3756in" svg:y="1.8437in" draw:caption-point-x="-0.2402in" draw:caption-point-y="0.6083in">
              <dc:date>2018-01-24T00:00:00</dc:date>
              <text:p text:style-name="P1"><text:span text:style-name="T1">Tối nhậu say với đội banh, 8h46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6" draw:text-style-name="P1" svg:width="1.1413in" svg:height="0.2634in" svg:x="15.6587in" svg:y="1.8461in" draw:caption-point-x="-0.2402in" draw:caption-point-y="0.6059in">
              <dc:date>2018-01-29T00:00:00</dc:date>
              <text:p text:style-name="P1"><text:span text:style-name="T1">, 8h4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76" table:formula="of:=SUM([.D12:.AH12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152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2.0823in" draw:caption-point-x="-0.2402in" draw:caption-point-y="0.6173in">
              <dc:date>2018-01-03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2.0858in" draw:caption-point-x="-0.2402in" draw:caption-point-y="0.6138in">
              <dc:date>2018-01-08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2.0866in" draw:caption-point-x="-0.2402in" draw:caption-point-y="0.613in">
              <dc:date>2018-01-10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2.0874in" draw:caption-point-x="-0.2402in" draw:caption-point-y="0.6122in">
              <dc:date>2018-01-12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2.0882in" draw:caption-point-x="-0.2402in" draw:caption-point-y="0.6114in">
              <dc:date>2018-01-15T00:00:00</dc:date>
              <text:p text:style-name="P1"><text:span text:style-name="T1">Chở mẹ đi công việc. 8H4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089in" draw:caption-point-x="-0.2402in" draw:caption-point-y="0.6106in">
              <dc:date>2018-01-16T00:00:00</dc:date>
              <text:p text:style-name="P1"><text:span text:style-name="T1">Đợi thang máy lâu, 8h31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2.0898in" draw:caption-point-x="-0.2402in" draw:caption-point-y="0.6098in">
              <dc:date>2018-01-18T00:00:00</dc:date>
              <text:p text:style-name="P1"><text:span text:style-name="T1"><text:s/></text:span><text:span text:style-name="T1">Va chạm xe, 8h3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0902in" draw:caption-point-x="-0.2402in" draw:caption-point-y="0.6094in">
              <dc:date>2018-01-19T00:00:00</dc:date>
              <text:p text:style-name="P1"><text:span text:style-name="T1">Kẹt xe, 8h48 đê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2.0909in" draw:caption-point-x="-0.2402in" draw:caption-point-y="0.6087in">
              <dc:date>2018-01-2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2.0913in" draw:caption-point-x="-0.2402in" draw:caption-point-y="0.6083in">
              <dc:date>2018-01-24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2.0921in" draw:caption-point-x="-0.2402in" draw:caption-point-y="0.6075in">
              <dc:date>2018-01-25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76" table:formula="of:=SUM([.D13:.AH13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3996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3" draw:text-style-name="P1" svg:width="1.1413in" svg:height="0.7012in" svg:x="3.5591in" svg:y="2.3299in" draw:caption-point-x="-0.2402in" draw:caption-point-y="0.6173in">
              <dc:date>2018-01-03T00:00:00</dc:date>
              <text:p text:style-name="P1"><text:span text:style-name="T1">Bận việc đột xuất phải lên trường, xin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472in" svg:y="2.3327in" draw:caption-point-x="-0.2402in" draw:caption-point-y="0.6146in">
              <dc:date>2018-01-05T00:00:00</dc:date>
              <text:p text:style-name="P1"><text:span text:style-name="T1">Coi thi ở trường, xin đi trễ, 9h23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5.8421in" svg:y="2.3335in" draw:caption-point-x="-0.2402in" draw:caption-point-y="0.6138in">
              <dc:date>2018-01-08T00:00:00</dc:date>
              <text:p text:style-name="P1"><text:span text:style-name="T1">Đi dạy ở trường, xin đi trễ, 9h2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8205in" svg:y="2.3346in" draw:caption-point-x="-0.2402in" draw:caption-point-y="0.6126in">
              <dc:date>2018-01-10T00:00:00</dc:date>
              <text:p text:style-name="P1"><text:span text:style-name="T1">Mệt trong người, xin đi trễ, 9h02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3094in" svg:y="2.3346in" draw:caption-point-x="-0.2402in" draw:caption-point-y="0.6126in">
              <dc:date>2018-01-11T00:00:00</dc:date>
              <text:p text:style-name="P1"><text:span text:style-name="T1">Không khỏe, xin đi trễ, 9h1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3366in" draw:caption-point-x="-0.2402in" draw:caption-point-y="0.6106in">
              <dc:date>2018-01-16T00:00:00</dc:date>
              <text:p text:style-name="P1"><text:span text:style-name="T1">Đợi thang máy lâu, 8h31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11.0925in" svg:y="2.3378in" draw:caption-point-x="-0.2402in" draw:caption-point-y="0.6094in">
              <dc:date>2018-01-19T00:00:00</dc:date>
              <text:p text:style-name="P1"><text:span text:style-name="T1">Đi làm giấy tờ</text:span></text:p>
            </office:annotation>
            <text:p>1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8323in" svg:y="2.3398in" draw:caption-point-x="-0.2402in" draw:caption-point-y="0.6075in">
              <dc:date>2018-01-25T00:00:00</dc:date>
              <text:p text:style-name="P1"><text:span text:style-name="T1">Bận việc gia đình, 8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6" draw:text-style-name="P1" svg:width="1.1413in" svg:height="0.2634in" svg:x="16.1154in" svg:y="2.3417in" draw:caption-point-x="-0.2402in" draw:caption-point-y="0.6055in">
              <dc:date>2018-01-30T00:00:00</dc:date>
              <text:p text:style-name="P1"><text:span text:style-name="T1">Đi họp ở trườ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ngDTT</text:p>
          </table:table-cell>
          <table:table-cell table:style-name="ce76" table:formula="of:=SUM([.D14:.AH1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6472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1791in" svg:y="2.5846in" draw:caption-point-x="-0.2402in" draw:caption-point-y="0.6102in">
              <dc:date>2018-01-17T00:00:00</dc:date>
              <text:p text:style-name="P1"><text:span text:style-name="T1">Tối qua không ngủ được, xin đi trễ, 8h5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5854in" draw:caption-point-x="-0.2402in" draw:caption-point-y="0.6094in">
              <dc:date>2018-01-19T00:00:00</dc:date>
              <text:p text:style-name="P1"><text:span text:style-name="T1">Kẹt xe, 8h22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4.289in" svg:y="2.5882in" draw:caption-point-x="-0.2402in" draw:caption-point-y="0.6067in">
              <dc:date>2018-01-26T00:00:00</dc:date>
              <text:p text:style-name="P1"><text:span text:style-name="T1">Qua chị Trinh lấy tiền, xin đi trễ, 9h11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76" table:formula="of:=SUM([.D15:.AH15])" office:value-type="float" office:value="8.5">
            <text:p>8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8949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number-columns-repeated="2" table:style-name="ce80" office:value-type="float" office:value="1">
            <text:p>1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5.8421in" svg:y="2.8287in" draw:caption-point-x="-0.2402in" draw:caption-point-y="0.6138in">
              <dc:date>2018-01-08T00:00:00</dc:date>
              <text:p text:style-name="P1"><text:span text:style-name="T1">10h18 đến cty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9.2661in" svg:y="2.8331in" draw:caption-point-x="-0.2402in" draw:caption-point-y="0.6094in">
              <dc:date>2018-01-19T00:00:00</dc:date>
              <text:p text:style-name="P1"><text:span text:style-name="T1">Off sáng</text:span></text:p>
            </office:annotation>
            <text:p>0.5</text:p>
          </table:table-cell>
          <table:table-cell table:style-name="ce80" office:value-type="float" office:value="0.5">
            <office:annotation draw:style-name="gr6" draw:text-style-name="P1" svg:width="1.1413in" svg:height="0.2634in" svg:x="9.7228in" svg:y="2.8331in" draw:caption-point-x="-0.2402in" draw:caption-point-y="0.6094in">
              <dc:date>2018-01-19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12.4622in" svg:y="2.8339in" draw:caption-point-x="-0.2402in" draw:caption-point-y="0.6087in">
              <dc:date>2018-01-22T00:00:00</dc:date>
              <text:p text:style-name="P1"><text:span text:style-name="T1">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.5">
            <office:annotation draw:style-name="gr6" draw:text-style-name="P1" svg:width="1.1413in" svg:height="0.2634in" svg:x="13.8323in" svg:y="2.8354in" draw:caption-point-x="-0.2402in" draw:caption-point-y="0.6071in">
              <dc:date>2018-01-25T00:00:00</dc:date>
              <text:p text:style-name="P1"><text:span text:style-name="T1">Off chiều</text:span></text:p>
            </office:annotation>
            <text:p>0.5</text:p>
          </table:table-cell>
          <table:table-cell table:style-name="ce80" office:value-type="float" office:value="0.5">
            <text:p>0.5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76" table:formula="of:=SUM([.D16:.AH16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1425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1024in" svg:y="3.072in" draw:caption-point-x="-0.2402in" draw:caption-point-y="0.6181in">
              <dc:date>2018-01-02T00:00:00</dc:date>
              <text:p text:style-name="P1"><text:span text:style-name="T1">Ngủ dậy muộn, 8h43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3.0768in" draw:caption-point-x="-0.2402in" draw:caption-point-y="0.6134in">
              <dc:date>2018-01-09T00:00:00</dc:date>
              <text:p text:style-name="P1"><text:span text:style-name="T1">Đi lấy thuốc, xin đi trễ, 8h5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9.2661in" svg:y="3.0787in" draw:caption-point-x="-0.2402in" draw:caption-point-y="0.6114in">
              <dc:date>2018-01-15T00:00:00</dc:date>
              <text:p text:style-name="P1"><text:span text:style-name="T1">Sốt, đi khám bệnh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3.0846in" draw:caption-point-x="-0.2402in" draw:caption-point-y="0.6055in">
              <dc:date>2018-01-30T00:00:00</dc:date>
              <text:p text:style-name="P1"><text:span text:style-name="T1">Đi lấy đồ, xin đi trễ, 9h1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76" table:formula="of:=SUM([.D17:.AH17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3906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76" table:formula="of:=SUM([.D18:.AH1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6382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76" table:formula="of:=SUM([.D19:.AH19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8858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3.5591in" svg:y="3.8161in" draw:caption-point-x="-0.2402in" draw:caption-point-y="0.6173in">
              <dc:date>2018-01-03T00:00:00</dc:date>
              <text:p text:style-name="P1"><text:span text:style-name="T1">Ra ngân hàng, xin đi trễ, 8h40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76" table:formula="of:=SUM([.D20:.AH20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1335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472in" svg:y="4.0665in" draw:caption-point-x="-0.2402in" draw:caption-point-y="0.6146in">
              <dc:date>2018-01-05T00:00:00</dc:date>
              <text:p text:style-name="P1"><text:span text:style-name="T1">Chở mẹ đi khám bệnh, 8h52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8205in" svg:y="4.0681in" draw:caption-point-x="-0.2402in" draw:caption-point-y="0.613in">
              <dc:date>2018-01-10T00:00:00</dc:date>
              <text:p text:style-name="P1"><text:span text:style-name="T1">Chở em đi thi đợt cuối, xin đi trễ, 8h4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4.0689in" draw:caption-point-x="-0.2402in" draw:caption-point-y="0.6122in">
              <dc:date>2018-01-12T00:00:00</dc:date>
              <text:p text:style-name="P1"><text:span text:style-name="T1">Ra ngân hàng làm lại thẻ, 8h56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4.0697in" draw:caption-point-x="-0.2402in" draw:caption-point-y="0.6114in">
              <dc:date>2018-01-15T00:00:00</dc:date>
              <text:p text:style-name="P1"><text:span text:style-name="T1">Đau bụng, xin đi trễ, 8h5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4.0705in" draw:caption-point-x="-0.2402in" draw:caption-point-y="0.6106in">
              <dc:date>2018-01-16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4.0713in" draw:caption-point-x="-0.2402in" draw:caption-point-y="0.6098in">
              <dc:date>2018-01-18T00:00:00</dc:date>
              <text:p text:style-name="P1"><text:span text:style-name="T1">Ra bến xe gửi đồ cho mẹ, xin đi trễ, 8h43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1.0925in" svg:y="4.0717in" draw:caption-point-x="-0.2402in" draw:caption-point-y="0.6094in">
              <dc:date>2018-01-19T00:00:00</dc:date>
              <text:p text:style-name="P1"><text:span text:style-name="T1">Xe thủng lốp, xin đi trễ, 8h50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4.0744in" draw:caption-point-x="-0.2402in" draw:caption-point-y="0.6067in">
              <dc:date>2018-01-26T00:00:00</dc:date>
              <text:p text:style-name="P1"><text:span text:style-name="T1">Gửi đồ cho mẹ, 8h37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5.6587in" svg:y="4.0752in" draw:caption-point-x="-0.2402in" draw:caption-point-y="0.6059in">
              <dc:date>2018-01-29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6.572in" svg:y="4.0772in" draw:caption-point-x="-0.2402in" draw:caption-point-y="0.6039in">
              <dc:date>2018-01-31T00:00:00</dc:date>
              <text:p text:style-name="P1"><text:span text:style-name="T1">Khám bao tử, xin đi trễ, 9h55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KhaiLV</text:p>
          </table:table-cell>
          <table:table-cell table:style-name="ce76" table:formula="of:=SUM([.D21:.AH2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3811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4.3157in" draw:caption-point-x="-0.2402in" draw:caption-point-y="0.613in">
              <dc:date>2018-01-10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hangNHH</text:p>
          </table:table-cell>
          <table:table-cell table:style-name="ce76" table:formula="of:=SUM([.D22:.AH22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6287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KietNVT</text:p>
          </table:table-cell>
          <table:table-cell table:style-name="ce76" table:formula="of:=SUM([.D23:.AH23])" office:value-type="float" office:value="5">
            <text:p>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8764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4.8138in" draw:caption-point-x="-0.2402in" draw:caption-point-y="0.6102in">
              <dc:date>2018-01-17T00:00:00</dc:date>
              <text:p text:style-name="P1"><text:span text:style-name="T1">Ngủ quên, 8h4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2" draw:text-style-name="P1" svg:width="1.1413in" svg:height="0.5457in" svg:x="12.4622in" svg:y="4.8138in" draw:caption-point-x="-0.2402in" draw:caption-point-y="0.6102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2.9189in" svg:y="4.8138in" draw:caption-point-x="-0.2402in" draw:caption-point-y="0.6102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3.3756in" svg:y="4.8138in" draw:caption-point-x="-0.2402in" draw:caption-point-y="0.6102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3.8323in" svg:y="4.8138in" draw:caption-point-x="-0.2402in" draw:caption-point-y="0.6102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4.289in" svg:y="4.8138in" draw:caption-point-x="-0.2402in" draw:caption-point-y="0.6102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15.6587in" svg:y="4.8102in" draw:caption-point-x="-0.2402in" draw:caption-point-y="0.6138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6.1154in" svg:y="4.8102in" draw:caption-point-x="-0.2402in" draw:caption-point-y="0.6138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6.572in" svg:y="4.8102in" draw:caption-point-x="-0.2402in" draw:caption-point-y="0.6138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LinhBT</text:p>
          </table:table-cell>
          <table:table-cell table:style-name="ce76" table:formula="of:=SUM([.D24:.AH2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124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MaiLT</text:p>
          </table:table-cell>
          <table:table-cell table:style-name="ce76" table:formula="of:=SUM([.D25:.AH25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3717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13.3756in" svg:y="5.311in" draw:caption-point-x="-0.2402in" draw:caption-point-y="0.6083in">
              <dc:date>2018-01-24T00:00:00</dc:date>
              <text:p text:style-name="P1"><text:span text:style-name="T1">Sức khỏe yếu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ManhNB</text:p>
          </table:table-cell>
          <table:table-cell table:style-name="ce76" table:formula="of:=SUM([.D26:.AH2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6197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0157in" svg:y="5.552in" draw:caption-point-x="-0.2402in" draw:caption-point-y="0.6154in">
              <dc:date>2018-01-04T00:00:00</dc:date>
              <text:p text:style-name="P1"><text:span text:style-name="T1">Chở chị Hà qua ĐSQ, 8h35 đến cty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472in" svg:y="5.5528in" draw:caption-point-x="-0.2402in" draw:caption-point-y="0.6146in">
              <dc:date>2018-01-05T00:00:00</dc:date>
              <text:p text:style-name="P1"><text:span text:style-name="T1">Kẹt xe, chạy đường khác xa hơn, 8h34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5.5539in" draw:caption-point-x="-0.2402in" draw:caption-point-y="0.6134in">
              <dc:date>2018-01-09T00:00:00</dc:date>
              <text:p text:style-name="P1"><text:span text:style-name="T1">Dậy muộn, 8h39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5.5547in" draw:caption-point-x="-0.2402in" draw:caption-point-y="0.6126in">
              <dc:date>2018-01-11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5.5551in" draw:caption-point-x="-0.2402in" draw:caption-point-y="0.6122in">
              <dc:date>2018-01-12T00:00:00</dc:date>
              <text:p text:style-name="P1"><text:span text:style-name="T1">Chở chị Hà qua ngân hàng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9.2661in" svg:y="5.5559in" draw:caption-point-x="-0.2402in" draw:caption-point-y="0.6114in">
              <dc:date>2018-01-15T00:00:00</dc:date>
              <text:p text:style-name="P1"><text:span text:style-name="T1">Mới xuống máy bay, về nhà lấy đồ, xin đi trễ, 9h11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5.5567in" draw:caption-point-x="-0.2402in" draw:caption-point-y="0.6106in">
              <dc:date>2018-01-1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1" svg:width="1.1413in" svg:height="0.8567in" svg:x="11.0925in" svg:y="5.5579in" draw:caption-point-x="-0.2402in" draw:caption-point-y="0.6094in">
              <dc:date>2018-01-19T00:00:00</dc:date>
              <text:p text:style-name="P1"><text:span text:style-name="T1">Chị cùng nhà ra ngoài khóa cửa, chờ người về mở cửa, 9h42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NamTH</text:p>
          </table:table-cell>
          <table:table-cell table:style-name="ce76" table:formula="of:=SUM([.D27:.AH27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8673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5.8016in" draw:caption-point-x="-0.2402in" draw:caption-point-y="0.6134in">
              <dc:date>2018-01-09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5.8067in" draw:caption-point-x="-0.2402in" draw:caption-point-y="0.6083in">
              <dc:date>2018-01-24T00:00:00</dc:date>
              <text:p text:style-name="P1"><text:span text:style-name="T1">Đau bụng, 8h3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NamTV</text:p>
          </table:table-cell>
          <table:table-cell table:style-name="ce76" table:formula="of:=SUM([.D28:.AH28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115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3" draw:text-style-name="P1" svg:width="1.1413in" svg:height="0.7012in" svg:x="9.2661in" svg:y="6.0512in" draw:caption-point-x="-0.2402in" draw:caption-point-y="0.6114in">
              <dc:date>2018-01-15T00:00:00</dc:date>
              <text:p text:style-name="P1"><text:span text:style-name="T1">Trừ ngày phép do xin về sớm từ <text:s/>ngày 2/1 đến 12/1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hanHTH</text:p>
          </table:table-cell>
          <table:table-cell table:style-name="ce76" table:formula="of:=SUM([.D29:.AH29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3626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4.0157in" svg:y="6.2933in" draw:caption-point-x="-0.2402in" draw:caption-point-y="0.6169in">
              <dc:date>2018-01-03T00:00:00</dc:date>
              <text:p text:style-name="P1"><text:span text:style-name="T1">Ông nội mất</text:span></text:p>
            </office:annotation>
            <text:p>1</text:p>
          </table:table-cell>
          <table:table-cell table:style-name="ce80" office:value-type="float" office:value="1">
            <office:annotation draw:style-name="gr6" draw:text-style-name="P1" svg:width="1.1413in" svg:height="0.2634in" svg:x="4.472in" svg:y="6.2933in" draw:caption-point-x="-0.2402in" draw:caption-point-y="0.6169in">
              <dc:date>2018-01-03T00:00:00</dc:date>
              <text:p text:style-name="P1"><text:span text:style-name="T1">Ông nội mất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hanNM</text:p>
          </table:table-cell>
          <table:table-cell table:style-name="ce76" table:formula="of:=SUM([.D30:.AH30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6102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6.5445in" draw:caption-point-x="-0.2402in" draw:caption-point-y="0.6134in">
              <dc:date>2018-01-09T00:00:00</dc:date>
              <text:p text:style-name="P1"><text:span text:style-name="T1">Mệt trong người, xin đi trễ, 8h51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7" draw:text-style-name="P1" svg:width="1.1413in" svg:height="0.8567in" svg:x="9.2661in" svg:y="6.5465in" draw:caption-point-x="-0.2402in" draw:caption-point-y="0.6114in">
              <dc:date>2018-01-15T00:00:00</dc:date>
              <text:p text:style-name="P1"><text:span text:style-name="T1">Đi viện Pasteur kiểm tra mẫu nước uống cho nhà chị, xin đi trễ, 9h07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uPHQ</text:p>
          </table:table-cell>
          <table:table-cell table:style-name="ce76" table:formula="of:=SUM([.D31:.AH3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8579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6.7882in" draw:caption-point-x="-0.2402in" draw:caption-point-y="0.6173in">
              <dc:date>2018-01-0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6.7953in" draw:caption-point-x="-0.2402in" draw:caption-point-y="0.6102in">
              <dc:date>2018-01-17T00:00:00</dc:date>
              <text:p text:style-name="P1"><text:span text:style-name="T1">Ngủ quên, 8h3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6.7969in" draw:caption-point-x="-0.2402in" draw:caption-point-y="0.6087in">
              <dc:date>2018-01-23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6.798in" draw:caption-point-x="-0.2402in" draw:caption-point-y="0.6075in">
              <dc:date>2018-01-2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uVNQ</text:p>
          </table:table-cell>
          <table:table-cell table:style-name="ce76" table:formula="of:=SUM([.D32:.AH32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1055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7.7988in" svg:y="7.1in" draw:caption-point-x="-0.2402in" draw:caption-point-y="0.5531in">
              <dc:date>2018-01-15T00:00:00</dc:date>
              <text:p text:style-name="P1"><text:span text:style-name="T1">Báo cáo đồ án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73" office:value-type="string">
            <text:p>PhatHDT</text:p>
          </table:table-cell>
          <table:table-cell table:style-name="ce76" table:formula="of:=SUM([.D33:.AH33])" office:value-type="float" office:value="5.5">
            <text:p>5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3531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5.8421in" svg:y="7.287in" draw:caption-point-x="-0.2402in" draw:caption-point-y="0.6138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6.3311in" svg:y="7.287in" draw:caption-point-x="-0.2402in" draw:caption-point-y="0.6138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6.8205in" svg:y="7.287in" draw:caption-point-x="-0.2402in" draw:caption-point-y="0.6138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7.2886in" draw:caption-point-x="-0.2402in" draw:caption-point-y="0.6122in">
              <dc:date>2018-01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2" draw:text-style-name="P1" svg:width="1.1413in" svg:height="0.5457in" svg:x="10.1791in" svg:y="7.2906in" draw:caption-point-x="-0.2402in" draw:caption-point-y="0.6102in">
              <dc:date>2018-01-17T00:00:00</dc:date>
              <text:p text:style-name="P1"><text:span text:style-name="T1">Báo cáo đồ án môn học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11.0925in" svg:y="7.2906in" draw:caption-point-x="-0.2402in" draw:caption-point-y="0.6102in">
              <dc:date>2018-01-17T00:00:00</dc:date>
              <text:p text:style-name="P1"><text:span text:style-name="T1">Báo cáo đồ án môn học, off chiều</text:span></text:p>
            </office:annotation>
            <text:p>0.5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3.8323in" svg:y="7.2941in" draw:caption-point-x="-0.2402in" draw:caption-point-y="0.6067in">
              <dc:date>2018-01-25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7.2949in" draw:caption-point-x="-0.2402in" draw:caption-point-y="0.6059in">
              <dc:date>2018-01-29T00:00:00</dc:date>
              <text:p text:style-name="P1"><text:span text:style-name="T1">Báo cáo thực tập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5" office:value-type="string">
            <text:p>PhongPT</text:p>
          </table:table-cell>
          <table:table-cell table:style-name="ce76" table:formula="of:=SUM([.D34:.AH3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6008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7.539in" draw:caption-point-x="-0.2402in" draw:caption-point-y="0.6094in">
              <dc:date>2018-01-1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7.5417in" draw:caption-point-x="-0.2402in" draw:caption-point-y="0.6067in">
              <dc:date>2018-01-26T00:00:00</dc:date>
              <text:p text:style-name="P1"><text:span text:style-name="T1">Mất thẻ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PhongTH</text:p>
          </table:table-cell>
          <table:table-cell table:style-name="ce76" table:formula="of:=SUM([.D35:.AH35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8488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7.785in" draw:caption-point-x="-0.2402in" draw:caption-point-y="0.6114in">
              <dc:date>2018-01-15T00:00:00</dc:date>
              <text:p text:style-name="P1"><text:span text:style-name="T1">Đau bụng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0.1791in" svg:y="7.7862in" draw:caption-point-x="-0.2402in" draw:caption-point-y="0.6102in">
              <dc:date>2018-01-17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7.787in" draw:caption-point-x="-0.2402in" draw:caption-point-y="0.6094in">
              <dc:date>2018-01-19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7.7898in" draw:caption-point-x="-0.2402in" draw:caption-point-y="0.6067in">
              <dc:date>2018-01-26T00:00:00</dc:date>
              <text:p text:style-name="P1"><text:span text:style-name="T1">Ngủ quên, 9h11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7.7925in" draw:caption-point-x="-0.2402in" draw:caption-point-y="0.6039in">
              <dc:date>2018-01-31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TinNQ</text:p>
          </table:table-cell>
          <table:table-cell table:style-name="ce76" table:formula="of:=SUM([.D36:.AH3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0965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8.0295in" draw:caption-point-x="-0.2402in" draw:caption-point-y="0.6146in">
              <dc:date>2018-01-05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8.0319in" draw:caption-point-x="-0.2402in" draw:caption-point-y="0.6122in">
              <dc:date>2018-01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TienND</text:p>
          </table:table-cell>
          <table:table-cell table:style-name="ce76" table:formula="of:=SUM([.D37:.AH37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3441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8.2823in" draw:caption-point-x="-0.2402in" draw:caption-point-y="0.6094in">
              <dc:date>2018-01-1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8.2831in" draw:caption-point-x="-0.2402in" draw:caption-point-y="0.6087in">
              <dc:date>2018-01-23T00:00:00</dc:date>
              <text:p text:style-name="P1"><text:span text:style-name="T1">Kẹt xe, 8h31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ThaiNHQ</text:p>
          </table:table-cell>
          <table:table-cell table:style-name="ce76" table:formula="of:=SUM([.D38:.AH3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5917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5.8421in" svg:y="8.5256in" draw:caption-point-x="-0.2402in" draw:caption-point-y="0.6138in">
              <dc:date>2018-01-08T00:00:00</dc:date>
              <text:p text:style-name="P1"><text:span text:style-name="T1">Chờ lấy giấy khám bệnh cho gia đình, 8h34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75" office:value-type="string">
            <text:p>ThamDT</text:p>
          </table:table-cell>
          <table:table-cell table:style-name="ce76" table:formula="of:=SUM([.D39:.AH39])" office:value-type="float" office:value="0">
            <text:p>0</text:p>
          </table:table-cell>
          <table:table-cell table:style-name="ce80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haoDTN</text:p>
          </table:table-cell>
          <table:table-cell table:style-name="ce76" table:formula="of:=SUM([.D40:.AH40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087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5591in" svg:y="9.0169in" draw:caption-point-x="-0.2402in" draw:caption-point-y="0.6177in">
              <dc:date>2018-01-02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9.022in" draw:caption-point-x="-0.2402in" draw:caption-point-y="0.6126in">
              <dc:date>2018-01-1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2.4622in" svg:y="9.0256in" draw:caption-point-x="-0.2402in" draw:caption-point-y="0.6091in">
              <dc:date>2018-01-22T00:00:00</dc:date>
              <text:p text:style-name="P1"><text:span text:style-name="T1">Kẹt xe, 8h31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9.0307in" draw:caption-point-x="-0.2402in" draw:caption-point-y="0.6039in">
              <dc:date>2018-01-31T00:00:00</dc:date>
              <text:p text:style-name="P1"><text:span text:style-name="T1">Kẹt xe, 8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hinhT</text:p>
          </table:table-cell>
          <table:table-cell table:style-name="ce76" table:formula="of:=SUM([.D41:.AH41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3346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9.2677in" draw:caption-point-x="-0.2402in" draw:caption-point-y="0.6146in">
              <dc:date>2018-01-05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7.7988in" svg:y="9.2709in" draw:caption-point-x="-0.2402in" draw:caption-point-y="0.6114in">
              <dc:date>2018-01-12T00:00:00</dc:date>
              <text:p text:style-name="P1"><text:span text:style-name="T1">Đi khám bệnh, off chiều</text:span></text:p>
            </office:annotation>
            <text:p>0.5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9.2661in" svg:y="9.2709in" draw:caption-point-x="-0.2402in" draw:caption-point-y="0.6114in">
              <dc:date>2018-01-15T00:00:00</dc:date>
              <text:p text:style-name="P1"><text:span text:style-name="T1">Đi nhổ răng, off sáng</text:span></text:p>
            </office:annotation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9.274in" draw:caption-point-x="-0.2402in" draw:caption-point-y="0.6083in">
              <dc:date>2018-01-24T00:00:00</dc:date>
              <text:p text:style-name="P1"><text:span text:style-name="T1">Ngủ quên, 8h4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uyLTT</text:p>
          </table:table-cell>
          <table:table-cell table:style-name="ce76" table:formula="of:=SUM([.D42:.AH42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5823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3.1024in" svg:y="9.513in" draw:caption-point-x="-0.2402in" draw:caption-point-y="0.6169in">
              <dc:date>2018-01-02T00:00:00</dc:date>
              <text:p text:style-name="P1"><text:span text:style-name="T1">Qua nhà cô kế toán, xin đi trễ, 10h0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4.0157in" svg:y="9.5146in" draw:caption-point-x="-0.2402in" draw:caption-point-y="0.6154in">
              <dc:date>2018-01-04T00:00:00</dc:date>
              <text:p text:style-name="P1"><text:span text:style-name="T1">Mệt trong người, xin đi trễ, 11h19 đến cty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6.3311in" svg:y="9.5165in" draw:caption-point-x="-0.2402in" draw:caption-point-y="0.6134in">
              <dc:date>2018-01-09T00:00:00</dc:date>
              <text:p text:style-name="P1"><text:span text:style-name="T1">Đi khám bệnh, off sáng</text:span></text:p>
            </office:annotation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3" draw:text-style-name="P1" svg:width="1.1413in" svg:height="0.7012in" svg:x="9.2661in" svg:y="9.5201in" draw:caption-point-x="-0.2402in" draw:caption-point-y="0.6098in">
              <dc:date>2018-01-15T00:00:00</dc:date>
              <text:p text:style-name="P1"><text:span text:style-name="T1">Đau đầu, mệt trong người, xin đi trễ, 10h04 đến cty</text:span></text:p>
            </office:annotation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9.5193in" draw:caption-point-x="-0.2402in" draw:caption-point-y="0.6106in">
              <dc:date>2018-01-16T00:00:00</dc:date>
              <text:p text:style-name="P1"><text:span text:style-name="T1">Qua nhà cô kế toán, 10h43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9.5213in" draw:caption-point-x="-0.2402in" draw:caption-point-y="0.6087in">
              <dc:date>2018-01-23T00:00:00</dc:date>
              <text:p text:style-name="P1"><text:span text:style-name="T1">Bị sốt, xin đi trễ, 9h08 đến cty</text:span></text:p>
            </office:annotation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13.3756in" svg:y="9.5217in" draw:caption-point-x="-0.2402in" draw:caption-point-y="0.6083in">
              <dc:date>2018-01-24T00:00:00</dc:date>
              <text:p text:style-name="P1"><text:span text:style-name="T1">Mệt trong người không dậy nổi, xin đi trễ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15.6587in" svg:y="9.524in" draw:caption-point-x="-0.2402in" draw:caption-point-y="0.6059in">
              <dc:date>2018-01-29T00:00:00</dc:date>
              <text:p text:style-name="P1"><text:span text:style-name="T1">Làm giấy tờ, xin đi trễ, 10h01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uyNTX</text:p>
          </table:table-cell>
          <table:table-cell table:style-name="ce76" table:formula="of:=SUM([.D43:.AH43])" office:value-type="float" office:value="0">
            <text:p>0</text:p>
          </table:table-cell>
          <table:table-cell table:style-name="ce80" table:number-columns-repeated="21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uyenTTN</text:p>
          </table:table-cell>
          <table:table-cell table:style-name="ce76" table:formula="of:=SUM([.D44:.AH4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078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12.4622in" svg:y="10.0165in" draw:caption-point-x="-0.2402in" draw:caption-point-y="0.6091in">
              <dc:date>2018-01-22T00:00:00</dc:date>
              <text:p text:style-name="P1"><text:span text:style-name="T1">Xe đề không lên, chờ sạc bình, xin đi trễ, 8h5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3756in" svg:y="10.0173in" draw:caption-point-x="-0.2402in" draw:caption-point-y="0.6083in">
              <dc:date>2018-01-24T00:00:00</dc:date>
              <text:p text:style-name="P1"><text:span text:style-name="T1">Mệt trong người, xin đi trễ, 8h25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0.0224in" draw:caption-point-x="-0.2402in" draw:caption-point-y="0.6031in">
              <dc:date>2018-01-31T00:00:00</dc:date>
              <text:p text:style-name="P1"><text:span text:style-name="T1">Xe hư, xin đi trễ, 9h08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74" office:value-type="string">
            <text:p>VietBA</text:p>
          </table:table-cell>
          <table:table-cell table:style-name="ce76" table:formula="of:=SUM([.D45:.AH45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3256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10.2563in" draw:caption-point-x="-0.2402in" draw:caption-point-y="0.6169in">
              <dc:date>2018-01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0.2587in" draw:caption-point-x="-0.2402in" draw:caption-point-y="0.6146in">
              <dc:date>2018-01-0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10.2606in" draw:caption-point-x="-0.2402in" draw:caption-point-y="0.6126in">
              <dc:date>2018-01-11T00:00:00</dc:date>
              <text:p text:style-name="P1"><text:span text:style-name="T1">Chăm con bị sốt, 8h4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10.2618in" draw:caption-point-x="-0.2402in" draw:caption-point-y="0.6114in">
              <dc:date>2018-01-15T00:00:00</dc:date>
              <text:p text:style-name="P1"><text:span text:style-name="T1">Để quên chìa khóa, quay lại lấy, 8h3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0.2638in" draw:caption-point-x="-0.2402in" draw:caption-point-y="0.6094in">
              <dc:date>2018-01-19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6" draw:text-style-name="P1" svg:width="1.1413in" svg:height="0.2634in" svg:x="12.4622in" svg:y="10.2642in" draw:caption-point-x="-0.2402in" draw:caption-point-y="0.6091in">
              <dc:date>2018-01-22T00:00:00</dc:date>
              <text:p text:style-name="P1"><text:span text:style-name="T1">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10.2693in" draw:caption-point-x="-0.2402in" draw:caption-point-y="0.6039in">
              <dc:date>2018-01-30T00:00:00</dc:date>
              <text:p text:style-name="P1"><text:span text:style-name="T1">Đi sửa máy tính, off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VinhP</text:p>
          </table:table-cell>
          <table:table-cell table:style-name="ce76" table:formula="of:=SUM([.D46:.AH4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5732in" draw:caption-point-x="-0.2402in" draw:caption-point-y="0.547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10.5071in" draw:caption-point-x="-0.2402in" draw:caption-point-y="0.6138in">
              <dc:date>2018-01-08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81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81"/>
          <table:table-cell table:number-columns-repeated="27"/>
          <table:table-cell table:style-name="ce81" table:number-columns-repeated="3"/>
          <table:table-cell table:style-name="ce43" table:number-columns-repeated="952"/>
        </table:table-row>
        <table:table-row table:style-name="ro2" table:number-rows-repeated="983125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4"/>
        <table:table-column table:style-name="co26" table:number-columns-repeated="7" table:default-cell-style-name="ce94"/>
        <table:table-column table:style-name="co25" table:number-columns-repeated="16" table:default-cell-style-name="ce94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89" table:number-columns-repeated="8"/>
          <table:table-cell table:style-name="ce95" office:value-type="string" table:number-columns-spanned="2" table:number-rows-spanned="1">
            <text:p>Month</text:p>
          </table:table-cell>
          <table:covered-table-cell table:style-name="ce96"/>
          <table:table-cell table:style-name="ce97" table:content-validation-name="val1" office:value-type="float" office:value="2" table:number-columns-spanned="2" table:number-rows-spanned="1">
            <text:p>2</text:p>
          </table:table-cell>
          <table:covered-table-cell table:style-name="ce96"/>
          <table:table-cell table:style-name="ce95" office:value-type="string" table:number-columns-spanned="2" table:number-rows-spanned="1">
            <text:p>Year</text:p>
          </table:table-cell>
          <table:covered-table-cell table:style-name="ce96"/>
          <table:table-cell table:style-name="ce95" office:value-type="float" office:value="2018" table:number-columns-spanned="2" table:number-rows-spanned="1">
            <text:p>2018</text:p>
          </table:table-cell>
          <table:covered-table-cell table:style-name="ce99"/>
          <table:table-cell table:style-name="ce89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90" table:formula="of:=DATE([.$R$1];[.N1];1)" office:value-type="date" office:date-value="2018-02-01">
            <text:p>01</text:p>
          </table:table-cell>
          <table:table-cell table:style-name="ce90" table:formula="of:=[.D2]+1" office:value-type="date" office:date-value="2018-02-02">
            <text:p>02</text:p>
          </table:table-cell>
          <table:table-cell table:style-name="ce90" table:formula="of:=[.E2]+1" office:value-type="date" office:date-value="2018-02-03">
            <text:p>03</text:p>
          </table:table-cell>
          <table:table-cell table:style-name="ce90" table:formula="of:=[.F2]+1" office:value-type="date" office:date-value="2018-02-04">
            <text:p>04</text:p>
          </table:table-cell>
          <table:table-cell table:style-name="ce90" table:formula="of:=[.G2]+1" office:value-type="date" office:date-value="2018-02-05">
            <text:p>05</text:p>
          </table:table-cell>
          <table:table-cell table:style-name="ce90" table:formula="of:=[.H2]+1" office:value-type="date" office:date-value="2018-02-06">
            <text:p>06</text:p>
          </table:table-cell>
          <table:table-cell table:style-name="ce90" table:formula="of:=[.I2]+1" office:value-type="date" office:date-value="2018-02-07">
            <text:p>07</text:p>
          </table:table-cell>
          <table:table-cell table:style-name="ce90" table:formula="of:=[.J2]+1" office:value-type="date" office:date-value="2018-02-08">
            <text:p>08</text:p>
          </table:table-cell>
          <table:table-cell table:style-name="ce90" table:formula="of:=[.K2]+1" office:value-type="date" office:date-value="2018-02-09">
            <text:p>09</text:p>
          </table:table-cell>
          <table:table-cell table:style-name="ce90" table:formula="of:=[.L2]+1" office:value-type="date" office:date-value="2018-02-10">
            <text:p>10</text:p>
          </table:table-cell>
          <table:table-cell table:style-name="ce90" table:formula="of:=[.M2]+1" office:value-type="date" office:date-value="2018-02-11">
            <text:p>11</text:p>
          </table:table-cell>
          <table:table-cell table:style-name="ce90" table:formula="of:=[.N2]+1" office:value-type="date" office:date-value="2018-02-12">
            <text:p>12</text:p>
          </table:table-cell>
          <table:table-cell table:style-name="ce90" table:formula="of:=[.O2]+1" office:value-type="date" office:date-value="2018-02-13">
            <text:p>13</text:p>
          </table:table-cell>
          <table:table-cell table:style-name="ce90" table:formula="of:=[.P2]+1" office:value-type="date" office:date-value="2018-02-14">
            <text:p>14</text:p>
          </table:table-cell>
          <table:table-cell table:style-name="ce90" table:formula="of:=[.Q2]+1" office:value-type="date" office:date-value="2018-02-15">
            <text:p>15</text:p>
          </table:table-cell>
          <table:table-cell table:style-name="ce90" table:formula="of:=[.R2]+1" office:value-type="date" office:date-value="2018-02-16">
            <text:p>16</text:p>
          </table:table-cell>
          <table:table-cell table:style-name="ce90" table:formula="of:=[.S2]+1" office:value-type="date" office:date-value="2018-02-17">
            <text:p>17</text:p>
          </table:table-cell>
          <table:table-cell table:style-name="ce90" table:formula="of:=[.T2]+1" office:value-type="date" office:date-value="2018-02-18">
            <text:p>18</text:p>
          </table:table-cell>
          <table:table-cell table:style-name="ce90" table:formula="of:=[.U2]+1" office:value-type="date" office:date-value="2018-02-19">
            <text:p>19</text:p>
          </table:table-cell>
          <table:table-cell table:style-name="ce90" table:formula="of:=[.V2]+1" office:value-type="date" office:date-value="2018-02-20">
            <text:p>20</text:p>
          </table:table-cell>
          <table:table-cell table:style-name="ce90" table:formula="of:=[.W2]+1" office:value-type="date" office:date-value="2018-02-21">
            <text:p>21</text:p>
          </table:table-cell>
          <table:table-cell table:style-name="ce90" table:formula="of:=[.X2]+1" office:value-type="date" office:date-value="2018-02-22">
            <text:p>22</text:p>
          </table:table-cell>
          <table:table-cell table:style-name="ce90" table:formula="of:=[.Y2]+1" office:value-type="date" office:date-value="2018-02-23">
            <text:p>23</text:p>
          </table:table-cell>
          <table:table-cell table:style-name="ce90" table:formula="of:=[.Z2]+1" office:value-type="date" office:date-value="2018-02-24">
            <text:p>24</text:p>
          </table:table-cell>
          <table:table-cell table:style-name="ce90" table:formula="of:=[.AA2]+1" office:value-type="date" office:date-value="2018-02-25">
            <text:p>25</text:p>
          </table:table-cell>
          <table:table-cell table:style-name="ce90" table:formula="of:=[.AB2]+1" office:value-type="date" office:date-value="2018-02-26">
            <text:p>26</text:p>
          </table:table-cell>
          <table:table-cell table:style-name="ce90" table:formula="of:=[.AC2]+1" office:value-type="date" office:date-value="2018-02-27">
            <text:p>27</text:p>
          </table:table-cell>
          <table:table-cell table:style-name="ce90" table:formula="of:=[.AD2]+1" office:value-type="date" office:date-value="2018-02-28">
            <text:p>28</text:p>
          </table:table-cell>
          <table:table-cell table:style-name="ce90" table:formula="of:=[.AE2]+1" office:value-type="date" office:date-value="2018-03-01">
            <text:p>01</text:p>
          </table:table-cell>
          <table:table-cell table:style-name="ce90" table:formula="of:=[.AF2]+1" office:value-type="date" office:date-value="2018-03-02">
            <text:p>02</text:p>
          </table:table-cell>
          <table:table-cell table:style-name="ce90" table:formula="of:=[.AG2]+1" office:value-type="date" office:date-value="2018-03-03">
            <text:p>03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91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88" table:formula="of:=SUM([.D4:.AH4])" office:value-type="float" office:value="0.5">
            <text:p>0.5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0.1087in" draw:caption-point-x="-0.2402in" draw:caption-point-y="0.6094in">
              <dc:date>2018-02-02T00:00:00</dc:date>
              <text:p text:style-name="P1"><text:span text:style-name="T1">Nhà có việc, 8h59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2" draw:text-style-name="P1" svg:width="1.1413in" svg:height="0.5457in" svg:x="4.472in" svg:y="0.1094in" draw:caption-point-x="-0.2402in" draw:caption-point-y="0.6087in">
              <dc:date>2018-02-05T00:00:00</dc:date>
              <text:p text:style-name="P1"><text:span text:style-name="T1">Bận việc gia đình, xin đi trễ, 10h36 đến cty</text:span></text:p>
            </office:annotation>
            <text:p>0.5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0.1098in" draw:caption-point-x="-0.2402in" draw:caption-point-y="0.6083in">
              <dc:date>2018-02-06T00:00:00</dc:date>
              <text:p text:style-name="P1"><text:span text:style-name="T1">Ngủ quên, 8h47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5.8421in" svg:y="0.111in" draw:caption-point-x="-0.2402in" draw:caption-point-y="0.6071in">
              <dc:date>2018-02-08T00:00:00</dc:date>
              <text:p text:style-name="P1"><text:span text:style-name="T1">Bận việc nhà + dậy muộn, 8h57 đến cty</text:span></text:p>
              <text:p text:style-name="P1"><text:span text:style-name="T1"/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0.1122in" draw:caption-point-x="-0.2402in" draw:caption-point-y="0.6059in">
              <dc:date>2018-02-09T00:00:00</dc:date>
              <text:p text:style-name="P1"><text:span text:style-name="T1">Dậy trễ, 8h40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88" table:formula="of:=SUM([.D5:.AH5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0.3602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0.3602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0.3602in" draw:caption-point-x="-0.2402in" draw:caption-point-y="0.6055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88" table:formula="of:=SUM([.D6:.AH6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0.6079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88" table:formula="of:=SUM([.D7:.AH7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0.8539in" draw:caption-point-x="-0.2402in" draw:caption-point-y="0.6071in">
              <dc:date>2018-02-08T00:00:00</dc:date>
              <text:p text:style-name="P1"><text:span text:style-name="T1">Xe hư, xin đi trễ, 9h40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2878in" svg:y="0.8555in" draw:caption-point-x="-0.2402in" draw:caption-point-y="0.6055in">
              <dc:date>2018-02-21T00:00:00</dc:date>
              <text:p text:style-name="P1"><text:span text:style-name="T1">Xin về sớm, 4h39 về</text:span></text:p>
            </office:annotation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4.7457in" svg:y="0.8571in" draw:caption-point-x="-0.2402in" draw:caption-point-y="0.6039in">
              <dc:date>2018-02-27T00:00:00</dc:date>
              <text:p text:style-name="P1"><text:span text:style-name="T1">Ngủ dậy muộn, 8h4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88" table:formula="of:=SUM([.D8:.AH8])" office:value-type="float" office:value="2">
            <text:p>2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1.0988in" draw:caption-point-x="-0.2402in" draw:caption-point-y="0.6098in">
              <dc:date>2018-02-01T00:00:00</dc:date>
              <text:p text:style-name="P1"><text:span text:style-name="T1">Ngủ quên, xin đi trễ, 8h44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1.0992in" draw:caption-point-x="-0.2402in" draw:caption-point-y="0.6094in">
              <dc:date>2018-02-02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1031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1031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.1035in" draw:caption-point-x="-0.2402in" draw:caption-point-y="0.6051in">
              <dc:date>2018-02-22T00:00:00</dc:date>
              <text:p text:style-name="P1"><text:span text:style-name="T1">Ngủ quên, 8h34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88" table:formula="of:=SUM([.D9:.AH9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1.3488in" draw:caption-point-x="-0.2402in" draw:caption-point-y="0.6079in">
              <dc:date>2018-02-06T00:00:00</dc:date>
              <text:p text:style-name="P1"><text:span text:style-name="T1">Ngủ dậy muộn, 8h41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3512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3512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88" table:formula="of:=SUM([.D10:.AH10])" office:value-type="float" office:value="5">
            <text:p>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5988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5988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.5988in" draw:caption-point-x="-0.2402in" draw:caption-point-y="0.6055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1.5988in" draw:caption-point-x="-0.2402in" draw:caption-point-y="0.6055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1.5988in" draw:caption-point-x="-0.2402in" draw:caption-point-y="0.6055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5.202in" svg:y="1.6008in" draw:caption-point-x="-0.2402in" draw:caption-point-y="0.6035in">
              <dc:date>2018-02-28T00:00:00</dc:date>
              <text:p text:style-name="P1"><text:span text:style-name="T1">Ra ngân hàng làm lại thẻ ATM, xin đi trễ, 8h4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88" table:formula="of:=SUM([.D11:.AH11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8465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8465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.8469in" draw:caption-point-x="-0.2402in" draw:caption-point-y="0.6051in">
              <dc:date>2018-02-22T00:00:00</dc:date>
              <text:p text:style-name="P1"><text:span text:style-name="T1">Dậy muộn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88" table:formula="of:=SUM([.D12:.AH12])" office:value-type="float" office:value="6">
            <text:p>6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0898in" draw:caption-point-x="-0.2402in" draw:caption-point-y="0.6098in">
              <dc:date>2018-02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2.0902in" draw:caption-point-x="-0.2402in" draw:caption-point-y="0.6094in">
              <dc:date>2018-02-02T00:00:00</dc:date>
              <text:p text:style-name="P1"><text:span text:style-name="T1">Kẹt xe, 8h46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5.8421in" svg:y="2.0925in" draw:caption-point-x="-0.2402in" draw:caption-point-y="0.6071in">
              <dc:date>2018-02-08T00:00:00</dc:date>
              <text:p text:style-name="P1"><text:span text:style-name="T1">Bị sốt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2.0937in" draw:caption-point-x="-0.2402in" draw:caption-point-y="0.6059in">
              <dc:date>2018-02-0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0941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0941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0941in" draw:caption-point-x="-0.2402in" draw:caption-point-y="0.605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0941in" draw:caption-point-x="-0.2402in" draw:caption-point-y="0.605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0941in" draw:caption-point-x="-0.2402in" draw:caption-point-y="0.605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88" table:formula="of:=SUM([.D13:.AH13])" office:value-type="float" office:value="3.5">
            <text:p>3.5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3374in" draw:caption-point-x="-0.2402in" draw:caption-point-y="0.6098in">
              <dc:date>2018-02-01T00:00:00</dc:date>
              <text:p text:style-name="P1"><text:span text:style-name="T1">Chở vợ đi làm, 8h46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2.3394in" draw:caption-point-x="-0.2402in" draw:caption-point-y="0.6079in">
              <dc:date>2018-02-07T00:00:00</dc:date>
              <text:p text:style-name="P1"><text:span text:style-name="T1">Chở con đi học, 8h36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2.3413in" draw:caption-point-x="-0.2402in" draw:caption-point-y="0.6059in">
              <dc:date>2018-02-09T00:00:00</dc:date>
              <text:p text:style-name="P1"><text:span text:style-name="T1">Lên trường họp, off sáng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3417in" draw:caption-point-x="-0.2402in" draw:caption-point-y="0.6055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3417in" draw:caption-point-x="-0.2402in" draw:caption-point-y="0.6055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3417in" draw:caption-point-x="-0.2402in" draw:caption-point-y="0.6055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ngDTT</text:p>
          </table:table-cell>
          <table:table-cell table:style-name="ce88" table:formula="of:=SUM([.D14:.AH14])" office:value-type="float" office:value="2">
            <text:p>2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3.1024in" svg:y="2.5854in" draw:caption-point-x="-0.2402in" draw:caption-point-y="0.6094in">
              <dc:date>2018-02-02T00:00:00</dc:date>
              <text:p text:style-name="P1"><text:span text:style-name="T1">Qua bảo hiểm làm lại sổ bhxh, xin đi trễ, 8h52 đến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5894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5894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88" table:formula="of:=SUM([.D15:.AH15])" office:value-type="float" office:value="5">
            <text:p>5</text:p>
          </table:table-cell>
          <table:table-cell table:style-name="ce92" office:value-type="float" office:value="0.5">
            <office:annotation draw:style-name="gr6" draw:text-style-name="P1" svg:width="1.1413in" svg:height="0.2634in" svg:x="2.6457in" svg:y="2.8339in" draw:caption-point-x="-0.2402in" draw:caption-point-y="0.6087in">
              <dc:date>2018-02-02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5.8421in" svg:y="2.8362in" draw:caption-point-x="-0.2402in" draw:caption-point-y="0.6063in">
              <dc:date>2018-02-08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.5"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1"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text:p>0.5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88" table:formula="of:=SUM([.D16:.AH16])" office:value-type="float" office:value="3.5">
            <text:p>3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3.0843in" draw:caption-point-x="-0.2402in" draw:caption-point-y="0.6059in">
              <dc:date>2018-02-09T00:00:00</dc:date>
              <text:p text:style-name="P1"><text:span text:style-name="T1">Về sớm để ra sân bay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7.7988in" svg:y="3.0843in" draw:caption-point-x="-0.2402in" draw:caption-point-y="0.6059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8.2878in" svg:y="3.0843in" draw:caption-point-x="-0.2402in" draw:caption-point-y="0.6059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8" table:number-columns-repeated="7"/>
          <table:table-cell table:style-name="ce92" office:value-type="float" office:value="0">
            <office:annotation draw:style-name="gr3" draw:text-style-name="P1" svg:width="1.1413in" svg:height="0.7012in" svg:x="12.0059in" svg:y="3.0843in" draw:caption-point-x="-0.2402in" draw:caption-point-y="0.6059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2.4622in" svg:y="3.0843in" draw:caption-point-x="-0.2402in" draw:caption-point-y="0.6059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2.9189in" svg:y="3.0843in" draw:caption-point-x="-0.2402in" draw:caption-point-y="0.6059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2" draw:text-style-name="P1" svg:width="1.1413in" svg:height="0.5457in" svg:x="14.289in" svg:y="3.0846in" draw:caption-point-x="-0.2402in" draw:caption-point-y="0.6055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2" draw:text-style-name="P1" svg:width="1.1413in" svg:height="0.5457in" svg:x="14.7457in" svg:y="3.0846in" draw:caption-point-x="-0.2402in" draw:caption-point-y="0.6055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2" draw:text-style-name="P1" svg:width="1.1413in" svg:height="0.5457in" svg:x="15.202in" svg:y="3.0846in" draw:caption-point-x="-0.2402in" draw:caption-point-y="0.6055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88" table:formula="of:=SUM([.D17:.AH17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4.472in" svg:y="3.3287in" draw:caption-point-x="-0.2402in" draw:caption-point-y="0.6094in">
              <dc:date>2018-02-02T00:00:00</dc:date>
              <text:p text:style-name="P1"><text:span text:style-name="T1">Về quê thu xếp việc nhà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88" table:formula="of:=SUM([.D18:.AH18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3.5803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3.5803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88" table:formula="of:=SUM([.D19:.AH19])" office:value-type="float" office:value="8.5">
            <text:p>8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3.8276in" draw:caption-point-x="-0.2402in" draw:caption-point-y="0.6059in">
              <dc:date>2018-02-09T00:00:00</dc:date>
              <text:p text:style-name="P1"><text:span text:style-name="T1">Đi khám cổ tay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3.828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3.828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3.828in" draw:caption-point-x="-0.2402in" draw:caption-point-y="0.6055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3.828in" draw:caption-point-x="-0.2402in" draw:caption-point-y="0.6055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3.828in" draw:caption-point-x="-0.2402in" draw:caption-point-y="0.6055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14.289in" svg:y="3.8295in" draw:caption-point-x="-0.2402in" draw:caption-point-y="0.6039in">
              <dc:date>2018-02-26T00:00:00</dc:date>
              <text:p text:style-name="P1"><text:span text:style-name="T1">Không có xe vào lại SG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4.7457in" svg:y="3.8295in" draw:caption-point-x="-0.2402in" draw:caption-point-y="0.6039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5.202in" svg:y="3.8295in" draw:caption-point-x="-0.2402in" draw:caption-point-y="0.6039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88" table:formula="of:=SUM([.D20:.AH20])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3.1024in" svg:y="4.0717in" draw:caption-point-x="-0.2402in" draw:caption-point-y="0.6094in">
              <dc:date>2018-02-02T00:00:00</dc:date>
              <text:p text:style-name="P1"><text:span text:style-name="T1">Chờ sửa ổng nước, xin đi trễ, 8h4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4.0732in" draw:caption-point-x="-0.2402in" draw:caption-point-y="0.6079in">
              <dc:date>2018-02-07T00:00:00</dc:date>
              <text:p text:style-name="P1"><text:span text:style-name="T1">Gửi đồ ở bxe, xin đi trễ, 8h52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0756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4.076in" draw:caption-point-x="-0.2402in" draw:caption-point-y="0.6051in">
              <dc:date>2018-02-22T00:00:00</dc:date>
              <text:p text:style-name="P1"><text:span text:style-name="T1">Đau bụng, xin đi trễ, 9h17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4.0764in" draw:caption-point-x="-0.2402in" draw:caption-point-y="0.6047in">
              <dc:date>2018-02-23T00:00:00</dc:date>
              <text:p text:style-name="P1"><text:span text:style-name="T1">Ra bến xe chở em, xin đi trễ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14.289in" svg:y="4.0768in" draw:caption-point-x="-0.2402in" draw:caption-point-y="0.6043in">
              <dc:date>2018-02-2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5.202in" svg:y="4.0776in" draw:caption-point-x="-0.2402in" draw:caption-point-y="0.6035in">
              <dc:date>2018-02-28T00:00:00</dc:date>
              <text:p text:style-name="P1"><text:span text:style-name="T1">Xe cán đinh chờ vá xe, xin đi trễ, 8h51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KhaiLV</text:p>
          </table:table-cell>
          <table:table-cell table:style-name="ce88" table:formula="of:=SUM([.D21:.AH21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3232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3232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hangNHH</text:p>
          </table:table-cell>
          <table:table-cell table:style-name="ce88" table:formula="of:=SUM([.D22:.AH22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6.3311in" svg:y="4.5705in" draw:caption-point-x="-0.2402in" draw:caption-point-y="0.6059in">
              <dc:date>2018-02-09T00:00:00</dc:date>
              <text:p text:style-name="P1"><text:span text:style-name="T1">Đón người thân + đi mua sắm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KietNVT</text:p>
          </table:table-cell>
          <table:table-cell table:style-name="ce88" table:formula="of:=SUM([.D23:.AH23])" office:value-type="float" office:value="3">
            <text:p>3</text:p>
          </table:table-cell>
          <table:table-cell table:style-name="ce92" office:value-type="float" office:value="0">
            <office:annotation draw:style-name="gr3" draw:text-style-name="P1" svg:width="1.1413in" svg:height="0.7012in" svg:x="2.6457in" svg:y="4.8079in" draw:caption-point-x="-0.2402in" draw:caption-point-y="0.6161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3.1024in" svg:y="4.8079in" draw:caption-point-x="-0.2402in" draw:caption-point-y="0.6161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472in" svg:y="4.8154in" draw:caption-point-x="-0.2402in" draw:caption-point-y="0.6087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4.9287in" svg:y="4.8154in" draw:caption-point-x="-0.2402in" draw:caption-point-y="0.6087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4.8154in" draw:caption-point-x="-0.2402in" draw:caption-point-y="0.6087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8421in" svg:y="4.8154in" draw:caption-point-x="-0.2402in" draw:caption-point-y="0.6087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4.8154in" draw:caption-point-x="-0.2402in" draw:caption-point-y="0.6087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7.7988in" svg:y="4.8154in" draw:caption-point-x="-0.2402in" draw:caption-point-y="0.6087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8.2878in" svg:y="4.8154in" draw:caption-point-x="-0.2402in" draw:caption-point-y="0.6087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4.8185in" draw:caption-point-x="-0.2402in" draw:caption-point-y="0.6055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4.8185in" draw:caption-point-x="-0.2402in" draw:caption-point-y="0.6055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4.8185in" draw:caption-point-x="-0.2402in" draw:caption-point-y="0.6055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LinhBT</text:p>
          </table:table-cell>
          <table:table-cell table:style-name="ce88" table:formula="of:=SUM([.D24:.AH24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5.0661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5.0661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5.0661in" draw:caption-point-x="-0.2402in" draw:caption-point-y="0.6055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MaiLT</text:p>
          </table:table-cell>
          <table:table-cell table:style-name="ce88" table:formula="of:=SUM([.D25:.AH25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ManhNB</text:p>
          </table:table-cell>
          <table:table-cell table:style-name="ce88" table:formula="of:=SUM([.D26:.AH26])" office:value-type="float" office:value="6">
            <text:p>6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5.5591in" draw:caption-point-x="-0.2402in" draw:caption-point-y="0.6083in">
              <dc:date>2018-02-0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5.5602in" draw:caption-point-x="-0.2402in" draw:caption-point-y="0.6071in">
              <dc:date>2018-02-08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3311in" svg:y="5.5614in" draw:caption-point-x="-0.2402in" draw:caption-point-y="0.6059in">
              <dc:date>2018-02-09T00:00:00</dc:date>
              <text:p text:style-name="P1"><text:span text:style-name="T1">Xin nghỉ tết sớ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5.5618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5.5618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5.5618in" draw:caption-point-x="-0.2402in" draw:caption-point-y="0.605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5.5618in" draw:caption-point-x="-0.2402in" draw:caption-point-y="0.605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5.5618in" draw:caption-point-x="-0.2402in" draw:caption-point-y="0.605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5.5638in" draw:caption-point-x="-0.2402in" draw:caption-point-y="0.6035in">
              <dc:date>2018-02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NamTH</text:p>
          </table:table-cell>
          <table:table-cell table:style-name="ce88" table:formula="of:=SUM([.D27:.AH27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5.8094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5.8094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NamTV</text:p>
          </table:table-cell>
          <table:table-cell table:style-name="ce88" table:formula="of:=SUM([.D28:.AH28])" office:value-type="float" office:value="2.5">
            <text:p>2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4.472in" svg:y="6.0539in" draw:caption-point-x="-0.2402in" draw:caption-point-y="0.6087in">
              <dc:date>2018-02-05T00:00:00</dc:date>
              <text:p text:style-name="P1"><text:span text:style-name="T1">Chở em bé đi khám bệnh, xin đi trễ, 9h26 đến cty</text:span></text:p>
            </office:annotation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4.9287in" svg:y="6.0543in" draw:caption-point-x="-0.2402in" draw:caption-point-y="0.6083in">
              <dc:date>2018-02-06T00:00:00</dc:date>
              <text:p text:style-name="P1"><text:span text:style-name="T1">Bận việc cá nhân đột xuất, 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6.0571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6.0571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hanHTH</text:p>
          </table:table-cell>
          <table:table-cell table:style-name="ce88" table:formula="of:=SUM([.D29:.AH29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6.3047in" draw:caption-point-x="-0.2402in" draw:caption-point-y="0.605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6.3047in" draw:caption-point-x="-0.2402in" draw:caption-point-y="0.605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6.3047in" draw:caption-point-x="-0.2402in" draw:caption-point-y="0.605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hanNM</text:p>
          </table:table-cell>
          <table:table-cell table:style-name="ce88" table:formula="of:=SUM([.D30:.AH30])" office:value-type="float" office:value="6">
            <text:p>6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6.552in" draw:caption-point-x="-0.2402in" draw:caption-point-y="0.6059in">
              <dc:date>2018-02-09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6.5524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6.5524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6.5524in" draw:caption-point-x="-0.2402in" draw:caption-point-y="0.6055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6.5524in" draw:caption-point-x="-0.2402in" draw:caption-point-y="0.6055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6.5524in" draw:caption-point-x="-0.2402in" draw:caption-point-y="0.6055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.5">
            <office:annotation draw:style-name="gr4" draw:text-style-name="P1" svg:width="1.1413in" svg:height="0.3902in" svg:x="14.289in" svg:y="6.5535in" draw:caption-point-x="-0.2402in" draw:caption-point-y="0.6043in">
              <dc:date>2018-02-26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uPHQ</text:p>
          </table:table-cell>
          <table:table-cell table:style-name="ce88" table:formula="of:=SUM([.D31:.AH31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6.8in" draw:caption-point-x="-0.2402in" draw:caption-point-y="0.605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6.8in" draw:caption-point-x="-0.2402in" draw:caption-point-y="0.605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6.8in" draw:caption-point-x="-0.2402in" draw:caption-point-y="0.605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uVNQ</text:p>
          </table:table-cell>
          <table:table-cell table:style-name="ce88" table:formula="of:=SUM([.D32:.AH32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73" office:value-type="string">
            <text:p>PhatHDT</text:p>
          </table:table-cell>
          <table:table-cell table:style-name="ce88" table:formula="of:=SUM([.D33:.AH33])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7.2909in" draw:caption-point-x="-0.2402in" draw:caption-point-y="0.6098in">
              <dc:date>2018-02-01T00:00:00</dc:date>
              <text:p text:style-name="P1"><text:span text:style-name="T1">Nhà có việc gấp, 8h32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472in" svg:y="7.2921in" draw:caption-point-x="-0.2402in" draw:caption-point-y="0.6087in">
              <dc:date>2018-02-05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7.2961in" draw:caption-point-x="-0.2402in" draw:caption-point-y="0.6047in">
              <dc:date>2018-02-23T00:00:00</dc:date>
              <text:p text:style-name="P1"><text:span text:style-name="T1">Đau bụng, 8h32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5" office:value-type="string">
            <text:p>PhongPT</text:p>
          </table:table-cell>
          <table:table-cell table:style-name="ce88" table:formula="of:=SUM([.D34:.AH34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7.5437in" draw:caption-point-x="-0.2402in" draw:caption-point-y="0.6047in">
              <dc:date>2018-02-23T00:00:00</dc:date>
              <text:p text:style-name="P1"><text:span text:style-name="T1">Mất thẻ xe, xin đi trễ, 8h46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PhongTH</text:p>
          </table:table-cell>
          <table:table-cell table:style-name="ce88" table:formula="of:=SUM([.D35:.AH35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7.7909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7.7909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PhuTV</text:p>
          </table:table-cell>
          <table:table-cell table:style-name="ce88" table:formula="of:=SUM([.D36:.AH36])" office:value-type="float" office:value="3">
            <text:p>3</text:p>
          </table:table-cell>
          <table:table-cell table:style-name="ce92" table:number-columns-repeated="6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8.0382in" draw:caption-point-x="-0.2402in" draw:caption-point-y="0.6059in">
              <dc:date>2018-02-09T00:00:00</dc:date>
              <text:p text:style-name="P1"><text:span text:style-name="T1">Lên trường đăng ký đề tài, 9h3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8.0386in" draw:caption-point-x="-0.2402in" draw:caption-point-y="0.605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8.0386in" draw:caption-point-x="-0.2402in" draw:caption-point-y="0.605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8.0386in" draw:caption-point-x="-0.2402in" draw:caption-point-y="0.605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TaiPA</text:p>
          </table:table-cell>
          <table:table-cell table:style-name="ce88" table:formula="of:=SUM([.D37:.AH37])" office:value-type="float" office:value="0">
            <text:p>0</text:p>
          </table:table-cell>
          <table:table-cell table:style-name="ce92" table:number-columns-repeated="4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8.2858in" draw:caption-point-x="-0.2402in" draw:caption-point-y="0.6059in">
              <dc:date>2018-02-09T00:00:00</dc:date>
              <text:p text:style-name="P1"><text:span text:style-name="T1">Qua cty cũ dự tổng kết, 9h1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TinNQ</text:p>
          </table:table-cell>
          <table:table-cell table:style-name="ce88" table:formula="of:=SUM([.D38:.AH38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472in" svg:y="8.5307in" draw:caption-point-x="-0.2402in" draw:caption-point-y="0.6087in">
              <dc:date>2018-02-05T00:00:00</dc:date>
              <text:p text:style-name="P1"><text:span text:style-name="T1">Ghé mua thuốc, 8h33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8.5335in" draw:caption-point-x="-0.2402in" draw:caption-point-y="0.6059in">
              <dc:date>2018-02-09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88" table:formula="of:=SUM([.D39:.AH39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8.7815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8.7815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2" draw:text-style-name="P1" svg:width="1.1413in" svg:height="0.5457in" svg:x="14.7457in" svg:y="8.7835in" draw:caption-point-x="-0.2402in" draw:caption-point-y="0.6035in">
              <dc:date>2018-02-27T00:00:00</dc:date>
              <text:p text:style-name="P1"><text:span text:style-name="T1">Chở vợ đi làm giấy tờ + thôi nôi cháu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haiNHQ</text:p>
          </table:table-cell>
          <table:table-cell table:style-name="ce88" table:formula="of:=SUM([.D40:.AH40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9.0291in" draw:caption-point-x="-0.2402in" draw:caption-point-y="0.6055in">
              <dc:date>2018-02-21T00:00:00</dc:date>
              <text:p text:style-name="P1"><text:span text:style-name="T1">Du lịch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hamDT</text:p>
          </table:table-cell>
          <table:table-cell table:style-name="ce88" table:formula="of:=SUM([.D41:.AH41])" office:value-type="float" office:value="0">
            <text:p>0</text:p>
          </table:table-cell>
          <table:table-cell table:style-name="ce92" table:number-columns-repeated="13"/>
          <table:table-cell table:style-name="ce98" table:number-columns-repeated="7"/>
          <table:table-cell table:style-name="ce92" table:number-columns-repeated="11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aoDTN</text:p>
          </table:table-cell>
          <table:table-cell table:style-name="ce88" table:formula="of:=SUM([.D42:.AH42])" office:value-type="float" office:value="4.5">
            <text:p>4.5</text:p>
          </table:table-cell>
          <table:table-cell table:style-name="ce92" office:value-type="float" office:value="0.5">
            <office:annotation draw:style-name="gr4" draw:text-style-name="P1" svg:width="1.1413in" svg:height="0.3902in" svg:x="2.6457in" svg:y="9.5201in" draw:caption-point-x="-0.2402in" draw:caption-point-y="0.6098in">
              <dc:date>2018-02-01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9.522in" draw:caption-point-x="-0.2402in" draw:caption-point-y="0.6079in">
              <dc:date>2018-02-07T00:00:00</dc:date>
              <text:p text:style-name="P1"><text:span text:style-name="T1">Kẹt xe, 8h3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9.5244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9.5244in" draw:caption-point-x="-0.2402in" draw:caption-point-y="0.605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9.5244in" draw:caption-point-x="-0.2402in" draw:caption-point-y="0.605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9.5244in" draw:caption-point-x="-0.2402in" draw:caption-point-y="0.6055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inhT</text:p>
          </table:table-cell>
          <table:table-cell table:style-name="ce88" table:formula="of:=SUM([.D43:.AH43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9.772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9.772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9.772in" draw:caption-point-x="-0.2402in" draw:caption-point-y="0.6055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9.7724in" draw:caption-point-x="-0.2402in" draw:caption-point-y="0.6051in">
              <dc:date>2018-02-22T00:00:00</dc:date>
              <text:p text:style-name="P1"><text:span text:style-name="T1">Xe vào trễ, 8h38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uyLTT</text:p>
          </table:table-cell>
          <table:table-cell table:style-name="ce88" table:formula="of:=SUM([.D44:.AH44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10.0185in" draw:caption-point-x="-0.2402in" draw:caption-point-y="0.6071in">
              <dc:date>2018-02-08T00:00:00</dc:date>
              <text:p text:style-name="P1"><text:span text:style-name="T1">Ra ngân hàng, xin đi trễ, 9h46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0.0201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0.0201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10.0205in" draw:caption-point-x="-0.2402in" draw:caption-point-y="0.6051in">
              <dc:date>2018-02-22T00:00:00</dc:date>
              <text:p text:style-name="P1"><text:span text:style-name="T1">Chóng mặt,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289in" svg:y="10.0213in" draw:caption-point-x="-0.2402in" draw:caption-point-y="0.6043in">
              <dc:date>2018-02-26T00:00:00</dc:date>
              <text:p text:style-name="P1"><text:span text:style-name="T1">Đi làm giấy tờ, xin đi trễ, 9h43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uyNTX</text:p>
          </table:table-cell>
          <table:table-cell table:style-name="ce88" table:formula="of:=SUM([.D45:.AH45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0.2677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0.2677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uyenTTN</text:p>
          </table:table-cell>
          <table:table-cell table:style-name="ce88" table:formula="of:=SUM([.D46:.AH46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0.513in" draw:caption-point-x="-0.2402in" draw:caption-point-y="0.6079in">
              <dc:date>2018-02-07T00:00:00</dc:date>
              <text:p text:style-name="P1"><text:span text:style-name="T1">Bị mệt, xin đi trễ, 9h02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0.5154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0.5154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74" office:value-type="string">
            <text:p>VietBA</text:p>
          </table:table-cell>
          <table:table-cell table:style-name="ce88" table:formula="of:=SUM([.D47:.AH47])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10.7587in" draw:caption-point-x="-0.2402in" draw:caption-point-y="0.6098in">
              <dc:date>2018-02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10.7638in" draw:caption-point-x="-0.2402in" draw:caption-point-y="0.6047in">
              <dc:date>2018-02-23T00:00:00</dc:date>
              <text:p text:style-name="P1"><text:span text:style-name="T1">Ra ngân hàng, xin đi trễ, 9h16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10.765in" draw:caption-point-x="-0.2402in" draw:caption-point-y="0.6035in">
              <dc:date>2018-02-28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VinhP</text:p>
          </table:table-cell>
          <table:table-cell table:style-name="ce88" table:formula="of:=SUM([.D48:.AH48])" office:value-type="float" office:value="5">
            <text:p>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1.0106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1.0106in" draw:caption-point-x="-0.2402in" draw:caption-point-y="0.6055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1.0106in" draw:caption-point-x="-0.2402in" draw:caption-point-y="0.6055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11.0106in" draw:caption-point-x="-0.2402in" draw:caption-point-y="0.6055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11.0106in" draw:caption-point-x="-0.2402in" draw:caption-point-y="0.6055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2" table:number-rows-repeated="65354">
          <table:table-cell table:style-name="ce43" table:number-columns-repeated="3"/>
          <table:table-cell table:style-name="ce93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93"/>
          <table:table-cell table:number-columns-repeated="27"/>
          <table:table-cell table:style-name="ce93" table:number-columns-repeated="3"/>
          <table:table-cell table:style-name="ce43" table:number-columns-repeated="952"/>
        </table:table-row>
        <table:table-row table:style-name="ro2">
          <table:table-cell table:style-name="ce43" table:number-columns-repeated="2"/>
          <table:table-cell table:number-columns-repeated="984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6"/>
        <table:table-column table:style-name="co26" table:number-columns-repeated="7" table:default-cell-style-name="ce106"/>
        <table:table-column table:style-name="co25" table:number-columns-repeated="16" table:default-cell-style-name="ce106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01" table:number-columns-repeated="8"/>
          <table:table-cell table:style-name="ce107" office:value-type="string" table:number-columns-spanned="2" table:number-rows-spanned="1">
            <text:p>Month</text:p>
          </table:table-cell>
          <table:covered-table-cell table:style-name="ce108"/>
          <table:table-cell table:style-name="ce109" table:content-validation-name="val1" office:value-type="float" office:value="3" table:number-columns-spanned="2" table:number-rows-spanned="1">
            <text:p>3</text:p>
          </table:table-cell>
          <table:covered-table-cell table:style-name="ce108"/>
          <table:table-cell table:style-name="ce107" office:value-type="string" table:number-columns-spanned="2" table:number-rows-spanned="1">
            <text:p>Year</text:p>
          </table:table-cell>
          <table:covered-table-cell table:style-name="ce108"/>
          <table:table-cell table:style-name="ce107" office:value-type="float" office:value="2018" table:number-columns-spanned="2" table:number-rows-spanned="1">
            <text:p>2018</text:p>
          </table:table-cell>
          <table:covered-table-cell table:style-name="ce110"/>
          <table:table-cell table:style-name="ce101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02" table:formula="of:=DATE([.$R$1];[.N1];1)" office:value-type="date" office:date-value="2018-03-01">
            <text:p>01</text:p>
          </table:table-cell>
          <table:table-cell table:style-name="ce102" table:formula="of:=[.D2]+1" office:value-type="date" office:date-value="2018-03-02">
            <text:p>02</text:p>
          </table:table-cell>
          <table:table-cell table:style-name="ce102" table:formula="of:=[.E2]+1" office:value-type="date" office:date-value="2018-03-03">
            <text:p>03</text:p>
          </table:table-cell>
          <table:table-cell table:style-name="ce102" table:formula="of:=[.F2]+1" office:value-type="date" office:date-value="2018-03-04">
            <text:p>04</text:p>
          </table:table-cell>
          <table:table-cell table:style-name="ce102" table:formula="of:=[.G2]+1" office:value-type="date" office:date-value="2018-03-05">
            <text:p>05</text:p>
          </table:table-cell>
          <table:table-cell table:style-name="ce102" table:formula="of:=[.H2]+1" office:value-type="date" office:date-value="2018-03-06">
            <text:p>06</text:p>
          </table:table-cell>
          <table:table-cell table:style-name="ce102" table:formula="of:=[.I2]+1" office:value-type="date" office:date-value="2018-03-07">
            <text:p>07</text:p>
          </table:table-cell>
          <table:table-cell table:style-name="ce102" table:formula="of:=[.J2]+1" office:value-type="date" office:date-value="2018-03-08">
            <text:p>08</text:p>
          </table:table-cell>
          <table:table-cell table:style-name="ce102" table:formula="of:=[.K2]+1" office:value-type="date" office:date-value="2018-03-09">
            <text:p>09</text:p>
          </table:table-cell>
          <table:table-cell table:style-name="ce102" table:formula="of:=[.L2]+1" office:value-type="date" office:date-value="2018-03-10">
            <text:p>10</text:p>
          </table:table-cell>
          <table:table-cell table:style-name="ce102" table:formula="of:=[.M2]+1" office:value-type="date" office:date-value="2018-03-11">
            <text:p>11</text:p>
          </table:table-cell>
          <table:table-cell table:style-name="ce102" table:formula="of:=[.N2]+1" office:value-type="date" office:date-value="2018-03-12">
            <text:p>12</text:p>
          </table:table-cell>
          <table:table-cell table:style-name="ce102" table:formula="of:=[.O2]+1" office:value-type="date" office:date-value="2018-03-13">
            <text:p>13</text:p>
          </table:table-cell>
          <table:table-cell table:style-name="ce102" table:formula="of:=[.P2]+1" office:value-type="date" office:date-value="2018-03-14">
            <text:p>14</text:p>
          </table:table-cell>
          <table:table-cell table:style-name="ce102" table:formula="of:=[.Q2]+1" office:value-type="date" office:date-value="2018-03-15">
            <text:p>15</text:p>
          </table:table-cell>
          <table:table-cell table:style-name="ce102" table:formula="of:=[.R2]+1" office:value-type="date" office:date-value="2018-03-16">
            <text:p>16</text:p>
          </table:table-cell>
          <table:table-cell table:style-name="ce102" table:formula="of:=[.S2]+1" office:value-type="date" office:date-value="2018-03-17">
            <text:p>17</text:p>
          </table:table-cell>
          <table:table-cell table:style-name="ce102" table:formula="of:=[.T2]+1" office:value-type="date" office:date-value="2018-03-18">
            <text:p>18</text:p>
          </table:table-cell>
          <table:table-cell table:style-name="ce102" table:formula="of:=[.U2]+1" office:value-type="date" office:date-value="2018-03-19">
            <text:p>19</text:p>
          </table:table-cell>
          <table:table-cell table:style-name="ce102" table:formula="of:=[.V2]+1" office:value-type="date" office:date-value="2018-03-20">
            <text:p>20</text:p>
          </table:table-cell>
          <table:table-cell table:style-name="ce102" table:formula="of:=[.W2]+1" office:value-type="date" office:date-value="2018-03-21">
            <text:p>21</text:p>
          </table:table-cell>
          <table:table-cell table:style-name="ce102" table:formula="of:=[.X2]+1" office:value-type="date" office:date-value="2018-03-22">
            <text:p>22</text:p>
          </table:table-cell>
          <table:table-cell table:style-name="ce102" table:formula="of:=[.Y2]+1" office:value-type="date" office:date-value="2018-03-23">
            <text:p>23</text:p>
          </table:table-cell>
          <table:table-cell table:style-name="ce102" table:formula="of:=[.Z2]+1" office:value-type="date" office:date-value="2018-03-24">
            <text:p>24</text:p>
          </table:table-cell>
          <table:table-cell table:style-name="ce102" table:formula="of:=[.AA2]+1" office:value-type="date" office:date-value="2018-03-25">
            <text:p>25</text:p>
          </table:table-cell>
          <table:table-cell table:style-name="ce102" table:formula="of:=[.AB2]+1" office:value-type="date" office:date-value="2018-03-26">
            <text:p>26</text:p>
          </table:table-cell>
          <table:table-cell table:style-name="ce102" table:formula="of:=[.AC2]+1" office:value-type="date" office:date-value="2018-03-27">
            <text:p>27</text:p>
          </table:table-cell>
          <table:table-cell table:style-name="ce102" table:formula="of:=[.AD2]+1" office:value-type="date" office:date-value="2018-03-28">
            <text:p>28</text:p>
          </table:table-cell>
          <table:table-cell table:style-name="ce102" table:formula="of:=[.AE2]+1" office:value-type="date" office:date-value="2018-03-29">
            <text:p>29</text:p>
          </table:table-cell>
          <table:table-cell table:style-name="ce102" table:formula="of:=[.AF2]+1" office:value-type="date" office:date-value="2018-03-30">
            <text:p>30</text:p>
          </table:table-cell>
          <table:table-cell table:style-name="ce102" table:formula="of:=[.AG2]+1" office:value-type="date" office:date-value="2018-03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03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00" table:formula="of:=SUM([.D4:.AH4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0.1in" draw:caption-point-x="-0.2402in" draw:caption-point-y="0.6181in">
              <dc:date>2018-03-06T00:00:00</dc:date>
              <text:p text:style-name="P1"><text:span text:style-name="T1">Ngủ dậy muộn, 8h45 đến cty</text:span></text:p>
            </office:annotation>
            <text:p>0</text:p>
          </table:table-cell>
          <table:table-cell table:style-name="ce104" office:value-type="float" office:value="0.5">
            <office:annotation draw:style-name="gr8" draw:text-style-name="P1" svg:width="1.1413in" svg:height="1.0122in" svg:x="5.3854in" svg:y="0.1008in" draw:caption-point-x="-0.2402in" draw:caption-point-y="0.6173in">
              <dc:date>2018-03-07T00:00:00</dc:date>
              <text:p text:style-name="P1"><text:span text:style-name="T1">Bận việc nhà, xin đi trễ, 9h57 đến cty</text:span></text:p>
              <text:p text:style-name="P1"><text:span text:style-name="T1">Người bị nóng và ngứa, xin off chiều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0.1016in" draw:caption-point-x="-0.2402in" draw:caption-point-y="0.6165in">
              <dc:date>2018-03-08T00:00:00</dc:date>
              <text:p text:style-name="P1"><text:span text:style-name="T1">Nhà có việc, 8h41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0.1024in" draw:caption-point-x="-0.2402in" draw:caption-point-y="0.6157in">
              <dc:date>2018-03-09T00:00:00</dc:date>
              <text:p text:style-name="P1"><text:span text:style-name="T1">Dậy muộn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0.1035in" draw:caption-point-x="-0.2402in" draw:caption-point-y="0.6146in">
              <dc:date>2018-03-12T00:00:00</dc:date>
              <text:p text:style-name="P1"><text:span text:style-name="T1">Nhà có việc, 8h38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0.1047in" draw:caption-point-x="-0.2402in" draw:caption-point-y="0.6134in">
              <dc:date>2018-03-13T00:00:00</dc:date>
              <text:p text:style-name="P1"><text:span text:style-name="T1">Nhà có việc, 8h40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0.1071in" draw:caption-point-x="-0.2402in" draw:caption-point-y="0.611in">
              <dc:date>2018-03-15T00:00:00</dc:date>
              <text:p text:style-name="P1"><text:span text:style-name="T1">Bận việc nhà, 8h37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0.1079in" draw:caption-point-x="-0.2402in" draw:caption-point-y="0.6102in">
              <dc:date>2018-03-16T00:00:00</dc:date>
              <text:p text:style-name="P1"><text:span text:style-name="T1">Ngủ quên, 8h36 đến cty</text:span></text:p>
            </office:annotation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0059in" svg:y="0.1094in" draw:caption-point-x="-0.2402in" draw:caption-point-y="0.6087in">
              <dc:date>2018-03-21T00:00:00</dc:date>
              <text:p text:style-name="P1"><text:span text:style-name="T1">Bận việc gia đình, xin đi trễ, 9h32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00" table:formula="of:=SUM([.D5:.AH5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00" table:formula="of:=SUM([.D6:.AH6])" office:value-type="float" office:value="2">
            <text:p>2</text:p>
          </table:table-cell>
          <table:table-cell table:style-name="ce104" office:value-type="float" office:value="1">
            <office:annotation draw:style-name="gr6" draw:text-style-name="P1" svg:width="1.1413in" svg:height="0.2634in" svg:x="2.6457in" svg:y="0.5925in" draw:caption-point-x="-0.2402in" draw:caption-point-y="0.6209in">
              <dc:date>2018-03-01T00:00:00</dc:date>
              <text:p text:style-name="P1"><text:span text:style-name="T1">Đi du lịch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3.1024in" svg:y="0.5925in" draw:caption-point-x="-0.2402in" draw:caption-point-y="0.6209in">
              <dc:date>2018-03-01T00:00:00</dc:date>
              <text:p text:style-name="P1"><text:span text:style-name="T1">Đi du lịch</text:span></text:p>
            </office:annotation>
            <text:p>1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00" table:formula="of:=SUM([.D7:.AH7])" office:value-type="float" office:value="2">
            <text:p>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0.8409in" draw:caption-point-x="-0.2402in" draw:caption-point-y="0.6201in">
              <dc:date>2018-03-02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0.8429in" draw:caption-point-x="-0.2402in" draw:caption-point-y="0.6181in">
              <dc:date>2018-03-0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6.3311in" svg:y="0.8453in" draw:caption-point-x="-0.2402in" draw:caption-point-y="0.6157in">
              <dc:date>2018-03-09T00:00:00</dc:date>
              <text:p text:style-name="P1"><text:span text:style-name="T1">Về quê đi du lịch cùng gia đình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7.7988in" svg:y="0.8453in" draw:caption-point-x="-0.2402in" draw:caption-point-y="0.6157in">
              <dc:date>2018-03-09T00:00:00</dc:date>
              <text:p text:style-name="P1"><text:span text:style-name="T1">Về quê đi du lịch cùng gia đình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8.7768in" svg:y="0.8488in" draw:caption-point-x="-0.2402in" draw:caption-point-y="0.6122in">
              <dc:date>2018-03-14T00:00:00</dc:date>
              <text:p text:style-name="P1"><text:span text:style-name="T1">Xe lủng, chờ vá xe, xin đi trễ, 9h10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0.85in" draw:caption-point-x="-0.2402in" draw:caption-point-y="0.611in">
              <dc:date>2018-03-15T00:00:00</dc:date>
              <text:p text:style-name="P1"><text:span text:style-name="T1">Ngủ quên, xin đi trễ, 9h56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4622in" svg:y="0.8531in" draw:caption-point-x="-0.2402in" draw:caption-point-y="0.6079in">
              <dc:date>2018-03-22T00:00:00</dc:date>
              <text:p text:style-name="P1"><text:span text:style-name="T1">Đi ngân hàng, xin đi trễ, 9h33 vào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9189in" svg:y="0.8551in" draw:caption-point-x="-0.2402in" draw:caption-point-y="0.6059in">
              <dc:date>2018-03-23T00:00:00</dc:date>
              <text:p text:style-name="P1"><text:span text:style-name="T1">Ra ngân hàng, xin đi trễ, 9h48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4.7457in" svg:y="0.8567in" draw:caption-point-x="-0.2402in" draw:caption-point-y="0.6043in">
              <dc:date>2018-03-27T00:00:00</dc:date>
              <text:p text:style-name="P1"><text:span text:style-name="T1">Ngủ quên, 8h47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5.6587in" svg:y="0.8583in" draw:caption-point-x="-0.2402in" draw:caption-point-y="0.6028in">
              <dc:date>2018-03-29T00:00:00</dc:date>
              <text:p text:style-name="P1"><text:span text:style-name="T1">Hqua làm task gấp, xin đi trễ, 9h0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00" table:formula="of:=SUM([.D8:.AH8])" office:value-type="float" office:value="2.5">
            <text:p>2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1.0921in" draw:caption-point-x="-0.2402in" draw:caption-point-y="0.6165in">
              <dc:date>2018-03-08T00:00:00</dc:date>
              <text:p text:style-name="P1"><text:span text:style-name="T1">Ngủ quên, 8h46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1.0941in" draw:caption-point-x="-0.2402in" draw:caption-point-y="0.6146in">
              <dc:date>2018-04-26T00:00:00</dc:date>
              <text:p text:style-name="P1"><text:span text:style-name="T1">Nghỉ theo chế độ thai sản của vợ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1.0941in" draw:caption-point-x="-0.2402in" draw:caption-point-y="0.6146in">
              <dc:date>2018-04-26T00:00:00</dc:date>
              <text:p text:style-name="P1"><text:span text:style-name="T1">Nghỉ theo chế độ thai sản của vợ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7768in" svg:y="1.0941in" draw:caption-point-x="-0.2402in" draw:caption-point-y="0.6146in">
              <dc:date>2018-04-26T00:00:00</dc:date>
              <text:p text:style-name="P1"><text:span text:style-name="T1">Nghỉ theo chế độ thai sản của vợ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1.0941in" draw:caption-point-x="-0.2402in" draw:caption-point-y="0.6146in">
              <dc:date>2018-04-26T00:00:00</dc:date>
              <text:p text:style-name="P1"><text:span text:style-name="T1">Nghỉ theo chế độ thai sản của vợ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1.0941in" draw:caption-point-x="-0.2402in" draw:caption-point-y="0.6146in">
              <dc:date>2018-04-26T00:00:00</dc:date>
              <text:p text:style-name="P1"><text:span text:style-name="T1">Nghỉ theo chế độ thai sản của vợ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1.0925in" svg:y="1.0953in" draw:caption-point-x="-0.2402in" draw:caption-point-y="0.6134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1.5492in" svg:y="1.0953in" draw:caption-point-x="-0.2402in" draw:caption-point-y="0.6134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1.1008in" draw:caption-point-x="-0.2402in" draw:caption-point-y="0.6079in">
              <dc:date>2018-03-22T00:00:00</dc:date>
              <text:p text:style-name="P1"><text:span text:style-name="T1">Kẹt xe, xin đi trễ, 8h42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6.1154in" svg:y="1.1067in" draw:caption-point-x="-0.2402in" draw:caption-point-y="0.602in">
              <dc:date>2018-03-30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00" table:formula="of:=SUM([.D9:.AH9])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1.3358in" draw:caption-point-x="-0.2402in" draw:caption-point-y="0.6209in">
              <dc:date>2018-03-01T00:00:00</dc:date>
              <text:p text:style-name="P1"><text:span text:style-name="T1">Dậy muộn, 8h3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00" table:formula="of:=SUM([.D10:.AH10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1.5941in" draw:caption-point-x="-0.2402in" draw:caption-point-y="0.6102in">
              <dc:date>2018-03-16T00:00:00</dc:date>
              <text:p text:style-name="P1"><text:span text:style-name="T1">Lấy thẻ atm, xin đi trễ, 8h52 đến cty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00" table:formula="of:=SUM([.D11:.AH11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5.3854in" svg:y="1.8346in" draw:caption-point-x="-0.2402in" draw:caption-point-y="0.6173in">
              <dc:date>2018-03-07T00:00:00</dc:date>
              <text:p text:style-name="P1"><text:span text:style-name="T1">Ra ngân hàng, xin đi trễ, 8h34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9.2661in" svg:y="1.8409in" draw:caption-point-x="-0.2402in" draw:caption-point-y="0.611in">
              <dc:date>2018-03-15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1.5492in" svg:y="1.8429in" draw:caption-point-x="-0.2402in" draw:caption-point-y="0.6091in">
              <dc:date>2018-03-20T00:00:00</dc:date>
              <text:p text:style-name="P1"><text:span text:style-name="T1">Bận việc riêng, off chiều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14.289in" svg:y="1.8472in" draw:caption-point-x="-0.2402in" draw:caption-point-y="0.6047in">
              <dc:date>2018-03-26T00:00:00</dc:date>
              <text:p text:style-name="P1"><text:span text:style-name="T1">Đau mắt trái, xin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5.202in" svg:y="1.8492in" draw:caption-point-x="-0.2402in" draw:caption-point-y="0.6028in">
              <dc:date>2018-03-28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6.1154in" svg:y="1.85in" draw:caption-point-x="-0.2402in" draw:caption-point-y="0.602in">
              <dc:date>2018-03-30T00:00:00</dc:date>
              <text:p text:style-name="P1"><text:span text:style-name="T1">Chở ba đi khám bệnh, off sáng</text:span></text:p>
            </office:annotation>
            <text:p>0.5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00" table:formula="of:=SUM([.D12:.AH12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2.0803in" draw:caption-point-x="-0.2402in" draw:caption-point-y="0.6193in">
              <dc:date>2018-03-0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2.0815in" draw:caption-point-x="-0.2402in" draw:caption-point-y="0.6181in">
              <dc:date>2018-03-06T00:00:00</dc:date>
              <text:p text:style-name="P1"><text:span text:style-name="T1">Kẹt xe, 8h52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2.0823in" draw:caption-point-x="-0.2402in" draw:caption-point-y="0.6173in">
              <dc:date>2018-03-07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2.0831in" draw:caption-point-x="-0.2402in" draw:caption-point-y="0.6165in">
              <dc:date>2018-03-08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6.3311in" svg:y="2.0839in" draw:caption-point-x="-0.2402in" draw:caption-point-y="0.6157in">
              <dc:date>2018-03-09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2.085in" draw:caption-point-x="-0.2402in" draw:caption-point-y="0.6146in">
              <dc:date>2018-03-12T00:00:00</dc:date>
              <text:p text:style-name="P1"><text:span text:style-name="T1">Kẹt xe, 8h56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2.0862in" draw:caption-point-x="-0.2402in" draw:caption-point-y="0.6134in">
              <dc:date>2018-03-13T00:00:00</dc:date>
              <text:p text:style-name="P1"><text:span text:style-name="T1">Kẹt xe, 8h41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2.0894in" draw:caption-point-x="-0.2402in" draw:caption-point-y="0.6102in">
              <dc:date>2018-03-1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2.0898in" draw:caption-point-x="-0.2402in" draw:caption-point-y="0.6098in">
              <dc:date>2018-03-19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1.5492in" svg:y="2.0906in" draw:caption-point-x="-0.2402in" draw:caption-point-y="0.6091in">
              <dc:date>2018-03-20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0059in" svg:y="2.0909in" draw:caption-point-x="-0.2402in" draw:caption-point-y="0.6087in">
              <dc:date>2018-03-21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4.7457in" svg:y="2.0949in" draw:caption-point-x="-0.2402in" draw:caption-point-y="0.6047in">
              <dc:date>2018-03-27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2.0953in" draw:caption-point-x="-0.2402in" draw:caption-point-y="0.6043in">
              <dc:date>2018-03-28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00" table:formula="of:=SUM([.D13:.AH13])" office:value-type="float" office:value="1.5">
            <text:p>1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7.7988in" svg:y="2.3331in" draw:caption-point-x="-0.2402in" draw:caption-point-y="0.6142in">
              <dc:date>2018-03-12T00:00:00</dc:date>
              <text:p text:style-name="P1"><text:span text:style-name="T1">Có việc đột xuất, <text:s/>of sáng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2.337in" draw:caption-point-x="-0.2402in" draw:caption-point-y="0.6102in">
              <dc:date>2018-03-16T00:00:00</dc:date>
              <text:p text:style-name="P1"><text:span text:style-name="T1">Bận việc riêng, xin đi trễ, 8h51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11.0925in" svg:y="2.3374in" draw:caption-point-x="-0.2402in" draw:caption-point-y="0.6098in">
              <dc:date>2018-03-19T00:00:00</dc:date>
              <text:p text:style-name="P1"><text:span text:style-name="T1">Đầy tháng con, xin đi trễ, 9h37 đến cty</text:span></text:p>
            </office:annotation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1.5492in" svg:y="2.3382in" draw:caption-point-x="-0.2402in" draw:caption-point-y="0.6091in">
              <dc:date>2018-03-20T00:00:00</dc:date>
              <text:p text:style-name="P1"><text:span text:style-name="T1">Có lịch họp trên trường,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2.9189in" svg:y="2.3382in" draw:caption-point-x="-0.2402in" draw:caption-point-y="0.6091in">
              <dc:date>2018-03-20T00:00:00</dc:date>
              <text:p text:style-name="P1"><text:span text:style-name="T1">Có lịch họp trên trường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ngDTT</text:p>
          </table:table-cell>
          <table:table-cell table:style-name="ce100" table:formula="of:=SUM([.D14:.AH14])" office:value-type="float" office:value="2.5">
            <text:p>2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7.7988in" svg:y="2.5803in" draw:caption-point-x="-0.2402in" draw:caption-point-y="0.6146in">
              <dc:date>2018-03-12T00:00:00</dc:date>
              <text:p text:style-name="P1"><text:span text:style-name="T1">Bận việc cá nhân đột xuất</text:span></text:p>
            </office:annotation>
            <text:p>1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3" draw:text-style-name="P1" svg:width="1.1413in" svg:height="0.7012in" svg:x="9.7228in" svg:y="2.5846in" draw:caption-point-x="-0.2402in" draw:caption-point-y="0.6102in">
              <dc:date>2018-03-16T00:00:00</dc:date>
              <text:p text:style-name="P1"><text:span text:style-name="T1">Lấy sổ BHXH + nộp thang bảng lương, xin đi trễ, 8h56 đến cty 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4.7457in" svg:y="2.5902in" draw:caption-point-x="-0.2402in" draw:caption-point-y="0.6047in">
              <dc:date>2018-03-27T00:00:00</dc:date>
              <text:p text:style-name="P1"><text:span text:style-name="T1">Đi khám chân, off sáng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2.5921in" draw:caption-point-x="-0.2402in" draw:caption-point-y="0.6028in">
              <dc:date>2018-03-29T00:00:00</dc:date>
              <text:p text:style-name="P1"><text:span text:style-name="T1">Chuyển nhà và có việc riêng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100" table:formula="of:=SUM([.D15:.AH15])" office:value-type="float" office:value="7.5">
            <text:p>7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number-columns-repeated="2" table:style-name="ce104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2.4622in" svg:y="2.8362in" draw:caption-point-x="-0.2402in" draw:caption-point-y="0.6063in">
              <dc:date>2018-03-22T00:00:00</dc:date>
              <text:p text:style-name="P1"><text:span text:style-name="T1">Off chiều</text:span></text:p>
              <text:p text:style-name="P1"><text:span text:style-name="T1"/></text:p>
            </office:annotation>
            <text:p>0.5</text:p>
          </table:table-cell>
          <table:table-cell table:style-name="ce104" office:value-type="float" office:value="1">
            <text:p>1</text:p>
          </table:table-cell>
          <table:table-cell table:style-name="ce104" table:number-columns-repeated="2"/>
          <table:table-cell table:style-name="ce104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100" table:formula="of:=SUM([.D16:.AH16])" office:value-type="float" office:value="2">
            <text:p>2</text:p>
          </table:table-cell>
          <table:table-cell table:style-name="ce104" office:value-type="float" office:value="1">
            <office:annotation draw:style-name="gr2" draw:text-style-name="P1" svg:width="1.1413in" svg:height="0.5457in" svg:x="2.6457in" svg:y="3.0669in" draw:caption-point-x="-0.2402in" draw:caption-point-y="0.6232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2" draw:text-style-name="P1" svg:width="1.1413in" svg:height="0.5457in" svg:x="3.1024in" svg:y="3.0669in" draw:caption-point-x="-0.2402in" draw:caption-point-y="0.6232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3.0728in" draw:caption-point-x="-0.2402in" draw:caption-point-y="0.6173in">
              <dc:date>2018-03-07T00:00:00</dc:date>
              <text:p text:style-name="P1"><text:span text:style-name="T1">Chờ thang máy, 8h33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3.0799in" draw:caption-point-x="-0.2402in" draw:caption-point-y="0.6102in">
              <dc:date>2018-03-16T00:00:00</dc:date>
              <text:p text:style-name="P1"><text:span text:style-name="T1">Ra bến xe lấy đồ nhà gửi, xin đi trễ, 9h40 đến cty</text:span></text:p>
            </office:annotation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3.0823in" draw:caption-point-x="-0.2402in" draw:caption-point-y="0.6079in">
              <dc:date>2018-03-22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100" table:formula="of:=SUM([.D17:.AH17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5.202in" svg:y="3.3327in" draw:caption-point-x="-0.2402in" draw:caption-point-y="0.6055in">
              <dc:date>2018-03-26T00:00:00</dc:date>
              <text:p text:style-name="P1"><text:span text:style-name="T1">Về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5.6587in" svg:y="3.3327in" draw:caption-point-x="-0.2402in" draw:caption-point-y="0.6055in">
              <dc:date>2018-03-26T00:00:00</dc:date>
              <text:p text:style-name="P1"><text:span text:style-name="T1">Về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6.1154in" svg:y="3.3327in" draw:caption-point-x="-0.2402in" draw:caption-point-y="0.6055in">
              <dc:date>2018-03-26T00:00:00</dc:date>
              <text:p text:style-name="P1"><text:span text:style-name="T1">Về nhà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100" table:formula="of:=SUM([.D18:.AH18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9.2661in" svg:y="3.5748in" draw:caption-point-x="-0.2402in" draw:caption-point-y="0.611in">
              <dc:date>2018-03-15T00:00:00</dc:date>
              <text:p text:style-name="P1"><text:span text:style-name="T1">Bận việc riêng, of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00" table:formula="of:=SUM([.D19:.AH19])" office:value-type="float" office:value="4">
            <text:p>4</text:p>
          </table:table-cell>
          <table:table-cell table:style-name="ce104" office:value-type="float" office:value="1">
            <office:annotation draw:style-name="gr4" draw:text-style-name="P1" svg:width="1.1413in" svg:height="0.3902in" svg:x="2.6457in" svg:y="3.8118in" draw:caption-point-x="-0.2402in" draw:caption-point-y="0.6217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3.1024in" svg:y="3.8118in" draw:caption-point-x="-0.2402in" draw:caption-point-y="0.6217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2" draw:text-style-name="P1" svg:width="1.1413in" svg:height="0.5457in" svg:x="4.472in" svg:y="3.8142in" draw:caption-point-x="-0.2402in" draw:caption-point-y="0.6193in">
              <dc:date>2018-03-05T00:00:00</dc:date>
              <text:p text:style-name="P1"><text:span text:style-name="T1">Mới vào SG, cần tgian dọn dẹp nhà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7.7988in" svg:y="3.8189in" draw:caption-point-x="-0.2402in" draw:caption-point-y="0.6146in">
              <dc:date>2018-03-12T00:00:00</dc:date>
              <text:p text:style-name="P1"><text:span text:style-name="T1">Mệt trong người, xin đi trễ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7768in" svg:y="3.8213in" draw:caption-point-x="-0.2402in" draw:caption-point-y="0.6122in">
              <dc:date>2018-03-14T00:00:00</dc:date>
              <text:p text:style-name="P1"><text:span text:style-name="T1">Kẹt xe, 8h40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6" draw:text-style-name="P1" svg:width="1.1413in" svg:height="0.2634in" svg:x="11.0925in" svg:y="3.8327in" draw:caption-point-x="-0.2402in" draw:caption-point-y="0.6008in">
              <dc:date>2018-04-03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100" table:formula="of:=SUM([.D20:.AH20])" office:value-type="float" office:value="1">
            <text:p>1</text:p>
          </table:table-cell>
          <table:table-cell table:style-name="ce104" office:value-type="float" office:value="0">
            <office:annotation draw:style-name="gr2" draw:text-style-name="P1" svg:width="1.1413in" svg:height="0.5457in" svg:x="2.6457in" svg:y="4.0606in" draw:caption-point-x="-0.2402in" draw:caption-point-y="0.6205in">
              <dc:date>2018-03-01T00:00:00</dc:date>
              <text:p text:style-name="P1"><text:span text:style-name="T1">Bị công an thổi phạt, 8h50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3.1024in" svg:y="4.061in" draw:caption-point-x="-0.2402in" draw:caption-point-y="0.6201in">
              <dc:date>2018-03-02T00:00:00</dc:date>
              <text:p text:style-name="P1"><text:span text:style-name="T1">Lên sân bay tiến dì, xin đi trễ, 8h3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4.063in" draw:caption-point-x="-0.2402in" draw:caption-point-y="0.6181in">
              <dc:date>2018-03-06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4.0638in" draw:caption-point-x="-0.2402in" draw:caption-point-y="0.6173in">
              <dc:date>2018-03-07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6.3311in" svg:y="4.0654in" draw:caption-point-x="-0.2402in" draw:caption-point-y="0.6157in">
              <dc:date>2018-03-09T00:00:00</dc:date>
              <text:p text:style-name="P1"><text:span text:style-name="T1">Chờ thợ lắp moderm, xin đi trễ, 8h4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4.0665in" draw:caption-point-x="-0.2402in" draw:caption-point-y="0.6146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4.0677in" draw:caption-point-x="-0.2402in" draw:caption-point-y="0.6134in">
              <dc:date>2018-03-13T00:00:00</dc:date>
              <text:p text:style-name="P1"><text:span text:style-name="T1">Đau bụng, 8h33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4.0756in" draw:caption-point-x="-0.2402in" draw:caption-point-y="0.6055in">
              <dc:date>2018-03-26T00:00:00</dc:date>
              <text:p text:style-name="P1"><text:span text:style-name="T1">Ngủ dậy muộn, 8h32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4.7457in" svg:y="4.0768in" draw:caption-point-x="-0.2402in" draw:caption-point-y="0.6043in">
              <dc:date>2018-03-27T00:00:00</dc:date>
              <text:p text:style-name="P1"><text:span text:style-name="T1">Chờ lấy thuốc, xin đi trễ, 8h5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4.0768in" draw:caption-point-x="-0.2402in" draw:caption-point-y="0.6043in">
              <dc:date>2018-03-28T00:00:00</dc:date>
              <text:p text:style-name="P1"><text:span text:style-name="T1">Đau đầu, xin đi trễ, 8h41 đến cty</text:span></text:p>
            </office:annotation>
            <text:p>0</text:p>
          </table:table-cell>
          <table:table-cell table:style-name="ce104" office:value-type="float" office:value="1">
            <office:annotation draw:style-name="gr3" draw:text-style-name="P1" svg:width="1.1413in" svg:height="0.7012in" svg:x="15.6587in" svg:y="4.0783in" draw:caption-point-x="-0.2402in" draw:caption-point-y="0.6028in">
              <dc:date>2018-03-29T00:00:00</dc:date>
              <text:p text:style-name="P1"><text:span text:style-name="T1">Ngoại bị xuất huyết não, vào bệnh viện trông chừng ngoại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KhaiLV</text:p>
          </table:table-cell>
          <table:table-cell table:style-name="ce100" table:formula="of:=SUM([.D21:.AH21])" office:value-type="float" office:value="5.5">
            <text:p>5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5.8421in" svg:y="4.3122in" draw:caption-point-x="-0.2402in" draw:caption-point-y="0.6165in">
              <dc:date>2018-03-08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6" draw:text-style-name="P1" svg:width="1.1413in" svg:height="0.2634in" svg:x="14.289in" svg:y="4.3217in" draw:caption-point-x="-0.2402in" draw:caption-point-y="0.6071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4.7457in" svg:y="4.3217in" draw:caption-point-x="-0.2402in" draw:caption-point-y="0.6071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5.202in" svg:y="4.3217in" draw:caption-point-x="-0.2402in" draw:caption-point-y="0.6071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5.6587in" svg:y="4.3217in" draw:caption-point-x="-0.2402in" draw:caption-point-y="0.6071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6.1154in" svg:y="4.3217in" draw:caption-point-x="-0.2402in" draw:caption-point-y="0.6071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hangNHH</text:p>
          </table:table-cell>
          <table:table-cell table:style-name="ce100" table:formula="of:=SUM([.D22:.AH22])" office:value-type="float" office:value="2.5">
            <text:p>2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6.3311in" svg:y="4.561in" draw:caption-point-x="-0.2402in" draw:caption-point-y="0.6154in">
              <dc:date>2018-03-09T00:00:00</dc:date>
              <text:p text:style-name="P1"><text:span text:style-name="T1">Chở ngthan đi khám bệnh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9189in" svg:y="4.5693in" draw:caption-point-x="-0.2402in" draw:caption-point-y="0.6071in">
              <dc:date>2018-03-22T00:00:00</dc:date>
              <text:p text:style-name="P1"><text:span text:style-name="T1">Đi đám cưới người thân ở xa</text:span></text:p>
            </office:annotation>
            <text:p>1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15.6587in" svg:y="4.5736in" draw:caption-point-x="-0.2402in" draw:caption-point-y="0.6028in">
              <dc:date>2018-03-29T00:00:00</dc:date>
              <text:p text:style-name="P1"><text:span text:style-name="T1">Đi làm giấy tờ cho nhà, off chiều</text:span></text:p>
            </office:annotation>
            <text:p>0.5</text:p>
          </table:table-cell>
          <table:table-cell table:style-name="ce104" office:value-type="float" office:value="0.5">
            <office:annotation draw:style-name="gr2" draw:text-style-name="P1" svg:width="1.1413in" svg:height="0.5457in" svg:x="16.1154in" svg:y="4.5736in" draw:caption-point-x="-0.2402in" draw:caption-point-y="0.6028in">
              <dc:date>2018-03-29T00:00:00</dc:date>
              <text:p text:style-name="P1"><text:span text:style-name="T1">Đi làm giấy tờ cho nhà, off chiều</text:span></text:p>
            </office:annotation>
            <text:p>0.5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KietNVT</text:p>
          </table:table-cell>
          <table:table-cell table:style-name="ce100" table:formula="of:=SUM([.D23:.AH23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LinhBT</text:p>
          </table:table-cell>
          <table:table-cell table:style-name="ce100" table:formula="of:=SUM([.D24:.AH24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5.0563in" draw:caption-point-x="-0.2402in" draw:caption-point-y="0.6154in">
              <dc:date>2018-03-09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4.289in" svg:y="5.0657in" draw:caption-point-x="-0.2402in" draw:caption-point-y="0.6059in">
              <dc:date>2018-03-22T00:00:00</dc:date>
              <text:p text:style-name="P1"><text:span text:style-name="T1">Đi du lịch với gia đìn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MaiLT</text:p>
          </table:table-cell>
          <table:table-cell table:style-name="ce100" table:formula="of:=SUM([.D25:.AH25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2.9189in" svg:y="5.3126in" draw:caption-point-x="-0.2402in" draw:caption-point-y="0.6067in">
              <dc:date>2018-03-22T00:00:00</dc:date>
              <text:p text:style-name="P1"><text:span text:style-name="T1">Chở mẹ đi làm giấy tờ, off sáng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ManhNB</text:p>
          </table:table-cell>
          <table:table-cell table:style-name="ce100" table:formula="of:=SUM([.D26:.AH26])" office:value-type="float" office:value="1.5">
            <text:p>1.5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5.5465in" draw:caption-point-x="-0.2402in" draw:caption-point-y="0.6209in">
              <dc:date>2018-03-01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5.5472in" draw:caption-point-x="-0.2402in" draw:caption-point-y="0.6201in">
              <dc:date>2018-03-02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5.548in" draw:caption-point-x="-0.2402in" draw:caption-point-y="0.6193in">
              <dc:date>2018-03-05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5.5492in" draw:caption-point-x="-0.2402in" draw:caption-point-y="0.6181in">
              <dc:date>2018-03-06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5.5508in" draw:caption-point-x="-0.2402in" draw:caption-point-y="0.6165in">
              <dc:date>2018-03-08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5.5516in" draw:caption-point-x="-0.2402in" draw:caption-point-y="0.6157in">
              <dc:date>2018-03-0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5.5528in" draw:caption-point-x="-0.2402in" draw:caption-point-y="0.6146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5.5539in" draw:caption-point-x="-0.2402in" draw:caption-point-y="0.6134in">
              <dc:date>2018-03-13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5.5571in" draw:caption-point-x="-0.2402in" draw:caption-point-y="0.6102in">
              <dc:date>2018-03-16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2.4622in" svg:y="5.5594in" draw:caption-point-x="-0.2402in" draw:caption-point-y="0.6079in">
              <dc:date>2018-03-22T00:00:00</dc:date>
              <text:p text:style-name="P1"><text:span text:style-name="T1">Bận việc nhà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5.563in" draw:caption-point-x="-0.2402in" draw:caption-point-y="0.6043in">
              <dc:date>2018-03-28T00:00:00</dc:date>
              <text:p text:style-name="P1"><text:span text:style-name="T1">Kẹt xe, 8h34 <text:s/>đến cty</text:span></text:p>
            </office:annotation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5.6587in" svg:y="5.5646in" draw:caption-point-x="-0.2402in" draw:caption-point-y="0.6028in">
              <dc:date>2018-03-29T00:00:00</dc:date>
              <text:p text:style-name="P1"><text:span text:style-name="T1">Bận việc cá nhân, of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NamTH</text:p>
          </table:table-cell>
          <table:table-cell table:style-name="ce100" table:formula="of:=SUM([.D27:.AH27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3.1024in" svg:y="5.7949in" draw:caption-point-x="-0.2402in" draw:caption-point-y="0.6201in">
              <dc:date>2018-03-02T00:00:00</dc:date>
              <text:p text:style-name="P1"><text:span text:style-name="T1">Làm giấy tờ, tiếp thợ sửa wifi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5.8091in" draw:caption-point-x="-0.2402in" draw:caption-point-y="0.6059in">
              <dc:date>2018-03-23T00:00:00</dc:date>
              <text:p text:style-name="P1"><text:span text:style-name="T1">Ngủ dậy trễ, 8h33 đến cty</text:span></text:p>
            </office:annotation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6.1154in" svg:y="5.813in" draw:caption-point-x="-0.2402in" draw:caption-point-y="0.602in">
              <dc:date>2018-03-30T00:00:00</dc:date>
              <text:p text:style-name="P1"><text:span text:style-name="T1">Xe hư, xin đi trễ, 8h57 đến cty</text:span></text:p>
            </office:annotation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NamTV</text:p>
          </table:table-cell>
          <table:table-cell table:style-name="ce100" table:formula="of:=SUM([.D28:.AH28])" office:value-type="float" office:value="1.5">
            <text:p>1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4.472in" svg:y="6.0433in" draw:caption-point-x="-0.2402in" draw:caption-point-y="0.6193in">
              <dc:date>2018-03-05T00:00:00</dc:date>
              <text:p text:style-name="P1"><text:span text:style-name="T1">Giải quyết thủ tục hành chín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6.0524in" draw:caption-point-x="-0.2402in" draw:caption-point-y="0.6102in">
              <dc:date>2018-03-16T00:00:00</dc:date>
              <text:p text:style-name="P1"><text:span text:style-name="T1">Lấy giầy tờ, xin đi trễ, 8h6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1.0925in" svg:y="6.0531in" draw:caption-point-x="-0.2402in" draw:caption-point-y="0.6094in">
              <dc:date>2018-03-19T00:00:00</dc:date>
              <text:p text:style-name="P1"><text:span text:style-name="T1">Bận việc gia đình, xin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6.0547in" draw:caption-point-x="-0.2402in" draw:caption-point-y="0.6079in">
              <dc:date>2018-03-22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hanHTH</text:p>
          </table:table-cell>
          <table:table-cell table:style-name="ce100" table:formula="of:=SUM([.D29:.AH29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6.3079in" draw:caption-point-x="-0.2402in" draw:caption-point-y="0.6024in">
              <dc:date>2018-03-2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hanNM</text:p>
          </table:table-cell>
          <table:table-cell table:style-name="ce100" table:formula="of:=SUM([.D30:.AH30])" office:value-type="float" office:value="2">
            <text:p>2</text:p>
          </table:table-cell>
          <table:table-cell table:style-name="ce104" office:value-type="float" office:value="0">
            <office:annotation draw:style-name="gr2" draw:text-style-name="P1" svg:width="1.1413in" svg:height="0.5457in" svg:x="2.6457in" svg:y="6.5374in" draw:caption-point-x="-0.2402in" draw:caption-point-y="0.6205in">
              <dc:date>2018-03-01T00:00:00</dc:date>
              <text:p text:style-name="P1"><text:span text:style-name="T1">Chích ngừa, xin đi trễ, 8h45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4.472in" svg:y="6.5394in" draw:caption-point-x="-0.2402in" draw:caption-point-y="0.6185in">
              <dc:date>2018-03-05T00:00:00</dc:date>
              <text:p text:style-name="P1"><text:span text:style-name="T1">Chích ngừa chó cắn + làm giấy tờ, off chiều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4.9287in" svg:y="6.5398in" draw:caption-point-x="-0.2402in" draw:caption-point-y="0.6181in">
              <dc:date>2018-03-06T00:00:00</dc:date>
              <text:p text:style-name="P1"><text:span text:style-name="T1">Đi lấy giấy tờ, xin đi trễ, 8h47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14.289in" svg:y="6.5524in" draw:caption-point-x="-0.2402in" draw:caption-point-y="0.6055in">
              <dc:date>2018-03-26T00:00:00</dc:date>
              <text:p text:style-name="P1"><text:span text:style-name="T1">Mua đồ + sửa đt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5.202in" svg:y="6.5535in" draw:caption-point-x="-0.2402in" draw:caption-point-y="0.6043in">
              <dc:date>2018-03-28T00:00:00</dc:date>
              <text:p text:style-name="P1"><text:span text:style-name="T1">Lo công chuyện cá nhân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uPHQ</text:p>
          </table:table-cell>
          <table:table-cell table:style-name="ce100" table:formula="of:=SUM([.D31:.AH31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3.1024in" svg:y="6.7854in" draw:caption-point-x="-0.2402in" draw:caption-point-y="0.6201in">
              <dc:date>2018-03-02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4.472in" svg:y="6.7862in" draw:caption-point-x="-0.2402in" draw:caption-point-y="0.6193in">
              <dc:date>2018-03-05T00:00:00</dc:date>
              <text:p text:style-name="P1"><text:span text:style-name="T1">Xe bể bánh, xin đi trễ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6.7874in" draw:caption-point-x="-0.2402in" draw:caption-point-y="0.6181in">
              <dc:date>2018-03-0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6.7957in" draw:caption-point-x="-0.2402in" draw:caption-point-y="0.6098in">
              <dc:date>2018-03-19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6.8in" draw:caption-point-x="-0.2402in" draw:caption-point-y="0.6055in">
              <dc:date>2018-03-26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uVNQ</text:p>
          </table:table-cell>
          <table:table-cell table:style-name="ce100" table:formula="of:=SUM([.D32:.AH32])" office:value-type="float" office:value="1.5">
            <text:p>1.5</text:p>
          </table:table-cell>
          <table:table-cell table:style-name="ce104" office:value-type="float" office:value="0.5">
            <office:annotation draw:style-name="gr7" draw:text-style-name="P1" svg:width="1.1413in" svg:height="0.8567in" svg:x="2.6457in" svg:y="7.0327in" draw:caption-point-x="-0.2402in" draw:caption-point-y="0.6205in">
              <dc:date>2018-03-01T00:00:00</dc:date>
              <text:p text:style-name="P1"><text:span text:style-name="T1">Lên trường nộp phiếu đk luận văn + xin chữ ký thầy hướng dẫn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5.8421in" svg:y="7.0366in" draw:caption-point-x="-0.2402in" draw:caption-point-y="0.6165in">
              <dc:date>2018-03-08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73" office:value-type="string">
            <text:p>PhatHDT</text:p>
          </table:table-cell>
          <table:table-cell table:style-name="ce100" table:formula="of:=SUM([.D33:.AH33])" office:value-type="float" office:value="2">
            <text:p>2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4.472in" svg:y="7.2791in" draw:caption-point-x="-0.2402in" draw:caption-point-y="0.621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7.2835in" draw:caption-point-x="-0.2402in" draw:caption-point-y="0.6173in">
              <dc:date>2018-03-07T00:00:00</dc:date>
              <text:p text:style-name="P1"><text:span text:style-name="T1">Chờ thang máy, 8h32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7.7988in" svg:y="7.2791in" draw:caption-point-x="-0.2402in" draw:caption-point-y="0.621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1.0925in" svg:y="7.2791in" draw:caption-point-x="-0.2402in" draw:caption-point-y="0.621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4.289in" svg:y="7.2791in" draw:caption-point-x="-0.2402in" draw:caption-point-y="0.621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7.2965in" draw:caption-point-x="-0.2402in" draw:caption-point-y="0.6043in">
              <dc:date>2018-03-28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6587in" svg:y="7.298in" draw:caption-point-x="-0.2402in" draw:caption-point-y="0.6028in">
              <dc:date>2018-03-29T00:00:00</dc:date>
              <text:p text:style-name="P1"><text:span text:style-name="T1">Đau đầu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6.1154in" svg:y="7.2988in" draw:caption-point-x="-0.2402in" draw:caption-point-y="0.602in">
              <dc:date>2018-03-30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5" office:value-type="string">
            <text:p>PhongPT</text:p>
          </table:table-cell>
          <table:table-cell table:style-name="ce100" table:formula="of:=SUM([.D34:.AH34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7.5303in" draw:caption-point-x="-0.2402in" draw:caption-point-y="0.6181in">
              <dc:date>2018-03-0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5.8421in" svg:y="7.5319in" draw:caption-point-x="-0.2402in" draw:caption-point-y="0.6165in">
              <dc:date>2018-03-08T00:00:00</dc:date>
              <text:p text:style-name="P1"><text:span text:style-name="T1">Chờ sửa xe, xin đi trễ, 8h48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PhongTH</text:p>
          </table:table-cell>
          <table:table-cell table:style-name="ce100" table:formula="of:=SUM([.D35:.AH35])" office:value-type="float" office:value="6">
            <text:p>6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4.472in" svg:y="7.7772in" draw:caption-point-x="-0.2402in" draw:caption-point-y="0.6193in">
              <dc:date>2018-03-05T00:00:00</dc:date>
              <text:p text:style-name="P1"><text:span text:style-name="T1">Có việc cần lên trường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7" draw:text-style-name="P1" svg:width="1.1413in" svg:height="0.8567in" svg:x="7.7988in" svg:y="7.7819in" draw:caption-point-x="-0.2402in" draw:caption-point-y="0.6146in">
              <dc:date>2018-03-12T00:00:00</dc:date>
              <text:p text:style-name="P1"><text:span text:style-name="T1">Kẹt xe, 8h37 đến cty</text:span></text:p>
              <text:p text:style-name="P1"><text:span text:style-name="T1">Lên trường gặp thầy hướng dẫn, off chiều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9.7228in" svg:y="7.7862in" draw:caption-point-x="-0.2402in" draw:caption-point-y="0.6102in">
              <dc:date>2018-03-16T00:00:00</dc:date>
              <text:p text:style-name="P1"><text:span text:style-name="T1">Lên trường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0059in" svg:y="7.7878in" draw:caption-point-x="-0.2402in" draw:caption-point-y="0.6087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9189in" svg:y="7.7878in" draw:caption-point-x="-0.2402in" draw:caption-point-y="0.6087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4.289in" svg:y="7.7878in" draw:caption-point-x="-0.2402in" draw:caption-point-y="0.6087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5.202in" svg:y="7.7933in" draw:caption-point-x="-0.2402in" draw:caption-point-y="0.6031in">
              <dc:date>2018-03-28T00:00:00</dc:date>
              <text:p text:style-name="P1"><text:span text:style-name="T1">Bị bệnh, xin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PhuTV</text:p>
          </table:table-cell>
          <table:table-cell table:style-name="ce100" table:formula="of:=SUM([.D36:.AH36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9.7228in" svg:y="8.0299in" draw:caption-point-x="-0.2402in" draw:caption-point-y="0.6142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0059in" svg:y="8.0299in" draw:caption-point-x="-0.2402in" draw:caption-point-y="0.6142in">
              <dc:date>2018-03-20T00:00:00</dc:date>
              <text:p text:style-name="P1"><text:span text:style-name="T1">Báo cáo tiến độ khóa luận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8.0299in" draw:caption-point-x="-0.2402in" draw:caption-point-y="0.6142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TaiPA</text:p>
          </table:table-cell>
          <table:table-cell table:style-name="ce100" table:formula="of:=SUM([.D37:.AH37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4.472in" svg:y="8.2724in" draw:caption-point-x="-0.2402in" draw:caption-point-y="0.6193in">
              <dc:date>2018-03-05T00:00:00</dc:date>
              <text:p text:style-name="P1"><text:span text:style-name="T1">Không khỏe, off sáng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8.2736in" draw:caption-point-x="-0.2402in" draw:caption-point-y="0.6181in">
              <dc:date>2018-03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8.2744in" draw:caption-point-x="-0.2402in" draw:caption-point-y="0.6173in">
              <dc:date>2018-03-07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8.2783in" draw:caption-point-x="-0.2402in" draw:caption-point-y="0.6134in">
              <dc:date>2018-03-1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8.2803in" draw:caption-point-x="-0.2402in" draw:caption-point-y="0.6114in">
              <dc:date>2018-03-15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8.2815in" draw:caption-point-x="-0.2402in" draw:caption-point-y="0.6102in">
              <dc:date>2018-03-16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8.2819in" draw:caption-point-x="-0.2402in" draw:caption-point-y="0.6098in">
              <dc:date>2018-03-19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0059in" svg:y="8.2831in" draw:caption-point-x="-0.2402in" draw:caption-point-y="0.6087in">
              <dc:date>2018-03-21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8.2858in" draw:caption-point-x="-0.2402in" draw:caption-point-y="0.6059in">
              <dc:date>2018-03-23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TinNQ</text:p>
          </table:table-cell>
          <table:table-cell table:style-name="ce100" table:formula="of:=SUM([.D38:.AH38])" office:value-type="float" office:value="5">
            <text:p>5</text:p>
          </table:table-cell>
          <table:table-cell table:style-name="ce104" office:value-type="float" office:value="1">
            <office:annotation draw:style-name="gr2" draw:text-style-name="P1" svg:width="1.1413in" svg:height="0.5457in" svg:x="2.6457in" svg:y="8.5189in" draw:caption-point-x="-0.2402in" draw:caption-point-y="0.6205in">
              <dc:date>2018-03-01T00:00:00</dc:date>
              <text:p text:style-name="P1"><text:span text:style-name="T1">Lên trường chuẩn bị luận văn để nộp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8.522in" draw:caption-point-x="-0.2402in" draw:caption-point-y="0.6173in">
              <dc:date>2018-03-07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6.3311in" svg:y="8.5248in" draw:caption-point-x="-0.2402in" draw:caption-point-y="0.6146in">
              <dc:date>2018-03-09T00:00:00</dc:date>
              <text:p text:style-name="P1"><text:span text:style-name="T1">Không khỏe trong người, off chiều</text:span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8.5248in" draw:caption-point-x="-0.2402in" draw:caption-point-y="0.6146in">
              <dc:date>2018-03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.5">
            <office:annotation draw:style-name="gr3" draw:text-style-name="P1" svg:width="1.1413in" svg:height="0.7012in" svg:x="8.2878in" svg:y="8.526in" draw:caption-point-x="-0.2402in" draw:caption-point-y="0.6134in">
              <dc:date>2018-03-13T00:00:00</dc:date>
              <text:p text:style-name="P1"><text:span text:style-name="T1">Lên trường gặp thầy hướng dẫn phản biện tốt nghiệp, off chiều</text:span></text:p>
            </office:annotation>
            <text:p>0.5</text:p>
          </table:table-cell>
          <table:table-cell table:style-name="ce104" office:value-type="float" office:value="1">
            <office:annotation draw:style-name="gr4" draw:text-style-name="P1" svg:width="1.1413in" svg:height="0.3902in" svg:x="8.7768in" svg:y="8.5272in" draw:caption-point-x="-0.2402in" draw:caption-point-y="0.6122in">
              <dc:date>2018-03-14T00:00:00</dc:date>
              <text:p text:style-name="P1"><text:span text:style-name="T1">Phản biện luận văn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1.0925in" svg:y="8.5295in" draw:caption-point-x="-0.2402in" draw:caption-point-y="0.6098in">
              <dc:date>2018-03-19T00:00:00</dc:date>
              <text:p text:style-name="P1"><text:span text:style-name="T1">Phản biện và bảo vệ luận vă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1.5492in" svg:y="8.5295in" draw:caption-point-x="-0.2402in" draw:caption-point-y="0.6098in">
              <dc:date>2018-03-19T00:00:00</dc:date>
              <text:p text:style-name="P1"><text:span text:style-name="T1">Phản biện và bảo vệ luận văn</text:span></text:p>
            </office:annotation>
            <text:p>1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00" table:formula="of:=SUM([.D39:.AH39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haiNHQ</text:p>
          </table:table-cell>
          <table:table-cell table:style-name="ce100" table:formula="of:=SUM([.D40:.AH40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hamDT</text:p>
          </table:table-cell>
          <table:table-cell table:style-name="ce100" table:formula="of:=SUM([.D41:.AH41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aoDTN</text:p>
          </table:table-cell>
          <table:table-cell table:style-name="ce100" table:formula="of:=SUM([.D42:.AH42])" office:value-type="float" office:value="2">
            <text:p>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3.1024in" svg:y="9.5098in" draw:caption-point-x="-0.2402in" draw:caption-point-y="0.6201in">
              <dc:date>2018-03-02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2.4622in" svg:y="9.522in" draw:caption-point-x="-0.2402in" draw:caption-point-y="0.6079in">
              <dc:date>2018-03-22T00:00:00</dc:date>
              <text:p text:style-name="P1"><text:span text:style-name="T1">Bận việc nhà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9.5244in" draw:caption-point-x="-0.2402in" draw:caption-point-y="0.6055in">
              <dc:date>2018-03-26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inhT</text:p>
          </table:table-cell>
          <table:table-cell table:style-name="ce100" table:formula="of:=SUM([.D43:.AH43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9.7697in" draw:caption-point-x="-0.2402in" draw:caption-point-y="0.6079in">
              <dc:date>2018-03-22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uyLTT</text:p>
          </table:table-cell>
          <table:table-cell table:style-name="ce100" table:formula="of:=SUM([.D44:.AH44])" office:value-type="float" office:value="2">
            <text:p>2</text:p>
          </table:table-cell>
          <table:table-cell table:style-name="ce104" office:value-type="float" office:value="0">
            <office:annotation draw:style-name="gr3" draw:text-style-name="P1" svg:width="1.1413in" svg:height="0.7012in" svg:x="2.6457in" svg:y="10.0051in" draw:caption-point-x="-0.2402in" draw:caption-point-y="0.6205in">
              <dc:date>2018-03-01T00:00:00</dc:date>
              <text:p text:style-name="P1"><text:span text:style-name="T1">Để quên đồ, quay về nhà lấy, xin đi trễ, 8h5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4.9287in" svg:y="10.0075in" draw:caption-point-x="-0.2402in" draw:caption-point-y="0.6181in">
              <dc:date>2018-03-06T00:00:00</dc:date>
              <text:p text:style-name="P1"><text:span text:style-name="T1">Đi lấy giấy tờ, xin đi trễ, 8h47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8.2878in" svg:y="10.0122in" draw:caption-point-x="-0.2402in" draw:caption-point-y="0.6134in">
              <dc:date>2018-03-13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8.7768in" svg:y="10.0134in" draw:caption-point-x="-0.2402in" draw:caption-point-y="0.6122in">
              <dc:date>2018-03-14T00:00:00</dc:date>
              <text:p text:style-name="P1"><text:span text:style-name="T1">Chóng mặt, xin đi trễ, 9h50 đến cty</text:span></text:p>
            </office:annotation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9.2661in" svg:y="10.015in" draw:caption-point-x="-0.2402in" draw:caption-point-y="0.6106in">
              <dc:date>2018-03-15T00:00:00</dc:date>
              <text:p text:style-name="P1"><text:span text:style-name="T1">Bị bệnh, off sáng, 3h02 đến cty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10.0154in" draw:caption-point-x="-0.2402in" draw:caption-point-y="0.6102in">
              <dc:date>2018-03-16T00:00:00</dc:date>
              <text:p text:style-name="P1"><text:span text:style-name="T1">Lấy giấy tờ, xin đi trễ, 9h16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11.5492in" svg:y="10.0165in" draw:caption-point-x="-0.2402in" draw:caption-point-y="0.6091in">
              <dc:date>2018-03-20T00:00:00</dc:date>
              <text:p text:style-name="P1"><text:span text:style-name="T1">Mệt trong người, xin đi trễ, 10j07 đến cty</text:span></text:p>
            </office:annotation>
            <text:p>0.5</text:p>
          </table:table-cell>
          <table:table-cell table:style-name="ce104" office:value-type="float" office:value="0.5">
            <office:annotation draw:style-name="gr2" draw:text-style-name="P1" svg:width="1.1413in" svg:height="0.5457in" svg:x="12.0059in" svg:y="10.0169in" draw:caption-point-x="-0.2402in" draw:caption-point-y="0.6087in">
              <dc:date>2018-03-21T00:00:00</dc:date>
              <text:p text:style-name="P1"><text:span text:style-name="T1">Mệt trong người, xin đi trễ, 10h03 đến cty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10.0213in" draw:caption-point-x="-0.2402in" draw:caption-point-y="0.6043in">
              <dc:date>2018-03-28T00:00:00</dc:date>
              <text:p text:style-name="P1"><text:span text:style-name="T1">Đau đầu, xin đi trễ, 9h58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uyNTX</text:p>
          </table:table-cell>
          <table:table-cell table:style-name="ce100" table:formula="of:=SUM([.D45:.AH45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uyenTTN</text:p>
          </table:table-cell>
          <table:table-cell table:style-name="ce100" table:formula="of:=SUM([.D46:.AH46])" office:value-type="float" office:value="1">
            <text:p>1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10.5in" draw:caption-point-x="-0.2402in" draw:caption-point-y="0.6209in">
              <dc:date>2018-03-01T00:00:00</dc:date>
              <text:p text:style-name="P1"><text:span text:style-name="T1">Đau đầu, xin đi trễ, 8h5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9.2661in" svg:y="10.5094in" draw:caption-point-x="-0.2402in" draw:caption-point-y="0.6114in">
              <dc:date>2018-03-15T00:00:00</dc:date>
              <text:p text:style-name="P1"><text:span text:style-name="T1">Xe hư, xin đi trễ, 10h22 đến cty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6" draw:text-style-name="P1" svg:width="1.1413in" svg:height="0.2634in" svg:x="12.4622in" svg:y="10.5134in" draw:caption-point-x="-0.2402in" draw:caption-point-y="0.6075in">
              <dc:date>2018-03-22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74" office:value-type="string">
            <text:p>VietBA</text:p>
          </table:table-cell>
          <table:table-cell table:style-name="ce100" table:formula="of:=SUM([.D47:.AH47])" office:value-type="float" office:value="2">
            <text:p>2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4.472in" svg:y="10.7496in" draw:caption-point-x="-0.2402in" draw:caption-point-y="0.6189in">
              <dc:date>2018-03-05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10.7504in" draw:caption-point-x="-0.2402in" draw:caption-point-y="0.6181in">
              <dc:date>2018-03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10.7512in" draw:caption-point-x="-0.2402in" draw:caption-point-y="0.6173in">
              <dc:date>2018-03-07T00:00:00</dc:date>
              <text:p text:style-name="P1"><text:span text:style-name="T1">Kẹt xe, 9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10.7531in" draw:caption-point-x="-0.2402in" draw:caption-point-y="0.6154in">
              <dc:date>2018-03-09T00:00:00</dc:date>
              <text:p text:style-name="P1"><text:span text:style-name="T1">Chăm em bé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10.7539in" draw:caption-point-x="-0.2402in" draw:caption-point-y="0.6146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8.2878in" svg:y="10.7551in" draw:caption-point-x="-0.2402in" draw:caption-point-y="0.6134in">
              <dc:date>2018-03-13T00:00:00</dc:date>
              <text:p text:style-name="P1"><text:span text:style-name="T1">Bận việc nhà, xin đitrễ, 8h4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10.7571in" draw:caption-point-x="-0.2402in" draw:caption-point-y="0.6114in">
              <dc:date>2018-03-15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10.7583in" draw:caption-point-x="-0.2402in" draw:caption-point-y="0.6102in">
              <dc:date>2018-03-16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10.7587in" draw:caption-point-x="-0.2402in" draw:caption-point-y="0.6098in">
              <dc:date>2018-03-1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1.5492in" svg:y="10.7594in" draw:caption-point-x="-0.2402in" draw:caption-point-y="0.6091in">
              <dc:date>2018-03-20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0059in" svg:y="10.7598in" draw:caption-point-x="-0.2402in" draw:caption-point-y="0.6087in">
              <dc:date>2018-03-21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12.9189in" svg:y="10.7614in" draw:caption-point-x="-0.2402in" draw:caption-point-y="0.6071in">
              <dc:date>2018-03-22T00:00:00</dc:date>
              <text:p text:style-name="P1"><text:span text:style-name="T1">Bận việc gia đình, off chiều</text:span></text:p>
              <text:p text:style-name="P1"><text:span text:style-name="T1"/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10.763in" draw:caption-point-x="-0.2402in" draw:caption-point-y="0.6055in">
              <dc:date>2018-03-2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10.7642in" draw:caption-point-x="-0.2402in" draw:caption-point-y="0.6043in">
              <dc:date>2018-03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2" draw:text-style-name="P1" svg:width="1.1413in" svg:height="0.5457in" svg:x="16.1154in" svg:y="10.7614in" draw:caption-point-x="-0.2402in" draw:caption-point-y="0.6071in">
              <dc:date>2018-03-22T00:00:00</dc:date>
              <text:p text:style-name="P1"><text:span text:style-name="T1">Bận việc gia đình, off chiều</text:span></text:p>
              <text:p text:style-name="P1"><text:span text:style-name="T1"/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VinhP</text:p>
          </table:table-cell>
          <table:table-cell table:style-name="ce100" table:formula="of:=SUM([.D48:.AH48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2" table:number-rows-repeated="65347">
          <table:table-cell table:style-name="ce43" table:number-columns-repeated="3"/>
          <table:table-cell table:style-name="ce105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05"/>
          <table:table-cell table:number-columns-repeated="27"/>
          <table:table-cell table:style-name="ce105" table:number-columns-repeated="3"/>
          <table:table-cell table:style-name="ce43" table:number-columns-repeated="952"/>
        </table:table-row>
        <table:table-row table:style-name="ro2" table:number-rows-repeated="98313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17"/>
        <table:table-column table:style-name="co26" table:number-columns-repeated="7" table:default-cell-style-name="ce117"/>
        <table:table-column table:style-name="co25" table:number-columns-repeated="16" table:default-cell-style-name="ce117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12" table:number-columns-repeated="8"/>
          <table:table-cell table:style-name="ce118" office:value-type="string" table:number-columns-spanned="2" table:number-rows-spanned="1">
            <text:p>Month</text:p>
          </table:table-cell>
          <table:covered-table-cell table:style-name="ce119"/>
          <table:table-cell table:style-name="ce120" table:content-validation-name="val1" office:value-type="float" office:value="4" table:number-columns-spanned="2" table:number-rows-spanned="1">
            <text:p>4</text:p>
          </table:table-cell>
          <table:covered-table-cell table:style-name="ce119"/>
          <table:table-cell table:style-name="ce118" office:value-type="string" table:number-columns-spanned="2" table:number-rows-spanned="1">
            <text:p>Year</text:p>
          </table:table-cell>
          <table:covered-table-cell table:style-name="ce119"/>
          <table:table-cell table:style-name="ce118" office:value-type="float" office:value="2018" table:number-columns-spanned="2" table:number-rows-spanned="1">
            <text:p>2018</text:p>
          </table:table-cell>
          <table:covered-table-cell table:style-name="ce121"/>
          <table:table-cell table:style-name="ce112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13" table:formula="of:=DATE([.$R$1];[.N1];1)" office:value-type="date" office:date-value="2018-04-01">
            <text:p>01</text:p>
          </table:table-cell>
          <table:table-cell table:style-name="ce113" table:formula="of:=[.D2]+1" office:value-type="date" office:date-value="2018-04-02">
            <text:p>02</text:p>
          </table:table-cell>
          <table:table-cell table:style-name="ce113" table:formula="of:=[.E2]+1" office:value-type="date" office:date-value="2018-04-03">
            <text:p>03</text:p>
          </table:table-cell>
          <table:table-cell table:style-name="ce113" table:formula="of:=[.F2]+1" office:value-type="date" office:date-value="2018-04-04">
            <text:p>04</text:p>
          </table:table-cell>
          <table:table-cell table:style-name="ce113" table:formula="of:=[.G2]+1" office:value-type="date" office:date-value="2018-04-05">
            <text:p>05</text:p>
          </table:table-cell>
          <table:table-cell table:style-name="ce113" table:formula="of:=[.H2]+1" office:value-type="date" office:date-value="2018-04-06">
            <text:p>06</text:p>
          </table:table-cell>
          <table:table-cell table:style-name="ce113" table:formula="of:=[.I2]+1" office:value-type="date" office:date-value="2018-04-07">
            <text:p>07</text:p>
          </table:table-cell>
          <table:table-cell table:style-name="ce113" table:formula="of:=[.J2]+1" office:value-type="date" office:date-value="2018-04-08">
            <text:p>08</text:p>
          </table:table-cell>
          <table:table-cell table:style-name="ce113" table:formula="of:=[.K2]+1" office:value-type="date" office:date-value="2018-04-09">
            <text:p>09</text:p>
          </table:table-cell>
          <table:table-cell table:style-name="ce113" table:formula="of:=[.L2]+1" office:value-type="date" office:date-value="2018-04-10">
            <text:p>10</text:p>
          </table:table-cell>
          <table:table-cell table:style-name="ce113" table:formula="of:=[.M2]+1" office:value-type="date" office:date-value="2018-04-11">
            <text:p>11</text:p>
          </table:table-cell>
          <table:table-cell table:style-name="ce113" table:formula="of:=[.N2]+1" office:value-type="date" office:date-value="2018-04-12">
            <text:p>12</text:p>
          </table:table-cell>
          <table:table-cell table:style-name="ce113" table:formula="of:=[.O2]+1" office:value-type="date" office:date-value="2018-04-13">
            <text:p>13</text:p>
          </table:table-cell>
          <table:table-cell table:style-name="ce113" table:formula="of:=[.P2]+1" office:value-type="date" office:date-value="2018-04-14">
            <text:p>14</text:p>
          </table:table-cell>
          <table:table-cell table:style-name="ce113" table:formula="of:=[.Q2]+1" office:value-type="date" office:date-value="2018-04-15">
            <text:p>15</text:p>
          </table:table-cell>
          <table:table-cell table:style-name="ce113" table:formula="of:=[.R2]+1" office:value-type="date" office:date-value="2018-04-16">
            <text:p>16</text:p>
          </table:table-cell>
          <table:table-cell table:style-name="ce113" table:formula="of:=[.S2]+1" office:value-type="date" office:date-value="2018-04-17">
            <text:p>17</text:p>
          </table:table-cell>
          <table:table-cell table:style-name="ce113" table:formula="of:=[.T2]+1" office:value-type="date" office:date-value="2018-04-18">
            <text:p>18</text:p>
          </table:table-cell>
          <table:table-cell table:style-name="ce113" table:formula="of:=[.U2]+1" office:value-type="date" office:date-value="2018-04-19">
            <text:p>19</text:p>
          </table:table-cell>
          <table:table-cell table:style-name="ce113" table:formula="of:=[.V2]+1" office:value-type="date" office:date-value="2018-04-20">
            <text:p>20</text:p>
          </table:table-cell>
          <table:table-cell table:style-name="ce113" table:formula="of:=[.W2]+1" office:value-type="date" office:date-value="2018-04-21">
            <text:p>21</text:p>
          </table:table-cell>
          <table:table-cell table:style-name="ce113" table:formula="of:=[.X2]+1" office:value-type="date" office:date-value="2018-04-22">
            <text:p>22</text:p>
          </table:table-cell>
          <table:table-cell table:style-name="ce113" table:formula="of:=[.Y2]+1" office:value-type="date" office:date-value="2018-04-23">
            <text:p>23</text:p>
          </table:table-cell>
          <table:table-cell table:style-name="ce113" table:formula="of:=[.Z2]+1" office:value-type="date" office:date-value="2018-04-24">
            <text:p>24</text:p>
          </table:table-cell>
          <table:table-cell table:style-name="ce113" table:formula="of:=[.AA2]+1" office:value-type="date" office:date-value="2018-04-25">
            <text:p>25</text:p>
          </table:table-cell>
          <table:table-cell table:style-name="ce113" table:formula="of:=[.AB2]+1" office:value-type="date" office:date-value="2018-04-26">
            <text:p>26</text:p>
          </table:table-cell>
          <table:table-cell table:style-name="ce113" table:formula="of:=[.AC2]+1" office:value-type="date" office:date-value="2018-04-27">
            <text:p>27</text:p>
          </table:table-cell>
          <table:table-cell table:style-name="ce113" table:formula="of:=[.AD2]+1" office:value-type="date" office:date-value="2018-04-28">
            <text:p>28</text:p>
          </table:table-cell>
          <table:table-cell table:style-name="ce113" table:formula="of:=[.AE2]+1" office:value-type="date" office:date-value="2018-04-29">
            <text:p>29</text:p>
          </table:table-cell>
          <table:table-cell table:style-name="ce113" table:formula="of:=[.AF2]+1" office:value-type="date" office:date-value="2018-04-30">
            <text:p>30</text:p>
          </table:table-cell>
          <table:table-cell table:style-name="ce113" table:formula="of:=[.AG2]+1" office:value-type="date" office:date-value="2018-05-01">
            <text:p>0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14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11" table:formula="of:=SUM([.D4:.AH4])" office:value-type="float" office:value="0.5">
            <text:p>0.5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0.1079in" draw:caption-point-x="-0.2402in" draw:caption-point-y="0.6102in">
              <dc:date>2018-04-03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472in" svg:y="0.1091in" draw:caption-point-x="-0.2402in" draw:caption-point-y="0.6091in">
              <dc:date>2018-04-05T00:00:00</dc:date>
              <text:p text:style-name="P1"><text:span text:style-name="T1">Nhà có việc, xin đi trễ, 8h38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0.1094in" draw:caption-point-x="-0.2402in" draw:caption-point-y="0.6087in">
              <dc:date>2018-04-09T00:00:00</dc:date>
              <text:p text:style-name="P1"><text:span text:style-name="T1">Ngủ quên, 8h40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0.1098in" draw:caption-point-x="-0.2402in" draw:caption-point-y="0.6083in">
              <dc:date>2018-04-10T00:00:00</dc:date>
              <text:p text:style-name="P1"><text:span text:style-name="T1">Ngủ dậy trễ, 8h44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3094in" svg:y="0.1102in" draw:caption-point-x="-0.2402in" draw:caption-point-y="0.6079in">
              <dc:date>2018-04-11T00:00:00</dc:date>
              <text:p text:style-name="P1"><text:span text:style-name="T1">Nhà có khách, 8h55 đến cty</text:span></text:p>
            </office:annotation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7.7988in" svg:y="0.1102in" draw:caption-point-x="-0.2402in" draw:caption-point-y="0.6079in">
              <dc:date>2018-04-11T00:00:00</dc:date>
              <text:p text:style-name="P1"><text:span text:style-name="T1">Đi lấy thuốc với má, 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9.7228in" svg:y="0.1122in" draw:caption-point-x="-0.2402in" draw:caption-point-y="0.6059in">
              <dc:date>2018-04-16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0925in" svg:y="0.1142in" draw:caption-point-x="-0.2402in" draw:caption-point-y="0.6039in">
              <dc:date>2018-04-19T00:00:00</dc:date>
              <text:p text:style-name="P1"><text:span text:style-name="T1">Ngủ dậy trễ, 8h36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0.115in" draw:caption-point-x="-0.2402in" draw:caption-point-y="0.6031in">
              <dc:date>2018-04-20T00:00:00</dc:date>
              <text:p text:style-name="P1"><text:span text:style-name="T1">Đau bụng, 8h33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12.9189in" svg:y="0.1154in" draw:caption-point-x="-0.2402in" draw:caption-point-y="0.6028in">
              <dc:date>2018-04-23T00:00:00</dc:date>
              <text:p text:style-name="P1"><text:span text:style-name="T1">Lên quận lấy giấy tờ, xin đi trễ, 9h27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3.3756in" svg:y="0.1157in" draw:caption-point-x="-0.2402in" draw:caption-point-y="0.6024in">
              <dc:date>2018-04-24T00:00:00</dc:date>
              <text:p text:style-name="P1"><text:span text:style-name="T1">Nhà có việc, 8h40 đến cty</text:span></text:p>
            </office:annotation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11" table:formula="of:=SUM([.D5:.AH5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3.3756in" svg:y="0.3634in" draw:caption-point-x="-0.2402in" draw:caption-point-y="0.6024in">
              <dc:date>2018-04-24T00:00:00</dc:date>
              <text:p text:style-name="P1"><text:span text:style-name="T1">Tối qua đi làm về trễ, 8h37 đến cty</text:span></text:p>
            </office:annotation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11" table:formula="of:=SUM([.D6:.AH6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0.6358in" svg:y="0.6091in" draw:caption-point-x="-0.2402in" draw:caption-point-y="0.6043in">
              <dc:date>2018-04-18T00:00:00</dc:date>
              <text:p text:style-name="P1"><text:span text:style-name="T1">Đau bụng, xin đi trễ, 8h33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14.7457in" svg:y="0.6091in" draw:caption-point-x="-0.2402in" draw:caption-point-y="0.6043in">
              <dc:date>2018-04-18T00:00:00</dc:date>
              <text:p text:style-name="P1"><text:span text:style-name="T1">Về quê nội ở thái bình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11" table:formula="of:=SUM([.D7:.AH7])" office:value-type="float" office:value="2">
            <text:p>2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7988in" svg:y="0.8539in" draw:caption-point-x="-0.2402in" draw:caption-point-y="0.6071in">
              <dc:date>2018-04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8.2878in" svg:y="0.8543in" draw:caption-point-x="-0.2402in" draw:caption-point-y="0.6067in">
              <dc:date>2018-04-13T00:00:00</dc:date>
              <text:p text:style-name="P1"><text:span text:style-name="T1">Xe hư, xin đi trễ, 9h12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6" draw:text-style-name="P1" svg:width="1.1413in" svg:height="0.2634in" svg:x="9.7228in" svg:y="0.8531in" draw:caption-point-x="-0.2402in" draw:caption-point-y="0.6079in">
              <dc:date>2018-04-11T00:00:00</dc:date>
              <text:p text:style-name="P1"><text:span text:style-name="T1">Về quê giỗ ông</text:span></text:p>
            </office:annotation>
            <text:p>1</text:p>
          </table:table-cell>
          <table:table-cell table:style-name="ce115" office:value-type="float" office:value="1">
            <office:annotation draw:style-name="gr6" draw:text-style-name="P1" svg:width="1.1413in" svg:height="0.2634in" svg:x="10.1791in" svg:y="0.8531in" draw:caption-point-x="-0.2402in" draw:caption-point-y="0.6079in">
              <dc:date>2018-04-11T00:00:00</dc:date>
              <text:p text:style-name="P1"><text:span text:style-name="T1">Về quê giỗ ông</text:span></text:p>
            </office:annotation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6" draw:text-style-name="P1" svg:width="1.1413in" svg:height="0.2634in" svg:x="11.5492in" svg:y="0.8579in" draw:caption-point-x="-0.2402in" draw:caption-point-y="0.6031in">
              <dc:date>2018-04-20T00:00:00</dc:date>
              <text:p text:style-name="P1"><text:span text:style-name="T1">Hư xe, cxin đi trễ</text:span></text:p>
            </office:annotation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11" table:formula="of:=SUM([.D8:.AH8])" office:value-type="float" office:value="0">
            <text:p>0</text:p>
          </table:table-cell>
          <table:table-cell table:style-name="ce115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3" draw:text-style-name="P1" svg:width="1.1413in" svg:height="0.7012in" svg:x="4.472in" svg:y="1.0996in" draw:caption-point-x="-0.2402in" draw:caption-point-y="0.6091in">
              <dc:date>2018-04-05T00:00:00</dc:date>
              <text:p text:style-name="P1"><text:span text:style-name="T1">Tối qua làm khuya nên dậy muộn, xin đi trễ, 8h50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0.6358in" svg:y="1.1043in" draw:caption-point-x="-0.2402in" draw:caption-point-y="0.6043in">
              <dc:date>2018-04-18T00:00:00</dc:date>
              <text:p text:style-name="P1"><text:span text:style-name="T1">Ngủ dậy muộn, xin đi trễ, 8h41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11" table:formula="of:=SUM([.D9:.AH9])" office:value-type="float" office:value="1.5">
            <text:p>1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1.3496in" draw:caption-point-x="-0.2402in" draw:caption-point-y="0.6071in">
              <dc:date>2018-04-12T00:00:00</dc:date>
              <text:p text:style-name="P1"><text:span text:style-name="T1">Chở người thân đi khám bệnh</text:span></text:p>
            </office:annotation>
            <text:p>1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14.7457in" svg:y="1.3555in" draw:caption-point-x="-0.2402in" draw:caption-point-y="0.6012in">
              <dc:date>2018-04-27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11" table:formula="of:=SUM([.D10:.AH10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8.2878in" svg:y="1.5961in" draw:caption-point-x="-0.2402in" draw:caption-point-y="0.6083in">
              <dc:date>2018-04-10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3" draw:text-style-name="P1" svg:width="1.1413in" svg:height="0.7012in" svg:x="13.3756in" svg:y="1.602in" draw:caption-point-x="-0.2402in" draw:caption-point-y="0.6024in">
              <dc:date>2018-04-24T00:00:00</dc:date>
              <text:p text:style-name="P1"><text:span text:style-name="T1">Xin qua ngân hàng làm giấy tờ, từ 9h đến 11h</text:span></text:p>
            </office:annotation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11" table:formula="of:=SUM([.D11:.AH11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9.7228in" svg:y="1.8449in" draw:caption-point-x="-0.2402in" draw:caption-point-y="0.6071in">
              <dc:date>2018-04-12T00:00:00</dc:date>
              <text:p text:style-name="P1"><text:span text:style-name="T1">Có việc cá nhân cần giải quyết</text:span></text:p>
            </office:annotation>
            <text:p>1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11" table:formula="of:=SUM([.D12:.AH12])" office:value-type="float" office:value="1">
            <text:p>1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2.0894in" draw:caption-point-x="-0.2402in" draw:caption-point-y="0.6102in">
              <dc:date>2018-04-0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0157in" svg:y="2.0898in" draw:caption-point-x="-0.2402in" draw:caption-point-y="0.6098in">
              <dc:date>2018-04-04T00:00:00</dc:date>
              <text:p text:style-name="P1"><text:span text:style-name="T1">Kẹt xe, 8h42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6.3311in" svg:y="2.0909in" draw:caption-point-x="-0.2402in" draw:caption-point-y="0.6087in">
              <dc:date>2018-04-09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2.0913in" draw:caption-point-x="-0.2402in" draw:caption-point-y="0.6083in">
              <dc:date>2018-04-10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2.0925in" draw:caption-point-x="-0.2402in" draw:caption-point-y="0.6071in">
              <dc:date>2018-04-12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9.7228in" svg:y="2.0937in" draw:caption-point-x="-0.2402in" draw:caption-point-y="0.6059in">
              <dc:date>2018-04-16T00:00:00</dc:date>
              <text:p text:style-name="P1"><text:span text:style-name="T1">Kẹt xe, 8h39 vào cty</text:span></text:p>
              <text:p text:style-name="P1"><text:span text:style-name="T1"/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0.1791in" svg:y="2.0945in" draw:caption-point-x="-0.2402in" draw:caption-point-y="0.6051in">
              <dc:date>2018-04-17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0.6358in" svg:y="2.0953in" draw:caption-point-x="-0.2402in" draw:caption-point-y="0.6043in">
              <dc:date>2018-04-18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0925in" svg:y="2.0949in" draw:caption-point-x="-0.2402in" draw:caption-point-y="0.6047in">
              <dc:date>2018-04-19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2.0949in" draw:caption-point-x="-0.2402in" draw:caption-point-y="0.6047in">
              <dc:date>2018-04-19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12.9189in" svg:y="2.0969in" draw:caption-point-x="-0.2402in" draw:caption-point-y="0.6028in">
              <dc:date>2018-04-23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14.289in" svg:y="2.098in" draw:caption-point-x="-0.2402in" draw:caption-point-y="0.6016in">
              <dc:date>2018-04-2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4.7457in" svg:y="2.098in" draw:caption-point-x="-0.2402in" draw:caption-point-y="0.6016in">
              <dc:date>2018-04-2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11" table:formula="of:=SUM([.D13:.AH13])" office:value-type="float" office:value="1">
            <text:p>1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0157in" svg:y="2.3382in" draw:caption-point-x="-0.2402in" draw:caption-point-y="0.6091in">
              <dc:date>2018-04-04T00:00:00</dc:date>
              <text:p text:style-name="P1"><text:span text:style-name="T1">Té lật cổ chân, off chiều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9287in" svg:y="2.3386in" draw:caption-point-x="-0.2402in" draw:caption-point-y="0.6087in">
              <dc:date>2018-04-09T00:00:00</dc:date>
              <text:p text:style-name="P1"><text:span text:style-name="T1">Khám sức khỏe ở trường, 8h37 đến cty</text:span></text:p>
            </office:annotation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8.2878in" svg:y="2.3413in" draw:caption-point-x="-0.2402in" draw:caption-point-y="0.6059in">
              <dc:date>2018-04-13T00:00:00</dc:date>
              <text:p text:style-name="P1"><text:span text:style-name="T1">Lo việc gia đình, off chiều</text:span></text:p>
            </office:annotation>
            <text:p>0.5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ngDTT</text:p>
          </table:table-cell>
          <table:table-cell table:style-name="ce111" table:formula="of:=SUM([.D14:.AH14])" office:value-type="float" office:value="2">
            <text:p>2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3.5591in" svg:y="2.5846in" draw:caption-point-x="-0.2402in" draw:caption-point-y="0.6102in">
              <dc:date>2018-04-03T00:00:00</dc:date>
              <text:p text:style-name="P1"><text:span text:style-name="T1">Bận việc đột xuất, 8h15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1">
            <office:annotation draw:style-name="gr2" draw:text-style-name="P1" svg:width="1.1413in" svg:height="0.5457in" svg:x="14.289in" svg:y="2.5917in" draw:caption-point-x="-0.2402in" draw:caption-point-y="0.6031in">
              <dc:date>2018-04-20T00:00:00</dc:date>
              <text:p text:style-name="P1"><text:span text:style-name="T1">Về quê làm passport + thăm nhà</text:span></text:p>
            </office:annotation>
            <text:p>1</text:p>
          </table:table-cell>
          <table:table-cell table:style-name="ce115" office:value-type="float" office:value="1">
            <office:annotation draw:style-name="gr2" draw:text-style-name="P1" svg:width="1.1413in" svg:height="0.5457in" svg:x="14.7457in" svg:y="2.5917in" draw:caption-point-x="-0.2402in" draw:caption-point-y="0.6031in">
              <dc:date>2018-04-20T00:00:00</dc:date>
              <text:p text:style-name="P1"><text:span text:style-name="T1">Về quê làm passport + thăm nhà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111" table:formula="of:=SUM([.D15:.AH15])" office:value-type="float" office:value="7">
            <text:p>7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4.0157in" svg:y="2.8331in" draw:caption-point-x="-0.2402in" draw:caption-point-y="0.6094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0.5">
            <office:annotation draw:style-name="gr6" draw:text-style-name="P1" svg:width="1.1413in" svg:height="0.2634in" svg:x="4.472in" svg:y="2.8331in" draw:caption-point-x="-0.2402in" draw:caption-point-y="0.6094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style-name="ce115" office:value-type="float" office:value="0.5">
            <office:annotation draw:style-name="gr6" draw:text-style-name="P1" svg:width="1.1413in" svg:height="0.2634in" svg:x="7.7988in" svg:y="2.8331in" draw:caption-point-x="-0.2402in" draw:caption-point-y="0.6094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1">
            <text:p>1</text:p>
          </table:table-cell>
          <table:table-cell table:style-name="ce115" table:number-columns-repeated="2"/>
          <table:table-cell table:style-name="ce115" office:value-type="float" office:value="0.5">
            <office:annotation draw:style-name="gr6" draw:text-style-name="P1" svg:width="1.1413in" svg:height="0.2634in" svg:x="9.7228in" svg:y="2.8331in" draw:caption-point-x="-0.2402in" draw:caption-point-y="0.6094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0.5">
            <office:annotation draw:style-name="gr6" draw:text-style-name="P1" svg:width="1.1413in" svg:height="0.2634in" svg:x="10.1791in" svg:y="2.8331in" draw:caption-point-x="-0.2402in" draw:caption-point-y="0.6094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11.0925in" svg:y="2.839in" draw:caption-point-x="-0.2402in" draw:caption-point-y="0.6035in">
              <dc:date>2018-04-19T00:00:00</dc:date>
              <text:p text:style-name="P1"><text:span text:style-name="T1">Off chiều</text:span></text:p>
            </office:annotation>
            <text:p>0.5</text:p>
          </table:table-cell>
          <table:table-cell table:style-name="ce115" office:value-type="float" office:value="0.5">
            <text:p>0.5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1">
            <text:p>1</text:p>
          </table:table-cell>
          <table:table-cell table:style-name="ce115" office:value-type="float" office:value="0.5">
            <office:annotation draw:style-name="gr6" draw:text-style-name="P1" svg:width="1.1413in" svg:height="0.2634in" svg:x="14.7457in" svg:y="2.8417in" draw:caption-point-x="-0.2402in" draw:caption-point-y="0.6008in">
              <dc:date>2018-04-27T00:00:00</dc:date>
              <text:p text:style-name="P1"><text:span text:style-name="T1">Off sáng</text:span></text:p>
            </office:annotation>
            <text:p>0.5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111" table:formula="of:=SUM([.D16:.AH16])" office:value-type="float" office:value="0.5">
            <text:p>0.5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9287in" svg:y="3.0815in" draw:caption-point-x="-0.2402in" draw:caption-point-y="0.6087in">
              <dc:date>2018-04-09T00:00:00</dc:date>
              <text:p text:style-name="P1"><text:span text:style-name="T1">Bận việc riêng, xin off chiều</text:span></text:p>
            </office:annotation>
            <text:p>0.5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111" table:formula="of:=SUM([.D17:.AH17])" office:value-type="float" office:value="1.5">
            <text:p>1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6.3311in" svg:y="3.3295in" draw:caption-point-x="-0.2402in" draw:caption-point-y="0.6087in">
              <dc:date>2018-04-09T00:00:00</dc:date>
              <text:p text:style-name="P1"><text:span text:style-name="T1">Lấy sổ bhxh + làm giấy tờ, off sáng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1">
            <office:annotation draw:style-name="gr6" draw:text-style-name="P1" svg:width="1.1413in" svg:height="0.2634in" svg:x="11.0925in" svg:y="3.3343in" draw:caption-point-x="-0.2402in" draw:caption-point-y="0.6039in">
              <dc:date>2018-04-19T00:00:00</dc:date>
              <text:p text:style-name="P1"><text:span text:style-name="T1">Bị sốt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111" table:formula="of:=SUM([.D18:.AH18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4" draw:text-style-name="P1" svg:width="1.1413in" svg:height="0.3902in" svg:x="6.3311in" svg:y="3.5772in" draw:caption-point-x="-0.2402in" draw:caption-point-y="0.6087in">
              <dc:date>2018-04-09T00:00:00</dc:date>
              <text:p text:style-name="P1"><text:span text:style-name="T1">Đón mẹ lên chơi, off chiều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11" table:formula="of:=SUM([.D19:.AH19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7988in" svg:y="3.8264in" draw:caption-point-x="-0.2402in" draw:caption-point-y="0.6071in">
              <dc:date>2018-04-12T00:00:00</dc:date>
              <text:p text:style-name="P1"><text:span text:style-name="T1">Ngủ quên, xin đi trễ, 8h39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1.0925in" svg:y="3.8295in" draw:caption-point-x="-0.2402in" draw:caption-point-y="0.6039in">
              <dc:date>2018-04-19T00:00:00</dc:date>
              <text:p text:style-name="P1"><text:span text:style-name="T1">Qua bệnh viện lấy thuốc, 8h40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3.3756in" svg:y="3.8311in" draw:caption-point-x="-0.2402in" draw:caption-point-y="0.6024in">
              <dc:date>2018-04-24T00:00:00</dc:date>
              <text:p text:style-name="P1"><text:span text:style-name="T1">Ra ngân hàng, xin đi trễ, 8h33 đến cty</text:span></text:p>
            </office:annotation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111" table:formula="of:=SUM([.D20:.AH20])" office:value-type="float" office:value="5.5">
            <text:p>5.5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3.5591in" svg:y="4.0709in" draw:caption-point-x="-0.2402in" draw:caption-point-y="0.6102in">
              <dc:date>2018-04-03T00:00:00</dc:date>
              <text:p text:style-name="P1"><text:span text:style-name="T1">Lủng bánh xe, xin đi trễ, 8h40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6.8205in" svg:y="4.0728in" draw:caption-point-x="-0.2402in" draw:caption-point-y="0.6083in">
              <dc:date>2018-04-10T00:00:00</dc:date>
              <text:p text:style-name="P1"><text:span text:style-name="T1">Vào bệnh viện chăm ngoại</text:span></text:p>
            </office:annotation>
            <text:p>1</text:p>
          </table:table-cell>
          <table:table-cell table:style-name="ce115" office:value-type="float" office:value="0">
            <office:annotation draw:style-name="gr3" draw:text-style-name="P1" svg:width="1.1413in" svg:height="0.7012in" svg:x="7.3094in" svg:y="4.0732in" draw:caption-point-x="-0.2402in" draw:caption-point-y="0.6079in">
              <dc:date>2018-04-11T00:00:00</dc:date>
              <text:p text:style-name="P1"><text:span text:style-name="T1">Qua bệnh viện đưa đồ cho dì, xin đi trễ, 8h36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7988in" svg:y="4.074in" draw:caption-point-x="-0.2402in" draw:caption-point-y="0.6071in">
              <dc:date>2018-04-12T00:00:00</dc:date>
              <text:p text:style-name="P1"><text:span text:style-name="T1">Đau bụng, 8h35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8.2878in" svg:y="4.0744in" draw:caption-point-x="-0.2402in" draw:caption-point-y="0.6067in">
              <dc:date>2018-04-13T00:00:00</dc:date>
              <text:p text:style-name="P1"><text:span text:style-name="T1">Đau bụng, xin đi trễ, 8h55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9" draw:text-style-name="P1" svg:width="1.1413in" svg:height="1.1677in" svg:x="9.7228in" svg:y="4.0752in" draw:caption-point-x="-0.2402in" draw:caption-point-y="0.6059in">
              <dc:date>2018-04-16T00:00:00</dc:date>
              <text:p text:style-name="P1"><text:span text:style-name="T1">Ngủ quên, 8h49 đến cty</text:span></text:p>
              <text:p text:style-name="P1"><text:span text:style-name="T1">Ngoại trở nặng, qua bệnh viện làm thủ tục chở ngoại về, off chiều</text:span></text:p>
            </office:annotation>
            <text:p>0.5</text:p>
          </table:table-cell>
          <table:table-cell table:style-name="ce115" office:value-type="float" office:value="1">
            <office:annotation draw:style-name="gr4" draw:text-style-name="P1" svg:width="1.1413in" svg:height="0.3902in" svg:x="10.1791in" svg:y="4.076in" draw:caption-point-x="-0.2402in" draw:caption-point-y="0.6051in">
              <dc:date>2018-04-17T00:00:00</dc:date>
              <text:p text:style-name="P1"><text:span text:style-name="T1">Về quê đưa bà đi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10.6358in" svg:y="4.076in" draw:caption-point-x="-0.2402in" draw:caption-point-y="0.6051in">
              <dc:date>2018-04-17T00:00:00</dc:date>
              <text:p text:style-name="P1"><text:span text:style-name="T1">Lo tang sự cho ngoại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11.0925in" svg:y="4.0756in" draw:caption-point-x="-0.2402in" draw:caption-point-y="0.6055in">
              <dc:date>2018-04-17T00:00:00</dc:date>
              <text:p text:style-name="P1"><text:span text:style-name="T1">Lo tang sự cho ngoại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11.5492in" svg:y="4.076in" draw:caption-point-x="-0.2402in" draw:caption-point-y="0.6051in">
              <dc:date>2018-04-17T00:00:00</dc:date>
              <text:p text:style-name="P1"><text:span text:style-name="T1">Lo tang sự cho ngoại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12.9189in" svg:y="4.0783in" draw:caption-point-x="-0.2402in" draw:caption-point-y="0.6028in">
              <dc:date>2018-04-23T00:00:00</dc:date>
              <text:p text:style-name="P1"><text:span text:style-name="T1">Xe vô trễ, 8h33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2" draw:text-style-name="P1" svg:width="1.1413in" svg:height="0.5457in" svg:x="14.289in" svg:y="4.0795in" draw:caption-point-x="-0.2402in" draw:caption-point-y="0.6016in">
              <dc:date>2018-04-26T00:00:00</dc:date>
              <text:p text:style-name="P1"><text:span text:style-name="T1">Gửi đồ cho mẹ, xin đi trễ, 8h58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KhaiLV</text:p>
          </table:table-cell>
          <table:table-cell table:style-name="ce111" table:formula="of:=SUM([.D21:.AH21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hangNHH</text:p>
          </table:table-cell>
          <table:table-cell table:style-name="ce111" table:formula="of:=SUM([.D22:.AH22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11.5492in" svg:y="4.5732in" draw:caption-point-x="-0.2402in" draw:caption-point-y="0.6031in">
              <dc:date>2018-04-20T00:00:00</dc:date>
              <text:p text:style-name="P1"><text:span text:style-name="T1">Đi khám bệnh, off chiều</text:span></text:p>
            </office:annotation>
            <text:p>0.5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KietNVT</text:p>
          </table:table-cell>
          <table:table-cell table:style-name="ce111" table:formula="of:=SUM([.D23:.AH23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3" draw:text-style-name="P1" svg:width="1.1413in" svg:height="0.7012in" svg:x="13.3756in" svg:y="4.8217in" draw:caption-point-x="-0.2402in" draw:caption-point-y="0.6024in">
              <dc:date>2018-04-24T00:00:00</dc:date>
              <text:p text:style-name="P1"><text:span text:style-name="T1">có việc cần gairi quyết trong giờ hành chính, xin off chiều</text:span></text:p>
            </office:annotation>
            <text:p>0.5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LinhBT</text:p>
          </table:table-cell>
          <table:table-cell table:style-name="ce111" table:formula="of:=SUM([.D24:.AH24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MaiLT</text:p>
          </table:table-cell>
          <table:table-cell table:style-name="ce111" table:formula="of:=SUM([.D25:.AH25])" office:value-type="float" office:value="0.5">
            <text:p>0.5</text:p>
          </table:table-cell>
          <table:table-cell table:style-name="ce115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472in" svg:y="5.3102in" draw:caption-point-x="-0.2402in" draw:caption-point-y="0.6091in">
              <dc:date>2018-04-05T00:00:00</dc:date>
              <text:p text:style-name="P1"><text:span text:style-name="T1">Ra ngân hàng, 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ManhNB</text:p>
          </table:table-cell>
          <table:table-cell table:style-name="ce111" table:formula="of:=SUM([.D26:.AH26])" office:value-type="float" office:value="2">
            <text:p>2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3.1024in" svg:y="5.5567in" draw:caption-point-x="-0.2402in" draw:caption-point-y="0.6106in">
              <dc:date>2018-04-02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5.5571in" draw:caption-point-x="-0.2402in" draw:caption-point-y="0.6102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0157in" svg:y="5.5571in" draw:caption-point-x="-0.2402in" draw:caption-point-y="0.6102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5.5587in" draw:caption-point-x="-0.2402in" draw:caption-point-y="0.6087in">
              <dc:date>2018-04-09T00:00:00</dc:date>
              <text:p text:style-name="P1"><text:span text:style-name="T1">Ngủ dậy muộn, 8h35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5.5591in" draw:caption-point-x="-0.2402in" draw:caption-point-y="0.6083in">
              <dc:date>2018-04-10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8.2878in" svg:y="5.5606in" draw:caption-point-x="-0.2402in" draw:caption-point-y="0.6067in">
              <dc:date>2018-04-1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1">
            <office:annotation draw:style-name="gr6" draw:text-style-name="P1" svg:width="1.1413in" svg:height="0.2634in" svg:x="14.289in" svg:y="5.5657in" draw:caption-point-x="-0.2402in" draw:caption-point-y="0.6016in">
              <dc:date>2018-04-26T00:00:00</dc:date>
              <text:p text:style-name="P1"><text:span text:style-name="T1">Về quê thăm ông</text:span></text:p>
            </office:annotation>
            <text:p>1</text:p>
          </table:table-cell>
          <table:table-cell table:style-name="ce115" office:value-type="float" office:value="1">
            <office:annotation draw:style-name="gr6" draw:text-style-name="P1" svg:width="1.1413in" svg:height="0.2634in" svg:x="14.7457in" svg:y="5.5657in" draw:caption-point-x="-0.2402in" draw:caption-point-y="0.6016in">
              <dc:date>2018-04-26T00:00:00</dc:date>
              <text:p text:style-name="P1"><text:span text:style-name="T1">Về quê thăm ông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NamTH</text:p>
          </table:table-cell>
          <table:table-cell table:style-name="ce111" table:formula="of:=SUM([.D27:.AH27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3094in" svg:y="5.8071in" draw:caption-point-x="-0.2402in" draw:caption-point-y="0.6079in">
              <dc:date>2018-04-11T00:00:00</dc:date>
              <text:p text:style-name="P1"><text:span text:style-name="T1">Ngủ quên, 8h36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NamTV</text:p>
          </table:table-cell>
          <table:table-cell table:style-name="ce111" table:formula="of:=SUM([.D28:.AH28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2" draw:text-style-name="P1" svg:width="1.1413in" svg:height="0.5457in" svg:x="6.8205in" svg:y="6.0543in" draw:caption-point-x="-0.2402in" draw:caption-point-y="0.6083in">
              <dc:date>2018-04-10T00:00:00</dc:date>
              <text:p text:style-name="P1"><text:span text:style-name="T1">Dẫn em bé đi khám bệnh, off sáng</text:span></text:p>
            </office:annotation>
            <text:p>0.5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hanHTH</text:p>
          </table:table-cell>
          <table:table-cell table:style-name="ce111" table:formula="of:=SUM([.D29:.AH29])" office:value-type="float" office:value="0.5">
            <text:p>0.5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9287in" svg:y="6.3016in" draw:caption-point-x="-0.2402in" draw:caption-point-y="0.6087in">
              <dc:date>2018-04-09T00:00:00</dc:date>
              <text:p text:style-name="P1"><text:span text:style-name="T1">Không khỏe, xin off chiều</text:span></text:p>
            </office:annotation>
            <text:p>0.5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hanNM</text:p>
          </table:table-cell>
          <table:table-cell table:style-name="ce111" table:formula="of:=SUM([.D30:.AH30])" office:value-type="float" office:value="2">
            <text:p>2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7.7988in" svg:y="6.5476in" draw:caption-point-x="-0.2402in" draw:caption-point-y="0.6102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6.5476in" draw:caption-point-x="-0.2402in" draw:caption-point-y="0.6102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9.7228in" svg:y="6.552in" draw:caption-point-x="-0.2402in" draw:caption-point-y="0.6059in">
              <dc:date>2018-04-16T00:00:00</dc:date>
              <text:p text:style-name="P1"><text:span text:style-name="T1">Về tới sân bay lúc 1h30, xin đi trễ, 9h12 đến cty</text:span></text:p>
            </office:annotation>
            <text:p>0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ungHTH</text:p>
          </table:table-cell>
          <table:table-cell table:style-name="ce111" table:formula="of:=SUM([.D31:.AH31])" office:value-type="float" office:value="1">
            <text:p>1</text:p>
          </table:table-cell>
          <table:table-cell table:style-name="ce115"/>
          <table:table-cell table:style-name="ce115" office:value-type="float" office:value="1">
            <office:annotation draw:style-name="gr6" draw:text-style-name="P1" svg:width="1.1413in" svg:height="0.2634in" svg:x="3.1024in" svg:y="6.7949in" draw:caption-point-x="-0.2402in" draw:caption-point-y="0.6106in">
              <dc:date>2018-04-02T00:00:00</dc:date>
              <text:p text:style-name="P1"><text:span text:style-name="T1">Làm lại giấy tờ</text:span></text:p>
            </office:annotation>
            <text:p>1</text:p>
          </table:table-cell>
          <table:table-cell table:style-name="ce115" office:value-type="float" office:value="0">
            <office:annotation draw:style-name="gr2" draw:text-style-name="P1" svg:width="1.1413in" svg:height="0.5457in" svg:x="3.5591in" svg:y="6.7953in" draw:caption-point-x="-0.2402in" draw:caption-point-y="0.6102in">
              <dc:date>2018-04-03T00:00:00</dc:date>
              <text:p text:style-name="P1"><text:span text:style-name="T1">Xe từ quê mới lên, xin đi trễ, 9h30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472in" svg:y="6.7965in" draw:caption-point-x="-0.2402in" draw:caption-point-y="0.6091in">
              <dc:date>2018-04-05T00:00:00</dc:date>
              <text:p text:style-name="P1"><text:span text:style-name="T1">Ngủ quên, 8h36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6.7969in" draw:caption-point-x="-0.2402in" draw:caption-point-y="0.6087in">
              <dc:date>2018-04-09T00:00:00</dc:date>
              <text:p text:style-name="P1"><text:span text:style-name="T1">Khám sức khỏe, 9h50 đến cty</text:span></text:p>
            </office:annotation>
            <text:p>0</text:p>
          </table:table-cell>
          <table:table-cell table:style-name="ce115" table:number-columns-repeated="25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uPHQ</text:p>
          </table:table-cell>
          <table:table-cell table:style-name="ce111" table:formula="of:=SUM([.D32:.AH32])" office:value-type="float" office:value="1">
            <text:p>1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7.0429in" draw:caption-point-x="-0.2402in" draw:caption-point-y="0.6102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0.6358in" svg:y="7.0488in" draw:caption-point-x="-0.2402in" draw:caption-point-y="0.6043in">
              <dc:date>2018-04-18T00:00:00</dc:date>
              <text:p text:style-name="P1"><text:span text:style-name="T1">Chở mẹ đi khám bệnh, 9h08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0925in" svg:y="7.0492in" draw:caption-point-x="-0.2402in" draw:caption-point-y="0.6039in">
              <dc:date>2018-04-1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1">
            <office:annotation draw:style-name="gr4" draw:text-style-name="P1" svg:width="1.1413in" svg:height="0.3902in" svg:x="14.289in" svg:y="7.0449in" draw:caption-point-x="-0.2402in" draw:caption-point-y="0.6083in">
              <dc:date>2018-04-10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15" office:value-type="float" office:value="0">
            <office:annotation draw:style-name="gr4" draw:text-style-name="P1" svg:width="1.1413in" svg:height="0.3902in" svg:x="14.7457in" svg:y="7.052in" draw:caption-point-x="-0.2402in" draw:caption-point-y="0.6012in">
              <dc:date>2018-04-27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15" table:number-columns-repeated="4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uVNQ</text:p>
          </table:table-cell>
          <table:table-cell table:style-name="ce111" table:formula="of:=SUM([.D33:.AH33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73" office:value-type="string">
            <text:p>PhatHDT</text:p>
          </table:table-cell>
          <table:table-cell table:style-name="ce111" table:formula="of:=SUM([.D34:.AH34])" office:value-type="float" office:value="2">
            <text:p>2</text:p>
          </table:table-cell>
          <table:table-cell table:style-name="ce115"/>
          <table:table-cell table:style-name="ce115" office:value-type="float" office:value="0.5">
            <office:annotation draw:style-name="gr2" draw:text-style-name="P1" svg:width="1.1413in" svg:height="0.5457in" svg:x="3.1024in" svg:y="7.5173in" draw:caption-point-x="-0.2402in" draw:caption-point-y="0.6311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6.3311in" svg:y="7.5173in" draw:caption-point-x="-0.2402in" draw:caption-point-y="0.6311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8.2878in" svg:y="7.5417in" draw:caption-point-x="-0.2402in" draw:caption-point-y="0.6067in">
              <dc:date>2018-04-13T00:00:00</dc:date>
              <text:p text:style-name="P1"><text:span text:style-name="T1">Ngủ dậy muộn, 8h33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9.7228in" svg:y="7.5173in" draw:caption-point-x="-0.2402in" draw:caption-point-y="0.6311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12.9189in" svg:y="7.5173in" draw:caption-point-x="-0.2402in" draw:caption-point-y="0.6311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15" office:value-type="float" office:value="0">
            <office:annotation draw:style-name="gr4" draw:text-style-name="P1" svg:width="1.1413in" svg:height="0.3902in" svg:x="13.3756in" svg:y="7.5461in" draw:caption-point-x="-0.2402in" draw:caption-point-y="0.6024in">
              <dc:date>2018-04-24T00:00:00</dc:date>
              <text:p text:style-name="P1"><text:span text:style-name="T1">Mệt trong người, 8h42 đến cty</text:span></text:p>
            </office:annotation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14.289in" svg:y="7.5469in" draw:caption-point-x="-0.2402in" draw:caption-point-y="0.6016in">
              <dc:date>2018-04-2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5" office:value-type="string">
            <text:p>PhongPT</text:p>
          </table:table-cell>
          <table:table-cell table:style-name="ce111" table:formula="of:=SUM([.D35:.AH35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3" draw:text-style-name="P1" svg:width="1.1413in" svg:height="0.7012in" svg:x="10.6358in" svg:y="7.7921in" draw:caption-point-x="-0.2402in" draw:caption-point-y="0.6043in">
              <dc:date>2018-04-18T00:00:00</dc:date>
              <text:p text:style-name="P1"><text:span text:style-name="T1">Mất thẻ xe ở nhà, ko lấy xe ra được, 8h59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14.289in" svg:y="7.7949in" draw:caption-point-x="-0.2402in" draw:caption-point-y="0.6016in">
              <dc:date>2018-04-2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PhongTH</text:p>
          </table:table-cell>
          <table:table-cell table:style-name="ce111" table:formula="of:=SUM([.D36:.AH36])" office:value-type="float" office:value="7">
            <text:p>7</text:p>
          </table:table-cell>
          <table:table-cell table:style-name="ce115"/>
          <table:table-cell table:style-name="ce115" office:value-type="float" office:value="1">
            <office:annotation draw:style-name="gr4" draw:text-style-name="P1" svg:width="1.1413in" svg:height="0.3902in" svg:x="3.1024in" svg:y="8.0295in" draw:caption-point-x="-0.2402in" draw:caption-point-y="0.614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4.472in" svg:y="8.0295in" draw:caption-point-x="-0.2402in" draw:caption-point-y="0.614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6.3311in" svg:y="8.0295in" draw:caption-point-x="-0.2402in" draw:caption-point-y="0.614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7.3094in" svg:y="8.0295in" draw:caption-point-x="-0.2402in" draw:caption-point-y="0.614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9.7228in" svg:y="8.0295in" draw:caption-point-x="-0.2402in" draw:caption-point-y="0.614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10.1791in" svg:y="8.039in" draw:caption-point-x="-0.2402in" draw:caption-point-y="0.6051in">
              <dc:date>2018-04-17T00:00:00</dc:date>
              <text:p text:style-name="P1"><text:span text:style-name="T1">Có việc gấp cần lên trường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0925in" svg:y="8.0402in" draw:caption-point-x="-0.2402in" draw:caption-point-y="0.6039in">
              <dc:date>2018-04-19T00:00:00</dc:date>
              <text:p text:style-name="P1"><text:span text:style-name="T1">Đau bụng, xin đi trễ, 8h59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12.9189in" svg:y="8.0295in" draw:caption-point-x="-0.2402in" draw:caption-point-y="0.614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14.289in" svg:y="8.0295in" draw:caption-point-x="-0.2402in" draw:caption-point-y="0.6146in">
              <dc:date>2018-03-21T00:00:00</dc:date>
              <text:p text:style-name="P1"><text:span text:style-name="T1">Lên trường làm luận văn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PhuTV</text:p>
          </table:table-cell>
          <table:table-cell table:style-name="ce111" table:formula="of:=SUM([.D37:.AH37])" office:value-type="float" office:value="4">
            <text:p>4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4.9287in" svg:y="8.2799in" draw:caption-point-x="-0.2402in" draw:caption-point-y="0.6118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8.2799in" draw:caption-point-x="-0.2402in" draw:caption-point-y="0.6118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11.5492in" svg:y="8.2799in" draw:caption-point-x="-0.2402in" draw:caption-point-y="0.6118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14.7457in" svg:y="8.2799in" draw:caption-point-x="-0.2402in" draw:caption-point-y="0.6118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TaiPA</text:p>
          </table:table-cell>
          <table:table-cell table:style-name="ce111" table:formula="of:=SUM([.D38:.AH38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8.5311in" draw:caption-point-x="-0.2402in" draw:caption-point-y="0.6083in">
              <dc:date>2018-04-10T00:00:00</dc:date>
              <text:p text:style-name="P1"><text:span text:style-name="T1">Kẹt xe, 8h37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9.7228in" svg:y="8.5335in" draw:caption-point-x="-0.2402in" draw:caption-point-y="0.6059in">
              <dc:date>2018-04-16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12.9189in" svg:y="8.5366in" draw:caption-point-x="-0.2402in" draw:caption-point-y="0.6028in">
              <dc:date>2018-04-23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TinNQ</text:p>
          </table:table-cell>
          <table:table-cell table:style-name="ce111" table:formula="of:=SUM([.D39:.AH39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1.0925in" svg:y="8.7831in" draw:caption-point-x="-0.2402in" draw:caption-point-y="0.6039in">
              <dc:date>2018-04-19T00:00:00</dc:date>
              <text:p text:style-name="P1"><text:span text:style-name="T1">Nhà có việc, xin đi trễ, 8h41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.5">
            <office:annotation draw:style-name="gr2" draw:text-style-name="P1" svg:width="1.1413in" svg:height="0.5457in" svg:x="14.289in" svg:y="8.7854in" draw:caption-point-x="-0.2402in" draw:caption-point-y="0.6016in">
              <dc:date>2018-04-26T00:00:00</dc:date>
              <text:p text:style-name="P1"><text:span text:style-name="T1">Lên trường dự lế tuyên dương, off chiều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ienND</text:p>
          </table:table-cell>
          <table:table-cell table:style-name="ce111" table:formula="of:=SUM([.D40:.AH40])" office:value-type="float" office:value="0.5">
            <text:p>0.5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9.026in" draw:caption-point-x="-0.2402in" draw:caption-point-y="0.6087in">
              <dc:date>2018-04-09T00:00:00</dc:date>
              <text:p text:style-name="P1"><text:span text:style-name="T1">Bận việc nhà, làm remote</text:span></text:p>
            </office:annotation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9.7228in" svg:y="9.0287in" draw:caption-point-x="-0.2402in" draw:caption-point-y="0.6059in">
              <dc:date>2018-04-16T00:00:00</dc:date>
              <text:p text:style-name="P1"><text:span text:style-name="T1">Chấn thương đầu gối, đi khám chân, off chiều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12.9189in" svg:y="9.0319in" draw:caption-point-x="-0.2402in" draw:caption-point-y="0.6028in">
              <dc:date>2018-04-23T00:00:00</dc:date>
              <text:p text:style-name="P1"><text:span text:style-name="T1">Bể bánh xe, xin đi trễ, 9h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haiNHQ</text:p>
          </table:table-cell>
          <table:table-cell table:style-name="ce111" table:formula="of:=SUM([.D41:.AH41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6" draw:text-style-name="P1" svg:width="1.1413in" svg:height="0.2634in" svg:x="6.3311in" svg:y="9.2736in" draw:caption-point-x="-0.2402in" draw:caption-point-y="0.6087in">
              <dc:date>2018-04-09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amDT</text:p>
          </table:table-cell>
          <table:table-cell table:style-name="ce111" table:formula="of:=SUM([.D42:.AH42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aoDTN</text:p>
          </table:table-cell>
          <table:table-cell table:style-name="ce111" table:formula="of:=SUM([.D43:.AH43])" office:value-type="float" office:value="1">
            <text:p>1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0157in" svg:y="9.7677in" draw:caption-point-x="-0.2402in" draw:caption-point-y="0.6098in">
              <dc:date>2018-04-04T00:00:00</dc:date>
              <text:p text:style-name="P1"><text:span text:style-name="T1">Ra ngân hàng, xin đi trễ, 8h38 đến cty</text:span></text:p>
            </office:annotation>
            <text:p>0</text:p>
          </table:table-cell>
          <table:table-cell table:style-name="ce115" office:value-type="float" office:value="1">
            <office:annotation draw:style-name="gr6" draw:text-style-name="P1" svg:width="1.1413in" svg:height="0.2634in" svg:x="4.472in" svg:y="9.7685in" draw:caption-point-x="-0.2402in" draw:caption-point-y="0.6091in">
              <dc:date>2018-04-05T00:00:00</dc:date>
              <text:p text:style-name="P1"><text:span text:style-name="T1">Bận việc riêng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9.7744in" draw:caption-point-x="-0.2402in" draw:caption-point-y="0.6031in">
              <dc:date>2018-04-20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12.9189in" svg:y="9.7748in" draw:caption-point-x="-0.2402in" draw:caption-point-y="0.6028in">
              <dc:date>2018-04-23T00:00:00</dc:date>
              <text:p text:style-name="P1"><text:span text:style-name="T1">Kẹt xe, 9h32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14.289in" svg:y="9.776in" draw:caption-point-x="-0.2402in" draw:caption-point-y="0.6016in">
              <dc:date>2018-04-2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inhT</text:p>
          </table:table-cell>
          <table:table-cell table:style-name="ce111" table:formula="of:=SUM([.D44:.AH44])" office:value-type="float" office:value="2.5">
            <text:p>2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11.0925in" svg:y="10.0217in" draw:caption-point-x="-0.2402in" draw:caption-point-y="0.6039in">
              <dc:date>2018-04-19T00:00:00</dc:date>
              <text:p text:style-name="P1"><text:span text:style-name="T1">Bị sốt</text:span></text:p>
            </office:annotation>
            <text:p>0.5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10.0224in" draw:caption-point-x="-0.2402in" draw:caption-point-y="0.6031in">
              <dc:date>2018-04-20T00:00:00</dc:date>
              <text:p text:style-name="P1"><text:span text:style-name="T1">Hư xe, xin đi trễ, 8h43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6" draw:text-style-name="P1" svg:width="1.1413in" svg:height="0.2634in" svg:x="13.3756in" svg:y="10.0252in" draw:caption-point-x="-0.2402in" draw:caption-point-y="0.6004in">
              <dc:date>2018-04-27T00:00:00</dc:date>
              <text:p text:style-name="P1"><text:span text:style-name="T1">Đi khám bệnh</text:span></text:p>
            </office:annotation>
            <text:p>1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6" draw:text-style-name="P1" svg:width="1.1413in" svg:height="0.2634in" svg:x="14.7457in" svg:y="10.0173in" draw:caption-point-x="-0.2402in" draw:caption-point-y="0.6083in">
              <dc:date>2018-04-10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uyLTT</text:p>
          </table:table-cell>
          <table:table-cell table:style-name="ce111" table:formula="of:=SUM([.D45:.AH45])" office:value-type="float" office:value="3">
            <text:p>3</text:p>
          </table:table-cell>
          <table:table-cell table:style-name="ce115"/>
          <table:table-cell table:style-name="ce115" office:value-type="float" office:value="0.5">
            <office:annotation draw:style-name="gr4" draw:text-style-name="P1" svg:width="1.1413in" svg:height="0.3902in" svg:x="3.1024in" svg:y="10.2626in" draw:caption-point-x="-0.2402in" draw:caption-point-y="0.6106in">
              <dc:date>2018-04-02T00:00:00</dc:date>
              <text:p text:style-name="P1"><text:span text:style-name="T1">Bị sốt, xin đi trễ, 10h02 đến cty</text:span></text:p>
            </office:annotation>
            <text:p>0.5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2" draw:text-style-name="P1" svg:width="1.1413in" svg:height="0.5457in" svg:x="4.472in" svg:y="10.2642in" draw:caption-point-x="-0.2402in" draw:caption-point-y="0.6091in">
              <dc:date>2018-04-05T00:00:00</dc:date>
              <text:p text:style-name="P1"><text:span text:style-name="T1">Mệt trong người, xin đi trễ, 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7.7988in" svg:y="10.263in" draw:caption-point-x="-0.2402in" draw:caption-point-y="0.6102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10.263in" draw:caption-point-x="-0.2402in" draw:caption-point-y="0.6102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9.7228in" svg:y="10.2673in" draw:caption-point-x="-0.2402in" draw:caption-point-y="0.6059in">
              <dc:date>2018-04-16T00:00:00</dc:date>
              <text:p text:style-name="P1"><text:span text:style-name="T1">Về tới sân bay lúc 1h30, xin đi trễ, 9h12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10.2701in" draw:caption-point-x="-0.2402in" draw:caption-point-y="0.6031in">
              <dc:date>2018-04-20T00:00:00</dc:date>
              <text:p text:style-name="P1"><text:span text:style-name="T1">Kẹt xe, 8h28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12.9189in" svg:y="10.2705in" draw:caption-point-x="-0.2402in" draw:caption-point-y="0.6028in">
              <dc:date>2018-04-23T00:00:00</dc:date>
              <text:p text:style-name="P1"><text:span text:style-name="T1">Làm giấy tờ, xin đi trễ, 9h27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3.3756in" svg:y="10.2709in" draw:caption-point-x="-0.2402in" draw:caption-point-y="0.6024in">
              <dc:date>2018-04-24T00:00:00</dc:date>
              <text:p text:style-name="P1"><text:span text:style-name="T1">Đi đưa đám tang, xin đi trễ</text:span></text:p>
            </office:annotation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uyNTX</text:p>
          </table:table-cell>
          <table:table-cell table:style-name="ce111" table:formula="of:=SUM([.D46:.AH46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9.7228in" svg:y="10.515in" draw:caption-point-x="-0.2402in" draw:caption-point-y="0.6059in">
              <dc:date>2018-04-16T00:00:00</dc:date>
              <text:p text:style-name="P1"><text:span text:style-name="T1">Ngủ quên, 8h39 đến cty</text:span></text:p>
            </office:annotation>
            <text:p>0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huyenTTN</text:p>
          </table:table-cell>
          <table:table-cell table:style-name="ce111" table:formula="of:=SUM([.D47:.AH47])" office:value-type="float" office:value="1">
            <text:p>1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2" draw:text-style-name="P1" svg:width="1.1413in" svg:height="0.5457in" svg:x="4.9287in" svg:y="10.7598in" draw:caption-point-x="-0.2402in" draw:caption-point-y="0.6087in">
              <dc:date>2018-04-09T00:00:00</dc:date>
              <text:p text:style-name="P1"><text:span text:style-name="T1">Về quê đi đám cưới + làm giấy tờ</text:span></text:p>
            </office:annotation>
            <text:p>1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74" office:value-type="string">
            <text:p>VietBA</text:p>
          </table:table-cell>
          <table:table-cell table:style-name="ce111" table:formula="of:=SUM([.D48:.AH48])" office:value-type="float" office:value="2">
            <text:p>2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9287in" svg:y="11.0075in" draw:caption-point-x="-0.2402in" draw:caption-point-y="0.6087in">
              <dc:date>2018-04-09T00:00:00</dc:date>
              <text:p text:style-name="P1"><text:span text:style-name="T1">Xe vợ hư, chở vợ đi làm, xin đi trễ, 9h vào cty</text:span></text:p>
            </office:annotation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6" draw:text-style-name="P1" svg:width="1.1413in" svg:height="0.2634in" svg:x="12.9189in" svg:y="11.013in" draw:caption-point-x="-0.2402in" draw:caption-point-y="0.6031in">
              <dc:date>2018-04-20T00:00:00</dc:date>
              <text:p text:style-name="P1"><text:span text:style-name="T1">Đi du lịch</text:span></text:p>
            </office:annotation>
            <text:p>1</text:p>
          </table:table-cell>
          <table:table-cell table:style-name="ce115" office:value-type="float" office:value="1">
            <office:annotation draw:style-name="gr6" draw:text-style-name="P1" svg:width="1.1413in" svg:height="0.2634in" svg:x="13.3756in" svg:y="11.013in" draw:caption-point-x="-0.2402in" draw:caption-point-y="0.6031in">
              <dc:date>2018-04-20T00:00:00</dc:date>
              <text:p text:style-name="P1"><text:span text:style-name="T1">Đi du lịch</text:span></text:p>
            </office:annotation>
            <text:p>1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VinhP</text:p>
          </table:table-cell>
          <table:table-cell table:style-name="ce111" table:formula="of:=SUM([.D49:.AH49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10.1791in" svg:y="11.2638in" draw:caption-point-x="-0.2402in" draw:caption-point-y="0.6in">
              <dc:date>2018-05-02T00:00:00</dc:date>
              <text:p text:style-name="P1"><text:span text:style-name="T1">Bị đau, off sáng</text:span></text:p>
            </office:annotation>
            <text:p>0.5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16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16"/>
          <table:table-cell table:number-columns-repeated="27"/>
          <table:table-cell table:style-name="ce116" table:number-columns-repeated="3"/>
          <table:table-cell table:style-name="ce43" table:number-columns-repeated="952"/>
        </table:table-row>
        <table:table-row table:style-name="ro2" table:number-rows-repeated="983132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8"/>
        <table:table-column table:style-name="co26" table:number-columns-repeated="7" table:default-cell-style-name="ce128"/>
        <table:table-column table:style-name="co25" table:number-columns-repeated="16" table:default-cell-style-name="ce128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23" table:number-columns-repeated="8"/>
          <table:table-cell table:style-name="ce129" office:value-type="string" table:number-columns-spanned="2" table:number-rows-spanned="1">
            <text:p>Month</text:p>
          </table:table-cell>
          <table:covered-table-cell table:style-name="ce130"/>
          <table:table-cell table:style-name="ce131" table:content-validation-name="val1" office:value-type="float" office:value="5" table:number-columns-spanned="2" table:number-rows-spanned="1">
            <text:p>5</text:p>
          </table:table-cell>
          <table:covered-table-cell table:style-name="ce130"/>
          <table:table-cell table:style-name="ce129" office:value-type="string" table:number-columns-spanned="2" table:number-rows-spanned="1">
            <text:p>Year</text:p>
          </table:table-cell>
          <table:covered-table-cell table:style-name="ce130"/>
          <table:table-cell table:style-name="ce129" office:value-type="float" office:value="2018" table:number-columns-spanned="2" table:number-rows-spanned="1">
            <text:p>2018</text:p>
          </table:table-cell>
          <table:covered-table-cell table:style-name="ce132"/>
          <table:table-cell table:style-name="ce123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24" table:formula="of:=DATE([.$R$1];[.N1];1)" office:value-type="date" office:date-value="2018-05-01">
            <text:p>01</text:p>
          </table:table-cell>
          <table:table-cell table:style-name="ce124" table:formula="of:=[.D2]+1" office:value-type="date" office:date-value="2018-05-02">
            <text:p>02</text:p>
          </table:table-cell>
          <table:table-cell table:style-name="ce124" table:formula="of:=[.E2]+1" office:value-type="date" office:date-value="2018-05-03">
            <text:p>03</text:p>
          </table:table-cell>
          <table:table-cell table:style-name="ce124" table:formula="of:=[.F2]+1" office:value-type="date" office:date-value="2018-05-04">
            <text:p>04</text:p>
          </table:table-cell>
          <table:table-cell table:style-name="ce124" table:formula="of:=[.G2]+1" office:value-type="date" office:date-value="2018-05-05">
            <text:p>05</text:p>
          </table:table-cell>
          <table:table-cell table:style-name="ce124" table:formula="of:=[.H2]+1" office:value-type="date" office:date-value="2018-05-06">
            <text:p>06</text:p>
          </table:table-cell>
          <table:table-cell table:style-name="ce124" table:formula="of:=[.I2]+1" office:value-type="date" office:date-value="2018-05-07">
            <text:p>07</text:p>
          </table:table-cell>
          <table:table-cell table:style-name="ce124" table:formula="of:=[.J2]+1" office:value-type="date" office:date-value="2018-05-08">
            <text:p>08</text:p>
          </table:table-cell>
          <table:table-cell table:style-name="ce124" table:formula="of:=[.K2]+1" office:value-type="date" office:date-value="2018-05-09">
            <text:p>09</text:p>
          </table:table-cell>
          <table:table-cell table:style-name="ce124" table:formula="of:=[.L2]+1" office:value-type="date" office:date-value="2018-05-10">
            <text:p>10</text:p>
          </table:table-cell>
          <table:table-cell table:style-name="ce124" table:formula="of:=[.M2]+1" office:value-type="date" office:date-value="2018-05-11">
            <text:p>11</text:p>
          </table:table-cell>
          <table:table-cell table:style-name="ce124" table:formula="of:=[.N2]+1" office:value-type="date" office:date-value="2018-05-12">
            <text:p>12</text:p>
          </table:table-cell>
          <table:table-cell table:style-name="ce124" table:formula="of:=[.O2]+1" office:value-type="date" office:date-value="2018-05-13">
            <text:p>13</text:p>
          </table:table-cell>
          <table:table-cell table:style-name="ce124" table:formula="of:=[.P2]+1" office:value-type="date" office:date-value="2018-05-14">
            <text:p>14</text:p>
          </table:table-cell>
          <table:table-cell table:style-name="ce124" table:formula="of:=[.Q2]+1" office:value-type="date" office:date-value="2018-05-15">
            <text:p>15</text:p>
          </table:table-cell>
          <table:table-cell table:style-name="ce124" table:formula="of:=[.R2]+1" office:value-type="date" office:date-value="2018-05-16">
            <text:p>16</text:p>
          </table:table-cell>
          <table:table-cell table:style-name="ce124" table:formula="of:=[.S2]+1" office:value-type="date" office:date-value="2018-05-17">
            <text:p>17</text:p>
          </table:table-cell>
          <table:table-cell table:style-name="ce124" table:formula="of:=[.T2]+1" office:value-type="date" office:date-value="2018-05-18">
            <text:p>18</text:p>
          </table:table-cell>
          <table:table-cell table:style-name="ce124" table:formula="of:=[.U2]+1" office:value-type="date" office:date-value="2018-05-19">
            <text:p>19</text:p>
          </table:table-cell>
          <table:table-cell table:style-name="ce124" table:formula="of:=[.V2]+1" office:value-type="date" office:date-value="2018-05-20">
            <text:p>20</text:p>
          </table:table-cell>
          <table:table-cell table:style-name="ce124" table:formula="of:=[.W2]+1" office:value-type="date" office:date-value="2018-05-21">
            <text:p>21</text:p>
          </table:table-cell>
          <table:table-cell table:style-name="ce124" table:formula="of:=[.X2]+1" office:value-type="date" office:date-value="2018-05-22">
            <text:p>22</text:p>
          </table:table-cell>
          <table:table-cell table:style-name="ce124" table:formula="of:=[.Y2]+1" office:value-type="date" office:date-value="2018-05-23">
            <text:p>23</text:p>
          </table:table-cell>
          <table:table-cell table:style-name="ce124" table:formula="of:=[.Z2]+1" office:value-type="date" office:date-value="2018-05-24">
            <text:p>24</text:p>
          </table:table-cell>
          <table:table-cell table:style-name="ce124" table:formula="of:=[.AA2]+1" office:value-type="date" office:date-value="2018-05-25">
            <text:p>25</text:p>
          </table:table-cell>
          <table:table-cell table:style-name="ce124" table:formula="of:=[.AB2]+1" office:value-type="date" office:date-value="2018-05-26">
            <text:p>26</text:p>
          </table:table-cell>
          <table:table-cell table:style-name="ce124" table:formula="of:=[.AC2]+1" office:value-type="date" office:date-value="2018-05-27">
            <text:p>27</text:p>
          </table:table-cell>
          <table:table-cell table:style-name="ce124" table:formula="of:=[.AD2]+1" office:value-type="date" office:date-value="2018-05-28">
            <text:p>28</text:p>
          </table:table-cell>
          <table:table-cell table:style-name="ce124" table:formula="of:=[.AE2]+1" office:value-type="date" office:date-value="2018-05-29">
            <text:p>29</text:p>
          </table:table-cell>
          <table:table-cell table:style-name="ce124" table:formula="of:=[.AF2]+1" office:value-type="date" office:date-value="2018-05-30">
            <text:p>30</text:p>
          </table:table-cell>
          <table:table-cell table:style-name="ce124" table:formula="of:=[.AG2]+1" office:value-type="date" office:date-value="2018-05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25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22" table:formula="of:=SUM([.D4:.AH4])" office:value-type="float" office:value="4">
            <text:p>4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3.5591in" svg:y="0.1039in" draw:caption-point-x="-0.2402in" draw:caption-point-y="0.6142in">
              <dc:date>2018-05-03T00:00:00</dc:date>
              <text:p text:style-name="P1"><text:span text:style-name="T1">Đi lấy thuốc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6.3311in" svg:y="0.1071in" draw:caption-point-x="-0.2402in" draw:caption-point-y="0.611in">
              <dc:date>2018-05-09T00:00:00</dc:date>
              <text:p text:style-name="P1"><text:span text:style-name="T1">Làm giấy tờ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7.3094in" svg:y="0.1087in" draw:caption-point-x="-0.2402in" draw:caption-point-y="0.6094in">
              <dc:date>2018-05-11T00:00:00</dc:date>
              <text:p text:style-name="P1"><text:span text:style-name="T1">Nhà có việc, off sáng</text:span></text:p>
            </office:annotation>
            <text:p>0.5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2661in" svg:y="0.1106in" draw:caption-point-x="-0.2402in" draw:caption-point-y="0.6075in">
              <dc:date>2018-05-15T00:00:00</dc:date>
              <text:p text:style-name="P1"><text:span text:style-name="T1">Bận việc gia đình, xin đi trễ</text:span></text:p>
            </office:annotation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9.7228in" svg:y="0.111in" draw:caption-point-x="-0.2402in" draw:caption-point-y="0.6071in">
              <dc:date>2018-05-16T00:00:00</dc:date>
              <text:p text:style-name="P1"><text:span text:style-name="T1">Bận việc nhà, off sáng</text:span></text:p>
            </office:annotation>
            <text:p>0.5</text:p>
          </table:table-cell>
          <table:table-cell table:style-name="ce126" office:value-type="float" office:value="0">
            <office:annotation draw:style-name="gr4" draw:text-style-name="P1" svg:width="1.1413in" svg:height="0.3902in" svg:x="10.1791in" svg:y="0.1114in" draw:caption-point-x="-0.2402in" draw:caption-point-y="0.6067in">
              <dc:date>2018-05-17T00:00:00</dc:date>
              <text:p text:style-name="P1"><text:span text:style-name="T1">Ngủ quên, 8h55 vào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0.1126in" draw:caption-point-x="-0.2402in" draw:caption-point-y="0.6055in">
              <dc:date>2018-05-18T00:00:00</dc:date>
              <text:p text:style-name="P1"><text:span text:style-name="T1">Đau bụng, 8h5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.5">
            <office:annotation draw:style-name="gr4" draw:text-style-name="P1" svg:width="1.1413in" svg:height="0.3902in" svg:x="12.0059in" svg:y="0.115in" draw:caption-point-x="-0.2402in" draw:caption-point-y="0.6031in">
              <dc:date>2018-05-21T00:00:00</dc:date>
              <text:p text:style-name="P1"><text:span text:style-name="T1">Đau đầu, xin đi trễ, 11h đến cty</text:span></text:p>
            </office:annotation>
            <text:p>0.5</text:p>
          </table:table-cell>
          <table:table-cell table:style-name="ce126" office:value-type="float" office:value="0">
            <office:annotation draw:style-name="gr4" draw:text-style-name="P1" svg:width="1.1413in" svg:height="0.3902in" svg:x="12.4622in" svg:y="0.1142in" draw:caption-point-x="-0.2402in" draw:caption-point-y="0.6039in">
              <dc:date>2018-05-22T00:00:00</dc:date>
              <text:p text:style-name="P1"><text:span text:style-name="T1">Bận việc nhà, 8h35 đễn cty</text:span></text:p>
            </office:annotation>
            <text:p>0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15.6587in" svg:y="0.1165in" draw:caption-point-x="-0.2402in" draw:caption-point-y="0.6016in">
              <dc:date>2018-05-29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1">
            <office:annotation draw:style-name="gr3" draw:text-style-name="P1" svg:width="1.1413in" svg:height="0.7012in" svg:x="16.572in" svg:y="0.1173in" draw:caption-point-x="-0.2402in" draw:caption-point-y="0.6008in">
              <dc:date>2018-05-31T00:00:00</dc:date>
              <text:p text:style-name="P1"><text:span text:style-name="T1">Đi lấy thuốc, off sáng</text:span></text:p>
              <text:p text:style-name="P1"><text:span text:style-name="T1">Ngủ quên, off chiều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22" table:formula="of:=SUM([.D5:.AH5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22" table:formula="of:=SUM([.D6:.AH6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5.6587in" svg:y="0.6118in" draw:caption-point-x="-0.2402in" draw:caption-point-y="0.6016in">
              <dc:date>2018-05-29T00:00:00</dc:date>
              <text:p text:style-name="P1"><text:span text:style-name="T1">Đau bụng, 8h42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22" table:formula="of:=SUM([.D7:.AH7])" office:value-type="float" office:value="0">
            <text:p>0</text:p>
          </table:table-cell>
          <table:table-cell table:style-name="ce126"/>
          <table:table-cell table:style-name="ce126" office:value-type="float" office:value="0">
            <office:annotation draw:style-name="gr2" draw:text-style-name="P1" svg:width="1.1413in" svg:height="0.5457in" svg:x="3.1024in" svg:y="0.8457in" draw:caption-point-x="-0.2402in" draw:caption-point-y="0.6154in">
              <dc:date>2018-05-02T00:00:00</dc:date>
              <text:p text:style-name="P1"><text:span text:style-name="T1">Xe từ quê lên trễ, xin đi trễ, 9h16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0.8524in" draw:caption-point-x="-0.2402in" draw:caption-point-y="0.6087in">
              <dc:date>2018-05-14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7228in" svg:y="0.8539in" draw:caption-point-x="-0.2402in" draw:caption-point-y="0.6071in">
              <dc:date>2018-05-1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0.8555in" draw:caption-point-x="-0.2402in" draw:caption-point-y="0.6055in">
              <dc:date>2018-05-18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5.6587in" svg:y="0.8594in" draw:caption-point-x="-0.2402in" draw:caption-point-y="0.6016in">
              <dc:date>2018-05-30T00:00:00</dc:date>
              <text:p text:style-name="P1"><text:span text:style-name="T1">Đau bụng, 9h38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22" table:formula="of:=SUM([.D8:.AH8])" office:value-type="float" office:value="0.5">
            <text:p>0.5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3.5591in" svg:y="1.0945in" draw:caption-point-x="-0.2402in" draw:caption-point-y="0.6142in">
              <dc:date>2018-05-03T00:00:00</dc:date>
              <text:p text:style-name="P1"><text:span text:style-name="T1">Ngủ dậy muộn, 8h4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7.3094in" svg:y="1.0992in" draw:caption-point-x="-0.2402in" draw:caption-point-y="0.6094in">
              <dc:date>2018-05-11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3" draw:text-style-name="P1" svg:width="1.1413in" svg:height="0.7012in" svg:x="9.2661in" svg:y="1.1012in" draw:caption-point-x="-0.2402in" draw:caption-point-y="0.6075in">
              <dc:date>2018-05-15T00:00:00</dc:date>
              <text:p text:style-name="P1"><text:span text:style-name="T1">Để quên đồ, chạy về lấy, xin đi trễ, 8h36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7228in" svg:y="1.1016in" draw:caption-point-x="-0.2402in" draw:caption-point-y="0.6071in">
              <dc:date>2018-05-16T00:00:00</dc:date>
              <text:p text:style-name="P1"><text:span text:style-name="T1">Ngủ quên, xin đi trễ, 8h40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1.1031in" draw:caption-point-x="-0.2402in" draw:caption-point-y="0.6055in">
              <dc:date>2018-05-18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2.9189in" svg:y="1.1051in" draw:caption-point-x="-0.2402in" draw:caption-point-y="0.6035in">
              <dc:date>2018-05-23T00:00:00</dc:date>
              <text:p text:style-name="P1"><text:span text:style-name="T1">Ngủ quên, xin đi trễ, 9h001 đến ctyu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3.8323in" svg:y="1.1063in" draw:caption-point-x="-0.2402in" draw:caption-point-y="0.6024in">
              <dc:date>2018-05-25T00:00:00</dc:date>
              <text:p text:style-name="P1"><text:span text:style-name="T1">Làm kính mới, xin đi trễ, 9h30 đến cty</text:span></text:p>
            </office:annotation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16.572in" svg:y="1.1079in" draw:caption-point-x="-0.2402in" draw:caption-point-y="0.6008in">
              <dc:date>2018-05-31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22" table:formula="of:=SUM([.D9:.AH9])" office:value-type="float" office:value="2">
            <text:p>2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9.7228in" svg:y="1.3496in" draw:caption-point-x="-0.2402in" draw:caption-point-y="0.6071in">
              <dc:date>2018-05-16T00:00:00</dc:date>
              <text:p text:style-name="P1"><text:span text:style-name="T1">Bận việc nhà, xin đi trễ, 8h35 đến cty</text:span></text:p>
            </office:annotation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0.1791in" svg:y="1.3484in" draw:caption-point-x="-0.2402in" draw:caption-point-y="0.6083in">
              <dc:date>2018-05-14T00:00:00</dc:date>
              <text:p text:style-name="P1"><text:span text:style-name="T1">Đi du lịch + thăm chị ở xa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10.6358in" svg:y="1.3484in" draw:caption-point-x="-0.2402in" draw:caption-point-y="0.6083in">
              <dc:date>2018-05-14T00:00:00</dc:date>
              <text:p text:style-name="P1"><text:span text:style-name="T1">Đi du lịch + thăm chị ở xa</text:span></text:p>
            </office:annotation>
            <text:p>1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3.3756in" svg:y="1.3535in" draw:caption-point-x="-0.2402in" draw:caption-point-y="0.6031in">
              <dc:date>2018-05-24T00:00:00</dc:date>
              <text:p text:style-name="P1"><text:span text:style-name="T1">Bận việc riêng, xin đi trễ, 8h58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22" table:formula="of:=SUM([.D10:.AH10])" office:value-type="float" office:value="3">
            <text:p>3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2.9189in" svg:y="1.5933in" draw:caption-point-x="-0.2402in" draw:caption-point-y="0.611in">
              <dc:date>2018-05-09T00:00:00</dc:date>
              <text:p text:style-name="P1"><text:span text:style-name="T1">Về quê dự đám cưới chị gái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13.3756in" svg:y="1.5933in" draw:caption-point-x="-0.2402in" draw:caption-point-y="0.611in">
              <dc:date>2018-05-09T00:00:00</dc:date>
              <text:p text:style-name="P1"><text:span text:style-name="T1">Về quê dự đám cưới chị gái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13.8323in" svg:y="1.5933in" draw:caption-point-x="-0.2402in" draw:caption-point-y="0.611in">
              <dc:date>2018-05-09T00:00:00</dc:date>
              <text:p text:style-name="P1"><text:span text:style-name="T1">Về quê dự đám cưới chị gái</text:span></text:p>
            </office:annotation>
            <text:p>1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22" table:formula="of:=SUM([.D11:.AH11])" office:value-type="float" office:value="2">
            <text:p>2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1.8366in" draw:caption-point-x="-0.2402in" draw:caption-point-y="0.6154in">
              <dc:date>2018-05-02T00:00:00</dc:date>
              <text:p text:style-name="P1"><text:span text:style-name="T1">Ngủ quên, 8h40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5.3854in" svg:y="1.8394in" draw:caption-point-x="-0.2402in" draw:caption-point-y="0.6126in">
              <dc:date>2018-05-07T00:00:00</dc:date>
              <text:p text:style-name="P1"><text:span text:style-name="T1">Ngủ quên, 8h43 đến cty</text:span></text:p>
            </office:annotation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5.8421in" svg:y="1.8402in" draw:caption-point-x="-0.2402in" draw:caption-point-y="0.6118in">
              <dc:date>2018-05-08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1.8417in" draw:caption-point-x="-0.2402in" draw:caption-point-y="0.6102in">
              <dc:date>2018-05-10T00:00:00</dc:date>
              <text:p text:style-name="P1"><text:span text:style-name="T1">Hqua release, 8h40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9.7228in" svg:y="1.8449in" draw:caption-point-x="-0.2402in" draw:caption-point-y="0.6071in">
              <dc:date>2018-05-16T00:00:00</dc:date>
              <text:p text:style-name="P1"><text:span text:style-name="T1">Làm giấy tờ cá nhân, off sáng</text:span></text:p>
            </office:annotation>
            <text:p>0.5</text:p>
          </table:table-cell>
          <table:table-cell table:style-name="ce126" office:value-type="float" office:value="0">
            <office:annotation draw:style-name="gr4" draw:text-style-name="P1" svg:width="1.1413in" svg:height="0.3902in" svg:x="10.1791in" svg:y="1.8453in" draw:caption-point-x="-0.2402in" draw:caption-point-y="0.6067in">
              <dc:date>2018-05-17T00:00:00</dc:date>
              <text:p text:style-name="P1"><text:span text:style-name="T1">Ngủ quên, 8h32 vào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4622in" svg:y="1.848in" draw:caption-point-x="-0.2402in" draw:caption-point-y="0.6039in">
              <dc:date>2018-05-22T00:00:00</dc:date>
              <text:p text:style-name="P1"><text:span text:style-name="T1">Ngủ quên, 8h33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1.8484in" draw:caption-point-x="-0.2402in" draw:caption-point-y="0.6035in">
              <dc:date>2018-05-23T00:00:00</dc:date>
              <text:p text:style-name="P1"><text:span text:style-name="T1">Ngủ quên, 8h42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3756in" svg:y="1.8488in" draw:caption-point-x="-0.2402in" draw:caption-point-y="0.6031in">
              <dc:date>2018-05-24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6.572in" svg:y="1.8512in" draw:caption-point-x="-0.2402in" draw:caption-point-y="0.6008in">
              <dc:date>2018-06-05T00:00:00</dc:date>
              <text:p text:style-name="P1"><text:span text:style-name="T1">Chuyển nhà cho bạn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22" table:formula="of:=SUM([.D12:.AH12])" office:value-type="float" office:value="1">
            <text:p>1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2.0843in" draw:caption-point-x="-0.2402in" draw:caption-point-y="0.6154in">
              <dc:date>2018-05-02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4.0157in" svg:y="2.0862in" draw:caption-point-x="-0.2402in" draw:caption-point-y="0.6134in">
              <dc:date>2018-05-04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5.8421in" svg:y="2.0874in" draw:caption-point-x="-0.2402in" draw:caption-point-y="0.6122in">
              <dc:date>2018-05-08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3311in" svg:y="2.0886in" draw:caption-point-x="-0.2402in" draw:caption-point-y="0.611in">
              <dc:date>2018-05-09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2.0894in" draw:caption-point-x="-0.2402in" draw:caption-point-y="0.6102in">
              <dc:date>2018-05-10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7.3094in" svg:y="2.0906in" draw:caption-point-x="-0.2402in" draw:caption-point-y="0.6091in">
              <dc:date>2018-05-11T00:00:00</dc:date>
              <text:p text:style-name="P1"><text:span text:style-name="T1">Kẹt xe, 8h5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2.0909in" draw:caption-point-x="-0.2402in" draw:caption-point-y="0.6087in">
              <dc:date>2018-05-14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2661in" svg:y="2.0921in" draw:caption-point-x="-0.2402in" draw:caption-point-y="0.6075in">
              <dc:date>2018-05-15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7228in" svg:y="2.0925in" draw:caption-point-x="-0.2402in" draw:caption-point-y="0.6071in">
              <dc:date>2018-05-16T00:00:00</dc:date>
              <text:p text:style-name="P1"><text:span text:style-name="T1">Ngủ quên, 8h44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1791in" svg:y="2.0929in" draw:caption-point-x="-0.2402in" draw:caption-point-y="0.6067in">
              <dc:date>2018-05-17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2.0941in" draw:caption-point-x="-0.2402in" draw:caption-point-y="0.6055in">
              <dc:date>2018-05-18T00:00:00</dc:date>
              <text:p text:style-name="P1"><text:span text:style-name="T1">Kẹt xe, 8h5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2.0059in" svg:y="2.0949in" draw:caption-point-x="-0.2402in" draw:caption-point-y="0.6047in">
              <dc:date>2018-05-21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2.0961in" draw:caption-point-x="-0.2402in" draw:caption-point-y="0.6035in">
              <dc:date>2018-05-2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3756in" svg:y="2.0965in" draw:caption-point-x="-0.2402in" draw:caption-point-y="0.6031in">
              <dc:date>2018-05-24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5.202in" svg:y="2.0976in" draw:caption-point-x="-0.2402in" draw:caption-point-y="0.602in">
              <dc:date>2018-05-28T00:00:00</dc:date>
              <text:p text:style-name="P1"><text:span text:style-name="T1">Kẹt se, 8h38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6.1154in" svg:y="2.0984in" draw:caption-point-x="-0.2402in" draw:caption-point-y="0.6012in">
              <dc:date>2018-05-30T00:00:00</dc:date>
              <text:p text:style-name="P1"><text:span text:style-name="T1">Bận việc gia đình, 8h46 đến cty</text:span></text:p>
            </office:annotation>
            <text:p>0</text:p>
          </table:table-cell>
          <table:table-cell table:style-name="ce126" office:value-type="float" office:value="1">
            <office:annotation draw:style-name="gr6" draw:text-style-name="P1" svg:width="1.1413in" svg:height="0.2634in" svg:x="16.572in" svg:y="2.0988in" draw:caption-point-x="-0.2402in" draw:caption-point-y="0.6008in">
              <dc:date>2018-05-31T00:00:00</dc:date>
              <text:p text:style-name="P1"><text:span text:style-name="T1">Bị sốt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22" table:formula="of:=SUM([.D13:.AH13])" office:value-type="float" office:value="2">
            <text:p>2</text:p>
          </table:table-cell>
          <table:table-cell table:style-name="ce126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4.0157in" svg:y="2.3346in" draw:caption-point-x="-0.2402in" draw:caption-point-y="0.6126in">
              <dc:date>2018-05-04T00:00:00</dc:date>
              <text:p text:style-name="P1"><text:span text:style-name="T1">Có lịch họp ở trường, off chiều </text:span></text:p>
            </office:annotation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3" draw:text-style-name="P1" svg:width="1.1413in" svg:height="0.7012in" svg:x="10.6358in" svg:y="2.3417in" draw:caption-point-x="-0.2402in" draw:caption-point-y="0.6055in">
              <dc:date>2018-05-18T00:00:00</dc:date>
              <text:p text:style-name="P1"><text:span text:style-name="T1">Kẹt xe, 8h32 đến cty</text:span></text:p>
              <text:p text:style-name="P1"><text:span text:style-name="T1">Có lịch họp trên trường, off chiều</text:span></text:p>
            </office:annotation>
            <text:p>0.5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3.8323in" svg:y="2.3441in" draw:caption-point-x="-0.2402in" draw:caption-point-y="0.6031in">
              <dc:date>2018-05-24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26" table:number-columns-repeated="2"/>
          <table:table-cell table:style-name="ce126" office:value-type="float" office:value="0.5">
            <office:annotation draw:style-name="gr4" draw:text-style-name="P1" svg:width="1.1413in" svg:height="0.3902in" svg:x="15.202in" svg:y="2.3453in" draw:caption-point-x="-0.2402in" draw:caption-point-y="0.602in">
              <dc:date>2018-05-28T00:00:00</dc:date>
              <text:p text:style-name="P1"><text:span text:style-name="T1">Đi họp, xin off chiều</text:span></text:p>
            </office:annotation>
            <text:p>0.5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2.3465in" draw:caption-point-x="-0.2402in" draw:caption-point-y="0.6008in">
              <dc:date>2018-05-31T00:00:00</dc:date>
              <text:p text:style-name="P1"><text:span text:style-name="T1">Bận việc gia đình, xin đi trễ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ngDTT</text:p>
          </table:table-cell>
          <table:table-cell table:style-name="ce122" table:formula="of:=SUM([.D14:.AH14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2.5894in" draw:caption-point-x="-0.2402in" draw:caption-point-y="0.6055in">
              <dc:date>2018-05-18T00:00:00</dc:date>
              <text:p text:style-name="P1"><text:span text:style-name="T1">Ngủ quên, 8h22 đến cty</text:span></text:p>
            </office:annotation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3.8323in" svg:y="2.5925in" draw:caption-point-x="-0.2402in" draw:caption-point-y="0.6024in">
              <dc:date>2018-05-25T00:00:00</dc:date>
              <text:p text:style-name="P1"><text:span text:style-name="T1">Nộp báo cáo lao động, xin đi trễ, 8h57 đến cty</text:span></text:p>
            </office:annotation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6.572in" svg:y="2.5941in" draw:caption-point-x="-0.2402in" draw:caption-point-y="0.6008in">
              <dc:date>2018-05-31T00:00:00</dc:date>
              <text:p text:style-name="P1"><text:span text:style-name="T1">Qua bên bhxh lấy tiền, xin đi trễ, 8h22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122" table:formula="of:=SUM([.D15:.AH15])" office:value-type="float" office:value="9.5">
            <text:p>9.5</text:p>
          </table:table-cell>
          <table:table-cell table:style-name="ce126"/>
          <table:table-cell table:style-name="ce126" office:value-type="float" office:value="1">
            <text:p>1</text:p>
          </table:table-cell>
          <table:table-cell table:style-name="ce126" office:value-type="float" office:value="0.5">
            <office:annotation draw:style-name="gr6" draw:text-style-name="P1" svg:width="1.1413in" svg:height="0.2634in" svg:x="3.5591in" svg:y="2.8287in" draw:caption-point-x="-0.2402in" draw:caption-point-y="0.6138in">
              <dc:date>2018-05-03T00:00:00</dc:date>
              <text:p text:style-name="P1"><text:span text:style-name="T1">Off chiều</text:span></text:p>
            </office:annotation>
            <text:p>0.5</text:p>
          </table:table-cell>
          <table:table-cell table:style-name="ce126" office:value-type="float" office:value="0.5">
            <office:annotation draw:style-name="gr6" draw:text-style-name="P1" svg:width="1.1413in" svg:height="0.2634in" svg:x="4.0157in" svg:y="2.8299in" draw:caption-point-x="-0.2402in" draw:caption-point-y="0.6126in">
              <dc:date>2018-05-04T00:00:00</dc:date>
              <text:p text:style-name="P1"><text:span text:style-name="T1">Off sáng</text:span></text:p>
            </office:annotation>
            <text:p>0.5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6" draw:text-style-name="P1" svg:width="1.1413in" svg:height="0.2634in" svg:x="6.3311in" svg:y="2.8323in" draw:caption-point-x="-0.2402in" draw:caption-point-y="0.6102in">
              <dc:date>2018-05-09T00:00:00</dc:date>
              <text:p text:style-name="P1"><text:span text:style-name="T1">Off chiều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1">
            <text:p>1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0.5">
            <office:annotation draw:style-name="gr6" draw:text-style-name="P1" svg:width="1.1413in" svg:height="0.2634in" svg:x="10.1791in" svg:y="2.837in" draw:caption-point-x="-0.2402in" draw:caption-point-y="0.6055in">
              <dc:date>2018-05-17T00:00:00</dc:date>
              <text:p text:style-name="P1"><text:span text:style-name="T1">Off sáng</text:span></text:p>
            </office:annotation>
            <text:p>0.5</text:p>
          </table:table-cell>
          <table:table-cell table:style-name="ce126" office:value-type="float" office:value="0.5">
            <office:annotation draw:style-name="gr6" draw:text-style-name="P1" svg:width="1.1413in" svg:height="0.2634in" svg:x="10.6358in" svg:y="2.8378in" draw:caption-point-x="-0.2402in" draw:caption-point-y="0.6047in">
              <dc:date>2018-05-18T00:00:00</dc:date>
              <text:p text:style-name="P1"><text:span text:style-name="T1">Off chiều</text:span></text:p>
            </office:annotation>
            <text:p>0.5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6" draw:text-style-name="P1" svg:width="1.1413in" svg:height="0.2634in" svg:x="13.3756in" svg:y="2.8402in" draw:caption-point-x="-0.2402in" draw:caption-point-y="0.6024in">
              <dc:date>2018-05-24T00:00:00</dc:date>
              <text:p text:style-name="P1"><text:span text:style-name="T1">Off chiều</text:span></text:p>
            </office:annotation>
            <text:p>0.5</text:p>
          </table:table-cell>
          <table:table-cell table:style-name="ce126" office:value-type="float" office:value="1">
            <text:p>1</text:p>
          </table:table-cell>
          <table:table-cell table:style-name="ce126" table:number-columns-repeated="2"/>
          <table:table-cell table:style-name="ce126" office:value-type="float" office:value="1">
            <text:p>1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6" draw:text-style-name="P1" svg:width="1.1413in" svg:height="0.2634in" svg:x="16.572in" svg:y="2.8429in" draw:caption-point-x="-0.2402in" draw:caption-point-y="0.5996in">
              <dc:date>2018-05-31T00:00:00</dc:date>
              <text:p text:style-name="P1"><text:span text:style-name="T1">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122" table:formula="of:=SUM([.D16:.AH16])" office:value-type="float" office:value="0.5">
            <text:p>0.5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5.6587in" svg:y="3.0886in" draw:caption-point-x="-0.2402in" draw:caption-point-y="0.6016in">
              <dc:date>2018-05-29T00:00:00</dc:date>
              <text:p text:style-name="P1"><text:span text:style-name="T1">Bị sốt, xin đi trễ, 9h30 đến cty</text:span></text:p>
            </office:annotation>
            <text:p>0</text:p>
          </table:table-cell>
          <table:table-cell table:style-name="ce126" office:value-type="float" office:value="0.5">
            <office:annotation draw:style-name="gr6" draw:text-style-name="P1" svg:width="1.1413in" svg:height="0.2634in" svg:x="16.1154in" svg:y="3.089in" draw:caption-point-x="-0.2402in" draw:caption-point-y="0.6012in">
              <dc:date>2018-05-30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122" table:formula="of:=SUM([.D17:.AH17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122" table:formula="of:=SUM([.D18:.AH18])" office:value-type="float" office:value="1.5">
            <text:p>1.5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9.2661in" svg:y="3.5783in" draw:caption-point-x="-0.2402in" draw:caption-point-y="0.6075in">
              <dc:date>2018-05-15T00:00:00</dc:date>
              <text:p text:style-name="P1"><text:span text:style-name="T1">Bận việc cá nhân đột xuất, off sáng</text:span></text:p>
            </office:annotation>
            <text:p>0.5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3.3756in" svg:y="3.5819in" draw:caption-point-x="-0.2402in" draw:caption-point-y="0.6039in">
              <dc:date>2018-05-22T00:00:00</dc:date>
              <text:p text:style-name="P1"><text:span text:style-name="T1">Thi thử bằng lái xe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22" table:formula="of:=SUM([.D19:.AH19])" office:value-type="float" office:value="0.5">
            <text:p>0.5</text:p>
          </table:table-cell>
          <table:table-cell table:style-name="ce126"/>
          <table:table-cell table:style-name="ce126" office:value-type="float" office:value="0.5">
            <office:annotation draw:style-name="gr4" draw:text-style-name="P1" svg:width="1.1413in" svg:height="0.3902in" svg:x="3.1024in" svg:y="3.8185in" draw:caption-point-x="-0.2402in" draw:caption-point-y="0.615in">
              <dc:date>2018-05-02T00:00:00</dc:date>
              <text:p text:style-name="P1"><text:span text:style-name="T1">Đau bụng, off chiều</text:span></text:p>
            </office:annotation>
            <text:p>0.5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122" table:formula="of:=SUM([.D20:.AH20])" office:value-type="float" office:value="0">
            <text:p>0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3.5591in" svg:y="4.0669in" draw:caption-point-x="-0.2402in" draw:caption-point-y="0.6142in">
              <dc:date>2018-05-03T00:00:00</dc:date>
              <text:p text:style-name="P1"><text:span text:style-name="T1">Đau bao tử, xin đi trễ, 8h52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4.0157in" svg:y="4.0681in" draw:caption-point-x="-0.2402in" draw:caption-point-y="0.613in">
              <dc:date>2018-05-04T00:00:00</dc:date>
              <text:p text:style-name="P1"><text:span text:style-name="T1">Ngủ quên, 8h59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2" draw:text-style-name="P1" svg:width="1.1413in" svg:height="0.5457in" svg:x="5.3854in" svg:y="4.0685in" draw:caption-point-x="-0.2402in" draw:caption-point-y="0.6126in">
              <dc:date>2018-05-07T00:00:00</dc:date>
              <text:p text:style-name="P1"><text:span text:style-name="T1">Lủng bánh xe, xin đi trễ, 8h40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5.8421in" svg:y="4.0689in" draw:caption-point-x="-0.2402in" draw:caption-point-y="0.6122in">
              <dc:date>2018-05-08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4.0709in" draw:caption-point-x="-0.2402in" draw:caption-point-y="0.6102in">
              <dc:date>2018-05-10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7.3094in" svg:y="4.0717in" draw:caption-point-x="-0.2402in" draw:caption-point-y="0.6094in">
              <dc:date>2018-05-11T00:00:00</dc:date>
              <text:p text:style-name="P1"><text:span text:style-name="T1">Chở anh ra sân bay, xin đi trễ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4.0724in" draw:caption-point-x="-0.2402in" draw:caption-point-y="0.6087in">
              <dc:date>2018-05-14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7228in" svg:y="4.074in" draw:caption-point-x="-0.2402in" draw:caption-point-y="0.6071in">
              <dc:date>2018-05-16T00:00:00</dc:date>
              <text:p text:style-name="P1"><text:span text:style-name="T1">Bị bệnh, xin đi trễ, 8h49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4.0756in" draw:caption-point-x="-0.2402in" draw:caption-point-y="0.6055in">
              <dc:date>2018-05-18T00:00:00</dc:date>
              <text:p text:style-name="P1"><text:span text:style-name="T1">Gửi đồ, xin đi trễ, 8h56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2.0059in" svg:y="4.0764in" draw:caption-point-x="-0.2402in" draw:caption-point-y="0.6047in">
              <dc:date>2018-05-21T00:00:00</dc:date>
              <text:p text:style-name="P1"><text:span text:style-name="T1">Ngủ quên, xin đi trễ, 8h42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4622in" svg:y="4.0772in" draw:caption-point-x="-0.2402in" draw:caption-point-y="0.6039in">
              <dc:date>2018-05-22T00:00:00</dc:date>
              <text:p text:style-name="P1"><text:span text:style-name="T1">Ngủ quên, 8h54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4.0776in" draw:caption-point-x="-0.2402in" draw:caption-point-y="0.6035in">
              <dc:date>2018-05-23T00:00:00</dc:date>
              <text:p text:style-name="P1"><text:span text:style-name="T1">Bị bắt xe, 8h50 đễ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5.6587in" svg:y="4.0795in" draw:caption-point-x="-0.2402in" draw:caption-point-y="0.6016in">
              <dc:date>2018-05-29T00:00:00</dc:date>
              <text:p text:style-name="P1"><text:span text:style-name="T1">Gửi đồ về cho má, xin đi trễ, 8h4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4.0803in" draw:caption-point-x="-0.2402in" draw:caption-point-y="0.6008in">
              <dc:date>2018-05-3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KhangNHH</text:p>
          </table:table-cell>
          <table:table-cell table:style-name="ce122" table:formula="of:=SUM([.D21:.AH21])" office:value-type="float" office:value="2">
            <text:p>2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6.8205in" svg:y="4.3185in" draw:caption-point-x="-0.2402in" draw:caption-point-y="0.6102in">
              <dc:date>2018-05-10T00:00:00</dc:date>
              <text:p text:style-name="P1"><text:span text:style-name="T1">Dọn dẹp và phụ sửa nhà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7.3094in" svg:y="4.3185in" draw:caption-point-x="-0.2402in" draw:caption-point-y="0.6102in">
              <dc:date>2018-05-10T00:00:00</dc:date>
              <text:p text:style-name="P1"><text:span text:style-name="T1">Dọn dẹp và phụ sửa nhà</text:span></text:p>
            </office:annotation>
            <text:p>1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ietNVT</text:p>
          </table:table-cell>
          <table:table-cell table:style-name="ce122" table:formula="of:=SUM([.D22:.AH22])" office:value-type="float" office:value="1">
            <text:p>1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2" draw:text-style-name="P1" svg:width="1.1413in" svg:height="0.5457in" svg:x="15.202in" svg:y="4.5744in" draw:caption-point-x="-0.2402in" draw:caption-point-y="0.602in">
              <dc:date>2018-05-28T00:00:00</dc:date>
              <text:p text:style-name="P1"><text:span text:style-name="T1">Về quê giải quyết việc <text:s/>gia đình</text:span></text:p>
            </office:annotation>
            <text:p>1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LinhBT</text:p>
          </table:table-cell>
          <table:table-cell table:style-name="ce122" table:formula="of:=SUM([.D23:.AH23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MaiLT</text:p>
          </table:table-cell>
          <table:table-cell table:style-name="ce122" table:formula="of:=SUM([.D24:.AH24])" office:value-type="float" office:value="1.5">
            <text:p>1.5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3.5591in" svg:y="5.0575in" draw:caption-point-x="-0.2402in" draw:caption-point-y="0.6142in">
              <dc:date>2018-05-03T00:00:00</dc:date>
              <text:p text:style-name="P1"><text:span text:style-name="T1">Cậu mất, chở mẹ qua nhà cậu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5.0661in" draw:caption-point-x="-0.2402in" draw:caption-point-y="0.6055in">
              <dc:date>2018-05-18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13.3756in" svg:y="5.0689in" draw:caption-point-x="-0.2402in" draw:caption-point-y="0.6028in">
              <dc:date>2018-05-24T00:00:00</dc:date>
              <text:p text:style-name="P1"><text:span text:style-name="T1">Bảo hành cục sạc laptop, xin off chiều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ManhNB</text:p>
          </table:table-cell>
          <table:table-cell table:style-name="ce122" table:formula="of:=SUM([.D25:.AH25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5.3091in" draw:caption-point-x="-0.2402in" draw:caption-point-y="0.6102in">
              <dc:date>2018-05-10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5.3106in" draw:caption-point-x="-0.2402in" draw:caption-point-y="0.6087in">
              <dc:date>2018-05-14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4622in" svg:y="5.3154in" draw:caption-point-x="-0.2402in" draw:caption-point-y="0.6039in">
              <dc:date>2018-05-22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5.3157in" draw:caption-point-x="-0.2402in" draw:caption-point-y="0.6035in">
              <dc:date>2018-05-2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1154in" svg:y="5.3181in" draw:caption-point-x="-0.2402in" draw:caption-point-y="0.6012in">
              <dc:date>2018-05-30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5.3185in" draw:caption-point-x="-0.2402in" draw:caption-point-y="0.6008in">
              <dc:date>2018-05-3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NamTH</text:p>
          </table:table-cell>
          <table:table-cell table:style-name="ce122" table:formula="of:=SUM([.D26:.AH26])" office:value-type="float" office:value="0.5">
            <text:p>0.5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3" draw:text-style-name="P1" svg:width="1.1413in" svg:height="0.7012in" svg:x="3.5591in" svg:y="5.5531in" draw:caption-point-x="-0.2402in" draw:caption-point-y="0.6142in">
              <dc:date>2018-05-03T00:00:00</dc:date>
              <text:p text:style-name="P1"><text:span text:style-name="T1">Mất xe, xin đi trễ, 9h31 đến cty</text:span></text:p>
              <text:p text:style-name="P1"><text:span text:style-name="T1">Off chiều lên công an làm việc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2661in" svg:y="5.5598in" draw:caption-point-x="-0.2402in" draw:caption-point-y="0.6075in">
              <dc:date>2018-05-15T00:00:00</dc:date>
              <text:p text:style-name="P1"><text:span text:style-name="T1">Dậy trễ, 8h36 đến cty</text:span></text:p>
            </office:annotation>
            <text:p>0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NamTV</text:p>
          </table:table-cell>
          <table:table-cell table:style-name="ce122" table:formula="of:=SUM([.D27:.AH27])" office:value-type="float" office:value="0.5">
            <text:p>0.5</text:p>
          </table:table-cell>
          <table:table-cell table:style-name="ce126"/>
          <table:table-cell table:style-name="ce126" office:value-type="float" office:value="0">
            <office:annotation draw:style-name="gr2" draw:text-style-name="P1" svg:width="1.1413in" svg:height="0.5457in" svg:x="3.1024in" svg:y="5.8in" draw:caption-point-x="-0.2402in" draw:caption-point-y="0.615in">
              <dc:date>2018-05-03T00:00:00</dc:date>
              <text:p text:style-name="P1"><text:span text:style-name="T1">Không khỏe, off chiều, lđã làm bù đủ số giờ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9.2661in" svg:y="5.8079in" draw:caption-point-x="-0.2402in" draw:caption-point-y="0.6071in">
              <dc:date>2018-05-15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3.3756in" svg:y="5.8118in" draw:caption-point-x="-0.2402in" draw:caption-point-y="0.6031in">
              <dc:date>2018-05-24T00:00:00</dc:date>
              <text:p text:style-name="P1"><text:span text:style-name="T1">Em bé bị ốm ngủ không được, 8h4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NhanHTH</text:p>
          </table:table-cell>
          <table:table-cell table:style-name="ce122" table:formula="of:=SUM([.D28:.AH28])" office:value-type="float" office:value="1.5">
            <text:p>1.5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office:annotation draw:style-name="gr6" draw:text-style-name="P1" svg:width="1.1413in" svg:height="0.2634in" svg:x="9.7228in" svg:y="6.0555in" draw:caption-point-x="-0.2402in" draw:caption-point-y="0.6071in">
              <dc:date>2018-05-16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13.3756in" svg:y="6.0594in" draw:caption-point-x="-0.2402in" draw:caption-point-y="0.6031in">
              <dc:date>2018-05-24T00:00:00</dc:date>
              <text:p text:style-name="P1"><text:span text:style-name="T1">Ra ngân hàng, xin đi trễ, 10h09 đến cty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hanNM</text:p>
          </table:table-cell>
          <table:table-cell table:style-name="ce122" table:formula="of:=SUM([.D29:.AH29])" office:value-type="float" office:value="1">
            <text:p>1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6.8205in" svg:y="6.3in" draw:caption-point-x="-0.2402in" draw:caption-point-y="0.6102in">
              <dc:date>2018-05-10T00:00:00</dc:date>
              <text:p text:style-name="P1"><text:span text:style-name="T1">Đi nhổ răng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huPHQ</text:p>
          </table:table-cell>
          <table:table-cell table:style-name="ce122" table:formula="of:=SUM([.D30:.AH30])" office:value-type="float" office:value="2">
            <text:p>2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6.5425in" draw:caption-point-x="-0.2402in" draw:caption-point-y="0.6154in">
              <dc:date>2018-05-02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3.5591in" svg:y="6.5437in" draw:caption-point-x="-0.2402in" draw:caption-point-y="0.6142in">
              <dc:date>2018-05-03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3311in" svg:y="6.5469in" draw:caption-point-x="-0.2402in" draw:caption-point-y="0.611in">
              <dc:date>2018-05-09T00:00:00</dc:date>
              <text:p text:style-name="P1"><text:span text:style-name="T1">Sửa xe, xin đi trễ, 9h22 đến cty</text:span></text:p>
            </office:annotation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6.8205in" svg:y="6.5476in" draw:caption-point-x="-0.2402in" draw:caption-point-y="0.6102in">
              <dc:date>2018-05-10T00:00:00</dc:date>
              <text:p text:style-name="P1"><text:span text:style-name="T1">Hqua release, xin đi trễ, 9h45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6.5492in" draw:caption-point-x="-0.2402in" draw:caption-point-y="0.6087in">
              <dc:date>2018-05-14T00:00:00</dc:date>
              <text:p text:style-name="P1"><text:span text:style-name="T1">Kẹt xe, 8h42 đến cty</text:span></text:p>
            </office:annotation>
            <text:p>0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0.6358in" svg:y="6.5524in" draw:caption-point-x="-0.2402in" draw:caption-point-y="0.6055in">
              <dc:date>2018-05-18T00:00:00</dc:date>
              <text:p text:style-name="P1"><text:span text:style-name="T1">Chở mẹ đi khám bệnh, xin đi trễ, 9h4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2.0059in" svg:y="6.5535in" draw:caption-point-x="-0.2402in" draw:caption-point-y="0.6043in">
              <dc:date>2018-05-21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6.5543in" draw:caption-point-x="-0.2402in" draw:caption-point-y="0.6035in">
              <dc:date>2018-05-23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4" draw:text-style-name="P1" svg:width="1.1413in" svg:height="0.3902in" svg:x="15.202in" svg:y="6.5559in" draw:caption-point-x="-0.2402in" draw:caption-point-y="0.602in">
              <dc:date>2018-05-28T00:00:00</dc:date>
              <text:p text:style-name="P1"><text:span text:style-name="T1">Đi du lịch với gia đình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15.6587in" svg:y="6.5559in" draw:caption-point-x="-0.2402in" draw:caption-point-y="0.602in">
              <dc:date>2018-05-28T00:00:00</dc:date>
              <text:p text:style-name="P1"><text:span text:style-name="T1">Đi du lịch với gia đình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6.5571in" draw:caption-point-x="-0.2402in" draw:caption-point-y="0.6008in">
              <dc:date>2018-05-31T00:00:00</dc:date>
              <text:p text:style-name="P1"><text:span text:style-name="T1">Ngủ quên, 9h43 đến cty</text:span></text:p>
            </office:annotation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uVNQ</text:p>
          </table:table-cell>
          <table:table-cell table:style-name="ce122" table:formula="of:=SUM([.D31:.AH31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73" office:value-type="string">
            <text:p>PhatHDT</text:p>
          </table:table-cell>
          <table:table-cell table:style-name="ce122" table:formula="of:=SUM([.D32:.AH32])" office:value-type="float" office:value="0">
            <text:p>0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7.0378in" draw:caption-point-x="-0.2402in" draw:caption-point-y="0.6154in">
              <dc:date>2018-05-02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3.5591in" svg:y="7.039in" draw:caption-point-x="-0.2402in" draw:caption-point-y="0.6142in">
              <dc:date>2018-05-03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3311in" svg:y="7.0421in" draw:caption-point-x="-0.2402in" draw:caption-point-y="0.611in">
              <dc:date>2018-05-09T00:00:00</dc:date>
              <text:p text:style-name="P1"><text:span text:style-name="T1">Ngủ quên, 8h39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7.0429in" draw:caption-point-x="-0.2402in" draw:caption-point-y="0.6102in">
              <dc:date>2018-05-10T00:00:00</dc:date>
              <text:p text:style-name="P1"><text:span text:style-name="T1">Ngủ quên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7.0445in" draw:caption-point-x="-0.2402in" draw:caption-point-y="0.6087in">
              <dc:date>2018-05-14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7.0496in" draw:caption-point-x="-0.2402in" draw:caption-point-y="0.6035in">
              <dc:date>2018-05-23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5" office:value-type="string">
            <text:p>PhongPT</text:p>
          </table:table-cell>
          <table:table-cell table:style-name="ce122" table:formula="of:=SUM([.D33:.AH33])" office:value-type="float" office:value="1">
            <text:p>1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6" draw:text-style-name="P1" svg:width="1.1413in" svg:height="0.2634in" svg:x="8.7768in" svg:y="7.2921in" draw:caption-point-x="-0.2402in" draw:caption-point-y="0.6087in">
              <dc:date>2018-05-14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PhongTH</text:p>
          </table:table-cell>
          <table:table-cell table:style-name="ce122" table:formula="of:=SUM([.D34:.AH34])" office:value-type="float" office:value="8">
            <text:p>8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3.5591in" svg:y="7.5343in" draw:caption-point-x="-0.2402in" draw:caption-point-y="0.6142in">
              <dc:date>2018-05-03T00:00:00</dc:date>
              <text:p text:style-name="P1"><text:span text:style-name="T1">Lên trường nộp giấy tờ, xin đi trễ, 10h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4" draw:text-style-name="P1" svg:width="1.1413in" svg:height="0.3902in" svg:x="5.3854in" svg:y="7.5244in" draw:caption-point-x="-0.2402in" draw:caption-point-y="0.624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3311in" svg:y="7.5374in" draw:caption-point-x="-0.2402in" draw:caption-point-y="0.611in">
              <dc:date>2018-05-09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6.8205in" svg:y="7.5244in" draw:caption-point-x="-0.2402in" draw:caption-point-y="0.624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4" draw:text-style-name="P1" svg:width="1.1413in" svg:height="0.3902in" svg:x="8.7768in" svg:y="7.5244in" draw:caption-point-x="-0.2402in" draw:caption-point-y="0.624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1">
            <office:annotation draw:style-name="gr6" draw:text-style-name="P1" svg:width="1.1413in" svg:height="0.2634in" svg:x="9.7228in" svg:y="7.5413in" draw:caption-point-x="-0.2402in" draw:caption-point-y="0.6071in">
              <dc:date>2018-05-16T00:00:00</dc:date>
              <text:p text:style-name="P1"><text:span text:style-name="T1">Bị bệnh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7.5429in" draw:caption-point-x="-0.2402in" draw:caption-point-y="0.6055in">
              <dc:date>2018-05-18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4" draw:text-style-name="P1" svg:width="1.1413in" svg:height="0.3902in" svg:x="12.0059in" svg:y="7.5244in" draw:caption-point-x="-0.2402in" draw:caption-point-y="0.624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3.3756in" svg:y="7.5244in" draw:caption-point-x="-0.2402in" draw:caption-point-y="0.624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4" draw:text-style-name="P1" svg:width="1.1413in" svg:height="0.3902in" svg:x="15.202in" svg:y="7.5244in" draw:caption-point-x="-0.2402in" draw:caption-point-y="0.624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6.1154in" svg:y="7.5244in" draw:caption-point-x="-0.2402in" draw:caption-point-y="0.624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PhuTV</text:p>
          </table:table-cell>
          <table:table-cell table:style-name="ce122" table:formula="of:=SUM([.D35:.AH35])" office:value-type="float" office:value="2">
            <text:p>2</text:p>
          </table:table-cell>
          <table:table-cell table:style-name="ce126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4.0157in" svg:y="7.7752in" draw:caption-point-x="-0.2402in" draw:caption-point-y="0.6213in">
              <dc:date>2018-03-12T00:00:00</dc:date>
              <text:p text:style-name="P1"><text:span text:style-name="T1">Làm khóa luận tốt nghiệp</text:span></text:p>
            </office:annotation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6.8205in" svg:y="7.7858in" draw:caption-point-x="-0.2402in" draw:caption-point-y="0.6106in">
              <dc:date>2018-05-09T00:00:00</dc:date>
              <text:p text:style-name="P1"><text:span text:style-name="T1">Lên trường báo cáo tiến độ đồ án, off chiều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0.6358in" svg:y="7.7752in" draw:caption-point-x="-0.2402in" draw:caption-point-y="0.621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13.3756in" svg:y="7.7925in" draw:caption-point-x="-0.2402in" draw:caption-point-y="0.6039in">
              <dc:date>2018-05-22T00:00:00</dc:date>
              <text:p text:style-name="P1"><text:span text:style-name="T1">Chở ông đi khám bệnh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TaiPA</text:p>
          </table:table-cell>
          <table:table-cell table:style-name="ce122" table:formula="of:=SUM([.D36:.AH36])" office:value-type="float" office:value="1">
            <text:p>1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3.5591in" svg:y="8.0299in" draw:caption-point-x="-0.2402in" draw:caption-point-y="0.6142in">
              <dc:date>2018-05-03T00:00:00</dc:date>
              <text:p text:style-name="P1"><text:span text:style-name="T1">Sửa xe, 8h55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3311in" svg:y="8.0331in" draw:caption-point-x="-0.2402in" draw:caption-point-y="0.611in">
              <dc:date>2018-05-09T00:00:00</dc:date>
              <text:p text:style-name="P1"><text:span text:style-name="T1">Bận việc nhà, 8h38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8.0339in" draw:caption-point-x="-0.2402in" draw:caption-point-y="0.6102in">
              <dc:date>2018-05-10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9.2661in" svg:y="8.0366in" draw:caption-point-x="-0.2402in" draw:caption-point-y="0.6075in">
              <dc:date>2018-05-14T00:00:00</dc:date>
              <text:p text:style-name="P1"><text:span text:style-name="T1">Bận việc gia đình, xin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3" draw:text-style-name="P1" svg:width="1.1413in" svg:height="0.7012in" svg:x="10.1791in" svg:y="8.0374in" draw:caption-point-x="-0.2402in" draw:caption-point-y="0.6067in">
              <dc:date>2018-05-17T00:00:00</dc:date>
              <text:p text:style-name="P1"><text:span text:style-name="T1">Kẹt xe, 8h37 vào cty</text:span></text:p>
              <text:p text:style-name="P1"><text:span text:style-name="T1">Chở mẹ đi khám bệnh, off chiều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2.0059in" svg:y="8.0394in" draw:caption-point-x="-0.2402in" draw:caption-point-y="0.6047in">
              <dc:date>2018-05-21T00:00:00</dc:date>
              <text:p text:style-name="P1"><text:span text:style-name="T1">Hư xe, 8h45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3756in" svg:y="8.0409in" draw:caption-point-x="-0.2402in" draw:caption-point-y="0.6031in">
              <dc:date>2018-05-24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5.202in" svg:y="8.0421in" draw:caption-point-x="-0.2402in" draw:caption-point-y="0.602in">
              <dc:date>2018-05-28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5.6587in" svg:y="8.0425in" draw:caption-point-x="-0.2402in" draw:caption-point-y="0.6016in">
              <dc:date>2018-05-29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1154in" svg:y="8.0429in" draw:caption-point-x="-0.2402in" draw:caption-point-y="0.6012in">
              <dc:date>2018-05-3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TanNN</text:p>
          </table:table-cell>
          <table:table-cell table:style-name="ce122" table:formula="of:=SUM([.D37:.AH37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0.1791in" svg:y="8.285in" draw:caption-point-x="-0.2402in" draw:caption-point-y="0.6067in">
              <dc:date>2018-05-17T00:00:00</dc:date>
              <text:p text:style-name="P1"><text:span text:style-name="T1">Bận việc đột xuất, 8h52 vào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TinNQ</text:p>
          </table:table-cell>
          <table:table-cell table:style-name="ce122" table:formula="of:=SUM([.D38:.AH38])" office:value-type="float" office:value="2">
            <text:p>2</text:p>
          </table:table-cell>
          <table:table-cell table:style-name="ce126"/>
          <table:table-cell table:style-name="ce126" office:value-type="float" office:value="0.5">
            <office:annotation draw:style-name="gr2" draw:text-style-name="P1" svg:width="1.1413in" svg:height="0.5457in" svg:x="3.1024in" svg:y="8.5232in" draw:caption-point-x="-0.2402in" draw:caption-point-y="0.6161in">
              <dc:date>2018-04-27T00:00:00</dc:date>
              <text:p text:style-name="P1"><text:span text:style-name="T1">Tập dợt lễ tốt nghiệp</text:span></text:p>
              <text:p text:style-name="P1"><text:span text:style-name="T1">Off sáng</text:span></text:p>
            </office:annotation>
            <text:p>0.5</text:p>
          </table:table-cell>
          <table:table-cell table:style-name="ce126" office:value-type="float" office:value="1">
            <office:annotation draw:style-name="gr4" draw:text-style-name="P1" svg:width="1.1413in" svg:height="0.3902in" svg:x="3.5591in" svg:y="8.5236in" draw:caption-point-x="-0.2402in" draw:caption-point-y="0.6157in">
              <dc:date>2018-04-27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9.2661in" svg:y="8.5311in" draw:caption-point-x="-0.2402in" draw:caption-point-y="0.6083in">
              <dc:date>2018-05-14T00:00:00</dc:date>
              <text:p text:style-name="P1"><text:span text:style-name="T1">Lên trường lấy bằng tốt nghiệp</text:span></text:p>
            </office:annotation>
            <text:p>0.5</text:p>
          </table:table-cell>
          <table:table-cell table:style-name="ce126" office:value-type="float" office:value="0">
            <office:annotation draw:style-name="gr2" draw:text-style-name="P1" svg:width="1.1413in" svg:height="0.5457in" svg:x="9.7228in" svg:y="8.5323in" draw:caption-point-x="-0.2402in" draw:caption-point-y="0.6071in">
              <dc:date>2018-05-16T00:00:00</dc:date>
              <text:p text:style-name="P1"><text:span text:style-name="T1">Bện việc nhà, xin đi trễ, 8h52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22" table:formula="of:=SUM([.D39:.AH39])" office:value-type="float" office:value="3.5">
            <text:p>3.5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office:annotation draw:style-name="gr6" draw:text-style-name="P1" svg:width="1.1413in" svg:height="0.2634in" svg:x="9.7228in" svg:y="8.7689in" draw:caption-point-x="-0.2402in" draw:caption-point-y="0.6181in">
              <dc:date>2018-04-17T00:00:00</dc:date>
              <text:p text:style-name="P1"><text:span text:style-name="T1">Đi du lịch</text:span></text:p>
            </office:annotation>
            <text:p>1</text:p>
          </table:table-cell>
          <table:table-cell table:style-name="ce126" office:value-type="float" office:value="1">
            <office:annotation draw:style-name="gr6" draw:text-style-name="P1" svg:width="1.1413in" svg:height="0.2634in" svg:x="10.1791in" svg:y="8.7689in" draw:caption-point-x="-0.2402in" draw:caption-point-y="0.6181in">
              <dc:date>2018-04-17T00:00:00</dc:date>
              <text:p text:style-name="P1"><text:span text:style-name="T1">Đi du lịch</text:span></text:p>
            </office:annotation>
            <text:p>1</text:p>
          </table:table-cell>
          <table:table-cell table:style-name="ce126" office:value-type="float" office:value="1">
            <office:annotation draw:style-name="gr6" draw:text-style-name="P1" svg:width="1.1413in" svg:height="0.2634in" svg:x="10.6358in" svg:y="8.7689in" draw:caption-point-x="-0.2402in" draw:caption-point-y="0.6181in">
              <dc:date>2018-04-17T00:00:00</dc:date>
              <text:p text:style-name="P1"><text:span text:style-name="T1">Đi du lịch</text:span></text:p>
            </office:annotation>
            <text:p>1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3756in" svg:y="8.7839in" draw:caption-point-x="-0.2402in" draw:caption-point-y="0.6031in">
              <dc:date>2018-05-24T00:00:00</dc:date>
              <text:p text:style-name="P1"><text:span text:style-name="T1">Ra ngân hàng, 8h39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16.1154in" svg:y="8.7858in" draw:caption-point-x="-0.2402in" draw:caption-point-y="0.6012in">
              <dc:date>2018-05-30T00:00:00</dc:date>
              <text:p text:style-name="P1"><text:span text:style-name="T1">Chở vợ đi khám bệnh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haiNHQ</text:p>
          </table:table-cell>
          <table:table-cell table:style-name="ce122" table:formula="of:=SUM([.D40:.AH40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3.8323in" svg:y="9.0323in" draw:caption-point-x="-0.2402in" draw:caption-point-y="0.6024in">
              <dc:date>2018-05-25T00:00:00</dc:date>
              <text:p text:style-name="P1"><text:span text:style-name="T1">Để quên lap, quay về lấy, 8h40 đến cty</text:span></text:p>
            </office:annotation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hamDT</text:p>
          </table:table-cell>
          <table:table-cell table:style-name="ce122" table:formula="of:=SUM([.D41:.AH4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aoDTN</text:p>
          </table:table-cell>
          <table:table-cell table:style-name="ce122" table:formula="of:=SUM([.D42:.AH42])" office:value-type="float" office:value="1">
            <text:p>1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9.5142in" draw:caption-point-x="-0.2402in" draw:caption-point-y="0.6157in">
              <dc:date>2018-05-02T00:00:00</dc:date>
              <text:p text:style-name="P1"><text:span text:style-name="T1">Kẹt xe, 8h32 vào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6.8205in" svg:y="9.5197in" draw:caption-point-x="-0.2402in" draw:caption-point-y="0.6102in">
              <dc:date>2018-05-10T00:00:00</dc:date>
              <text:p text:style-name="P1"><text:span text:style-name="T1">Bận việc cá nhân, off sáng</text:span></text:p>
            </office:annotation>
            <text:p>1</text:p>
          </table:table-cell>
          <table:table-cell table:style-name="ce126" office:value-type="float" office:value="0">
            <office:annotation draw:style-name="gr2" draw:text-style-name="P1" svg:width="1.1413in" svg:height="0.5457in" svg:x="7.3094in" svg:y="9.5209in" draw:caption-point-x="-0.2402in" draw:caption-point-y="0.6091in">
              <dc:date>2018-05-11T00:00:00</dc:date>
              <text:p text:style-name="P1"><text:span text:style-name="T1">Ra ngân hàng, xin đi trễ, 9h4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9.5213in" draw:caption-point-x="-0.2402in" draw:caption-point-y="0.6087in">
              <dc:date>2018-05-14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8323in" svg:y="9.5276in" draw:caption-point-x="-0.2402in" draw:caption-point-y="0.6024in">
              <dc:date>2018-05-25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5.6587in" svg:y="9.5283in" draw:caption-point-x="-0.2402in" draw:caption-point-y="0.6016in">
              <dc:date>2018-05-2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9.5291in" draw:caption-point-x="-0.2402in" draw:caption-point-y="0.6008in">
              <dc:date>2018-05-31T00:00:00</dc:date>
              <text:p text:style-name="P1"><text:span text:style-name="T1">Chở mẹ đi công việc, xin đi trễ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inhT</text:p>
          </table:table-cell>
          <table:table-cell table:style-name="ce122" table:formula="of:=SUM([.D43:.AH43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9.7768in" draw:caption-point-x="-0.2402in" draw:caption-point-y="0.6008in">
              <dc:date>2018-05-31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uyLTT</text:p>
          </table:table-cell>
          <table:table-cell table:style-name="ce122" table:formula="of:=SUM([.D44:.AH44])" office:value-type="float" office:value="1.5">
            <text:p>1.5</text:p>
          </table:table-cell>
          <table:table-cell table:style-name="ce126"/>
          <table:table-cell table:style-name="ce126" office:value-type="float" office:value="0.5">
            <office:annotation draw:style-name="gr4" draw:text-style-name="P1" svg:width="1.1413in" svg:height="0.3902in" svg:x="3.1024in" svg:y="10.0102in" draw:caption-point-x="-0.2402in" draw:caption-point-y="0.6154in">
              <dc:date>2018-05-02T00:00:00</dc:date>
              <text:p text:style-name="P1"><text:span text:style-name="T1">Nhức đầu, off sáng</text:span></text:p>
            </office:annotation>
            <text:p>0.5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3" draw:text-style-name="P1" svg:width="1.1413in" svg:height="0.7012in" svg:x="5.3854in" svg:y="10.0134in" draw:caption-point-x="-0.2402in" draw:caption-point-y="0.6122in">
              <dc:date>2018-05-07T00:00:00</dc:date>
              <text:p text:style-name="P1"><text:span text:style-name="T1">Ra ngân hàng làm giấy tờ cho cty, xin đi trễ, 9h55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6.8205in" svg:y="10.0154in" draw:caption-point-x="-0.2402in" draw:caption-point-y="0.6102in">
              <dc:date>2018-05-10T00:00:00</dc:date>
              <text:p text:style-name="P1"><text:span text:style-name="T1">Để quên đồ, về nhà lấy, xin đi trễ, 8h5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10.0169in" draw:caption-point-x="-0.2402in" draw:caption-point-y="0.6087in">
              <dc:date>2018-05-14T00:00:00</dc:date>
              <text:p text:style-name="P1"><text:span text:style-name="T1">Ra ngân hàng, xin đi trễ</text:span></text:p>
            </office:annotation>
            <text:p>0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10.6358in" svg:y="10.0201in" draw:caption-point-x="-0.2402in" draw:caption-point-y="0.6055in">
              <dc:date>2018-06-05T00:00:00</dc:date>
              <text:p text:style-name="P1"><text:span text:style-name="T1">Mệt trong người, xin đi trễ, 10h08 đến cty</text:span></text:p>
            </office:annotation>
            <text:p>0.5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12.9189in" svg:y="10.022in" draw:caption-point-x="-0.2402in" draw:caption-point-y="0.6035in">
              <dc:date>2018-05-23T00:00:00</dc:date>
              <text:p text:style-name="P1"><text:span text:style-name="T1">Hôm qua làm khuya, xin đi trễ</text:span></text:p>
              <text:p text:style-name="P1"><text:span text:style-name="T1">Off sáng</text:span></text:p>
            </office:annotation>
            <text:p>0.5</text:p>
          </table:table-cell>
          <table:table-cell table:style-name="ce126" office:value-type="float" office:value="0">
            <office:annotation draw:style-name="gr2" draw:text-style-name="P1" svg:width="1.1413in" svg:height="0.5457in" svg:x="13.3756in" svg:y="10.0224in" draw:caption-point-x="-0.2402in" draw:caption-point-y="0.6031in">
              <dc:date>2018-05-24T00:00:00</dc:date>
              <text:p text:style-name="P1"><text:span text:style-name="T1">Chóng mặt, xin đi trễ, 9h5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3" draw:text-style-name="P1" svg:width="1.1413in" svg:height="0.7012in" svg:x="16.1154in" svg:y="10.0248in" draw:caption-point-x="-0.2402in" draw:caption-point-y="0.6008in">
              <dc:date>2018-05-30T00:00:00</dc:date>
              <text:p text:style-name="P1"><text:span text:style-name="T1">Ra ngân hàng rút tiền, xin đi trễ, 10h2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uyNTX</text:p>
          </table:table-cell>
          <table:table-cell table:style-name="ce122" table:formula="of:=SUM([.D45:.AH45])" office:value-type="float" office:value="1">
            <text:p>1</text:p>
          </table:table-cell>
          <table:table-cell table:style-name="ce126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office:annotation draw:style-name="gr6" draw:text-style-name="P1" svg:width="1.1413in" svg:height="0.2634in" svg:x="4.0157in" svg:y="10.2598in" draw:caption-point-x="-0.2402in" draw:caption-point-y="0.6134in">
              <dc:date>2018-05-04T00:00:00</dc:date>
              <text:p text:style-name="P1"><text:span text:style-name="T1">Đi khám bệnh</text:span></text:p>
            </office:annotation>
            <text:p>1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uyenTTN</text:p>
          </table:table-cell>
          <table:table-cell table:style-name="ce122" table:formula="of:=SUM([.D46:.AH46])" office:value-type="float" office:value="0.5">
            <text:p>0.5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10.5055in" draw:caption-point-x="-0.2402in" draw:caption-point-y="0.6154in">
              <dc:date>2018-05-02T00:00:00</dc:date>
              <text:p text:style-name="P1"><text:span text:style-name="T1">Bận việc nhà, 8h33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6.3311in" svg:y="10.5098in" draw:caption-point-x="-0.2402in" draw:caption-point-y="0.611in">
              <dc:date>2018-05-09T00:00:00</dc:date>
              <text:p text:style-name="P1"><text:span text:style-name="T1">Lủng bánh xe, xin đi trễ, 9h06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10.1791in" svg:y="10.5146in" draw:caption-point-x="-0.2402in" draw:caption-point-y="0.6063in">
              <dc:date>2018-05-17T00:00:00</dc:date>
              <text:p text:style-name="P1"><text:span text:style-name="T1">Bị mệt, off sáng</text:span></text:p>
              <text:p text:style-name="P1"><text:span text:style-name="T1"/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4622in" svg:y="10.5169in" draw:caption-point-x="-0.2402in" draw:caption-point-y="0.6039in">
              <dc:date>2018-05-22T00:00:00</dc:date>
              <text:p text:style-name="P1"><text:span text:style-name="T1">Ngủ quên, 8h28 đến cty</text:span></text:p>
            </office:annotation>
            <text:p>0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1154in" svg:y="10.5201in" draw:caption-point-x="-0.2402in" draw:caption-point-y="0.6008in">
              <dc:date>2018-05-30T00:00:00</dc:date>
              <text:p text:style-name="P1"><text:span text:style-name="T1">Mỏi mình, xin đi trễ, 8h30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74" office:value-type="string">
            <text:p>VietBA</text:p>
          </table:table-cell>
          <table:table-cell table:style-name="ce122" table:formula="of:=SUM([.D47:.AH47])" office:value-type="float" office:value="0.5">
            <text:p>0.5</text:p>
          </table:table-cell>
          <table:table-cell table:style-name="ce126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4.0157in" svg:y="10.7551in" draw:caption-point-x="-0.2402in" draw:caption-point-y="0.6134in">
              <dc:date>2018-05-04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10.7677in" draw:caption-point-x="-0.2402in" draw:caption-point-y="0.6008in">
              <dc:date>2018-05-31T00:00:00</dc:date>
              <text:p text:style-name="P1"><text:span text:style-name="T1">Ngủ dậy muộn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VinhP</text:p>
          </table:table-cell>
          <table:table-cell table:style-name="ce122" table:formula="of:=SUM([.D48:.AH48])" office:value-type="float" office:value="2.5">
            <text:p>2.5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5.8421in" svg:y="11.0039in" draw:caption-point-x="-0.2402in" draw:caption-point-y="0.6122in">
              <dc:date>2018-05-08T00:00:00</dc:date>
              <text:p text:style-name="P1"><text:span text:style-name="T1">Đi khám bệnh, off sáng</text:span></text:p>
            </office:annotation>
            <text:p>0.5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3.3756in" svg:y="11.0122in" draw:caption-point-x="-0.2402in" draw:caption-point-y="0.6039in">
              <dc:date>2018-05-22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13.8323in" svg:y="11.0122in" draw:caption-point-x="-0.2402in" draw:caption-point-y="0.6039in">
              <dc:date>2018-05-22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27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27"/>
          <table:table-cell table:number-columns-repeated="27"/>
          <table:table-cell table:style-name="ce127" table:number-columns-repeated="3"/>
          <table:table-cell table:style-name="ce43" table:number-columns-repeated="952"/>
        </table:table-row>
        <table:table-row table:style-name="ro2" table:number-rows-repeated="98313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6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9"/>
        <table:table-column table:style-name="co26" table:number-columns-repeated="7" table:default-cell-style-name="ce139"/>
        <table:table-column table:style-name="co25" table:number-columns-repeated="16" table:default-cell-style-name="ce139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34" table:number-columns-repeated="8"/>
          <table:table-cell table:style-name="ce140" office:value-type="string" table:number-columns-spanned="2" table:number-rows-spanned="1">
            <text:p>Month</text:p>
          </table:table-cell>
          <table:covered-table-cell table:style-name="ce141"/>
          <table:table-cell table:style-name="ce142" table:content-validation-name="val1" office:value-type="float" office:value="6" table:number-columns-spanned="2" table:number-rows-spanned="1">
            <text:p>6</text:p>
          </table:table-cell>
          <table:covered-table-cell table:style-name="ce141"/>
          <table:table-cell table:style-name="ce140" office:value-type="string" table:number-columns-spanned="2" table:number-rows-spanned="1">
            <text:p>Year</text:p>
          </table:table-cell>
          <table:covered-table-cell table:style-name="ce141"/>
          <table:table-cell table:style-name="ce140" office:value-type="float" office:value="2018" table:number-columns-spanned="2" table:number-rows-spanned="1">
            <text:p>2018</text:p>
          </table:table-cell>
          <table:covered-table-cell table:style-name="ce143"/>
          <table:table-cell table:style-name="ce134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35" table:formula="of:=DATE([.$R$1];[.N1];1)" office:value-type="date" office:date-value="2018-06-01">
            <text:p>01</text:p>
          </table:table-cell>
          <table:table-cell table:style-name="ce135" table:formula="of:=[.D2]+1" office:value-type="date" office:date-value="2018-06-02">
            <text:p>02</text:p>
          </table:table-cell>
          <table:table-cell table:style-name="ce135" table:formula="of:=[.E2]+1" office:value-type="date" office:date-value="2018-06-03">
            <text:p>03</text:p>
          </table:table-cell>
          <table:table-cell table:style-name="ce135" table:formula="of:=[.F2]+1" office:value-type="date" office:date-value="2018-06-04">
            <text:p>04</text:p>
          </table:table-cell>
          <table:table-cell table:style-name="ce135" table:formula="of:=[.G2]+1" office:value-type="date" office:date-value="2018-06-05">
            <text:p>05</text:p>
          </table:table-cell>
          <table:table-cell table:style-name="ce135" table:formula="of:=[.H2]+1" office:value-type="date" office:date-value="2018-06-06">
            <text:p>06</text:p>
          </table:table-cell>
          <table:table-cell table:style-name="ce135" table:formula="of:=[.I2]+1" office:value-type="date" office:date-value="2018-06-07">
            <text:p>07</text:p>
          </table:table-cell>
          <table:table-cell table:style-name="ce135" table:formula="of:=[.J2]+1" office:value-type="date" office:date-value="2018-06-08">
            <text:p>08</text:p>
          </table:table-cell>
          <table:table-cell table:style-name="ce135" table:formula="of:=[.K2]+1" office:value-type="date" office:date-value="2018-06-09">
            <text:p>09</text:p>
          </table:table-cell>
          <table:table-cell table:style-name="ce135" table:formula="of:=[.L2]+1" office:value-type="date" office:date-value="2018-06-10">
            <text:p>10</text:p>
          </table:table-cell>
          <table:table-cell table:style-name="ce135" table:formula="of:=[.M2]+1" office:value-type="date" office:date-value="2018-06-11">
            <text:p>11</text:p>
          </table:table-cell>
          <table:table-cell table:style-name="ce135" table:formula="of:=[.N2]+1" office:value-type="date" office:date-value="2018-06-12">
            <text:p>12</text:p>
          </table:table-cell>
          <table:table-cell table:style-name="ce135" table:formula="of:=[.O2]+1" office:value-type="date" office:date-value="2018-06-13">
            <text:p>13</text:p>
          </table:table-cell>
          <table:table-cell table:style-name="ce135" table:formula="of:=[.P2]+1" office:value-type="date" office:date-value="2018-06-14">
            <text:p>14</text:p>
          </table:table-cell>
          <table:table-cell table:style-name="ce135" table:formula="of:=[.Q2]+1" office:value-type="date" office:date-value="2018-06-15">
            <text:p>15</text:p>
          </table:table-cell>
          <table:table-cell table:style-name="ce135" table:formula="of:=[.R2]+1" office:value-type="date" office:date-value="2018-06-16">
            <text:p>16</text:p>
          </table:table-cell>
          <table:table-cell table:style-name="ce135" table:formula="of:=[.S2]+1" office:value-type="date" office:date-value="2018-06-17">
            <text:p>17</text:p>
          </table:table-cell>
          <table:table-cell table:style-name="ce135" table:formula="of:=[.T2]+1" office:value-type="date" office:date-value="2018-06-18">
            <text:p>18</text:p>
          </table:table-cell>
          <table:table-cell table:style-name="ce135" table:formula="of:=[.U2]+1" office:value-type="date" office:date-value="2018-06-19">
            <text:p>19</text:p>
          </table:table-cell>
          <table:table-cell table:style-name="ce135" table:formula="of:=[.V2]+1" office:value-type="date" office:date-value="2018-06-20">
            <text:p>20</text:p>
          </table:table-cell>
          <table:table-cell table:style-name="ce135" table:formula="of:=[.W2]+1" office:value-type="date" office:date-value="2018-06-21">
            <text:p>21</text:p>
          </table:table-cell>
          <table:table-cell table:style-name="ce135" table:formula="of:=[.X2]+1" office:value-type="date" office:date-value="2018-06-22">
            <text:p>22</text:p>
          </table:table-cell>
          <table:table-cell table:style-name="ce135" table:formula="of:=[.Y2]+1" office:value-type="date" office:date-value="2018-06-23">
            <text:p>23</text:p>
          </table:table-cell>
          <table:table-cell table:style-name="ce135" table:formula="of:=[.Z2]+1" office:value-type="date" office:date-value="2018-06-24">
            <text:p>24</text:p>
          </table:table-cell>
          <table:table-cell table:style-name="ce135" table:formula="of:=[.AA2]+1" office:value-type="date" office:date-value="2018-06-25">
            <text:p>25</text:p>
          </table:table-cell>
          <table:table-cell table:style-name="ce135" table:formula="of:=[.AB2]+1" office:value-type="date" office:date-value="2018-06-26">
            <text:p>26</text:p>
          </table:table-cell>
          <table:table-cell table:style-name="ce135" table:formula="of:=[.AC2]+1" office:value-type="date" office:date-value="2018-06-27">
            <text:p>27</text:p>
          </table:table-cell>
          <table:table-cell table:style-name="ce135" table:formula="of:=[.AD2]+1" office:value-type="date" office:date-value="2018-06-28">
            <text:p>28</text:p>
          </table:table-cell>
          <table:table-cell table:style-name="ce135" table:formula="of:=[.AE2]+1" office:value-type="date" office:date-value="2018-06-29">
            <text:p>29</text:p>
          </table:table-cell>
          <table:table-cell table:style-name="ce135" table:formula="of:=[.AF2]+1" office:value-type="date" office:date-value="2018-06-30">
            <text:p>30</text:p>
          </table:table-cell>
          <table:table-cell table:style-name="ce135" table:formula="of:=[.AG2]+1" office:value-type="date" office:date-value="2018-07-01">
            <text:p>0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36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33" table:formula="of:=SUM([.D4:.AH4])" office:value-type="float" office:value="2.5">
            <text:p>2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.5">
            <office:annotation draw:style-name="gr2" draw:text-style-name="P1" svg:width="1.1413in" svg:height="0.5457in" svg:x="4.0157in" svg:y="0.1079in" draw:caption-point-x="-0.2402in" draw:caption-point-y="0.6102in">
              <dc:date>2018-06-04T00:00:00</dc:date>
              <text:p text:style-name="P1"><text:span text:style-name="T1">Hôm qua ngủ trễ, xin đi trễ, 10h57 đến cty</text:span></text:p>
            </office:annotation>
            <text:p>0.5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7.3094in" svg:y="0.1106in" draw:caption-point-x="-0.2402in" draw:caption-point-y="0.6075in">
              <dc:date>2018-06-11T00:00:00</dc:date>
              <text:p text:style-name="P1"><text:span text:style-name="T1">Ngủ dậy trễ, 8h58 đến cty</text:span></text:p>
            </office:annotation>
            <text:p>0</text:p>
          </table:table-cell>
          <table:table-cell table:style-name="ce137" office:value-type="float" office:value="0.5">
            <office:annotation draw:style-name="gr2" draw:text-style-name="P1" svg:width="1.1413in" svg:height="0.5457in" svg:x="7.7988in" svg:y="0.111in" draw:caption-point-x="-0.2402in" draw:caption-point-y="0.6071in">
              <dc:date>2018-06-12T00:00:00</dc:date>
              <text:p text:style-name="P1"><text:span text:style-name="T1">Đau bụng, xin đi trễ, 10h05 đến cty</text:span></text:p>
            </office:annotation>
            <text:p>0.5</text:p>
          </table:table-cell>
          <table:table-cell table:style-name="ce137" office:value-type="float" office:value="0">
            <office:annotation draw:style-name="gr4" draw:text-style-name="P1" svg:width="1.1413in" svg:height="0.3902in" svg:x="8.2878in" svg:y="0.1114in" draw:caption-point-x="-0.2402in" draw:caption-point-y="0.6067in">
              <dc:date>2018-06-14T00:00:00</dc:date>
              <text:p text:style-name="P1"><text:span text:style-name="T1">Kẹt xe, 8h43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1.5492in" svg:y="0.1138in" draw:caption-point-x="-0.2402in" draw:caption-point-y="0.6043in">
              <dc:date>2018-06-20T00:00:00</dc:date>
              <text:p text:style-name="P1"><text:span text:style-name="T1">Bận việc gia đình, xin đi trễ, 8h45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2" draw:text-style-name="P1" svg:width="1.1413in" svg:height="0.5457in" svg:x="12.4622in" svg:y="0.1146in" draw:caption-point-x="-0.2402in" draw:caption-point-y="0.6035in">
              <dc:date>2018-07-03T00:00:00</dc:date>
              <text:p text:style-name="P1"><text:span text:style-name="T1">Mệt trong người, xin đi trễ, khoảng 11h đến cty</text:span></text:p>
            </office:annotation>
            <text:p>0.5</text:p>
          </table:table-cell>
          <table:table-cell table:style-name="ce137" table:number-columns-repeated="2"/>
          <table:table-cell table:style-name="ce137" office:value-type="float" office:value="0.5">
            <office:annotation draw:style-name="gr2" draw:text-style-name="P1" svg:width="1.1413in" svg:height="0.5457in" svg:x="13.8323in" svg:y="0.1154in" draw:caption-point-x="-0.2402in" draw:caption-point-y="0.6028in">
              <dc:date>2018-06-25T00:00:00</dc:date>
              <text:p text:style-name="P1"><text:span text:style-name="T1">Bận việc gia đình, xin đi trễ, 10h34 đến cty</text:span></text:p>
            </office:annotation>
            <text:p>0.5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5.202in" svg:y="0.1177in" draw:caption-point-x="-0.2402in" draw:caption-point-y="0.6004in">
              <dc:date>2018-06-28T00:00:00</dc:date>
              <text:p text:style-name="P1"><text:span text:style-name="T1">Đi lấy thuốc, off sáng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33" table:formula="of:=SUM([.D5:.AH5])" office:value-type="float" office:value="1.5">
            <text:p>1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2" draw:text-style-name="P1" svg:width="1.1413in" svg:height="0.5457in" svg:x="4.9287in" svg:y="0.3555in" draw:caption-point-x="-0.2402in" draw:caption-point-y="0.6102in">
              <dc:date>2018-06-06T00:00:00</dc:date>
              <text:p text:style-name="P1"><text:span text:style-name="T1">Thi tốt nghiệp lái xe (lý thuyết), off sáng</text:span></text:p>
            </office:annotation>
            <text:p>0.5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9.2661in" svg:y="0.3555in" draw:caption-point-x="-0.2402in" draw:caption-point-y="0.6102in">
              <dc:date>2018-06-04T00:00:00</dc:date>
              <text:p text:style-name="P1"><text:span text:style-name="T1">Xin về sớm thực hành sa hình, 15h30 về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1.0925in" svg:y="0.3555in" draw:caption-point-x="-0.2402in" draw:caption-point-y="0.6102in">
              <dc:date>2018-06-04T00:00:00</dc:date>
              <text:p text:style-name="P1"><text:span text:style-name="T1">Thi bằng lái xe (chính thức)</text:span></text:p>
            </office:annotation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5.6587in" svg:y="0.3555in" draw:caption-point-x="-0.2402in" draw:caption-point-y="0.6102in">
              <dc:date>2018-06-04T00:00:00</dc:date>
              <text:p text:style-name="P1"><text:span text:style-name="T1">Xin về sớm thực hành sa hình, 15h30 về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33" table:formula="of:=SUM([.D6:.AH6])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0.6028in" draw:caption-point-x="-0.2402in" draw:caption-point-y="0.6106in">
              <dc:date>2018-06-01T00:00:00</dc:date>
              <text:p text:style-name="P1"><text:span text:style-name="T1">Bể bánh xe, 8h14 đến cty</text:span></text:p>
            </office:annotation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9287in" svg:y="0.6039in" draw:caption-point-x="-0.2402in" draw:caption-point-y="0.6094in">
              <dc:date>2018-06-06T00:00:00</dc:date>
              <text:p text:style-name="P1"><text:span text:style-name="T1">Lầy đồ ở bến xe, 8h20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3" draw:text-style-name="P1" svg:width="1.1413in" svg:height="0.7012in" svg:x="12.4622in" svg:y="0.6098in" draw:caption-point-x="-0.2402in" draw:caption-point-y="0.6035in">
              <dc:date>2018-06-22T00:00:00</dc:date>
              <text:p text:style-name="P1"><text:span text:style-name="T1">Chở người thân đi khám bệnh, xin đi trễ, 8h39 đến cty</text:span></text:p>
            </office:annotation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33" table:formula="of:=SUM([.D7:.AH7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5.3854in" svg:y="0.852in" draw:caption-point-x="-0.2402in" draw:caption-point-y="0.6091in">
              <dc:date>2018-06-07T00:00:00</dc:date>
              <text:p text:style-name="P1"><text:span text:style-name="T1">Lủng bánh xe, xin đi trễ, 9h14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office:annotation draw:style-name="gr6" draw:text-style-name="P1" svg:width="1.1413in" svg:height="0.2634in" svg:x="8.2878in" svg:y="0.8543in" draw:caption-point-x="-0.2402in" draw:caption-point-y="0.6067in">
              <dc:date>2018-06-14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5.6587in" svg:y="0.861in" draw:caption-point-x="-0.2402in" draw:caption-point-y="0.6in">
              <dc:date>2018-06-29T00:00:00</dc:date>
              <text:p text:style-name="P1"><text:span text:style-name="T1">Ngủ quên, 9h27 đến cty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33" table:formula="of:=SUM([.D8:.AH8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33" table:formula="of:=SUM([.D9:.AH9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33" table:formula="of:=SUM([.D10:.AH10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33" table:formula="of:=SUM([.D11:.AH11])" office:value-type="float" office:value="1">
            <text:p>1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1.8413in" draw:caption-point-x="-0.2402in" draw:caption-point-y="0.6106in">
              <dc:date>2018-06-01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1.8421in" draw:caption-point-x="-0.2402in" draw:caption-point-y="0.6098in">
              <dc:date>2018-06-05T00:00:00</dc:date>
              <text:p text:style-name="P1"><text:span text:style-name="T1">Ngủ quên, 8h39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9287in" svg:y="1.8425in" draw:caption-point-x="-0.2402in" draw:caption-point-y="0.6094in">
              <dc:date>2018-06-06T00:00:00</dc:date>
              <text:p text:style-name="P1"><text:span text:style-name="T1">Ngủ dậy trễ, 8h35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6" draw:text-style-name="P1" svg:width="1.1413in" svg:height="0.2634in" svg:x="7.3094in" svg:y="1.8445in" draw:caption-point-x="-0.2402in" draw:caption-point-y="0.6075in">
              <dc:date>2018-06-1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1.0925in" svg:y="1.8472in" draw:caption-point-x="-0.2402in" draw:caption-point-y="0.6047in">
              <dc:date>2018-06-19T00:00:00</dc:date>
              <text:p text:style-name="P1"><text:span text:style-name="T1">Ngủ quên, 8h33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33" table:formula="of:=SUM([.D12:.AH12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4.0157in" svg:y="2.0894in" draw:caption-point-x="-0.2402in" draw:caption-point-y="0.6102in">
              <dc:date>2018-06-04T00:00:00</dc:date>
              <text:p text:style-name="P1"><text:span text:style-name="T1">Kẹt xe, 8h46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2.0898in" draw:caption-point-x="-0.2402in" draw:caption-point-y="0.6098in">
              <dc:date>2018-06-05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4.9287in" svg:y="2.0902in" draw:caption-point-x="-0.2402in" draw:caption-point-y="0.6094in">
              <dc:date>2018-06-06T00:00:00</dc:date>
              <text:p text:style-name="P1"><text:span text:style-name="T1">Bận việc gia đình, 8h56 đến cty</text:span></text:p>
            </office:annotation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5.3854in" svg:y="2.0906in" draw:caption-point-x="-0.2402in" draw:caption-point-y="0.6091in">
              <dc:date>2018-06-07T00:00:00</dc:date>
              <text:p text:style-name="P1"><text:span text:style-name="T1">Bận việc gia đình, 8h39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5.8421in" svg:y="2.0913in" draw:caption-point-x="-0.2402in" draw:caption-point-y="0.6083in">
              <dc:date>2018-06-08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7.3094in" svg:y="2.0921in" draw:caption-point-x="-0.2402in" draw:caption-point-y="0.6075in">
              <dc:date>2018-06-11T00:00:00</dc:date>
              <text:p text:style-name="P1"><text:span text:style-name="T1">Kẹt xe, 8h50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7.7988in" svg:y="2.0925in" draw:caption-point-x="-0.2402in" draw:caption-point-y="0.6071in">
              <dc:date>2018-06-12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2878in" svg:y="2.0925in" draw:caption-point-x="-0.2402in" draw:caption-point-y="0.6071in">
              <dc:date>2018-06-14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7768in" svg:y="2.0925in" draw:caption-point-x="-0.2402in" draw:caption-point-y="0.6071in">
              <dc:date>2018-06-14T00:00:00</dc:date>
              <text:p text:style-name="P1"><text:span text:style-name="T1">Kẹt xe, 8h48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0.6358in" svg:y="2.0945in" draw:caption-point-x="-0.2402in" draw:caption-point-y="0.6051in">
              <dc:date>2018-06-1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7" office:value-type="float" office:value="0">
            <office:annotation draw:style-name="gr4" draw:text-style-name="P1" svg:width="1.1413in" svg:height="0.3902in" svg:x="11.0925in" svg:y="2.0949in" draw:caption-point-x="-0.2402in" draw:caption-point-y="0.6047in">
              <dc:date>2018-06-19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1.5492in" svg:y="2.0953in" draw:caption-point-x="-0.2402in" draw:caption-point-y="0.6043in">
              <dc:date>2018-06-20T00:00:00</dc:date>
              <text:p text:style-name="P1"><text:span text:style-name="T1">Kẹt xe, 8h46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3" draw:text-style-name="P1" svg:width="1.1413in" svg:height="0.7012in" svg:x="14.289in" svg:y="2.0976in" draw:caption-point-x="-0.2402in" draw:caption-point-y="0.602in">
              <dc:date>2018-06-26T00:00:00</dc:date>
              <text:p text:style-name="P1"><text:span text:style-name="T1">Bận việc gia đình, 8h48 đến cty</text:span></text:p>
              <text:p text:style-name="P1"><text:span text:style-name="T1"/></text:p>
            </office:annotation>
            <text:p>0</text:p>
          </table:table-cell>
          <table:table-cell table:style-name="ce137" office:value-type="float" office:value="0">
            <office:annotation draw:style-name="gr3" draw:text-style-name="P1" svg:width="1.1413in" svg:height="0.7012in" svg:x="14.7457in" svg:y="2.0976in" draw:caption-point-x="-0.2402in" draw:caption-point-y="0.602in">
              <dc:date>2018-06-27T00:00:00</dc:date>
              <text:p text:style-name="P1"><text:span text:style-name="T1">Kẹt xe, 8h45 đến cty</text:span></text:p>
              <text:p text:style-name="P1"><text:span text:style-name="T1"/></text:p>
            </office:annotation>
            <text:p>0</text:p>
          </table:table-cell>
          <table:table-cell table:style-name="ce137" office:value-type="float" office:value="0">
            <office:annotation draw:style-name="gr3" draw:text-style-name="P1" svg:width="1.1413in" svg:height="0.7012in" svg:x="15.202in" svg:y="2.0976in" draw:caption-point-x="-0.2402in" draw:caption-point-y="0.602in">
              <dc:date>2018-06-28T00:00:00</dc:date>
              <text:p text:style-name="P1"><text:span text:style-name="T1">Bận việc gia đình, 8h47 đến cty</text:span></text:p>
              <text:p text:style-name="P1"><text:span text:style-name="T1"/></text:p>
            </office:annotation>
            <text:p>0</text:p>
          </table:table-cell>
          <table:table-cell table:style-name="ce137" office:value-type="float" office:value="0">
            <office:annotation draw:style-name="gr3" draw:text-style-name="P1" svg:width="1.1413in" svg:height="0.7012in" svg:x="15.6587in" svg:y="2.0976in" draw:caption-point-x="-0.2402in" draw:caption-point-y="0.602in">
              <dc:date>2018-06-29T00:00:00</dc:date>
              <text:p text:style-name="P1"><text:span text:style-name="T1">Kẹt xe, 8h47 đến cty</text:span></text:p>
              <text:p text:style-name="P1"><text:span text:style-name="T1"/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33" table:formula="of:=SUM([.D13:.AH13])" office:value-type="float" office:value="4.5">
            <text:p>4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4.472in" svg:y="2.3374in" draw:caption-point-x="-0.2402in" draw:caption-point-y="0.6098in">
              <dc:date>2018-06-05T00:00:00</dc:date>
              <text:p text:style-name="P1"><text:span text:style-name="T1">Làm giấy tờ cho con</text:span></text:p>
            </office:annotation>
            <text:p>1</text:p>
          </table:table-cell>
          <table:table-cell table:style-name="ce137" office:value-type="float" office:value="0">
            <office:annotation draw:style-name="gr2" draw:text-style-name="P1" svg:width="1.1413in" svg:height="0.5457in" svg:x="4.9287in" svg:y="2.3378in" draw:caption-point-x="-0.2402in" draw:caption-point-y="0.6094in">
              <dc:date>2018-06-06T00:00:00</dc:date>
              <text:p text:style-name="P1"><text:span text:style-name="T1">Bận việc gia đình, 8h39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8.7768in" svg:y="2.3406in" draw:caption-point-x="-0.2402in" draw:caption-point-y="0.6067in">
              <dc:date>2018-06-14T00:00:00</dc:date>
              <text:p text:style-name="P1"><text:span text:style-name="T1">Bận việc gia đình, xin đi trễ, 8h57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2.0059in" svg:y="2.3429in" draw:caption-point-x="-0.2402in" draw:caption-point-y="0.6043in">
              <dc:date>2018-06-20T00:00:00</dc:date>
              <text:p text:style-name="P1"><text:span text:style-name="T1">Coi thi học kỳ, off chiều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3.8323in" svg:y="2.3429in" draw:caption-point-x="-0.2402in" draw:caption-point-y="0.6043in">
              <dc:date>2018-06-20T00:00:00</dc:date>
              <text:p text:style-name="P1"><text:span text:style-name="T1">Coi thi tốt nghiệp THPT</text:span></text:p>
            </office:annotation>
            <text:p>1</text:p>
          </table:table-cell>
          <table:table-cell table:style-name="ce137" office:value-type="float" office:value="1">
            <office:annotation draw:style-name="gr4" draw:text-style-name="P1" svg:width="1.1413in" svg:height="0.3902in" svg:x="14.289in" svg:y="2.3429in" draw:caption-point-x="-0.2402in" draw:caption-point-y="0.6043in">
              <dc:date>2018-06-20T00:00:00</dc:date>
              <text:p text:style-name="P1"><text:span text:style-name="T1">Coi thi tốt nghiệp THPT</text:span></text:p>
            </office:annotation>
            <text:p>1</text:p>
          </table:table-cell>
          <table:table-cell table:style-name="ce137" office:value-type="float" office:value="1">
            <office:annotation draw:style-name="gr4" draw:text-style-name="P1" svg:width="1.1413in" svg:height="0.3902in" svg:x="14.7457in" svg:y="2.3429in" draw:caption-point-x="-0.2402in" draw:caption-point-y="0.6043in">
              <dc:date>2018-06-20T00:00:00</dc:date>
              <text:p text:style-name="P1"><text:span text:style-name="T1">Coi thi tốt nghiệp THPT</text:span></text:p>
            </office:annotation>
            <text:p>1</text:p>
          </table:table-cell>
          <table:table-cell table:style-name="ce137" office:value-type="float" office:value="0">
            <office:annotation draw:style-name="gr2" draw:text-style-name="P1" svg:width="1.1413in" svg:height="0.5457in" svg:x="15.202in" svg:y="2.3472in" draw:caption-point-x="-0.2402in" draw:caption-point-y="0.6in">
              <dc:date>2018-06-29T00:00:00</dc:date>
              <text:p text:style-name="P1"><text:span text:style-name="T1">Xin phép lên trường họp 2 tiếng</text:span></text:p>
            </office:annotation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5.6587in" svg:y="2.3472in" draw:caption-point-x="-0.2402in" draw:caption-point-y="0.6in">
              <dc:date>2018-06-29T00:00:00</dc:date>
              <text:p text:style-name="P1"><text:span text:style-name="T1">Bận việc riêng, xin đi trễ, 9h đến cty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ngDTT</text:p>
          </table:table-cell>
          <table:table-cell table:style-name="ce133" table:formula="of:=SUM([.D14:.AH14])" office:value-type="float" office:value="0.5"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4.0157in" svg:y="2.5846in" draw:caption-point-x="-0.2402in" draw:caption-point-y="0.6102in">
              <dc:date>2018-06-04T00:00:00</dc:date>
              <text:p text:style-name="P1"><text:span text:style-name="T1">Ra bến xe lấy đồ, 8h15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9.2661in" svg:y="2.5894in" draw:caption-point-x="-0.2402in" draw:caption-point-y="0.6055in">
              <dc:date>2018-06-14T00:00:00</dc:date>
              <text:p text:style-name="P1"><text:span text:style-name="T1">Không khỏe, off sáng</text:span></text:p>
            </office:annotation>
            <text:p>0.5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2.5909in" draw:caption-point-x="-0.2402in" draw:caption-point-y="0.6039in">
              <dc:date>2018-06-21T00:00:00</dc:date>
              <text:p text:style-name="P1"><text:span text:style-name="T1">Ngủ quên, xin đi trễ, 8h25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133" table:formula="of:=SUM([.D15:.AH15])" office:value-type="float" office:value="7.5">
            <text:p>7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6" draw:text-style-name="P1" svg:width="1.1413in" svg:height="0.2634in" svg:x="4.9287in" svg:y="2.8339in" draw:caption-point-x="-0.2402in" draw:caption-point-y="0.6087in">
              <dc:date>2018-06-07T00:00:00</dc:date>
              <text:p text:style-name="P1"><text:span text:style-name="T1">Off chiều</text:span></text:p>
            </office:annotation>
            <text:p>0.5</text:p>
          </table:table-cell>
          <table:table-cell table:style-name="ce137" office:value-type="float" office:value="0.5">
            <office:annotation draw:style-name="gr6" draw:text-style-name="P1" svg:width="1.1413in" svg:height="0.2634in" svg:x="5.3854in" svg:y="2.8343in" draw:caption-point-x="-0.2402in" draw:caption-point-y="0.6083in">
              <dc:date>2018-06-07T00:00:00</dc:date>
              <text:p text:style-name="P1"><text:span text:style-name="T1">Off sáng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text:p>1</text:p>
          </table:table-cell>
          <table:table-cell table:style-name="ce137" office:value-type="float" office:value="0.5">
            <office:annotation draw:style-name="gr6" draw:text-style-name="P1" svg:width="1.1413in" svg:height="0.2634in" svg:x="9.2661in" svg:y="2.8374in" draw:caption-point-x="-0.2402in" draw:caption-point-y="0.6051in">
              <dc:date>2018-06-18T00:00:00</dc:date>
              <text:p text:style-name="P1"><text:span text:style-name="T1">Off sáng</text:span></text:p>
            </office:annotation>
            <text:p>0.5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6" draw:text-style-name="P1" svg:width="1.1413in" svg:height="0.2634in" svg:x="11.5492in" svg:y="2.8386in" draw:caption-point-x="-0.2402in" draw:caption-point-y="0.6039in">
              <dc:date>2018-06-20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37" office:value-type="float" office:value="1">
            <text:p>1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6" draw:text-style-name="P1" svg:width="1.1413in" svg:height="0.2634in" svg:x="14.7457in" svg:y="2.8421in" draw:caption-point-x="-0.2402in" draw:caption-point-y="0.6004in">
              <dc:date>2018-06-27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133" table:formula="of:=SUM([.D16:.AH16])" office:value-type="float" office:value="3.5">
            <text:p>3.5</text:p>
          </table:table-cell>
          <table:table-cell table:style-name="ce137" office:value-type="float" office:value="0.5">
            <office:annotation draw:style-name="gr2" draw:text-style-name="P1" svg:width="1.1413in" svg:height="0.5457in" svg:x="2.6457in" svg:y="3.0795in" draw:caption-point-x="-0.2402in" draw:caption-point-y="0.6106in">
              <dc:date>2018-06-01T00:00:00</dc:date>
              <text:p text:style-name="P1"><text:span text:style-name="T1">Có việc riêng gia đình. Xin off chiều</text:span></text:p>
            </office:annotation>
            <text:p>0.5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4.0157in" svg:y="3.0799in" draw:caption-point-x="-0.2402in" draw:caption-point-y="0.6102in">
              <dc:date>2018-06-01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6" draw:text-style-name="P1" svg:width="1.1413in" svg:height="0.2634in" svg:x="10.6358in" svg:y="3.085in" draw:caption-point-x="-0.2402in" draw:caption-point-y="0.6051in">
              <dc:date>2018-06-18T00:00:00</dc:date>
              <text:p text:style-name="P1"><text:span text:style-name="T1">Đi nhổ răng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2.0059in" svg:y="3.0858in" draw:caption-point-x="-0.2402in" draw:caption-point-y="0.6043in">
              <dc:date>2018-06-20T00:00:00</dc:date>
              <text:p text:style-name="P1"><text:span text:style-name="T1">Nhập viện nhổ <text:s/>răng</text:span></text:p>
            </office:annotation>
            <text:p>1</text:p>
          </table:table-cell>
          <table:table-cell table:style-name="ce137" office:value-type="float" office:value="0">
            <office:annotation draw:style-name="gr7" draw:text-style-name="P1" svg:width="1.1413in" svg:height="0.8567in" svg:x="12.4622in" svg:y="3.0858in" draw:caption-point-x="-0.2402in" draw:caption-point-y="0.6043in">
              <dc:date>2018-07-10T00:00:00</dc:date>
              <text:p text:style-name="P1"><text:span text:style-name="T1">Nhập viện nhổ <text:s/>răng</text:span></text:p>
              <text:p text:style-name="P1"><text:span text:style-name="T1">Trừ 8h làm remote ngày t7 07/07/2018</text:span></text:p>
            </office:annotation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4.7457in" svg:y="3.089in" draw:caption-point-x="-0.2402in" draw:caption-point-y="0.6012in">
              <dc:date>2018-06-27T00:00:00</dc:date>
              <text:p text:style-name="P1"><text:span text:style-name="T1">Bận việc riêng, xin đi trễ, 9h10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5.6587in" svg:y="3.0902in" draw:caption-point-x="-0.2402in" draw:caption-point-y="0.6in">
              <dc:date>2018-06-29T00:00:00</dc:date>
              <text:p text:style-name="P1"><text:span text:style-name="T1">Ngủ quên, 9h5 đến cty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133" table:formula="of:=SUM([.D17:.AH17])" office:value-type="float" office:value="0.5">
            <text:p>0.5</text:p>
          </table:table-cell>
          <table:table-cell table:style-name="ce137" office:value-type="float" office:value="0.5">
            <office:annotation draw:style-name="gr6" draw:text-style-name="P1" svg:width="1.1413in" svg:height="0.2634in" svg:x="2.6457in" svg:y="3.3276in" draw:caption-point-x="-0.2402in" draw:caption-point-y="0.6106in">
              <dc:date>2018-06-01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133" table:formula="of:=SUM([.D18:.AH18])" office:value-type="float" office:value="2.5">
            <text:p>2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6" draw:text-style-name="P1" svg:width="1.1413in" svg:height="0.2634in" svg:x="4.472in" svg:y="3.576in" draw:caption-point-x="-0.2402in" draw:caption-point-y="0.6098in">
              <dc:date>2018-06-05T00:00:00</dc:date>
              <text:p text:style-name="P1"><text:span text:style-name="T1">Bận việc riêng</text:span></text:p>
            </office:annotation>
            <text:p>0.5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1.0925in" svg:y="3.5811in" draw:caption-point-x="-0.2402in" draw:caption-point-y="0.6047in">
              <dc:date>2018-06-19T00:00:00</dc:date>
              <text:p text:style-name="P1"><text:span text:style-name="T1">Ôn thực hành lái xe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2.0059in" svg:y="3.5815in" draw:caption-point-x="-0.2402in" draw:caption-point-y="0.6043in">
              <dc:date>2018-06-20T00:00:00</dc:date>
              <text:p text:style-name="P1"><text:span text:style-name="T1">Thi khảo sát lái xe B2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33" table:formula="of:=SUM([.D19:.AH19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office:annotation draw:style-name="gr6" draw:text-style-name="P1" svg:width="1.1413in" svg:height="0.2634in" svg:x="11.5492in" svg:y="3.8291in" draw:caption-point-x="-0.2402in" draw:caption-point-y="0.6043in">
              <dc:date>2018-06-20T00:00:00</dc:date>
              <text:p text:style-name="P1"><text:span text:style-name="T1">Chụp ảnh cưới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133" table:formula="of:=SUM([.D20:.AH20])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4.0705in" draw:caption-point-x="-0.2402in" draw:caption-point-y="0.6106in">
              <dc:date>2018-06-01T00:00:00</dc:date>
              <text:p text:style-name="P1"><text:span text:style-name="T1">Đau bụng, xin đi trễ, 8h47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4.0713in" draw:caption-point-x="-0.2402in" draw:caption-point-y="0.6098in">
              <dc:date>2018-06-05T00:00:00</dc:date>
              <text:p text:style-name="P1"><text:span text:style-name="T1">Để quên ví, 8h50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7.7988in" svg:y="4.074in" draw:caption-point-x="-0.2402in" draw:caption-point-y="0.6071in">
              <dc:date>2018-06-12T00:00:00</dc:date>
              <text:p text:style-name="P1"><text:span text:style-name="T1">Bận việc gia đình, xin đi trễ, 9h16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2878in" svg:y="4.0744in" draw:caption-point-x="-0.2402in" draw:caption-point-y="0.6067in">
              <dc:date>2018-06-14T00:00:00</dc:date>
              <text:p text:style-name="P1"><text:span text:style-name="T1">Đau đầu, 9h57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2" draw:text-style-name="P1" svg:width="1.1413in" svg:height="0.5457in" svg:x="10.6358in" svg:y="4.076in" draw:caption-point-x="-0.2402in" draw:caption-point-y="0.6051in">
              <dc:date>2018-06-18T00:00:00</dc:date>
              <text:p text:style-name="P1"><text:span text:style-name="T1">Lủng bánh xe, xin đi trễ, 8h57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4622in" svg:y="4.0776in" draw:caption-point-x="-0.2402in" draw:caption-point-y="0.6035in">
              <dc:date>2018-06-22T00:00:00</dc:date>
              <text:p text:style-name="P1"><text:span text:style-name="T1">Ngủ quên, 9h48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4.289in" svg:y="4.0791in" draw:caption-point-x="-0.2402in" draw:caption-point-y="0.602in">
              <dc:date>2018-06-26T00:00:00</dc:date>
              <text:p text:style-name="P1"><text:span text:style-name="T1">Gửi đồ về cho mẹ, xin đi trễ, 8h43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5.6587in" svg:y="4.0811in" draw:caption-point-x="-0.2402in" draw:caption-point-y="0.6in">
              <dc:date>2018-06-29T00:00:00</dc:date>
              <text:p text:style-name="P1"><text:span text:style-name="T1">Đau đầu, xin đi trễ, 8h48 đến cty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KhangNHH</text:p>
          </table:table-cell>
          <table:table-cell table:style-name="ce133" table:formula="of:=SUM([.D21:.AH21])" office:value-type="float" office:value="3.5">
            <text:p>3.5</text:p>
          </table:table-cell>
          <table:table-cell table:style-name="ce137" office:value-type="float" office:value="0.5">
            <office:annotation draw:style-name="gr4" draw:text-style-name="P1" svg:width="1.1413in" svg:height="0.3902in" svg:x="2.6457in" svg:y="4.3181in" draw:caption-point-x="-0.2402in" draw:caption-point-y="0.6106in">
              <dc:date>2018-06-01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9.2661in" svg:y="4.322in" draw:caption-point-x="-0.2402in" draw:caption-point-y="0.6067in">
              <dc:date>2018-06-14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2" draw:text-style-name="P1" svg:width="1.1413in" svg:height="0.5457in" svg:x="12.0059in" svg:y="4.3248in" draw:caption-point-x="-0.2402in" draw:caption-point-y="0.6039in">
              <dc:date>2018-06-21T00:00:00</dc:date>
              <text:p text:style-name="P1"><text:span text:style-name="T1">Chờ người thân đi khám bệnh, off chiều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4.289in" svg:y="4.3268in" draw:caption-point-x="-0.2402in" draw:caption-point-y="0.602in">
              <dc:date>2018-06-26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5.202in" svg:y="4.3217in" draw:caption-point-x="-0.2402in" draw:caption-point-y="0.6071in">
              <dc:date>2018-06-12T00:00:00</dc:date>
              <text:p text:style-name="P1"><text:span text:style-name="T1">Bận việc gia đình, xin đi trễ, 9h16 đến cty</text:span></text:p>
            </office:annotation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5.6587in" svg:y="4.3287in" draw:caption-point-x="-0.2402in" draw:caption-point-y="0.6in">
              <dc:date>2018-06-29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ietNVT</text:p>
          </table:table-cell>
          <table:table-cell table:style-name="ce133" table:formula="of:=SUM([.D22:.AH22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LinhBT</text:p>
          </table:table-cell>
          <table:table-cell table:style-name="ce133" table:formula="of:=SUM([.D23:.AH23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MaiLT</text:p>
          </table:table-cell>
          <table:table-cell table:style-name="ce133" table:formula="of:=SUM([.D24:.AH24])" office:value-type="float" office:value="1.5">
            <text:p>1.5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5.061in" draw:caption-point-x="-0.2402in" draw:caption-point-y="0.6106in">
              <dc:date>2018-06-01T00:00:00</dc:date>
              <text:p text:style-name="P1"><text:span text:style-name="T1">Bận việc nhà, 8h40 đến cty</text:span></text:p>
            </office:annotation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2.4622in" svg:y="5.0681in" draw:caption-point-x="-0.2402in" draw:caption-point-y="0.6035in">
              <dc:date>2018-06-22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1">
            <office:annotation draw:style-name="gr6" draw:text-style-name="P1" svg:width="1.1413in" svg:height="0.2634in" svg:x="15.202in" svg:y="5.0713in" draw:caption-point-x="-0.2402in" draw:caption-point-y="0.6004in">
              <dc:date>2018-06-28T00:00:00</dc:date>
              <text:p text:style-name="P1"><text:span text:style-name="T1">Bận việc riêng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ManhNB</text:p>
          </table:table-cell>
          <table:table-cell table:style-name="ce133" table:formula="of:=SUM([.D25:.AH25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2878in" svg:y="5.3126in" draw:caption-point-x="-0.2402in" draw:caption-point-y="0.6067in">
              <dc:date>2018-06-14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7768in" svg:y="5.3126in" draw:caption-point-x="-0.2402in" draw:caption-point-y="0.6067in">
              <dc:date>2018-06-14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1.0925in" svg:y="5.3146in" draw:caption-point-x="-0.2402in" draw:caption-point-y="0.6047in">
              <dc:date>2018-06-19T00:00:00</dc:date>
              <text:p text:style-name="P1"><text:span text:style-name="T1">Chờ chở chị Hà đi làm, 8h49 đê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1.5492in" svg:y="5.315in" draw:caption-point-x="-0.2402in" draw:caption-point-y="0.6043in">
              <dc:date>2018-06-20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5.3154in" draw:caption-point-x="-0.2402in" draw:caption-point-y="0.6039in">
              <dc:date>2018-06-2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NamTH</text:p>
          </table:table-cell>
          <table:table-cell table:style-name="ce133" table:formula="of:=SUM([.D26:.AH26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1">
            <office:annotation draw:style-name="gr6" draw:text-style-name="P1" svg:width="1.1413in" svg:height="0.2634in" svg:x="15.6587in" svg:y="5.5685in" draw:caption-point-x="-0.2402in" draw:caption-point-y="0.5988in">
              <dc:date>2018-07-02T00:00:00</dc:date>
              <text:p text:style-name="P1"><text:span text:style-name="T1">Đi du lịch</text:span></text:p>
            </office:annotation>
            <text:p>1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NamTV</text:p>
          </table:table-cell>
          <table:table-cell table:style-name="ce133" table:formula="of:=SUM([.D27:.AH27])" office:value-type="float" office:value="1.5">
            <text:p>1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4.472in" svg:y="5.8051in" draw:caption-point-x="-0.2402in" draw:caption-point-y="0.6098in">
              <dc:date>2018-06-05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9.2661in" svg:y="5.8083in" draw:caption-point-x="-0.2402in" draw:caption-point-y="0.6067in">
              <dc:date>2018-06-18T00:00:00</dc:date>
              <text:p text:style-name="P1"><text:span text:style-name="T1">Có việc cần về quê, off sáng</text:span></text:p>
            </office:annotation>
            <text:p>0.5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NhanHTH</text:p>
          </table:table-cell>
          <table:table-cell table:style-name="ce133" table:formula="of:=SUM([.D28:.AH28])" office:value-type="float" office:value="2">
            <text:p>2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6" draw:text-style-name="P1" svg:width="1.1413in" svg:height="0.2634in" svg:x="4.0157in" svg:y="6.0524in" draw:caption-point-x="-0.2402in" draw:caption-point-y="0.6102in">
              <dc:date>2018-06-04T00:00:00</dc:date>
              <text:p text:style-name="P1"><text:span text:style-name="T1">Đi làm giấy tờ</text:span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4.289in" svg:y="6.0606in" draw:caption-point-x="-0.2402in" draw:caption-point-y="0.602in">
              <dc:date>2018-06-26T00:00:00</dc:date>
              <text:p text:style-name="P1"><text:span text:style-name="T1">Đưa em gái đi nhập viện</text:span></text:p>
            </office:annotation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hanNM</text:p>
          </table:table-cell>
          <table:table-cell table:style-name="ce133" table:formula="of:=SUM([.D29:.AH29])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2.6457in" svg:y="6.2996in" draw:caption-point-x="-0.2402in" draw:caption-point-y="0.6106in">
              <dc:date>2018-06-01T00:00:00</dc:date>
              <text:p text:style-name="P1"><text:span text:style-name="T1">Làm giấy tờ, xin đi trễ, 8h43 đến cty</text:span></text:p>
            </office:annotation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5.8421in" svg:y="6.302in" draw:caption-point-x="-0.2402in" draw:caption-point-y="0.6083in">
              <dc:date>2018-06-08T00:00:00</dc:date>
              <text:p text:style-name="P1"><text:span text:style-name="T1">Bận việc gia đình, xin đi trễ, 9h30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7.7988in" svg:y="6.3031in" draw:caption-point-x="-0.2402in" draw:caption-point-y="0.6071in">
              <dc:date>2018-06-12T00:00:00</dc:date>
              <text:p text:style-name="P1"><text:span text:style-name="T1">Chở chị Thúy đi bệnh viện, xin đi trễ, 8h43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8.7768in" svg:y="6.3035in" draw:caption-point-x="-0.2402in" draw:caption-point-y="0.6067in">
              <dc:date>2018-06-14T00:00:00</dc:date>
              <text:p text:style-name="P1"><text:span text:style-name="T1">Chờ chở chị Thúy đi làm, 8h34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2.0059in" svg:y="6.3063in" draw:caption-point-x="-0.2402in" draw:caption-point-y="0.6039in">
              <dc:date>2018-06-21T00:00:00</dc:date>
              <text:p text:style-name="P1"><text:span text:style-name="T1">Bận việc gia đình, xin đi trễ, 9h29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4.7457in" svg:y="6.3091in" draw:caption-point-x="-0.2402in" draw:caption-point-y="0.6012in">
              <dc:date>2018-06-27T00:00:00</dc:date>
              <text:p text:style-name="P1"><text:span text:style-name="T1">Bận việc riêng, xin đi trễ, 8h50</text:span></text:p>
              <text:p text:style-name="P1"><text:span text:style-name="T1"><text:s/></text:span><text:span text:style-name="T1">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huPHQ</text:p>
          </table:table-cell>
          <table:table-cell table:style-name="ce133" table:formula="of:=SUM([.D30:.AH30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4.0157in" svg:y="6.5476in" draw:caption-point-x="-0.2402in" draw:caption-point-y="0.6102in">
              <dc:date>2018-06-04T00:00:00</dc:date>
              <text:p text:style-name="P1"><text:span text:style-name="T1">Kẹt xe, 8h35 đé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6.548in" draw:caption-point-x="-0.2402in" draw:caption-point-y="0.6098in">
              <dc:date>2018-06-05T00:00:00</dc:date>
              <text:p text:style-name="P1"><text:span text:style-name="T1">Ngủ quên, 8h40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7.3094in" svg:y="6.5504in" draw:caption-point-x="-0.2402in" draw:caption-point-y="0.6075in">
              <dc:date>2018-06-11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0.6358in" svg:y="6.5528in" draw:caption-point-x="-0.2402in" draw:caption-point-y="0.6051in">
              <dc:date>2018-06-18T00:00:00</dc:date>
              <text:p text:style-name="P1"><text:span text:style-name="T1">Kẹt xe, 8h34 đến <text:s/>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1.0925in" svg:y="6.5531in" draw:caption-point-x="-0.2402in" draw:caption-point-y="0.6047in">
              <dc:date>2018-06-19T00:00:00</dc:date>
              <text:p text:style-name="P1"><text:span text:style-name="T1">Đau bụng tháng, 8h42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6.5539in" draw:caption-point-x="-0.2402in" draw:caption-point-y="0.6039in">
              <dc:date>2018-06-21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3.8323in" svg:y="6.5551in" draw:caption-point-x="-0.2402in" draw:caption-point-y="0.6028in">
              <dc:date>2018-06-25T00:00:00</dc:date>
              <text:p text:style-name="P1"><text:span text:style-name="T1">Chóng mặt, 10h41 đến cty</text:span></text:p>
            </office:annotation>
            <text:p>0</text:p>
          </table:table-cell>
          <table:table-cell table:style-name="ce137" office:value-type="float" office:value="1">
            <office:annotation draw:style-name="gr2" draw:text-style-name="P1" svg:width="1.1413in" svg:height="0.5457in" svg:x="14.289in" svg:y="6.5559in" draw:caption-point-x="-0.2402in" draw:caption-point-y="0.602in">
              <dc:date>2018-06-26T00:00:00</dc:date>
              <text:p text:style-name="P1"><text:span text:style-name="T1">Mệt trong người, off sáng</text:span></text:p>
              <text:p text:style-name="P1"><text:span text:style-name="T1">Sốt, off chiều</text:span></text:p>
            </office:annotation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uVNQ</text:p>
          </table:table-cell>
          <table:table-cell table:style-name="ce133" table:formula="of:=SUM([.D31:.AH31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8.7768in" svg:y="6.7988in" draw:caption-point-x="-0.2402in" draw:caption-point-y="0.6067in">
              <dc:date>2018-06-14T00:00:00</dc:date>
              <text:p text:style-name="P1"><text:span text:style-name="T1">Lên trường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5.202in" svg:y="6.7878in" draw:caption-point-x="-0.2402in" draw:caption-point-y="0.6177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73" office:value-type="string">
            <text:p>PhatHDT</text:p>
          </table:table-cell>
          <table:table-cell table:style-name="ce133" table:formula="of:=SUM([.D32:.AH32])" office:value-type="float" office:value="4">
            <text:p>4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4.0157in" svg:y="7.0429in" draw:caption-point-x="-0.2402in" draw:caption-point-y="0.6102in">
              <dc:date>2018-06-04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8.7768in" svg:y="7.0465in" draw:caption-point-x="-0.2402in" draw:caption-point-y="0.6067in">
              <dc:date>2018-06-14T00:00:00</dc:date>
              <text:p text:style-name="P1"><text:span text:style-name="T1">Thi + báo cáo đồ á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0.6358in" svg:y="7.0465in" draw:caption-point-x="-0.2402in" draw:caption-point-y="0.6067in">
              <dc:date>2018-06-14T00:00:00</dc:date>
              <text:p text:style-name="P1"><text:span text:style-name="T1">Thi + báo cáo đồ á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1.5492in" svg:y="7.0465in" draw:caption-point-x="-0.2402in" draw:caption-point-y="0.6067in">
              <dc:date>2018-06-14T00:00:00</dc:date>
              <text:p text:style-name="P1"><text:span text:style-name="T1">Thi + báo cáo đồ án</text:span></text:p>
            </office:annotation>
            <text:p>1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7.0492in" draw:caption-point-x="-0.2402in" draw:caption-point-y="0.6039in">
              <dc:date>2018-06-21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2.4622in" svg:y="7.0465in" draw:caption-point-x="-0.2402in" draw:caption-point-y="0.6067in">
              <dc:date>2018-06-14T00:00:00</dc:date>
              <text:p text:style-name="P1"><text:span text:style-name="T1">Thi + báo cáo đồ án</text:span></text:p>
            </office:annotation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5" office:value-type="string">
            <text:p>PhongPT</text:p>
          </table:table-cell>
          <table:table-cell table:style-name="ce133" table:formula="of:=SUM([.D33:.AH33])" office:value-type="float" office:value="2">
            <text:p>2</text:p>
          </table:table-cell>
          <table:table-cell table:style-name="ce137" office:value-type="float" office:value="1">
            <office:annotation draw:style-name="gr4" draw:text-style-name="P1" svg:width="1.1413in" svg:height="0.3902in" svg:x="2.6457in" svg:y="7.2902in" draw:caption-point-x="-0.2402in" draw:caption-point-y="0.6106in">
              <dc:date>2018-06-01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4.0157in" svg:y="7.2902in" draw:caption-point-x="-0.2402in" draw:caption-point-y="0.6106in">
              <dc:date>2018-06-01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PhongTH</text:p>
          </table:table-cell>
          <table:table-cell table:style-name="ce133" table:formula="of:=SUM([.D34:.AH34])" office:value-type="float" office:value="7.5">
            <text:p>7.5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7.5378in" draw:caption-point-x="-0.2402in" draw:caption-point-y="0.6106in">
              <dc:date>2018-06-01T00:00:00</dc:date>
              <text:p text:style-name="P1"><text:span text:style-name="T1">Ngủ quên, 8h42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4.0157in" svg:y="7.5307in" draw:caption-point-x="-0.2402in" draw:caption-point-y="0.6177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5.3854in" svg:y="7.5307in" draw:caption-point-x="-0.2402in" draw:caption-point-y="0.6177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office:value-type="float" office:value="0">
            <office:annotation draw:style-name="gr2" draw:text-style-name="P1" svg:width="1.1413in" svg:height="0.5457in" svg:x="5.8421in" svg:y="7.5402in" draw:caption-point-x="-0.2402in" draw:caption-point-y="0.6083in">
              <dc:date>2018-06-08T00:00:00</dc:date>
              <text:p text:style-name="P1"><text:span text:style-name="T1">Hôm qua làm bài khuya, xin đi trễ, 9h45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7.3094in" svg:y="7.5307in" draw:caption-point-x="-0.2402in" draw:caption-point-y="0.6177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office:value-type="float" office:value="0">
            <office:annotation draw:style-name="gr3" draw:text-style-name="P1" svg:width="1.1413in" svg:height="0.7012in" svg:x="7.7988in" svg:y="7.5413in" draw:caption-point-x="-0.2402in" draw:caption-point-y="0.6071in">
              <dc:date>2018-06-12T00:00:00</dc:date>
              <text:p text:style-name="P1"><text:span text:style-name="T1">Chuyển sang nhà mới, chạy lạc đường, 8h43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2878in" svg:y="7.5417in" draw:caption-point-x="-0.2402in" draw:caption-point-y="0.6067in">
              <dc:date>2018-06-14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0.6358in" svg:y="7.5307in" draw:caption-point-x="-0.2402in" draw:caption-point-y="0.6177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1.5492in" svg:y="7.5441in" draw:caption-point-x="-0.2402in" draw:caption-point-y="0.6043in">
              <dc:date>2018-06-20T00:00:00</dc:date>
              <text:p text:style-name="P1"><text:span text:style-name="T1">Bị bệnh, xin off sáng</text:span></text:p>
            </office:annotation>
            <text:p>0.5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7.5445in" draw:caption-point-x="-0.2402in" draw:caption-point-y="0.6039in">
              <dc:date>2018-06-21T00:00:00</dc:date>
              <text:p text:style-name="P1"><text:span text:style-name="T1">Ngủ quên, 9h02 đến cty</text:span></text:p>
            </office:annotation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2.4622in" svg:y="7.5307in" draw:caption-point-x="-0.2402in" draw:caption-point-y="0.6177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3.8323in" svg:y="7.5307in" draw:caption-point-x="-0.2402in" draw:caption-point-y="0.6177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5.202in" svg:y="7.5307in" draw:caption-point-x="-0.2402in" draw:caption-point-y="0.6177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PhuTV</text:p>
          </table:table-cell>
          <table:table-cell table:style-name="ce133" table:formula="of:=SUM([.D35:.AH35])" office:value-type="float" office:value="8">
            <text:p>8</text:p>
          </table:table-cell>
          <table:table-cell table:style-name="ce137" office:value-type="float" office:value="1">
            <office:annotation draw:style-name="gr4" draw:text-style-name="P1" svg:width="1.1413in" svg:height="0.3902in" svg:x="2.6457in" svg:y="7.7815in" draw:caption-point-x="-0.2402in" draw:caption-point-y="0.615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1">
            <office:annotation draw:style-name="gr2" draw:text-style-name="P1" svg:width="1.1413in" svg:height="0.5457in" svg:x="5.3854in" svg:y="7.7815in" draw:caption-point-x="-0.2402in" draw:caption-point-y="0.615in">
              <dc:date>2018-06-07T00:00:00</dc:date>
              <text:p text:style-name="P1"><text:span text:style-name="T1">Lên trường tham gia seminar báo cáo khóa luậ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9.2661in" svg:y="7.7909in" draw:caption-point-x="-0.2402in" draw:caption-point-y="0.6055in">
              <dc:date>2018-06-15T00:00:00</dc:date>
              <text:p text:style-name="P1"><text:span text:style-name="T1">Đi làm do bên dự án release</text:span></text:p>
            </office:annotation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2.4622in" svg:y="7.7815in" draw:caption-point-x="-0.2402in" draw:caption-point-y="0.615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2"/>
          <table:table-cell table:style-name="ce137" office:value-type="float" office:value="1">
            <office:annotation draw:style-name="gr2" draw:text-style-name="P1" svg:width="1.1413in" svg:height="0.5457in" svg:x="13.8323in" svg:y="7.7937in" draw:caption-point-x="-0.2402in" draw:caption-point-y="0.6028in">
              <dc:date>2018-06-25T00:00:00</dc:date>
              <text:p text:style-name="P1"><text:span text:style-name="T1">Chuẩn bị + phản biện khóa luận TN</text:span></text:p>
            </office:annotation>
            <text:p>1</text:p>
          </table:table-cell>
          <table:table-cell table:style-name="ce137" office:value-type="float" office:value="1">
            <office:annotation draw:style-name="gr2" draw:text-style-name="P1" svg:width="1.1413in" svg:height="0.5457in" svg:x="14.289in" svg:y="7.7937in" draw:caption-point-x="-0.2402in" draw:caption-point-y="0.6028in">
              <dc:date>2018-06-25T00:00:00</dc:date>
              <text:p text:style-name="P1"><text:span text:style-name="T1">Chuẩn bị + phản biện khóa luận TN</text:span></text:p>
            </office:annotation>
            <text:p>1</text:p>
          </table:table-cell>
          <table:table-cell table:style-name="ce137" office:value-type="float" office:value="1">
            <office:annotation draw:style-name="gr2" draw:text-style-name="P1" svg:width="1.1413in" svg:height="0.5457in" svg:x="14.7457in" svg:y="7.7937in" draw:caption-point-x="-0.2402in" draw:caption-point-y="0.6028in">
              <dc:date>2018-06-25T00:00:00</dc:date>
              <text:p text:style-name="P1"><text:span text:style-name="T1">Chuẩn bị + phản biện khóa luận TN</text:span></text:p>
            </office:annotation>
            <text:p>1</text:p>
          </table:table-cell>
          <table:table-cell table:style-name="ce137" office:value-type="float" office:value="1">
            <office:annotation draw:style-name="gr2" draw:text-style-name="P1" svg:width="1.1413in" svg:height="0.5457in" svg:x="15.202in" svg:y="7.7937in" draw:caption-point-x="-0.2402in" draw:caption-point-y="0.6028in">
              <dc:date>2018-06-25T00:00:00</dc:date>
              <text:p text:style-name="P1"><text:span text:style-name="T1">Chuẩn bị + phản biện khóa luận TN</text:span></text:p>
            </office:annotation>
            <text:p>1</text:p>
          </table:table-cell>
          <table:table-cell table:style-name="ce137" office:value-type="float" office:value="1">
            <office:annotation draw:style-name="gr2" draw:text-style-name="P1" svg:width="1.1413in" svg:height="0.5457in" svg:x="15.6587in" svg:y="7.7937in" draw:caption-point-x="-0.2402in" draw:caption-point-y="0.6028in">
              <dc:date>2018-06-25T00:00:00</dc:date>
              <text:p text:style-name="P1"><text:span text:style-name="T1">Chuẩn bị + phản biện khóa luận TN</text:span></text:p>
            </office:annotation>
            <text:p>1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TaiPA</text:p>
          </table:table-cell>
          <table:table-cell table:style-name="ce133" table:formula="of:=SUM([.D36:.AH36])" office:value-type="float" office:value="0.5">
            <text:p>0.5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8.0335in" draw:caption-point-x="-0.2402in" draw:caption-point-y="0.6106in">
              <dc:date>2018-06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8.0343in" draw:caption-point-x="-0.2402in" draw:caption-point-y="0.6098in">
              <dc:date>2018-06-05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7" draw:text-style-name="P1" svg:width="1.1413in" svg:height="0.8567in" svg:x="5.8421in" svg:y="8.0358in" draw:caption-point-x="-0.2402in" draw:caption-point-y="0.6083in">
              <dc:date>2018-06-08T00:00:00</dc:date>
              <text:p text:style-name="P1"><text:span text:style-name="T1">Bị cảm mệt trong người, xin đi trễ, 8h38 đến cty</text:span></text:p>
              <text:p text:style-name="P1"><text:span text:style-name="T1">Không khỏe, off chiều</text:span></text:p>
            </office:annotation>
            <text:p>0.5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7.3094in" svg:y="8.0366in" draw:caption-point-x="-0.2402in" draw:caption-point-y="0.6075in">
              <dc:date>2018-06-11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0.6358in" svg:y="8.039in" draw:caption-point-x="-0.2402in" draw:caption-point-y="0.6051in">
              <dc:date>2018-06-18T00:00:00</dc:date>
              <text:p text:style-name="P1"><text:span text:style-name="T1">Kẹt xe, 8h36 đến <text:s/>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8.0402in" draw:caption-point-x="-0.2402in" draw:caption-point-y="0.6039in">
              <dc:date>2018-06-21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TanNN</text:p>
          </table:table-cell>
          <table:table-cell table:style-name="ce133" table:formula="of:=SUM([.D37:.AH37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4.9287in" svg:y="8.2827in" draw:caption-point-x="-0.2402in" draw:caption-point-y="0.6091in">
              <dc:date>2018-06-06T00:00:00</dc:date>
              <text:p text:style-name="P1"><text:span text:style-name="T1">Bận việc cá nhân đột xuất, 9h44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3.8323in" svg:y="8.289in" draw:caption-point-x="-0.2402in" draw:caption-point-y="0.6028in">
              <dc:date>2018-06-25T00:00:00</dc:date>
              <text:p text:style-name="P1"><text:span text:style-name="T1">Bị bệnh, đi khám bệnh</text:span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TinNQ</text:p>
          </table:table-cell>
          <table:table-cell table:style-name="ce133" table:formula="of:=SUM([.D38:.AH38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4.9287in" svg:y="8.5303in" draw:caption-point-x="-0.2402in" draw:caption-point-y="0.6091in">
              <dc:date>2018-06-06T00:00:00</dc:date>
              <text:p text:style-name="P1"><text:span text:style-name="T1">Bận việc gia đình, 8h43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33" table:formula="of:=SUM([.D39:.AH39])" office:value-type="float" office:value="1.5">
            <text:p>1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8.2878in" svg:y="8.7803in" draw:caption-point-x="-0.2402in" draw:caption-point-y="0.6067in">
              <dc:date>2018-06-14T00:00:00</dc:date>
              <text:p text:style-name="P1"><text:span text:style-name="T1">Chở vợ đi khám bệnh, off sáng</text:span></text:p>
            </office:annotation>
            <text:p>0.5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0.6358in" svg:y="8.7819in" draw:caption-point-x="-0.2402in" draw:caption-point-y="0.6051in">
              <dc:date>2018-06-18T00:00:00</dc:date>
              <text:p text:style-name="P1"><text:span text:style-name="T1">Kẹt xe, 8h34 đến <text:s/>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4.289in" svg:y="8.785in" draw:caption-point-x="-0.2402in" draw:caption-point-y="0.602in">
              <dc:date>2018-06-26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haiNHQ</text:p>
          </table:table-cell>
          <table:table-cell table:style-name="ce133" table:formula="of:=SUM([.D40:.AH40])" office:value-type="float" office:value="1">
            <text:p>1</text:p>
          </table:table-cell>
          <table:table-cell table:style-name="ce137" office:value-type="float" office:value="1">
            <office:annotation draw:style-name="gr6" draw:text-style-name="P1" svg:width="1.1413in" svg:height="0.2634in" svg:x="2.6457in" svg:y="9.024in" draw:caption-point-x="-0.2402in" draw:caption-point-y="0.6106in">
              <dc:date>2018-05-14T00:00:00</dc:date>
              <text:p text:style-name="P1"><text:span text:style-name="T1">Đi du lịch</text:span></text:p>
            </office:annotation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5.6587in" svg:y="9.035in" draw:caption-point-x="-0.2402in" draw:caption-point-y="0.5996in">
              <dc:date>2018-06-29T00:00:00</dc:date>
              <text:p text:style-name="P1"><text:span text:style-name="T1">Ngủ quên, 8h33 đến cty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hamDT</text:p>
          </table:table-cell>
          <table:table-cell table:style-name="ce133" table:formula="of:=SUM([.D41:.AH41])" office:value-type="float" office:value="1">
            <text:p>1</text:p>
          </table:table-cell>
          <table:table-cell table:style-name="ce137" table:number-columns-repeated="10"/>
          <table:table-cell table:style-name="ce137" office:value-type="float" office:value="0">
            <office:annotation draw:style-name="gr6" draw:text-style-name="P1" svg:width="1.1413in" svg:height="0.2634in" svg:x="7.3094in" svg:y="9.2752in" draw:caption-point-x="-0.2402in" draw:caption-point-y="0.6071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7.7988in" svg:y="9.2752in" draw:caption-point-x="-0.2402in" draw:caption-point-y="0.6071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8.2878in" svg:y="9.2752in" draw:caption-point-x="-0.2402in" draw:caption-point-y="0.6071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8.7768in" svg:y="9.2752in" draw:caption-point-x="-0.2402in" draw:caption-point-y="0.6071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9.2661in" svg:y="9.2752in" draw:caption-point-x="-0.2402in" draw:caption-point-y="0.6071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6" draw:text-style-name="P1" svg:width="1.1413in" svg:height="0.2634in" svg:x="10.6358in" svg:y="9.2752in" draw:caption-point-x="-0.2402in" draw:caption-point-y="0.6071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11.0925in" svg:y="9.2752in" draw:caption-point-x="-0.2402in" draw:caption-point-y="0.6071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1.5492in" svg:y="9.2803in" draw:caption-point-x="-0.2402in" draw:caption-point-y="0.602in">
              <dc:date>2018-06-25T00:00:00</dc:date>
              <text:p text:style-name="P1"><text:span text:style-name="T1">Trừ 1h về sớm mỗi ngày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anhCH</text:p>
          </table:table-cell>
          <table:table-cell table:style-name="ce133" table:formula="of:=SUM([.D42:.AH42])" office:value-type="float" office:value="0.5"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.5">
            <office:annotation draw:style-name="gr2" draw:text-style-name="P1" svg:width="1.1413in" svg:height="0.5457in" svg:x="13.8323in" svg:y="9.5276in" draw:caption-point-x="-0.2402in" draw:caption-point-y="0.6024in">
              <dc:date>2018-06-25T00:00:00</dc:date>
              <text:p text:style-name="P1"><text:span text:style-name="T1">Bận việc gia đình, xin off chiều</text:span></text:p>
            </office:annotation>
            <text:p>0.5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aoDTN</text:p>
          </table:table-cell>
          <table:table-cell table:style-name="ce133" table:formula="of:=SUM([.D43:.AH43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.5">
            <office:annotation draw:style-name="gr4" draw:text-style-name="P1" svg:width="1.1413in" svg:height="0.3902in" svg:x="4.0157in" svg:y="9.7673in" draw:caption-point-x="-0.2402in" draw:caption-point-y="0.6102in">
              <dc:date>2018-06-05T00:00:00</dc:date>
              <text:p text:style-name="P1"><text:span text:style-name="T1">Chóng mặt, off sáng</text:span></text:p>
            </office:annotation>
            <text:p>0.5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9.7677in" draw:caption-point-x="-0.2402in" draw:caption-point-y="0.6098in">
              <dc:date>2018-06-05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7.3094in" svg:y="9.7701in" draw:caption-point-x="-0.2402in" draw:caption-point-y="0.6075in">
              <dc:date>2018-06-11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2" draw:text-style-name="P1" svg:width="1.1413in" svg:height="0.5457in" svg:x="11.5492in" svg:y="9.7732in" draw:caption-point-x="-0.2402in" draw:caption-point-y="0.6043in">
              <dc:date>2018-06-20T00:00:00</dc:date>
              <text:p text:style-name="P1"><text:span text:style-name="T1">Chở mẹ đi tái khám, xin đi trễ, 10h05 đến cty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4622in" svg:y="9.774in" draw:caption-point-x="-0.2402in" draw:caption-point-y="0.6035in">
              <dc:date>2018-06-22T00:00:00</dc:date>
              <text:p text:style-name="P1"><text:span text:style-name="T1">Kẹt xe, 8h34 đến t\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4.289in" svg:y="9.7756in" draw:caption-point-x="-0.2402in" draw:caption-point-y="0.602in">
              <dc:date>2018-06-26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inhT</text:p>
          </table:table-cell>
          <table:table-cell table:style-name="ce133" table:formula="of:=SUM([.D44:.AH44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2.0059in" svg:y="10.0217in" draw:caption-point-x="-0.2402in" draw:caption-point-y="0.6039in">
              <dc:date>2018-06-21T00:00:00</dc:date>
              <text:p text:style-name="P1"><text:span text:style-name="T1">Lấy giấy tờ, xin đi trễ, 8h33 đến cty</text:span></text:p>
            </office:annotation>
            <text:p>0</text:p>
          </table:table-cell>
          <table:table-cell table:style-name="ce137" office:value-type="float" office:value="1">
            <office:annotation draw:style-name="gr2" draw:text-style-name="P1" svg:width="1.1413in" svg:height="0.5457in" svg:x="12.4622in" svg:y="10.0154in" draw:caption-point-x="-0.2402in" draw:caption-point-y="0.6102in">
              <dc:date>2018-06-04T00:00:00</dc:date>
              <text:p text:style-name="P1"><text:span text:style-name="T1">Về đặt cọc xe, rạp cưới, chụp hình</text:span></text:p>
            </office:annotation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uyLTT</text:p>
          </table:table-cell>
          <table:table-cell table:style-name="ce133" table:formula="of:=SUM([.D45:.AH45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5.8421in" svg:y="10.265in" draw:caption-point-x="-0.2402in" draw:caption-point-y="0.6083in">
              <dc:date>2018-06-08T00:00:00</dc:date>
              <text:p text:style-name="P1"><text:span text:style-name="T1">Bận việc gia đình, xin đi trễ, 9h40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7.7988in" svg:y="10.2665in" draw:caption-point-x="-0.2402in" draw:caption-point-y="0.6067in">
              <dc:date>2018-06-12T00:00:00</dc:date>
              <text:p text:style-name="P1"><text:span text:style-name="T1">Đau thắt hông, đi bệnh viên khám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7768in" svg:y="10.2665in" draw:caption-point-x="-0.2402in" draw:caption-point-y="0.6067in">
              <dc:date>2018-06-14T00:00:00</dc:date>
              <text:p text:style-name="P1"><text:span text:style-name="T1">Mệt, xin đi trễ, 8h34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2.0059in" svg:y="10.2693in" draw:caption-point-x="-0.2402in" draw:caption-point-y="0.6039in">
              <dc:date>2018-06-21T00:00:00</dc:date>
              <text:p text:style-name="P1"><text:span text:style-name="T1">Bận việc gia đình, xin đi trễ, 9h29 đến cty</text:span></text:p>
            </office:annotation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2.4622in" svg:y="10.2701in" draw:caption-point-x="-0.2402in" draw:caption-point-y="0.6031in">
              <dc:date>2018-06-22T00:00:00</dc:date>
              <text:p text:style-name="P1"><text:span text:style-name="T1">Qua ngân hàng, xin đi trễ, 9h52 đến cty</text:span></text:p>
            </office:annotation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uyNTX</text:p>
          </table:table-cell>
          <table:table-cell table:style-name="ce133" table:formula="of:=SUM([.D46:.AH46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huyenTTN</text:p>
          </table:table-cell>
          <table:table-cell table:style-name="ce133" table:formula="of:=SUM([.D47:.AH47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9.2661in" svg:y="10.7626in" draw:caption-point-x="-0.2402in" draw:caption-point-y="0.6059in">
              <dc:date>2018-06-14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3.8323in" svg:y="10.7661in" draw:caption-point-x="-0.2402in" draw:caption-point-y="0.6024in">
              <dc:date>2018-06-25T00:00:00</dc:date>
              <text:p text:style-name="P1"><text:span text:style-name="T1">Bị mệt, xin đi trễ, 9h08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74" office:value-type="string">
            <text:p>VietBA</text:p>
          </table:table-cell>
          <table:table-cell table:style-name="ce133" table:formula="of:=SUM([.D48:.AH48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VinhP</text:p>
          </table:table-cell>
          <table:table-cell table:style-name="ce133" table:formula="of:=SUM([.D49:.AH49])" office:value-type="float" office:value="0.5"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4.472in" svg:y="11.2543in" draw:caption-point-x="-0.2402in" draw:caption-point-y="0.6094in">
              <dc:date>2018-06-05T00:00:00</dc:date>
              <text:p text:style-name="P1"><text:span text:style-name="T1">Đi khám tổng quát, off sáng</text:span></text:p>
            </office:annotation>
            <text:p>0.5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8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8" table:number-columns-repeated="24"/>
          <table:table-cell table:style-name="ce138" office:value-type="string">
            <text:p>làm</text:p>
          </table:table-cell>
          <table:table-cell table:style-name="ce138" table:number-columns-repeated="6"/>
          <table:table-cell table:style-name="ce43" table:number-columns-repeated="952"/>
        </table:table-row>
        <table:table-row table:style-name="ro2" table:number-rows-repeated="65344">
          <table:table-cell table:style-name="ce43" table:number-columns-repeated="3"/>
          <table:table-cell table:style-name="ce138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38"/>
          <table:table-cell table:number-columns-repeated="27"/>
          <table:table-cell table:style-name="ce138" table:number-columns-repeated="3"/>
          <table:table-cell table:style-name="ce43" table:number-columns-repeated="952"/>
        </table:table-row>
        <table:table-row table:style-name="ro2" table:number-rows-repeated="98313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7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50"/>
        <table:table-column table:style-name="co26" table:number-columns-repeated="7" table:default-cell-style-name="ce150"/>
        <table:table-column table:style-name="co25" table:number-columns-repeated="16" table:default-cell-style-name="ce150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45" table:number-columns-repeated="8"/>
          <table:table-cell table:style-name="ce151" office:value-type="string" table:number-columns-spanned="2" table:number-rows-spanned="1">
            <text:p>Month</text:p>
          </table:table-cell>
          <table:covered-table-cell table:style-name="ce152"/>
          <table:table-cell table:style-name="ce153" table:content-validation-name="val1" office:value-type="float" office:value="7" table:number-columns-spanned="2" table:number-rows-spanned="1">
            <text:p>7</text:p>
          </table:table-cell>
          <table:covered-table-cell table:style-name="ce152"/>
          <table:table-cell table:style-name="ce151" office:value-type="string" table:number-columns-spanned="2" table:number-rows-spanned="1">
            <text:p>Year</text:p>
          </table:table-cell>
          <table:covered-table-cell table:style-name="ce152"/>
          <table:table-cell table:style-name="ce151" office:value-type="float" office:value="2018" table:number-columns-spanned="2" table:number-rows-spanned="1">
            <text:p>2018</text:p>
          </table:table-cell>
          <table:covered-table-cell table:style-name="ce154"/>
          <table:table-cell table:style-name="ce145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46" table:formula="of:=DATE([.$R$1];[.N1];1)" office:value-type="date" office:date-value="2018-07-01">
            <text:p>01</text:p>
          </table:table-cell>
          <table:table-cell table:style-name="ce146" table:formula="of:=[.D2]+1" office:value-type="date" office:date-value="2018-07-02">
            <text:p>02</text:p>
          </table:table-cell>
          <table:table-cell table:style-name="ce146" table:formula="of:=[.E2]+1" office:value-type="date" office:date-value="2018-07-03">
            <text:p>03</text:p>
          </table:table-cell>
          <table:table-cell table:style-name="ce146" table:formula="of:=[.F2]+1" office:value-type="date" office:date-value="2018-07-04">
            <text:p>04</text:p>
          </table:table-cell>
          <table:table-cell table:style-name="ce146" table:formula="of:=[.G2]+1" office:value-type="date" office:date-value="2018-07-05">
            <text:p>05</text:p>
          </table:table-cell>
          <table:table-cell table:style-name="ce146" table:formula="of:=[.H2]+1" office:value-type="date" office:date-value="2018-07-06">
            <text:p>06</text:p>
          </table:table-cell>
          <table:table-cell table:style-name="ce146" table:formula="of:=[.I2]+1" office:value-type="date" office:date-value="2018-07-07">
            <text:p>07</text:p>
          </table:table-cell>
          <table:table-cell table:style-name="ce146" table:formula="of:=[.J2]+1" office:value-type="date" office:date-value="2018-07-08">
            <text:p>08</text:p>
          </table:table-cell>
          <table:table-cell table:style-name="ce146" table:formula="of:=[.K2]+1" office:value-type="date" office:date-value="2018-07-09">
            <text:p>09</text:p>
          </table:table-cell>
          <table:table-cell table:style-name="ce146" table:formula="of:=[.L2]+1" office:value-type="date" office:date-value="2018-07-10">
            <text:p>10</text:p>
          </table:table-cell>
          <table:table-cell table:style-name="ce146" table:formula="of:=[.M2]+1" office:value-type="date" office:date-value="2018-07-11">
            <text:p>11</text:p>
          </table:table-cell>
          <table:table-cell table:style-name="ce146" table:formula="of:=[.N2]+1" office:value-type="date" office:date-value="2018-07-12">
            <text:p>12</text:p>
          </table:table-cell>
          <table:table-cell table:style-name="ce146" table:formula="of:=[.O2]+1" office:value-type="date" office:date-value="2018-07-13">
            <text:p>13</text:p>
          </table:table-cell>
          <table:table-cell table:style-name="ce146" table:formula="of:=[.P2]+1" office:value-type="date" office:date-value="2018-07-14">
            <text:p>14</text:p>
          </table:table-cell>
          <table:table-cell table:style-name="ce146" table:formula="of:=[.Q2]+1" office:value-type="date" office:date-value="2018-07-15">
            <text:p>15</text:p>
          </table:table-cell>
          <table:table-cell table:style-name="ce146" table:formula="of:=[.R2]+1" office:value-type="date" office:date-value="2018-07-16">
            <text:p>16</text:p>
          </table:table-cell>
          <table:table-cell table:style-name="ce146" table:formula="of:=[.S2]+1" office:value-type="date" office:date-value="2018-07-17">
            <text:p>17</text:p>
          </table:table-cell>
          <table:table-cell table:style-name="ce146" table:formula="of:=[.T2]+1" office:value-type="date" office:date-value="2018-07-18">
            <text:p>18</text:p>
          </table:table-cell>
          <table:table-cell table:style-name="ce146" table:formula="of:=[.U2]+1" office:value-type="date" office:date-value="2018-07-19">
            <text:p>19</text:p>
          </table:table-cell>
          <table:table-cell table:style-name="ce146" table:formula="of:=[.V2]+1" office:value-type="date" office:date-value="2018-07-20">
            <text:p>20</text:p>
          </table:table-cell>
          <table:table-cell table:style-name="ce146" table:formula="of:=[.W2]+1" office:value-type="date" office:date-value="2018-07-21">
            <text:p>21</text:p>
          </table:table-cell>
          <table:table-cell table:style-name="ce146" table:formula="of:=[.X2]+1" office:value-type="date" office:date-value="2018-07-22">
            <text:p>22</text:p>
          </table:table-cell>
          <table:table-cell table:style-name="ce146" table:formula="of:=[.Y2]+1" office:value-type="date" office:date-value="2018-07-23">
            <text:p>23</text:p>
          </table:table-cell>
          <table:table-cell table:style-name="ce146" table:formula="of:=[.Z2]+1" office:value-type="date" office:date-value="2018-07-24">
            <text:p>24</text:p>
          </table:table-cell>
          <table:table-cell table:style-name="ce146" table:formula="of:=[.AA2]+1" office:value-type="date" office:date-value="2018-07-25">
            <text:p>25</text:p>
          </table:table-cell>
          <table:table-cell table:style-name="ce146" table:formula="of:=[.AB2]+1" office:value-type="date" office:date-value="2018-07-26">
            <text:p>26</text:p>
          </table:table-cell>
          <table:table-cell table:style-name="ce146" table:formula="of:=[.AC2]+1" office:value-type="date" office:date-value="2018-07-27">
            <text:p>27</text:p>
          </table:table-cell>
          <table:table-cell table:style-name="ce146" table:formula="of:=[.AD2]+1" office:value-type="date" office:date-value="2018-07-28">
            <text:p>28</text:p>
          </table:table-cell>
          <table:table-cell table:style-name="ce146" table:formula="of:=[.AE2]+1" office:value-type="date" office:date-value="2018-07-29">
            <text:p>29</text:p>
          </table:table-cell>
          <table:table-cell table:style-name="ce146" table:formula="of:=[.AF2]+1" office:value-type="date" office:date-value="2018-07-30">
            <text:p>30</text:p>
          </table:table-cell>
          <table:table-cell table:style-name="ce146" table:formula="of:=[.AG2]+1" office:value-type="date" office:date-value="2018-07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47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44" table:formula="of:=SUM([.D4:.AH4])" office:value-type="float" office:value="3">
            <text:p>3</text:p>
          </table:table-cell>
          <table:table-cell table:style-name="ce148"/>
          <table:table-cell table:style-name="ce148" office:value-type="float" office:value="0">
            <office:annotation draw:style-name="gr4" draw:text-style-name="P1" svg:width="1.1413in" svg:height="0.3902in" svg:x="3.1024in" svg:y="0.1079in" draw:caption-point-x="-0.2402in" draw:caption-point-y="0.6102in">
              <dc:date>2018-07-02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3.5591in" svg:y="0.1087in" draw:caption-point-x="-0.2402in" draw:caption-point-y="0.6094in">
              <dc:date>2018-07-03T00:00:00</dc:date>
              <text:p text:style-name="P1"><text:span text:style-name="T1">Bận việc gia đình, xin đi trễ, 8h58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0.1102in" draw:caption-point-x="-0.2402in" draw:caption-point-y="0.6079in">
              <dc:date>2018-07-06T00:00:00</dc:date>
              <text:p text:style-name="P1"><text:span text:style-name="T1">Dậy trễ, 8h36 đến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7.7988in" svg:y="0.1118in" draw:caption-point-x="-0.2402in" draw:caption-point-y="0.6063in">
              <dc:date>2018-07-12T00:00:00</dc:date>
              <text:p text:style-name="P1"><text:span text:style-name="T1">Ra quận lấy giấy tờ, xin đi trễ, 9h27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3" draw:text-style-name="P1" svg:width="1.1413in" svg:height="0.7012in" svg:x="9.7228in" svg:y="0.1126in" draw:caption-point-x="-0.2402in" draw:caption-point-y="0.6055in">
              <dc:date>2018-07-16T00:00:00</dc:date>
              <text:p text:style-name="P1"><text:span text:style-name="T1">Không khỏe, xin đi trễ, 11h33 đến cty (tính off sáng)</text:span></text:p>
            </office:annotation>
            <text:p>0.5</text:p>
          </table:table-cell>
          <table:table-cell table:style-name="ce148" office:value-type="float" office:value="1">
            <office:annotation draw:style-name="gr4" draw:text-style-name="P1" svg:width="1.1413in" svg:height="0.3902in" svg:x="10.1791in" svg:y="0.1138in" draw:caption-point-x="-0.2402in" draw:caption-point-y="0.6043in">
              <dc:date>2018-07-17T00:00:00</dc:date>
              <text:p text:style-name="P1"><text:span text:style-name="T1">Không khỏe</text:span></text:p>
            </office:annotation>
            <text:p>1</text:p>
          </table:table-cell>
          <table:table-cell table:style-name="ce148" office:value-type="float" office:value="0">
            <office:annotation draw:style-name="gr4" draw:text-style-name="P1" svg:width="1.1413in" svg:height="0.3902in" svg:x="10.6358in" svg:y="0.1717in" draw:caption-point-x="-0.2402in" draw:caption-point-y="0.5465in">
              <dc:date>2018-07-18T00:00:00</dc:date>
              <text:p text:style-name="P1"><text:span text:style-name="T1">Ngủ quên, 8h55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0.1146in" draw:caption-point-x="-0.2402in" draw:caption-point-y="0.6035in">
              <dc:date>2018-07-1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12.9189in" svg:y="0.1161in" draw:caption-point-x="-0.2402in" draw:caption-point-y="0.602in">
              <dc:date>2018-07-24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0.1161in" draw:caption-point-x="-0.2402in" draw:caption-point-y="0.602in">
              <dc:date>2018-07-24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3.8323in" svg:y="0.1165in" draw:caption-point-x="-0.2402in" draw:caption-point-y="0.6016in">
              <dc:date>2018-07-26T00:00:00</dc:date>
              <text:p text:style-name="P1"><text:span text:style-name="T1">Đi thăm bệnh, xin đi trễ, 10h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4.7457in" svg:y="0.1169in" draw:caption-point-x="-0.2402in" draw:caption-point-y="0.6012in">
              <dc:date>2018-07-27T00:00:00</dc:date>
              <text:p text:style-name="P1"><text:span text:style-name="T1">Đi lấy thuốc, 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6.1154in" svg:y="0.1181in" draw:caption-point-x="-0.2402in" draw:caption-point-y="0.6in">
              <dc:date>2018-07-30T00:00:00</dc:date>
              <text:p text:style-name="P1"><text:span text:style-name="T1">Bận việc, xin đi trễ, 9h đến cty</text:span></text:p>
            </office:annotation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6.572in" svg:y="0.1189in" draw:caption-point-x="-0.2402in" draw:caption-point-y="0.5992in">
              <dc:date>2018-07-31T00:00:00</dc:date>
              <text:p text:style-name="P1"><text:span text:style-name="T1">Bận việc nhà,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44" table:formula="of:=SUM([.D5:.AH5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6.3311in" svg:y="0.3583in" draw:caption-point-x="-0.2402in" draw:caption-point-y="0.6075in">
              <dc:date>2018-07-09T00:00:00</dc:date>
              <text:p text:style-name="P1"><text:span text:style-name="T1">Ra ngân hàng: 1h40 – 2h44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44" table:formula="of:=SUM([.D6:.AH6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44" table:formula="of:=SUM([.D7:.AH7])" office:value-type="float" office:value="0.5">
            <text:p>0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0.6358in" svg:y="0.8575in" draw:caption-point-x="-0.2402in" draw:caption-point-y="0.6035in">
              <dc:date>2018-07-19T00:00:00</dc:date>
              <text:p text:style-name="P1"><text:span text:style-name="T1">Bận việc đột xuất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5492in" svg:y="0.8579in" draw:caption-point-x="-0.2402in" draw:caption-point-y="0.6031in">
              <dc:date>2018-07-20T00:00:00</dc:date>
              <text:p text:style-name="P1"><text:span text:style-name="T1">Chở cô đi bệnh viện, xin đi trễ, 9h15 đến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289in" svg:y="0.8598in" draw:caption-point-x="-0.2402in" draw:caption-point-y="0.6012in">
              <dc:date>2018-07-27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73" office:value-type="string">
            <text:p>DaiPD</text:p>
          </table:table-cell>
          <table:table-cell table:style-name="ce144"/>
          <table:table-cell table:style-name="ce148" table:number-columns-repeated="5"/>
          <table:table-cell table:style-name="ce148" office:value-type="float" office:value="1">
            <text:p>1</text:p>
          </table:table-cell>
          <table:table-cell table:style-name="ce148" table:number-columns-repeated="23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44" table:formula="of:=SUM([.D9:.AH9])" office:value-type="float" office:value="1.5">
            <text:p>1.5</text:p>
          </table:table-cell>
          <table:table-cell table:style-name="ce148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0157in" svg:y="1.3476in" draw:caption-point-x="-0.2402in" draw:caption-point-y="0.6091in">
              <dc:date>2018-07-04T00:00:00</dc:date>
              <text:p text:style-name="P1"><text:span text:style-name="T1">Bận việc gia đình, xin đi trẽ, 8h37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1.3488in" draw:caption-point-x="-0.2402in" draw:caption-point-y="0.6079in">
              <dc:date>2018-07-06T00:00:00</dc:date>
              <text:p text:style-name="P1"><text:span text:style-name="T1">Ngủ quên, 8h41 đến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2878in" svg:y="1.3508in" draw:caption-point-x="-0.2402in" draw:caption-point-y="0.6059in">
              <dc:date>2018-07-13T00:00:00</dc:date>
              <text:p text:style-name="P1"><text:span text:style-name="T1">Bận việc nhà, xin đi trễ, 8h47 đến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0.6358in" svg:y="1.3531in" draw:caption-point-x="-0.2402in" draw:caption-point-y="0.6035in">
              <dc:date>2018-07-19T00:00:00</dc:date>
              <text:p text:style-name="P1"><text:span text:style-name="T1">Giải quyết giấy tờ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5492in" svg:y="1.3535in" draw:caption-point-x="-0.2402in" draw:caption-point-y="0.6031in">
              <dc:date>2018-07-20T00:00:00</dc:date>
              <text:p text:style-name="P1"><text:span text:style-name="T1">Bận việc nhà, xin đi trễ, 8h51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1.3547in" draw:caption-point-x="-0.2402in" draw:caption-point-y="0.602in">
              <dc:date>2018-07-24T00:00:00</dc:date>
              <text:p text:style-name="P1"><text:span text:style-name="T1">Bận việc nhà, 8h38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4.7457in" svg:y="1.3555in" draw:caption-point-x="-0.2402in" draw:caption-point-y="0.6012in">
              <dc:date>2018-07-27T00:00:00</dc:date>
              <text:p text:style-name="P1"><text:span text:style-name="T1">Bận việc gia đình, 8h33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6.1154in" svg:y="1.3567in" draw:caption-point-x="-0.2402in" draw:caption-point-y="0.6in">
              <dc:date>2018-07-30T00:00:00</dc:date>
              <text:p text:style-name="P1"><text:span text:style-name="T1">Chăm con, 8h34 đến cty</text:span></text:p>
            </office:annotation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6.572in" svg:y="1.3575in" draw:caption-point-x="-0.2402in" draw:caption-point-y="0.5992in">
              <dc:date>2018-07-31T00:00:00</dc:date>
              <text:p text:style-name="P1"><text:span text:style-name="T1">Làm giấy tờ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44" table:formula="of:=SUM([.D10:.AH10])" office:value-type="float" office:value="1">
            <text:p>1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11.0925in" svg:y="1.6008in" draw:caption-point-x="-0.2402in" draw:caption-point-y="0.6035in">
              <dc:date>2018-07-19T00:00:00</dc:date>
              <text:p text:style-name="P1"><text:span text:style-name="T1">Bị bệnh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7457in" svg:y="1.6031in" draw:caption-point-x="-0.2402in" draw:caption-point-y="0.6012in">
              <dc:date>2018-07-27T00:00:00</dc:date>
              <text:p text:style-name="P1"><text:span text:style-name="T1">Ngủ dậy muộn, 8h45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2" draw:text-style-name="P1" svg:width="1.1413in" svg:height="0.5457in" svg:x="16.1154in" svg:y="1.6043in" draw:caption-point-x="-0.2402in" draw:caption-point-y="0.6in">
              <dc:date>2018-07-30T00:00:00</dc:date>
              <text:p text:style-name="P1"><text:span text:style-name="T1">Qua ngân hàng làm thủ tục,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44" table:formula="of:=SUM([.D11:.AH11])" office:value-type="float" office:value="0.5">
            <text:p>0.5</text:p>
          </table:table-cell>
          <table:table-cell table:style-name="ce148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3.5591in" svg:y="1.8425in" draw:caption-point-x="-0.2402in" draw:caption-point-y="0.6094in">
              <dc:date>2018-07-03T00:00:00</dc:date>
              <text:p text:style-name="P1"><text:span text:style-name="T1">Đi khám bệnh. Off chiều</text:span></text:p>
            </office:annotation>
            <text:p>0.5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44" table:formula="of:=SUM([.D12:.AH12])" office:value-type="float" office:value="0.5">
            <text:p>0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3" draw:text-style-name="P1" svg:width="1.1413in" svg:height="0.7012in" svg:x="6.3311in" svg:y="2.0925in" draw:caption-point-x="-0.2402in" draw:caption-point-y="0.6071in">
              <dc:date>2018-07-09T00:00:00</dc:date>
              <text:p text:style-name="P1"><text:span text:style-name="T1">Ra ngân hàng, xin đi trễ, 10h26 vào cty, tính off sáng</text:span></text:p>
            </office:annotation>
            <text:p>0.5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74" office:value-type="string">
            <text:p>HaTH</text:p>
          </table:table-cell>
          <table:table-cell table:style-name="ce144" table:formula="of:=SUM([.D13:.AH13])" office:value-type="float" office:value="0">
            <text:p>0</text:p>
          </table:table-cell>
          <table:table-cell table:style-name="ce148"/>
          <table:table-cell table:style-name="ce148" office:value-type="float" office:value="0">
            <office:annotation draw:style-name="gr4" draw:text-style-name="P1" svg:width="1.1413in" svg:height="0.3902in" svg:x="3.1024in" svg:y="2.337in" draw:caption-point-x="-0.2402in" draw:caption-point-y="0.6102in">
              <dc:date>2018-07-02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5591in" svg:y="2.337in" draw:caption-point-x="-0.2402in" draw:caption-point-y="0.6102in">
              <dc:date>2018-07-03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0157in" svg:y="2.3382in" draw:caption-point-x="-0.2402in" draw:caption-point-y="0.6091in">
              <dc:date>2018-07-04T00:00:00</dc:date>
              <text:p text:style-name="P1"><text:span text:style-name="T1">Bận việc gia đình, 8h50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472in" svg:y="2.3382in" draw:caption-point-x="-0.2402in" draw:caption-point-y="0.6091in">
              <dc:date>2018-07-05T00:00:00</dc:date>
              <text:p text:style-name="P1"><text:span text:style-name="T1">Bận việc gia đình, 8h59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9287in" svg:y="2.3382in" draw:caption-point-x="-0.2402in" draw:caption-point-y="0.6091in">
              <dc:date>2018-07-06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6.3311in" svg:y="2.3394in" draw:caption-point-x="-0.2402in" draw:caption-point-y="0.6079in">
              <dc:date>2018-07-09T00:00:00</dc:date>
              <text:p text:style-name="P1"><text:span text:style-name="T1">Dậy muộn, 8h50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8205in" svg:y="2.3398in" draw:caption-point-x="-0.2402in" draw:caption-point-y="0.6075in">
              <dc:date>2018-07-10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3094in" svg:y="2.3406in" draw:caption-point-x="-0.2402in" draw:caption-point-y="0.6067in">
              <dc:date>2018-07-11T00:00:00</dc:date>
              <text:p text:style-name="P1"><text:span text:style-name="T1">Sửa xe, xin đi trễ, 9h26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7988in" svg:y="2.3409in" draw:caption-point-x="-0.2402in" draw:caption-point-y="0.6063in">
              <dc:date>2018-07-12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2.3409in" draw:caption-point-x="-0.2402in" draw:caption-point-y="0.6063in">
              <dc:date>2018-07-13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9.7228in" svg:y="2.3417in" draw:caption-point-x="-0.2402in" draw:caption-point-y="0.6055in">
              <dc:date>2018-07-16T00:00:00</dc:date>
              <text:p text:style-name="P1"><text:span text:style-name="T1">Bận việc gia đình, 8h54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1791in" svg:y="2.3425in" draw:caption-point-x="-0.2402in" draw:caption-point-y="0.6047in">
              <dc:date>2018-07-17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6358in" svg:y="2.3425in" draw:caption-point-x="-0.2402in" draw:caption-point-y="0.6047in">
              <dc:date>2018-07-19T00:00:00</dc:date>
              <text:p text:style-name="P1"><text:span text:style-name="T1">Kẹt xe, 8h52 vào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0925in" svg:y="2.3437in" draw:caption-point-x="-0.2402in" draw:caption-point-y="0.6035in">
              <dc:date>2018-07-19T00:00:00</dc:date>
              <text:p text:style-name="P1"><text:span text:style-name="T1">Bận việc gia đình, 8h53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2.9189in" svg:y="2.3453in" draw:caption-point-x="-0.2402in" draw:caption-point-y="0.602in">
              <dc:date>2018-07-24T00:00:00</dc:date>
              <text:p text:style-name="P1"><text:span text:style-name="T1">Kẹt xe,. 8H44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2.4028in" draw:caption-point-x="-0.2402in" draw:caption-point-y="0.5445in">
              <dc:date>2018-07-24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2.348in" draw:caption-point-x="-0.2402in" draw:caption-point-y="0.5992in">
              <dc:date>2018-07-3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44" table:formula="of:=SUM([.D14:.AH14])" office:value-type="float" office:value="0.5">
            <text:p>0.5</text:p>
          </table:table-cell>
          <table:table-cell table:style-name="ce148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0157in" svg:y="2.5858in" draw:caption-point-x="-0.2402in" draw:caption-point-y="0.6091in">
              <dc:date>2018-07-04T00:00:00</dc:date>
              <text:p text:style-name="P1"><text:span text:style-name="T1">Bận việc gia đình, xin đi trễ, 9h49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2" draw:text-style-name="P1" svg:width="1.1413in" svg:height="0.5457in" svg:x="4.9287in" svg:y="2.587in" draw:caption-point-x="-0.2402in" draw:caption-point-y="0.6079in">
              <dc:date>2018-07-06T00:00:00</dc:date>
              <text:p text:style-name="P1"><text:span text:style-name="T1">Làm hồ sơ nhập học cho con, off sáng</text:span></text:p>
            </office:annotation>
            <text:p>0.5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6358in" svg:y="2.5913in" draw:caption-point-x="-0.2402in" draw:caption-point-y="0.6035in">
              <dc:date>2018-07-19T00:00:00</dc:date>
              <text:p text:style-name="P1"><text:span text:style-name="T1">Bận việc nhà, 8h37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2.6488in" draw:caption-point-x="-0.2402in" draw:caption-point-y="0.5461in">
              <dc:date>2018-07-1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3" draw:text-style-name="P1" svg:width="1.1413in" svg:height="0.7012in" svg:x="12.9189in" svg:y="2.5929in" draw:caption-point-x="-0.2402in" draw:caption-point-y="0.602in">
              <dc:date>2018-07-24T00:00:00</dc:date>
              <text:p text:style-name="P1"><text:span text:style-name="T1">Chở con đi chích ngừa, xin đi trễ, 10h27 vào cty, đã làm bù giờ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7457in" svg:y="2.5937in" draw:caption-point-x="-0.2402in" draw:caption-point-y="0.6012in">
              <dc:date>2018-07-27T00:00:00</dc:date>
              <text:p text:style-name="P1"><text:span text:style-name="T1">Bận việc nhà, 8h41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16.1154in" svg:y="2.5965in" draw:caption-point-x="-0.2402in" draw:caption-point-y="0.5984in">
              <dc:date>2018-08-01T00:00:00</dc:date>
              <text:p text:style-name="P1"><text:span text:style-name="T1">Bận việc gia đình, xin đi trễ, 9h50 đến cty</text:span></text:p>
            </office:annotation>
            <text:p>0</text:p>
          </table:table-cell>
          <table:table-cell table:style-name="ce148" office:value-type="float" office:value="0">
            <office:annotation draw:style-name="gr3" draw:text-style-name="P1" svg:width="1.1413in" svg:height="0.7012in" svg:x="16.572in" svg:y="2.5957in" draw:caption-point-x="-0.2402in" draw:caption-point-y="0.5992in">
              <dc:date>2018-07-31T00:00:00</dc:date>
              <text:p text:style-name="P1"><text:span text:style-name="T1">Đăng ký nhập học cho con, xin đi trễ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44" table:formula="of:=SUM([.D15:.AH15])" office:value-type="float" office:value="1.5">
            <text:p>1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6.8205in" svg:y="2.835in" draw:caption-point-x="-0.2402in" draw:caption-point-y="0.6075in">
              <dc:date>2018-07-10T00:00:00</dc:date>
              <text:p text:style-name="P1"><text:span text:style-name="T1">Đau nhức chân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2878in" svg:y="2.8366in" draw:caption-point-x="-0.2402in" draw:caption-point-y="0.6059in">
              <dc:date>2018-07-13T00:00:00</dc:date>
              <text:p text:style-name="P1"><text:span text:style-name="T1">Bận việc riêng, xin đi trễ, 9h05 đến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5492in" svg:y="2.8394in" draw:caption-point-x="-0.2402in" draw:caption-point-y="0.6031in">
              <dc:date>2018-07-20T00:00:00</dc:date>
              <text:p text:style-name="P1"><text:span text:style-name="T1">Chiều đi tập huấn BHXH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4.7457in" svg:y="2.8413in" draw:caption-point-x="-0.2402in" draw:caption-point-y="0.6012in">
              <dc:date>2018-07-27T00:00:00</dc:date>
              <text:p text:style-name="P1"><text:span text:style-name="T1">Mệt trong người, xin off sáng</text:span></text:p>
            </office:annotation>
            <text:p>0.5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anTTH</text:p>
          </table:table-cell>
          <table:table-cell table:style-name="ce144" table:formula="of:=SUM([.D16:.AH16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44" table:formula="of:=SUM([.D17:.AH17])" office:value-type="float" office:value="7">
            <text:p>7</text:p>
          </table:table-cell>
          <table:table-cell table:style-name="ce148"/>
          <table:table-cell table:style-name="ce148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4.472in" svg:y="3.3299in" draw:caption-point-x="-0.2402in" draw:caption-point-y="0.6083in">
              <dc:date>2018-07-05T00:00:00</dc:date>
              <text:p text:style-name="P1"><text:span text:style-name="T1">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11.5492in" svg:y="3.3358in" draw:caption-point-x="-0.2402in" draw:caption-point-y="0.6024in">
              <dc:date>2018-07-20T00:00:00</dc:date>
              <text:p text:style-name="P1"><text:span text:style-name="T1">Off sáng</text:span></text:p>
            </office:annotation>
            <text:p>0.5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44" table:formula="of:=SUM([.D18:.AH18])" office:value-type="float" office:value="0">
            <text:p>0</text:p>
          </table:table-cell>
          <table:table-cell table:style-name="ce148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9287in" svg:y="3.578in" draw:caption-point-x="-0.2402in" draw:caption-point-y="0.6079in">
              <dc:date>2018-07-06T00:00:00</dc:date>
              <text:p text:style-name="P1"><text:span text:style-name="T1">Người nhà vào chơi, xin đi trễ, 9h08 đến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3.5799in" draw:caption-point-x="-0.2402in" draw:caption-point-y="0.6059in">
              <dc:date>2018-07-13T00:00:00</dc:date>
              <text:p text:style-name="P1"><text:span text:style-name="T1">Mệt trong người, 8h54 đến cty</text:span></text:p>
            </office:annotation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3.3756in" svg:y="3.5839in" draw:caption-point-x="-0.2402in" draw:caption-point-y="0.602in">
              <dc:date>2018-07-24T00:00:00</dc:date>
              <text:p text:style-name="P1"><text:span text:style-name="T1">Chở em trai ra sân bay, xin đi trễ, 9h18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3.5866in" draw:caption-point-x="-0.2402in" draw:caption-point-y="0.5992in">
              <dc:date>2018-07-3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44" table:formula="of:=SUM([.D19:.AH19])" office:value-type="float" office:value="2">
            <text:p>2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4.289in" svg:y="3.8303in" draw:caption-point-x="-0.2402in" draw:caption-point-y="0.6031in">
              <dc:date>2018-07-20T00:00:00</dc:date>
              <text:p text:style-name="P1"><text:span text:style-name="T1">Về quê nghỉ ngơi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4.7457in" svg:y="3.8303in" draw:caption-point-x="-0.2402in" draw:caption-point-y="0.6031in">
              <dc:date>2018-07-20T00:00:00</dc:date>
              <text:p text:style-name="P1"><text:span text:style-name="T1">Về quê nghỉ ngơi</text:span></text:p>
            </office:annotation>
            <text:p>1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44" table:formula="of:=SUM([.D20:.AH20])" office:value-type="float" office:value="1">
            <text:p>1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4.7457in" svg:y="4.0799in" draw:caption-point-x="-0.2402in" draw:caption-point-y="0.6012in">
              <dc:date>2018-07-27T00:00:00</dc:date>
              <text:p text:style-name="P1"><text:span text:style-name="T1">Chuyển nhà</text:span></text:p>
            </office:annotation>
            <text:p>1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144" table:formula="of:=SUM([.D21:.AH21])" office:value-type="float" office:value="7">
            <text:p>7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3" draw:text-style-name="P1" svg:width="1.1413in" svg:height="0.7012in" svg:x="6.3311in" svg:y="4.3209in" draw:caption-point-x="-0.2402in" draw:caption-point-y="0.6079in">
              <dc:date>2018-07-09T00:00:00</dc:date>
              <text:p text:style-name="P1"><text:span text:style-name="T1">Ở quê vào sáng nay nên mệt, xin đi trễ, 9h10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8" draw:text-style-name="P1" svg:width="1.1413in" svg:height="1.0122in" svg:x="7.7988in" svg:y="4.3185in" draw:caption-point-x="-0.2402in" draw:caption-point-y="0.6102in">
              <dc:date>2018-07-30T00:00:00</dc:date>
              <text:p text:style-name="P1"><text:span text:style-name="T1">Về quê làm đám cưới → áp dụng chính sách cưới cho staff → vẫn chấm công bình thường</text:span></text:p>
            </office:annotation>
            <text:p>0</text:p>
          </table:table-cell>
          <table:table-cell table:style-name="ce148" office:value-type="float" office:value="0">
            <office:annotation draw:style-name="gr8" draw:text-style-name="P1" svg:width="1.1413in" svg:height="1.0122in" svg:x="8.2878in" svg:y="4.3185in" draw:caption-point-x="-0.2402in" draw:caption-point-y="0.6102in">
              <dc:date>2018-08-21T00:00:00</dc:date>
              <text:p text:style-name="P1"><text:span text:style-name="T1">Về quê làm đám cưới → áp dụng chính sách cưới cho staff → vẫn chấm công bình thường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8" draw:text-style-name="P1" svg:width="1.1413in" svg:height="1.0122in" svg:x="9.7228in" svg:y="4.3185in" draw:caption-point-x="-0.2402in" draw:caption-point-y="0.6102in">
              <dc:date>2018-07-30T00:00:00</dc:date>
              <text:p text:style-name="P1"><text:span text:style-name="T1">Về quê làm đám cưới → áp dụng chính sách cưới cho staff → vẫn chấm công bình thường</text:span></text:p>
            </office:annotation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0.1791in" svg:y="4.3185in" draw:caption-point-x="-0.2402in" draw:caption-point-y="0.6102in">
              <dc:date>2018-07-02T00:00:00</dc:date>
              <text:p text:style-name="P1"><text:span text:style-name="T1">Về quê làm đám cưới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0.6358in" svg:y="4.3185in" draw:caption-point-x="-0.2402in" draw:caption-point-y="0.6102in">
              <dc:date>2018-07-02T00:00:00</dc:date>
              <text:p text:style-name="P1"><text:span text:style-name="T1">Về quê làm đám cưới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1.0925in" svg:y="4.3185in" draw:caption-point-x="-0.2402in" draw:caption-point-y="0.6102in">
              <dc:date>2018-07-02T00:00:00</dc:date>
              <text:p text:style-name="P1"><text:span text:style-name="T1">Về quê làm đám cưới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1.5492in" svg:y="4.3185in" draw:caption-point-x="-0.2402in" draw:caption-point-y="0.6102in">
              <dc:date>2018-07-02T00:00:00</dc:date>
              <text:p text:style-name="P1"><text:span text:style-name="T1">Về quê làm đám cưới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1">
            <office:annotation draw:style-name="gr4" draw:text-style-name="P1" svg:width="1.1413in" svg:height="0.3902in" svg:x="12.9189in" svg:y="4.3185in" draw:caption-point-x="-0.2402in" draw:caption-point-y="0.6102in">
              <dc:date>2018-07-02T00:00:00</dc:date>
              <text:p text:style-name="P1"><text:span text:style-name="T1">Về quê làm đám cưới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3.3756in" svg:y="4.3185in" draw:caption-point-x="-0.2402in" draw:caption-point-y="0.6102in">
              <dc:date>2018-07-02T00:00:00</dc:date>
              <text:p text:style-name="P1"><text:span text:style-name="T1">Về quê làm đám cưới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7457in" svg:y="4.3276in" draw:caption-point-x="-0.2402in" draw:caption-point-y="0.6012in">
              <dc:date>2018-07-27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4" draw:text-style-name="P1" svg:width="1.1413in" svg:height="0.3902in" svg:x="16.1154in" svg:y="4.3287in" draw:caption-point-x="-0.2402in" draw:caption-point-y="0.6in">
              <dc:date>2018-07-3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44" table:formula="of:=SUM([.D22:.AH22])" office:value-type="float" office:value="1">
            <text:p>1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3094in" svg:y="4.5697in" draw:caption-point-x="-0.2402in" draw:caption-point-y="0.6067in">
              <dc:date>2018-07-11T00:00:00</dc:date>
              <text:p text:style-name="P1"><text:span text:style-name="T1">Đau đầu, xin đi trễ, 8h45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7988in" svg:y="4.5701in" draw:caption-point-x="-0.2402in" draw:caption-point-y="0.6063in">
              <dc:date>2018-07-12T00:00:00</dc:date>
              <text:p text:style-name="P1"><text:span text:style-name="T1">Kiếm chìa khóa xe, 8h41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2878in" svg:y="4.5705in" draw:caption-point-x="-0.2402in" draw:caption-point-y="0.6059in">
              <dc:date>2018-07-13T00:00:00</dc:date>
              <text:p text:style-name="P1"><text:span text:style-name="T1">Ngủ quên, xin đi trễ, 8h47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9.7228in" svg:y="4.5709in" draw:caption-point-x="-0.2402in" draw:caption-point-y="0.6055in">
              <dc:date>2018-07-16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2.9189in" svg:y="4.5744in" draw:caption-point-x="-0.2402in" draw:caption-point-y="0.602in">
              <dc:date>2018-07-24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16.1154in" svg:y="4.5764in" draw:caption-point-x="-0.2402in" draw:caption-point-y="0.6in">
              <dc:date>2018-07-30T00:00:00</dc:date>
              <text:p text:style-name="P1"><text:span text:style-name="T1">Mệt + đau đầu, xin đi trễ, 8h52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44" table:formula="of:=SUM([.D23:.AH23])" office:value-type="float" office:value="1.5">
            <text:p>1.5</text:p>
          </table:table-cell>
          <table:table-cell table:style-name="ce148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3.5591in" svg:y="4.8146in" draw:caption-point-x="-0.2402in" draw:caption-point-y="0.6094in">
              <dc:date>2018-07-03T00:00:00</dc:date>
              <text:p text:style-name="P1"><text:span text:style-name="T1">Chở người thân đi khám bệnh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2" draw:text-style-name="P1" svg:width="1.1413in" svg:height="0.5457in" svg:x="6.8205in" svg:y="4.8165in" draw:caption-point-x="-0.2402in" draw:caption-point-y="0.6075in">
              <dc:date>2018-07-10T00:00:00</dc:date>
              <text:p text:style-name="P1"><text:span text:style-name="T1">Chở người thân đi khám bệnh, off sáng</text:span></text:p>
            </office:annotation>
            <text:p>0.5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KietNVT</text:p>
          </table:table-cell>
          <table:table-cell table:style-name="ce144" table:formula="of:=SUM([.D24:.AH24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LinhBT</text:p>
          </table:table-cell>
          <table:table-cell table:style-name="ce144" table:formula="of:=SUM([.D25:.AH25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MaiLT</text:p>
          </table:table-cell>
          <table:table-cell table:style-name="ce144" table:formula="of:=SUM([.D26:.AH26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5.5614in" draw:caption-point-x="-0.2402in" draw:caption-point-y="0.6059in">
              <dc:date>2018-07-13T00:00:00</dc:date>
              <text:p text:style-name="P1"><text:span text:style-name="T1">Bể bánh xe, 8h37 đến cty</text:span></text:p>
            </office:annotation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ManhNB</text:p>
          </table:table-cell>
          <table:table-cell table:style-name="ce144" table:formula="of:=SUM([.D27:.AH27])" office:value-type="float" office:value="2">
            <text:p>2</text:p>
          </table:table-cell>
          <table:table-cell table:style-name="ce148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5591in" svg:y="5.8055in" draw:caption-point-x="-0.2402in" draw:caption-point-y="0.6094in">
              <dc:date>2018-07-03T00:00:00</dc:date>
              <text:p text:style-name="P1"><text:span text:style-name="T1">Hư xe, xin đi trễ, 9h31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0157in" svg:y="5.8059in" draw:caption-point-x="-0.2402in" draw:caption-point-y="0.6091in">
              <dc:date>2018-07-04T00:00:00</dc:date>
              <text:p text:style-name="P1"><text:span text:style-name="T1">Đợi chị Hà, xin đi trễ, 8h50 đến cty</text:span></text:p>
            </office:annotation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4.472in" svg:y="5.8055in" draw:caption-point-x="-0.2402in" draw:caption-point-y="0.6094in">
              <dc:date>2018-07-03T00:00:00</dc:date>
              <text:p text:style-name="P1"><text:span text:style-name="T1">Đi du lịch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4.9287in" svg:y="5.8055in" draw:caption-point-x="-0.2402in" draw:caption-point-y="0.6094in">
              <dc:date>2018-07-03T00:00:00</dc:date>
              <text:p text:style-name="P1"><text:span text:style-name="T1">Đi du lịch</text:span></text:p>
            </office:annotation>
            <text:p>1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9.7228in" svg:y="5.8094in" draw:caption-point-x="-0.2402in" draw:caption-point-y="0.6055in">
              <dc:date>2018-07-16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5.8114in" draw:caption-point-x="-0.2402in" draw:caption-point-y="0.6035in">
              <dc:date>2018-07-19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5.8157in" draw:caption-point-x="-0.2402in" draw:caption-point-y="0.5992in">
              <dc:date>2018-07-31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NamTH</text:p>
          </table:table-cell>
          <table:table-cell table:style-name="ce144" table:formula="of:=SUM([.D28:.AH28])" office:value-type="float" office:value="0.5">
            <text:p>0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2" draw:text-style-name="P1" svg:width="1.1413in" svg:height="0.5457in" svg:x="9.7228in" svg:y="6.0571in" draw:caption-point-x="-0.2402in" draw:caption-point-y="0.6055in">
              <dc:date>2018-07-16T00:00:00</dc:date>
              <text:p text:style-name="P1"><text:span text:style-name="T1">Nhà có việc ko lên SG kịp, off sáng</text:span></text:p>
            </office:annotation>
            <text:p>0.5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amTV</text:p>
          </table:table-cell>
          <table:table-cell table:style-name="ce144" table:formula="of:=SUM([.D29:.AH29])" office:value-type="float" office:value="1.5">
            <text:p>1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6358in" svg:y="6.3067in" draw:caption-point-x="-0.2402in" draw:caption-point-y="0.6035in">
              <dc:date>2018-07-19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7" draw:text-style-name="P1" svg:width="1.1413in" svg:height="0.8567in" svg:x="16.1154in" svg:y="6.3091in" draw:caption-point-x="-0.2402in" draw:caption-point-y="0.6012in">
              <dc:date>2018-07-27T00:00:00</dc:date>
              <text:p text:style-name="P1"><text:span text:style-name="T1">Nhà có đám cưới, xin off sáng</text:span></text:p>
              <text:p text:style-name="P1"><text:span text:style-name="T1">Chiều về sớm, 4h30 về</text:span></text:p>
            </office:annotation>
            <text:p>0.5</text:p>
          </table:table-cell>
          <table:table-cell table:style-name="ce148" office:value-type="float" office:value="1">
            <office:annotation draw:style-name="gr4" draw:text-style-name="P1" svg:width="1.1413in" svg:height="0.3902in" svg:x="16.572in" svg:y="6.3094in" draw:caption-point-x="-0.2402in" draw:caption-point-y="0.6008in">
              <dc:date>2018-07-27T00:00:00</dc:date>
              <text:p text:style-name="P1"><text:span text:style-name="T1">Nhà có đám cưới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hanHTH</text:p>
          </table:table-cell>
          <table:table-cell table:style-name="ce144" table:formula="of:=SUM([.D30:.AH30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anNM</text:p>
          </table:table-cell>
          <table:table-cell table:style-name="ce144" table:formula="of:=SUM([.D31:.AH31])" office:value-type="float" office:value="1">
            <text:p>1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0.1791in" svg:y="6.8in" draw:caption-point-x="-0.2402in" draw:caption-point-y="0.6055in">
              <dc:date>2018-07-16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6.8035in" draw:caption-point-x="-0.2402in" draw:caption-point-y="0.602in">
              <dc:date>2018-07-24T00:00:00</dc:date>
              <text:p text:style-name="P1"><text:span text:style-name="T1">Mất thẻ xe, xin đi trễ, 8h38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anPV</text:p>
          </table:table-cell>
          <table:table-cell table:style-name="ce144" table:formula="of:=SUM([.D32:.AH32])" office:value-type="float" office:value="0">
            <text:p>0</text:p>
          </table:table-cell>
          <table:table-cell table:style-name="ce148" table:number-columns-repeated="25"/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atNH</text:p>
          </table:table-cell>
          <table:table-cell table:style-name="ce144" table:formula="of:=SUM([.D33:.AH33])" office:value-type="float" office:value="0">
            <text:p>0</text:p>
          </table:table-cell>
          <table:table-cell table:style-name="ce148" table:number-columns-repeated="2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uPHQ</text:p>
          </table:table-cell>
          <table:table-cell table:style-name="ce144" table:formula="of:=SUM([.D34:.AH34])" office:value-type="float" office:value="0">
            <text:p>0</text:p>
          </table:table-cell>
          <table:table-cell table:style-name="ce148"/>
          <table:table-cell table:style-name="ce148" office:value-type="float" office:value="0">
            <office:annotation draw:style-name="gr4" draw:text-style-name="P1" svg:width="1.1413in" svg:height="0.3902in" svg:x="3.1024in" svg:y="7.5382in" draw:caption-point-x="-0.2402in" draw:caption-point-y="0.6102in">
              <dc:date>2018-07-02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0157in" svg:y="7.5394in" draw:caption-point-x="-0.2402in" draw:caption-point-y="0.6091in">
              <dc:date>2018-07-04T00:00:00</dc:date>
              <text:p text:style-name="P1"><text:span text:style-name="T1">Bể bánh xe, xin đi trễ, 8h45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7.5402in" draw:caption-point-x="-0.2402in" draw:caption-point-y="0.6083in">
              <dc:date>2018-07-0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6.3311in" svg:y="7.5406in" draw:caption-point-x="-0.2402in" draw:caption-point-y="0.6079in">
              <dc:date>2018-07-09T00:00:00</dc:date>
              <text:p text:style-name="P1"><text:span text:style-name="T1">Nhà nước ngập, kẹt xe, 8h40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7988in" svg:y="7.5421in" draw:caption-point-x="-0.2402in" draw:caption-point-y="0.6063in">
              <dc:date>2018-07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9.7228in" svg:y="7.5429in" draw:caption-point-x="-0.2402in" draw:caption-point-y="0.6055in">
              <dc:date>2018-07-16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6358in" svg:y="7.5449in" draw:caption-point-x="-0.2402in" draw:caption-point-y="0.6035in">
              <dc:date>2018-07-19T00:00:00</dc:date>
              <text:p text:style-name="P1"><text:span text:style-name="T1">Bể bánh xe, 8h46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7.6024in" draw:caption-point-x="-0.2402in" draw:caption-point-y="0.5461in">
              <dc:date>2018-07-19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2.9189in" svg:y="7.5465in" draw:caption-point-x="-0.2402in" draw:caption-point-y="0.602in">
              <dc:date>2018-07-24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7.6039in" draw:caption-point-x="-0.2402in" draw:caption-point-y="0.5445in">
              <dc:date>2018-07-24T00:00:00</dc:date>
              <text:p text:style-name="P1"><text:span text:style-name="T1">Kẹt xe, 8h346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289in" svg:y="7.5472in" draw:caption-point-x="-0.2402in" draw:caption-point-y="0.6012in">
              <dc:date>2018-07-27T00:00:00</dc:date>
              <text:p text:style-name="P1"><text:span text:style-name="T1">Đau bụng, xin đi trễ, 8h39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7.5492in" draw:caption-point-x="-0.2402in" draw:caption-point-y="0.5992in">
              <dc:date>2018-07-31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uVNQ</text:p>
          </table:table-cell>
          <table:table-cell table:style-name="ce144" table:formula="of:=SUM([.D35:.AH35])" office:value-type="float" office:value="5.5">
            <text:p>5.5</text:p>
          </table:table-cell>
          <table:table-cell table:style-name="ce148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2" draw:text-style-name="P1" svg:width="1.1413in" svg:height="0.5457in" svg:x="4.472in" svg:y="7.7878in" draw:caption-point-x="-0.2402in" draw:caption-point-y="0.6087in">
              <dc:date>2018-07-05T00:00:00</dc:date>
              <text:p text:style-name="P1"><text:span text:style-name="T1">Lên trường gặp giảng viên hướng dẫn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2" draw:text-style-name="P1" svg:width="1.1413in" svg:height="0.5457in" svg:x="7.7988in" svg:y="7.7878in" draw:caption-point-x="-0.2402in" draw:caption-point-y="0.6087in">
              <dc:date>2018-07-05T00:00:00</dc:date>
              <text:p text:style-name="P1"><text:span text:style-name="T1">Lên trường gặp giảng viên hướng dẫn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2" draw:text-style-name="P1" svg:width="1.1413in" svg:height="0.5457in" svg:x="11.0925in" svg:y="7.7878in" draw:caption-point-x="-0.2402in" draw:caption-point-y="0.6087in">
              <dc:date>2018-07-05T00:00:00</dc:date>
              <text:p text:style-name="P1"><text:span text:style-name="T1">Lên trường gặp giảng viên hướng dẫn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2" draw:text-style-name="P1" svg:width="1.1413in" svg:height="0.5457in" svg:x="14.289in" svg:y="7.7878in" draw:caption-point-x="-0.2402in" draw:caption-point-y="0.6087in">
              <dc:date>2018-07-05T00:00:00</dc:date>
              <text:p text:style-name="P1"><text:span text:style-name="T1">Lên trường gặp giảng viên hướng dẫn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16.1154in" svg:y="7.7965in" draw:caption-point-x="-0.2402in" draw:caption-point-y="0.6in">
              <dc:date>2018-07-30T00:00:00</dc:date>
              <text:p text:style-name="P1"><text:span text:style-name="T1">Lên trường xin chữ ký, off chiều</text:span></text:p>
            </office:annotation>
            <text:p>0.5</text:p>
          </table:table-cell>
          <table:table-cell table:style-name="ce148" office:value-type="float" office:value="1">
            <office:annotation draw:style-name="gr4" draw:text-style-name="P1" svg:width="1.1413in" svg:height="0.3902in" svg:x="16.572in" svg:y="7.7972in" draw:caption-point-x="-0.2402in" draw:caption-point-y="0.5992in">
              <dc:date>2018-07-31T00:00:00</dc:date>
              <text:p text:style-name="P1"><text:span text:style-name="T1">Nộp báo cáo luận văn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73" office:value-type="string">
            <text:p>PhatHDT</text:p>
          </table:table-cell>
          <table:table-cell table:style-name="ce144" table:formula="of:=SUM([.D36:.AH36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6.3311in" svg:y="8.0362in" draw:caption-point-x="-0.2402in" draw:caption-point-y="0.6079in">
              <dc:date>2018-07-09T00:00:00</dc:date>
              <text:p text:style-name="P1"><text:span text:style-name="T1">Ngủ quên, 8h36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2.9189in" svg:y="8.0421in" draw:caption-point-x="-0.2402in" draw:caption-point-y="0.602in">
              <dc:date>2018-07-24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6.1154in" svg:y="8.0445in" draw:caption-point-x="-0.2402in" draw:caption-point-y="0.5996in">
              <dc:date>2018-07-30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5" office:value-type="string">
            <text:p>PhongPT</text:p>
          </table:table-cell>
          <table:table-cell table:style-name="ce144" table:formula="of:=SUM([.D37:.AH37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44" table:formula="of:=SUM([.D38:.AH38])" office:value-type="float" office:value="2.5">
            <text:p>2.5</text:p>
          </table:table-cell>
          <table:table-cell table:style-name="ce148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3" draw:text-style-name="P1" svg:width="1.1413in" svg:height="0.7012in" svg:x="4.0157in" svg:y="8.5303in" draw:caption-point-x="-0.2402in" draw:caption-point-y="0.6091in">
              <dc:date>2018-07-04T00:00:00</dc:date>
              <text:p text:style-name="P1"><text:span text:style-name="T1">Có việc gấp phải lên gặp giáo viên hướng dẫn,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4.9287in" svg:y="8.5311in" draw:caption-point-x="-0.2402in" draw:caption-point-y="0.6083in">
              <dc:date>2018-07-06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1">
            <office:annotation draw:style-name="gr4" draw:text-style-name="P1" svg:width="1.1413in" svg:height="0.3902in" svg:x="6.3311in" svg:y="8.5315in" draw:caption-point-x="-0.2402in" draw:caption-point-y="0.6079in">
              <dc:date>2018-07-09T00:00:00</dc:date>
              <text:p text:style-name="P1"><text:span text:style-name="T1">Lên trường bảo vệ khóa luận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3" draw:text-style-name="P1" svg:width="1.1413in" svg:height="0.7012in" svg:x="9.7228in" svg:y="8.5346in" draw:caption-point-x="-0.2402in" draw:caption-point-y="0.6047in">
              <dc:date>2018-07-16T00:00:00</dc:date>
              <text:p text:style-name="P1"><text:span text:style-name="T1">Lên trường nộp cuốn báo cáo cuối cùng, off sáng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8.5358in" draw:caption-point-x="-0.2402in" draw:caption-point-y="0.6035in">
              <dc:date>2018-07-19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4.289in" svg:y="8.5382in" draw:caption-point-x="-0.2402in" draw:caption-point-y="0.6012in">
              <dc:date>2018-07-27T00:00:00</dc:date>
              <text:p text:style-name="P1"><text:span text:style-name="T1">Qua ngân hàng, xin đi trễ, 9h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PhuTV</text:p>
          </table:table-cell>
          <table:table-cell table:style-name="ce144" table:formula="of:=SUM([.D39:.AH39])" office:value-type="float" office:value="1">
            <text:p>1</text:p>
          </table:table-cell>
          <table:table-cell table:style-name="ce148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3" draw:text-style-name="P1" svg:width="1.1413in" svg:height="0.7012in" svg:x="4.0157in" svg:y="8.778in" draw:caption-point-x="-0.2402in" draw:caption-point-y="0.6091in">
              <dc:date>2018-07-04T00:00:00</dc:date>
              <text:p text:style-name="P1"><text:span text:style-name="T1">lên trường nộp khóa luận tốt nghiệp, off chiều</text:span></text:p>
              <text:p text:style-name="P1"><text:span text:style-name="T1"/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4.7457in" svg:y="8.7858in" draw:caption-point-x="-0.2402in" draw:caption-point-y="0.6012in">
              <dc:date>2018-07-27T00:00:00</dc:date>
              <text:p text:style-name="P1"><text:span text:style-name="T1">Phản biện khóa luận, off sáng</text:span></text:p>
            </office:annotation>
            <text:p>0.5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aiPA</text:p>
          </table:table-cell>
          <table:table-cell table:style-name="ce144" table:formula="of:=SUM([.D40:.AH40])" office:value-type="float" office:value="0.5">
            <text:p>0.5</text:p>
          </table:table-cell>
          <table:table-cell table:style-name="ce148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5591in" svg:y="9.0252in" draw:caption-point-x="-0.2402in" draw:caption-point-y="0.6094in">
              <dc:date>2018-07-03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9.0268in" draw:caption-point-x="-0.2402in" draw:caption-point-y="0.6079in">
              <dc:date>2018-07-06T00:00:00</dc:date>
              <text:p text:style-name="P1"><text:span text:style-name="T1">Làm giấy tờ, xin đi trễ, 9h đến cty</text:span></text:p>
            </office:annotation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9.7228in" svg:y="9.0291in" draw:caption-point-x="-0.2402in" draw:caption-point-y="0.6055in">
              <dc:date>2018-07-16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9.0886in" draw:caption-point-x="-0.2402in" draw:caption-point-y="0.5461in">
              <dc:date>2018-07-1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5492in" svg:y="9.0315in" draw:caption-point-x="-0.2402in" draw:caption-point-y="0.6031in">
              <dc:date>2018-07-20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2.9189in" svg:y="9.0327in" draw:caption-point-x="-0.2402in" draw:caption-point-y="0.602in">
              <dc:date>2018-07-24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3.8323in" svg:y="9.0335in" draw:caption-point-x="-0.2402in" draw:caption-point-y="0.6012in">
              <dc:date>2018-07-26T00:00:00</dc:date>
              <text:p text:style-name="P1"><text:span text:style-name="T1">Chở mẹ đi khám bệnh,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3" draw:text-style-name="P1" svg:width="1.1413in" svg:height="0.7012in" svg:x="14.7457in" svg:y="9.0335in" draw:caption-point-x="-0.2402in" draw:caption-point-y="0.6012in">
              <dc:date>2018-07-27T00:00:00</dc:date>
              <text:p text:style-name="P1"><text:span text:style-name="T1">Bận việc cá nhân đột xuất, xin đi trễ, 8h39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6.1154in" svg:y="9.035in" draw:caption-point-x="-0.2402in" draw:caption-point-y="0.5996in">
              <dc:date>2018-07-3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9.0354in" draw:caption-point-x="-0.2402in" draw:caption-point-y="0.5992in">
              <dc:date>2018-07-31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amHVH</text:p>
          </table:table-cell>
          <table:table-cell table:style-name="ce144" table:formula="of:=SUM([.D41:.AH41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anNN</text:p>
          </table:table-cell>
          <table:table-cell table:style-name="ce144" table:formula="of:=SUM([.D42:.AH42])" office:value-type="float" office:value="4">
            <text:p>4</text:p>
          </table:table-cell>
          <table:table-cell table:style-name="ce148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472in" svg:y="9.5213in" draw:caption-point-x="-0.2402in" draw:caption-point-y="0.6087in">
              <dc:date>2018-07-05T00:00:00</dc:date>
              <text:p text:style-name="P1"><text:span text:style-name="T1">Lấy giấy tờ bảo hiểm, xin đi trễ, 9h14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6.3311in" svg:y="9.522in" draw:caption-point-x="-0.2402in" draw:caption-point-y="0.6079in">
              <dc:date>2018-07-09T00:00:00</dc:date>
              <text:p text:style-name="P1"><text:span text:style-name="T1">Bị sốt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7.3094in" svg:y="9.522in" draw:caption-point-x="-0.2402in" draw:caption-point-y="0.6079in">
              <dc:date>2018-07-11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0.1791in" svg:y="9.5256in" draw:caption-point-x="-0.2402in" draw:caption-point-y="0.6043in">
              <dc:date>2018-07-17T00:00:00</dc:date>
              <text:p text:style-name="P1"><text:span text:style-name="T1">Chở mẹ đi khám bệnh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4" draw:text-style-name="P1" svg:width="1.1413in" svg:height="0.3902in" svg:x="16.1154in" svg:y="9.5299in" draw:caption-point-x="-0.2402in" draw:caption-point-y="0.6in">
              <dc:date>2018-07-30T00:00:00</dc:date>
              <text:p text:style-name="P1"><text:span text:style-name="T1">Bận việc cá nhân đột xuất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inNQ</text:p>
          </table:table-cell>
          <table:table-cell table:style-name="ce144" table:formula="of:=SUM([.D43:.AH43])" office:value-type="float" office:value="0.5">
            <text:p>0.5</text:p>
          </table:table-cell>
          <table:table-cell table:style-name="ce148"/>
          <table:table-cell table:style-name="ce148" office:value-type="float" office:value="0">
            <office:annotation draw:style-name="gr4" draw:text-style-name="P1" svg:width="1.1413in" svg:height="0.3902in" svg:x="3.1024in" svg:y="9.7677in" draw:caption-point-x="-0.2402in" draw:caption-point-y="0.6098in">
              <dc:date>2018-07-02T00:00:00</dc:date>
              <text:p text:style-name="P1"><text:span text:style-name="T1">Hư xe, 8h49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3.5591in" svg:y="9.7677in" draw:caption-point-x="-0.2402in" draw:caption-point-y="0.6098in">
              <dc:date>2018-07-03T00:00:00</dc:date>
              <text:p text:style-name="P1"><text:span text:style-name="T1">Làm thẻ ngân hàng, xin đi trễ, 9h03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5492in" svg:y="9.7744in" draw:caption-point-x="-0.2402in" draw:caption-point-y="0.6031in">
              <dc:date>2018-07-2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3.3756in" svg:y="9.7756in" draw:caption-point-x="-0.2402in" draw:caption-point-y="0.602in">
              <dc:date>2018-07-24T00:00:00</dc:date>
              <text:p text:style-name="P1"><text:span text:style-name="T1">Làm giấy tờ, xin đi trễ, 8h45 đến cty</text:span></text:p>
            </office:annotation>
            <text:p>0</text:p>
          </table:table-cell>
          <table:table-cell table:style-name="ce148" office:value-type="float" office:value="0.5">
            <office:annotation draw:style-name="gr2" draw:text-style-name="P1" svg:width="1.1413in" svg:height="0.5457in" svg:x="13.8323in" svg:y="9.776in" draw:caption-point-x="-0.2402in" draw:caption-point-y="0.6016in">
              <dc:date>2018-07-26T00:00:00</dc:date>
              <text:p text:style-name="P1"><text:span text:style-name="T1">Bận việc gia đình, xin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7457in" svg:y="9.7764in" draw:caption-point-x="-0.2402in" draw:caption-point-y="0.6012in">
              <dc:date>2018-07-27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144" table:formula="of:=SUM([.D44:.AH44])" office:value-type="float" office:value="0">
            <text:p>0</text:p>
          </table:table-cell>
          <table:table-cell table:style-name="ce148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3.5591in" svg:y="10.0161in" draw:caption-point-x="-0.2402in" draw:caption-point-y="0.6094in">
              <dc:date>2018-07-03T00:00:00</dc:date>
              <text:p text:style-name="P1"><text:span text:style-name="T1">Rửa vết thương do té xe, 8h38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6.3311in" svg:y="10.0177in" draw:caption-point-x="-0.2402in" draw:caption-point-y="0.6079in">
              <dc:date>2018-07-09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148" office:value-type="float" office:value="0">
            <office:annotation draw:style-name="gr7" draw:text-style-name="P1" svg:width="1.1413in" svg:height="0.8567in" svg:x="6.8205in" svg:y="10.0185in" draw:caption-point-x="-0.2402in" draw:caption-point-y="0.6071in">
              <dc:date>2018-08-07T00:00:00</dc:date>
              <text:p text:style-name="P1"><text:span text:style-name="T1">Bà nhập viện, xin off chiều. Thứ 7 sẽ làm remote bù → Đã làm bù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1791in" svg:y="10.0209in" draw:caption-point-x="-0.2402in" draw:caption-point-y="0.6047in">
              <dc:date>2018-07-17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10.0224in" draw:caption-point-x="-0.2402in" draw:caption-point-y="0.6031in">
              <dc:date>2018-07-19T00:00:00</dc:date>
              <text:p text:style-name="P1"><text:span text:style-name="T1">Làm giấy tờ, xin đi trễ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289in" svg:y="10.0244in" draw:caption-point-x="-0.2402in" draw:caption-point-y="0.6012in">
              <dc:date>2018-07-27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aiNHQ</text:p>
          </table:table-cell>
          <table:table-cell table:style-name="ce144" table:formula="of:=SUM([.D45:.AH45])" office:value-type="float" office:value="1">
            <text:p>1</text:p>
          </table:table-cell>
          <table:table-cell table:style-name="ce148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4.9287in" svg:y="10.265in" draw:caption-point-x="-0.2402in" draw:caption-point-y="0.6083in">
              <dc:date>2018-07-06T00:00:00</dc:date>
              <text:p text:style-name="P1"><text:span text:style-name="T1">Không khỏe, đi khám bệnh</text:span></text:p>
            </office:annotation>
            <text:p>1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7.3094in" svg:y="10.2665in" draw:caption-point-x="-0.2402in" draw:caption-point-y="0.6067in">
              <dc:date>2018-07-11T00:00:00</dc:date>
              <text:p text:style-name="P1"><text:span text:style-name="T1">Qua ngân hàng, xin đi trễ, 8h55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amDT</text:p>
          </table:table-cell>
          <table:table-cell table:style-name="ce144" table:formula="of:=SUM([.D46:.AH46])" office:value-type="float" office:value="2.5">
            <text:p>2.5</text:p>
          </table:table-cell>
          <table:table-cell table:style-name="ce148"/>
          <table:table-cell table:style-name="ce148" office:value-type="float" office:value="1">
            <office:annotation draw:style-name="gr4" draw:text-style-name="P1" svg:width="1.1413in" svg:height="0.3902in" svg:x="3.1024in" svg:y="10.5098in" draw:caption-point-x="-0.2402in" draw:caption-point-y="0.611in">
              <dc:date>2018-06-25T00:00:00</dc:date>
              <text:p text:style-name="P1"><text:span text:style-name="T1">Trừ 1h về sớm mỗi ngày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6.3311in" svg:y="10.5154in" draw:caption-point-x="-0.2402in" draw:caption-point-y="0.6055in">
              <dc:date>2018-07-16T00:00:00</dc:date>
              <text:p text:style-name="P1"><text:span text:style-name="T1">Trừ 1h về sớm mỗi ngày</text:span></text:p>
            </office:annotation>
            <text:p>0.5</text:p>
          </table:table-cell>
          <table:table-cell table:style-name="ce148" office:value-type="float" office:value="0">
            <office:annotation draw:style-name="gr2" draw:text-style-name="P1" svg:width="1.1413in" svg:height="0.5457in" svg:x="6.8205in" svg:y="10.5134in" draw:caption-point-x="-0.2402in" draw:caption-point-y="0.6075in">
              <dc:date>2018-07-10T00:00:00</dc:date>
              <text:p text:style-name="P1"><text:span text:style-name="T1">Bận việc gia đình, xin đi trễ, 9h09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3094in" svg:y="10.5142in" draw:caption-point-x="-0.2402in" draw:caption-point-y="0.6067in">
              <dc:date>2018-07-11T00:00:00</dc:date>
              <text:p text:style-name="P1"><text:span text:style-name="T1">Kẹt xe, 8h54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10.5177in" draw:caption-point-x="-0.2402in" draw:caption-point-y="0.6031in">
              <dc:date>2018-07-19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5492in" svg:y="10.5177in" draw:caption-point-x="-0.2402in" draw:caption-point-y="0.6031in">
              <dc:date>2018-07-20T00:00:00</dc:date>
              <text:p text:style-name="P1"><text:span text:style-name="T1">Qua lấy nem chả, 8h36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10.5764in" draw:caption-point-x="-0.2402in" draw:caption-point-y="0.5445in">
              <dc:date>2018-07-24T00:00:00</dc:date>
              <text:p text:style-name="P1"><text:span text:style-name="T1">Kẹt xe, 8h346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4.289in" svg:y="10.5197in" draw:caption-point-x="-0.2402in" draw:caption-point-y="0.6012in">
              <dc:date>2018-07-27T00:00:00</dc:date>
              <text:p text:style-name="P1"><text:span text:style-name="T1">Mẹ ốm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hanhCH</text:p>
          </table:table-cell>
          <table:table-cell table:style-name="ce144" table:formula="of:=SUM([.D47:.AH47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haoDTN</text:p>
          </table:table-cell>
          <table:table-cell table:style-name="ce144" table:formula="of:=SUM([.D48:.AH48])" office:value-type="float" office:value="0">
            <text:p>0</text:p>
          </table:table-cell>
          <table:table-cell table:style-name="ce148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5591in" svg:y="11.0067in" draw:caption-point-x="-0.2402in" draw:caption-point-y="0.6094in">
              <dc:date>2018-07-0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11.0079in" draw:caption-point-x="-0.2402in" draw:caption-point-y="0.6083in">
              <dc:date>2018-07-06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7.3094in" svg:y="11.0094in" draw:caption-point-x="-0.2402in" draw:caption-point-y="0.6067in">
              <dc:date>2018-07-11T00:00:00</dc:date>
              <text:p text:style-name="P1"><text:span text:style-name="T1">Lên phường làm giấy tờ, xin đi trễ, 9h48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7988in" svg:y="11.0098in" draw:caption-point-x="-0.2402in" draw:caption-point-y="0.6063in">
              <dc:date>2018-07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11.0102in" draw:caption-point-x="-0.2402in" draw:caption-point-y="0.6059in">
              <dc:date>2018-07-1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1791in" svg:y="11.0114in" draw:caption-point-x="-0.2402in" draw:caption-point-y="0.6047in">
              <dc:date>2018-07-17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11.013in" draw:caption-point-x="-0.2402in" draw:caption-point-y="0.6031in">
              <dc:date>2018-07-19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2.9189in" svg:y="11.0142in" draw:caption-point-x="-0.2402in" draw:caption-point-y="0.602in">
              <dc:date>2018-07-24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11.0169in" draw:caption-point-x="-0.2402in" draw:caption-point-y="0.5992in">
              <dc:date>2018-07-3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hinhT</text:p>
          </table:table-cell>
          <table:table-cell table:style-name="ce144" table:formula="of:=SUM([.D49:.AH49])" office:value-type="float" office:value="2">
            <text:p>2</text:p>
          </table:table-cell>
          <table:table-cell table:style-name="ce148"/>
          <table:table-cell table:style-name="ce148" office:value-type="float" office:value="1">
            <office:annotation draw:style-name="gr4" draw:text-style-name="P1" svg:width="1.1413in" svg:height="0.3902in" svg:x="3.1024in" svg:y="11.2535in" draw:caption-point-x="-0.2402in" draw:caption-point-y="0.6102in">
              <dc:date>2018-07-02T00:00:00</dc:date>
              <text:p text:style-name="P1"><text:span text:style-name="T1">Bận việc riêng ở quê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1.5492in" svg:y="11.2531in" draw:caption-point-x="-0.2402in" draw:caption-point-y="0.6106in">
              <dc:date>2018-06-04T00:00:00</dc:date>
              <text:p text:style-name="P1"><text:span text:style-name="T1">Chuẩn bị làm đám hỏi</text:span></text:p>
            </office:annotation>
            <text:p>1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huyLTT</text:p>
          </table:table-cell>
          <table:table-cell table:style-name="ce144" table:formula="of:=SUM([.D50:.AH50])" office:value-type="float" office:value="2.5">
            <text:p>2.5</text:p>
          </table:table-cell>
          <table:table-cell table:style-name="ce148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4.0157in" svg:y="11.5024in" draw:caption-point-x="-0.2402in" draw:caption-point-y="0.6091in">
              <dc:date>2018-07-04T00:00:00</dc:date>
              <text:p text:style-name="P1"><text:span text:style-name="T1">Bị sốt, off sáng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3" draw:text-style-name="P1" svg:width="1.1413in" svg:height="0.7012in" svg:x="6.8205in" svg:y="11.5039in" draw:caption-point-x="-0.2402in" draw:caption-point-y="0.6075in">
              <dc:date>2018-07-10T00:00:00</dc:date>
              <text:p text:style-name="P1"><text:span text:style-name="T1">Mệt trong người, xin đi trễ, 10h20 đến cty → tính off sáng</text:span></text:p>
            </office:annotation>
            <text:p>0.5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0.1791in" svg:y="11.5059in" draw:caption-point-x="-0.2402in" draw:caption-point-y="0.6055in">
              <dc:date>2018-07-16T00:00:00</dc:date>
              <text:p text:style-name="P1"><text:span text:style-name="T1">Giỗ ba</text:span></text:p>
            </office:annotation>
            <text:p>1</text:p>
          </table:table-cell>
          <table:table-cell table:style-name="ce148" office:value-type="float" office:value="0.5">
            <office:annotation draw:style-name="gr6" draw:text-style-name="P1" svg:width="1.1413in" svg:height="0.2634in" svg:x="10.6358in" svg:y="11.5079in" draw:caption-point-x="-0.2402in" draw:caption-point-y="0.6035in">
              <dc:date>2018-07-19T00:00:00</dc:date>
              <text:p text:style-name="P1"><text:span text:style-name="T1">Mệt, off sáng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11.5094in" draw:caption-point-x="-0.2402in" draw:caption-point-y="0.602in">
              <dc:date>2018-07-24T00:00:00</dc:date>
              <text:p text:style-name="P1"><text:span text:style-name="T1">Mất thẻ xe, xin đi trễ, 8h38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huyNTX</text:p>
          </table:table-cell>
          <table:table-cell table:style-name="ce144" table:formula="of:=SUM([.D51:.AH51])" office:value-type="float" office:value="1.5">
            <text:p>1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7.3094in" svg:y="11.7528in" draw:caption-point-x="-0.2402in" draw:caption-point-y="0.6063in">
              <dc:date>2018-07-11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3" draw:text-style-name="P1" svg:width="1.1413in" svg:height="0.7012in" svg:x="12.9189in" svg:y="11.7571in" draw:caption-point-x="-0.2402in" draw:caption-point-y="0.602in">
              <dc:date>2018-07-24T00:00:00</dc:date>
              <text:p text:style-name="P1"><text:span text:style-name="T1">Đau bụng, xin đi trễ, 10h07 đến cty → tính off sáng</text:span></text:p>
            </office:annotation>
            <text:p>0.5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huyenTTN</text:p>
          </table:table-cell>
          <table:table-cell table:style-name="ce144" table:formula="of:=SUM([.D52:.AH52])" office:value-type="float" office:value="1">
            <text:p>1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6.3311in" svg:y="11.9988in" draw:caption-point-x="-0.2402in" draw:caption-point-y="0.6079in">
              <dc:date>2018-07-09T00:00:00</dc:date>
              <text:p text:style-name="P1"><text:span text:style-name="T1">Bị mệt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1791in" svg:y="12.0024in" draw:caption-point-x="-0.2402in" draw:caption-point-y="0.6043in">
              <dc:date>2018-07-17T00:00:00</dc:date>
              <text:p text:style-name="P1"><text:span text:style-name="T1">Bị mệt, xin đi trễ, 9h54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12.0079in" draw:caption-point-x="-0.2402in" draw:caption-point-y="0.5988in">
              <dc:date>2018-07-31T00:00:00</dc:date>
              <text:p text:style-name="P1"><text:span text:style-name="T1">Đau đầum xin đi trễ, 9h17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74" office:value-type="string">
            <text:p>VietBA</text:p>
          </table:table-cell>
          <table:table-cell table:style-name="ce144" table:formula="of:=SUM([.D53:.AH53])" office:value-type="float" office:value="0.5">
            <text:p>0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1791in" svg:y="12.25in" draw:caption-point-x="-0.2402in" draw:caption-point-y="0.6047in">
              <dc:date>2018-07-17T00:00:00</dc:date>
              <text:p text:style-name="P1"><text:span text:style-name="T1">Kẹt xe, 8h34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7" draw:text-style-name="P1" svg:width="1.1413in" svg:height="0.8567in" svg:x="13.8323in" svg:y="12.2531in" draw:caption-point-x="-0.2402in" draw:caption-point-y="0.6016in">
              <dc:date>2018-07-31T00:00:00</dc:date>
              <text:p text:style-name="P1"><text:span text:style-name="T1">Bận việc <text:s/>gia đình, xin off chiều, sẽ làm bù sau → Đã làm bù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2" draw:text-style-name="P1" svg:width="1.1413in" svg:height="0.5457in" svg:x="16.572in" svg:y="12.2555in" draw:caption-point-x="-0.2402in" draw:caption-point-y="0.5992in">
              <dc:date>2018-07-31T00:00:00</dc:date>
              <text:p text:style-name="P1"><text:span text:style-name="T1">Bận việc cá nhân đột xuất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VinhP</text:p>
          </table:table-cell>
          <table:table-cell table:style-name="ce144" table:formula="of:=SUM([.D54:.AH54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49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49"/>
          <table:table-cell table:number-columns-repeated="27"/>
          <table:table-cell table:style-name="ce149" table:number-columns-repeated="3"/>
          <table:table-cell table:style-name="ce43" table:number-columns-repeated="952"/>
        </table:table-row>
        <table:table-row table:style-name="ro2" table:number-rows-repeated="98312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8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61"/>
        <table:table-column table:style-name="co26" table:number-columns-repeated="7" table:default-cell-style-name="ce161"/>
        <table:table-column table:style-name="co25" table:number-columns-repeated="16" table:default-cell-style-name="ce161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56" table:number-columns-repeated="8"/>
          <table:table-cell table:style-name="ce162" office:value-type="string" table:number-columns-spanned="2" table:number-rows-spanned="1">
            <text:p>Month</text:p>
          </table:table-cell>
          <table:covered-table-cell table:style-name="ce163"/>
          <table:table-cell table:style-name="ce164" table:content-validation-name="val1" office:value-type="float" office:value="8" table:number-columns-spanned="2" table:number-rows-spanned="1">
            <text:p>8</text:p>
          </table:table-cell>
          <table:covered-table-cell table:style-name="ce163"/>
          <table:table-cell table:style-name="ce162" office:value-type="string" table:number-columns-spanned="2" table:number-rows-spanned="1">
            <text:p>Year</text:p>
          </table:table-cell>
          <table:covered-table-cell table:style-name="ce163"/>
          <table:table-cell table:style-name="ce162" office:value-type="float" office:value="2018" table:number-columns-spanned="2" table:number-rows-spanned="1">
            <text:p>2018</text:p>
          </table:table-cell>
          <table:covered-table-cell table:style-name="ce165"/>
          <table:table-cell table:style-name="ce156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57" table:formula="of:=DATE([.$R$1];[.N1];1)" office:value-type="date" office:date-value="2018-08-01">
            <text:p>01</text:p>
          </table:table-cell>
          <table:table-cell table:style-name="ce157" table:formula="of:=[.D2]+1" office:value-type="date" office:date-value="2018-08-02">
            <text:p>02</text:p>
          </table:table-cell>
          <table:table-cell table:style-name="ce157" table:formula="of:=[.E2]+1" office:value-type="date" office:date-value="2018-08-03">
            <text:p>03</text:p>
          </table:table-cell>
          <table:table-cell table:style-name="ce157" table:formula="of:=[.F2]+1" office:value-type="date" office:date-value="2018-08-04">
            <text:p>04</text:p>
          </table:table-cell>
          <table:table-cell table:style-name="ce157" table:formula="of:=[.G2]+1" office:value-type="date" office:date-value="2018-08-05">
            <text:p>05</text:p>
          </table:table-cell>
          <table:table-cell table:style-name="ce157" table:formula="of:=[.H2]+1" office:value-type="date" office:date-value="2018-08-06">
            <text:p>06</text:p>
          </table:table-cell>
          <table:table-cell table:style-name="ce157" table:formula="of:=[.I2]+1" office:value-type="date" office:date-value="2018-08-07">
            <text:p>07</text:p>
          </table:table-cell>
          <table:table-cell table:style-name="ce157" table:formula="of:=[.J2]+1" office:value-type="date" office:date-value="2018-08-08">
            <text:p>08</text:p>
          </table:table-cell>
          <table:table-cell table:style-name="ce157" table:formula="of:=[.K2]+1" office:value-type="date" office:date-value="2018-08-09">
            <text:p>09</text:p>
          </table:table-cell>
          <table:table-cell table:style-name="ce157" table:formula="of:=[.L2]+1" office:value-type="date" office:date-value="2018-08-10">
            <text:p>10</text:p>
          </table:table-cell>
          <table:table-cell table:style-name="ce157" table:formula="of:=[.M2]+1" office:value-type="date" office:date-value="2018-08-11">
            <text:p>11</text:p>
          </table:table-cell>
          <table:table-cell table:style-name="ce157" table:formula="of:=[.N2]+1" office:value-type="date" office:date-value="2018-08-12">
            <text:p>12</text:p>
          </table:table-cell>
          <table:table-cell table:style-name="ce157" table:formula="of:=[.O2]+1" office:value-type="date" office:date-value="2018-08-13">
            <text:p>13</text:p>
          </table:table-cell>
          <table:table-cell table:style-name="ce157" table:formula="of:=[.P2]+1" office:value-type="date" office:date-value="2018-08-14">
            <text:p>14</text:p>
          </table:table-cell>
          <table:table-cell table:style-name="ce157" table:formula="of:=[.Q2]+1" office:value-type="date" office:date-value="2018-08-15">
            <text:p>15</text:p>
          </table:table-cell>
          <table:table-cell table:style-name="ce157" table:formula="of:=[.R2]+1" office:value-type="date" office:date-value="2018-08-16">
            <text:p>16</text:p>
          </table:table-cell>
          <table:table-cell table:style-name="ce157" table:formula="of:=[.S2]+1" office:value-type="date" office:date-value="2018-08-17">
            <text:p>17</text:p>
          </table:table-cell>
          <table:table-cell table:style-name="ce157" table:formula="of:=[.T2]+1" office:value-type="date" office:date-value="2018-08-18">
            <text:p>18</text:p>
          </table:table-cell>
          <table:table-cell table:style-name="ce157" table:formula="of:=[.U2]+1" office:value-type="date" office:date-value="2018-08-19">
            <text:p>19</text:p>
          </table:table-cell>
          <table:table-cell table:style-name="ce157" table:formula="of:=[.V2]+1" office:value-type="date" office:date-value="2018-08-20">
            <text:p>20</text:p>
          </table:table-cell>
          <table:table-cell table:style-name="ce157" table:formula="of:=[.W2]+1" office:value-type="date" office:date-value="2018-08-21">
            <text:p>21</text:p>
          </table:table-cell>
          <table:table-cell table:style-name="ce157" table:formula="of:=[.X2]+1" office:value-type="date" office:date-value="2018-08-22">
            <text:p>22</text:p>
          </table:table-cell>
          <table:table-cell table:style-name="ce157" table:formula="of:=[.Y2]+1" office:value-type="date" office:date-value="2018-08-23">
            <text:p>23</text:p>
          </table:table-cell>
          <table:table-cell table:style-name="ce157" table:formula="of:=[.Z2]+1" office:value-type="date" office:date-value="2018-08-24">
            <text:p>24</text:p>
          </table:table-cell>
          <table:table-cell table:style-name="ce157" table:formula="of:=[.AA2]+1" office:value-type="date" office:date-value="2018-08-25">
            <text:p>25</text:p>
          </table:table-cell>
          <table:table-cell table:style-name="ce157" table:formula="of:=[.AB2]+1" office:value-type="date" office:date-value="2018-08-26">
            <text:p>26</text:p>
          </table:table-cell>
          <table:table-cell table:style-name="ce157" table:formula="of:=[.AC2]+1" office:value-type="date" office:date-value="2018-08-27">
            <text:p>27</text:p>
          </table:table-cell>
          <table:table-cell table:style-name="ce157" table:formula="of:=[.AD2]+1" office:value-type="date" office:date-value="2018-08-28">
            <text:p>28</text:p>
          </table:table-cell>
          <table:table-cell table:style-name="ce157" table:formula="of:=[.AE2]+1" office:value-type="date" office:date-value="2018-08-29">
            <text:p>29</text:p>
          </table:table-cell>
          <table:table-cell table:style-name="ce157" table:formula="of:=[.AF2]+1" office:value-type="date" office:date-value="2018-08-30">
            <text:p>30</text:p>
          </table:table-cell>
          <table:table-cell table:style-name="ce157" table:formula="of:=[.AG2]+1" office:value-type="date" office:date-value="2018-08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58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55" table:formula="of:=SUM([.D4:.AH4])" office:value-type="float" office:value="2.5">
            <text:p>2.5</text:p>
          </table:table-cell>
          <table:table-cell table:style-name="ce159" table:number-columns-repeated="12"/>
          <table:table-cell table:style-name="ce159" office:value-type="float" office:value="0.5">
            <office:annotation draw:style-name="gr3" draw:text-style-name="P1" svg:width="1.1413in" svg:height="0.7012in" svg:x="8.2878in" svg:y="0.1705in" draw:caption-point-x="-0.2402in" draw:caption-point-y="0.5476in">
              <dc:date>2018-08-14T00:00:00</dc:date>
              <text:p text:style-name="P1"><text:span text:style-name="T1">Làm đồ án tốt nghiệp, làm remote buổi sáng</text:span></text:p>
            </office:annotation>
            <text:p>0.5</text:p>
          </table:table-cell>
          <table:table-cell table:style-name="ce159" office:value-type="float" office:value="0">
            <office:annotation draw:style-name="gr4" draw:text-style-name="P1" svg:width="1.1413in" svg:height="0.3902in" svg:x="8.7768in" svg:y="0.1705in" draw:caption-point-x="-0.2402in" draw:caption-point-y="0.5476in">
              <dc:date>2018-08-14T00:00:00</dc:date>
              <text:p text:style-name="P1"><text:span text:style-name="T1">Ngủ quên, 8h34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0.113in" draw:caption-point-x="-0.2402in" draw:caption-point-y="0.6051in">
              <dc:date>2018-08-15T00:00:00</dc:date>
              <text:p text:style-name="P1"><text:span text:style-name="T1">Ngủ quên, 8h39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0.1791in" svg:y="0.1138in" draw:caption-point-x="-0.2402in" draw:caption-point-y="0.6043in">
              <dc:date>2018-08-17T00:00:00</dc:date>
              <text:p text:style-name="P1"><text:span text:style-name="T1">Ghé nhà xe lấy đồ, xin đi trễ, 8h58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3" draw:text-style-name="P1" svg:width="1.1413in" svg:height="0.7012in" svg:x="11.5492in" svg:y="0.172in" draw:caption-point-x="-0.2402in" draw:caption-point-y="0.5461in">
              <dc:date>2018-08-14T00:00:00</dc:date>
              <text:p text:style-name="P1"><text:span text:style-name="T1">Làm đồ án tốt nghiệp, làm remote buổi sáng</text:span></text:p>
            </office:annotation>
            <text:p>0.5</text:p>
          </table:table-cell>
          <table:table-cell table:style-name="ce159" office:value-type="float" office:value="1">
            <office:annotation draw:style-name="gr6" draw:text-style-name="P1" svg:width="1.1413in" svg:height="0.2634in" svg:x="12.0059in" svg:y="0.1154in" draw:caption-point-x="-0.2402in" draw:caption-point-y="0.6028in">
              <dc:date>2018-08-2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3.3756in" svg:y="0.174in" draw:caption-point-x="-0.2402in" draw:caption-point-y="0.5441in">
              <dc:date>2018-08-24T00:00:00</dc:date>
              <text:p text:style-name="P1"><text:span text:style-name="T1">Mệt, dậy muộn, 8h35 vào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3" draw:text-style-name="P1" svg:width="1.1413in" svg:height="0.7012in" svg:x="14.7457in" svg:y="0.1744in" draw:caption-point-x="-0.2402in" draw:caption-point-y="0.5437in">
              <dc:date>2018-08-14T00:00:00</dc:date>
              <text:p text:style-name="P1"><text:span text:style-name="T1">Làm đồ án tốt nghiệp, làm remote buổi sáng</text:span></text:p>
            </office:annotation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0.1185in" draw:caption-point-x="-0.2402in" draw:caption-point-y="0.5996in">
              <dc:date>2018-08-3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55" table:formula="of:=SUM([.D5:.AH5])" office:value-type="float" office:value="0">
            <text:p>0</text:p>
          </table:table-cell>
          <table:table-cell table:style-name="ce159" table:number-columns-repeated="19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6.572in" svg:y="0.3673in" draw:caption-point-x="-0.2402in" draw:caption-point-y="0.5984in">
              <dc:date>2018-08-31T00:00:00</dc:date>
              <text:p text:style-name="P1"><text:span text:style-name="T1">Thức khuya làm mail tech dept, 8h4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55" table:formula="of:=SUM([.D6:.AH6])" office:value-type="float" office:value="2.5">
            <text:p>2.5</text:p>
          </table:table-cell>
          <table:table-cell table:style-name="ce159" office:value-type="float" office:value="0">
            <office:annotation draw:style-name="gr4" draw:text-style-name="P1" svg:width="1.1413in" svg:height="0.3902in" svg:x="2.6457in" svg:y="0.6in" draw:caption-point-x="-0.2402in" draw:caption-point-y="0.6134in">
              <dc:date>2018-08-01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4" draw:text-style-name="P1" svg:width="1.1413in" svg:height="0.3902in" svg:x="4.9287in" svg:y="0.6012in" draw:caption-point-x="-0.2402in" draw:caption-point-y="0.6122in">
              <dc:date>2018-08-06T00:00:00</dc:date>
              <text:p text:style-name="P1"><text:span text:style-name="T1">Đau đầu, xin đi trễ, off sáng</text:span></text:p>
            </office:annotation>
            <text:p>0.5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2" draw:text-style-name="P1" svg:width="1.1413in" svg:height="0.5457in" svg:x="8.2878in" svg:y="0.6067in" draw:caption-point-x="-0.2402in" draw:caption-point-y="0.6067in">
              <dc:date>2018-08-14T00:00:00</dc:date>
              <text:p text:style-name="P1"><text:span text:style-name="T1">Xin đi trễ → 2h02 đến cty → off sáng</text:span></text:p>
            </office:annotation>
            <text:p>0.5</text:p>
          </table:table-cell>
          <table:table-cell table:style-name="ce159" office:value-type="float" office:value="0">
            <office:annotation draw:style-name="gr4" draw:text-style-name="P1" svg:width="1.1413in" svg:height="0.3902in" svg:x="8.7768in" svg:y="0.6075in" draw:caption-point-x="-0.2402in" draw:caption-point-y="0.6059in">
              <dc:date>2018-08-14T00:00:00</dc:date>
              <text:p text:style-name="P1"><text:span text:style-name="T1">Bận việc nhà, 8h39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0.6657in" draw:caption-point-x="-0.2402in" draw:caption-point-y="0.5476in">
              <dc:date>2018-08-15T00:00:00</dc:date>
              <text:p text:style-name="P1"><text:span text:style-name="T1">Ngủ quên, 8h35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0.6098in" draw:caption-point-x="-0.2402in" draw:caption-point-y="0.6035in">
              <dc:date>2018-08-20T00:00:00</dc:date>
              <text:p text:style-name="P1"><text:span text:style-name="T1">Ngủ quên, 9h08 đến cty</text:span></text:p>
            </office:annotation>
            <text:p>0</text:p>
          </table:table-cell>
          <table:table-cell table:style-name="ce159" office:value-type="float" office:value="0.5">
            <office:annotation draw:style-name="gr2" draw:text-style-name="P1" svg:width="1.1413in" svg:height="0.5457in" svg:x="12.0059in" svg:y="0.6106in" draw:caption-point-x="-0.2402in" draw:caption-point-y="0.6028in">
              <dc:date>2018-08-21T00:00:00</dc:date>
              <text:p text:style-name="P1"><text:span text:style-name="T1">Đau đầu, xin đi trễ → xin off sáng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4.7457in" svg:y="0.6122in" draw:caption-point-x="-0.2402in" draw:caption-point-y="0.6012in">
              <dc:date>2018-08-27T00:00:00</dc:date>
              <text:p text:style-name="P1"><text:span text:style-name="T1">Đau đầu, xin đi trễ, 9h50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6.1154in" svg:y="0.613in" draw:caption-point-x="-0.2402in" draw:caption-point-y="0.6004in">
              <dc:date>2018-08-28T00:00:00</dc:date>
              <text:p text:style-name="P1"><text:span text:style-name="T1">Đi lấy thuốc với má, off sáng</text:span></text:p>
            </office:annotation>
            <text:p>0.5</text:p>
          </table:table-cell>
          <table:table-cell table:style-name="ce159" office:value-type="float" office:value="0.5">
            <office:annotation draw:style-name="gr2" draw:text-style-name="P1" svg:width="1.1413in" svg:height="0.5457in" svg:x="16.572in" svg:y="0.615in" draw:caption-point-x="-0.2402in" draw:caption-point-y="0.5984in">
              <dc:date>2018-09-04T00:00:00</dc:date>
              <text:p text:style-name="P1"><text:span text:style-name="T1">Ngủ quên, xin đi trẽ</text:span></text:p>
              <text:p text:style-name="P1"><text:span text:style-name="T1">→ </text:span><text:span text:style-name="T1">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55" table:formula="of:=SUM([.D7:.AH7])" office:value-type="float" office:value="0"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3" draw:text-style-name="P1" svg:width="1.1413in" svg:height="0.7012in" svg:x="3.1024in" svg:y="0.848in" draw:caption-point-x="-0.2402in" draw:caption-point-y="0.613in">
              <dc:date>2018-08-02T00:00:00</dc:date>
              <text:p text:style-name="P1"><text:span text:style-name="T1">Bận việc cá nhân đột xuất → xin off sáng → 9h47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55" table:formula="of:=SUM([.D8:.AH8])" office:value-type="float" office:value="2.5">
            <text:p>2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4622in" svg:y="1.1067in" draw:caption-point-x="-0.2402in" draw:caption-point-y="0.602in">
              <dc:date>2018-08-23T00:00:00</dc:date>
              <text:p text:style-name="P1"><text:span text:style-name="T1">Xin về sớm ra sân bay, 3h33 về</text:span></text:p>
            </office:annotation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12.9189in" svg:y="1.0929in" draw:caption-point-x="-0.2402in" draw:caption-point-y="0.6157in">
              <dc:date>2018-07-20T00:00:00</dc:date>
              <text:p text:style-name="P1"><text:span text:style-name="T1">Về quê với gia đình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13.3756in" svg:y="1.0925in" draw:caption-point-x="-0.2402in" draw:caption-point-y="0.6161in">
              <dc:date>2018-07-20T00:00:00</dc:date>
              <text:p text:style-name="P1"><text:span text:style-name="T1">Về quê với gia đình</text:span></text:p>
            </office:annotation>
            <text:p>1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6.1154in" svg:y="1.1094in" draw:caption-point-x="-0.2402in" draw:caption-point-y="0.5992in">
              <dc:date>2018-08-30T00:00:00</dc:date>
              <text:p text:style-name="P1"><text:span text:style-name="T1">Đau bụng, off chiều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73" office:value-type="string">
            <text:p>CuongNM</text:p>
          </table:table-cell>
          <table:table-cell table:style-name="ce155" table:formula="of:=SUM([.D9:.AH9])" office:value-type="float" office:value="1">
            <text:p>1</text:p>
          </table:table-cell>
          <table:table-cell table:style-name="ce159" office:value-type="float" office:value="0">
            <office:annotation draw:style-name="gr4" draw:text-style-name="P1" svg:width="1.1413in" svg:height="0.3902in" svg:x="2.6457in" svg:y="1.4008in" draw:caption-point-x="-0.2402in" draw:caption-point-y="0.5559in">
              <dc:date>2018-08-01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1024in" svg:y="1.3437in" draw:caption-point-x="-0.2402in" draw:caption-point-y="0.613in">
              <dc:date>2018-08-02T00:00:00</dc:date>
              <text:p text:style-name="P1"><text:span text:style-name="T1">Lủng bánh xe, xin đi trễ, 9h03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3.5591in" svg:y="1.3441in" draw:caption-point-x="-0.2402in" draw:caption-point-y="0.6126in">
              <dc:date>2018-08-03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1.3445in" draw:caption-point-x="-0.2402in" draw:caption-point-y="0.6122in">
              <dc:date>2018-08-06T00:00:00</dc:date>
              <text:p text:style-name="P1"><text:span text:style-name="T1">Kẹt xe, 8h45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office:annotation draw:style-name="gr6" draw:text-style-name="P1" svg:width="1.1413in" svg:height="0.2634in" svg:x="6.3311in" svg:y="1.348in" draw:caption-point-x="-0.2402in" draw:caption-point-y="0.6087in">
              <dc:date>2018-08-09T00:00:00</dc:date>
              <text:p text:style-name="P1"><text:span text:style-name="T1">Bị sốt</text:span></text:p>
            </office:annotation>
            <text:p>1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1.3516in" draw:caption-point-x="-0.2402in" draw:caption-point-y="0.6051in">
              <dc:date>2018-08-15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7228in" svg:y="1.352in" draw:caption-point-x="-0.2402in" draw:caption-point-y="0.6047in">
              <dc:date>2018-08-16T00:00:00</dc:date>
              <text:p text:style-name="P1"><text:span text:style-name="T1">Ngủ quên, xin đi trễ, 8h5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202in" svg:y="1.3563in" draw:caption-point-x="-0.2402in" draw:caption-point-y="0.6004in">
              <dc:date>2018-08-28T00:00:00</dc:date>
              <text:p text:style-name="P1"><text:span text:style-name="T1">Ngủ quên, 8h53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572in" svg:y="1.3583in" draw:caption-point-x="-0.2402in" draw:caption-point-y="0.5984in">
              <dc:date>2018-08-31T00:00:00</dc:date>
              <text:p text:style-name="P1"><text:span text:style-name="T1">Kẹt xe, 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73" office:value-type="string">
            <text:p>DaiPD</text:p>
          </table:table-cell>
          <table:table-cell table:style-name="ce155" table:formula="of:=SUM([.D10:.AH10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55" table:formula="of:=SUM([.D11:.AH11])" office:value-type="float" office:value="4">
            <text:p>4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9.7228in" svg:y="1.8398in" draw:caption-point-x="-0.2402in" draw:caption-point-y="0.6122in">
              <dc:date>2018-08-06T00:00:00</dc:date>
              <text:p text:style-name="P1"><text:span text:style-name="T1">Đi du lịch với công ty vợ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10.1791in" svg:y="1.8398in" draw:caption-point-x="-0.2402in" draw:caption-point-y="0.6122in">
              <dc:date>2018-08-06T00:00:00</dc:date>
              <text:p text:style-name="P1"><text:span text:style-name="T1">Đi du lịch với công ty vợ</text:span></text:p>
            </office:annotation>
            <text:p>1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1">
            <office:annotation draw:style-name="gr6" draw:text-style-name="P1" svg:width="1.1413in" svg:height="0.2634in" svg:x="16.1154in" svg:y="1.8524in" draw:caption-point-x="-0.2402in" draw:caption-point-y="0.5996in">
              <dc:date>2018-08-30T00:00:00</dc:date>
              <text:p text:style-name="P1"><text:span text:style-name="T1">Về quê</text:span></text:p>
            </office:annotation>
            <text:p>1</text:p>
          </table:table-cell>
          <table:table-cell table:style-name="ce159" office:value-type="float" office:value="1">
            <office:annotation draw:style-name="gr6" draw:text-style-name="P1" svg:width="1.1413in" svg:height="0.2634in" svg:x="16.572in" svg:y="1.8524in" draw:caption-point-x="-0.2402in" draw:caption-point-y="0.5996in">
              <dc:date>2018-08-30T00:00:00</dc:date>
              <text:p text:style-name="P1"><text:span text:style-name="T1">Về quê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55" table:formula="of:=SUM([.D12:.AH12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3854in" svg:y="2.0886in" draw:caption-point-x="-0.2402in" draw:caption-point-y="0.611in">
              <dc:date>2018-08-07T00:00:00</dc:date>
              <text:p text:style-name="P1"><text:span text:style-name="T1">Mệt, dậy muộn, 9h20 vào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office:display="true" draw:style-name="gr7" draw:text-style-name="P1" svg:width="1.1413in" svg:height="0.8567in" svg:x="6.8205in" svg:y="2.0886in" draw:caption-point-x="-0.2402in" draw:caption-point-y="0.6106in">
              <dc:date>2018-10-02T00:00:00</dc:date>
              <text:p text:style-name="P2"><text:span text:style-name="T1">Chuẩn bị cho đám cưới</text:span></text:p>
              <text:p text:style-name="P2"><text:span text:style-name="T1">---&gt; Không tính off theo chính sách cưới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office:display="true" draw:style-name="gr7" draw:text-style-name="P1" svg:width="1.1413in" svg:height="0.8567in" svg:x="8.2878in" svg:y="2.0886in" draw:caption-point-x="-0.2402in" draw:caption-point-y="0.6106in">
              <dc:date>2018-09-28T00:00:00</dc:date>
              <text:p text:style-name="P2"><text:span text:style-name="T1">Chuẩn bị cho đám cưới</text:span></text:p>
              <text:p text:style-name="P2"><text:span text:style-name="T1">---&gt; Không tính off theo chính sách cưới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9189in" svg:y="2.0976in" draw:caption-point-x="-0.2402in" draw:caption-point-y="0.602in">
              <dc:date>2018-08-23T00:00:00</dc:date>
              <text:p text:style-name="P1"><text:span text:style-name="T1">Bận việc cá nhân, xin đi trễ, 8h4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55" table:formula="of:=SUM([.D13:.AH13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55" table:formula="of:=SUM([.D14:.AH14])" office:value-type="float" office:value="2.5">
            <text:p>2.5</text:p>
          </table:table-cell>
          <table:table-cell table:style-name="ce159" office:value-type="float" office:value="1">
            <office:annotation draw:style-name="gr4" draw:text-style-name="P1" svg:width="1.1413in" svg:height="0.3902in" svg:x="2.6457in" svg:y="2.5815in" draw:caption-point-x="-0.2402in" draw:caption-point-y="0.6134in">
              <dc:date>2018-08-01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5591in" svg:y="2.5823in" draw:caption-point-x="-0.2402in" draw:caption-point-y="0.6126in">
              <dc:date>2018-08-03T00:00:00</dc:date>
              <text:p text:style-name="P1"><text:span text:style-name="T1">Ra ngân hàng, xin đi trễ, 8h51 đến cty</text:span></text:p>
            </office:annotation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3" draw:text-style-name="P1" svg:width="1.1413in" svg:height="0.7012in" svg:x="11.5492in" svg:y="2.5925in" draw:caption-point-x="-0.2402in" draw:caption-point-y="0.6024in">
              <dc:date>2018-08-21T00:00:00</dc:date>
              <text:p text:style-name="P1"><text:span text:style-name="T1">Bận việc riêng xin về sơm → 4h về → đã làm bù thứ 3</text:span></text:p>
            </office:annotation>
            <text:p>0</text:p>
          </table:table-cell>
          <table:table-cell table:style-name="ce159" office:value-type="float" office:value="1">
            <office:annotation draw:style-name="gr9" draw:text-style-name="P1" svg:width="1.1413in" svg:height="1.1677in" svg:x="12.0059in" svg:y="2.5921in" draw:caption-point-x="-0.2402in" draw:caption-point-y="0.6028in">
              <dc:date>2018-08-21T00:00:00</dc:date>
              <text:p text:style-name="P1"><text:span text:style-name="T1">Ghé ngân hàng, xin đi trễ</text:span></text:p>
              <text:p text:style-name="P1"><text:span text:style-name="T1">Bận việc cá nhân, off sáng</text:span></text:p>
              <text:p text:style-name="P1"><text:span text:style-name="T1">Xin phép 3h đến cty làm bù cho hôm qua về sớm</text:span></text:p>
            </office:annotation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6587in" svg:y="2.5949in" draw:caption-point-x="-0.2402in" draw:caption-point-y="0.6in">
              <dc:date>2018-08-2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.5">
            <office:annotation draw:style-name="gr7" draw:text-style-name="P1" svg:width="1.1413in" svg:height="0.8567in" svg:x="16.1154in" svg:y="2.6528in" draw:caption-point-x="-0.2402in" draw:caption-point-y="0.5421in">
              <dc:date>2018-08-30T00:00:00</dc:date>
              <text:p text:style-name="P1"><text:span text:style-name="T1">Hqua hơi quá chén, 8h39 đến cty</text:span></text:p>
              <text:p text:style-name="P1"><text:span text:style-name="T1">Sức khỏe không tốt, xin off chiều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74" office:value-type="string">
            <text:p>HaTH</text:p>
          </table:table-cell>
          <table:table-cell table:style-name="ce155" table:formula="of:=SUM([.D15:.AH15])" office:value-type="float" office:value="1">
            <text:p>1</text:p>
          </table:table-cell>
          <table:table-cell table:style-name="ce159" office:value-type="float" office:value="0">
            <office:annotation draw:style-name="gr4" draw:text-style-name="P1" svg:width="1.1413in" svg:height="0.3902in" svg:x="2.6457in" svg:y="2.8866in" draw:caption-point-x="-0.2402in" draw:caption-point-y="0.5559in">
              <dc:date>2018-08-01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3.5591in" svg:y="2.8303in" draw:caption-point-x="-0.2402in" draw:caption-point-y="0.6122in">
              <dc:date>2018-08-03T00:00:00</dc:date>
              <text:p text:style-name="P1"><text:span text:style-name="T1">Tối qua ở cty làm tới 12h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2.8303in" draw:caption-point-x="-0.2402in" draw:caption-point-y="0.6122in">
              <dc:date>2018-08-06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59" office:value-type="float" office:value="0">
            <office:annotation draw:style-name="gr6" draw:text-style-name="P1" svg:width="1.1413in" svg:height="0.2634in" svg:x="5.3854in" svg:y="2.8315in" draw:caption-point-x="-0.2402in" draw:caption-point-y="0.611in">
              <dc:date>2018-08-07T00:00:00</dc:date>
              <text:p text:style-name="P1"><text:span text:style-name="T1">8h35 vào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8421in" svg:y="2.8335in" draw:caption-point-x="-0.2402in" draw:caption-point-y="0.6091in">
              <dc:date>2018-08-08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6.3311in" svg:y="2.8339in" draw:caption-point-x="-0.2402in" draw:caption-point-y="0.6087in">
              <dc:date>2018-08-09T00:00:00</dc:date>
              <text:p text:style-name="P1"><text:span text:style-name="T1">Bận việc gia đình, 8h39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6.8205in" svg:y="2.835in" draw:caption-point-x="-0.2402in" draw:caption-point-y="0.6075in">
              <dc:date>2018-08-10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2.8358in" draw:caption-point-x="-0.2402in" draw:caption-point-y="0.6067in">
              <dc:date>2018-08-13T00:00:00</dc:date>
              <text:p text:style-name="P1"><text:span text:style-name="T1">Kẹt xe, 8h45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9189in" svg:y="2.8406in" draw:caption-point-x="-0.2402in" draw:caption-point-y="0.602in">
              <dc:date>2018-08-23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3.3756in" svg:y="2.8402in" draw:caption-point-x="-0.2402in" draw:caption-point-y="0.6024in">
              <dc:date>2018-08-24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4.7457in" svg:y="2.8402in" draw:caption-point-x="-0.2402in" draw:caption-point-y="0.6024in">
              <dc:date>2018-08-27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202in" svg:y="2.8421in" draw:caption-point-x="-0.2402in" draw:caption-point-y="0.6004in">
              <dc:date>2018-08-28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2.9004in" draw:caption-point-x="-0.2402in" draw:caption-point-y="0.5421in">
              <dc:date>2018-08-30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155" table:formula="of:=SUM([.D16:.AH16])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2.6457in" svg:y="3.0768in" draw:caption-point-x="-0.2402in" draw:caption-point-y="0.6134in">
              <dc:date>2018-08-01T00:00:00</dc:date>
              <text:p text:style-name="P1"><text:span text:style-name="T1">Bận việc gia đình, 8h4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3.5591in" svg:y="3.0776in" draw:caption-point-x="-0.2402in" draw:caption-point-y="0.6126in">
              <dc:date>2018-08-03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6.8205in" svg:y="3.0827in" draw:caption-point-x="-0.2402in" draw:caption-point-y="0.6075in">
              <dc:date>2018-08-10T00:00:00</dc:date>
              <text:p text:style-name="P1"><text:span text:style-name="T1">Bận việc gia đình, 8h46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8.7768in" svg:y="3.0843in" draw:caption-point-x="-0.2402in" draw:caption-point-y="0.6059in">
              <dc:date>2018-08-14T00:00:00</dc:date>
              <text:p text:style-name="P1"><text:span text:style-name="T1">Bận việc gia đình, xin đi trễ, 8h59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3" draw:text-style-name="P1" svg:width="1.1413in" svg:height="0.7012in" svg:x="9.7228in" svg:y="3.0858in" draw:caption-point-x="-0.2402in" draw:caption-point-y="0.6043in">
              <dc:date>2018-08-16T00:00:00</dc:date>
              <text:p text:style-name="P1"><text:span text:style-name="T1">Bận việc nahf, xin đi trễ, 9h40 đến cty → sẽ làm bù sau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3.3756in" svg:y="3.0886in" draw:caption-point-x="-0.2402in" draw:caption-point-y="0.6016in">
              <dc:date>2018-08-24T00:00:00</dc:date>
              <text:p text:style-name="P1"><text:span text:style-name="T1">Bận việc gđ, xin đi trễ, 9h15 vào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2" draw:text-style-name="P1" svg:width="1.1413in" svg:height="0.5457in" svg:x="14.7457in" svg:y="3.0886in" draw:caption-point-x="-0.2402in" draw:caption-point-y="0.6016in">
              <dc:date>2018-08-27T00:00:00</dc:date>
              <text:p text:style-name="P1"><text:span text:style-name="T1">Bận việc gđ, 8h40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3.148in" draw:caption-point-x="-0.2402in" draw:caption-point-y="0.5421in">
              <dc:date>2018-08-30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155" table:formula="of:=SUM([.D17:.AH17])" office:value-type="float" office:value="0.5"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1024in" svg:y="3.3256in" draw:caption-point-x="-0.2402in" draw:caption-point-y="0.6126in">
              <dc:date>2018-08-02T00:00:00</dc:date>
              <text:p text:style-name="P1"><text:span text:style-name="T1">Mệt, ngủ quên, xin đi trễ, 9h10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2.9189in" svg:y="3.3362in" draw:caption-point-x="-0.2402in" draw:caption-point-y="0.602in">
              <dc:date>2018-08-23T00:00:00</dc:date>
              <text:p text:style-name="P1"><text:span text:style-name="T1">Bận việc cá nhân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155" table:formula="of:=SUM([.D18:.AH18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3.5807in" draw:caption-point-x="-0.2402in" draw:caption-point-y="0.6051in">
              <dc:date>2018-08-15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155" table:formula="of:=SUM([.D19:.AH19])" office:value-type="float" office:value="9.5">
            <text:p>9.5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.5">
            <office:annotation draw:style-name="gr6" draw:text-style-name="P1" svg:width="1.1413in" svg:height="0.2634in" svg:x="3.1024in" svg:y="3.8209in" draw:caption-point-x="-0.2402in" draw:caption-point-y="0.6126in">
              <dc:date>2018-08-02T00:00:00</dc:date>
              <text:p text:style-name="P1"><text:span text:style-name="T1">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number-columns-repeated="2"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6" draw:text-style-name="P1" svg:width="1.1413in" svg:height="0.2634in" svg:x="8.7768in" svg:y="3.8299in" draw:caption-point-x="-0.2402in" draw:caption-point-y="0.6035in">
              <dc:date>2018-08-20T00:00:00</dc:date>
              <text:p text:style-name="P1"><text:span text:style-name="T1">Off sáng</text:span></text:p>
            </office:annotation>
            <text:p>0.5</text:p>
          </table:table-cell>
          <table:table-cell table:style-name="ce159" office:value-type="float" office:value="0.5">
            <office:annotation draw:style-name="gr2" draw:text-style-name="P1" svg:width="1.1413in" svg:height="0.5457in" svg:x="9.2661in" svg:y="3.8299in" draw:caption-point-x="-0.2402in" draw:caption-point-y="0.6035in">
              <dc:date>2018-08-20T00:00:00</dc:date>
              <text:p text:style-name="P1"><text:span text:style-name="T1">Đến cty trễ hơn 10h – tính off sáng</text:span></text:p>
            </office:annotation>
            <text:p>0.5</text:p>
          </table:table-cell>
          <table:table-cell table:style-name="ce159" office:value-type="float" office:value="0.5">
            <office:annotation draw:style-name="gr6" draw:text-style-name="P1" svg:width="1.1413in" svg:height="0.2634in" svg:x="9.7228in" svg:y="3.8299in" draw:caption-point-x="-0.2402in" draw:caption-point-y="0.6035in">
              <dc:date>2018-08-20T00:00:00</dc:date>
              <text:p text:style-name="P1"><text:span text:style-name="T1">Off sáng</text:span></text:p>
            </office:annotation>
            <text:p>0.5</text:p>
          </table:table-cell>
          <table:table-cell table:style-name="ce159" office:value-type="float" office:value="0.5">
            <office:annotation draw:style-name="gr6" draw:text-style-name="P1" svg:width="1.1413in" svg:height="0.2634in" svg:x="10.1791in" svg:y="3.8299in" draw:caption-point-x="-0.2402in" draw:caption-point-y="0.6035in">
              <dc:date>2018-08-20T00:00:00</dc:date>
              <text:p text:style-name="P1"><text:span text:style-name="T1">Off chiều</text:span></text:p>
            </office:annotation>
            <text:p>0.5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6" draw:text-style-name="P1" svg:width="1.1413in" svg:height="0.2634in" svg:x="12.0059in" svg:y="3.8307in" draw:caption-point-x="-0.2402in" draw:caption-point-y="0.6028in">
              <dc:date>2018-08-21T00:00:00</dc:date>
              <text:p text:style-name="P1"><text:span text:style-name="T1">Off sáng</text:span></text:p>
            </office:annotation>
            <text:p>0.5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.5">
            <text:p>0.5</text:p>
          </table:table-cell>
          <table:table-cell table:style-name="ce159" office:value-type="float" office:value="1">
            <text:p>1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iepNH</text:p>
          </table:table-cell>
          <table:table-cell table:style-name="ce155" table:formula="of:=SUM([.D20:.AH20])" office:value-type="float" office:value="1.5">
            <text:p>1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1024in" svg:y="4.0685in" draw:caption-point-x="-0.2402in" draw:caption-point-y="0.6126in">
              <dc:date>2018-08-02T00:00:00</dc:date>
              <text:p text:style-name="P1"><text:span text:style-name="T1">Bận việc riêng, xin đi trễ, 9h11 đến cty</text:span></text:p>
            </office:annotation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3.5591in" svg:y="4.0685in" draw:caption-point-x="-0.2402in" draw:caption-point-y="0.6126in">
              <dc:date>2018-08-03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8421in" svg:y="4.0724in" draw:caption-point-x="-0.2402in" draw:caption-point-y="0.6087in">
              <dc:date>2018-08-08T00:00:00</dc:date>
              <text:p text:style-name="P1"><text:span text:style-name="T1">Mệt trong người, 8h34 đến cty</text:span></text:p>
            </office:annotation>
            <text:p>0</text:p>
          </table:table-cell>
          <table:table-cell table:style-name="ce159" office:value-type="float" office:value="0.5">
            <office:annotation draw:style-name="gr3" draw:text-style-name="P1" svg:width="1.1413in" svg:height="0.7012in" svg:x="6.3311in" svg:y="4.0724in" draw:caption-point-x="-0.2402in" draw:caption-point-y="0.6087in">
              <dc:date>2018-08-09T00:00:00</dc:date>
              <text:p text:style-name="P1"><text:span text:style-name="T1">Chở em trai xuống Thủ Đức đăng ký KTX, off chiều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9189in" svg:y="4.0791in" draw:caption-point-x="-0.2402in" draw:caption-point-y="0.602in">
              <dc:date>2018-08-23T00:00:00</dc:date>
              <text:p text:style-name="P1"><text:span text:style-name="T1">Bận việc cá nhân, xin đi trễ, 9h43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55" table:formula="of:=SUM([.D21:.AH21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55" table:formula="of:=SUM([.D22:.AH22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55" table:formula="of:=SUM([.D23:.AH23])" office:value-type="float" office:value="2.5">
            <text:p>2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5591in" svg:y="4.8114in" draw:caption-point-x="-0.2402in" draw:caption-point-y="0.6126in">
              <dc:date>2018-08-03T00:00:00</dc:date>
              <text:p text:style-name="P1"><text:span text:style-name="T1">Hqua làm về trễ, xin đi trễ, 8h45 đến cty</text:span></text:p>
            </office:annotation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4.8173in" draw:caption-point-x="-0.2402in" draw:caption-point-y="0.6067in">
              <dc:date>2018-08-13T00:00:00</dc:date>
              <text:p text:style-name="P1"><text:span text:style-name="T1">Ngủ quên, xin đi trễ, 8h41 đến cty</text:span></text:p>
            </office:annotation>
            <text:p>0</text:p>
          </table:table-cell>
          <table:table-cell table:style-name="ce159" office:value-type="float" office:value="0.5">
            <office:annotation draw:style-name="gr8" draw:text-style-name="P1" svg:width="1.1413in" svg:height="1.0122in" svg:x="8.7768in" svg:y="4.8181in" draw:caption-point-x="-0.2402in" draw:caption-point-y="0.6059in">
              <dc:date>2018-08-14T00:00:00</dc:date>
              <text:p text:style-name="P1"><text:span text:style-name="T1">đau thắt bụng + nhợn nhợn ở cổ, xin phép về sớm + off chiều (đã báo pm), 10h55 về</text:span></text:p>
            </office:annotation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0.1791in" svg:y="4.8197in" draw:caption-point-x="-0.2402in" draw:caption-point-y="0.6043in">
              <dc:date>2018-08-17T00:00:00</dc:date>
              <text:p text:style-name="P1"><text:span text:style-name="T1">Kẹt xe, xin đi trễ, 8h45 đến cty</text:span></text:p>
            </office:annotation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9189in" svg:y="4.822in" draw:caption-point-x="-0.2402in" draw:caption-point-y="0.602in">
              <dc:date>2018-08-23T00:00:00</dc:date>
              <text:p text:style-name="P1"><text:span text:style-name="T1">Đi lầy đồ, xin đi trễ, 8h39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1">
            <office:annotation draw:style-name="gr10" draw:text-style-name="P3" svg:width="1.1413in" svg:height="0.4516in" svg:x="14.7457in" svg:y="4.8228in" draw:caption-point-x="-0.2402in" draw:caption-point-y="0.6012in">
              <dc:date>2018-08-27T00:00:00</dc:date>
              <text:p text:style-name="P3"><text:span text:style-name="T3">về quê làm giấy tờ</text:span></text:p>
            </office:annotation>
            <text:p>1</text:p>
          </table:table-cell>
          <table:table-cell table:style-name="ce159" office:value-type="float" office:value="1">
            <office:annotation draw:style-name="gr10" draw:text-style-name="P3" svg:width="1.1413in" svg:height="0.4516in" svg:x="15.202in" svg:y="4.8228in" draw:caption-point-x="-0.2402in" draw:caption-point-y="0.6012in">
              <dc:date>2018-08-27T00:00:00</dc:date>
              <text:p text:style-name="P3"><text:span text:style-name="T3">về quê làm giấy tờ</text:span></text:p>
            </office:annotation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55" table:formula="of:=SUM([.D24:.AH24])" office:value-type="float" office:value="0"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3.5591in" svg:y="5.0594in" draw:caption-point-x="-0.2402in" draw:caption-point-y="0.6122in">
              <dc:date>2018-08-03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5.0594in" draw:caption-point-x="-0.2402in" draw:caption-point-y="0.6122in">
              <dc:date>2018-08-06T00:00:00</dc:date>
              <text:p text:style-name="P1"><text:span text:style-name="T1">Đau bụng, xin đi trễ, 9h07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3854in" svg:y="5.0606in" draw:caption-point-x="-0.2402in" draw:caption-point-y="0.611in">
              <dc:date>2018-08-07T00:00:00</dc:date>
              <text:p text:style-name="P1"><text:span text:style-name="T1">Té xe, 8h36 vào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8421in" svg:y="5.0626in" draw:caption-point-x="-0.2402in" draw:caption-point-y="0.6091in">
              <dc:date>2018-08-08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6.3311in" svg:y="5.0634in" draw:caption-point-x="-0.2402in" draw:caption-point-y="0.6083in">
              <dc:date>2018-08-0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6" draw:text-style-name="P1" svg:width="1.1413in" svg:height="0.2634in" svg:x="6.8205in" svg:y="5.0642in" draw:caption-point-x="-0.2402in" draw:caption-point-y="0.6075in">
              <dc:date>2018-08-10T00:00:00</dc:date>
              <text:p text:style-name="P1"><text:span text:style-name="T1">Xe hư, xin đi trễ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5.065in" draw:caption-point-x="-0.2402in" draw:caption-point-y="0.6067in">
              <dc:date>2018-08-13T00:00:00</dc:date>
              <text:p text:style-name="P1"><text:span text:style-name="T1">Mệt, xin đi trễ, 8h41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0.1791in" svg:y="5.0677in" draw:caption-point-x="-0.2402in" draw:caption-point-y="0.6039in">
              <dc:date>2018-08-17T00:00:00</dc:date>
              <text:p text:style-name="P1"><text:span text:style-name="T1">Lấy thuốc cho ba, xin đi trễ, 8h58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5.0681in" draw:caption-point-x="-0.2402in" draw:caption-point-y="0.6035in">
              <dc:date>2018-08-20T00:00:00</dc:date>
              <text:p text:style-name="P1"><text:span text:style-name="T1">Xe vô trễ, xin đi trễ, 9h16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4622in" svg:y="5.0697in" draw:caption-point-x="-0.2402in" draw:caption-point-y="0.602in">
              <dc:date>2018-08-23T00:00:00</dc:date>
              <text:p text:style-name="P1"><text:span text:style-name="T1">Ngủ quên, 8h43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3.3756in" svg:y="5.0693in" draw:caption-point-x="-0.2402in" draw:caption-point-y="0.6024in">
              <dc:date>2018-08-24T00:00:00</dc:date>
              <text:p text:style-name="P1"><text:span text:style-name="T1">Quên đồ quay về lấy 8h38 vào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202in" svg:y="5.0713in" draw:caption-point-x="-0.2402in" draw:caption-point-y="0.6004in">
              <dc:date>2018-08-28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5.6587in" svg:y="5.0717in" draw:caption-point-x="-0.2402in" draw:caption-point-y="0.6in">
              <dc:date>2018-08-29T00:00:00</dc:date>
              <text:p text:style-name="P1"><text:span text:style-name="T1">Bận việc cá nhân, xin đi trễ, 9h15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5.1295in" draw:caption-point-x="-0.2402in" draw:caption-point-y="0.5421in">
              <dc:date>2018-08-3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55" table:formula="of:=SUM([.D25:.AH25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55" table:formula="of:=SUM([.D26:.AH26])" office:value-type="float" office:value="0.5"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3.5591in" svg:y="5.5559in" draw:caption-point-x="-0.2402in" draw:caption-point-y="0.6114in">
              <dc:date>2018-08-06T00:00:00</dc:date>
              <text:p text:style-name="P1"><text:span text:style-name="T1">Bị trúng thực, off chiều</text:span></text:p>
            </office:annotation>
            <text:p>0.5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7" draw:text-style-name="P1" svg:width="1.1413in" svg:height="0.8567in" svg:x="12.4622in" svg:y="5.5654in" draw:caption-point-x="-0.2402in" draw:caption-point-y="0.602in">
              <dc:date>2018-08-27T00:00:00</dc:date>
              <text:p text:style-name="P1"><text:span text:style-name="T1">Bận việc cá nhân đột xuất, xin off sáng → Đã làm bù đủ số giờ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55" table:formula="of:=SUM([.D27:.AH27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55" table:formula="of:=SUM([.D28:.AH28])" office:value-type="float" office:value="0.5"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5.3854in" svg:y="6.0524in" draw:caption-point-x="-0.2402in" draw:caption-point-y="0.6102in">
              <dc:date>2018-08-07T00:00:00</dc:date>
              <text:p text:style-name="P1"><text:span text:style-name="T1">Không khỏe, off chiều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55" table:formula="of:=SUM([.D29:.AH29])" office:value-type="float" office:value="0.5"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6.298in" draw:caption-point-x="-0.2402in" draw:caption-point-y="0.6122in">
              <dc:date>2018-08-0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3854in" svg:y="6.2992in" draw:caption-point-x="-0.2402in" draw:caption-point-y="0.611in">
              <dc:date>2018-08-07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8421in" svg:y="6.3012in" draw:caption-point-x="-0.2402in" draw:caption-point-y="0.6091in">
              <dc:date>2018-08-08T00:00:00</dc:date>
              <text:p text:style-name="P1"><text:span text:style-name="T1">Ngủ dậy muộn, 8h44 đến cty</text:span></text:p>
            </office:annotation>
            <text:p>0</text:p>
          </table:table-cell>
          <table:table-cell table:style-name="ce159" office:value-type="float" office:value="0.5">
            <office:annotation draw:style-name="gr7" draw:text-style-name="P1" svg:width="1.1413in" svg:height="0.8567in" svg:x="6.3311in" svg:y="6.3016in" draw:caption-point-x="-0.2402in" draw:caption-point-y="0.6087in">
              <dc:date>2018-08-09T00:00:00</dc:date>
              <text:p text:style-name="P1"><text:span text:style-name="T1">Cảm cúm, 8h37 đến cty</text:span></text:p>
              <text:p text:style-name="P1"><text:span text:style-name="T1">Bị ốm, xin về sớm, 2h46 về → tính off chiều</text:span></text:p>
            </office:annotation>
            <text:p>0.5</text:p>
          </table:table-cell>
          <table:table-cell table:style-name="ce159" office:value-type="float" office:value="0">
            <office:annotation draw:style-name="gr4" draw:text-style-name="P1" svg:width="1.1413in" svg:height="0.3902in" svg:x="6.8205in" svg:y="6.3028in" draw:caption-point-x="-0.2402in" draw:caption-point-y="0.6075in">
              <dc:date>2018-08-10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2" draw:text-style-name="P1" svg:width="1.1413in" svg:height="0.5457in" svg:x="8.2878in" svg:y="6.3035in" draw:caption-point-x="-0.2402in" draw:caption-point-y="0.6067in">
              <dc:date>2018-08-13T00:00:00</dc:date>
              <text:p text:style-name="P1"><text:span text:style-name="T1">Ghé rút tiền, xin đi trễ, 8h33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7228in" svg:y="6.3055in" draw:caption-point-x="-0.2402in" draw:caption-point-y="0.6047in">
              <dc:date>2018-08-1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6.3067in" draw:caption-point-x="-0.2402in" draw:caption-point-y="0.6035in">
              <dc:date>2018-08-20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11" draw:text-style-name="P4" svg:width="1.1413in" svg:height="0.824in" svg:x="14.7457in" svg:y="6.3091in" draw:caption-point-x="-0.2402in" draw:caption-point-y="0.6012in">
              <dc:date>2018-08-27T00:00:00</dc:date>
              <text:p text:style-name="P4"><text:span text:style-name="T4">tiễn chị Hà ra sân bay xin đi trễ, 9h05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6.3681in" draw:caption-point-x="-0.2402in" draw:caption-point-y="0.5421in">
              <dc:date>2018-08-30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55" table:formula="of:=SUM([.D30:.AH30])" office:value-type="float" office:value="1"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1">
            <office:annotation draw:style-name="gr2" draw:text-style-name="P1" svg:width="1.1413in" svg:height="0.5457in" svg:x="6.8205in" svg:y="6.5504in" draw:caption-point-x="-0.2402in" draw:caption-point-y="0.6075in">
              <dc:date>2018-08-10T00:00:00</dc:date>
              <text:p text:style-name="P1"><text:span text:style-name="T1">về nhà dọn dẹp phụ ba mẹ làm đám giỗ</text:span></text:p>
            </office:annotation>
            <text:p>1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6.5543in" draw:caption-point-x="-0.2402in" draw:caption-point-y="0.6035in">
              <dc:date>2018-08-20T00:00:00</dc:date>
              <text:p text:style-name="P1"><text:span text:style-name="T1">Lủng bánh xe, 8h38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55" table:formula="of:=SUM([.D31:.AH31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6.7933in" draw:caption-point-x="-0.2402in" draw:caption-point-y="0.6122in">
              <dc:date>2018-08-06T00:00:00</dc:date>
              <text:p text:style-name="P1"><text:span text:style-name="T1">Ngủ quên, 8h42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6.8205in" svg:y="6.798in" draw:caption-point-x="-0.2402in" draw:caption-point-y="0.6075in">
              <dc:date>2018-08-10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4622in" svg:y="6.8035in" draw:caption-point-x="-0.2402in" draw:caption-point-y="0.602in">
              <dc:date>2018-08-23T00:00:00</dc:date>
              <text:p text:style-name="P1"><text:span text:style-name="T1">Con ốm, xin đi trễ, 8h45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202in" svg:y="6.8051in" draw:caption-point-x="-0.2402in" draw:caption-point-y="0.6004in">
              <dc:date>2018-08-28T00:00:00</dc:date>
              <text:p text:style-name="P1"><text:span text:style-name="T1">Kẹt xe, 8h44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155" table:formula="of:=SUM([.D32:.AH32])" office:value-type="float" office:value="0"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5591in" svg:y="7.0406in" draw:caption-point-x="-0.2402in" draw:caption-point-y="0.6126in">
              <dc:date>2018-08-03T00:00:00</dc:date>
              <text:p text:style-name="P1"><text:span text:style-name="T1">Bận việc cá nhân, xin đi trễ, 9h27 đến cty</text:span></text:p>
            </office:annotation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155" table:formula="of:=SUM([.D33:.AH33])" office:value-type="float" office:value="2">
            <text:p>2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6.3311in" svg:y="7.2874in" draw:caption-point-x="-0.2402in" draw:caption-point-y="0.6134in">
              <dc:date>2018-08-01T00:00:00</dc:date>
              <text:p text:style-name="P1"><text:span text:style-name="T1">Đi du lịch với gia đình, off chiều</text:span></text:p>
            </office:annotation>
            <text:p>0.5</text:p>
          </table:table-cell>
          <table:table-cell table:style-name="ce159" office:value-type="float" office:value="1">
            <office:annotation draw:style-name="gr4" draw:text-style-name="P1" svg:width="1.1413in" svg:height="0.3902in" svg:x="6.8205in" svg:y="7.2874in" draw:caption-point-x="-0.2402in" draw:caption-point-y="0.6134in">
              <dc:date>2018-08-01T00:00:00</dc:date>
              <text:p text:style-name="P1"><text:span text:style-name="T1">Đi du lịch với gia đình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0.5">
            <office:annotation draw:style-name="gr2" draw:text-style-name="P1" svg:width="1.1413in" svg:height="0.5457in" svg:x="8.2878in" svg:y="7.2941in" draw:caption-point-x="-0.2402in" draw:caption-point-y="0.6067in">
              <dc:date>2018-08-13T00:00:00</dc:date>
              <text:p text:style-name="P1"><text:span text:style-name="T1">Đi du lịch xa mới về hơi mệt, xin đi trễ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0.1791in" svg:y="7.2965in" draw:caption-point-x="-0.2402in" draw:caption-point-y="0.6043in">
              <dc:date>2018-08-17T00:00:00</dc:date>
              <text:p text:style-name="P1"><text:span text:style-name="T1">Bận việc nhà, xin đi trễ, 8h58 đến cty</text:span></text:p>
            </office:annotation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6587in" svg:y="7.3008in" draw:caption-point-x="-0.2402in" draw:caption-point-y="0.6in">
              <dc:date>2018-08-29T00:00:00</dc:date>
              <text:p text:style-name="P1"><text:span text:style-name="T1">Mệt, xin đi trễ, 9h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anPV</text:p>
          </table:table-cell>
          <table:table-cell table:style-name="ce155" table:formula="of:=SUM([.D34:.AH34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atNH</text:p>
          </table:table-cell>
          <table:table-cell table:style-name="ce155" table:formula="of:=SUM([.D35:.AH35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5.3854in" svg:y="7.7854in" draw:caption-point-x="-0.2402in" draw:caption-point-y="0.611in">
              <dc:date>2018-08-07T00:00:00</dc:date>
              <text:p text:style-name="P1"><text:span text:style-name="T1">Có việc đột xuất, xin đi trễ, 9h15 vào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8.7768in" svg:y="7.7906in" draw:caption-point-x="-0.2402in" draw:caption-point-y="0.6059in">
              <dc:date>2018-08-14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9.2661in" svg:y="7.7913in" draw:caption-point-x="-0.2402in" draw:caption-point-y="0.6051in">
              <dc:date>2018-08-15T00:00:00</dc:date>
              <text:p text:style-name="P1"><text:span text:style-name="T1">Đi lấy xe nhà gửi, xin đi trễ, 9h35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0059in" svg:y="7.7937in" draw:caption-point-x="-0.2402in" draw:caption-point-y="0.6028in">
              <dc:date>2018-08-21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4622in" svg:y="7.7945in" draw:caption-point-x="-0.2402in" draw:caption-point-y="0.602in">
              <dc:date>2018-08-23T00:00:00</dc:date>
              <text:p text:style-name="P1"><text:span text:style-name="T1">Bận việc cá nhân, xin đi trễ, 8h42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9189in" svg:y="7.7945in" draw:caption-point-x="-0.2402in" draw:caption-point-y="0.602in">
              <dc:date>2018-08-23T00:00:00</dc:date>
              <text:p text:style-name="P1"><text:span text:style-name="T1">Bận việc cá nhân, 8h3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6587in" svg:y="7.7965in" draw:caption-point-x="-0.2402in" draw:caption-point-y="0.6in">
              <dc:date>2018-08-2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6.1154in" svg:y="7.7969in" draw:caption-point-x="-0.2402in" draw:caption-point-y="0.5996in">
              <dc:date>2018-08-30T00:00:00</dc:date>
              <text:p text:style-name="P1"><text:span text:style-name="T1">Bận việc cá nhân, xin đi trễ, 9h4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55" table:formula="of:=SUM([.D36:.AH36])" office:value-type="float" office:value="1">
            <text:p>1</text:p>
          </table:table-cell>
          <table:table-cell table:style-name="ce159" office:value-type="float" office:value="0">
            <office:annotation draw:style-name="gr4" draw:text-style-name="P1" svg:width="1.1413in" svg:height="0.3902in" svg:x="2.6457in" svg:y="8.0882in" draw:caption-point-x="-0.2402in" draw:caption-point-y="0.5559in">
              <dc:date>2018-08-01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8.0319in" draw:caption-point-x="-0.2402in" draw:caption-point-y="0.6122in">
              <dc:date>2018-08-06T00:00:00</dc:date>
              <text:p text:style-name="P1"><text:span text:style-name="T1">Trật chân, xin đi trễ, 9h1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8421in" svg:y="8.035in" draw:caption-point-x="-0.2402in" draw:caption-point-y="0.6091in">
              <dc:date>2018-08-08T00:00:00</dc:date>
              <text:p text:style-name="P1"><text:span text:style-name="T1">Chân đau, 8h32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8.0374in" draw:caption-point-x="-0.2402in" draw:caption-point-y="0.6067in">
              <dc:date>2018-08-13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8.039in" draw:caption-point-x="-0.2402in" draw:caption-point-y="0.6051in">
              <dc:date>2018-08-15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1">
            <office:annotation draw:style-name="gr6" draw:text-style-name="P1" svg:width="1.1413in" svg:height="0.2634in" svg:x="11.5492in" svg:y="8.0406in" draw:caption-point-x="-0.2402in" draw:caption-point-y="0.6035in">
              <dc:date>2018-08-20T00:00:00</dc:date>
              <text:p text:style-name="P1"><text:span text:style-name="T1">Trứng thực</text:span></text:p>
            </office:annotation>
            <text:p>1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10" draw:text-style-name="P4" svg:width="1.1413in" svg:height="0.4516in" svg:x="15.6587in" svg:y="8.0441in" draw:caption-point-x="-0.2402in" draw:caption-point-y="0.6in">
              <dc:date>2018-08-29T00:00:00</dc:date>
              <text:p text:style-name="P4"><text:span text:style-name="T4">bể bánh xe, 8h35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uVNQ</text:p>
          </table:table-cell>
          <table:table-cell table:style-name="ce155" table:formula="of:=SUM([.D37:.AH37])" office:value-type="float" office:value="2">
            <text:p>2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1">
            <office:annotation draw:style-name="gr2" draw:text-style-name="P1" svg:width="1.1413in" svg:height="0.5457in" svg:x="6.8205in" svg:y="8.2843in" draw:caption-point-x="-0.2402in" draw:caption-point-y="0.6075in">
              <dc:date>2018-08-10T00:00:00</dc:date>
              <text:p text:style-name="P1"><text:span text:style-name="T1">Có việc cần lên trường gặp thầy gấp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0.5">
            <office:annotation draw:style-name="gr7" draw:text-style-name="P1" svg:width="1.1413in" svg:height="0.8567in" svg:x="8.2878in" svg:y="8.285in" draw:caption-point-x="-0.2402in" draw:caption-point-y="0.6067in">
              <dc:date>2018-08-13T00:00:00</dc:date>
              <text:p text:style-name="P1"><text:span text:style-name="T1">Thấy hướng dẫn báo lên trường gấp, xin về sớm lúc 10h30 và off chiều</text:span></text:p>
            </office:annotation>
            <text:p>0.5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6.1154in" svg:y="8.2921in" draw:caption-point-x="-0.2402in" draw:caption-point-y="0.5996in">
              <dc:date>2018-08-30T00:00:00</dc:date>
              <text:p text:style-name="P1"><text:span text:style-name="T1">Có việc cần lên trường, off chiều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73" office:value-type="string">
            <text:p>PhatHDT</text:p>
          </table:table-cell>
          <table:table-cell table:style-name="ce155" table:formula="of:=SUM([.D38:.AH38])" office:value-type="float" office:value="1.5">
            <text:p>1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8.5327in" draw:caption-point-x="-0.2402in" draw:caption-point-y="0.6067in">
              <dc:date>2018-08-1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1">
            <office:annotation draw:style-name="gr6" draw:text-style-name="P1" svg:width="1.1413in" svg:height="0.2634in" svg:x="12.9189in" svg:y="8.5374in" draw:caption-point-x="-0.2402in" draw:caption-point-y="0.602in">
              <dc:date>2018-08-23T00:00:00</dc:date>
              <text:p text:style-name="P1"><text:span text:style-name="T1">Không khỏe</text:span></text:p>
            </office:annotation>
            <text:p>1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4" draw:text-style-name="P1" svg:width="1.1413in" svg:height="0.3902in" svg:x="14.7457in" svg:y="8.5382in" draw:caption-point-x="-0.2402in" draw:caption-point-y="0.6012in">
              <dc:date>2018-08-27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59" office:value-type="float" office:value="0">
            <office:annotation draw:style-name="gr4" draw:text-style-name="P1" svg:width="1.1413in" svg:height="0.3902in" svg:x="15.202in" svg:y="8.539in" draw:caption-point-x="-0.2402in" draw:caption-point-y="0.6004in">
              <dc:date>2018-08-28T00:00:00</dc:date>
              <text:p text:style-name="P1"><text:span text:style-name="T1">Kẹt xe, 8h37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5" office:value-type="string">
            <text:p>PhongPT</text:p>
          </table:table-cell>
          <table:table-cell table:style-name="ce155" table:formula="of:=SUM([.D39:.AH39])" office:value-type="float" office:value="2.5">
            <text:p>2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5.8421in" svg:y="8.7776in" draw:caption-point-x="-0.2402in" draw:caption-point-y="0.6094in">
              <dc:date>2018-08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59" office:value-type="float" office:value="0.5">
            <office:annotation draw:style-name="gr2" draw:text-style-name="P1" svg:width="1.1413in" svg:height="0.5457in" svg:x="6.3311in" svg:y="8.7783in" draw:caption-point-x="-0.2402in" draw:caption-point-y="0.6087in">
              <dc:date>2018-08-09T00:00:00</dc:date>
              <text:p text:style-name="P1"><text:span text:style-name="T1">Xe gặp sự cố nên vô trễ, xin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5.6587in" svg:y="8.787in" draw:caption-point-x="-0.2402in" draw:caption-point-y="0.6in">
              <dc:date>2018-08-29T00:00:00</dc:date>
              <text:p text:style-name="P1"><text:span text:style-name="T1">Bận việc cá nhân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6.572in" svg:y="8.7886in" draw:caption-point-x="-0.2402in" draw:caption-point-y="0.5984in">
              <dc:date>2018-08-31T00:00:00</dc:date>
              <text:p text:style-name="P1"><text:span text:style-name="T1">Đau đầu,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PhongTH</text:p>
          </table:table-cell>
          <table:table-cell table:style-name="ce155" table:formula="of:=SUM([.D40:.AH40])" office:value-type="float" office:value="1">
            <text:p>1</text:p>
          </table:table-cell>
          <table:table-cell table:style-name="ce159" office:value-type="float" office:value="0">
            <office:annotation draw:style-name="gr4" draw:text-style-name="P1" svg:width="1.1413in" svg:height="0.3902in" svg:x="2.6457in" svg:y="9.0213in" draw:caption-point-x="-0.2402in" draw:caption-point-y="0.6134in">
              <dc:date>2018-08-01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3.1024in" svg:y="9.022in" draw:caption-point-x="-0.2402in" draw:caption-point-y="0.6126in">
              <dc:date>2018-08-0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3854in" svg:y="9.0236in" draw:caption-point-x="-0.2402in" draw:caption-point-y="0.611in">
              <dc:date>2018-08-07T00:00:00</dc:date>
              <text:p text:style-name="P1"><text:span text:style-name="T1">Ngủ quên 8h36 vào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6.3311in" svg:y="9.0268in" draw:caption-point-x="-0.2402in" draw:caption-point-y="0.6079in">
              <dc:date>2018-08-09T00:00:00</dc:date>
              <text:p text:style-name="P1"><text:span text:style-name="T1">Đau bụng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3" draw:text-style-name="P1" svg:width="1.1413in" svg:height="0.7012in" svg:x="8.7768in" svg:y="9.0287in" draw:caption-point-x="-0.2402in" draw:caption-point-y="0.6059in">
              <dc:date>2018-08-14T00:00:00</dc:date>
              <text:p text:style-name="P1"><text:span text:style-name="T1">Hôm qua OT nên ngủ quên, xin đi trễ, 9h4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7228in" svg:y="9.0303in" draw:caption-point-x="-0.2402in" draw:caption-point-y="0.6043in">
              <dc:date>2018-08-16T00:00:00</dc:date>
              <text:p text:style-name="P1"><text:span text:style-name="T1">Ngủ quên, 9h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0059in" svg:y="9.0319in" draw:caption-point-x="-0.2402in" draw:caption-point-y="0.6028in">
              <dc:date>2018-08-21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2.4622in" svg:y="9.0327in" draw:caption-point-x="-0.2402in" draw:caption-point-y="0.602in">
              <dc:date>2018-08-23T00:00:00</dc:date>
              <text:p text:style-name="P1"><text:span text:style-name="T1">Mệt trong người, xin off sáng</text:span></text:p>
            </office:annotation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6.572in" svg:y="9.0362in" draw:caption-point-x="-0.2402in" draw:caption-point-y="0.5984in">
              <dc:date>2018-08-31T00:00:00</dc:date>
              <text:p text:style-name="P1"><text:span text:style-name="T1">Bận việc cá nhân, 8h3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PhuTV</text:p>
          </table:table-cell>
          <table:table-cell table:style-name="ce155" table:formula="of:=SUM([.D41:.AH41])" office:value-type="float" office:value="1.5">
            <text:p>1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1024in" svg:y="9.2697in" draw:caption-point-x="-0.2402in" draw:caption-point-y="0.6126in">
              <dc:date>2018-08-02T00:00:00</dc:date>
              <text:p text:style-name="P1"><text:span text:style-name="T1">Lủng bánh xe, xin đi trễ, 8h57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5.3854in" svg:y="9.2713in" draw:caption-point-x="-0.2402in" draw:caption-point-y="0.611in">
              <dc:date>2018-08-07T00:00:00</dc:date>
              <text:p text:style-name="P1"><text:span text:style-name="T1">Bảo vệ khóa luận TN</text:span></text:p>
            </office:annotation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2" draw:text-style-name="P1" svg:width="1.1413in" svg:height="0.5457in" svg:x="12.0059in" svg:y="9.2795in" draw:caption-point-x="-0.2402in" draw:caption-point-y="0.6028in">
              <dc:date>2018-08-21T00:00:00</dc:date>
              <text:p text:style-name="P1"><text:span text:style-name="T1">Lên trường nộp khóa luận, off sáng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aiPA</text:p>
          </table:table-cell>
          <table:table-cell table:style-name="ce155" table:formula="of:=SUM([.D42:.AH42])" office:value-type="float" office:value="0.5"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3.5591in" svg:y="9.5173in" draw:caption-point-x="-0.2402in" draw:caption-point-y="0.6126in">
              <dc:date>2018-08-03T00:00:00</dc:date>
              <text:p text:style-name="P1"><text:span text:style-name="T1">Trật chân, xin off sáng</text:span></text:p>
            </office:annotation>
            <text:p>0.5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8421in" svg:y="9.5209in" draw:caption-point-x="-0.2402in" draw:caption-point-y="0.6091in">
              <dc:date>2018-08-08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9.5232in" draw:caption-point-x="-0.2402in" draw:caption-point-y="0.6067in">
              <dc:date>2018-08-13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9.5248in" draw:caption-point-x="-0.2402in" draw:caption-point-y="0.6051in">
              <dc:date>2018-08-15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9.5264in" draw:caption-point-x="-0.2402in" draw:caption-point-y="0.6035in">
              <dc:date>2018-08-20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9189in" svg:y="9.528in" draw:caption-point-x="-0.2402in" draw:caption-point-y="0.602in">
              <dc:date>2018-08-23T00:00:00</dc:date>
              <text:p text:style-name="P1"><text:span text:style-name="T1">Ngủ dậy muộn, 8h37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3.3756in" svg:y="9.5276in" draw:caption-point-x="-0.2402in" draw:caption-point-y="0.6024in">
              <dc:date>2018-08-24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10" draw:text-style-name="P4" svg:width="1.1413in" svg:height="0.4516in" svg:x="14.7457in" svg:y="9.5287in" draw:caption-point-x="-0.2402in" draw:caption-point-y="0.6012in">
              <dc:date>2018-08-27T00:00:00</dc:date>
              <text:p text:style-name="P4"><text:span text:style-name="T4">xe chết máy, 8h42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202in" svg:y="9.5295in" draw:caption-point-x="-0.2402in" draw:caption-point-y="0.6004in">
              <dc:date>2018-08-28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6587in" svg:y="9.5295in" draw:caption-point-x="-0.2402in" draw:caption-point-y="0.6004in">
              <dc:date>2018-08-2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9.5878in" draw:caption-point-x="-0.2402in" draw:caption-point-y="0.5421in">
              <dc:date>2018-08-30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572in" svg:y="9.5315in" draw:caption-point-x="-0.2402in" draw:caption-point-y="0.5984in">
              <dc:date>2018-08-31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amHVH</text:p>
          </table:table-cell>
          <table:table-cell table:style-name="ce155" table:formula="of:=SUM([.D43:.AH43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anNN</text:p>
          </table:table-cell>
          <table:table-cell table:style-name="ce155" table:formula="of:=SUM([.D44:.AH44])" office:value-type="float" office:value="1"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office:annotation draw:style-name="gr2" draw:text-style-name="P1" svg:width="1.1413in" svg:height="0.5457in" svg:x="3.5591in" svg:y="10.0134in" draw:caption-point-x="-0.2402in" draw:caption-point-y="0.6122in">
              <dc:date>2018-08-03T00:00:00</dc:date>
              <text:p text:style-name="P1"><text:span text:style-name="T1">Về quê giải quyết việc gia đình</text:span></text:p>
            </office:annotation>
            <text:p>1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inNQ</text:p>
          </table:table-cell>
          <table:table-cell table:style-name="ce155" table:formula="of:=SUM([.D45:.AH45])" office:value-type="float" office:value="0.5"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3.1024in" svg:y="10.2606in" draw:caption-point-x="-0.2402in" draw:caption-point-y="0.6126in">
              <dc:date>2018-08-02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10.261in" draw:caption-point-x="-0.2402in" draw:caption-point-y="0.6122in">
              <dc:date>2018-08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3854in" svg:y="10.2622in" draw:caption-point-x="-0.2402in" draw:caption-point-y="0.611in">
              <dc:date>2018-08-07T00:00:00</dc:date>
              <text:p text:style-name="P1"><text:span text:style-name="T1">Kẹt xe, 8h36 vào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3.3756in" svg:y="10.2709in" draw:caption-point-x="-0.2402in" draw:caption-point-y="0.6024in">
              <dc:date>2018-08-24T00:00:00</dc:date>
              <text:p text:style-name="P1"><text:span text:style-name="T1">Bận việc nhà, off chiều</text:span></text:p>
            </office:annotation>
            <text:p>0.5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5.6587in" svg:y="10.2732in" draw:caption-point-x="-0.2402in" draw:caption-point-y="0.6in">
              <dc:date>2018-08-29T00:00:00</dc:date>
              <text:p text:style-name="P1"><text:span text:style-name="T1">Bận việc đột xuất, xin đi trễ, 9h0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572in" svg:y="10.2748in" draw:caption-point-x="-0.2402in" draw:caption-point-y="0.5984in">
              <dc:date>2018-08-31T00:00:00</dc:date>
              <text:p text:style-name="P1"><text:span text:style-name="T1">Bị lạc chìa khóa, 8h4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ienND</text:p>
          </table:table-cell>
          <table:table-cell table:style-name="ce155" table:formula="of:=SUM([.D46:.AH46])" office:value-type="float" office:value="3.5">
            <text:p>3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5.8421in" svg:y="10.5118in" draw:caption-point-x="-0.2402in" draw:caption-point-y="0.6091in">
              <dc:date>2018-08-08T00:00:00</dc:date>
              <text:p text:style-name="P1"><text:span text:style-name="T1">Bận việc nhà, off chiều</text:span></text:p>
            </office:annotation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8.7768in" svg:y="10.515in" draw:caption-point-x="-0.2402in" draw:caption-point-y="0.6059in">
              <dc:date>2018-08-14T00:00:00</dc:date>
              <text:p text:style-name="P1"><text:span text:style-name="T1">Đau bụng, xin đi trễ, 9h20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office:annotation draw:style-name="gr2" draw:text-style-name="P1" svg:width="1.1413in" svg:height="0.5457in" svg:x="12.4622in" svg:y="10.5189in" draw:caption-point-x="-0.2402in" draw:caption-point-y="0.602in">
              <dc:date>2018-09-04T00:00:00</dc:date>
              <text:p text:style-name="P1"><text:span text:style-name="T1">Bận việc gia đinh</text:span></text:p>
            </office:annotation>
            <text:p>1</text:p>
          </table:table-cell>
          <table:table-cell table:style-name="ce159" office:value-type="float" office:value="1">
            <office:annotation draw:style-name="gr6" draw:text-style-name="P1" svg:width="1.1413in" svg:height="0.2634in" svg:x="12.9189in" svg:y="10.5189in" draw:caption-point-x="-0.2402in" draw:caption-point-y="0.602in">
              <dc:date>2018-08-23T00:00:00</dc:date>
              <text:p text:style-name="P1"><text:span text:style-name="T1">Bà mất</text:span></text:p>
            </office:annotation>
            <text:p>1</text:p>
          </table:table-cell>
          <table:table-cell table:style-name="ce159" office:value-type="float" office:value="1">
            <office:annotation draw:style-name="gr6" draw:text-style-name="P1" svg:width="1.1413in" svg:height="0.2634in" svg:x="13.3756in" svg:y="10.5185in" draw:caption-point-x="-0.2402in" draw:caption-point-y="0.6024in">
              <dc:date>2018-08-24T00:00:00</dc:date>
              <text:p text:style-name="P1"><text:span text:style-name="T1">Bà mất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202in" svg:y="10.5205in" draw:caption-point-x="-0.2402in" draw:caption-point-y="0.6004in">
              <dc:date>2018-08-28T00:00:00</dc:date>
              <text:p text:style-name="P1"><text:span text:style-name="T1">Ngủ quên, 8h47 đến cty</text:span></text:p>
            </office:annotation>
            <text:p>0</text:p>
          </table:table-cell>
          <table:table-cell table:style-name="ce159" office:value-type="float" office:value="0">
            <office:annotation draw:style-name="gr10" draw:text-style-name="P4" svg:width="1.1413in" svg:height="0.4516in" svg:x="15.6587in" svg:y="10.5209in" draw:caption-point-x="-0.2402in" draw:caption-point-y="0.6in">
              <dc:date>2018-08-29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10.5787in" draw:caption-point-x="-0.2402in" draw:caption-point-y="0.5421in">
              <dc:date>2018-08-30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oanBV</text:p>
          </table:table-cell>
          <table:table-cell table:style-name="ce155" table:formula="of:=SUM([.D47:.AH47])" office:value-type="float" office:value="0">
            <text:p>0</text:p>
          </table:table-cell>
          <table:table-cell table:style-name="ce159" table:number-columns-repeated="7"/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haiNHQ</text:p>
          </table:table-cell>
          <table:table-cell table:style-name="ce155" table:formula="of:=SUM([.D48:.AH48])" office:value-type="float" office:value="1"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1">
            <office:annotation draw:style-name="gr6" draw:text-style-name="P1" svg:width="1.1413in" svg:height="0.2634in" svg:x="10.1791in" svg:y="11.0039in" draw:caption-point-x="-0.2402in" draw:caption-point-y="0.6122in">
              <dc:date>2018-08-06T00:00:00</dc:date>
              <text:p text:style-name="P1"><text:span text:style-name="T1">Đi du lịch với vợ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11.0126in" draw:caption-point-x="-0.2402in" draw:caption-point-y="0.6035in">
              <dc:date>2018-08-20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hamDT</text:p>
          </table:table-cell>
          <table:table-cell table:style-name="ce155" table:formula="of:=SUM([.D49:.AH49])" office:value-type="float" office:value="0.5">
            <text:p>0.5</text:p>
          </table:table-cell>
          <table:table-cell table:style-name="ce159" office:value-type="float" office:value="0">
            <office:annotation draw:style-name="gr4" draw:text-style-name="P1" svg:width="1.1413in" svg:height="0.3902in" svg:x="2.6457in" svg:y="11.2504in" draw:caption-point-x="-0.2402in" draw:caption-point-y="0.6134in">
              <dc:date>2018-08-01T00:00:00</dc:date>
              <text:p text:style-name="P1"><text:span text:style-name="T1">Ngủ quên, 8h36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11.2516in" draw:caption-point-x="-0.2402in" draw:caption-point-y="0.6122in">
              <dc:date>2018-08-06T00:00:00</dc:date>
              <text:p text:style-name="P1"><text:span text:style-name="T1">Tắc đường, 8h35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6.8205in" svg:y="11.2563in" draw:caption-point-x="-0.2402in" draw:caption-point-y="0.6075in">
              <dc:date>2018-08-10T00:00:00</dc:date>
              <text:p text:style-name="P1"><text:span text:style-name="T1">Con ốm, xin đi trễ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11.2571in" draw:caption-point-x="-0.2402in" draw:caption-point-y="0.6067in">
              <dc:date>2018-08-1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4" draw:text-style-name="P1" svg:width="1.1413in" svg:height="0.3902in" svg:x="11.5492in" svg:y="11.2602in" draw:caption-point-x="-0.2402in" draw:caption-point-y="0.6035in">
              <dc:date>2018-08-20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4622in" svg:y="11.2618in" draw:caption-point-x="-0.2402in" draw:caption-point-y="0.602in">
              <dc:date>2018-08-23T00:00:00</dc:date>
              <text:p text:style-name="P1"><text:span text:style-name="T1">Bị công an thổi phạt, 8h49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11.3217in" draw:caption-point-x="-0.2402in" draw:caption-point-y="0.5421in">
              <dc:date>2018-08-30T00:00:00</dc:date>
              <text:p text:style-name="P1"><text:span text:style-name="T1">Bị cảm, 8h37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hanhCH</text:p>
          </table:table-cell>
          <table:table-cell table:style-name="ce155" table:formula="of:=SUM([.D50:.AH50])" office:value-type="float" office:value="0.5"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2.0059in" svg:y="11.5087in" draw:caption-point-x="-0.2402in" draw:caption-point-y="0.6028in">
              <dc:date>2018-08-21T00:00:00</dc:date>
              <text:p text:style-name="P1"><text:span text:style-name="T1">Bận việc nhà, off chiều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haoDTN</text:p>
          </table:table-cell>
          <table:table-cell table:style-name="ce155" table:formula="of:=SUM([.D51:.AH51])" office:value-type="float" office:value="0.5"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3854in" svg:y="11.748in" draw:caption-point-x="-0.2402in" draw:caption-point-y="0.611in">
              <dc:date>2018-08-07T00:00:00</dc:date>
              <text:p text:style-name="P1"><text:span text:style-name="T1">Kẹt xe, 8h32 vào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6.8205in" svg:y="11.7516in" draw:caption-point-x="-0.2402in" draw:caption-point-y="0.6075in">
              <dc:date>2018-08-10T00:00:00</dc:date>
              <text:p text:style-name="P1"><text:span text:style-name="T1">Để quên đồ chạy về lấy, 8h37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4" draw:text-style-name="P1" svg:width="1.1413in" svg:height="0.3902in" svg:x="8.2878in" svg:y="11.7524in" draw:caption-point-x="-0.2402in" draw:caption-point-y="0.6067in">
              <dc:date>2018-08-13T00:00:00</dc:date>
              <text:p text:style-name="P1"><text:span text:style-name="T1">Không khỏe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11.7539in" draw:caption-point-x="-0.2402in" draw:caption-point-y="0.6051in">
              <dc:date>2018-08-15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7228in" svg:y="11.7547in" draw:caption-point-x="-0.2402in" draw:caption-point-y="0.6043in">
              <dc:date>2018-08-1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11.7555in" draw:caption-point-x="-0.2402in" draw:caption-point-y="0.6035in">
              <dc:date>2018-08-2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0059in" svg:y="11.7563in" draw:caption-point-x="-0.2402in" draw:caption-point-y="0.6028in">
              <dc:date>2018-08-21T00:00:00</dc:date>
              <text:p text:style-name="P1"><text:span text:style-name="T1">Ghé ngân hàng, xin đi trễ, 9h29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9189in" svg:y="11.7571in" draw:caption-point-x="-0.2402in" draw:caption-point-y="0.602in">
              <dc:date>2018-08-23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4.7457in" svg:y="11.7571in" draw:caption-point-x="-0.2402in" draw:caption-point-y="0.602in">
              <dc:date>2018-08-27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202in" svg:y="11.7587in" draw:caption-point-x="-0.2402in" draw:caption-point-y="0.6004in">
              <dc:date>2018-08-28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59" office:value-type="float" office:value="0">
            <office:annotation draw:style-name="gr10" draw:text-style-name="P1" svg:width="1.1413in" svg:height="0.4516in" svg:x="15.6587in" svg:y="11.7591in" draw:caption-point-x="-0.2402in" draw:caption-point-y="0.6in">
              <dc:date>2018-08-29T00:00:00</dc:date>
              <text:p text:style-name="P1"><text:span text:style-name="T4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11.8169in" draw:caption-point-x="-0.2402in" draw:caption-point-y="0.5421in">
              <dc:date>2018-08-30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572in" svg:y="11.7606in" draw:caption-point-x="-0.2402in" draw:caption-point-y="0.5984in">
              <dc:date>2018-08-31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hinhCT</text:p>
          </table:table-cell>
          <table:table-cell table:style-name="ce155" table:formula="of:=SUM([.D52:.AH52])" office:value-type="float" office:value="0">
            <text:p>0</text:p>
          </table:table-cell>
          <table:table-cell table:style-name="ce159" table:number-columns-repeated="1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0059in" svg:y="12.0039in" draw:caption-point-x="-0.2402in" draw:caption-point-y="0.6028in">
              <dc:date>2018-08-21T00:00:00</dc:date>
              <text:p text:style-name="P1"><text:span text:style-name="T1">Giải quyết việc cá nhân, 8h58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hinhT</text:p>
          </table:table-cell>
          <table:table-cell table:style-name="ce155" table:formula="of:=SUM([.D53:.AH53])" office:value-type="float" office:value="8.5">
            <text:p>8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3.5591in" svg:y="12.2425in" draw:caption-point-x="-0.2402in" draw:caption-point-y="0.6122in">
              <dc:date>2018-08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9" draw:text-style-name="P1" svg:width="1.1413in" svg:height="1.1677in" svg:x="4.9287in" svg:y="12.2425in" draw:caption-point-x="-0.2402in" draw:caption-point-y="0.6122in">
              <dc:date>2018-08-21T00:00:00</dc:date>
              <text:p text:style-name="P1"><text:span text:style-name="T1">Chuẩn bị + đám cưới</text:span></text:p>
              <text:p text:style-name="P1"><text:span text:style-name="T1"><text:s/></text:span><text:span text:style-name="T1">áp dụng chính sách cưới cho staff → vẫn chấm công bình thường</text:span></text:p>
            </office:annotation>
            <text:p>0</text:p>
          </table:table-cell>
          <table:table-cell table:style-name="ce159" office:value-type="float" office:value="0">
            <office:annotation draw:style-name="gr9" draw:text-style-name="P1" svg:width="1.1413in" svg:height="1.1677in" svg:x="5.3854in" svg:y="12.2425in" draw:caption-point-x="-0.2402in" draw:caption-point-y="0.6122in">
              <dc:date>2018-08-21T00:00:00</dc:date>
              <text:p text:style-name="P1"><text:span text:style-name="T1">Chuẩn bị + đám cưới</text:span></text:p>
              <text:p text:style-name="P1"><text:span text:style-name="T1"><text:s/></text:span><text:span text:style-name="T1">áp dụng chính sách cưới cho staff → vẫn chấm công bình thường</text:span></text:p>
            </office:annotation>
            <text:p>0</text:p>
          </table:table-cell>
          <table:table-cell table:style-name="ce159" office:value-type="float" office:value="0">
            <office:annotation draw:style-name="gr9" draw:text-style-name="P1" svg:width="1.1413in" svg:height="1.1677in" svg:x="5.8421in" svg:y="12.2425in" draw:caption-point-x="-0.2402in" draw:caption-point-y="0.6122in">
              <dc:date>2018-08-21T00:00:00</dc:date>
              <text:p text:style-name="P1"><text:span text:style-name="T1">Chuẩn bị + đám cưới</text:span></text:p>
              <text:p text:style-name="P1"><text:span text:style-name="T1"><text:s/></text:span><text:span text:style-name="T1">áp dụng chính sách cưới cho staff → vẫn chấm công bình thường</text:span></text:p>
            </office:annotation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6.3311in" svg:y="12.2425in" draw:caption-point-x="-0.2402in" draw:caption-point-y="0.6122in">
              <dc:date>2018-08-06T00:00:00</dc:date>
              <text:p text:style-name="P1"><text:span text:style-name="T1">Chuẩn bị + đám cưới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6.8205in" svg:y="12.2425in" draw:caption-point-x="-0.2402in" draw:caption-point-y="0.6122in">
              <dc:date>2018-08-06T00:00:00</dc:date>
              <text:p text:style-name="P1"><text:span text:style-name="T1">Chuẩn bị + đám cưới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1">
            <office:annotation draw:style-name="gr4" draw:text-style-name="P1" svg:width="1.1413in" svg:height="0.3902in" svg:x="8.2878in" svg:y="12.2425in" draw:caption-point-x="-0.2402in" draw:caption-point-y="0.6122in">
              <dc:date>2018-08-06T00:00:00</dc:date>
              <text:p text:style-name="P1"><text:span text:style-name="T1">Đi chơi tuần trăng mật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8.7768in" svg:y="12.2425in" draw:caption-point-x="-0.2402in" draw:caption-point-y="0.6122in">
              <dc:date>2018-08-06T00:00:00</dc:date>
              <text:p text:style-name="P1"><text:span text:style-name="T1">Đi chơi tuần trăng mật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9.2661in" svg:y="12.2425in" draw:caption-point-x="-0.2402in" draw:caption-point-y="0.6122in">
              <dc:date>2018-08-06T00:00:00</dc:date>
              <text:p text:style-name="P1"><text:span text:style-name="T1">Đi chơi tuần trăng mật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9.7228in" svg:y="12.2425in" draw:caption-point-x="-0.2402in" draw:caption-point-y="0.6122in">
              <dc:date>2018-08-06T00:00:00</dc:date>
              <text:p text:style-name="P1"><text:span text:style-name="T1">Đi chơi tuần trăng mật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10.1791in" svg:y="12.2425in" draw:caption-point-x="-0.2402in" draw:caption-point-y="0.6122in">
              <dc:date>2018-08-06T00:00:00</dc:date>
              <text:p text:style-name="P1"><text:span text:style-name="T1">Đi chơi tuần trăng mật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1">
            <office:annotation draw:style-name="gr4" draw:text-style-name="P1" svg:width="1.1413in" svg:height="0.3902in" svg:x="11.5492in" svg:y="12.2512in" draw:caption-point-x="-0.2402in" draw:caption-point-y="0.6035in">
              <dc:date>2018-08-2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59" office:value-type="float" office:value="0.5">
            <office:annotation draw:style-name="gr2" draw:text-style-name="P1" svg:width="1.1413in" svg:height="0.5457in" svg:x="12.0059in" svg:y="12.252in" draw:caption-point-x="-0.2402in" draw:caption-point-y="0.6028in">
              <dc:date>2018-08-21T00:00:00</dc:date>
              <text:p text:style-name="P1"><text:span text:style-name="T1">Chở mẹ đi khám cho xong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9189in" svg:y="12.2528in" draw:caption-point-x="-0.2402in" draw:caption-point-y="0.602in">
              <dc:date>2018-08-2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ThuyLTT</text:p>
          </table:table-cell>
          <table:table-cell table:style-name="ce155" table:formula="of:=SUM([.D54:.AH54])" office:value-type="float" office:value="4.5">
            <text:p>4.5</text:p>
          </table:table-cell>
          <table:table-cell table:style-name="ce159" office:value-type="float" office:value="0.5">
            <office:annotation draw:style-name="gr4" draw:text-style-name="P1" svg:width="1.1413in" svg:height="0.3902in" svg:x="2.6457in" svg:y="12.489in" draw:caption-point-x="-0.2402in" draw:caption-point-y="0.6134in">
              <dc:date>2018-08-01T00:00:00</dc:date>
              <text:p text:style-name="P1"><text:span text:style-name="T1">Mệt, xin đi trễ, off sáng</text:span></text:p>
            </office:annotation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6" draw:text-style-name="P1" svg:width="1.1413in" svg:height="0.2634in" svg:x="5.8421in" svg:y="12.4933in" draw:caption-point-x="-0.2402in" draw:caption-point-y="0.6091in">
              <dc:date>2018-08-08T00:00:00</dc:date>
              <text:p text:style-name="P1"><text:span text:style-name="T1">Mệt, off sáng</text:span></text:p>
            </office:annotation>
            <text:p>0.5</text:p>
          </table:table-cell>
          <table:table-cell table:style-name="ce159" office:value-type="float" office:value="0.5">
            <office:annotation draw:style-name="gr4" draw:text-style-name="P1" svg:width="1.1413in" svg:height="0.3902in" svg:x="6.3311in" svg:y="12.489in" draw:caption-point-x="-0.2402in" draw:caption-point-y="0.6134in">
              <dc:date>2018-08-06T00:00:00</dc:date>
              <text:p text:style-name="P1"><text:span text:style-name="T1">Đi đám cưới anh Thịnh, off chiều</text:span></text:p>
            </office:annotation>
            <text:p>0.5</text:p>
          </table:table-cell>
          <table:table-cell table:style-name="ce159" office:value-type="float" office:value="1">
            <office:annotation draw:style-name="gr4" draw:text-style-name="P1" svg:width="1.1413in" svg:height="0.3902in" svg:x="6.8205in" svg:y="12.489in" draw:caption-point-x="-0.2402in" draw:caption-point-y="0.6134in">
              <dc:date>2018-08-01T00:00:00</dc:date>
              <text:p text:style-name="P1"><text:span text:style-name="T1">Đi du lịch với gia đình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0">
            <office:annotation draw:style-name="gr3" draw:text-style-name="P1" svg:width="1.1413in" svg:height="0.7012in" svg:x="8.2878in" svg:y="12.4957in" draw:caption-point-x="-0.2402in" draw:caption-point-y="0.6067in">
              <dc:date>2018-08-13T00:00:00</dc:date>
              <text:p text:style-name="P1"><text:span text:style-name="T1">Đi du lịch xa mới về hơi mệt, xin đi trễ, 10h03 đến cty → 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9.2661in" svg:y="12.4972in" draw:caption-point-x="-0.2402in" draw:caption-point-y="0.6051in">
              <dc:date>2018-08-15T00:00:00</dc:date>
              <text:p text:style-name="P1"><text:span text:style-name="T1">Nhà có việc, xin đi trễ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0.1791in" svg:y="12.498in" draw:caption-point-x="-0.2402in" draw:caption-point-y="0.6043in">
              <dc:date>2018-08-17T00:00:00</dc:date>
              <text:p text:style-name="P1"><text:span text:style-name="T1">Bận việc nhà, xin đi trễ, 9h04 đến cty</text:span></text:p>
            </office:annotation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2.9189in" svg:y="12.5004in" draw:caption-point-x="-0.2402in" draw:caption-point-y="0.602in">
              <dc:date>2018-08-23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15.202in" svg:y="12.502in" draw:caption-point-x="-0.2402in" draw:caption-point-y="0.6004in">
              <dc:date>2018-08-28T00:00:00</dc:date>
              <text:p text:style-name="P1"><text:span text:style-name="T1">Chóng mặt, off nguyên ngày</text:span></text:p>
            </office:annotation>
            <text:p>1</text:p>
          </table:table-cell>
          <table:table-cell table:style-name="ce159" office:value-type="float" office:value="0">
            <office:annotation draw:style-name="gr4" draw:text-style-name="P1" svg:width="1.1413in" svg:height="0.3902in" svg:x="15.6587in" svg:y="12.5024in" draw:caption-point-x="-0.2402in" draw:caption-point-y="0.6in">
              <dc:date>2018-08-29T00:00:00</dc:date>
              <text:p text:style-name="P1"><text:span text:style-name="T1">Mệt, xin đi trễ, 9h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44" office:value-type="string">
            <text:p>ThuyNTX</text:p>
          </table:table-cell>
          <table:table-cell table:style-name="ce155" table:formula="of:=SUM([.D55:.AH55])" office:value-type="float" office:value="1.5">
            <text:p>1.5</text:p>
          </table:table-cell>
          <table:table-cell table:style-name="ce159" office:value-type="float" office:value="0.5">
            <office:annotation draw:style-name="gr4" draw:text-style-name="P1" svg:width="1.1413in" svg:height="0.3902in" svg:x="2.6457in" svg:y="12.7366in" draw:caption-point-x="-0.2402in" draw:caption-point-y="0.6134in">
              <dc:date>2018-08-01T00:00:00</dc:date>
              <text:p text:style-name="P1"><text:span text:style-name="T1">Chăm cháu bị ốm, off sáng</text:span></text:p>
            </office:annotation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16.572in" svg:y="12.7504in" draw:caption-point-x="-0.2402in" draw:caption-point-y="0.5996in">
              <dc:date>2018-08-30T00:00:00</dc:date>
              <text:p text:style-name="P1"><text:span text:style-name="T1">Đưa người thân đi khám bệnh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3">
            <text:p>53</text:p>
          </table:table-cell>
          <table:table-cell table:style-name="ce44" office:value-type="string">
            <text:p>ThuyenTTN</text:p>
          </table:table-cell>
          <table:table-cell table:style-name="ce155" table:formula="of:=SUM([.D56:.AH56])" office:value-type="float" office:value="1.5">
            <text:p>1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6" draw:text-style-name="P1" svg:width="1.1413in" svg:height="0.2634in" svg:x="5.3854in" svg:y="12.9866in" draw:caption-point-x="-0.2402in" draw:caption-point-y="0.611in">
              <dc:date>2018-08-07T00:00:00</dc:date>
              <text:p text:style-name="P1"><text:span text:style-name="T1">Bị cảm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1">
            <office:annotation draw:style-name="gr6" draw:text-style-name="P1" svg:width="1.1413in" svg:height="0.2634in" svg:x="16.572in" svg:y="12.9972in" draw:caption-point-x="-0.2402in" draw:caption-point-y="0.6004in">
              <dc:date>2018-08-28T00:00:00</dc:date>
              <text:p text:style-name="P1"><text:span text:style-name="T1">Về quê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4">
            <text:p>54</text:p>
          </table:table-cell>
          <table:table-cell table:style-name="ce74" office:value-type="string">
            <text:p>VietBA</text:p>
          </table:table-cell>
          <table:table-cell table:style-name="ce155" table:formula="of:=SUM([.D57:.AH57])" office:value-type="float" office:value="8">
            <text:p>8</text:p>
          </table:table-cell>
          <table:table-cell table:style-name="ce159" office:value-type="float" office:value="0">
            <office:annotation draw:style-name="gr2" draw:text-style-name="P1" svg:width="1.1413in" svg:height="0.5457in" svg:x="2.6457in" svg:y="13.2319in" draw:caption-point-x="-0.2402in" draw:caption-point-y="0.6134in">
              <dc:date>2018-08-07T00:00:00</dc:date>
              <text:p text:style-name="P1"><text:span text:style-name="T1">Bận việc cá nhân, off chiều</text:span></text:p>
              <text:p text:style-name="P1"><text:span text:style-name="T1">→ </text:span><text:span text:style-name="T1">Đã làm bù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6.8205in" svg:y="13.2331in" draw:caption-point-x="-0.2402in" draw:caption-point-y="0.6122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1">
            <office:annotation draw:style-name="gr4" draw:text-style-name="P1" svg:width="1.1413in" svg:height="0.3902in" svg:x="8.2878in" svg:y="13.2331in" draw:caption-point-x="-0.2402in" draw:caption-point-y="0.6122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8.7768in" svg:y="13.2331in" draw:caption-point-x="-0.2402in" draw:caption-point-y="0.6122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9.2661in" svg:y="13.2331in" draw:caption-point-x="-0.2402in" draw:caption-point-y="0.6122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9.7228in" svg:y="13.2331in" draw:caption-point-x="-0.2402in" draw:caption-point-y="0.6122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10.1791in" svg:y="13.2331in" draw:caption-point-x="-0.2402in" draw:caption-point-y="0.6122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1">
            <office:annotation draw:style-name="gr4" draw:text-style-name="P1" svg:width="1.1413in" svg:height="0.3902in" svg:x="11.5492in" svg:y="13.2331in" draw:caption-point-x="-0.2402in" draw:caption-point-y="0.6122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15.6587in" svg:y="13.2453in" draw:caption-point-x="-0.2402in" draw:caption-point-y="0.6in">
              <dc:date>2018-08-29T00:00:00</dc:date>
              <text:p text:style-name="P1"><text:span text:style-name="T1">Bận việc đột xuất</text:span></text:p>
            </office:annotation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5">
            <text:p>55</text:p>
          </table:table-cell>
          <table:table-cell table:style-name="ce44" office:value-type="string">
            <text:p>VinhP</text:p>
          </table:table-cell>
          <table:table-cell table:style-name="ce155" table:formula="of:=SUM([.D58:.AH58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6">
            <text:p>56</text:p>
          </table:table-cell>
          <table:table-cell table:style-name="ce44" office:value-type="string">
            <text:p>ViTHT</text:p>
          </table:table-cell>
          <table:table-cell table:style-name="ce155" table:formula="of:=SUM([.D59:.AH59])" office:value-type="float" office:value="1">
            <text:p>1</text:p>
          </table:table-cell>
          <table:table-cell table:style-name="ce159" office:value-type="float" office:value="1">
            <office:annotation draw:style-name="gr2" draw:text-style-name="P1" svg:width="1.1413in" svg:height="0.5457in" svg:x="2.6457in" svg:y="13.728in" draw:caption-point-x="-0.2402in" draw:caption-point-y="0.6126in">
              <dc:date>2018-08-01T00:00:00</dc:date>
              <text:p text:style-name="P1"><text:span text:style-name="T1">Đăng ký khóa luận + chở bà đi khám bệnh</text:span></text:p>
            </office:annotation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8.7768in" svg:y="13.735in" draw:caption-point-x="-0.2402in" draw:caption-point-y="0.6055in">
              <dc:date>2018-08-14T00:00:00</dc:date>
              <text:p text:style-name="P1"><text:span text:style-name="T1">Ngủ quên, 8h45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10" draw:text-style-name="P4" svg:width="1.1413in" svg:height="0.4516in" svg:x="14.7457in" svg:y="13.7394in" draw:caption-point-x="-0.2402in" draw:caption-point-y="0.6012in">
              <dc:date>2018-08-27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60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60"/>
          <table:table-cell table:number-columns-repeated="27"/>
          <table:table-cell table:style-name="ce160" table:number-columns-repeated="3"/>
          <table:table-cell table:style-name="ce43" table:number-columns-repeated="952"/>
        </table:table-row>
        <table:table-row table:style-name="ro2" table:number-rows-repeated="983122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9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72"/>
        <table:table-column table:style-name="co26" table:number-columns-repeated="7" table:default-cell-style-name="ce172"/>
        <table:table-column table:style-name="co25" table:number-columns-repeated="15" table:default-cell-style-name="ce172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67" table:number-columns-repeated="8"/>
          <table:table-cell table:style-name="ce173" office:value-type="string" table:number-columns-spanned="2" table:number-rows-spanned="1">
            <text:p>Month</text:p>
          </table:table-cell>
          <table:covered-table-cell table:style-name="ce174"/>
          <table:table-cell table:style-name="ce175" table:content-validation-name="val1" office:value-type="float" office:value="9" table:number-columns-spanned="2" table:number-rows-spanned="1">
            <text:p>9</text:p>
          </table:table-cell>
          <table:covered-table-cell table:style-name="ce174"/>
          <table:table-cell table:style-name="ce173" office:value-type="string" table:number-columns-spanned="2" table:number-rows-spanned="1">
            <text:p>Year</text:p>
          </table:table-cell>
          <table:covered-table-cell table:style-name="ce174"/>
          <table:table-cell table:style-name="ce173" office:value-type="float" office:value="2018" table:number-columns-spanned="2" table:number-rows-spanned="1">
            <text:p>2018</text:p>
          </table:table-cell>
          <table:covered-table-cell table:style-name="ce176"/>
          <table:table-cell table:style-name="ce167" table:number-columns-repeated="14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68" table:formula="of:=DATE([.$R$1];[.N1];1)" office:value-type="date" office:date-value="2018-09-01">
            <text:p>01</text:p>
          </table:table-cell>
          <table:table-cell table:style-name="ce168" table:formula="of:=[.D2]+1" office:value-type="date" office:date-value="2018-09-02">
            <text:p>02</text:p>
          </table:table-cell>
          <table:table-cell table:style-name="ce168" table:formula="of:=[.E2]+1" office:value-type="date" office:date-value="2018-09-03">
            <text:p>03</text:p>
          </table:table-cell>
          <table:table-cell table:style-name="ce168" table:formula="of:=[.F2]+1" office:value-type="date" office:date-value="2018-09-04">
            <text:p>04</text:p>
          </table:table-cell>
          <table:table-cell table:style-name="ce168" table:formula="of:=[.G2]+1" office:value-type="date" office:date-value="2018-09-05">
            <text:p>05</text:p>
          </table:table-cell>
          <table:table-cell table:style-name="ce168" table:formula="of:=[.H2]+1" office:value-type="date" office:date-value="2018-09-06">
            <text:p>06</text:p>
          </table:table-cell>
          <table:table-cell table:style-name="ce168" table:formula="of:=[.I2]+1" office:value-type="date" office:date-value="2018-09-07">
            <text:p>07</text:p>
          </table:table-cell>
          <table:table-cell table:style-name="ce168" table:formula="of:=[.J2]+1" office:value-type="date" office:date-value="2018-09-08">
            <text:p>08</text:p>
          </table:table-cell>
          <table:table-cell table:style-name="ce168" table:formula="of:=[.K2]+1" office:value-type="date" office:date-value="2018-09-09">
            <text:p>09</text:p>
          </table:table-cell>
          <table:table-cell table:style-name="ce168" table:formula="of:=[.L2]+1" office:value-type="date" office:date-value="2018-09-10">
            <text:p>10</text:p>
          </table:table-cell>
          <table:table-cell table:style-name="ce168" table:formula="of:=[.M2]+1" office:value-type="date" office:date-value="2018-09-11">
            <text:p>11</text:p>
          </table:table-cell>
          <table:table-cell table:style-name="ce168" table:formula="of:=[.N2]+1" office:value-type="date" office:date-value="2018-09-12">
            <text:p>12</text:p>
          </table:table-cell>
          <table:table-cell table:style-name="ce168" table:formula="of:=[.O2]+1" office:value-type="date" office:date-value="2018-09-13">
            <text:p>13</text:p>
          </table:table-cell>
          <table:table-cell table:style-name="ce168" table:formula="of:=[.P2]+1" office:value-type="date" office:date-value="2018-09-14">
            <text:p>14</text:p>
          </table:table-cell>
          <table:table-cell table:style-name="ce168" table:formula="of:=[.Q2]+1" office:value-type="date" office:date-value="2018-09-15">
            <text:p>15</text:p>
          </table:table-cell>
          <table:table-cell table:style-name="ce168" table:formula="of:=[.R2]+1" office:value-type="date" office:date-value="2018-09-16">
            <text:p>16</text:p>
          </table:table-cell>
          <table:table-cell table:style-name="ce168" table:formula="of:=[.S2]+1" office:value-type="date" office:date-value="2018-09-17">
            <text:p>17</text:p>
          </table:table-cell>
          <table:table-cell table:style-name="ce168" table:formula="of:=[.T2]+1" office:value-type="date" office:date-value="2018-09-18">
            <text:p>18</text:p>
          </table:table-cell>
          <table:table-cell table:style-name="ce168" table:formula="of:=[.U2]+1" office:value-type="date" office:date-value="2018-09-19">
            <text:p>19</text:p>
          </table:table-cell>
          <table:table-cell table:style-name="ce168" table:formula="of:=[.V2]+1" office:value-type="date" office:date-value="2018-09-20">
            <text:p>20</text:p>
          </table:table-cell>
          <table:table-cell table:style-name="ce168" table:formula="of:=[.W2]+1" office:value-type="date" office:date-value="2018-09-21">
            <text:p>21</text:p>
          </table:table-cell>
          <table:table-cell table:style-name="ce168" table:formula="of:=[.X2]+1" office:value-type="date" office:date-value="2018-09-22">
            <text:p>22</text:p>
          </table:table-cell>
          <table:table-cell table:style-name="ce168" table:formula="of:=[.Y2]+1" office:value-type="date" office:date-value="2018-09-23">
            <text:p>23</text:p>
          </table:table-cell>
          <table:table-cell table:style-name="ce168" table:formula="of:=[.Z2]+1" office:value-type="date" office:date-value="2018-09-24">
            <text:p>24</text:p>
          </table:table-cell>
          <table:table-cell table:style-name="ce168" table:formula="of:=[.AA2]+1" office:value-type="date" office:date-value="2018-09-25">
            <text:p>25</text:p>
          </table:table-cell>
          <table:table-cell table:style-name="ce168" table:formula="of:=[.AB2]+1" office:value-type="date" office:date-value="2018-09-26">
            <text:p>26</text:p>
          </table:table-cell>
          <table:table-cell table:style-name="ce168" table:formula="of:=[.AC2]+1" office:value-type="date" office:date-value="2018-09-27">
            <text:p>27</text:p>
          </table:table-cell>
          <table:table-cell table:style-name="ce168" table:formula="of:=[.AD2]+1" office:value-type="date" office:date-value="2018-09-28">
            <text:p>28</text:p>
          </table:table-cell>
          <table:table-cell table:style-name="ce168" table:formula="of:=[.AE2]+1" office:value-type="date" office:date-value="2018-09-29">
            <text:p>29</text:p>
          </table:table-cell>
          <table:table-cell table:style-name="ce168" table:formula="of:=[.AF2]+1" office:value-type="date" office:date-value="2018-09-30">
            <text:p>30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69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66" table:formula="of:=SUM([.D4:.AG4])" office:value-type="float" office:value="3.5">
            <text:p>3.5</text:p>
          </table:table-cell>
          <table:table-cell table:style-name="ce170" table:number-columns-repeated="3"/>
          <table:table-cell table:style-name="ce170" office:value-type="float" office:value="0.5">
            <office:annotation draw:style-name="gr3" draw:text-style-name="P1" svg:width="1.1413in" svg:height="0.7012in" svg:x="4.0157in" svg:y="0.1091in" draw:caption-point-x="-0.2402in" draw:caption-point-y="0.6091in">
              <dc:date>2018-09-07T00:00:00</dc:date>
              <text:p text:style-name="P1"><text:span text:style-name="T1">Ngủ quên, 9h07 đến cty</text:span></text:p>
              <text:p text:style-name="P1"><text:span text:style-name="T1">Đi học, off chiều</text:span></text:p>
            </office:annotation>
            <text:p>0.5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6" draw:text-style-name="P1" svg:width="1.1413in" svg:height="0.2634in" svg:x="5.3854in" svg:y="0.1114in" draw:caption-point-x="-0.2402in" draw:caption-point-y="0.6067in">
              <dc:date>2018-09-07T00:00:00</dc:date>
              <text:p text:style-name="P1"><text:span text:style-name="T1">Đi học</text:span></text:p>
            </office:annotation>
            <text:p>0.5</text:p>
          </table:table-cell>
          <table:table-cell table:style-name="ce170" table:number-columns-repeated="2"/>
          <table:table-cell table:style-name="ce170" office:value-type="float" office:value="0.5">
            <office:annotation draw:style-name="gr6" draw:text-style-name="P1" svg:width="1.1413in" svg:height="0.2634in" svg:x="6.8205in" svg:y="0.1693in" draw:caption-point-x="-0.2402in" draw:caption-point-y="0.5488in">
              <dc:date>2018-09-07T00:00:00</dc:date>
              <text:p text:style-name="P1"><text:span text:style-name="T1">Đi học</text:span></text:p>
            </office:annotation>
            <text:p>0.5</text:p>
          </table:table-cell>
          <table:table-cell table:style-name="ce170" office:value-type="float" office:value="0">
            <office:annotation draw:style-name="gr2" draw:text-style-name="P1" svg:width="1.1413in" svg:height="0.5457in" svg:x="7.3094in" svg:y="0.113in" draw:caption-point-x="-0.2402in" draw:caption-point-y="0.6051in">
              <dc:date>2018-09-11T00:00:00</dc:date>
              <text:p text:style-name="P1"><text:span text:style-name="T1">Ngủ dậy muộn, 8h39 đến cty</text:span></text:p>
              <text:p text:style-name="P1"><text:span text:style-name="T1"/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7768in" svg:y="0.1146in" draw:caption-point-x="-0.2402in" draw:caption-point-y="0.6035in">
              <dc:date>2018-09-14T00:00:00</dc:date>
              <text:p text:style-name="P1"><text:span text:style-name="T1">Ngủ quên, 8h46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.5">
            <office:annotation draw:style-name="gr6" draw:text-style-name="P1" svg:width="1.1413in" svg:height="0.2634in" svg:x="10.1791in" svg:y="0.115in" draw:caption-point-x="-0.2402in" draw:caption-point-y="0.6031in">
              <dc:date>2018-09-17T00:00:00</dc:date>
              <text:p text:style-name="P1"><text:span text:style-name="T1">Đi học. Off sáng</text:span></text:p>
            </office:annotation>
            <text:p>0.5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5492in" svg:y="0.1165in" draw:caption-point-x="-0.2402in" draw:caption-point-y="0.6016in">
              <dc:date>2018-09-20T00:00:00</dc:date>
              <text:p text:style-name="P1"><text:span text:style-name="T1">Ngủ dậy muộn, 8h35 đến cty</text:span></text:p>
            </office:annotation>
            <text:p>0</text:p>
          </table:table-cell>
          <table:table-cell table:style-name="ce170" office:value-type="float" office:value="0.5">
            <office:annotation draw:style-name="gr6" draw:text-style-name="P1" svg:width="1.1413in" svg:height="0.2634in" svg:x="12.0059in" svg:y="0.1748in" draw:caption-point-x="-0.2402in" draw:caption-point-y="0.5433in">
              <dc:date>2018-09-17T00:00:00</dc:date>
              <text:p text:style-name="P1"><text:span text:style-name="T1">Đi học. Off sáng</text:span></text:p>
            </office:annotation>
            <text:p>0.5</text:p>
          </table:table-cell>
          <table:table-cell table:style-name="ce170" table:number-columns-repeated="2"/>
          <table:table-cell table:style-name="ce170" office:value-type="float" office:value="0.5">
            <office:annotation draw:style-name="gr6" draw:text-style-name="P1" svg:width="1.1413in" svg:height="0.2634in" svg:x="13.3756in" svg:y="0.1752in" draw:caption-point-x="-0.2402in" draw:caption-point-y="0.5429in">
              <dc:date>2018-09-17T00:00:00</dc:date>
              <text:p text:style-name="P1"><text:span text:style-name="T1">Đi học. Off sáng</text:span></text:p>
            </office:annotation>
            <text:p>0.5</text:p>
          </table:table-cell>
          <table:table-cell table:style-name="ce170" office:value-type="float" office:value="0.5">
            <office:annotation draw:style-name="gr6" draw:text-style-name="P1" svg:width="1.1413in" svg:height="0.2634in" svg:x="13.8323in" svg:y="0.1752in" draw:caption-point-x="-0.2402in" draw:caption-point-y="0.5429in">
              <dc:date>2018-09-24T00:00:00</dc:date>
              <text:p text:style-name="P1"><text:span text:style-name="T1">Đi học. Off chiều</text:span></text:p>
            </office:annotation>
            <text:p>0.5</text:p>
          </table:table-cell>
          <table:table-cell table:style-name="ce170" office:value-type="float" office:value="0">
            <office:annotation draw:style-name="gr4" draw:text-style-name="P1" svg:width="1.1413in" svg:height="0.3902in" svg:x="14.289in" svg:y="0.1193in" draw:caption-point-x="-0.2402in" draw:caption-point-y="0.5988in">
              <dc:date>2018-09-26T00:00:00</dc:date>
              <text:p text:style-name="P1"><text:span text:style-name="T1">Lầy đồ + kẹt xe, 8h42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4.7457in" svg:y="0.1201in" draw:caption-point-x="-0.2402in" draw:caption-point-y="0.598in">
              <dc:date>2018-09-27T00:00:00</dc:date>
              <text:p text:style-name="P1"><text:span text:style-name="T1">Ngủ dậy muộn, 8h34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66" table:formula="of:=SUM([.D5:.AG5])" office:value-type="float" office:value="0">
            <text:p>0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66" table:formula="of:=SUM([.D6:.AG6])" office:value-type="float" office:value="4.5">
            <text:p>4.5</text:p>
          </table:table-cell>
          <table:table-cell table:style-name="ce170" table:number-columns-repeated="3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4.9287in" svg:y="0.6063in" draw:caption-point-x="-0.2402in" draw:caption-point-y="0.6071in">
              <dc:date>2018-09-06T00:00:00</dc:date>
              <text:p text:style-name="P1"><text:span text:style-name="T1">Đau đầu, off sáng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.5">
            <office:annotation draw:style-name="gr2" draw:text-style-name="P1" svg:width="1.1413in" svg:height="0.5457in" svg:x="6.8205in" svg:y="0.6071in" draw:caption-point-x="-0.2402in" draw:caption-point-y="0.6063in">
              <dc:date>2018-09-10T00:00:00</dc:date>
              <text:p text:style-name="P1"><text:span text:style-name="T1">Chóng mặt, xin đi trễ, 11h11 vào cty, tính off sáng</text:span></text:p>
            </office:annotation>
            <text:p>0.5</text:p>
          </table:table-cell>
          <table:table-cell table:style-name="ce170" office:value-type="float" office:value="1">
            <office:annotation draw:style-name="gr6" draw:text-style-name="P1" svg:width="1.1413in" svg:height="0.2634in" svg:x="7.3094in" svg:y="0.6083in" draw:caption-point-x="-0.2402in" draw:caption-point-y="0.6051in">
              <dc:date>2018-09-11T00:00:00</dc:date>
              <text:p text:style-name="P1"><text:span text:style-name="T1">Cảm sốt</text:span></text:p>
            </office:annotation>
            <text:p>1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8.2878in" svg:y="0.6094in" draw:caption-point-x="-0.2402in" draw:caption-point-y="0.6039in">
              <dc:date>2018-09-13T00:00:00</dc:date>
              <text:p text:style-name="P1"><text:span text:style-name="T1">Mệt trong người, Xin đi trễ, 9h27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12" draw:text-style-name="P4" svg:width="1.1413in" svg:height="0.6378in" svg:x="10.1791in" svg:y="0.6102in" draw:caption-point-x="-0.2402in" draw:caption-point-y="0.6031in">
              <dc:date>2018-09-17T00:00:00</dc:date>
              <text:p text:style-name="P4"><text:span text:style-name="T4">trời mưa + kẹt xe, 8h45 đến cty</text:span></text:p>
            </office:annotation>
            <text:p>0</text:p>
          </table:table-cell>
          <table:table-cell table:style-name="ce170" office:value-type="float" office:value="0.5">
            <office:annotation draw:style-name="gr2" draw:text-style-name="P1" svg:width="1.1413in" svg:height="0.5457in" svg:x="10.6358in" svg:y="0.611in" draw:caption-point-x="-0.2402in" draw:caption-point-y="0.6024in">
              <dc:date>2018-09-18T00:00:00</dc:date>
              <text:p text:style-name="P1"><text:span text:style-name="T1">Tối qua thức khuya, xin off sáng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11.5492in" svg:y="0.6118in" draw:caption-point-x="-0.2402in" draw:caption-point-y="0.6016in">
              <dc:date>2018-09-20T00:00:00</dc:date>
              <text:p text:style-name="P1"><text:span text:style-name="T1">Mệt trong người</text:span></text:p>
              <text:p text:style-name="P1"><text:span text:style-name="T1">→ </text:span><text:span text:style-name="T1">off sáng</text:span></text:p>
            </office:annotation>
            <text:p>0.5</text:p>
          </table:table-cell>
          <table:table-cell table:style-name="ce170" office:value-type="float" office:value="0">
            <office:annotation draw:style-name="gr4" draw:text-style-name="P1" svg:width="1.1413in" svg:height="0.3902in" svg:x="12.0059in" svg:y="0.6126in" draw:caption-point-x="-0.2402in" draw:caption-point-y="0.6008in">
              <dc:date>2018-09-21T00:00:00</dc:date>
              <text:p text:style-name="P1"><text:span text:style-name="T1">Ngủ dậy muộn, 8h35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1">
            <office:annotation draw:style-name="gr3" draw:text-style-name="P1" svg:width="1.1413in" svg:height="0.7012in" svg:x="13.3756in" svg:y="0.613in" draw:caption-point-x="-0.2402in" draw:caption-point-y="0.6004in">
              <dc:date>2018-09-24T00:00:00</dc:date>
              <text:p text:style-name="P1"><text:span text:style-name="T1">Bận việc nhà, xin đi trễ</text:span></text:p>
              <text:p text:style-name="P1"><text:span text:style-name="T1">Không khỏe, off nguyên ngày</text:span></text:p>
            </office:annotation>
            <text:p>1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9" draw:text-style-name="P1" svg:width="1.1413in" svg:height="1.1677in" svg:x="14.7457in" svg:y="0.6154in" draw:caption-point-x="-0.2402in" draw:caption-point-y="0.598in">
              <dc:date>2018-09-27T00:00:00</dc:date>
              <text:p text:style-name="P1"><text:span text:style-name="T1">Đi lấy thuốc, off sáng </text:span></text:p>
              <text:p text:style-name="P1"><text:span text:style-name="T1">Do lấy sai thuốc nên phải ở bệnh viện check lại, xin vào trễ → 2h57 đến cty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66" table:formula="of:=SUM([.D7:.AG7])" office:value-type="float" office:value="0">
            <text:p>0</text:p>
          </table:table-cell>
          <table:table-cell table:style-name="ce170" table:number-columns-repeated="3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472in" svg:y="0.8531in" draw:caption-point-x="-0.2402in" draw:caption-point-y="0.6079in">
              <dc:date>2018-09-05T00:00:00</dc:date>
              <text:p text:style-name="P1"><text:span text:style-name="T1">Sửa xe, xđt,8h41 đến cty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66" table:formula="of:=SUM([.D8:.AG8])" office:value-type="float" office:value="0">
            <text:p>0</text:p>
          </table:table-cell>
          <table:table-cell table:style-name="ce170" table:number-columns-repeated="3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472in" svg:y="1.1008in" draw:caption-point-x="-0.2402in" draw:caption-point-y="0.6079in">
              <dc:date>2018-09-05T00:00:00</dc:date>
              <text:p text:style-name="P1"><text:span text:style-name="T1">Ghé ngân hàng, xđt, 8h33 đến cty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73" office:value-type="string">
            <text:p>CuongNM</text:p>
          </table:table-cell>
          <table:table-cell table:style-name="ce166" table:formula="of:=SUM([.D9:.AG9])" office:value-type="float" office:value="1">
            <text:p>1</text:p>
          </table:table-cell>
          <table:table-cell table:style-name="ce170" table:number-columns-repeated="3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472in" svg:y="1.3488in" draw:caption-point-x="-0.2402in" draw:caption-point-y="0.6079in">
              <dc:date>2018-09-0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5.3854in" svg:y="1.35in" draw:caption-point-x="-0.2402in" draw:caption-point-y="0.6067in">
              <dc:date>2018-09-07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6.8205in" svg:y="1.3504in" draw:caption-point-x="-0.2402in" draw:caption-point-y="0.6063in">
              <dc:date>2018-09-10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70" office:value-type="float" office:value="1">
            <office:annotation draw:style-name="gr4" draw:text-style-name="P1" svg:width="1.1413in" svg:height="0.3902in" svg:x="7.3094in" svg:y="1.3516in" draw:caption-point-x="-0.2402in" draw:caption-point-y="0.6051in">
              <dc:date>2018-09-11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1.352in" draw:caption-point-x="-0.2402in" draw:caption-point-y="0.6047in">
              <dc:date>2018-09-12T00:00:00</dc:date>
              <text:p text:style-name="P1"><text:span text:style-name="T1">Kẹt xe, 8h55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2878in" svg:y="1.3528in" draw:caption-point-x="-0.2402in" draw:caption-point-y="0.6039in">
              <dc:date>2018-09-13T00:00:00</dc:date>
              <text:p text:style-name="P1"><text:span text:style-name="T1">Ngủ dậy muộn, 8h37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7" draw:text-style-name="P1" svg:width="1.1413in" svg:height="0.8567in" svg:x="10.6358in" svg:y="1.3535in" draw:caption-point-x="-0.2402in" draw:caption-point-y="0.6031in">
              <dc:date>2018-10-02T00:00:00</dc:date>
              <text:p text:style-name="P1"><text:span text:style-name="T1">Về quê khám nvqs, xin phép làm remote</text:span></text:p>
              <text:p text:style-name="P1"><text:span text:style-name="T1">→ </text:span><text:span text:style-name="T1">đã làm đủ số giờ</text:span></text:p>
            </office:annotation>
            <text:p>0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73" office:value-type="string">
            <text:p>DaiPD</text:p>
          </table:table-cell>
          <table:table-cell table:style-name="ce166" table:formula="of:=SUM([.D10:.AG10])" office:value-type="float" office:value="0">
            <text:p>0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12" draw:text-style-name="P4" svg:width="1.1413in" svg:height="0.6378in" svg:x="10.1791in" svg:y="1.6012in" draw:caption-point-x="-0.2402in" draw:caption-point-y="0.6031in">
              <dc:date>2018-09-17T00:00:00</dc:date>
              <text:p text:style-name="P4"><text:span text:style-name="T4">ghé ngân hàng làm thẻ, 8h37 đến cty</text:span></text:p>
            </office:annotation>
            <text:p>0</text:p>
          </table:table-cell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73" office:value-type="string">
            <text:p>DauDQ</text:p>
          </table:table-cell>
          <table:table-cell table:style-name="ce166" table:formula="of:=SUM([.D11:.AG11])" office:value-type="float" office:value="0.5">
            <text:p>0.5</text:p>
          </table:table-cell>
          <table:table-cell table:style-name="ce170" table:number-columns-repeated="6"/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.5">
            <office:annotation draw:style-name="gr4" draw:text-style-name="P1" svg:width="1.1413in" svg:height="0.3902in" svg:x="10.1791in" svg:y="1.8563in" draw:caption-point-x="-0.2402in" draw:caption-point-y="0.5957in">
              <dc:date>2018-10-01T00:00:00</dc:date>
              <text:p text:style-name="P1"><text:span text:style-name="T1">Đi lấy đồ, xin off chiều</text:span></text:p>
            </office:annotation>
            <text:p>0.5</text:p>
          </table:table-cell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166" table:formula="of:=SUM([.D12:.AG12])" office:value-type="float" office:value="0">
            <text:p>0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166" table:formula="of:=SUM([.D13:.AG13])" office:value-type="float" office:value="1.5">
            <text:p>1.5</text:p>
          </table:table-cell>
          <table:table-cell table:style-name="ce170" table:number-columns-repeated="3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4.9287in" svg:y="2.3402in" draw:caption-point-x="-0.2402in" draw:caption-point-y="0.6071in">
              <dc:date>2018-09-06T00:00:00</dc:date>
              <text:p text:style-name="P1"><text:span text:style-name="T1">Làm giấy tờ, off sáng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2.3425in" draw:caption-point-x="-0.2402in" draw:caption-point-y="0.6047in">
              <dc:date>2018-09-12T00:00:00</dc:date>
              <text:p text:style-name="P1"><text:span text:style-name="T1">Hư xe, 8h40 đến cty</text:span></text:p>
            </office:annotation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8.2878in" svg:y="2.3433in" draw:caption-point-x="-0.2402in" draw:caption-point-y="0.6039in">
              <dc:date>2018-09-13T00:00:00</dc:date>
              <text:p text:style-name="P1"><text:span text:style-name="T1">Công chứng giấy tờ, xin đi trễ, 8h43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">
            <office:annotation draw:style-name="gr7" draw:text-style-name="P1" svg:width="1.1413in" svg:height="0.8567in" svg:x="14.7457in" svg:y="2.3311in" draw:caption-point-x="-0.2402in" draw:caption-point-y="0.6161in">
              <dc:date>2018-09-28T00:00:00</dc:date>
              <text:p text:style-name="P1"><text:span text:style-name="T1">Nghỉ trước đám cưới</text:span></text:p>
              <text:p text:style-name="P1"><text:span text:style-name="T1">---&gt; Không tính off theo chính sách cưới</text:span></text:p>
            </office:annotation>
            <text:p>0</text:p>
          </table:table-cell>
          <table:table-cell table:style-name="ce170" office:value-type="float" office:value="1">
            <office:annotation draw:style-name="gr4" draw:text-style-name="P1" svg:width="1.1413in" svg:height="0.3902in" svg:x="15.202in" svg:y="2.3343in" draw:caption-point-x="-0.2402in" draw:caption-point-y="0.613in">
              <dc:date>2018-07-24T00:00:00</dc:date>
              <text:p text:style-name="P1"><text:span text:style-name="T1">Nghỉ trước đám cưới</text:span></text:p>
            </office:annotation>
            <text:p>1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166" table:formula="of:=SUM([.D14:.AG14])" office:value-type="float" office:value="0.5">
            <text:p>0.5</text:p>
          </table:table-cell>
          <table:table-cell table:style-name="ce170" table:number-columns-repeated="3"/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4.472in" svg:y="2.5996in" draw:caption-point-x="-0.2402in" draw:caption-point-y="0.5953in">
              <dc:date>2018-10-02T00:00:00</dc:date>
              <text:p text:style-name="P1"><text:span text:style-name="T1">Đi khám bệnh, off chiều</text:span></text:p>
            </office:annotation>
            <text:p>0.5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166" table:formula="of:=SUM([.D15:.AG15])" office:value-type="float" office:value="0.5">
            <text:p>0.5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10.6358in" svg:y="2.8402in" draw:caption-point-x="-0.2402in" draw:caption-point-y="0.6024in">
              <dc:date>2018-09-18T00:00:00</dc:date>
              <text:p text:style-name="P1"><text:span text:style-name="T1">Bận việc cá nhân, off sáng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5492in" svg:y="2.8409in" draw:caption-point-x="-0.2402in" draw:caption-point-y="0.6016in">
              <dc:date>2018-09-20T00:00:00</dc:date>
              <text:p text:style-name="P1"><text:span text:style-name="T1">Sửa laptop, 8h37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74" office:value-type="string">
            <text:p>HaTH</text:p>
          </table:table-cell>
          <table:table-cell table:style-name="ce166" table:formula="of:=SUM([.D16:.AG16])" office:value-type="float" office:value="0">
            <text:p>0</text:p>
          </table:table-cell>
          <table:table-cell table:style-name="ce170" table:number-columns-repeated="3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472in" svg:y="3.0823in" draw:caption-point-x="-0.2402in" draw:caption-point-y="0.6079in">
              <dc:date>2018-09-05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9287in" svg:y="3.0831in" draw:caption-point-x="-0.2402in" draw:caption-point-y="0.6071in">
              <dc:date>2018-09-06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5.3854in" svg:y="3.0835in" draw:caption-point-x="-0.2402in" draw:caption-point-y="0.6067in">
              <dc:date>2018-09-07T00:00:00</dc:date>
              <text:p text:style-name="P1"><text:span text:style-name="T1">Bận việc gia đình 8h42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6.8205in" svg:y="3.0839in" draw:caption-point-x="-0.2402in" draw:caption-point-y="0.6063in">
              <dc:date>2018-09-10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3.0854in" draw:caption-point-x="-0.2402in" draw:caption-point-y="0.6047in">
              <dc:date>2018-09-12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7768in" svg:y="3.0866in" draw:caption-point-x="-0.2402in" draw:caption-point-y="0.6035in">
              <dc:date>2018-09-14T00:00:00</dc:date>
              <text:p text:style-name="P1"><text:span text:style-name="T1">Bận việc riêng, 8h47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0.1791in" svg:y="3.087in" draw:caption-point-x="-0.2402in" draw:caption-point-y="0.6031in">
              <dc:date>2018-09-17T00:00:00</dc:date>
              <text:p text:style-name="P1"><text:span text:style-name="T1">Kẹt xe, 8h42 đến cty</text:span></text:p>
            </office:annotation>
            <text:p>0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2.0059in" svg:y="3.0894in" draw:caption-point-x="-0.2402in" draw:caption-point-y="0.6008in">
              <dc:date>2018-09-21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66" table:formula="of:=SUM([.D17:.AG17])" office:value-type="float" office:value="0.5">
            <text:p>0.5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7.7988in" svg:y="3.3335in" draw:caption-point-x="-0.2402in" draw:caption-point-y="0.6047in">
              <dc:date>2018-09-12T00:00:00</dc:date>
              <text:p text:style-name="P1"><text:span text:style-name="T1">Bận việc gia đìnhm, 8h35 đến cty</text:span></text:p>
            </office:annotation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8.2878in" svg:y="3.3343in" draw:caption-point-x="-0.2402in" draw:caption-point-y="0.6039in">
              <dc:date>2018-09-13T00:00:00</dc:date>
              <text:p text:style-name="P1"><text:span text:style-name="T1">Đi dạy ở trường, xin đi trễ, 9h59 đến cty</text:span></text:p>
            </office:annotation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8.7768in" svg:y="3.3346in" draw:caption-point-x="-0.2402in" draw:caption-point-y="0.6035in">
              <dc:date>2018-09-20T00:00:00</dc:date>
              <text:p text:style-name="P1"><text:span text:style-name="T1">Bận việc gia đình, off sáng</text:span></text:p>
              <text:p text:style-name="P1"><text:span text:style-name="T1">→ </text:span><text:span text:style-name="T1">Đã làm bù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0.1791in" svg:y="3.335in" draw:caption-point-x="-0.2402in" draw:caption-point-y="0.6031in">
              <dc:date>2018-09-17T00:00:00</dc:date>
              <text:p text:style-name="P1"><text:span text:style-name="T1">Kẹt xe, 8h37 đến cty</text:span></text:p>
            </office:annotation>
            <text:p>0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12.0059in" svg:y="3.3374in" draw:caption-point-x="-0.2402in" draw:caption-point-y="0.6008in">
              <dc:date>2018-09-21T00:00:00</dc:date>
              <text:p text:style-name="P1"><text:span text:style-name="T1">Bận việc gia đình, 8h44 đến cty</text:span></text:p>
            </office:annotation>
            <text:p>0</text:p>
          </table:table-cell>
          <table:table-cell table:style-name="ce170" table:number-columns-repeated="2"/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">
            <office:annotation draw:style-name="gr9" draw:text-style-name="P1" svg:width="1.1413in" svg:height="1.1677in" svg:x="14.7457in" svg:y="3.3402in" draw:caption-point-x="-0.2402in" draw:caption-point-y="0.598in">
              <dc:date>2018-10-02T00:00:00</dc:date>
              <text:p text:style-name="P1"><text:span text:style-name="T1">Đi dạy ở trường, xin đi trễ, 10h02 đến cty</text:span></text:p>
              <text:p text:style-name="P1"><text:span text:style-name="T1">---&gt; Tính off sáng, nếu có bù sẽ ko tính nữa</text:span></text:p>
              <text:p text:style-name="P1"><text:span text:style-name="T1">→ </text:span><text:span text:style-name="T1">Đã làm bù</text:span></text:p>
            </office:annotation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15.202in" svg:y="3.3406in" draw:caption-point-x="-0.2402in" draw:caption-point-y="0.5976in">
              <dc:date>2018-09-28T00:00:00</dc:date>
              <text:p text:style-name="P1"><text:span text:style-name="T1">Đi họp ở trường, off sáng</text:span></text:p>
            </office:annotation>
            <text:p>0.5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66" table:formula="of:=SUM([.D18:.AG18])" office:value-type="float" office:value="0">
            <text:p>0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4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7768in" svg:y="3.5823in" draw:caption-point-x="-0.2402in" draw:caption-point-y="0.6035in">
              <dc:date>2018-09-14T00:00:00</dc:date>
              <text:p text:style-name="P1"><text:span text:style-name="T1">Đau bụng, xđt, 8h59 đến cty</text:span></text:p>
            </office:annotation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66" table:formula="of:=SUM([.D19:.AG19])" office:value-type="float" office:value="1">
            <text:p>1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1">
            <office:annotation draw:style-name="gr4" draw:text-style-name="P1" svg:width="1.1413in" svg:height="0.3902in" svg:x="11.5492in" svg:y="3.8319in" draw:caption-point-x="-0.2402in" draw:caption-point-y="0.6016in">
              <dc:date>2018-09-20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66" table:formula="of:=SUM([.D20:.AG20])" office:value-type="float" office:value="8">
            <text:p>8</text:p>
          </table:table-cell>
          <table:table-cell table:style-name="ce170" table:number-columns-repeated="3"/>
          <table:table-cell table:style-name="ce170" office:value-type="float" office:value="0">
            <office:annotation draw:style-name="gr6" draw:text-style-name="P1" svg:width="1.1413in" svg:height="0.2634in" svg:x="4.0157in" svg:y="4.072in" draw:caption-point-x="-0.2402in" draw:caption-point-y="0.6091in">
              <dc:date>2018-09-04T00:00:00</dc:date>
              <text:p text:style-name="P1"><text:span text:style-name="T1">9h56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1">
            <text:p>1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.5">
            <office:annotation draw:style-name="gr4" draw:text-style-name="P1" svg:width="1.1413in" svg:height="0.3902in" svg:x="8.7768in" svg:y="4.0776in" draw:caption-point-x="-0.2402in" draw:caption-point-y="0.6035in">
              <dc:date>2018-09-14T00:00:00</dc:date>
              <text:p text:style-name="P1"><text:span text:style-name="T1">10h10 đến cty → tính off sáng</text:span></text:p>
            </office:annotation>
            <text:p>0.5</text:p>
          </table:table-cell>
          <table:table-cell table:style-name="ce170" table:number-columns-repeated="2"/>
          <table:table-cell table:style-name="ce170" office:value-type="float" office:value="0.5">
            <office:annotation draw:style-name="gr6" draw:text-style-name="P1" svg:width="1.1413in" svg:height="0.2634in" svg:x="10.1791in" svg:y="4.0787in" draw:caption-point-x="-0.2402in" draw:caption-point-y="0.6024in">
              <dc:date>2018-09-17T00:00:00</dc:date>
              <text:p text:style-name="P1"><text:span text:style-name="T1">Off sáng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number-columns-repeated="2"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.5">
            <office:annotation draw:style-name="gr4" draw:text-style-name="P1" svg:width="1.1413in" svg:height="0.3902in" svg:x="13.3756in" svg:y="4.0815in" draw:caption-point-x="-0.2402in" draw:caption-point-y="0.5996in">
              <dc:date>2018-09-24T00:00:00</dc:date>
              <text:p text:style-name="P1"><text:span text:style-name="T1">10h41 đến cty → tính off sáng</text:span></text:p>
            </office:annotation>
            <text:p>0.5</text:p>
          </table:table-cell>
          <table:table-cell table:style-name="ce170" office:value-type="float" office:value="0.5">
            <office:annotation draw:style-name="gr6" draw:text-style-name="P1" svg:width="1.1413in" svg:height="0.2634in" svg:x="13.8323in" svg:y="4.0819in" draw:caption-point-x="-0.2402in" draw:caption-point-y="0.5992in">
              <dc:date>2018-09-25T00:00:00</dc:date>
              <text:p text:style-name="P1"><text:span text:style-name="T1">10h19 đến cty</text:span></text:p>
            </office:annotation>
            <text:p>0.5</text:p>
          </table:table-cell>
          <table:table-cell table:style-name="ce170" office:value-type="float" office:value="1">
            <text:p>1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66" table:formula="of:=SUM([.D21:.AG21])" office:value-type="float" office:value="2">
            <text:p>2</text:p>
          </table:table-cell>
          <table:table-cell table:style-name="ce170" table:number-columns-repeated="3"/>
          <table:table-cell table:style-name="ce170" office:value-type="float" office:value="1">
            <office:annotation draw:style-name="gr2" draw:text-style-name="P1" svg:width="1.1413in" svg:height="0.5457in" svg:x="4.0157in" svg:y="4.3193in" draw:caption-point-x="-0.2402in" draw:caption-point-y="0.6094in">
              <dc:date>2018-08-28T00:00:00</dc:date>
              <text:p text:style-name="P1"><text:span text:style-name="T1">Còn ở dưới quê để giải quyết việc cá nhân</text:span></text:p>
            </office:annotation>
            <text:p>1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11.0925in" svg:y="4.3264in" draw:caption-point-x="-0.2402in" draw:caption-point-y="0.6024in">
              <dc:date>2018-10-02T00:00:00</dc:date>
              <text:p text:style-name="P1"><text:span text:style-name="T1">Chăm chị ở bv, off chiều</text:span></text:p>
            </office:annotation>
            <text:p>0.5</text:p>
          </table:table-cell>
          <table:table-cell table:style-name="ce170" office:value-type="float" office:value="0.5">
            <office:annotation draw:style-name="gr2" draw:text-style-name="P1" svg:width="1.1413in" svg:height="0.5457in" svg:x="11.5492in" svg:y="4.3264in" draw:caption-point-x="-0.2402in" draw:caption-point-y="0.6024in">
              <dc:date>2018-09-18T00:00:00</dc:date>
              <text:p text:style-name="P1"><text:span text:style-name="T1">Chăm chị ở bệnh viện, off sáng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66" table:formula="of:=SUM([.D22:.AG22])" office:value-type="float" office:value="0.5">
            <text:p>0.5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4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8.7768in" svg:y="4.5728in" draw:caption-point-x="-0.2402in" draw:caption-point-y="0.6035in">
              <dc:date>2018-09-14T00:00:00</dc:date>
              <text:p text:style-name="P1"><text:span text:style-name="T1">Chở mẹ đi khám bệnh, off sáng</text:span></text:p>
            </office:annotation>
            <text:p>0.5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66" table:formula="of:=SUM([.D23:.AG23])" office:value-type="float" office:value="0.5">
            <text:p>0.5</text:p>
          </table:table-cell>
          <table:table-cell table:style-name="ce170" table:number-columns-repeated="3"/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4.472in" svg:y="4.8161in" draw:caption-point-x="-0.2402in" draw:caption-point-y="0.6079in">
              <dc:date>2018-09-05T00:00:00</dc:date>
              <text:p text:style-name="P1"><text:span text:style-name="T1">Đi bv chụp film, off sáng</text:span></text:p>
            </office:annotation>
            <text:p>0.5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4.8193in" draw:caption-point-x="-0.2402in" draw:caption-point-y="0.6047in">
              <dc:date>2018-09-12T00:00:00</dc:date>
              <text:p text:style-name="P1"><text:span text:style-name="T1">Sửa xe, xin đi trễ, 8h38 đến cty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3.8323in" svg:y="4.8248in" draw:caption-point-x="-0.2402in" draw:caption-point-y="0.5992in">
              <dc:date>2018-09-25T00:00:00</dc:date>
              <text:p text:style-name="P1"><text:span text:style-name="T1">Ghé ngân hàng, xdt, 8h46 đến cty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15.202in" svg:y="4.8264in" draw:caption-point-x="-0.2402in" draw:caption-point-y="0.5976in">
              <dc:date>2018-09-28T00:00:00</dc:date>
              <text:p text:style-name="P1"><text:span text:style-name="T1">Làm giấy tờ, xin đi trễ, 9h13 đến cty</text:span></text:p>
            </office:annotation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66" table:formula="of:=SUM([.D24:.AG24])" office:value-type="float" office:value="0">
            <text:p>0</text:p>
          </table:table-cell>
          <table:table-cell table:style-name="ce170" table:number-columns-repeated="3"/>
          <table:table-cell table:style-name="ce170" office:value-type="float" office:value="0">
            <office:annotation draw:style-name="gr4" draw:text-style-name="P1" svg:width="1.1413in" svg:height="0.3902in" svg:x="4.0157in" svg:y="5.0626in" draw:caption-point-x="-0.2402in" draw:caption-point-y="0.6091in">
              <dc:date>2018-09-04T00:00:00</dc:date>
              <text:p text:style-name="P1"><text:span text:style-name="T1">Xe vô trễ, 8h48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472in" svg:y="5.0638in" draw:caption-point-x="-0.2402in" draw:caption-point-y="0.6079in">
              <dc:date>2018-09-05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5.3854in" svg:y="5.065in" draw:caption-point-x="-0.2402in" draw:caption-point-y="0.6067in">
              <dc:date>2018-09-07T00:00:00</dc:date>
              <text:p text:style-name="P1"><text:span text:style-name="T1">Bận việc gia đình, xin đi trễ, 9h22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3094in" svg:y="5.0665in" draw:caption-point-x="-0.2402in" draw:caption-point-y="0.6051in">
              <dc:date>2018-09-11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5.0669in" draw:caption-point-x="-0.2402in" draw:caption-point-y="0.6047in">
              <dc:date>2018-09-12T00:00:00</dc:date>
              <text:p text:style-name="P1"><text:span text:style-name="T1">Chờ sửa ống nước, 9h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2878in" svg:y="5.0677in" draw:caption-point-x="-0.2402in" draw:caption-point-y="0.6039in">
              <dc:date>2018-09-1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7768in" svg:y="5.1256in" draw:caption-point-x="-0.2402in" draw:caption-point-y="0.5461in">
              <dc:date>2018-09-14T00:00:00</dc:date>
              <text:p text:style-name="P1"><text:span text:style-name="T1">Ngủ quên, 8h46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0.1791in" svg:y="5.0685in" draw:caption-point-x="-0.2402in" draw:caption-point-y="0.6031in">
              <dc:date>2018-09-17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11.0925in" svg:y="5.0693in" draw:caption-point-x="-0.2402in" draw:caption-point-y="0.6024in">
              <dc:date>2018-09-19T00:00:00</dc:date>
              <text:p text:style-name="P1"><text:span text:style-name="T1">Đi lấy đồ cho mẹ, xin đi trễ, 8h58 vào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5492in" svg:y="5.0701in" draw:caption-point-x="-0.2402in" draw:caption-point-y="0.6016in">
              <dc:date>2018-09-20T00:00:00</dc:date>
              <text:p text:style-name="P1"><text:span text:style-name="T1">Bận việc cá nhâ, 8h40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2.0059in" svg:y="5.0709in" draw:caption-point-x="-0.2402in" draw:caption-point-y="0.6008in">
              <dc:date>2018-09-21T00:00:00</dc:date>
              <text:p text:style-name="P1"><text:span text:style-name="T1">Ngủ quên, 8h39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3" draw:text-style-name="P1" svg:width="1.1413in" svg:height="0.7012in" svg:x="13.3756in" svg:y="5.0713in" draw:caption-point-x="-0.2402in" draw:caption-point-y="0.6004in">
              <dc:date>2018-09-24T00:00:00</dc:date>
              <text:p text:style-name="P1"><text:span text:style-name="T1">Lấy bảng điểm giùm em trai, xin đi trễ, 9h06 đến cty</text:span></text:p>
            </office:annotation>
            <text:p>0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15.202in" svg:y="5.074in" draw:caption-point-x="-0.2402in" draw:caption-point-y="0.5976in">
              <dc:date>2018-09-28T00:00:00</dc:date>
              <text:p text:style-name="P1"><text:span text:style-name="T1">Lủng bánh xe chờ vá, xin đi trễ, 8h56 đến cty</text:span></text:p>
            </office:annotation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66" table:formula="of:=SUM([.D25:.AG25])" office:value-type="float" office:value="0.5">
            <text:p>0.5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7" draw:text-style-name="P1" svg:width="1.1413in" svg:height="0.8567in" svg:x="11.0925in" svg:y="5.3169in" draw:caption-point-x="-0.2402in" draw:caption-point-y="0.6024in">
              <dc:date>2018-10-01T00:00:00</dc:date>
              <text:p text:style-name="P1"><text:span text:style-name="T1">Đi khám bệnh, làm remote ½ ngày</text:span></text:p>
              <text:p text:style-name="P1"><text:span text:style-name="T1">→ </text:span><text:span text:style-name="T1">Hân đã confirm </text:span></text:p>
            </office:annotation>
            <text:p>0.5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hanhVH</text:p>
          </table:table-cell>
          <table:table-cell table:style-name="ce166" table:formula="of:=SUM([.D26:.AG26])" office:value-type="float" office:value="0">
            <text:p>0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3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166" table:formula="of:=SUM([.D27:.AG27])" office:value-type="float" office:value="3">
            <text:p>3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5.8102in" draw:caption-point-x="-0.2402in" draw:caption-point-y="0.6047in">
              <dc:date>2018-09-12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office:annotation draw:style-name="gr6" draw:text-style-name="P1" svg:width="1.1413in" svg:height="0.2634in" svg:x="8.7768in" svg:y="5.811in" draw:caption-point-x="-0.2402in" draw:caption-point-y="0.6039in">
              <dc:date>2018-09-13T00:00:00</dc:date>
              <text:p text:style-name="P1"><text:span text:style-name="T1">Về quê</text:span></text:p>
            </office:annotation>
            <text:p>1</text:p>
          </table:table-cell>
          <table:table-cell table:style-name="ce170" table:number-columns-repeated="2"/>
          <table:table-cell table:style-name="ce170" office:value-type="float" office:value="1">
            <office:annotation draw:style-name="gr6" draw:text-style-name="P1" svg:width="1.1413in" svg:height="0.2634in" svg:x="10.1791in" svg:y="5.811in" draw:caption-point-x="-0.2402in" draw:caption-point-y="0.6039in">
              <dc:date>2018-09-13T00:00:00</dc:date>
              <text:p text:style-name="P1"><text:span text:style-name="T1">Về quê</text:span></text:p>
            </office:annotation>
            <text:p>1</text:p>
          </table:table-cell>
          <table:table-cell table:style-name="ce170" office:value-type="float" office:value="1">
            <office:annotation draw:style-name="gr6" draw:text-style-name="P1" svg:width="1.1413in" svg:height="0.2634in" svg:x="10.6358in" svg:y="5.811in" draw:caption-point-x="-0.2402in" draw:caption-point-y="0.6039in">
              <dc:date>2018-09-13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166" table:formula="of:=SUM([.D28:.AG28])" office:value-type="float" office:value="7.5">
            <text:p>7.5</text:p>
          </table:table-cell>
          <table:table-cell table:style-name="ce170" table:number-columns-repeated="3"/>
          <table:table-cell table:style-name="ce170" office:value-type="float" office:value="1">
            <office:annotation draw:style-name="gr6" draw:text-style-name="P1" svg:width="1.1413in" svg:height="0.2634in" svg:x="4.0157in" svg:y="6.0535in" draw:caption-point-x="-0.2402in" draw:caption-point-y="0.6091in">
              <dc:date>2018-09-04T00:00:00</dc:date>
              <text:p text:style-name="P1"><text:span text:style-name="T1">Nghỉ thai sản vợ</text:span></text:p>
            </office:annotation>
            <text:p>1</text:p>
          </table:table-cell>
          <table:table-cell table:style-name="ce170" office:value-type="float" office:value="1">
            <office:annotation draw:style-name="gr6" draw:text-style-name="P1" svg:width="1.1413in" svg:height="0.2634in" svg:x="4.472in" svg:y="6.0535in" draw:caption-point-x="-0.2402in" draw:caption-point-y="0.6091in">
              <dc:date>2018-09-04T00:00:00</dc:date>
              <text:p text:style-name="P1"><text:span text:style-name="T1">Nghỉ thai sản vợ</text:span></text:p>
            </office:annotation>
            <text:p>1</text:p>
          </table:table-cell>
          <table:table-cell table:style-name="ce170" office:value-type="float" office:value="1">
            <office:annotation draw:style-name="gr6" draw:text-style-name="P1" svg:width="1.1413in" svg:height="0.2634in" svg:x="4.9287in" svg:y="6.0535in" draw:caption-point-x="-0.2402in" draw:caption-point-y="0.6091in">
              <dc:date>2018-09-04T00:00:00</dc:date>
              <text:p text:style-name="P1"><text:span text:style-name="T1">Nghỉ thai sản vợ</text:span></text:p>
            </office:annotation>
            <text:p>1</text:p>
          </table:table-cell>
          <table:table-cell table:style-name="ce170" office:value-type="float" office:value="1">
            <office:annotation draw:style-name="gr6" draw:text-style-name="P1" svg:width="1.1413in" svg:height="0.2634in" svg:x="5.3854in" svg:y="6.0535in" draw:caption-point-x="-0.2402in" draw:caption-point-y="0.6091in">
              <dc:date>2018-09-04T00:00:00</dc:date>
              <text:p text:style-name="P1"><text:span text:style-name="T1">Nghỉ thai sản vợ</text:span></text:p>
            </office:annotation>
            <text:p>1</text:p>
          </table:table-cell>
          <table:table-cell table:style-name="ce170" table:number-columns-repeated="2"/>
          <table:table-cell table:style-name="ce170" office:value-type="float" office:value="1">
            <office:annotation draw:style-name="gr6" draw:text-style-name="P1" svg:width="1.1413in" svg:height="0.2634in" svg:x="6.8205in" svg:y="6.0535in" draw:caption-point-x="-0.2402in" draw:caption-point-y="0.6091in">
              <dc:date>2018-09-04T00:00:00</dc:date>
              <text:p text:style-name="P1"><text:span text:style-name="T1">Nghỉ thai sản vợ</text:span></text:p>
            </office:annotation>
            <text:p>1</text:p>
          </table:table-cell>
          <table:table-cell table:style-name="ce170" office:value-type="float" office:value="1">
            <office:annotation draw:style-name="gr6" draw:text-style-name="P1" svg:width="1.1413in" svg:height="0.2634in" svg:x="7.3094in" svg:y="6.0535in" draw:caption-point-x="-0.2402in" draw:caption-point-y="0.6091in">
              <dc:date>2018-09-04T00:00:00</dc:date>
              <text:p text:style-name="P1"><text:span text:style-name="T1">Nghỉ thai sản vợ</text:span></text:p>
            </office:annotation>
            <text:p>1</text:p>
          </table:table-cell>
          <table:table-cell table:style-name="ce170" office:value-type="float" office:value="1">
            <office:annotation draw:style-name="gr6" draw:text-style-name="P1" svg:width="1.1413in" svg:height="0.2634in" svg:x="7.7988in" svg:y="6.0535in" draw:caption-point-x="-0.2402in" draw:caption-point-y="0.6091in">
              <dc:date>2018-09-04T00:00:00</dc:date>
              <text:p text:style-name="P1"><text:span text:style-name="T1">Nghỉ thai sản vợ</text:span></text:p>
            </office:annotation>
            <text:p>1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4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2" draw:text-style-name="P1" svg:width="1.1413in" svg:height="0.5457in" svg:x="12.0059in" svg:y="6.0618in" draw:caption-point-x="-0.2402in" draw:caption-point-y="0.6008in">
              <dc:date>2018-09-21T00:00:00</dc:date>
              <text:p text:style-name="P1"><text:span text:style-name="T1">Làm giấy tờ khai sinh, tạm trú, off chiều</text:span></text:p>
            </office:annotation>
            <text:p>0.5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LocNB</text:p>
          </table:table-cell>
          <table:table-cell table:style-name="ce166" table:formula="of:=SUM([.D29:.AG29])" office:value-type="float" office:value="0">
            <text:p>0</text:p>
          </table:table-cell>
          <table:table-cell table:style-name="ce170" table:number-columns-repeated="23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66" table:formula="of:=SUM([.D30:.AG30])" office:value-type="float" office:value="4">
            <text:p>4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1">
            <office:annotation draw:style-name="gr6" draw:text-style-name="P1" svg:width="1.1413in" svg:height="0.2634in" svg:x="10.1791in" svg:y="6.5488in" draw:caption-point-x="-0.2402in" draw:caption-point-y="0.6091in">
              <dc:date>2018-09-04T00:00:00</dc:date>
              <text:p text:style-name="P1"><text:span text:style-name="T1">Đi du lịch</text:span></text:p>
            </office:annotation>
            <text:p>1</text:p>
          </table:table-cell>
          <table:table-cell table:style-name="ce170" office:value-type="float" office:value="1">
            <office:annotation draw:style-name="gr6" draw:text-style-name="P1" svg:width="1.1413in" svg:height="0.2634in" svg:x="10.6358in" svg:y="6.5488in" draw:caption-point-x="-0.2402in" draw:caption-point-y="0.6091in">
              <dc:date>2018-09-04T00:00:00</dc:date>
              <text:p text:style-name="P1"><text:span text:style-name="T1">Đi du lịch</text:span></text:p>
            </office:annotation>
            <text:p>1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office:annotation draw:style-name="gr4" draw:text-style-name="P1" svg:width="1.1413in" svg:height="0.3902in" svg:x="11.5492in" svg:y="6.5563in" draw:caption-point-x="-0.2402in" draw:caption-point-y="0.6016in">
              <dc:date>2018-09-20T00:00:00</dc:date>
              <text:p text:style-name="P1"><text:span text:style-name="T1">Đi khám bệnh, </text:span></text:p>
            </office:annotation>
            <text:p>1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4" table:style-name="ce170" office:value-type="float" office:value="0">
            <text:p>0</text:p>
          </table:table-cell>
          <table:table-cell table:style-name="ce170" office:value-type="float" office:value="1">
            <office:annotation draw:style-name="gr4" draw:text-style-name="P1" svg:width="1.1413in" svg:height="0.3902in" svg:x="15.202in" svg:y="6.5602in" draw:caption-point-x="-0.2402in" draw:caption-point-y="0.5976in">
              <dc:date>2018-09-28T00:00:00</dc:date>
              <text:p text:style-name="P1"><text:span text:style-name="T1">Bận việc đột xuất</text:span></text:p>
            </office:annotation>
            <text:p>1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166" table:formula="of:=SUM([.D31:.AG31])" office:value-type="float" office:value="1">
            <text:p>1</text:p>
          </table:table-cell>
          <table:table-cell table:style-name="ce170" table:number-columns-repeated="3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9287in" svg:y="6.7984in" draw:caption-point-x="-0.2402in" draw:caption-point-y="0.6071in">
              <dc:date>2018-09-06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3094in" svg:y="6.8004in" draw:caption-point-x="-0.2402in" draw:caption-point-y="0.6051in">
              <dc:date>2018-09-11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2878in" svg:y="6.8016in" draw:caption-point-x="-0.2402in" draw:caption-point-y="0.6039in">
              <dc:date>2018-09-1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5492in" svg:y="6.8039in" draw:caption-point-x="-0.2402in" draw:caption-point-y="0.6016in">
              <dc:date>2018-09-2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4.289in" svg:y="6.8067in" draw:caption-point-x="-0.2402in" draw:caption-point-y="0.5988in">
              <dc:date>2018-09-26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office:annotation draw:style-name="gr4" draw:text-style-name="P1" svg:width="1.1413in" svg:height="0.3902in" svg:x="15.202in" svg:y="6.8063in" draw:caption-point-x="-0.2402in" draw:caption-point-y="0.5992in">
              <dc:date>2018-09-25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166" table:formula="of:=SUM([.D32:.AG32])" office:value-type="float" office:value="0.5">
            <text:p>0.5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6" draw:text-style-name="P1" svg:width="1.1413in" svg:height="0.2634in" svg:x="11.0925in" svg:y="7.0516in" draw:caption-point-x="-0.2402in" draw:caption-point-y="0.6016in">
              <dc:date>2018-09-19T00:00:00</dc:date>
              <text:p text:style-name="P1"><text:span text:style-name="T1">Bị bệnh, 2h50 về</text:span></text:p>
            </office:annotation>
            <text:p>0.5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1" draw:text-style-name="P1" svg:width="1.1413in" svg:height="1.3232in" svg:x="14.289in" svg:y="7.0543in" draw:caption-point-x="-0.2402in" draw:caption-point-y="0.5988in">
              <dc:date>2018-09-26T00:00:00</dc:date>
              <text:p text:style-name="P1"><text:span text:style-name="T1">lên công an quận làm việc về chiếc xe bị mất</text:span></text:p>
              <text:p text:style-name="P1"><text:span text:style-name="T1">Xin off sáng ---&gt; 9h58 đến cty → xin chuyển thành đi trễ + làm bù giờ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66" table:formula="of:=SUM([.D33:.AG33])" office:value-type="float" office:value="2.5">
            <text:p>2.5</text:p>
          </table:table-cell>
          <table:table-cell table:style-name="ce170" table:number-columns-repeated="3"/>
          <table:table-cell table:style-name="ce170" office:value-type="float" office:value="0">
            <office:annotation draw:style-name="gr4" draw:text-style-name="P1" svg:width="1.1413in" svg:height="0.3902in" svg:x="4.0157in" svg:y="7.2917in" draw:caption-point-x="-0.2402in" draw:caption-point-y="0.6091in">
              <dc:date>2018-09-04T00:00:00</dc:date>
              <text:p text:style-name="P1"><text:span text:style-name="T1">Con ốm, xin đi trễ, 9h13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9287in" svg:y="7.2937in" draw:caption-point-x="-0.2402in" draw:caption-point-y="0.6071in">
              <dc:date>2018-09-06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3" draw:text-style-name="P1" svg:width="1.1413in" svg:height="0.7012in" svg:x="7.7988in" svg:y="7.2961in" draw:caption-point-x="-0.2402in" draw:caption-point-y="0.6047in">
              <dc:date>2018-09-12T00:00:00</dc:date>
              <text:p text:style-name="P1"><text:span text:style-name="T1">Ngủ quên, 8h33 đến cty</text:span></text:p>
              <text:p text:style-name="P1"><text:span text:style-name="T1">Đau đầu, off chiều</text:span></text:p>
            </office:annotation>
            <text:p>0.5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1">
            <office:annotation draw:style-name="gr6" draw:text-style-name="P1" svg:width="1.1413in" svg:height="0.2634in" svg:x="10.1791in" svg:y="7.2917in" draw:caption-point-x="-0.2402in" draw:caption-point-y="0.6091in">
              <dc:date>2018-09-04T00:00:00</dc:date>
              <text:p text:style-name="P1"><text:span text:style-name="T1">Đi du lịch</text:span></text:p>
            </office:annotation>
            <text:p>1</text:p>
          </table:table-cell>
          <table:table-cell table:style-name="ce170" office:value-type="float" office:value="1">
            <office:annotation draw:style-name="gr6" draw:text-style-name="P1" svg:width="1.1413in" svg:height="0.2634in" svg:x="10.6358in" svg:y="7.2917in" draw:caption-point-x="-0.2402in" draw:caption-point-y="0.6091in">
              <dc:date>2018-09-04T00:00:00</dc:date>
              <text:p text:style-name="P1"><text:span text:style-name="T1">Đi du lịch</text:span></text:p>
            </office:annotation>
            <text:p>1</text:p>
          </table:table-cell>
          <table:table-cell table:style-name="ce170" office:value-type="float" office:value="0">
            <office:annotation draw:style-name="gr4" draw:text-style-name="P1" svg:width="1.1413in" svg:height="0.3902in" svg:x="11.0925in" svg:y="7.2984in" draw:caption-point-x="-0.2402in" draw:caption-point-y="0.6024in">
              <dc:date>2018-09-19T00:00:00</dc:date>
              <text:p text:style-name="P1"><text:span text:style-name="T1">Xe lủng bánh, 8h58 vào cty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66" table:formula="of:=SUM([.D34:.AG34])" office:value-type="float" office:value="2.5">
            <text:p>2.5</text:p>
          </table:table-cell>
          <table:table-cell table:style-name="ce170" table:number-columns-repeated="3"/>
          <table:table-cell table:style-name="ce170" office:value-type="float" office:value="1">
            <office:annotation draw:style-name="gr4" draw:text-style-name="P1" svg:width="1.1413in" svg:height="0.3902in" svg:x="4.0157in" svg:y="7.539in" draw:caption-point-x="-0.2402in" draw:caption-point-y="0.6094in">
              <dc:date>2018-08-30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70" office:value-type="float" office:value="1">
            <office:annotation draw:style-name="gr4" draw:text-style-name="P1" svg:width="1.1413in" svg:height="0.3902in" svg:x="4.472in" svg:y="7.539in" draw:caption-point-x="-0.2402in" draw:caption-point-y="0.6094in">
              <dc:date>2018-08-30T00:00:00</dc:date>
              <text:p text:style-name="P1"><text:span text:style-name="T1">Đi du lịch cùng gia đình</text:span></text:p>
            </office:annotation>
            <text:p>1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2" draw:text-style-name="P1" svg:width="1.1413in" svg:height="0.5457in" svg:x="7.7988in" svg:y="7.5437in" draw:caption-point-x="-0.2402in" draw:caption-point-y="0.6047in">
              <dc:date>2018-09-12T00:00:00</dc:date>
              <text:p text:style-name="P1"><text:span text:style-name="T1">Chở người nhà đi bệnh viện, off sáng</text:span></text:p>
            </office:annotation>
            <text:p>0.5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66" table:formula="of:=SUM([.D35:.AG35])" office:value-type="float" office:value="0">
            <text:p>0</text:p>
          </table:table-cell>
          <table:table-cell table:style-name="ce170" table:number-columns-repeated="3"/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5.3854in" svg:y="7.7898in" draw:caption-point-x="-0.2402in" draw:caption-point-y="0.6067in">
              <dc:date>2018-09-07T00:00:00</dc:date>
              <text:p text:style-name="P1"><text:span text:style-name="T1">Làm giấy tờ, xin đi trễ, 8h42 đến cty</text:span></text:p>
            </office:annotation>
            <text:p>0</text:p>
          </table:table-cell>
          <table:table-cell table:style-name="ce170" table:number-columns-repeated="2"/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2878in" svg:y="7.7925in" draw:caption-point-x="-0.2402in" draw:caption-point-y="0.6039in">
              <dc:date>2018-09-13T00:00:00</dc:date>
              <text:p text:style-name="P1"><text:span text:style-name="T1">Đau đầu, xin đi trễ, 9h15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7768in" svg:y="7.7929in" draw:caption-point-x="-0.2402in" draw:caption-point-y="0.6035in">
              <dc:date>2018-09-14T00:00:00</dc:date>
              <text:p text:style-name="P1"><text:span text:style-name="T1">Bể bánh xe, 8h33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0.6358in" svg:y="7.7941in" draw:caption-point-x="-0.2402in" draw:caption-point-y="0.6024in">
              <dc:date>2018-09-18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anPV</text:p>
          </table:table-cell>
          <table:table-cell table:style-name="ce166" table:formula="of:=SUM([.D36:.AG36])" office:value-type="float" office:value="0">
            <text:p>0</text:p>
          </table:table-cell>
          <table:table-cell table:style-name="ce170" table:number-columns-repeated="3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4.9287in" svg:y="8.037in" draw:caption-point-x="-0.2402in" draw:caption-point-y="0.6071in">
              <dc:date>2018-09-06T00:00:00</dc:date>
              <text:p text:style-name="P1"><text:span text:style-name="T1">Làm thủ tục ở ktx, xin đi trễ, 8h55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atNH</text:p>
          </table:table-cell>
          <table:table-cell table:style-name="ce166" table:formula="of:=SUM([.D37:.AG37])" office:value-type="float" office:value="1">
            <text:p>1</text:p>
          </table:table-cell>
          <table:table-cell table:style-name="ce170" table:number-columns-repeated="3"/>
          <table:table-cell table:style-name="ce170" office:value-type="float" office:value="0">
            <office:annotation draw:style-name="gr4" draw:text-style-name="P1" svg:width="1.1413in" svg:height="0.3902in" svg:x="4.0157in" svg:y="8.2827in" draw:caption-point-x="-0.2402in" draw:caption-point-y="0.6091in">
              <dc:date>2018-09-04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70" office:value-type="float" office:value="0.5">
            <office:annotation draw:style-name="gr7" draw:text-style-name="P1" svg:width="1.1413in" svg:height="0.8567in" svg:x="4.472in" svg:y="8.2839in" draw:caption-point-x="-0.2402in" draw:caption-point-y="0.6079in">
              <dc:date>2018-09-05T00:00:00</dc:date>
              <text:p text:style-name="P1"><text:span text:style-name="T1">Bận việc cá nhân, xđt, 9h29 đến cty</text:span></text:p>
              <text:p text:style-name="P1"><text:span text:style-name="T1">Bị cảm → off chiều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5.3854in" svg:y="8.285in" draw:caption-point-x="-0.2402in" draw:caption-point-y="0.6067in">
              <dc:date>2018-09-07T00:00:00</dc:date>
              <text:p text:style-name="P1"><text:span text:style-name="T1">Ngủ quên, xin đi trễ, 9h03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6.8205in" svg:y="8.2858in" draw:caption-point-x="-0.2402in" draw:caption-point-y="0.6059in">
              <dc:date>2018-09-10T00:00:00</dc:date>
              <text:p text:style-name="P1"><text:span text:style-name="T1">Bị công an bắt, 8h52 vào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8.287in" draw:caption-point-x="-0.2402in" draw:caption-point-y="0.6047in">
              <dc:date>2018-09-12T00:00:00</dc:date>
              <text:p text:style-name="P1"><text:span text:style-name="T1">Ngủ dậy muộn, 8h43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7768in" svg:y="8.2882in" draw:caption-point-x="-0.2402in" draw:caption-point-y="0.6035in">
              <dc:date>2018-09-14T00:00:00</dc:date>
              <text:p text:style-name="P1"><text:span text:style-name="T1">Đi lấy đồ, xin đi trễ, 9h58 đến cty</text:span></text:p>
            </office:annotation>
            <text:p>0</text:p>
          </table:table-cell>
          <table:table-cell table:style-name="ce170" table:number-columns-repeated="2"/>
          <table:table-cell table:number-columns-repeated="4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7" draw:text-style-name="P1" svg:width="1.1413in" svg:height="0.8567in" svg:x="12.0059in" svg:y="8.2909in" draw:caption-point-x="-0.2402in" draw:caption-point-y="0.6008in">
              <dc:date>2018-09-24T00:00:00</dc:date>
              <text:p text:style-name="P1"><text:span text:style-name="T1">Làm giấy tờ, xin đi trễ, 10h15 đến cty</text:span></text:p>
              <text:p text:style-name="P1"><text:span text:style-name="T1">→ </text:span><text:span text:style-name="T1">tính off sáng, </text:span></text:p>
            </office:annotation>
            <text:p>0.5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3.3756in" svg:y="8.2913in" draw:caption-point-x="-0.2402in" draw:caption-point-y="0.6004in">
              <dc:date>2018-09-24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4.289in" svg:y="8.2929in" draw:caption-point-x="-0.2402in" draw:caption-point-y="0.5988in">
              <dc:date>2018-09-26T00:00:00</dc:date>
              <text:p text:style-name="P1"><text:span text:style-name="T1">Kẹt xe, 9h06 đến cty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NhungLM</text:p>
          </table:table-cell>
          <table:table-cell table:style-name="ce166" table:formula="of:=SUM([.D38:.AG38])" office:value-type="float" office:value="0.5">
            <text:p>0.5</text:p>
          </table:table-cell>
          <table:table-cell table:style-name="ce170" table:number-columns-repeated="4"/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8.5346in" draw:caption-point-x="-0.2402in" draw:caption-point-y="0.6047in">
              <dc:date>2018-09-12T00:00:00</dc:date>
              <text:p text:style-name="P1"><text:span text:style-name="T1">Hư xe, 8h38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8.7768in" svg:y="8.5358in" draw:caption-point-x="-0.2402in" draw:caption-point-y="0.6035in">
              <dc:date>2018-09-14T00:00:00</dc:date>
              <text:p text:style-name="P1"><text:span text:style-name="T1">Nộp hồ sơ cho con, 8h35 đến cty</text:span></text:p>
            </office:annotation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.5">
            <office:annotation draw:style-name="gr2" draw:text-style-name="P1" svg:width="1.1413in" svg:height="0.5457in" svg:x="13.3756in" svg:y="8.5398in" draw:caption-point-x="-0.2402in" draw:caption-point-y="0.5996in">
              <dc:date>2018-09-24T00:00:00</dc:date>
              <text:p text:style-name="P1"><text:span text:style-name="T1">Em bé bị ói nhiều, xin off chiều</text:span></text:p>
            </office:annotation>
            <text:p>0.5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14.7457in" svg:y="8.5413in" draw:caption-point-x="-0.2402in" draw:caption-point-y="0.598in">
              <dc:date>2018-09-27T00:00:00</dc:date>
              <text:p text:style-name="P1"><text:span text:style-name="T1">Bận việc cá nhân, xin đi trễ, 8h38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166" table:formula="of:=SUM([.D39:.AG39])" office:value-type="float" office:value="1">
            <text:p>1</text:p>
          </table:table-cell>
          <table:table-cell table:style-name="ce170" table:number-columns-repeated="3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9287in" svg:y="8.7799in" draw:caption-point-x="-0.2402in" draw:caption-point-y="0.6071in">
              <dc:date>2018-09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4" table:style-name="ce170" office:value-type="float" office:value="0">
            <text:p>0</text:p>
          </table:table-cell>
          <table:table-cell table:style-name="ce170" office:value-type="float" office:value="1">
            <office:annotation draw:style-name="gr6" draw:text-style-name="P1" svg:width="1.1413in" svg:height="0.2634in" svg:x="8.7768in" svg:y="8.7835in" draw:caption-point-x="-0.2402in" draw:caption-point-y="0.6035in">
              <dc:date>2018-09-14T00:00:00</dc:date>
              <text:p text:style-name="P1"><text:span text:style-name="T1">Bị bệnh</text:span></text:p>
            </office:annotation>
            <text:p>1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0925in" svg:y="8.7843in" draw:caption-point-x="-0.2402in" draw:caption-point-y="0.6028in">
              <dc:date>2018-09-19T00:00:00</dc:date>
              <text:p text:style-name="P1"><text:span text:style-name="T1">Xe hư, xin đi trễ, 9h12 vào cty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4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5.202in" svg:y="8.7894in" draw:caption-point-x="-0.2402in" draw:caption-point-y="0.5976in">
              <dc:date>2018-09-28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70" table:number-columns-repeated="2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NhuVNQ</text:p>
          </table:table-cell>
          <table:table-cell table:style-name="ce166" table:formula="of:=SUM([.D40:.AG40])" office:value-type="float" office:value="3.5">
            <text:p>3.5</text:p>
          </table:table-cell>
          <table:table-cell table:style-name="ce170" table:number-columns-repeated="3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3" draw:text-style-name="P1" svg:width="1.1413in" svg:height="0.7012in" svg:x="4.9287in" svg:y="9.0276in" draw:caption-point-x="-0.2402in" draw:caption-point-y="0.6071in">
              <dc:date>2018-09-06T00:00:00</dc:date>
              <text:p text:style-name="P1"><text:span text:style-name="T1">Lên trường xin chữ ký thầy hướng dẫn, off sáng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7.3094in" svg:y="9.0295in" draw:caption-point-x="-0.2402in" draw:caption-point-y="0.6051in">
              <dc:date>2018-09-11T00:00:00</dc:date>
              <text:p text:style-name="P1"><text:span text:style-name="T1">Lên trường nộp luận văn</text:span></text:p>
            </office:annotation>
            <text:p>0.5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8.7768in" svg:y="9.0311in" draw:caption-point-x="-0.2402in" draw:caption-point-y="0.6035in">
              <dc:date>2018-09-14T00:00:00</dc:date>
              <text:p text:style-name="P1"><text:span text:style-name="T1">Lên trường, xin đi trễ, 9h17 đến cty</text:span></text:p>
            </office:annotation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.5">
            <office:annotation draw:style-name="gr4" draw:text-style-name="P1" svg:width="1.1413in" svg:height="0.3902in" svg:x="13.3756in" svg:y="9.0343in" draw:caption-point-x="-0.2402in" draw:caption-point-y="0.6004in">
              <dc:date>2018-09-24T00:00:00</dc:date>
              <text:p text:style-name="P1"><text:span text:style-name="T1">Có việc cần lên trường, off chiều</text:span></text:p>
            </office:annotation>
            <text:p>0.5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1">
            <office:annotation draw:style-name="gr4" draw:text-style-name="P1" svg:width="1.1413in" svg:height="0.3902in" svg:x="14.7457in" svg:y="9.0354in" draw:caption-point-x="-0.2402in" draw:caption-point-y="0.5992in">
              <dc:date>2018-09-25T00:00:00</dc:date>
              <text:p text:style-name="P1"><text:span text:style-name="T1">Tổng duyệt tốt nghiệp</text:span></text:p>
            </office:annotation>
            <text:p>1</text:p>
          </table:table-cell>
          <table:table-cell table:style-name="ce170" office:value-type="float" office:value="1">
            <office:annotation draw:style-name="gr4" draw:text-style-name="P1" svg:width="1.1413in" svg:height="0.3902in" svg:x="15.202in" svg:y="9.0354in" draw:caption-point-x="-0.2402in" draw:caption-point-y="0.5992in">
              <dc:date>2018-09-25T00:00:00</dc:date>
              <text:p text:style-name="P1"><text:span text:style-name="T1">Dự lễ tốt nghiệp</text:span></text:p>
            </office:annotation>
            <text:p>1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73" office:value-type="string">
            <text:p>PhatHDT</text:p>
          </table:table-cell>
          <table:table-cell table:style-name="ce166" table:formula="of:=SUM([.D41:.AG41])" office:value-type="float" office:value="0">
            <text:p>0</text:p>
          </table:table-cell>
          <table:table-cell table:style-name="ce170" table:number-columns-repeated="3"/>
          <table:table-cell table:style-name="ce170" office:value-type="float" office:value="0">
            <office:annotation draw:style-name="gr4" draw:text-style-name="P1" svg:width="1.1413in" svg:height="0.3902in" svg:x="4.0157in" svg:y="9.2732in" draw:caption-point-x="-0.2402in" draw:caption-point-y="0.6091in">
              <dc:date>2018-09-04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6.8205in" svg:y="9.276in" draw:caption-point-x="-0.2402in" draw:caption-point-y="0.6063in">
              <dc:date>2018-09-10T00:00:00</dc:date>
              <text:p text:style-name="P1"><text:span text:style-name="T1">Kẹt xe, 8h34 vào cty</text:span></text:p>
            </office:annotation>
            <text:p>0</text:p>
          </table:table-cell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0.1791in" svg:y="9.2791in" draw:caption-point-x="-0.2402in" draw:caption-point-y="0.6031in">
              <dc:date>2018-09-17T00:00:00</dc:date>
              <text:p text:style-name="P1"><text:span text:style-name="T1">Ngủ dậy trễ, 8h38 đến cty</text:span></text:p>
            </office:annotation>
            <text:p>0</text:p>
          </table:table-cell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4.289in" svg:y="9.2835in" draw:caption-point-x="-0.2402in" draw:caption-point-y="0.5988in">
              <dc:date>2018-09-26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5" office:value-type="string">
            <text:p>PhongPT</text:p>
          </table:table-cell>
          <table:table-cell table:style-name="ce166" table:formula="of:=SUM([.D42:.AG42])" office:value-type="float" office:value="1">
            <text:p>1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8.2878in" svg:y="9.526in" draw:caption-point-x="-0.2402in" draw:caption-point-y="0.6039in">
              <dc:date>2018-09-13T00:00:00</dc:date>
              <text:p text:style-name="P1"><text:span text:style-name="T1">Bận việc cá nhân, xđt, 8h33 đến cty</text:span></text:p>
            </office:annotation>
            <text:p>0</text:p>
          </table:table-cell>
          <table:table-cell table:style-name="ce170" office:value-type="float" office:value="1">
            <office:annotation draw:style-name="gr4" draw:text-style-name="P1" svg:width="1.1413in" svg:height="0.3902in" svg:x="8.7768in" svg:y="9.5264in" draw:caption-point-x="-0.2402in" draw:caption-point-y="0.6035in">
              <dc:date>2018-09-14T00:00:00</dc:date>
              <text:p text:style-name="P1"><text:span text:style-name="T1">Bị bệnh</text:span></text:p>
            </office:annotation>
            <text:p>1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13.8323in" svg:y="9.5307in" draw:caption-point-x="-0.2402in" draw:caption-point-y="0.5992in">
              <dc:date>2018-09-25T00:00:00</dc:date>
              <text:p text:style-name="P1"><text:span text:style-name="T1">Bận việc cá nhân, xđt, 8h42 đến cty</text:span></text:p>
            </office:annotation>
            <text:p>0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166" table:formula="of:=SUM([.D43:.AG43])" office:value-type="float" office:value="5">
            <text:p>5</text:p>
          </table:table-cell>
          <table:table-cell table:style-name="ce170" table:number-columns-repeated="3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9287in" svg:y="9.7705in" draw:caption-point-x="-0.2402in" draw:caption-point-y="0.6071in">
              <dc:date>2018-09-06T00:00:00</dc:date>
              <text:p text:style-name="P1"><text:span text:style-name="T1">Ngủ quên,8h55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6.8205in" svg:y="9.7713in" draw:caption-point-x="-0.2402in" draw:caption-point-y="0.6063in">
              <dc:date>2018-09-10T00:00:00</dc:date>
              <text:p text:style-name="P1"><text:span text:style-name="T1">Ngủ quên, 8h33 vào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7.7988in" svg:y="9.7728in" draw:caption-point-x="-0.2402in" draw:caption-point-y="0.6047in">
              <dc:date>2018-09-12T00:00:00</dc:date>
              <text:p text:style-name="P1"><text:span text:style-name="T1">Bận việc cá nhân, xin đi trễ, 9h03 đến cty</text:span></text:p>
            </office:annotation>
            <text:p>0</text:p>
          </table:table-cell>
          <table:table-cell table:style-name="ce170" office:value-type="float" office:value="1">
            <office:annotation draw:style-name="gr6" draw:text-style-name="P1" svg:width="1.1413in" svg:height="0.2634in" svg:x="8.2878in" svg:y="9.7736in" draw:caption-point-x="-0.2402in" draw:caption-point-y="0.6039in">
              <dc:date>2018-09-13T00:00:00</dc:date>
              <text:p text:style-name="P1"><text:span text:style-name="T1">Bị sốt</text:span></text:p>
            </office:annotation>
            <text:p>1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1">
            <office:annotation draw:style-name="gr6" draw:text-style-name="P1" svg:width="1.1413in" svg:height="0.2634in" svg:x="10.1791in" svg:y="9.7685in" draw:caption-point-x="-0.2402in" draw:caption-point-y="0.6091in">
              <dc:date>2018-09-04T00:00:00</dc:date>
              <text:p text:style-name="P1"><text:span text:style-name="T1">Đi du lịch</text:span></text:p>
            </office:annotation>
            <text:p>1</text:p>
          </table:table-cell>
          <table:table-cell table:style-name="ce170" office:value-type="float" office:value="1">
            <office:annotation draw:style-name="gr6" draw:text-style-name="P1" svg:width="1.1413in" svg:height="0.2634in" svg:x="10.6358in" svg:y="9.7685in" draw:caption-point-x="-0.2402in" draw:caption-point-y="0.6091in">
              <dc:date>2018-09-04T00:00:00</dc:date>
              <text:p text:style-name="P1"><text:span text:style-name="T1">Đi du lịch</text:span></text:p>
            </office:annotation>
            <text:p>1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11.5492in" svg:y="9.776in" draw:caption-point-x="-0.2402in" draw:caption-point-y="0.6016in">
              <dc:date>2018-09-20T00:00:00</dc:date>
              <text:p text:style-name="P1"><text:span text:style-name="T1">Bận việc đột xuất, off sáng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3.3756in" svg:y="9.7772in" draw:caption-point-x="-0.2402in" draw:caption-point-y="0.6004in">
              <dc:date>2018-09-24T00:00:00</dc:date>
              <text:p text:style-name="P1"><text:span text:style-name="T1">Ngủ quên, 8h44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4.289in" svg:y="9.7787in" draw:caption-point-x="-0.2402in" draw:caption-point-y="0.5988in">
              <dc:date>2018-09-2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14.7457in" svg:y="9.7795in" draw:caption-point-x="-0.2402in" draw:caption-point-y="0.598in">
              <dc:date>2018-09-27T00:00:00</dc:date>
              <text:p text:style-name="P1"><text:span text:style-name="T1">Đau bụng, off sáng</text:span></text:p>
            </office:annotation>
            <text:p>0.5</text:p>
          </table:table-cell>
          <table:table-cell table:style-name="ce170" office:value-type="float" office:value="1">
            <office:annotation draw:style-name="gr4" draw:text-style-name="P1" svg:width="1.1413in" svg:height="0.3902in" svg:x="15.202in" svg:y="9.7799in" draw:caption-point-x="-0.2402in" draw:caption-point-y="0.5976in">
              <dc:date>2018-09-28T00:00:00</dc:date>
              <text:p text:style-name="P1"><text:span text:style-name="T1">Bận việc đột xuất</text:span></text:p>
            </office:annotation>
            <text:p>1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PhuTV</text:p>
          </table:table-cell>
          <table:table-cell table:style-name="ce166" table:formula="of:=SUM([.D44:.AG44])" office:value-type="float" office:value="0.5">
            <text:p>0.5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2" draw:text-style-name="P1" svg:width="1.1413in" svg:height="0.5457in" svg:x="8.2878in" svg:y="10.0217in" draw:caption-point-x="-0.2402in" draw:caption-point-y="0.6039in">
              <dc:date>2018-09-13T00:00:00</dc:date>
              <text:p text:style-name="P1"><text:span text:style-name="T1">Lên trường làm hồ sơ tốt nghiệp, off chiều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">
            <office:annotation draw:style-name="gr3" draw:text-style-name="P1" svg:width="1.1413in" svg:height="0.7012in" svg:x="14.7457in" svg:y="10.0276in" draw:caption-point-x="-0.2402in" draw:caption-point-y="0.598in">
              <dc:date>2018-09-27T00:00:00</dc:date>
              <text:p text:style-name="P1"><text:span text:style-name="T1">Lên trường xin giấy xác nhận sv, xin đi trễ, 8h34 d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aiPA</text:p>
          </table:table-cell>
          <table:table-cell table:style-name="ce166" table:formula="of:=SUM([.D45:.AG45])" office:value-type="float" office:value="0.5">
            <text:p>0.5</text:p>
          </table:table-cell>
          <table:table-cell table:style-name="ce170" table:number-columns-repeated="3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9287in" svg:y="10.2661in" draw:caption-point-x="-0.2402in" draw:caption-point-y="0.6071in">
              <dc:date>2018-09-0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6.8205in" svg:y="10.2669in" draw:caption-point-x="-0.2402in" draw:caption-point-y="0.6063in">
              <dc:date>2018-09-10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70" office:value-type="float" office:value="0.5">
            <office:annotation draw:style-name="gr3" draw:text-style-name="P1" svg:width="1.1413in" svg:height="0.7012in" svg:x="7.3094in" svg:y="10.2681in" draw:caption-point-x="-0.2402in" draw:caption-point-y="0.6051in">
              <dc:date>2018-09-11T00:00:00</dc:date>
              <text:p text:style-name="P1"><text:span text:style-name="T1">Kẹt xe, 8h34 đến cty</text:span></text:p>
              <text:p text:style-name="P1"><text:span text:style-name="T1">Bận việc đột xuất, off chiều</text:span></text:p>
            </office:annotation>
            <text:p>0.5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10.2669in" draw:caption-point-x="-0.2402in" draw:caption-point-y="0.6063in">
              <dc:date>2018-09-12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2878in" svg:y="10.2693in" draw:caption-point-x="-0.2402in" draw:caption-point-y="0.6039in">
              <dc:date>2018-09-1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7768in" svg:y="10.2697in" draw:caption-point-x="-0.2402in" draw:caption-point-y="0.6035in">
              <dc:date>2018-09-14T00:00:00</dc:date>
              <text:p text:style-name="P1"><text:span text:style-name="T1">Ngủ quên, 8h41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0.1791in" svg:y="10.2701in" draw:caption-point-x="-0.2402in" draw:caption-point-y="0.6031in">
              <dc:date>2018-09-17T00:00:00</dc:date>
              <text:p text:style-name="P1"><text:span text:style-name="T1">Hư xe, xin đi trễ, 9h17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0.6358in" svg:y="10.2709in" draw:caption-point-x="-0.2402in" draw:caption-point-y="0.6024in">
              <dc:date>2018-09-18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0925in" svg:y="10.2705in" draw:caption-point-x="-0.2402in" draw:caption-point-y="0.6028in">
              <dc:date>2018-09-19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5492in" svg:y="10.2717in" draw:caption-point-x="-0.2402in" draw:caption-point-y="0.6016in">
              <dc:date>2018-09-20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2.0059in" svg:y="10.2724in" draw:caption-point-x="-0.2402in" draw:caption-point-y="0.6008in">
              <dc:date>2018-09-21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3.8323in" svg:y="10.274in" draw:caption-point-x="-0.2402in" draw:caption-point-y="0.5992in">
              <dc:date>2018-09-25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4.289in" svg:y="10.2744in" draw:caption-point-x="-0.2402in" draw:caption-point-y="0.5988in">
              <dc:date>2018-09-2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4.7457in" svg:y="10.2744in" draw:caption-point-x="-0.2402in" draw:caption-point-y="0.5988in">
              <dc:date>2018-09-27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amHVH</text:p>
          </table:table-cell>
          <table:table-cell table:style-name="ce166" table:formula="of:=SUM([.D46:.AG46])" office:value-type="float" office:value="0.5">
            <text:p>0.5</text:p>
          </table:table-cell>
          <table:table-cell table:style-name="ce170" table:number-columns-repeated="3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9287in" svg:y="10.5138in" draw:caption-point-x="-0.2402in" draw:caption-point-y="0.6071in">
              <dc:date>2018-09-06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6.8205in" svg:y="10.5146in" draw:caption-point-x="-0.2402in" draw:caption-point-y="0.6063in">
              <dc:date>2018-09-10T00:00:00</dc:date>
              <text:p text:style-name="P1"><text:span text:style-name="T1">Kẹt xe, 8h35 vào cty</text:span></text:p>
            </office:annotation>
            <text:p>0</text:p>
          </table:table-cell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0.1791in" svg:y="10.5177in" draw:caption-point-x="-0.2402in" draw:caption-point-y="0.6031in">
              <dc:date>2018-09-17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0.6358in" svg:y="10.5185in" draw:caption-point-x="-0.2402in" draw:caption-point-y="0.6024in">
              <dc:date>2018-09-18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0925in" svg:y="10.5181in" draw:caption-point-x="-0.2402in" draw:caption-point-y="0.6028in">
              <dc:date>2018-09-19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12.0059in" svg:y="10.5201in" draw:caption-point-x="-0.2402in" draw:caption-point-y="0.6008in">
              <dc:date>2018-09-21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anNN</text:p>
          </table:table-cell>
          <table:table-cell table:style-name="ce166" table:formula="of:=SUM([.D47:.AG47])" office:value-type="float" office:value="2">
            <text:p>2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6" draw:text-style-name="P1" svg:width="1.1413in" svg:height="0.2634in" svg:x="7.3094in" svg:y="10.7634in" draw:caption-point-x="-0.2402in" draw:caption-point-y="0.6051in">
              <dc:date>2018-09-11T00:00:00</dc:date>
              <text:p text:style-name="P1"><text:span text:style-name="T1">Bệnh, off sáng</text:span></text:p>
            </office:annotation>
            <text:p>0.5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1">
            <office:annotation draw:style-name="gr6" draw:text-style-name="P1" svg:width="1.1413in" svg:height="0.2634in" svg:x="10.1791in" svg:y="10.7654in" draw:caption-point-x="-0.2402in" draw:caption-point-y="0.6031in">
              <dc:date>2018-09-17T00:00:00</dc:date>
              <text:p text:style-name="P1"><text:span text:style-name="T1">Bị sốt</text:span></text:p>
            </office:annotation>
            <text:p>1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0925in" svg:y="10.7657in" draw:caption-point-x="-0.2402in" draw:caption-point-y="0.6028in">
              <dc:date>2018-09-19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11.5492in" svg:y="10.7669in" draw:caption-point-x="-0.2402in" draw:caption-point-y="0.6016in">
              <dc:date>2018-09-20T00:00:00</dc:date>
              <text:p text:style-name="P1"><text:span text:style-name="T1">Bận việc cá nhân, xin đi trễ, 9h33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.5">
            <office:annotation draw:style-name="gr4" draw:text-style-name="P1" svg:width="1.1413in" svg:height="0.3902in" svg:x="13.3756in" svg:y="10.7681in" draw:caption-point-x="-0.2402in" draw:caption-point-y="0.6004in">
              <dc:date>2018-09-24T00:00:00</dc:date>
              <text:p text:style-name="P1"><text:span text:style-name="T1">Ko về SG kịp, off sáng</text:span></text:p>
            </office:annotation>
            <text:p>0.5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15.202in" svg:y="10.7709in" draw:caption-point-x="-0.2402in" draw:caption-point-y="0.5976in">
              <dc:date>2018-09-28T00:00:00</dc:date>
              <text:p text:style-name="P1"><text:span text:style-name="T1">Bận việc đột xuất, 8h45 đến cty</text:span></text:p>
            </office:annotation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inNQ</text:p>
          </table:table-cell>
          <table:table-cell table:style-name="ce166" table:formula="of:=SUM([.D48:.AG48])" office:value-type="float" office:value="1">
            <text:p>1</text:p>
          </table:table-cell>
          <table:table-cell table:style-name="ce170" table:number-columns-repeated="3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9287in" svg:y="11.0091in" draw:caption-point-x="-0.2402in" draw:caption-point-y="0.6071in">
              <dc:date>2018-09-06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5.3854in" svg:y="11.0094in" draw:caption-point-x="-0.2402in" draw:caption-point-y="0.6067in">
              <dc:date>2018-09-07T00:00:00</dc:date>
              <text:p text:style-name="P1"><text:span text:style-name="T1">Ghé ngân hàng, xin đi trễ, 9h10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3094in" svg:y="11.011in" draw:caption-point-x="-0.2402in" draw:caption-point-y="0.6051in">
              <dc:date>2018-09-11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7.7988in" svg:y="11.0114in" draw:caption-point-x="-0.2402in" draw:caption-point-y="0.6047in">
              <dc:date>2018-09-12T00:00:00</dc:date>
              <text:p text:style-name="P1"><text:span text:style-name="T1">Xe hết xăng giữa chừng, 8h55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2878in" svg:y="11.0122in" draw:caption-point-x="-0.2402in" draw:caption-point-y="0.6039in">
              <dc:date>2018-09-13T00:00:00</dc:date>
              <text:p text:style-name="P1"><text:span text:style-name="T1">Ngủ quên, 8h47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7768in" svg:y="11.0126in" draw:caption-point-x="-0.2402in" draw:caption-point-y="0.6035in">
              <dc:date>2018-09-14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0.6358in" svg:y="11.0138in" draw:caption-point-x="-0.2402in" draw:caption-point-y="0.6024in">
              <dc:date>2018-09-18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11.5492in" svg:y="11.0146in" draw:caption-point-x="-0.2402in" draw:caption-point-y="0.6016in">
              <dc:date>2018-09-20T00:00:00</dc:date>
              <text:p text:style-name="P1"><text:span text:style-name="T1">Ghé ngân hàng, xin đi trễ, 8h36 đến cty</text:span></text:p>
            </office:annotation>
            <text:p>0</text:p>
          </table:table-cell>
          <table:table-cell table:style-name="ce170" office:value-type="float" office:value="1">
            <office:annotation draw:style-name="gr4" draw:text-style-name="P1" svg:width="1.1413in" svg:height="0.3902in" svg:x="12.0059in" svg:y="11.0154in" draw:caption-point-x="-0.2402in" draw:caption-point-y="0.6008in">
              <dc:date>2018-09-21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3.8323in" svg:y="11.0169in" draw:caption-point-x="-0.2402in" draw:caption-point-y="0.5992in">
              <dc:date>2018-09-25T00:00:00</dc:date>
              <text:p text:style-name="P1"><text:span text:style-name="T1">Ngủ quên, 8h37 đến cty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15.202in" svg:y="11.0185in" draw:caption-point-x="-0.2402in" draw:caption-point-y="0.5976in">
              <dc:date>2018-09-28T00:00:00</dc:date>
              <text:p text:style-name="P1"><text:span text:style-name="T1">Xe đứt thắng chạy chậm, 8h39 đến cty</text:span></text:p>
            </office:annotation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ienND</text:p>
          </table:table-cell>
          <table:table-cell table:style-name="ce166" table:formula="of:=SUM([.D49:.AG49])" office:value-type="float" office:value="0">
            <text:p>0</text:p>
          </table:table-cell>
          <table:table-cell table:style-name="ce170" table:number-columns-repeated="3"/>
          <table:table-cell table:style-name="ce170" office:value-type="float" office:value="0">
            <office:annotation draw:style-name="gr4" draw:text-style-name="P1" svg:width="1.1413in" svg:height="0.3902in" svg:x="4.0157in" svg:y="11.2547in" draw:caption-point-x="-0.2402in" draw:caption-point-y="0.6091in">
              <dc:date>2018-09-04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6.8205in" svg:y="11.2575in" draw:caption-point-x="-0.2402in" draw:caption-point-y="0.6063in">
              <dc:date>2018-09-10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3094in" svg:y="11.2587in" draw:caption-point-x="-0.2402in" draw:caption-point-y="0.6051in">
              <dc:date>2018-09-11T00:00:00</dc:date>
              <text:p text:style-name="P1"><text:span text:style-name="T1">Kẹt xe, 8h37 đến cty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7" draw:text-style-name="P1" svg:width="1.1413in" svg:height="0.8567in" svg:x="8.7768in" svg:y="11.2602in" draw:caption-point-x="-0.2402in" draw:caption-point-y="0.6035in">
              <dc:date>2018-09-17T00:00:00</dc:date>
              <text:p text:style-name="P1"><text:span text:style-name="T1">Té xe, chân đau ko đi đc, xin làm remote</text:span></text:p>
              <text:p text:style-name="P1"><text:span text:style-name="T1">–</text:span><text:span text:style-name="T1">&gt; Đã làm đủ số giờ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0.1791in" svg:y="11.2606in" draw:caption-point-x="-0.2402in" draw:caption-point-y="0.6031in">
              <dc:date>2018-09-17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0.6358in" svg:y="11.2614in" draw:caption-point-x="-0.2402in" draw:caption-point-y="0.6024in">
              <dc:date>2018-09-1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5492in" svg:y="11.2622in" draw:caption-point-x="-0.2402in" draw:caption-point-y="0.6016in">
              <dc:date>2018-09-20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2.0059in" svg:y="11.263in" draw:caption-point-x="-0.2402in" draw:caption-point-y="0.6008in">
              <dc:date>2018-09-21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3.8323in" svg:y="11.2646in" draw:caption-point-x="-0.2402in" draw:caption-point-y="0.5992in">
              <dc:date>2018-09-25T00:00:00</dc:date>
              <text:p text:style-name="P1"><text:span text:style-name="T1">Kẹt xe, 8h40 đến cty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5.202in" svg:y="11.2661in" draw:caption-point-x="-0.2402in" draw:caption-point-y="0.5976in">
              <dc:date>2018-09-28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oanBV</text:p>
          </table:table-cell>
          <table:table-cell table:style-name="ce166" table:formula="of:=SUM([.D50:.AG50])" office:value-type="float" office:value="0">
            <text:p>0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haiNHQ</text:p>
          </table:table-cell>
          <table:table-cell table:style-name="ce166" table:formula="of:=SUM([.D51:.AG51])" office:value-type="float" office:value="2">
            <text:p>2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6.8205in" svg:y="11.7528in" draw:caption-point-x="-0.2402in" draw:caption-point-y="0.6063in">
              <dc:date>2018-09-10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7.3094in" svg:y="11.7539in" draw:caption-point-x="-0.2402in" draw:caption-point-y="0.6051in">
              <dc:date>2018-09-11T00:00:00</dc:date>
              <text:p text:style-name="P1"><text:span text:style-name="T1">Lấy kết quả xét nghiệm, xin đi trễ, 8h50 đến cty</text:span></text:p>
            </office:annotation>
            <text:p>0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4" table:style-name="ce170" office:value-type="float" office:value="0">
            <text:p>0</text:p>
          </table:table-cell>
          <table:table-cell table:style-name="ce170" office:value-type="float" office:value="0">
            <office:annotation draw:style-name="gr10" draw:text-style-name="P4" svg:width="1.1413in" svg:height="0.4516in" svg:x="12.0059in" svg:y="11.7583in" draw:caption-point-x="-0.2402in" draw:caption-point-y="0.6008in">
              <dc:date>2018-09-21T00:00:00</dc:date>
              <text:p text:style-name="P4"><text:span text:style-name="T4">ngủ dậy trễ, 8h34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1">
            <office:annotation draw:style-name="gr4" draw:text-style-name="P1" svg:width="1.1413in" svg:height="0.3902in" svg:x="13.3756in" svg:y="11.7587in" draw:caption-point-x="-0.2402in" draw:caption-point-y="0.6004in">
              <dc:date>2018-09-24T00:00:00</dc:date>
              <text:p text:style-name="P1"><text:span text:style-name="T1">Bận việc đột xuất</text:span></text:p>
            </office:annotation>
            <text:p>1</text:p>
          </table:table-cell>
          <table:table-cell table:style-name="ce170" office:value-type="float" office:value="0.5">
            <office:annotation draw:style-name="gr4" draw:text-style-name="P1" svg:width="1.1413in" svg:height="0.3902in" svg:x="13.8323in" svg:y="11.7598in" draw:caption-point-x="-0.2402in" draw:caption-point-y="0.5992in">
              <dc:date>2018-09-25T00:00:00</dc:date>
              <text:p text:style-name="P1"><text:span text:style-name="T1">Bận việc gđ, off sáng</text:span></text:p>
            </office:annotation>
            <text:p>0.5</text:p>
          </table:table-cell>
          <table:table-cell table:style-name="ce170" office:value-type="float" office:value="0.5">
            <office:annotation draw:style-name="gr2" draw:text-style-name="P1" svg:width="1.1413in" svg:height="0.5457in" svg:x="14.289in" svg:y="11.761in" draw:caption-point-x="-0.2402in" draw:caption-point-y="0.598in">
              <dc:date>2018-09-26T00:00:00</dc:date>
              <text:p text:style-name="P1"><text:span text:style-name="T1">Bận việc gia đình đột xuất, off chiều</text:span></text:p>
            </office:annotation>
            <text:p>0.5</text:p>
          </table:table-cell>
          <table:table-cell table:style-name="ce170" office:value-type="float" office:value="0">
            <office:annotation draw:style-name="gr4" draw:text-style-name="P1" svg:width="1.1413in" svg:height="0.3902in" svg:x="14.7457in" svg:y="11.761in" draw:caption-point-x="-0.2402in" draw:caption-point-y="0.598in">
              <dc:date>2018-09-27T00:00:00</dc:date>
              <text:p text:style-name="P1"><text:span text:style-name="T1">Dưới quê chạy lên, 8h38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hamDT</text:p>
          </table:table-cell>
          <table:table-cell table:style-name="ce166" table:formula="of:=SUM([.D52:.AG52])" office:value-type="float" office:value="0.5">
            <text:p>0.5</text:p>
          </table:table-cell>
          <table:table-cell table:style-name="ce170" table:number-columns-repeated="3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472in" svg:y="11.9988in" draw:caption-point-x="-0.2402in" draw:caption-point-y="0.6079in">
              <dc:date>2018-09-05T00:00:00</dc:date>
              <text:p text:style-name="P1"><text:span text:style-name="T1">Đau bụng, xin đi trễ, 9h12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9287in" svg:y="11.9996in" draw:caption-point-x="-0.2402in" draw:caption-point-y="0.6071in">
              <dc:date>2018-09-06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5.3854in" svg:y="12in" draw:caption-point-x="-0.2402in" draw:caption-point-y="0.6067in">
              <dc:date>2018-09-07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12.002in" draw:caption-point-x="-0.2402in" draw:caption-point-y="0.6047in">
              <dc:date>2018-09-12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2" draw:text-style-name="P1" svg:width="1.1413in" svg:height="0.5457in" svg:x="8.7768in" svg:y="12.0031in" draw:caption-point-x="-0.2402in" draw:caption-point-y="0.6035in">
              <dc:date>2018-09-14T00:00:00</dc:date>
              <text:p text:style-name="P1"><text:span text:style-name="T1">Mệt, đau đầu, đau bụng, off sáng</text:span></text:p>
            </office:annotation>
            <text:p>0.5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0.1791in" svg:y="12.0035in" draw:caption-point-x="-0.2402in" draw:caption-point-y="0.6031in">
              <dc:date>2018-09-17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0.6358in" svg:y="12.0043in" draw:caption-point-x="-0.2402in" draw:caption-point-y="0.6024in">
              <dc:date>2018-09-18T00:00:00</dc:date>
              <text:p text:style-name="P1"><text:span text:style-name="T1">Bận việc nhà, 8h35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5492in" svg:y="12.0051in" draw:caption-point-x="-0.2402in" draw:caption-point-y="0.6016in">
              <dc:date>2018-09-20T00:00:00</dc:date>
              <text:p text:style-name="P1"><text:span text:style-name="T1">Nhà có việc, xdt, 8h59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4.289in" svg:y="12.0079in" draw:caption-point-x="-0.2402in" draw:caption-point-y="0.5988in">
              <dc:date>2018-09-26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4.7457in" svg:y="12.0087in" draw:caption-point-x="-0.2402in" draw:caption-point-y="0.598in">
              <dc:date>2018-09-27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hanhCH</text:p>
          </table:table-cell>
          <table:table-cell table:style-name="ce166" table:formula="of:=SUM([.D53:.AG53])" office:value-type="float" office:value="1">
            <text:p>1</text:p>
          </table:table-cell>
          <table:table-cell table:style-name="ce170" table:number-columns-repeated="3"/>
          <table:table-cell table:style-name="ce170" office:value-type="float" office:value="0.5">
            <office:annotation draw:style-name="gr4" draw:text-style-name="P1" svg:width="1.1413in" svg:height="0.3902in" svg:x="4.0157in" svg:y="12.2461in" draw:caption-point-x="-0.2402in" draw:caption-point-y="0.6087in">
              <dc:date>2018-09-04T00:00:00</dc:date>
              <text:p text:style-name="P1"><text:span text:style-name="T1">Đau bụng, off chiều</text:span></text:p>
            </office:annotation>
            <text:p>0.5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4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15.202in" svg:y="12.2583in" draw:caption-point-x="-0.2402in" draw:caption-point-y="0.5965in">
              <dc:date>2018-09-28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ThaoDTN</text:p>
          </table:table-cell>
          <table:table-cell table:style-name="ce166" table:formula="of:=SUM([.D54:.AG54])" office:value-type="float" office:value="3">
            <text:p>3</text:p>
          </table:table-cell>
          <table:table-cell table:style-name="ce170" table:number-columns-repeated="3"/>
          <table:table-cell table:style-name="ce170" office:value-type="float" office:value="0">
            <office:annotation draw:style-name="gr4" draw:text-style-name="P1" svg:width="1.1413in" svg:height="0.3902in" svg:x="4.0157in" svg:y="12.4933in" draw:caption-point-x="-0.2402in" draw:caption-point-y="0.6091in">
              <dc:date>2018-09-04T00:00:00</dc:date>
              <text:p text:style-name="P1"><text:span text:style-name="T1">Hư xe, xin đi trễ, 9h28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472in" svg:y="12.4945in" draw:caption-point-x="-0.2402in" draw:caption-point-y="0.6079in">
              <dc:date>2018-09-05T00:00:00</dc:date>
              <text:p text:style-name="P1"><text:span text:style-name="T1">Ketj xe, 8h34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9287in" svg:y="12.4953in" draw:caption-point-x="-0.2402in" draw:caption-point-y="0.6071in">
              <dc:date>2018-09-0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5.3854in" svg:y="12.4957in" draw:caption-point-x="-0.2402in" draw:caption-point-y="0.6067in">
              <dc:date>2018-09-07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1">
            <office:annotation draw:style-name="gr4" draw:text-style-name="P1" svg:width="1.1413in" svg:height="0.3902in" svg:x="6.8205in" svg:y="12.4961in" draw:caption-point-x="-0.2402in" draw:caption-point-y="0.6063in">
              <dc:date>2018-09-10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70" office:value-type="float" office:value="0">
            <office:annotation draw:style-name="gr4" draw:text-style-name="P1" svg:width="1.1413in" svg:height="0.3902in" svg:x="7.3094in" svg:y="12.4972in" draw:caption-point-x="-0.2402in" draw:caption-point-y="0.6051in">
              <dc:date>2018-09-11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12.4972in" draw:caption-point-x="-0.2402in" draw:caption-point-y="0.6051in">
              <dc:date>2018-09-11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.5">
            <office:annotation draw:style-name="gr3" draw:text-style-name="P1" svg:width="1.1413in" svg:height="0.7012in" svg:x="10.1791in" svg:y="12.4992in" draw:caption-point-x="-0.2402in" draw:caption-point-y="0.6031in">
              <dc:date>2018-09-17T00:00:00</dc:date>
              <text:p text:style-name="P1"><text:span text:style-name="T1">Chở mẹ đi khám bệnh, xin đi trễ</text:span></text:p>
              <text:p text:style-name="P1"><text:span text:style-name="T1">→ </text:span><text:span text:style-name="T1">khám lâu, xịn off sáng</text:span></text:p>
            </office:annotation>
            <text:p>0.5</text:p>
          </table:table-cell>
          <table:table-cell table:style-name="ce170" office:value-type="float" office:value="0.5">
            <office:annotation draw:style-name="gr3" draw:text-style-name="P1" svg:width="1.1413in" svg:height="0.7012in" svg:x="10.6358in" svg:y="12.5in" draw:caption-point-x="-0.2402in" draw:caption-point-y="0.6024in">
              <dc:date>2018-09-18T00:00:00</dc:date>
              <text:p text:style-name="P1"><text:span text:style-name="T1">Kẹt xe, 8h34 đến cty</text:span></text:p>
              <text:p text:style-name="P1"><text:span text:style-name="T1">Đi khám bệnh, xin off chiều</text:span></text:p>
            </office:annotation>
            <text:p>0.5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2.0059in" svg:y="12.5016in" draw:caption-point-x="-0.2402in" draw:caption-point-y="0.6008in">
              <dc:date>2018-09-2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1">
            <office:annotation draw:style-name="gr4" draw:text-style-name="P1" svg:width="1.1413in" svg:height="0.3902in" svg:x="13.3756in" svg:y="12.502in" draw:caption-point-x="-0.2402in" draw:caption-point-y="0.6004in">
              <dc:date>2018-09-24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70" office:value-type="float" office:value="0">
            <office:annotation draw:style-name="gr4" draw:text-style-name="P1" svg:width="1.1413in" svg:height="0.3902in" svg:x="13.8323in" svg:y="12.5031in" draw:caption-point-x="-0.2402in" draw:caption-point-y="0.5992in">
              <dc:date>2018-09-25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4.289in" svg:y="12.5035in" draw:caption-point-x="-0.2402in" draw:caption-point-y="0.5988in">
              <dc:date>2018-09-2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5.202in" svg:y="12.5047in" draw:caption-point-x="-0.2402in" draw:caption-point-y="0.5976in">
              <dc:date>2018-09-28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44" office:value-type="string">
            <text:p>ThinhCT</text:p>
          </table:table-cell>
          <table:table-cell table:style-name="ce166" table:formula="of:=SUM([.D55:.AG55])" office:value-type="float" office:value="1">
            <text:p>1</text:p>
          </table:table-cell>
          <table:table-cell table:style-name="ce170" table:number-columns-repeated="3"/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1">
            <office:annotation draw:style-name="gr6" draw:text-style-name="P1" svg:width="1.1413in" svg:height="0.2634in" svg:x="5.3854in" svg:y="12.7421in" draw:caption-point-x="-0.2402in" draw:caption-point-y="0.6079in">
              <dc:date>2018-09-05T00:00:00</dc:date>
              <text:p text:style-name="P1"><text:span text:style-name="T1">Đi du lịch</text:span></text:p>
            </office:annotation>
            <text:p>1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53">
            <text:p>53</text:p>
          </table:table-cell>
          <table:table-cell table:style-name="ce44" office:value-type="string">
            <text:p>ThinhT</text:p>
          </table:table-cell>
          <table:table-cell table:style-name="ce166" table:formula="of:=SUM([.D56:.AG56])" office:value-type="float" office:value="1">
            <text:p>1</text:p>
          </table:table-cell>
          <table:table-cell table:style-name="ce170" table:number-columns-repeated="3"/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5.3854in" svg:y="12.9909in" draw:caption-point-x="-0.2402in" draw:caption-point-y="0.6067in">
              <dc:date>2018-09-07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1">
            <office:annotation draw:style-name="gr4" draw:text-style-name="P1" svg:width="1.1413in" svg:height="0.3902in" svg:x="13.8323in" svg:y="12.9984in" draw:caption-point-x="-0.2402in" draw:caption-point-y="0.5992in">
              <dc:date>2018-09-25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54">
            <text:p>54</text:p>
          </table:table-cell>
          <table:table-cell table:style-name="ce44" office:value-type="string">
            <text:p>ThuyLTT</text:p>
          </table:table-cell>
          <table:table-cell table:style-name="ce166" table:formula="of:=SUM([.D57:.AG57])" office:value-type="float" office:value="4.5">
            <text:p>4.5</text:p>
          </table:table-cell>
          <table:table-cell table:style-name="ce170" table:number-columns-repeated="3"/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2" draw:text-style-name="P1" svg:width="1.1413in" svg:height="0.5457in" svg:x="4.472in" svg:y="13.2374in" draw:caption-point-x="-0.2402in" draw:caption-point-y="0.6079in">
              <dc:date>2018-09-05T00:00:00</dc:date>
              <text:p text:style-name="P1"><text:span text:style-name="T1">Mệt, xđt, 11h28 đến cty → chấm off sáng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5.3854in" svg:y="13.2386in" draw:caption-point-x="-0.2402in" draw:caption-point-y="0.6067in">
              <dc:date>2018-09-07T00:00:00</dc:date>
              <text:p text:style-name="P1"><text:span text:style-name="T1">Làm giấy tờ, xin đi trễ, 8h42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7.3094in" svg:y="13.2402in" draw:caption-point-x="-0.2402in" draw:caption-point-y="0.6051in">
              <dc:date>2018-09-11T00:00:00</dc:date>
              <text:p text:style-name="P1"><text:span text:style-name="T1">Mệt, xin đi trễ</text:span></text:p>
              <text:p text:style-name="P1"><text:span text:style-name="T1">Off sáng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2" draw:text-style-name="P1" svg:width="1.1413in" svg:height="0.5457in" svg:x="8.2878in" svg:y="13.2413in" draw:caption-point-x="-0.2402in" draw:caption-point-y="0.6039in">
              <dc:date>2018-09-13T00:00:00</dc:date>
              <text:p text:style-name="P1"><text:span text:style-name="T1">Ghé bác sĩ, xin đi trễ</text:span></text:p>
              <text:p text:style-name="P1"><text:span text:style-name="T1">→ </text:span><text:span text:style-name="T1">Off sáng</text:span></text:p>
            </office:annotation>
            <text:p>0.5</text:p>
          </table:table-cell>
          <table:table-cell table:style-name="ce170" office:value-type="float" office:value="0">
            <office:annotation draw:style-name="gr4" draw:text-style-name="P1" svg:width="1.1413in" svg:height="0.3902in" svg:x="8.7768in" svg:y="13.2417in" draw:caption-point-x="-0.2402in" draw:caption-point-y="0.6035in">
              <dc:date>2018-09-14T00:00:00</dc:date>
              <text:p text:style-name="P1"><text:span text:style-name="T1">Bể bánh xe, 8h33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3" draw:text-style-name="P1" svg:width="1.1413in" svg:height="0.7012in" svg:x="10.1791in" svg:y="13.2429in" draw:caption-point-x="-0.2402in" draw:caption-point-y="0.6024in">
              <dc:date>2018-09-17T00:00:00</dc:date>
              <text:p text:style-name="P1"><text:span text:style-name="T1">Ghé ngân hàng làm cv cho cty, xin đi trễ, 11h12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0.6358in" svg:y="13.2429in" draw:caption-point-x="-0.2402in" draw:caption-point-y="0.6024in">
              <dc:date>2018-09-1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office:annotation draw:style-name="gr2" draw:text-style-name="P1" svg:width="1.1413in" svg:height="0.5457in" svg:x="11.5492in" svg:y="13.2429in" draw:caption-point-x="-0.2402in" draw:caption-point-y="0.6024in">
              <dc:date>2018-09-18T00:00:00</dc:date>
              <text:p text:style-name="P1"><text:span text:style-name="T1">Lý do sức khỏe + cá nhân, tạm nghỉ dài hạn</text:span></text:p>
            </office:annotation>
            <text:p>1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.5">
            <office:annotation draw:style-name="gr4" draw:text-style-name="P1" svg:width="1.1413in" svg:height="0.3902in" svg:x="13.3756in" svg:y="13.2449in" draw:caption-point-x="-0.2402in" draw:caption-point-y="0.6004in">
              <dc:date>2018-09-24T00:00:00</dc:date>
              <text:p text:style-name="P1"><text:span text:style-name="T1">Mệt, xin đi trễ</text:span></text:p>
              <text:p text:style-name="P1"><text:span text:style-name="T1">→ </text:span><text:span text:style-name="T1">off sáng</text:span></text:p>
            </office:annotation>
            <text:p>0.5</text:p>
          </table:table-cell>
          <table:table-cell table:style-name="ce170" office:value-type="float" office:value="0.5">
            <office:annotation draw:style-name="gr3" draw:text-style-name="P1" svg:width="1.1413in" svg:height="0.7012in" svg:x="13.8323in" svg:y="13.2461in" draw:caption-point-x="-0.2402in" draw:caption-point-y="0.5992in">
              <dc:date>2018-09-25T00:00:00</dc:date>
              <text:p text:style-name="P1"><text:span text:style-name="T1">Đau bụng, xin đi trễ, 10h29 đến cty</text:span><text:span text:style-name="T1"><text:line-break/></text:span><text:span text:style-name="T1">---&gt; tính off sáng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office:annotation draw:style-name="gr2" draw:text-style-name="P1" svg:width="1.1413in" svg:height="0.5457in" svg:x="14.7457in" svg:y="13.2429in" draw:caption-point-x="-0.2402in" draw:caption-point-y="0.6024in">
              <dc:date>2018-09-27T00:00:00</dc:date>
              <text:p text:style-name="P1"><text:span text:style-name="T1">Off hàng tuần theo plan</text:span></text:p>
            </office:annotation>
            <text:p>1</text:p>
          </table:table-cell>
          <table:table-cell table:style-name="ce170" office:value-type="float" office:value="0">
            <office:annotation draw:style-name="gr2" draw:text-style-name="P1" svg:width="1.1413in" svg:height="0.5457in" svg:x="15.202in" svg:y="13.2476in" draw:caption-point-x="-0.2402in" draw:caption-point-y="0.5976in">
              <dc:date>2018-09-28T00:00:00</dc:date>
              <text:p text:style-name="P1"><text:span text:style-name="T1">Ghé ngân hàng, xin đi trễ, 8h33 đến cty</text:span></text:p>
            </office:annotation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55">
            <text:p>55</text:p>
          </table:table-cell>
          <table:table-cell table:style-name="ce44" office:value-type="string">
            <text:p>ThuyNTX</text:p>
          </table:table-cell>
          <table:table-cell table:style-name="ce166" table:formula="of:=SUM([.D58:.AG58])" office:value-type="float" office:value="0">
            <text:p>0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56">
            <text:p>56</text:p>
          </table:table-cell>
          <table:table-cell table:style-name="ce44" office:value-type="string">
            <text:p>ThuyenTTN</text:p>
          </table:table-cell>
          <table:table-cell table:style-name="ce166" table:formula="of:=SUM([.D59:.AG59])" office:value-type="float" office:value="1.5">
            <text:p>1.5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.5">
            <office:annotation draw:style-name="gr4" draw:text-style-name="P1" svg:width="1.1413in" svg:height="0.3902in" svg:x="6.8205in" svg:y="13.7343in" draw:caption-point-x="-0.2402in" draw:caption-point-y="0.6063in">
              <dc:date>2018-09-10T00:00:00</dc:date>
              <text:p text:style-name="P1"><text:span text:style-name="T1">Đau đầu, off sáng</text:span></text:p>
            </office:annotation>
            <text:p>0.5</text:p>
          </table:table-cell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0.1791in" svg:y="13.7374in" draw:caption-point-x="-0.2402in" draw:caption-point-y="0.6031in">
              <dc:date>2018-09-17T00:00:00</dc:date>
              <text:p text:style-name="P1"><text:span text:style-name="T1">Hư xe, xin đi trễ, 8h26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office:annotation draw:style-name="gr4" draw:text-style-name="P1" svg:width="1.1413in" svg:height="0.3902in" svg:x="11.0925in" svg:y="13.7378in" draw:caption-point-x="-0.2402in" draw:caption-point-y="0.6028in">
              <dc:date>2018-09-19T00:00:00</dc:date>
              <text:p text:style-name="P1"><text:span text:style-name="T1">Mệt trong người, </text:span></text:p>
              <text:p text:style-name="P1"><text:span text:style-name="T1"/></text:p>
            </office:annotation>
            <text:p>1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57">
            <text:p>57</text:p>
          </table:table-cell>
          <table:table-cell table:style-name="ce74" office:value-type="string">
            <text:p>VietBA</text:p>
          </table:table-cell>
          <table:table-cell table:style-name="ce166" table:formula="of:=SUM([.D60:.AG60])" office:value-type="float" office:value="0">
            <text:p>0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58">
            <text:p>58</text:p>
          </table:table-cell>
          <table:table-cell table:style-name="ce44" office:value-type="string">
            <text:p>VinhP</text:p>
          </table:table-cell>
          <table:table-cell table:style-name="ce166" table:formula="of:=SUM([.D61:.AG61])" office:value-type="float" office:value="5">
            <text:p>5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1">
            <office:annotation draw:style-name="gr4" draw:text-style-name="P1" svg:width="1.1413in" svg:height="0.3902in" svg:x="6.8205in" svg:y="14.2268in" draw:caption-point-x="-0.2402in" draw:caption-point-y="0.6091in">
              <dc:date>2018-09-10T00:00:00</dc:date>
              <text:p text:style-name="P1"><text:span text:style-name="T1">Không khỏe,off nghỉ ngơi</text:span></text:p>
            </office:annotation>
            <text:p>1</text:p>
          </table:table-cell>
          <table:table-cell table:style-name="ce170" office:value-type="float" office:value="1">
            <office:annotation draw:style-name="gr4" draw:text-style-name="P1" svg:width="1.1413in" svg:height="0.3902in" svg:x="7.3094in" svg:y="14.2268in" draw:caption-point-x="-0.2402in" draw:caption-point-y="0.6091in">
              <dc:date>2018-09-10T00:00:00</dc:date>
              <text:p text:style-name="P1"><text:span text:style-name="T1">Không khỏe,off nghỉ ngơi</text:span></text:p>
            </office:annotation>
            <text:p>1</text:p>
          </table:table-cell>
          <table:table-cell table:style-name="ce170" office:value-type="float" office:value="1">
            <office:annotation draw:style-name="gr4" draw:text-style-name="P1" svg:width="1.1413in" svg:height="0.3902in" svg:x="7.7988in" svg:y="14.2268in" draw:caption-point-x="-0.2402in" draw:caption-point-y="0.6091in">
              <dc:date>2018-09-10T00:00:00</dc:date>
              <text:p text:style-name="P1"><text:span text:style-name="T1">Không khỏe,off nghỉ ngơi</text:span></text:p>
            </office:annotation>
            <text:p>1</text:p>
          </table:table-cell>
          <table:table-cell table:style-name="ce170" office:value-type="float" office:value="1">
            <office:annotation draw:style-name="gr4" draw:text-style-name="P1" svg:width="1.1413in" svg:height="0.3902in" svg:x="8.2878in" svg:y="14.2268in" draw:caption-point-x="-0.2402in" draw:caption-point-y="0.6091in">
              <dc:date>2018-09-10T00:00:00</dc:date>
              <text:p text:style-name="P1"><text:span text:style-name="T1">Không khỏe,off nghỉ ngơi</text:span></text:p>
            </office:annotation>
            <text:p>1</text:p>
          </table:table-cell>
          <table:table-cell table:style-name="ce170" office:value-type="float" office:value="1">
            <office:annotation draw:style-name="gr4" draw:text-style-name="P1" svg:width="1.1413in" svg:height="0.3902in" svg:x="8.7768in" svg:y="14.2268in" draw:caption-point-x="-0.2402in" draw:caption-point-y="0.6091in">
              <dc:date>2018-09-10T00:00:00</dc:date>
              <text:p text:style-name="P1"><text:span text:style-name="T1">Không khỏe,off nghỉ ngơi</text:span></text:p>
            </office:annotation>
            <text:p>1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59">
            <text:p>59</text:p>
          </table:table-cell>
          <table:table-cell table:style-name="ce44" office:value-type="string">
            <text:p>ViTHT</text:p>
          </table:table-cell>
          <table:table-cell table:style-name="ce166" table:formula="of:=SUM([.D62:.AG62])" office:value-type="float" office:value="1.5">
            <text:p>1.5</text:p>
          </table:table-cell>
          <table:table-cell table:style-name="ce170" table:number-columns-repeated="3"/>
          <table:table-cell table:style-name="ce170" office:value-type="float" office:value="0.5">
            <office:annotation draw:style-name="gr4" draw:text-style-name="P1" svg:width="1.1413in" svg:height="0.3902in" svg:x="4.0157in" svg:y="14.4756in" draw:caption-point-x="-0.2402in" draw:caption-point-y="0.6083in">
              <dc:date>2018-09-04T00:00:00</dc:date>
              <text:p text:style-name="P1"><text:span text:style-name="T1">Không khỏe, off chiều</text:span></text:p>
            </office:annotation>
            <text:p>0.5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4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2.0059in" svg:y="14.4831in" draw:caption-point-x="-0.2402in" draw:caption-point-y="0.6008in">
              <dc:date>2018-09-21T00:00:00</dc:date>
              <text:p text:style-name="P1"><text:span text:style-name="T1">Ngủ dậy muộn, 8h32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1">
            <office:annotation draw:style-name="gr4" draw:text-style-name="P1" svg:width="1.1413in" svg:height="0.3902in" svg:x="13.3756in" svg:y="14.4835in" draw:caption-point-x="-0.2402in" draw:caption-point-y="0.6004in">
              <dc:date>2018-09-24T00:00:00</dc:date>
              <text:p text:style-name="P1"><text:span text:style-name="T1">Đăng ký luận án + đk thi toeic</text:span></text:p>
            </office:annotation>
            <text:p>1</text:p>
          </table:table-cell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2" table:number-rows-repeated="65344">
          <table:table-cell table:style-name="ce43" table:number-columns-repeated="3"/>
          <table:table-cell table:style-name="ce171" table:number-columns-repeated="30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71"/>
          <table:table-cell table:number-columns-repeated="27"/>
          <table:table-cell table:style-name="ce171" table:number-columns-repeated="2"/>
          <table:table-cell table:style-name="ce43" table:number-columns-repeated="952"/>
        </table:table-row>
        <table:table-row table:style-name="ro2" table:number-rows-repeated="983120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810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84"/>
        <table:table-column table:style-name="co26" table:number-columns-repeated="7" table:default-cell-style-name="ce184"/>
        <table:table-column table:style-name="co25" table:number-columns-repeated="16" table:default-cell-style-name="ce184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79" table:number-columns-repeated="8"/>
          <table:table-cell table:style-name="ce185" office:value-type="string" table:number-columns-spanned="2" table:number-rows-spanned="1">
            <text:p>Month</text:p>
          </table:table-cell>
          <table:covered-table-cell table:style-name="ce186"/>
          <table:table-cell table:style-name="ce187" table:content-validation-name="val1" office:value-type="float" office:value="10" table:number-columns-spanned="2" table:number-rows-spanned="1">
            <text:p>10</text:p>
          </table:table-cell>
          <table:covered-table-cell table:style-name="ce186"/>
          <table:table-cell table:style-name="ce185" office:value-type="string" table:number-columns-spanned="2" table:number-rows-spanned="1">
            <text:p>Year</text:p>
          </table:table-cell>
          <table:covered-table-cell table:style-name="ce186"/>
          <table:table-cell table:style-name="ce185" office:value-type="float" office:value="2018" table:number-columns-spanned="2" table:number-rows-spanned="1">
            <text:p>2018</text:p>
          </table:table-cell>
          <table:covered-table-cell table:style-name="ce188"/>
          <table:table-cell table:style-name="ce179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80" table:formula="of:=DATE([.$R$1];[.N1];1)" office:value-type="date" office:date-value="2018-10-01">
            <text:p>01</text:p>
          </table:table-cell>
          <table:table-cell table:style-name="ce180" table:formula="of:=[.D2]+1" office:value-type="date" office:date-value="2018-10-02">
            <text:p>02</text:p>
          </table:table-cell>
          <table:table-cell table:style-name="ce180" table:formula="of:=[.E2]+1" office:value-type="date" office:date-value="2018-10-03">
            <text:p>03</text:p>
          </table:table-cell>
          <table:table-cell table:style-name="ce180" table:formula="of:=[.F2]+1" office:value-type="date" office:date-value="2018-10-04">
            <text:p>04</text:p>
          </table:table-cell>
          <table:table-cell table:style-name="ce180" table:formula="of:=[.G2]+1" office:value-type="date" office:date-value="2018-10-05">
            <text:p>05</text:p>
          </table:table-cell>
          <table:table-cell table:style-name="ce180" table:formula="of:=[.H2]+1" office:value-type="date" office:date-value="2018-10-06">
            <text:p>06</text:p>
          </table:table-cell>
          <table:table-cell table:style-name="ce180" table:formula="of:=[.I2]+1" office:value-type="date" office:date-value="2018-10-07">
            <text:p>07</text:p>
          </table:table-cell>
          <table:table-cell table:style-name="ce180" table:formula="of:=[.J2]+1" office:value-type="date" office:date-value="2018-10-08">
            <text:p>08</text:p>
          </table:table-cell>
          <table:table-cell table:style-name="ce180" table:formula="of:=[.K2]+1" office:value-type="date" office:date-value="2018-10-09">
            <text:p>09</text:p>
          </table:table-cell>
          <table:table-cell table:style-name="ce180" table:formula="of:=[.L2]+1" office:value-type="date" office:date-value="2018-10-10">
            <text:p>10</text:p>
          </table:table-cell>
          <table:table-cell table:style-name="ce180" table:formula="of:=[.M2]+1" office:value-type="date" office:date-value="2018-10-11">
            <text:p>11</text:p>
          </table:table-cell>
          <table:table-cell table:style-name="ce180" table:formula="of:=[.N2]+1" office:value-type="date" office:date-value="2018-10-12">
            <text:p>12</text:p>
          </table:table-cell>
          <table:table-cell table:style-name="ce180" table:formula="of:=[.O2]+1" office:value-type="date" office:date-value="2018-10-13">
            <text:p>13</text:p>
          </table:table-cell>
          <table:table-cell table:style-name="ce180" table:formula="of:=[.P2]+1" office:value-type="date" office:date-value="2018-10-14">
            <text:p>14</text:p>
          </table:table-cell>
          <table:table-cell table:style-name="ce180" table:formula="of:=[.Q2]+1" office:value-type="date" office:date-value="2018-10-15">
            <text:p>15</text:p>
          </table:table-cell>
          <table:table-cell table:style-name="ce180" table:formula="of:=[.R2]+1" office:value-type="date" office:date-value="2018-10-16">
            <text:p>16</text:p>
          </table:table-cell>
          <table:table-cell table:style-name="ce180" table:formula="of:=[.S2]+1" office:value-type="date" office:date-value="2018-10-17">
            <text:p>17</text:p>
          </table:table-cell>
          <table:table-cell table:style-name="ce180" table:formula="of:=[.T2]+1" office:value-type="date" office:date-value="2018-10-18">
            <text:p>18</text:p>
          </table:table-cell>
          <table:table-cell table:style-name="ce180" table:formula="of:=[.U2]+1" office:value-type="date" office:date-value="2018-10-19">
            <text:p>19</text:p>
          </table:table-cell>
          <table:table-cell table:style-name="ce180" table:formula="of:=[.V2]+1" office:value-type="date" office:date-value="2018-10-20">
            <text:p>20</text:p>
          </table:table-cell>
          <table:table-cell table:style-name="ce180" table:formula="of:=[.W2]+1" office:value-type="date" office:date-value="2018-10-21">
            <text:p>21</text:p>
          </table:table-cell>
          <table:table-cell table:style-name="ce180" table:formula="of:=[.X2]+1" office:value-type="date" office:date-value="2018-10-22">
            <text:p>22</text:p>
          </table:table-cell>
          <table:table-cell table:style-name="ce180" table:formula="of:=[.Y2]+1" office:value-type="date" office:date-value="2018-10-23">
            <text:p>23</text:p>
          </table:table-cell>
          <table:table-cell table:style-name="ce180" table:formula="of:=[.Z2]+1" office:value-type="date" office:date-value="2018-10-24">
            <text:p>24</text:p>
          </table:table-cell>
          <table:table-cell table:style-name="ce180" table:formula="of:=[.AA2]+1" office:value-type="date" office:date-value="2018-10-25">
            <text:p>25</text:p>
          </table:table-cell>
          <table:table-cell table:style-name="ce180" table:formula="of:=[.AB2]+1" office:value-type="date" office:date-value="2018-10-26">
            <text:p>26</text:p>
          </table:table-cell>
          <table:table-cell table:style-name="ce180" table:formula="of:=[.AC2]+1" office:value-type="date" office:date-value="2018-10-27">
            <text:p>27</text:p>
          </table:table-cell>
          <table:table-cell table:style-name="ce180" table:formula="of:=[.AD2]+1" office:value-type="date" office:date-value="2018-10-28">
            <text:p>28</text:p>
          </table:table-cell>
          <table:table-cell table:style-name="ce180" table:formula="of:=[.AE2]+1" office:value-type="date" office:date-value="2018-10-29">
            <text:p>29</text:p>
          </table:table-cell>
          <table:table-cell table:style-name="ce180" table:formula="of:=[.AF2]+1" office:value-type="date" office:date-value="2018-10-30">
            <text:p>30</text:p>
          </table:table-cell>
          <table:table-cell table:style-name="ce180" table:formula="of:=[.AG2]+1" office:value-type="date" office:date-value="2018-10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81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1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1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1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1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1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1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1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1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1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1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1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1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1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1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1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1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1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1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1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1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1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1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1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1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1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1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1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1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1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1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2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78" table:formula="of:=SUM([.D4:.AH4])" office:value-type="float" office:value="1">
            <text:p>1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3.1024in" svg:y="0.1197in" draw:caption-point-x="-0.2402in" draw:caption-point-y="0.598in">
              <dc:date>2018-10-02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4.0157in" svg:y="0.1213in" draw:caption-point-x="-0.2402in" draw:caption-point-y="0.5965in">
              <dc:date>2018-10-04T00:00:00</dc:date>
              <text:p text:style-name="P1"><text:span text:style-name="T1">Ngủ quên, 8h37 đến cty</text:span></text:p>
            </office:annotation>
            <text:p>0</text:p>
          </table:table-cell>
          <table:table-cell table:style-name="ce182" office:value-type="float" office:value="0.5">
            <office:annotation draw:style-name="gr6" draw:text-style-name="P1" svg:width="1.1413in" svg:height="0.2634in" svg:x="4.472in" svg:y="0.1193in" draw:caption-point-x="-0.2402in" draw:caption-point-y="0.5984in">
              <dc:date>2018-10-0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82" table:number-columns-repeated="2"/>
          <table:table-cell table:style-name="ce182" office:value-type="float" office:value="0">
            <office:annotation draw:style-name="gr4" draw:text-style-name="P1" svg:width="1.1413in" svg:height="0.3902in" svg:x="5.8421in" svg:y="0.122in" draw:caption-point-x="-0.2402in" draw:caption-point-y="0.5957in">
              <dc:date>2018-10-08T00:00:00</dc:date>
              <text:p text:style-name="P1"><text:span text:style-name="T1">Hư xe, xin đi trễ, 9h28 đến cty</text:span></text:p>
            </office:annotation>
            <text:p>0</text:p>
          </table:table-cell>
          <table:table-cell table:style-name="ce182" office:value-type="float" office:value="0.5">
            <office:annotation draw:style-name="gr6" draw:text-style-name="P1" svg:width="1.1413in" svg:height="0.2634in" svg:x="6.3311in" svg:y="0.1232in" draw:caption-point-x="-0.2402in" draw:caption-point-y="0.5949in">
              <dc:date>2018-10-09T00:00:00</dc:date>
              <text:p text:style-name="P1">Đi học, off chiều</text:p>
            </office:annotation>
            <text:p>0.5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78" table:formula="of:=SUM([.D5:.AH5])" office:value-type="float" office:value="0">
            <text:p>0</text:p>
          </table:table-cell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78" table:formula="of:=SUM([.D6:.AH6])" office:value-type="float" office:value="0.5">
            <text:p>0.5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3.1024in" svg:y="0.6579in" draw:caption-point-x="-0.2402in" draw:caption-point-y="0.5406in">
              <dc:date>2018-10-02T00:00:00</dc:date>
              <text:p text:style-name="P1"><text:span text:style-name="T1">Kẹt xe, 8h40 đến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.5">
            <office:annotation draw:style-name="gr4" draw:text-style-name="P1" svg:width="1.1413in" svg:height="0.3902in" svg:x="5.8421in" svg:y="0.6028in" draw:caption-point-x="-0.2402in" draw:caption-point-y="0.5957in">
              <dc:date>2018-10-08T00:00:00</dc:date>
              <text:p text:style-name="P1"><text:span text:style-name="T1">Đau đầu, xin đi trễ--&gt; off sáng</text:span></text:p>
            </office:annotation>
            <text:p>0.5</text:p>
          </table:table-cell>
          <table:table-cell table:style-name="ce182" office:value-type="float" office:value="0">
            <office:annotation draw:style-name="gr4" draw:text-style-name="P1" svg:width="1.1413in" svg:height="0.3902in" svg:x="6.3311in" svg:y="0.6031in" draw:caption-point-x="-0.2402in" draw:caption-point-y="0.5953in">
              <dc:date>2018-10-09T00:00:00</dc:date>
              <text:p text:style-name="P1"><text:span text:style-name="T1">Ngủ dậy trễ, 8h34 đến cty</text:span></text:p>
            </office:annotation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78" table:formula="of:=SUM([.D7:.AH7])" office:value-type="float" office:value="0">
            <text:p>0</text:p>
          </table:table-cell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78" table:formula="of:=SUM([.D8:.AH8])" office:value-type="float" office:value="0">
            <text:p>0</text:p>
          </table:table-cell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73" office:value-type="string">
            <text:p>CuongNM</text:p>
          </table:table-cell>
          <table:table-cell table:style-name="ce178" table:formula="of:=SUM([.D9:.AH9])" office:value-type="float" office:value="1">
            <text:p>1</text:p>
          </table:table-cell>
          <table:table-cell table:style-name="ce182" office:value-type="float" office:value="1">
            <office:annotation draw:style-name="gr6" draw:text-style-name="P1" svg:width="1.1413in" svg:height="0.2634in" svg:x="2.6457in" svg:y="1.3429in" draw:caption-point-x="-0.2402in" draw:caption-point-y="0.5988in">
              <dc:date>2018-10-01T00:00:00</dc:date>
              <text:p text:style-name="P1"><text:span text:style-name="T1">Bị sốt</text:span></text:p>
            </office:annotation>
            <text:p>1</text:p>
          </table:table-cell>
          <table:table-cell table:style-name="ce182" office:value-type="float" office:value="0">
            <office:annotation draw:style-name="gr4" draw:text-style-name="P1" svg:width="1.1413in" svg:height="0.3902in" svg:x="3.1024in" svg:y="1.4012in" draw:caption-point-x="-0.2402in" draw:caption-point-y="0.5406in">
              <dc:date>2018-10-02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3.5591in" svg:y="1.3449in" draw:caption-point-x="-0.2402in" draw:caption-point-y="0.5969in">
              <dc:date>2018-10-03T00:00:00</dc:date>
              <text:p text:style-name="P1"><text:span text:style-name="T1">Mệt, ngỷ quên, 9h15 vào cty</text:span></text:p>
            </office:annotation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4.0157in" svg:y="1.3453in" draw:caption-point-x="-0.2402in" draw:caption-point-y="0.5965in">
              <dc:date>2018-10-04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73" office:value-type="string">
            <text:p>DaiPD</text:p>
          </table:table-cell>
          <table:table-cell table:style-name="ce178" table:formula="of:=SUM([.D10:.AH10])" office:value-type="float" office:value="0"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3.5591in" svg:y="1.5917in" draw:caption-point-x="-0.2402in" draw:caption-point-y="0.5976in">
              <dc:date>2018-10-03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4.0157in" svg:y="1.5929in" draw:caption-point-x="-0.2402in" draw:caption-point-y="0.5965in">
              <dc:date>2018-10-04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73" office:value-type="string">
            <text:p>DauDQ</text:p>
          </table:table-cell>
          <table:table-cell table:style-name="ce178" table:formula="of:=SUM([.D11:.AH11])" office:value-type="float" office:value="0">
            <text:p>0</text:p>
          </table:table-cell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178" table:formula="of:=SUM([.D12:.AH12])" office:value-type="float" office:value="0.5">
            <text:p>0.5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3.1024in" svg:y="2.1441in" draw:caption-point-x="-0.2402in" draw:caption-point-y="0.5406in">
              <dc:date>2018-10-02T00:00:00</dc:date>
              <text:p text:style-name="P1"><text:span text:style-name="T1">Kẹt xe, 8h44 đến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6.3311in" svg:y="2.0894in" draw:caption-point-x="-0.2402in" draw:caption-point-y="0.5953in">
              <dc:date>2018-10-09T00:00:00</dc:date>
              <text:p text:style-name="P1"><text:span text:style-name="T1">Bận việc đột xuất, off sáng</text:span></text:p>
            </office:annotation>
            <text:p>0.5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178" table:formula="of:=SUM([.D13:.AH13])" office:value-type="float" office:value="4">
            <text:p>4</text:p>
          </table:table-cell>
          <table:table-cell table:style-name="ce182" office:value-type="float" office:value="1">
            <office:annotation draw:style-name="gr4" draw:text-style-name="P1" svg:width="1.1413in" svg:height="0.3902in" svg:x="2.6457in" svg:y="2.3272in" draw:caption-point-x="-0.2402in" draw:caption-point-y="0.6051in">
              <dc:date>2018-07-24T00:00:00</dc:date>
              <text:p text:style-name="P1"><text:span text:style-name="T1">Nghỉ sau đám cưới</text:span></text:p>
            </office:annotation>
            <text:p>1</text:p>
          </table:table-cell>
          <table:table-cell table:style-name="ce182" office:value-type="float" office:value="1">
            <office:annotation draw:style-name="gr4" draw:text-style-name="P1" svg:width="1.1413in" svg:height="0.3902in" svg:x="3.1024in" svg:y="2.3272in" draw:caption-point-x="-0.2402in" draw:caption-point-y="0.6051in">
              <dc:date>2018-07-24T00:00:00</dc:date>
              <text:p text:style-name="P1"><text:span text:style-name="T1">Nghỉ sau đám cưới</text:span></text:p>
            </office:annotation>
            <text:p>1</text:p>
          </table:table-cell>
          <table:table-cell table:style-name="ce182" office:value-type="float" office:value="1">
            <office:annotation draw:style-name="gr4" draw:text-style-name="P1" svg:width="1.1413in" svg:height="0.3902in" svg:x="3.5591in" svg:y="2.3272in" draw:caption-point-x="-0.2402in" draw:caption-point-y="0.6051in">
              <dc:date>2018-07-24T00:00:00</dc:date>
              <text:p text:style-name="P1"><text:span text:style-name="T1">Nghỉ sau đám cưới</text:span></text:p>
            </office:annotation>
            <text:p>1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2" draw:text-style-name="P1" svg:width="1.1413in" svg:height="0.5457in" svg:x="6.3311in" svg:y="2.337in" draw:caption-point-x="-0.2402in" draw:caption-point-y="0.5953in">
              <dc:date>2018-10-09T00:00:00</dc:date>
              <text:p text:style-name="P1"><text:span text:style-name="T1">Bận việc cá nhân, 8h40 đến cty</text:span></text:p>
            </office:annotation>
            <text:p>0</text:p>
          </table:table-cell>
          <table:table-cell table:style-name="ce182" table:number-columns-repeated="5"/>
          <table:table-cell table:style-name="ce182" office:value-type="float" office:value="1">
            <office:annotation draw:style-name="gr4" draw:text-style-name="P1" svg:width="1.1413in" svg:height="0.3902in" svg:x="9.2661in" svg:y="2.3272in" draw:caption-point-x="-0.2402in" draw:caption-point-y="0.6051in">
              <dc:date>2018-07-24T00:00:00</dc:date>
              <text:p text:style-name="P1"><text:span text:style-name="T1">Nghỉ sau tiệc báo hỉ</text:span></text:p>
            </office:annotation>
            <text:p>1</text:p>
          </table:table-cell>
          <table:table-cell table:style-name="ce182" table:number-columns-repeated="16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178" table:formula="of:=SUM([.D14:.AH14])" office:value-type="float" office:value="0">
            <text:p>0</text:p>
          </table:table-cell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178" table:formula="of:=SUM([.D15:.AH15])" office:value-type="float" office:value="1">
            <text:p>1</text:p>
          </table:table-cell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1">
            <office:annotation draw:style-name="gr6" draw:text-style-name="P1" svg:width="1.1413in" svg:height="0.2634in" svg:x="5.8421in" svg:y="2.8319in" draw:caption-point-x="-0.2402in" draw:caption-point-y="0.5957in">
              <dc:date>2018-10-08T00:00:00</dc:date>
              <text:p text:style-name="P1"><text:span text:style-name="T1">Không khỏe</text:span></text:p>
            </office:annotation>
            <text:p>1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74" office:value-type="string">
            <text:p>HaTH</text:p>
          </table:table-cell>
          <table:table-cell table:style-name="ce178" table:formula="of:=SUM([.D16:.AH16])" office:value-type="float" office:value="0.5">
            <text:p>0.5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3.1024in" svg:y="3.1346in" draw:caption-point-x="-0.2402in" draw:caption-point-y="0.5406in">
              <dc:date>2018-10-02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3.5591in" svg:y="3.0776in" draw:caption-point-x="-0.2402in" draw:caption-point-y="0.5976in">
              <dc:date>2018-10-03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4.472in" svg:y="3.0791in" draw:caption-point-x="-0.2402in" draw:caption-point-y="0.5961in">
              <dc:date>2018-10-05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6" draw:text-style-name="P1" svg:width="1.1413in" svg:height="0.2634in" svg:x="6.3311in" svg:y="3.0799in" draw:caption-point-x="-0.2402in" draw:caption-point-y="0.5953in">
              <dc:date>2018-10-09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78" table:formula="of:=SUM([.D17:.AH17])" office:value-type="float" office:value="0"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3.5591in" svg:y="3.3256in" draw:caption-point-x="-0.2402in" draw:caption-point-y="0.5976in">
              <dc:date>2018-10-03T00:00:00</dc:date>
              <text:p text:style-name="P1"><text:span text:style-name="T1">Bận việc nhà, 8h40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8567in" svg:x="4.0157in" svg:y="3.3268in" draw:caption-point-x="-0.2402in" draw:caption-point-y="0.5965in">
              <dc:date>2018-10-04T00:00:00</dc:date>
              <text:p text:style-name="P1"><text:span text:style-name="T1">Đi dạy ở trường, xin đi trễ, 10h05 đến cty</text:span></text:p>
              <text:p text:style-name="P1"><text:span text:style-name="T1">→ </text:span><text:span text:style-name="T1">confirm việc làm bù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/>
          <table:table-cell table:style-name="ce182">
            <office:annotation draw:style-name="gr4" draw:text-style-name="P1" svg:width="1.1413in" svg:height="0.3902in" svg:x="7.3094in" svg:y="3.3268in" draw:caption-point-x="-0.2402in" draw:caption-point-y="0.5965in">
              <dc:date>2018-10-04T00:00:00</dc:date>
              <text:p text:style-name="P1"><text:span text:style-name="T1">Đi dạy ở trường, xin đi trễ</text:span></text:p>
            </office:annotation>
          </table:table-cell>
          <table:table-cell table:style-name="ce182" table:number-columns-repeated="20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78" table:formula="of:=SUM([.D18:.AH18])" office:value-type="float" office:value="0.5">
            <text:p>0.5</text:p>
          </table:table-cell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.5">
            <office:annotation draw:style-name="gr2" draw:text-style-name="P1" svg:width="1.1413in" svg:height="0.5457in" svg:x="5.8421in" svg:y="3.5756in" draw:caption-point-x="-0.2402in" draw:caption-point-y="0.5953in">
              <dc:date>2018-10-08T00:00:00</dc:date>
              <text:p text:style-name="P1"><text:span text:style-name="T1">Bận việc cá nhân, xin off chiều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78" table:formula="of:=SUM([.D19:.AH19])" office:value-type="float" office:value="0">
            <text:p>0</text:p>
          </table:table-cell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78" table:formula="of:=SUM([.D20:.AH20])" office:value-type="float" office:value="4">
            <text:p>4</text:p>
          </table:table-cell>
          <table:table-cell table:number-columns-repeated="2" table:style-name="ce182" office:value-type="float" office:value="1">
            <text:p>1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4.0157in" svg:y="4.0701in" draw:caption-point-x="-0.2402in" draw:caption-point-y="0.5961in">
              <dc:date>2018-10-04T00:00:00</dc:date>
              <text:p text:style-name="P1"><text:span text:style-name="T1">10h19 đến cty → tình off sáng</text:span></text:p>
            </office:annotation>
            <text:p>0.5</text:p>
          </table:table-cell>
          <table:table-cell table:style-name="ce182" office:value-type="float" office:value="0.5">
            <office:annotation draw:style-name="gr4" draw:text-style-name="P1" svg:width="1.1413in" svg:height="0.3902in" svg:x="4.472in" svg:y="4.0701in" draw:caption-point-x="-0.2402in" draw:caption-point-y="0.5961in">
              <dc:date>2018-10-05T00:00:00</dc:date>
              <text:p text:style-name="P1"><text:span text:style-name="T1">10h20 đến cty → Tính off sáng</text:span></text:p>
            </office:annotation>
            <text:p>0.5</text:p>
          </table:table-cell>
          <table:table-cell table:style-name="ce182" table:number-columns-repeated="2"/>
          <table:table-cell table:style-name="ce182" office:value-type="float" office:value="0.5">
            <office:annotation draw:style-name="gr4" draw:text-style-name="P1" svg:width="1.1413in" svg:height="0.3902in" svg:x="5.8421in" svg:y="4.0705in" draw:caption-point-x="-0.2402in" draw:caption-point-y="0.5957in">
              <dc:date>2018-10-08T00:00:00</dc:date>
              <text:p text:style-name="P1"><text:span text:style-name="T1">10h18 đến cty → tính off sáng</text:span></text:p>
            </office:annotation>
            <text:p>0.5</text:p>
          </table:table-cell>
          <table:table-cell table:style-name="ce182" office:value-type="float" office:value="0.5">
            <office:annotation draw:style-name="gr6" draw:text-style-name="P1" svg:width="1.1413in" svg:height="0.2634in" svg:x="6.3311in" svg:y="4.0709in" draw:caption-point-x="-0.2402in" draw:caption-point-y="0.5953in">
              <dc:date>2018-10-09T00:00:00</dc:date>
              <text:p text:style-name="P1"><text:span text:style-name="T1">Off chiều</text:span></text:p>
            </office:annotation>
            <text:p>0.5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78" table:formula="of:=SUM([.D21:.AH21])" office:value-type="float" office:value="1">
            <text:p>1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1">
            <office:annotation draw:style-name="gr6" draw:text-style-name="P1" svg:width="1.1413in" svg:height="0.2634in" svg:x="4.0157in" svg:y="4.3173in" draw:caption-point-x="-0.2402in" draw:caption-point-y="0.5965in">
              <dc:date>2018-10-04T00:00:00</dc:date>
              <text:p text:style-name="P1"><text:span text:style-name="T1">Bị sốt</text:span></text:p>
            </office:annotation>
            <text:p>1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78" table:formula="of:=SUM([.D22:.AH22])" office:value-type="float" office:value="0">
            <text:p>0</text:p>
          </table:table-cell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78" table:formula="of:=SUM([.D23:.AH23])" office:value-type="float" office:value="0"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3.1024in" svg:y="4.8685in" draw:caption-point-x="-0.2402in" draw:caption-point-y="0.5406in">
              <dc:date>2018-10-02T00:00:00</dc:date>
              <text:p text:style-name="P1"><text:span text:style-name="T1">Kẹt xe, 8h46 đến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78" table:formula="of:=SUM([.D24:.AH24])" office:value-type="float" office:value="0"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3.1024in" svg:y="5.0587in" draw:caption-point-x="-0.2402in" draw:caption-point-y="0.598in">
              <dc:date>2018-10-02T00:00:00</dc:date>
              <text:p text:style-name="P1"><text:span text:style-name="T1">Dọn nhà, 8h55 đến cty</text:span></text:p>
            </office:annotation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3.5591in" svg:y="5.0591in" draw:caption-point-x="-0.2402in" draw:caption-point-y="0.5976in">
              <dc:date>2018-10-03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4.472in" svg:y="5.0606in" draw:caption-point-x="-0.2402in" draw:caption-point-y="0.5961in">
              <dc:date>2018-10-05T00:00:00</dc:date>
              <text:p text:style-name="P1"><text:span text:style-name="T1">Mệt, xin đi trễ, 9h06 đến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4" draw:text-style-name="P1" svg:width="1.1413in" svg:height="0.3902in" svg:x="5.8421in" svg:y="5.061in" draw:caption-point-x="-0.2402in" draw:caption-point-y="0.5957in">
              <dc:date>2018-10-08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182" office:value-type="float" office:value="0">
            <office:annotation draw:style-name="gr2" draw:text-style-name="P1" svg:width="1.1413in" svg:height="0.5457in" svg:x="6.3311in" svg:y="5.0614in" draw:caption-point-x="-0.2402in" draw:caption-point-y="0.5953in">
              <dc:date>2018-10-09T00:00:00</dc:date>
              <text:p text:style-name="P1"><text:span text:style-name="T1">Chở người nhà ra bến xe, xin đi trễ, 9h03 đến cty</text:span></text:p>
            </office:annotation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78" table:formula="of:=SUM([.D25:.AH25])" office:value-type="float" office:value="0">
            <text:p>0</text:p>
          </table:table-cell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hanhNN</text:p>
          </table:table-cell>
          <table:table-cell table:style-name="ce178" table:formula="of:=SUM([.D26:.AH26])" office:value-type="float" office:value="0">
            <text:p>0</text:p>
          </table:table-cell>
          <table:table-cell table:style-name="ce182" table:number-columns-repeated="7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6.3311in" svg:y="5.5571in" draw:caption-point-x="-0.2402in" draw:caption-point-y="0.5953in">
              <dc:date>2018-10-09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178" table:formula="of:=SUM([.D27:.AH27])" office:value-type="float" office:value="0.5">
            <text:p>0.5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3.1024in" svg:y="5.802in" draw:caption-point-x="-0.2402in" draw:caption-point-y="0.598in">
              <dc:date>2018-10-02T00:00:00</dc:date>
              <text:p text:style-name="P1"><text:span text:style-name="T1">Ngủ quên, xin đi trễ, 9h10 đến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.5">
            <office:annotation draw:style-name="gr2" draw:text-style-name="P1" svg:width="1.1413in" svg:height="0.5457in" svg:x="5.8421in" svg:y="5.8043in" draw:caption-point-x="-0.2402in" draw:caption-point-y="0.5957in">
              <dc:date>2018-10-08T00:00:00</dc:date>
              <text:p text:style-name="P1"><text:span text:style-name="T1">Bận việc, off sáng,sẽ làm bù sau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178" table:formula="of:=SUM([.D28:.AH28])" office:value-type="float" office:value="0">
            <text:p>0</text:p>
          </table:table-cell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LocNB</text:p>
          </table:table-cell>
          <table:table-cell table:style-name="ce178" table:formula="of:=SUM([.D29:.AH29])" office:value-type="float" office:value="0">
            <text:p>0</text:p>
          </table:table-cell>
          <table:table-cell table:number-columns-repeated="5" table:style-name="ce182" office:value-type="float" office:value="0">
            <text:p>0</text:p>
          </table:table-cell>
          <table:table-cell table:style-name="ce182" table:number-columns-repeated="26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178" table:formula="of:=SUM([.D30:.AH30])" office:value-type="float" office:value="0">
            <text:p>0</text:p>
          </table:table-cell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178" table:formula="of:=SUM([.D31:.AH31])" office:value-type="float" office:value="5">
            <text:p>5</text:p>
          </table:table-cell>
          <table:table-cell table:style-name="ce182" office:value-type="float" office:value="1">
            <office:annotation draw:style-name="gr4" draw:text-style-name="P1" svg:width="1.1413in" svg:height="0.3902in" svg:x="2.6457in" svg:y="6.7917in" draw:caption-point-x="-0.2402in" draw:caption-point-y="0.5988in">
              <dc:date>2018-10-01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82" office:value-type="float" office:value="1">
            <office:annotation draw:style-name="gr4" draw:text-style-name="P1" svg:width="1.1413in" svg:height="0.3902in" svg:x="3.1024in" svg:y="6.7917in" draw:caption-point-x="-0.2402in" draw:caption-point-y="0.5988in">
              <dc:date>2018-10-01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82" office:value-type="float" office:value="1">
            <office:annotation draw:style-name="gr4" draw:text-style-name="P1" svg:width="1.1413in" svg:height="0.3902in" svg:x="3.5591in" svg:y="6.7917in" draw:caption-point-x="-0.2402in" draw:caption-point-y="0.5988in">
              <dc:date>2018-10-01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82" office:value-type="float" office:value="1">
            <office:annotation draw:style-name="gr4" draw:text-style-name="P1" svg:width="1.1413in" svg:height="0.3902in" svg:x="4.0157in" svg:y="6.7917in" draw:caption-point-x="-0.2402in" draw:caption-point-y="0.5988in">
              <dc:date>2018-10-01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1">
            <office:annotation draw:style-name="gr4" draw:text-style-name="P1" svg:width="1.1413in" svg:height="0.3902in" svg:x="6.3311in" svg:y="6.7953in" draw:caption-point-x="-0.2402in" draw:caption-point-y="0.5953in">
              <dc:date>2018-10-09T00:00:00</dc:date>
              <text:p text:style-name="P1"><text:span text:style-name="T1">Đi chụp hình cưới</text:span></text:p>
            </office:annotation>
            <text:p>1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78" table:formula="of:=SUM([.D32:.AH32])" office:value-type="float" office:value="0">
            <text:p>0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4.472in" svg:y="7.0421in" draw:caption-point-x="-0.2402in" draw:caption-point-y="0.5961in">
              <dc:date>2018-10-05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78" table:formula="of:=SUM([.D33:.AH33])" office:value-type="float" office:value="1">
            <text:p>1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1">
            <office:annotation draw:style-name="gr6" draw:text-style-name="P1" svg:width="1.1413in" svg:height="0.2634in" svg:x="4.472in" svg:y="7.2898in" draw:caption-point-x="-0.2402in" draw:caption-point-y="0.5961in">
              <dc:date>2018-10-05T00:00:00</dc:date>
              <text:p text:style-name="P1"><text:span text:style-name="T1">Bị bệnh</text:span></text:p>
            </office:annotation>
            <text:p>1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78" table:formula="of:=SUM([.D34:.AH34])" office:value-type="float" office:value="0.5">
            <text:p>0.5</text:p>
          </table:table-cell>
          <table:table-cell table:style-name="ce182" office:value-type="float" office:value="0.5">
            <office:annotation draw:style-name="gr4" draw:text-style-name="P1" svg:width="1.1413in" svg:height="0.3902in" svg:x="2.6457in" svg:y="7.5358in" draw:caption-point-x="-0.2402in" draw:caption-point-y="0.598in">
              <dc:date>2018-10-01T00:00:00</dc:date>
              <text:p text:style-name="P1"><text:span text:style-name="T1">Bị bệnh, off chiều</text:span></text:p>
            </office:annotation>
            <text:p>0.5</text:p>
          </table:table-cell>
          <table:table-cell table:style-name="ce182" office:value-type="float" office:value="0">
            <office:annotation draw:style-name="gr4" draw:text-style-name="P1" svg:width="1.1413in" svg:height="0.3902in" svg:x="3.1024in" svg:y="7.5358in" draw:caption-point-x="-0.2402in" draw:caption-point-y="0.598in">
              <dc:date>2018-10-02T00:00:00</dc:date>
              <text:p text:style-name="P1"><text:span text:style-name="T1">Kẹt xe, 9h05 đến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78" table:formula="of:=SUM([.D35:.AH35])" office:value-type="float" office:value="0">
            <text:p>0</text:p>
          </table:table-cell>
          <table:table-cell table:style-name="ce182" office:value-type="float" office:value="0">
            <office:annotation draw:style-name="gr2" draw:text-style-name="P1" svg:width="1.1413in" svg:height="0.5457in" svg:x="2.6457in" svg:y="7.7827in" draw:caption-point-x="-0.2402in" draw:caption-point-y="0.5988in">
              <dc:date>2018-10-01T00:00:00</dc:date>
              <text:p text:style-name="P1"><text:span text:style-name="T1">Ghé ngân hàng, xin đi trễ, 9h17 đến cty</text:span></text:p>
            </office:annotation>
            <text:p>0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78" table:formula="of:=SUM([.D36:.AH36])" office:value-type="float" office:value="0.5">
            <text:p>0.5</text:p>
          </table:table-cell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.5">
            <office:annotation draw:style-name="gr4" draw:text-style-name="P1" svg:width="1.1413in" svg:height="0.3902in" svg:x="5.8421in" svg:y="8.0335in" draw:caption-point-x="-0.2402in" draw:caption-point-y="0.5957in">
              <dc:date>2018-10-08T00:00:00</dc:date>
              <text:p text:style-name="P1"><text:span text:style-name="T1">Mệt, off sáng</text:span></text:p>
              <text:p text:style-name="P1"><text:span text:style-name="T1">1h26 đến cty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anPV</text:p>
          </table:table-cell>
          <table:table-cell table:style-name="ce178" table:formula="of:=SUM([.D37:.AH37])" office:value-type="float" office:value="0">
            <text:p>0</text:p>
          </table:table-cell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NhatNH</text:p>
          </table:table-cell>
          <table:table-cell table:style-name="ce178" table:formula="of:=SUM([.D38:.AH38])" office:value-type="float" office:value="0"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2" draw:text-style-name="P1" svg:width="1.1413in" svg:height="0.5457in" svg:x="3.1024in" svg:y="8.5264in" draw:caption-point-x="-0.2402in" draw:caption-point-y="0.598in">
              <dc:date>2018-10-02T00:00:00</dc:date>
              <text:p text:style-name="P1"><text:span text:style-name="T1">Bận việc cá nhân, xin đi trễ, 9h05 đến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4.0157in" svg:y="8.528in" draw:caption-point-x="-0.2402in" draw:caption-point-y="0.5965in">
              <dc:date>2018-10-04T00:00:00</dc:date>
              <text:p text:style-name="P1"><text:span text:style-name="T1">Ngủ quên,8h54 đến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2" draw:text-style-name="P1" svg:width="1.1413in" svg:height="0.5457in" svg:x="5.8421in" svg:y="8.5287in" draw:caption-point-x="-0.2402in" draw:caption-point-y="0.5957in">
              <dc:date>2018-10-08T00:00:00</dc:date>
              <text:p text:style-name="P1"><text:span text:style-name="T1">Bận việc cá nhân, xin đi trễ, 9h45 đến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NhungLM</text:p>
          </table:table-cell>
          <table:table-cell table:style-name="ce178" table:formula="of:=SUM([.D39:.AH39])" office:value-type="float" office:value="0.5">
            <text:p>0.5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3" draw:text-style-name="P1" svg:width="1.1413in" svg:height="0.7012in" svg:x="3.1024in" svg:y="8.774in" draw:caption-point-x="-0.2402in" draw:caption-point-y="0.598in">
              <dc:date>2018-10-02T00:00:00</dc:date>
              <text:p text:style-name="P1"><text:span text:style-name="T1">Làm giấy tờ, xin đi trễ, 8h46 đến cty</text:span></text:p>
              <text:p text:style-name="P1"><text:span text:style-name="T1"/></text:p>
            </office:annotation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3.5591in" svg:y="8.7748in" draw:caption-point-x="-0.2402in" draw:caption-point-y="0.5972in">
              <dc:date>2018-10-03T00:00:00</dc:date>
              <text:p text:style-name="P1"><text:span text:style-name="T1">Đưa con đi khám, off sáng</text:span></text:p>
            </office:annotation>
            <text:p>0.5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178" table:formula="of:=SUM([.D40:.AH40])" office:value-type="float" office:value="0"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3.1024in" svg:y="9.0217in" draw:caption-point-x="-0.2402in" draw:caption-point-y="0.598in">
              <dc:date>2018-10-02T00:00:00</dc:date>
              <text:p text:style-name="P1"><text:span text:style-name="T1">Kẹt xe, xin đi trễ, 9h03 đến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4.0157in" svg:y="9.0232in" draw:caption-point-x="-0.2402in" draw:caption-point-y="0.5965in">
              <dc:date>2018-10-04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178" table:formula="of:=SUM([.D41:.AH41])" office:value-type="float" office:value="0">
            <text:p>0</text:p>
          </table:table-cell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73" office:value-type="string">
            <text:p>PhatHDT</text:p>
          </table:table-cell>
          <table:table-cell table:style-name="ce178" table:formula="of:=SUM([.D42:.AH42])" office:value-type="float" office:value="0"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3.5591in" svg:y="9.5173in" draw:caption-point-x="-0.2402in" draw:caption-point-y="0.5976in">
              <dc:date>2018-10-03T00:00:00</dc:date>
              <text:p text:style-name="P1"><text:span text:style-name="T1">Ngủ quên, 8h33 vào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177" office:value-type="string">
            <text:p>PhongPT</text:p>
          </table:table-cell>
          <table:table-cell table:style-name="ce178" table:formula="of:=SUM([.D43:.AH43])" office:value-type="float" office:value="0">
            <text:p>0</text:p>
          </table:table-cell>
          <table:table-cell table:style-name="ce18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78" table:formula="of:=SUM([.D44:.AH44])" office:value-type="float" office:value="1">
            <text:p>1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3.5591in" svg:y="10.013in" draw:caption-point-x="-0.2402in" draw:caption-point-y="0.5976in">
              <dc:date>2018-10-03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4.0157in" svg:y="10.0142in" draw:caption-point-x="-0.2402in" draw:caption-point-y="0.5965in">
              <dc:date>2018-10-04T00:00:00</dc:date>
              <text:p text:style-name="P1"><text:span text:style-name="T1">Xin đi trễ, 9h15 đến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1">
            <office:annotation draw:style-name="gr4" draw:text-style-name="P1" svg:width="1.1413in" svg:height="0.3902in" svg:x="6.3311in" svg:y="10.0154in" draw:caption-point-x="-0.2402in" draw:caption-point-y="0.5953in">
              <dc:date>2018-10-09T00:00:00</dc:date>
              <text:p text:style-name="P1"><text:span text:style-name="T1">Đi chụp hình cưới</text:span></text:p>
            </office:annotation>
            <text:p>1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78" table:formula="of:=SUM([.D45:.AH45])" office:value-type="float" office:value="0">
            <text:p>0</text:p>
          </table:table-cell>
          <table:table-cell table:style-name="ce178" table:formula="of:=SUM([.E45:.AI45])" office:value-type="float" office:value="0">
            <text:p>0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78" table:formula="of:=SUM([.D46:.AH46])" office:value-type="float" office:value="1">
            <text:p>1</text:p>
          </table:table-cell>
          <table:table-cell table:style-name="ce182"/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1">
            <office:annotation draw:style-name="gr4" draw:text-style-name="P1" svg:width="1.1413in" svg:height="0.3902in" svg:x="6.3311in" svg:y="10.5106in" draw:caption-point-x="-0.2402in" draw:caption-point-y="0.5953in">
              <dc:date>2018-10-09T00:00:00</dc:date>
              <text:p text:style-name="P1"><text:span text:style-name="T1">Bà ốm</text:span></text:p>
            </office:annotation>
            <text:p>1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178" table:formula="of:=SUM([.D47:.AH47])" office:value-type="float" office:value="2.5">
            <text:p>2.5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3.1024in" svg:y="10.7555in" draw:caption-point-x="-0.2402in" draw:caption-point-y="0.598in">
              <dc:date>2018-10-02T00:00:00</dc:date>
              <text:p text:style-name="P1"><text:span text:style-name="T1">Kẹt xe, 8h46 đến cty</text:span></text:p>
            </office:annotation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3.5591in" svg:y="10.7563in" draw:caption-point-x="-0.2402in" draw:caption-point-y="0.5972in">
              <dc:date>2018-10-03T00:00:00</dc:date>
              <text:p text:style-name="P1"><text:span text:style-name="T1">Làm giấy tờ, off sáng</text:span></text:p>
            </office:annotation>
            <text:p>0.5</text:p>
          </table:table-cell>
          <table:table-cell table:style-name="ce182" office:value-type="float" office:value="0">
            <office:annotation draw:style-name="gr4" draw:text-style-name="P1" svg:width="1.1413in" svg:height="0.3902in" svg:x="4.0157in" svg:y="10.7571in" draw:caption-point-x="-0.2402in" draw:caption-point-y="0.5965in">
              <dc:date>2018-10-04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4.472in" svg:y="10.7575in" draw:caption-point-x="-0.2402in" draw:caption-point-y="0.5961in">
              <dc:date>2018-10-05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4" draw:text-style-name="P1" svg:width="1.1413in" svg:height="0.3902in" svg:x="5.8421in" svg:y="10.7579in" draw:caption-point-x="-0.2402in" draw:caption-point-y="0.5957in">
              <dc:date>2018-10-08T00:00:00</dc:date>
              <text:p text:style-name="P1"><text:span text:style-name="T1">Kẹt xe, 8h3\6 đến cty</text:span></text:p>
            </office:annotation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6.3311in" svg:y="10.7583in" draw:caption-point-x="-0.2402in" draw:caption-point-y="0.5953in">
              <dc:date>2018-10-09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82" table:number-columns-repeated="12"/>
          <table:table-cell table:style-name="ce182" office:value-type="float" office:value="1">
            <office:annotation draw:style-name="gr6" draw:text-style-name="P1" svg:width="1.1413in" svg:height="0.2634in" svg:x="12.4622in" svg:y="10.7539in" draw:caption-point-x="-0.2402in" draw:caption-point-y="0.5996in">
              <dc:date>2018-09-25T00:00:00</dc:date>
              <text:p text:style-name="P1"><text:span text:style-name="T1">Đi du lịch</text:span></text:p>
            </office:annotation>
            <text:p>1</text:p>
          </table:table-cell>
          <table:table-cell table:style-name="ce182" office:value-type="float" office:value="1">
            <office:annotation draw:style-name="gr6" draw:text-style-name="P1" svg:width="1.1413in" svg:height="0.2634in" svg:x="12.9189in" svg:y="10.7539in" draw:caption-point-x="-0.2402in" draw:caption-point-y="0.5996in">
              <dc:date>2018-09-25T00:00:00</dc:date>
              <text:p text:style-name="P1"><text:span text:style-name="T1">Đi du lịch</text:span></text:p>
            </office:annotation>
            <text:p>1</text:p>
          </table:table-cell>
          <table:table-cell table:style-name="ce182" table:number-columns-repeated="8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178" table:formula="of:=SUM([.D48:.AH48])" office:value-type="float" office:value="0">
            <text:p>0</text:p>
          </table:table-cell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178" table:formula="of:=SUM([.D49:.AH49])" office:value-type="float" office:value="0.5">
            <text:p>0.5</text:p>
          </table:table-cell>
          <table:table-cell table:style-name="ce182" office:value-type="float" office:value="0.5">
            <office:annotation draw:style-name="gr6" draw:text-style-name="P1" svg:width="1.1413in" svg:height="0.2634in" svg:x="2.6457in" svg:y="11.25in" draw:caption-point-x="-0.2402in" draw:caption-point-y="0.5988in">
              <dc:date>2018-10-01T00:00:00</dc:date>
              <text:p text:style-name="P1"><text:span text:style-name="T1">Đi khám bệnh</text:span></text:p>
            </office:annotation>
            <text:p>0.5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6.3311in" svg:y="11.2535in" draw:caption-point-x="-0.2402in" draw:caption-point-y="0.5953in">
              <dc:date>2018-10-0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78" table:formula="of:=SUM([.D50:.AH50])" office:value-type="float" office:value="1">
            <text:p>1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3.1024in" svg:y="11.4984in" draw:caption-point-x="-0.2402in" draw:caption-point-y="0.598in">
              <dc:date>2018-10-02T00:00:00</dc:date>
              <text:p text:style-name="P1"><text:span text:style-name="T1">Kẹt xe, 8h48 đến cty</text:span></text:p>
            </office:annotation>
            <text:p>0</text:p>
          </table:table-cell>
          <table:table-cell table:style-name="ce182" office:value-type="float" office:value="1">
            <office:annotation draw:style-name="gr4" draw:text-style-name="P1" svg:width="1.1413in" svg:height="0.3902in" svg:x="3.5591in" svg:y="11.4992in" draw:caption-point-x="-0.2402in" draw:caption-point-y="0.5972in">
              <dc:date>2018-10-03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82" office:value-type="float" office:value="0">
            <office:annotation draw:style-name="gr8" draw:text-style-name="P1" svg:width="1.1413in" svg:height="1.0122in" svg:x="4.0157in" svg:y="11.5in" draw:caption-point-x="-0.2402in" draw:caption-point-y="0.5965in">
              <dc:date>2018-10-04T00:00:00</dc:date>
              <text:p text:style-name="P1"><text:span text:style-name="T1">Đổi xe, 8h34 đến cty</text:span></text:p>
              <text:p text:style-name="P1"><text:span text:style-name="T1">Chăm sóc mẹ đang bệnh, làm remote buổi chiều</text:span></text:p>
            </office:annotation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4.472in" svg:y="11.5in" draw:caption-point-x="-0.2402in" draw:caption-point-y="0.5965in">
              <dc:date>2018-10-04T00:00:00</dc:date>
              <text:p text:style-name="P1"><text:span text:style-name="T1">Chăm sóc mẹ, làm remote</text:span></text:p>
            </office:annotation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178" table:formula="of:=SUM([.D51:.AH51])" office:value-type="float" office:value="1">
            <text:p>1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3.1024in" svg:y="11.7461in" draw:caption-point-x="-0.2402in" draw:caption-point-y="0.598in">
              <dc:date>2018-10-02T00:00:00</dc:date>
              <text:p text:style-name="P1"><text:span text:style-name="T1">Kẹt xe, xin đi trễ, 9h03 đến cty</text:span></text:p>
            </office:annotation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3.5591in" svg:y="11.7465in" draw:caption-point-x="-0.2402in" draw:caption-point-y="0.5976in">
              <dc:date>2018-10-03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182" office:value-type="float" office:value="1">
            <office:annotation draw:style-name="gr6" draw:text-style-name="P1" svg:width="1.1413in" svg:height="0.2634in" svg:x="4.0157in" svg:y="11.7476in" draw:caption-point-x="-0.2402in" draw:caption-point-y="0.5965in">
              <dc:date>2018-10-03T00:00:00</dc:date>
              <text:p text:style-name="P1"><text:span text:style-name="T1">Đi đám cưới</text:span></text:p>
            </office:annotation>
            <text:p>1</text:p>
          </table:table-cell>
          <table:table-cell table:style-name="ce182" office:value-type="float" office:value="0">
            <office:annotation draw:style-name="gr4" draw:text-style-name="P1" svg:width="1.1413in" svg:height="0.3902in" svg:x="4.472in" svg:y="11.748in" draw:caption-point-x="-0.2402in" draw:caption-point-y="0.5961in">
              <dc:date>2018-10-05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6.3311in" svg:y="11.7488in" draw:caption-point-x="-0.2402in" draw:caption-point-y="0.5953in">
              <dc:date>2018-10-09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oanBV</text:p>
          </table:table-cell>
          <table:table-cell table:style-name="ce178" table:formula="of:=SUM([.D52:.AH52])" office:value-type="float" office:value="0">
            <text:p>0</text:p>
          </table:table-cell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haiNHQ</text:p>
          </table:table-cell>
          <table:table-cell table:style-name="ce178" table:formula="of:=SUM([.D53:.AH53])" office:value-type="float" office:value="0">
            <text:p>0</text:p>
          </table:table-cell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ThamDT</text:p>
          </table:table-cell>
          <table:table-cell table:style-name="ce178" table:formula="of:=SUM([.D54:.AH54])" office:value-type="float" office:value="0">
            <text:p>0</text:p>
          </table:table-cell>
          <table:table-cell table:style-name="ce182" office:value-type="float" office:value="0">
            <office:annotation draw:style-name="gr2" draw:text-style-name="P1" svg:width="1.1413in" svg:height="0.5457in" svg:x="2.6457in" svg:y="12.4886in" draw:caption-point-x="-0.2402in" draw:caption-point-y="0.5988in">
              <dc:date>2018-10-01T00:00:00</dc:date>
              <text:p text:style-name="P1"><text:span text:style-name="T1">Ghé ngân hàng, xin đi trễ, 8h57 đến cty</text:span></text:p>
            </office:annotation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3.1024in" svg:y="12.4894in" draw:caption-point-x="-0.2402in" draw:caption-point-y="0.598in">
              <dc:date>2018-10-02T00:00:00</dc:date>
              <text:p text:style-name="P1"><text:span text:style-name="T1">Kẹt xe, 8h48 đến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4.0157in" svg:y="12.4909in" draw:caption-point-x="-0.2402in" draw:caption-point-y="0.5965in">
              <dc:date>2018-10-04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2" draw:text-style-name="P1" svg:width="1.1413in" svg:height="0.5457in" svg:x="6.3311in" svg:y="12.4921in" draw:caption-point-x="-0.2402in" draw:caption-point-y="0.5953in">
              <dc:date>2018-10-09T00:00:00</dc:date>
              <text:p text:style-name="P1"><text:span text:style-name="T1">Đưa con đi khám bệnh, xin đi trễ, 9h57 đến cty</text:span></text:p>
            </office:annotation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44" office:value-type="string">
            <text:p>ThanhCH</text:p>
          </table:table-cell>
          <table:table-cell table:style-name="ce178" table:formula="of:=SUM([.D55:.AH55])" office:value-type="float" office:value="0">
            <text:p>0</text:p>
          </table:table-cell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53">
            <text:p>53</text:p>
          </table:table-cell>
          <table:table-cell table:style-name="ce44" office:value-type="string">
            <text:p>ThinhCT</text:p>
          </table:table-cell>
          <table:table-cell table:style-name="ce178" table:formula="of:=SUM([.D56:.AH56])" office:value-type="float" office:value="1">
            <text:p>1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1">
            <office:annotation draw:style-name="gr6" draw:text-style-name="P1" svg:width="1.1413in" svg:height="0.2634in" svg:x="3.1024in" svg:y="12.9846in" draw:caption-point-x="-0.2402in" draw:caption-point-y="0.598in">
              <dc:date>2018-10-02T00:00:00</dc:date>
              <text:p text:style-name="P1"><text:span text:style-name="T1">Bị ốm</text:span></text:p>
            </office:annotation>
            <text:p>1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4.0157in" svg:y="12.9862in" draw:caption-point-x="-0.2402in" draw:caption-point-y="0.5965in">
              <dc:date>2018-10-04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54">
            <text:p>54</text:p>
          </table:table-cell>
          <table:table-cell table:style-name="ce44" office:value-type="string">
            <text:p>ThinhT</text:p>
          </table:table-cell>
          <table:table-cell table:style-name="ce178" table:formula="of:=SUM([.D57:.AH57])" office:value-type="float" office:value="0">
            <text:p>0</text:p>
          </table:table-cell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55">
            <text:p>55</text:p>
          </table:table-cell>
          <table:table-cell table:style-name="ce44" office:value-type="string">
            <text:p>ThuyLTT</text:p>
          </table:table-cell>
          <table:table-cell table:style-name="ce178" table:formula="of:=SUM([.D58:.AH58])" office:value-type="float" office:value="1.5">
            <text:p>1.5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3.1024in" svg:y="13.4799in" draw:caption-point-x="-0.2402in" draw:caption-point-y="0.598in">
              <dc:date>2018-10-02T00:00:00</dc:date>
              <text:p text:style-name="P1"><text:span text:style-name="T1">Đau bụng + nôn, off sáng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1">
            <office:annotation draw:style-name="gr2" draw:text-style-name="P1" svg:width="1.1413in" svg:height="0.5457in" svg:x="4.0157in" svg:y="13.4744in" draw:caption-point-x="-0.2402in" draw:caption-point-y="0.6035in">
              <dc:date>2018-09-27T00:00:00</dc:date>
              <text:p text:style-name="P1"><text:span text:style-name="T1">Off hàng tuần theo plan</text:span></text:p>
            </office:annotation>
            <text:p>1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56">
            <text:p>56</text:p>
          </table:table-cell>
          <table:table-cell table:style-name="ce44" office:value-type="string">
            <text:p>ThuyNTX</text:p>
          </table:table-cell>
          <table:table-cell table:style-name="ce178" table:formula="of:=SUM([.D59:.AH59])" office:value-type="float" office:value="0">
            <text:p>0</text:p>
          </table:table-cell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57">
            <text:p>57</text:p>
          </table:table-cell>
          <table:table-cell table:style-name="ce44" office:value-type="string">
            <text:p>ThuyenTTN</text:p>
          </table:table-cell>
          <table:table-cell table:style-name="ce178" table:formula="of:=SUM([.D60:.AH60])" office:value-type="float" office:value="0.5">
            <text:p>0.5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3.5591in" svg:y="13.976in" draw:caption-point-x="-0.2402in" draw:caption-point-y="0.5972in">
              <dc:date>2018-10-03T00:00:00</dc:date>
              <text:p text:style-name="P1"><text:span text:style-name="T1">Đau đầu, off sáng</text:span></text:p>
            </office:annotation>
            <text:p>0.5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2"/>
        </table:table-row>
        <table:table-row table:style-name="ro6">
          <table:table-cell table:style-name="ce71" office:value-type="float" office:value="58">
            <text:p>58</text:p>
          </table:table-cell>
          <table:table-cell table:style-name="ce44" office:value-type="string">
            <text:p>VinhP</text:p>
          </table:table-cell>
          <table:table-cell table:style-name="ce178" table:formula="of:=SUM([.D61:.AH61])" office:value-type="float" office:value="0">
            <text:p>0</text:p>
          </table:table-cell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table:number-columns-repeated="22"/>
          <table:table-cell table:style-name="ce43" table:number-columns-repeated="951"/>
          <table:table-cell/>
        </table:table-row>
        <table:table-row table:style-name="ro6">
          <table:table-cell table:style-name="ce71" office:value-type="float" office:value="59">
            <text:p>59</text:p>
          </table:table-cell>
          <table:table-cell table:style-name="ce44" office:value-type="string">
            <text:p>ViTHT</text:p>
          </table:table-cell>
          <table:table-cell table:style-name="ce178" table:formula="of:=SUM([.D62:.AH62])" office:value-type="float" office:value="0.5">
            <text:p>0.5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4.0157in" svg:y="14.4724in" draw:caption-point-x="-0.2402in" draw:caption-point-y="0.5965in">
              <dc:date>2018-10-04T00:00:00</dc:date>
              <text:p text:style-name="P1"><text:span text:style-name="T1">Bận việc đột xuất, off sáng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6.3311in" svg:y="14.4736in" draw:caption-point-x="-0.2402in" draw:caption-point-y="0.5953in">
              <dc:date>2018-10-09T00:00:00</dc:date>
              <text:p text:style-name="P1"><text:span text:style-name="T1">Ngủ quên, 8h53 đến cty</text:span></text:p>
            </office:annotation>
            <text:p>0</text:p>
          </table:table-cell>
          <table:table-cell table:style-name="ce182" table:number-columns-repeated="22"/>
          <table:table-cell table:style-name="ce43" table:number-columns-repeated="951"/>
          <table:table-cell/>
        </table:table-row>
        <table:table-row table:style-name="ro2" table:number-rows-repeated="65342">
          <table:table-cell table:style-name="ce43" table:number-columns-repeated="3"/>
          <table:table-cell table:style-name="ce183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83"/>
          <table:table-cell table:number-columns-repeated="27"/>
          <table:table-cell table:style-name="ce183" table:number-columns-repeated="3"/>
          <table:table-cell table:style-name="ce43" table:number-columns-repeated="952"/>
        </table:table-row>
        <table:table-row table:style-name="ro2" table:number-rows-repeated="983122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95"/>
        <table:table-column table:style-name="co26" table:number-columns-repeated="7" table:default-cell-style-name="ce195"/>
        <table:table-column table:style-name="co25" table:number-columns-repeated="16" table:default-cell-style-name="ce195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90" table:number-columns-repeated="8"/>
          <table:table-cell table:style-name="ce196" office:value-type="string" table:number-columns-spanned="2" table:number-rows-spanned="1">
            <text:p>Month</text:p>
          </table:table-cell>
          <table:covered-table-cell table:style-name="ce197"/>
          <table:table-cell table:style-name="ce198" table:content-validation-name="val1" office:value-type="float" office:value="11" table:number-columns-spanned="2" table:number-rows-spanned="1">
            <text:p>11</text:p>
          </table:table-cell>
          <table:covered-table-cell table:style-name="ce197"/>
          <table:table-cell table:style-name="ce196" office:value-type="string" table:number-columns-spanned="2" table:number-rows-spanned="1">
            <text:p>Year</text:p>
          </table:table-cell>
          <table:covered-table-cell table:style-name="ce197"/>
          <table:table-cell table:style-name="ce196" office:value-type="float" office:value="2018" table:number-columns-spanned="2" table:number-rows-spanned="1">
            <text:p>2018</text:p>
          </table:table-cell>
          <table:covered-table-cell table:style-name="ce199"/>
          <table:table-cell table:style-name="ce190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91" table:formula="of:=DATE([.$R$1];[.N1];1)" office:value-type="date" office:date-value="2018-11-01">
            <text:p>01</text:p>
          </table:table-cell>
          <table:table-cell table:style-name="ce191" table:formula="of:=[.D2]+1" office:value-type="date" office:date-value="2018-11-02">
            <text:p>02</text:p>
          </table:table-cell>
          <table:table-cell table:style-name="ce191" table:formula="of:=[.E2]+1" office:value-type="date" office:date-value="2018-11-03">
            <text:p>03</text:p>
          </table:table-cell>
          <table:table-cell table:style-name="ce191" table:formula="of:=[.F2]+1" office:value-type="date" office:date-value="2018-11-04">
            <text:p>04</text:p>
          </table:table-cell>
          <table:table-cell table:style-name="ce191" table:formula="of:=[.G2]+1" office:value-type="date" office:date-value="2018-11-05">
            <text:p>05</text:p>
          </table:table-cell>
          <table:table-cell table:style-name="ce191" table:formula="of:=[.H2]+1" office:value-type="date" office:date-value="2018-11-06">
            <text:p>06</text:p>
          </table:table-cell>
          <table:table-cell table:style-name="ce191" table:formula="of:=[.I2]+1" office:value-type="date" office:date-value="2018-11-07">
            <text:p>07</text:p>
          </table:table-cell>
          <table:table-cell table:style-name="ce191" table:formula="of:=[.J2]+1" office:value-type="date" office:date-value="2018-11-08">
            <text:p>08</text:p>
          </table:table-cell>
          <table:table-cell table:style-name="ce191" table:formula="of:=[.K2]+1" office:value-type="date" office:date-value="2018-11-09">
            <text:p>09</text:p>
          </table:table-cell>
          <table:table-cell table:style-name="ce191" table:formula="of:=[.L2]+1" office:value-type="date" office:date-value="2018-11-10">
            <text:p>10</text:p>
          </table:table-cell>
          <table:table-cell table:style-name="ce191" table:formula="of:=[.M2]+1" office:value-type="date" office:date-value="2018-11-11">
            <text:p>11</text:p>
          </table:table-cell>
          <table:table-cell table:style-name="ce191" table:formula="of:=[.N2]+1" office:value-type="date" office:date-value="2018-11-12">
            <text:p>12</text:p>
          </table:table-cell>
          <table:table-cell table:style-name="ce191" table:formula="of:=[.O2]+1" office:value-type="date" office:date-value="2018-11-13">
            <text:p>13</text:p>
          </table:table-cell>
          <table:table-cell table:style-name="ce191" table:formula="of:=[.P2]+1" office:value-type="date" office:date-value="2018-11-14">
            <text:p>14</text:p>
          </table:table-cell>
          <table:table-cell table:style-name="ce191" table:formula="of:=[.Q2]+1" office:value-type="date" office:date-value="2018-11-15">
            <text:p>15</text:p>
          </table:table-cell>
          <table:table-cell table:style-name="ce191" table:formula="of:=[.R2]+1" office:value-type="date" office:date-value="2018-11-16">
            <text:p>16</text:p>
          </table:table-cell>
          <table:table-cell table:style-name="ce191" table:formula="of:=[.S2]+1" office:value-type="date" office:date-value="2018-11-17">
            <text:p>17</text:p>
          </table:table-cell>
          <table:table-cell table:style-name="ce191" table:formula="of:=[.T2]+1" office:value-type="date" office:date-value="2018-11-18">
            <text:p>18</text:p>
          </table:table-cell>
          <table:table-cell table:style-name="ce191" table:formula="of:=[.U2]+1" office:value-type="date" office:date-value="2018-11-19">
            <text:p>19</text:p>
          </table:table-cell>
          <table:table-cell table:style-name="ce191" table:formula="of:=[.V2]+1" office:value-type="date" office:date-value="2018-11-20">
            <text:p>20</text:p>
          </table:table-cell>
          <table:table-cell table:style-name="ce191" table:formula="of:=[.W2]+1" office:value-type="date" office:date-value="2018-11-21">
            <text:p>21</text:p>
          </table:table-cell>
          <table:table-cell table:style-name="ce191" table:formula="of:=[.X2]+1" office:value-type="date" office:date-value="2018-11-22">
            <text:p>22</text:p>
          </table:table-cell>
          <table:table-cell table:style-name="ce191" table:formula="of:=[.Y2]+1" office:value-type="date" office:date-value="2018-11-23">
            <text:p>23</text:p>
          </table:table-cell>
          <table:table-cell table:style-name="ce191" table:formula="of:=[.Z2]+1" office:value-type="date" office:date-value="2018-11-24">
            <text:p>24</text:p>
          </table:table-cell>
          <table:table-cell table:style-name="ce191" table:formula="of:=[.AA2]+1" office:value-type="date" office:date-value="2018-11-25">
            <text:p>25</text:p>
          </table:table-cell>
          <table:table-cell table:style-name="ce191" table:formula="of:=[.AB2]+1" office:value-type="date" office:date-value="2018-11-26">
            <text:p>26</text:p>
          </table:table-cell>
          <table:table-cell table:style-name="ce191" table:formula="of:=[.AC2]+1" office:value-type="date" office:date-value="2018-11-27">
            <text:p>27</text:p>
          </table:table-cell>
          <table:table-cell table:style-name="ce191" table:formula="of:=[.AD2]+1" office:value-type="date" office:date-value="2018-11-28">
            <text:p>28</text:p>
          </table:table-cell>
          <table:table-cell table:style-name="ce191" table:formula="of:=[.AE2]+1" office:value-type="date" office:date-value="2018-11-29">
            <text:p>29</text:p>
          </table:table-cell>
          <table:table-cell table:style-name="ce191" table:formula="of:=[.AF2]+1" office:value-type="date" office:date-value="2018-11-30">
            <text:p>30</text:p>
          </table:table-cell>
          <table:table-cell table:style-name="ce191" table:formula="of:=[.AG2]+1" office:value-type="date" office:date-value="2018-12-01">
            <text:p>0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92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2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2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2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2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2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2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2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2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2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2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2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2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2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2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2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2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2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2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2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2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2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2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2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2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2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2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2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2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2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2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89" table:formula="of:=SUM([.D4:.AH4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89" table:formula="of:=SUM([.D5:.AH5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89" table:formula="of:=SUM([.D6:.AH6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89" table:formula="of:=SUM([.D7:.AH7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89" table:formula="of:=SUM([.D8:.AH8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73" office:value-type="string">
            <text:p>CuongNM</text:p>
          </table:table-cell>
          <table:table-cell table:style-name="ce189" table:formula="of:=SUM([.D9:.AH9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73" office:value-type="string">
            <text:p>DaiPD</text:p>
          </table:table-cell>
          <table:table-cell table:style-name="ce189" table:formula="of:=SUM([.D10:.AH10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73" office:value-type="string">
            <text:p>DauDQ</text:p>
          </table:table-cell>
          <table:table-cell table:style-name="ce189" table:formula="of:=SUM([.D11:.AH11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189" table:formula="of:=SUM([.D12:.AH12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189" table:formula="of:=SUM([.D13:.AH13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189" table:formula="of:=SUM([.D14:.AH14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189" table:formula="of:=SUM([.D15:.AH15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74" office:value-type="string">
            <text:p>HaTH</text:p>
          </table:table-cell>
          <table:table-cell table:style-name="ce189" table:formula="of:=SUM([.D16:.AH16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89" table:formula="of:=SUM([.D17:.AH17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89" table:formula="of:=SUM([.D18:.AH18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89" table:formula="of:=SUM([.D19:.AH19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89" table:formula="of:=SUM([.D20:.AH20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89" table:formula="of:=SUM([.D21:.AH21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89" table:formula="of:=SUM([.D22:.AH22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89" table:formula="of:=SUM([.D23:.AH23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89" table:formula="of:=SUM([.D24:.AH24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KhanhNN</text:p>
          </table:table-cell>
          <table:table-cell table:style-name="ce189" table:formula="of:=SUM([.D25:.AH25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89" table:formula="of:=SUM([.D26:.AH26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189" table:formula="of:=SUM([.D27:.AH27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189" table:formula="of:=SUM([.D28:.AH28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LocNB</text:p>
          </table:table-cell>
          <table:table-cell table:style-name="ce189" table:formula="of:=SUM([.D29:.AH29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189" table:formula="of:=SUM([.D30:.AH30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189" table:formula="of:=SUM([.D31:.AH31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89" table:formula="of:=SUM([.D32:.AH32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89" table:formula="of:=SUM([.D33:.AH33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89" table:formula="of:=SUM([.D34:.AH34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89" table:formula="of:=SUM([.D35:.AH35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89" table:formula="of:=SUM([.D36:.AH36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anPV</text:p>
          </table:table-cell>
          <table:table-cell table:style-name="ce189" table:formula="of:=SUM([.D37:.AH37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NhatNH</text:p>
          </table:table-cell>
          <table:table-cell table:style-name="ce189" table:formula="of:=SUM([.D38:.AH38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NhungLM</text:p>
          </table:table-cell>
          <table:table-cell table:style-name="ce189" table:formula="of:=SUM([.D39:.AH39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189" table:formula="of:=SUM([.D40:.AH40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189" table:formula="of:=SUM([.D41:.AH41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73" office:value-type="string">
            <text:p>PhatHDT</text:p>
          </table:table-cell>
          <table:table-cell table:style-name="ce189" table:formula="of:=SUM([.D42:.AH42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5" office:value-type="string">
            <text:p>PhongPT</text:p>
          </table:table-cell>
          <table:table-cell table:style-name="ce189" table:formula="of:=SUM([.D43:.AH43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89" table:formula="of:=SUM([.D44:.AH44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89" table:formula="of:=SUM([.D45:.AH45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89" table:formula="of:=SUM([.D46:.AH46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189" table:formula="of:=SUM([.D47:.AH47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189" table:formula="of:=SUM([.D48:.AH48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189" table:formula="of:=SUM([.D49:.AH49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89" table:formula="of:=SUM([.D50:.AH50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189" table:formula="of:=SUM([.D51:.AH51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oanBV</text:p>
          </table:table-cell>
          <table:table-cell table:style-name="ce189" table:formula="of:=SUM([.D52:.AH52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haiNHQ</text:p>
          </table:table-cell>
          <table:table-cell table:style-name="ce189" table:formula="of:=SUM([.D53:.AH53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ThamDT</text:p>
          </table:table-cell>
          <table:table-cell table:style-name="ce189" table:formula="of:=SUM([.D54:.AH54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44" office:value-type="string">
            <text:p>ThanhCH</text:p>
          </table:table-cell>
          <table:table-cell table:style-name="ce189" table:formula="of:=SUM([.D55:.AH55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3">
            <text:p>53</text:p>
          </table:table-cell>
          <table:table-cell table:style-name="ce44" office:value-type="string">
            <text:p>ThinhCT</text:p>
          </table:table-cell>
          <table:table-cell table:style-name="ce189" table:formula="of:=SUM([.D56:.AH56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4">
            <text:p>54</text:p>
          </table:table-cell>
          <table:table-cell table:style-name="ce44" office:value-type="string">
            <text:p>ThinhT</text:p>
          </table:table-cell>
          <table:table-cell table:style-name="ce189" table:formula="of:=SUM([.D57:.AH57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5">
            <text:p>55</text:p>
          </table:table-cell>
          <table:table-cell table:style-name="ce44" office:value-type="string">
            <text:p>ThuyLTT</text:p>
          </table:table-cell>
          <table:table-cell table:style-name="ce189" table:formula="of:=SUM([.D58:.AH58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6">
            <text:p>56</text:p>
          </table:table-cell>
          <table:table-cell table:style-name="ce44" office:value-type="string">
            <text:p>ThuyNTX</text:p>
          </table:table-cell>
          <table:table-cell table:style-name="ce189" table:formula="of:=SUM([.D59:.AH59])" office:value-type="float" office:value="3">
            <text:p>3</text:p>
          </table:table-cell>
          <table:table-cell table:style-name="ce193" table:number-columns-repeated="4"/>
          <table:table-cell table:style-name="ce193" office:value-type="float" office:value="1">
            <office:annotation draw:style-name="gr4" draw:text-style-name="P1" svg:width="1.1413in" svg:height="0.3902in" svg:x="4.472in" svg:y="13.7441in" draw:caption-point-x="-0.2402in" draw:caption-point-y="0.5965in">
              <dc:date>2018-09-25T00:00:00</dc:date>
              <text:p text:style-name="P1"><text:span text:style-name="T1">Đi du lịch Thái Lan</text:span></text:p>
            </office:annotation>
            <text:p>1</text:p>
          </table:table-cell>
          <table:table-cell table:style-name="ce193" office:value-type="float" office:value="1">
            <office:annotation draw:style-name="gr4" draw:text-style-name="P1" svg:width="1.1413in" svg:height="0.3902in" svg:x="4.9287in" svg:y="13.7441in" draw:caption-point-x="-0.2402in" draw:caption-point-y="0.5965in">
              <dc:date>2018-09-25T00:00:00</dc:date>
              <text:p text:style-name="P1"><text:span text:style-name="T1">Đi du lịch Thái Lan</text:span></text:p>
            </office:annotation>
            <text:p>1</text:p>
          </table:table-cell>
          <table:table-cell table:style-name="ce193" office:value-type="float" office:value="1">
            <office:annotation draw:style-name="gr4" draw:text-style-name="P1" svg:width="1.1413in" svg:height="0.3902in" svg:x="5.3854in" svg:y="13.7441in" draw:caption-point-x="-0.2402in" draw:caption-point-y="0.5965in">
              <dc:date>2018-09-25T00:00:00</dc:date>
              <text:p text:style-name="P1"><text:span text:style-name="T1">Đi du lịch Thái Lan</text:span></text:p>
            </office:annotation>
            <text:p>1</text:p>
          </table:table-cell>
          <table:table-cell table:style-name="ce193" table:number-columns-repeated="24"/>
          <table:table-cell table:style-name="ce43" table:number-columns-repeated="952"/>
        </table:table-row>
        <table:table-row table:style-name="ro6">
          <table:table-cell table:style-name="ce71" office:value-type="float" office:value="57">
            <text:p>57</text:p>
          </table:table-cell>
          <table:table-cell table:style-name="ce44" office:value-type="string">
            <text:p>ThuyenTTN</text:p>
          </table:table-cell>
          <table:table-cell table:style-name="ce189" table:formula="of:=SUM([.D60:.AH60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8">
            <text:p>58</text:p>
          </table:table-cell>
          <table:table-cell table:style-name="ce44" office:value-type="string">
            <text:p>VinhP</text:p>
          </table:table-cell>
          <table:table-cell table:style-name="ce189" table:formula="of:=SUM([.D61:.AH61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1"/>
          <table:table-cell/>
        </table:table-row>
        <table:table-row table:style-name="ro6">
          <table:table-cell table:style-name="ce71" office:value-type="float" office:value="59">
            <text:p>59</text:p>
          </table:table-cell>
          <table:table-cell table:style-name="ce44" office:value-type="string">
            <text:p>ViTHT</text:p>
          </table:table-cell>
          <table:table-cell table:style-name="ce189" table:formula="of:=SUM([.D62:.AH62])" office:value-type="float" office:value="0">
            <text:p>0</text:p>
          </table:table-cell>
          <table:table-cell table:style-name="ce193" table:number-columns-repeated="31"/>
          <table:table-cell table:style-name="ce43" table:number-columns-repeated="951"/>
          <table:table-cell/>
        </table:table-row>
        <table:table-row table:style-name="ro2" table:number-rows-repeated="65342">
          <table:table-cell table:style-name="ce43" table:number-columns-repeated="3"/>
          <table:table-cell table:style-name="ce194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94"/>
          <table:table-cell table:number-columns-repeated="27"/>
          <table:table-cell table:style-name="ce194" table:number-columns-repeated="3"/>
          <table:table-cell table:style-name="ce43" table:number-columns-repeated="952"/>
        </table:table-row>
        <table:table-row table:style-name="ro2" table:number-rows-repeated="983122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206"/>
        <table:table-column table:style-name="co26" table:number-columns-repeated="7" table:default-cell-style-name="ce206"/>
        <table:table-column table:style-name="co25" table:number-columns-repeated="16" table:default-cell-style-name="ce206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201" table:number-columns-repeated="8"/>
          <table:table-cell table:style-name="ce207" office:value-type="string" table:number-columns-spanned="2" table:number-rows-spanned="1">
            <text:p>Month</text:p>
          </table:table-cell>
          <table:covered-table-cell table:style-name="ce208"/>
          <table:table-cell table:style-name="ce209" table:content-validation-name="val1" office:value-type="float" office:value="12" table:number-columns-spanned="2" table:number-rows-spanned="1">
            <text:p>12</text:p>
          </table:table-cell>
          <table:covered-table-cell table:style-name="ce208"/>
          <table:table-cell table:style-name="ce207" office:value-type="string" table:number-columns-spanned="2" table:number-rows-spanned="1">
            <text:p>Year</text:p>
          </table:table-cell>
          <table:covered-table-cell table:style-name="ce208"/>
          <table:table-cell table:style-name="ce207" office:value-type="float" office:value="2018" table:number-columns-spanned="2" table:number-rows-spanned="1">
            <text:p>2018</text:p>
          </table:table-cell>
          <table:covered-table-cell table:style-name="ce210"/>
          <table:table-cell table:style-name="ce201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202" table:formula="of:=DATE([.$R$1];[.N1];1)" office:value-type="date" office:date-value="2018-12-01">
            <text:p>01</text:p>
          </table:table-cell>
          <table:table-cell table:style-name="ce202" table:formula="of:=[.D2]+1" office:value-type="date" office:date-value="2018-12-02">
            <text:p>02</text:p>
          </table:table-cell>
          <table:table-cell table:style-name="ce202" table:formula="of:=[.E2]+1" office:value-type="date" office:date-value="2018-12-03">
            <text:p>03</text:p>
          </table:table-cell>
          <table:table-cell table:style-name="ce202" table:formula="of:=[.F2]+1" office:value-type="date" office:date-value="2018-12-04">
            <text:p>04</text:p>
          </table:table-cell>
          <table:table-cell table:style-name="ce202" table:formula="of:=[.G2]+1" office:value-type="date" office:date-value="2018-12-05">
            <text:p>05</text:p>
          </table:table-cell>
          <table:table-cell table:style-name="ce202" table:formula="of:=[.H2]+1" office:value-type="date" office:date-value="2018-12-06">
            <text:p>06</text:p>
          </table:table-cell>
          <table:table-cell table:style-name="ce202" table:formula="of:=[.I2]+1" office:value-type="date" office:date-value="2018-12-07">
            <text:p>07</text:p>
          </table:table-cell>
          <table:table-cell table:style-name="ce202" table:formula="of:=[.J2]+1" office:value-type="date" office:date-value="2018-12-08">
            <text:p>08</text:p>
          </table:table-cell>
          <table:table-cell table:style-name="ce202" table:formula="of:=[.K2]+1" office:value-type="date" office:date-value="2018-12-09">
            <text:p>09</text:p>
          </table:table-cell>
          <table:table-cell table:style-name="ce202" table:formula="of:=[.L2]+1" office:value-type="date" office:date-value="2018-12-10">
            <text:p>10</text:p>
          </table:table-cell>
          <table:table-cell table:style-name="ce202" table:formula="of:=[.M2]+1" office:value-type="date" office:date-value="2018-12-11">
            <text:p>11</text:p>
          </table:table-cell>
          <table:table-cell table:style-name="ce202" table:formula="of:=[.N2]+1" office:value-type="date" office:date-value="2018-12-12">
            <text:p>12</text:p>
          </table:table-cell>
          <table:table-cell table:style-name="ce202" table:formula="of:=[.O2]+1" office:value-type="date" office:date-value="2018-12-13">
            <text:p>13</text:p>
          </table:table-cell>
          <table:table-cell table:style-name="ce202" table:formula="of:=[.P2]+1" office:value-type="date" office:date-value="2018-12-14">
            <text:p>14</text:p>
          </table:table-cell>
          <table:table-cell table:style-name="ce202" table:formula="of:=[.Q2]+1" office:value-type="date" office:date-value="2018-12-15">
            <text:p>15</text:p>
          </table:table-cell>
          <table:table-cell table:style-name="ce202" table:formula="of:=[.R2]+1" office:value-type="date" office:date-value="2018-12-16">
            <text:p>16</text:p>
          </table:table-cell>
          <table:table-cell table:style-name="ce202" table:formula="of:=[.S2]+1" office:value-type="date" office:date-value="2018-12-17">
            <text:p>17</text:p>
          </table:table-cell>
          <table:table-cell table:style-name="ce202" table:formula="of:=[.T2]+1" office:value-type="date" office:date-value="2018-12-18">
            <text:p>18</text:p>
          </table:table-cell>
          <table:table-cell table:style-name="ce202" table:formula="of:=[.U2]+1" office:value-type="date" office:date-value="2018-12-19">
            <text:p>19</text:p>
          </table:table-cell>
          <table:table-cell table:style-name="ce202" table:formula="of:=[.V2]+1" office:value-type="date" office:date-value="2018-12-20">
            <text:p>20</text:p>
          </table:table-cell>
          <table:table-cell table:style-name="ce202" table:formula="of:=[.W2]+1" office:value-type="date" office:date-value="2018-12-21">
            <text:p>21</text:p>
          </table:table-cell>
          <table:table-cell table:style-name="ce202" table:formula="of:=[.X2]+1" office:value-type="date" office:date-value="2018-12-22">
            <text:p>22</text:p>
          </table:table-cell>
          <table:table-cell table:style-name="ce202" table:formula="of:=[.Y2]+1" office:value-type="date" office:date-value="2018-12-23">
            <text:p>23</text:p>
          </table:table-cell>
          <table:table-cell table:style-name="ce202" table:formula="of:=[.Z2]+1" office:value-type="date" office:date-value="2018-12-24">
            <text:p>24</text:p>
          </table:table-cell>
          <table:table-cell table:style-name="ce202" table:formula="of:=[.AA2]+1" office:value-type="date" office:date-value="2018-12-25">
            <text:p>25</text:p>
          </table:table-cell>
          <table:table-cell table:style-name="ce202" table:formula="of:=[.AB2]+1" office:value-type="date" office:date-value="2018-12-26">
            <text:p>26</text:p>
          </table:table-cell>
          <table:table-cell table:style-name="ce202" table:formula="of:=[.AC2]+1" office:value-type="date" office:date-value="2018-12-27">
            <text:p>27</text:p>
          </table:table-cell>
          <table:table-cell table:style-name="ce202" table:formula="of:=[.AD2]+1" office:value-type="date" office:date-value="2018-12-28">
            <text:p>28</text:p>
          </table:table-cell>
          <table:table-cell table:style-name="ce202" table:formula="of:=[.AE2]+1" office:value-type="date" office:date-value="2018-12-29">
            <text:p>29</text:p>
          </table:table-cell>
          <table:table-cell table:style-name="ce202" table:formula="of:=[.AF2]+1" office:value-type="date" office:date-value="2018-12-30">
            <text:p>30</text:p>
          </table:table-cell>
          <table:table-cell table:style-name="ce202" table:formula="of:=[.AG2]+1" office:value-type="date" office:date-value="2018-12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203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3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3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3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3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3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3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3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3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3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3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3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3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3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3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3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3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3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3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3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3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3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3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3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3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3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3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3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3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3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3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200" table:formula="of:=SUM([.D4:.AH4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200" table:formula="of:=SUM([.D5:.AH5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200" table:formula="of:=SUM([.D6:.AH6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200" table:formula="of:=SUM([.D7:.AH7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200" table:formula="of:=SUM([.D8:.AH8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73" office:value-type="string">
            <text:p>CuongNM</text:p>
          </table:table-cell>
          <table:table-cell table:style-name="ce200" table:formula="of:=SUM([.D9:.AH9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73" office:value-type="string">
            <text:p>DaiPD</text:p>
          </table:table-cell>
          <table:table-cell table:style-name="ce200" table:formula="of:=SUM([.D10:.AH10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73" office:value-type="string">
            <text:p>DauDQ</text:p>
          </table:table-cell>
          <table:table-cell table:style-name="ce200" table:formula="of:=SUM([.D11:.AH11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200" table:formula="of:=SUM([.D12:.AH12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200" table:formula="of:=SUM([.D13:.AH13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200" table:formula="of:=SUM([.D14:.AH14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200" table:formula="of:=SUM([.D15:.AH15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74" office:value-type="string">
            <text:p>HaTH</text:p>
          </table:table-cell>
          <table:table-cell table:style-name="ce200" table:formula="of:=SUM([.D16:.AH16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200" table:formula="of:=SUM([.D17:.AH17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200" table:formula="of:=SUM([.D18:.AH18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200" table:formula="of:=SUM([.D19:.AH19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200" table:formula="of:=SUM([.D20:.AH20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200" table:formula="of:=SUM([.D21:.AH21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200" table:formula="of:=SUM([.D22:.AH22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200" table:formula="of:=SUM([.D23:.AH23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200" table:formula="of:=SUM([.D24:.AH24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200" table:formula="of:=SUM([.D25:.AH25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hanhNN</text:p>
          </table:table-cell>
          <table:table-cell table:style-name="ce200" table:formula="of:=SUM([.D26:.AH26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200" table:formula="of:=SUM([.D27:.AH27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200" table:formula="of:=SUM([.D28:.AH28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LocNB</text:p>
          </table:table-cell>
          <table:table-cell table:style-name="ce200" table:formula="of:=SUM([.D29:.AH29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200" table:formula="of:=SUM([.D30:.AH30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200" table:formula="of:=SUM([.D31:.AH31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200" table:formula="of:=SUM([.D32:.AH32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200" table:formula="of:=SUM([.D33:.AH33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200" table:formula="of:=SUM([.D34:.AH34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200" table:formula="of:=SUM([.D35:.AH35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200" table:formula="of:=SUM([.D36:.AH36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anPV</text:p>
          </table:table-cell>
          <table:table-cell table:style-name="ce200" table:formula="of:=SUM([.D37:.AH37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NhatNH</text:p>
          </table:table-cell>
          <table:table-cell table:style-name="ce200" table:formula="of:=SUM([.D38:.AH38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NhungLM</text:p>
          </table:table-cell>
          <table:table-cell table:style-name="ce200" table:formula="of:=SUM([.D39:.AH39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200" table:formula="of:=SUM([.D40:.AH40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200" table:formula="of:=SUM([.D41:.AH41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73" office:value-type="string">
            <text:p>PhatHDT</text:p>
          </table:table-cell>
          <table:table-cell table:style-name="ce200" table:formula="of:=SUM([.D42:.AH42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5" office:value-type="string">
            <text:p>PhongPT</text:p>
          </table:table-cell>
          <table:table-cell table:style-name="ce200" table:formula="of:=SUM([.D43:.AH43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200" table:formula="of:=SUM([.D44:.AH44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200" table:formula="of:=SUM([.D45:.AH45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200" table:formula="of:=SUM([.D46:.AH46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200" table:formula="of:=SUM([.D47:.AH47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200" table:formula="of:=SUM([.D48:.AH48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200" table:formula="of:=SUM([.D49:.AH49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200" table:formula="of:=SUM([.D50:.AH50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200" table:formula="of:=SUM([.D51:.AH51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oanBV</text:p>
          </table:table-cell>
          <table:table-cell table:style-name="ce200" table:formula="of:=SUM([.D52:.AH52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haiNHQ</text:p>
          </table:table-cell>
          <table:table-cell table:style-name="ce200" table:formula="of:=SUM([.D53:.AH53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ThamDT</text:p>
          </table:table-cell>
          <table:table-cell table:style-name="ce200" table:formula="of:=SUM([.D54:.AH54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44" office:value-type="string">
            <text:p>ThanhCH</text:p>
          </table:table-cell>
          <table:table-cell table:style-name="ce200" table:formula="of:=SUM([.D55:.AH55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3">
            <text:p>53</text:p>
          </table:table-cell>
          <table:table-cell table:style-name="ce44" office:value-type="string">
            <text:p>ThinhCT</text:p>
          </table:table-cell>
          <table:table-cell table:style-name="ce200" table:formula="of:=SUM([.D56:.AH56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4">
            <text:p>54</text:p>
          </table:table-cell>
          <table:table-cell table:style-name="ce44" office:value-type="string">
            <text:p>ThinhT</text:p>
          </table:table-cell>
          <table:table-cell table:style-name="ce200" table:formula="of:=SUM([.D57:.AH57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5">
            <text:p>55</text:p>
          </table:table-cell>
          <table:table-cell table:style-name="ce44" office:value-type="string">
            <text:p>ThuyLTT</text:p>
          </table:table-cell>
          <table:table-cell table:style-name="ce200" table:formula="of:=SUM([.D58:.AH58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6">
            <text:p>56</text:p>
          </table:table-cell>
          <table:table-cell table:style-name="ce44" office:value-type="string">
            <text:p>ThuyNTX</text:p>
          </table:table-cell>
          <table:table-cell table:style-name="ce200" table:formula="of:=SUM([.D59:.AH59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7">
            <text:p>57</text:p>
          </table:table-cell>
          <table:table-cell table:style-name="ce44" office:value-type="string">
            <text:p>ThuyenTTN</text:p>
          </table:table-cell>
          <table:table-cell table:style-name="ce200" table:formula="of:=SUM([.D60:.AH60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8">
            <text:p>58</text:p>
          </table:table-cell>
          <table:table-cell table:style-name="ce44" office:value-type="string">
            <text:p>VinhP</text:p>
          </table:table-cell>
          <table:table-cell table:style-name="ce200" table:formula="of:=SUM([.D61:.AH61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1"/>
          <table:table-cell/>
        </table:table-row>
        <table:table-row table:style-name="ro6">
          <table:table-cell table:style-name="ce71" office:value-type="float" office:value="59">
            <text:p>59</text:p>
          </table:table-cell>
          <table:table-cell table:style-name="ce44" office:value-type="string">
            <text:p>ViTHT</text:p>
          </table:table-cell>
          <table:table-cell table:style-name="ce200" table:formula="of:=SUM([.D62:.AH62])" office:value-type="float" office:value="0">
            <text:p>0</text:p>
          </table:table-cell>
          <table:table-cell table:style-name="ce204" table:number-columns-repeated="31"/>
          <table:table-cell table:style-name="ce43" table:number-columns-repeated="951"/>
          <table:table-cell/>
        </table:table-row>
        <table:table-row table:style-name="ro2" table:number-rows-repeated="65339">
          <table:table-cell table:style-name="ce43" table:number-columns-repeated="3"/>
          <table:table-cell table:style-name="ce205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205"/>
          <table:table-cell table:number-columns-repeated="27"/>
          <table:table-cell table:style-name="ce205" table:number-columns-repeated="3"/>
          <table:table-cell table:style-name="ce43" table:number-columns-repeated="952"/>
        </table:table-row>
        <table:table-row table:style-name="ro2" table:number-rows-repeated="983125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8.A9:Tong_Hop_Ngay_Nghi_2018.O66" table:display-filter-buttons="true"/>
        <table:database-range table:name="__Anonymous_Sheet_DB__2" table:target-range-address="Tong_Hop_Ngay_Nghi_2018.A6:Tong_Hop_Ngay_Nghi_2018.O6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789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789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78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10/09/2018</text:date>, <text:time>14:4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8-10-09">10/09/2018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1213</meta:editing-cycles>
    <meta:editing-duration>P32DT23H22M33S</meta:editing-duration>
    <meta:generator>OpenOffice/4.1.2$Win32 OpenOffice.org_project/412m3$Build-9782</meta:generator>
    <dc:date>2018-10-09T14:45:38.38</dc:date>
    <meta:print-date>2018-01-05T11:35:11.94</meta:print-date>
    <meta:document-statistic meta:table-count="15" meta:cell-count="12889" meta:object-count="0"/>
    <meta:user-defined meta:name="Info 1"/>
    <meta:user-defined meta:name="Info 2"/>
    <meta:user-defined meta:name="Info 3"/>
    <meta:user-defined meta:name="Info 4"/>
  </office:meta>
</office:document-meta>
</file>